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6437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1.9673in"/>
    </style:style>
    <style:style style:name="co8" style:family="table-column">
      <style:table-column-properties fo:break-before="auto" style:column-width="4.0244in"/>
    </style:style>
    <style:style style:name="co9" style:family="table-column">
      <style:table-column-properties fo:break-before="auto" style:column-width="3.2016in"/>
    </style:style>
    <style:style style:name="co10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8236in"/>
    </style:style>
    <style:style style:name="co92" style:family="table-column">
      <style:table-column-properties fo:break-before="auto" style:column-width="1.4402in"/>
    </style:style>
    <style:style style:name="co93" style:family="table-column">
      <style:table-column-properties fo:break-before="auto" style:column-width="1.5689in"/>
    </style:style>
    <style:style style:name="co94" style:family="table-column">
      <style:table-column-properties fo:break-before="auto" style:column-width="0.6181in"/>
    </style:style>
    <style:style style:name="co95" style:family="table-column">
      <style:table-column-properties fo:break-before="auto" style:column-width="1.5953in"/>
    </style:style>
    <style:style style:name="co96" style:family="table-column">
      <style:table-column-properties fo:break-before="auto" style:column-width="0.7335in"/>
    </style:style>
    <style:style style:name="co97" style:family="table-column">
      <style:table-column-properties fo:break-before="auto" style:column-width="1.428in"/>
    </style:style>
    <style:style style:name="co98" style:family="table-column">
      <style:table-column-properties fo:break-before="auto" style:column-width="1.852in"/>
    </style:style>
    <style:style style:name="co99" style:family="table-column">
      <style:table-column-properties fo:break-before="auto" style:column-width="1.4917in"/>
    </style:style>
    <style:style style:name="co49" style:family="table-column">
      <style:table-column-properties fo:break-before="auto" style:column-width="0.2602in"/>
    </style:style>
    <style:style style:name="co50" style:family="table-column">
      <style:table-column-properties fo:break-before="auto" style:column-width="0.3335in"/>
    </style:style>
    <style:style style:name="co51" style:family="table-column">
      <style:table-column-properties fo:break-before="auto" style:column-width="1.3437in"/>
    </style:style>
    <style:style style:name="co53" style:family="table-column">
      <style:table-column-properties fo:break-before="auto" style:column-width="0.302in"/>
    </style:style>
    <style:style style:name="co54" style:family="table-column">
      <style:table-column-properties fo:break-before="auto" style:column-width="0.3228in"/>
    </style:style>
    <style:style style:name="co55" style:family="table-column">
      <style:table-column-properties fo:break-before="auto" style:column-width="0.3957in"/>
    </style:style>
    <style:style style:name="co57" style:family="table-column">
      <style:table-column-properties fo:break-before="auto" style:column-width="0.448in"/>
    </style:style>
    <style:style style:name="co52" style:family="table-column">
      <style:table-column-properties fo:break-before="auto" style:column-width="1.3646in"/>
    </style:style>
    <style:style style:name="co58" style:family="table-column">
      <style:table-column-properties fo:break-before="auto" style:column-width="0.3646in"/>
    </style:style>
    <style:style style:name="co59" style:family="table-column">
      <style:table-column-properties fo:break-before="auto" style:column-width="0.3752in"/>
    </style:style>
    <style:style style:name="co60" style:family="table-column">
      <style:table-column-properties fo:break-before="auto" style:column-width="0.6252in"/>
    </style:style>
    <style:style style:name="co56" style:family="table-column">
      <style:table-column-properties fo:break-before="auto" style:column-width="0.6665in"/>
    </style:style>
    <style:style style:name="co61" style:family="table-column">
      <style:table-column-properties fo:break-before="auto" style:column-width="1.25in"/>
    </style:style>
    <style:style style:name="co62" style:family="table-column">
      <style:table-column-properties fo:break-before="auto" style:column-width="1.5047in"/>
    </style:style>
    <style:style style:name="co63" style:family="table-column">
      <style:table-column-properties fo:break-before="auto" style:column-width="0.4063in"/>
    </style:style>
    <style:style style:name="co64" style:family="table-column">
      <style:table-column-properties fo:break-before="auto" style:column-width="0.3854in"/>
    </style:style>
    <style:style style:name="co65" style:family="table-column">
      <style:table-column-properties fo:break-before="auto" style:column-width="0.3126in"/>
    </style:style>
    <style:style style:name="co38" style:family="table-column">
      <style:table-column-properties fo:break-before="auto" style:column-width="1.9402in"/>
    </style:style>
    <style:style style:name="co39" style:family="table-column">
      <style:table-column-properties fo:break-before="auto" style:column-width="1.0626in"/>
    </style:style>
    <style:style style:name="co40" style:family="table-column">
      <style:table-column-properties fo:break-before="auto" style:column-width="1.2602in"/>
    </style:style>
    <style:style style:name="co41" style:family="table-column">
      <style:table-column-properties fo:break-before="auto" style:column-width="1.1453in"/>
    </style:style>
    <style:style style:name="co42" style:family="table-column">
      <style:table-column-properties fo:break-before="auto" style:column-width="1.0547in"/>
    </style:style>
    <style:style style:name="co43" style:family="table-column">
      <style:table-column-properties fo:break-before="auto" style:column-width="1.4661in"/>
    </style:style>
    <style:style style:name="co44" style:family="table-column">
      <style:table-column-properties fo:break-before="auto" style:column-width="0.6563in"/>
    </style:style>
    <style:style style:name="co45" style:family="table-column">
      <style:table-column-properties fo:break-before="auto" style:column-width="0.5925in"/>
    </style:style>
    <style:style style:name="co46" style:family="table-column">
      <style:table-column-properties fo:break-before="auto" style:column-width="0.6035in"/>
    </style:style>
    <style:style style:name="co47" style:family="table-column">
      <style:table-column-properties fo:break-before="auto" style:column-width="0.6953in"/>
    </style:style>
    <style:style style:name="co48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1.0681in"/>
    </style:style>
    <style:style style:name="co67" style:family="table-column">
      <style:table-column-properties fo:break-before="auto" style:column-width="0.3992in"/>
    </style:style>
    <style:style style:name="co68" style:family="table-column">
      <style:table-column-properties fo:break-before="auto" style:column-width="0.8882in"/>
    </style:style>
    <style:style style:name="co69" style:family="table-column">
      <style:table-column-properties fo:break-before="auto" style:column-width="1.1319in"/>
    </style:style>
    <style:style style:name="co70" style:family="table-column">
      <style:table-column-properties fo:break-before="auto" style:column-width="0.798in"/>
    </style:style>
    <style:style style:name="co71" style:family="table-column">
      <style:table-column-properties fo:break-before="auto" style:column-width="0.9138in"/>
    </style:style>
    <style:style style:name="co72" style:family="table-column">
      <style:table-column-properties fo:break-before="auto" style:column-width="0.5791in"/>
    </style:style>
    <style:style style:name="co73" style:family="table-column">
      <style:table-column-properties fo:break-before="auto" style:column-width="1.2862in"/>
    </style:style>
    <style:style style:name="co74" style:family="table-column">
      <style:table-column-properties fo:break-before="auto" style:column-width="1.1063in"/>
    </style:style>
    <style:style style:name="co75" style:family="table-column">
      <style:table-column-properties fo:break-before="auto" style:column-width="0.4382in"/>
    </style:style>
    <style:style style:name="co76" style:family="table-column">
      <style:table-column-properties fo:break-before="auto" style:column-width="1.2346in"/>
    </style:style>
    <style:style style:name="co77" style:family="table-column">
      <style:table-column-properties fo:break-before="auto" style:column-width="1.0425in"/>
    </style:style>
    <style:style style:name="co78" style:family="table-column">
      <style:table-column-properties fo:break-before="auto" style:column-width="0.6307in"/>
    </style:style>
    <style:style style:name="co79" style:family="table-column">
      <style:table-column-properties fo:break-before="auto" style:column-width="0.8437in"/>
    </style:style>
    <style:style style:name="co80" style:family="table-column">
      <style:table-column-properties fo:break-before="auto" style:column-width="0.4791in"/>
    </style:style>
    <style:style style:name="co81" style:family="table-column">
      <style:table-column-properties fo:break-before="auto" style:column-width="0.3437in"/>
    </style:style>
    <style:style style:name="co82" style:family="table-column">
      <style:table-column-properties fo:break-before="auto" style:column-width="0.9063in"/>
    </style:style>
    <style:style style:name="co83" style:family="table-column">
      <style:table-column-properties fo:break-before="auto" style:column-width="0.5138in"/>
    </style:style>
    <style:style style:name="co84" style:family="table-column">
      <style:table-column-properties fo:break-before="auto" style:column-width="0.5102in"/>
    </style:style>
    <style:style style:name="co85" style:family="table-column">
      <style:table-column-properties fo:break-before="auto" style:column-width="1.2335in"/>
    </style:style>
    <style:style style:name="co86" style:family="table-column">
      <style:table-column-properties fo:break-before="auto" style:column-width="0.8in"/>
    </style:style>
    <style:style style:name="co87" style:family="table-column">
      <style:table-column-properties fo:break-before="auto" style:column-width="0.789in"/>
    </style:style>
    <style:style style:name="ro1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827in" fo:break-before="auto" style:use-optimal-row-height="true"/>
    </style:style>
    <style:style style:name="ro11" style:family="table-row">
      <style:table-row-properties style:row-height="0.32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0000"/>
    </style:style>
    <style:style style:name="ce65" style:family="table-cell" style:parent-style-name="Default" style:data-style-name="N0">
      <style:text-properties fo:color="#000000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0">
      <style:text-properties fo:color="#000000"/>
      <style:map style:condition="cell-content()&lt;0" style:apply-style-name="cf4" style:base-cell-address="powers.A1"/>
    </style:style>
    <style:style style:name="ce87" style:family="table-cell" style:parent-style-name="Default" style:data-style-name="N136">
      <style:text-properties fo:color="#000000"/>
    </style:style>
    <style:style style:name="ce90" style:family="table-cell" style:parent-style-name="Default" style:data-style-name="N136">
      <style:table-cell-properties fo:border="none"/>
      <style:text-properties fo:color="#000000"/>
    </style:style>
    <style:style style:name="ce91" style:family="table-cell" style:parent-style-name="Default">
      <style:text-properties fo:color="#000000"/>
    </style:style>
    <style:style style:name="ce93" style:family="table-cell" style:parent-style-name="Default" style:data-style-name="N0">
      <style:text-properties fo:color="#000000"/>
    </style:style>
    <style:style style:name="ce94" style:family="table-cell" style:parent-style-name="Default" style:data-style-name="N0">
      <style:table-cell-properties fo:border="none"/>
      <style:text-properties fo:color="#000000"/>
    </style:style>
    <style:style style:name="ce95" style:family="table-cell" style:parent-style-name="Default">
      <style:text-properties fo:color="#000000" fo:font-weight="bold" style:font-weight-asian="bold" style:font-weight-complex="bold"/>
    </style:style>
    <style:style style:name="ce96" style:family="table-cell" style:parent-style-name="Default" style:data-style-name="N0">
      <style:text-properties fo:color="#000000" fo:font-weight="bold" style:font-weight-asian="bold" style:font-weight-complex="bold"/>
    </style:style>
    <style:style style:name="ce97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style:vertical-align="automatic"/>
    </style:style>
    <style:style style:name="ce69" style:family="table-cell" style:parent-style-name="Default" style:data-style-name="N0">
      <style:table-cell-properties fo:background-color="#aecf00"/>
    </style:style>
    <style:style style:name="ce70" style:family="table-cell" style:parent-style-name="Default" style:data-style-name="N0">
      <style:table-cell-properties fo:background-color="#ffff66"/>
    </style:style>
    <style:style style:name="ce71" style:family="table-cell" style:parent-style-name="Default" style:data-style-name="N0">
      <style:table-cell-properties fo:background-color="#9999ff"/>
    </style:style>
    <style:style style:name="ce7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map style:condition="cell-content()=#ref!" style:apply-style-name="cf3" style:base-cell-address="traditions.G3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74" style:family="table-cell" style:parent-style-name="Default">
      <style:table-cell-properties fo:background-color="#aecf00"/>
    </style:style>
    <style:style style:name="ce75" style:family="table-cell" style:parent-style-name="Default" style:data-style-name="N0">
      <style:table-cell-properties fo:background-color="#99cc00"/>
    </style:style>
    <style:style style:name="ce76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map style:condition="cell-content()=#ref!" style:apply-style-name="cf1" style:base-cell-address="traditions.P13"/>
      <style:map style:condition="cell-content()=#ref!" style:apply-style-name="cf5" style:base-cell-address="traditions.P13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  <style:map style:condition="cell-content()=#ref!" style:apply-style-name="cf3" style:base-cell-address="traditions.T5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81" style:family="table-cell" style:parent-style-name="Default" style:data-style-name="N0">
      <style:table-cell-properties fo:background-color="transparent" style:vertical-align="automatic"/>
    </style:style>
    <style:style style:name="ce8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0">
      <style:text-properties fo:font-style="normal" style:font-style-asian="normal" style:font-style-complex="normal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C$27]" style:apply-style-name="cf3" style:base-cell-address="careers.A3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B$27]" style:apply-style-name="cf3" style:base-cell-address="careers.B3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B$27]" style:apply-style-name="cf1" style:base-cell-address="careers.B41"/>
      <style:map style:condition="cell-content()=[.B$28]" style:apply-style-name="cf5" style:base-cell-address="careers.B41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careers.Z58"/>
      <style:map style:condition="cell-content()=[.$AB58]" style:apply-style-name="cf5" style:base-cell-address="careers.Z58"/>
      <style:map style:condition="cell-content()=[.$AC58]" style:apply-style-name="cf6" style:base-cell-address="careers.Z58"/>
    </style:style>
    <style:style style:name="ce49" style:family="table-cell" style:parent-style-name="Comma" style:data-style-name="N12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careers.Z58"/>
      <style:map style:condition="cell-content()=[.$AB58]" style:apply-style-name="cf5" style:base-cell-address="careers.Z58"/>
      <style:map style:condition="cell-content()=[.$AC58]" style:apply-style-name="cf6" style:base-cell-address="careers.Z58"/>
    </style:style>
    <style:style style:name="ce51" style:family="table-cell" style:parent-style-name="Comma" style:data-style-name="N12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AA58]" style:apply-style-name="cf1" style:base-cell-address="careers.Z58"/>
      <style:map style:condition="cell-content()=[.$AB58]" style:apply-style-name="cf5" style:base-cell-address="careers.Z58"/>
      <style:map style:condition="cell-content()=[.$AC58]" style:apply-style-name="cf6" style:base-cell-address="careers.Z58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ackground-color="#ccffcc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ackground-color="#ff99cc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">
      <style:table-cell-properties fo:background-color="#83caff"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ackground-color="#ffff99" style:text-align-source="fix" style:repeat-content="false" fo:wrap-option="wrap" style:vertical-align="automatic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08in solid #000000" fo:wrap-option="no-wrap" fo:border-left="none" fo:border-right="none" style:rotation-angle="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  <style:map style:condition="cell-content()=[.$C$27]" style:apply-style-name="cf3" style:base-cell-address="careers.A3"/>
    </style:style>
    <style:style style:name="ce60" style:family="table-cell" style:parent-style-name="Default" style:data-style-name="N0">
      <style:table-cell-properties fo:background-color="#9999ff"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fd320"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  <style:map style:condition="cell-content()=[.$B$27]" style:apply-style-name="cf3" style:base-cell-address="careers.B3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  <style:map style:condition="cell-content()=[.B$27]" style:apply-style-name="cf1" style:base-cell-address="careers.B41"/>
      <style:map style:condition="cell-content()=[.B$28]" style:apply-style-name="cf5" style:base-cell-address="careers.B41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transparent"/>
      <style:map style:condition="cell-content()&lt;[.$D2]" style:apply-style-name="Untitled6" style:base-cell-address="'second child'.F2"/>
      <style:map style:condition="cell-content()&gt;[.$D2]" style:apply-style-name="Untitled7" style:base-cell-address="'second child'.F2"/>
    </style:style>
    <style:style style:name="ce92" style:family="table-cell" style:parent-style-name="Default" style:data-style-name="N0">
      <style:map style:condition="cell-content()&lt;[.$C2:.$C65]" style:apply-style-name="Untitled3" style:base-cell-address="'second child'.G2"/>
      <style:map style:condition="cell-content()&gt;[.$C2:.$C65]" style:apply-style-name="Untitled4" style:base-cell-address="'second child'.G2"/>
    </style:style>
    <style:style style:name="ce99" style:family="table-cell" style:parent-style-name="Default" style:data-style-name="N0">
      <style:map style:condition="cell-content()&lt;'C':'C'" style:apply-style-name="Untitled1" style:base-cell-address="'second child'.K2"/>
      <style:map style:condition="cell-content()&gt;'C':'C'" style:apply-style-name="Untitled2" style:base-cell-address="'second child'.K2"/>
    </style:style>
    <style:style style:name="ce100" style:family="table-cell" style:parent-style-name="Default">
      <style:table-cell-properties fo:border-bottom="0.0008in solid #000000" fo:background-color="#ffff99" fo:wrap-option="no-wrap" fo:border-left="none" fo:border-right="none" style:rotation-angle="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map style:condition="cell-content()&lt;0" style:apply-style-name="cf4" style:base-cell-address="powers.A1"/>
    </style:style>
    <style:style style:name="ce102" style:family="table-cell" style:parent-style-name="Default">
      <style:map style:condition="cell-content()&lt;'C':'C'" style:apply-style-name="Untitled1" style:base-cell-address="'second child'.CE2"/>
      <style:map style:condition="cell-content()&gt;'C':'C'" style:apply-style-name="Untitled2" style:base-cell-address="'second child'.CE2"/>
    </style:style>
    <style:style style:name="ce103" style:family="table-cell" style:parent-style-name="Default" style:data-style-name="N0">
      <style:map style:condition="cell-content()&lt;'C':'C'" style:apply-style-name="Untitled1" style:base-cell-address="'second child'.CE2"/>
      <style:map style:condition="cell-content()&gt;'C':'C'" style:apply-style-name="Untitled2" style:base-cell-address="'second child'.CE2"/>
    </style:style>
    <style:style style:name="ce104" style:family="table-cell" style:parent-style-name="Default" style:data-style-name="N0">
      <style:table-cell-properties fo:wrap-option="wrap"/>
    </style:style>
    <style:style style:name="ce105" style:family="table-cell" style:parent-style-name="Default">
      <style:table-cell-properties fo:wrap-option="wrap"/>
    </style:style>
    <style:style style:name="ce106" style:family="table-cell" style:parent-style-name="Default" style:data-style-name="N0">
      <style:table-cell-properties fo:background-color="#ffffcc"/>
    </style:style>
    <style:style style:name="ce107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able-cell-properties fo:background-color="#ffffcc"/>
    </style:style>
    <style:style style:name="ce110" style:family="table-cell" style:parent-style-name="Comma" style:data-style-name="N120">
      <style:table-cell-properties style:text-align-source="fix" style:repeat-content="false" style:vertical-align="automatic"/>
      <style:paragraph-properties fo:text-align="start" fo:margin-left="0in"/>
    </style:style>
    <style:style style:name="ce111" style:family="table-cell" style:parent-style-name="Default" style:data-style-name="N123"/>
    <style:style style:name="ce112" style:family="table-cell" style:parent-style-name="Default" style:data-style-name="N123">
      <style:table-cell-properties fo:background-color="#ffffcc"/>
    </style:style>
    <style:style style:name="ce11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in"/>
    </style:style>
    <style:style style:name="ce114" style:family="table-cell" style:parent-style-name="Comma" style:data-style-name="N126">
      <style:table-cell-properties fo:border-bottom="0.0008in solid #000000" fo:border-left="none" fo:border-right="none" fo:border-top="none"/>
    </style:style>
    <style:style style:name="ce115" style:family="table-cell" style:parent-style-name="Comma" style:data-style-name="N126">
      <style:table-cell-properties style:text-align-source="fix" style:repeat-content="false"/>
      <style:paragraph-properties fo:text-align="end" fo:margin-left="0in"/>
    </style:style>
    <style:style style:name="ce116" style:family="table-cell" style:parent-style-name="Comma" style:data-style-name="N126">
      <style:table-cell-properties style:text-align-source="fix" style:repeat-content="false" style:vertical-align="automatic"/>
      <style:paragraph-properties fo:text-align="end" fo:margin-left="0in"/>
    </style:style>
    <style:style style:name="ce117" style:family="table-cell" style:parent-style-name="Comma" style:data-style-name="N126"/>
    <style:style style:name="ce118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start" fo:margin-left="0in"/>
    </style:style>
    <style:style style:name="ce11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start" fo:margin-left="0in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end" fo:margin-left="0in"/>
    </style:style>
    <style:style style:name="ce12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Comma" style:data-style-name="N129"/>
    <style:style style:name="ce123" style:family="table-cell" style:parent-style-name="Default" style:data-style-name="N131"/>
    <style:style style:name="ce124" style:family="table-cell" style:parent-style-name="Comma" style:data-style-name="N134"/>
    <style:style style:name="ce125" style:family="table-cell" style:parent-style-name="Default" style:data-style-name="N0">
      <style:table-cell-properties fo:background-color="#ccffcc"/>
    </style:style>
    <style:style style:name="ce126" style:family="table-cell" style:parent-style-name="Default" style:data-style-name="N0">
      <style:table-cell-properties fo:background-color="#ccffff"/>
    </style:style>
    <style:style style:name="ce127" style:family="table-cell" style:parent-style-name="Default" style:data-style-name="N0">
      <style:table-cell-properties fo:background-color="transparent" fo:border="none"/>
    </style:style>
    <style:style style:name="ce128" style:family="table-cell" style:parent-style-name="Comma" style:data-style-name="N126">
      <style:table-cell-properties fo:background-color="#ccffcc"/>
    </style:style>
    <style:style style:name="ce129" style:family="table-cell" style:parent-style-name="Comma" style:data-style-name="N126">
      <style:table-cell-properties fo:background-color="#ccffff"/>
    </style:style>
    <style:style style:name="ce130" style:family="table-cell" style:parent-style-name="Comma" style:data-style-name="N3">
      <style:table-cell-properties fo:background-color="#ccffcc"/>
    </style:style>
    <style:style style:name="ce131" style:family="table-cell" style:parent-style-name="Comma" style:data-style-name="N3">
      <style:table-cell-properties fo:background-color="#ccffff"/>
    </style:style>
    <style:style style:name="ce132" style:family="table-cell" style:parent-style-name="Comma" style:data-style-name="N126">
      <style:table-cell-properties fo:background-color="transparent"/>
    </style:style>
    <style:style style:name="ce133" style:family="table-cell" style:parent-style-name="Comma" style:data-style-name="N126">
      <style:table-cell-properties fo:background-color="transparent" fo:border="none"/>
    </style:style>
    <style:style style:name="ce134" style:family="table-cell" style:parent-style-name="Comma" style:data-style-name="N3">
      <style:table-cell-properties fo:background-color="transparent"/>
    </style:style>
    <style:style style:name="ce135" style:family="table-cell" style:parent-style-name="Comma" style:data-style-name="N0"/>
    <style:style style:name="ce136" style:family="table-cell" style:parent-style-name="Comma" style:data-style-name="N3"/>
    <style:style style:name="ce13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8" style:family="table-cell" style:parent-style-name="Default" style:data-style-name="N1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9" style:family="table-cell" style:parent-style-name="Default" style:data-style-name="N1"/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Excel_5f_BuiltIn_5f_Comma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ow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ffect</text:p>
          </table:table-cell>
          <table:table-cell table:style-name="ce1" office:value-type="string">
            <text:p>notes</text:p>
          </table:table-cell>
          <table:table-cell table:style-name="ce1"/>
          <table:table-cell/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meh</text:p>
          </table:table-cell>
          <table:table-cell table:number-columns-repeated="1015"/>
        </table:table-row>
        <table:table-row table:style-name="ro1">
          <table:table-cell office:value-type="string">
            <text:p>animal affinity</text:p>
          </table:table-cell>
          <table:table-cell office:value-type="string">
            <text:p>defense</text:p>
          </table:table-cell>
          <table:table-cell office:value-type="string">
            <text:p>stop combat</text:p>
          </table:table-cell>
          <table:table-cell office:value-type="string">
            <text:p>works on the room, substitue for cm</text:p>
          </table:table-cell>
          <table:table-cell table:number-columns-repeated="2"/>
          <table:table-cell office:value-type="string">
            <text:p>lightsabers hit hard, give light</text:p>
          </table:table-cell>
          <table:table-cell office:value-type="string">
            <text:p>low healing/tanking early on</text:p>
          </table:table-cell>
          <table:table-cell office:value-type="string">
            <text:p>can go teepo for blasters/better tanking</text:p>
          </table:table-cell>
          <table:table-cell table:number-columns-repeated="1015"/>
        </table:table-row>
        <table:table-row table:style-name="ro1">
          <table:table-cell office:value-type="string">
            <text:p>cloud mind</text:p>
          </table:table-cell>
          <table:table-cell office:value-type="string">
            <text:p>defense</text:p>
          </table:table-cell>
          <table:table-cell office:value-type="string">
            <text:p>stop combat</text:p>
          </table:table-cell>
          <table:table-cell table:number-columns-repeated="3"/>
          <table:table-cell office:value-type="string">
            <text:p>cool theme</text:p>
          </table:table-cell>
          <table:table-cell office:value-type="string">
            <text:p>slow glvls; real power is at glvl 30 for lighties</text:p>
          </table:table-cell>
          <table:table-cell office:value-type="string">
            <text:p>can go jensaarai for auto load armor weaker dmg</text:p>
          </table:table-cell>
          <table:table-cell table:number-columns-repeated="1015"/>
        </table:table-row>
        <table:table-row table:style-name="ro1">
          <table:table-cell office:value-type="string">
            <text:p>control pain</text:p>
          </table:table-cell>
          <table:table-cell office:value-type="string">
            <text:p>defense</text:p>
          </table:table-cell>
          <table:table-cell office:value-type="string">
            <text:p>dmg reduction</text:p>
          </table:table-cell>
          <table:table-cell/>
          <table:table-cell table:style-name="ce4"/>
          <table:table-cell table:number-columns-repeated="2"/>
          <table:table-cell office:value-type="string">
            <text:p>don't heal big end game, but hit hard and dmg reduce well</text:p>
          </table:table-cell>
          <table:table-cell office:value-type="string">
            <text:p>can go sith to boost dark side dmg</text:p>
          </table:table-cell>
          <table:table-cell table:number-columns-repeated="1015"/>
        </table:table-row>
        <table:table-row table:style-name="ro1">
          <table:table-cell office:value-type="string">
            <text:p>dodge</text:p>
          </table:table-cell>
          <table:table-cell office:value-type="string">
            <text:p>defense</text:p>
          </table:table-cell>
          <table:table-cell office:value-type="string">
            <text:p>evade hits</text:p>
          </table:table-cell>
          <table:table-cell table:number-columns-repeated="4"/>
          <table:table-cell office:value-type="string">
            <text:p>force and conc are annoying limiters, although help in grinding</text:p>
          </table:table-cell>
          <table:table-cell table:number-columns-repeated="1016"/>
        </table:table-row>
        <table:table-row table:style-name="ro1">
          <table:table-cell office:value-type="string">
            <text:p>enhance metabolism</text:p>
          </table:table-cell>
          <table:table-cell office:value-type="string">
            <text:p>defense</text:p>
          </table:table-cell>
          <table:table-cell office:value-type="string">
            <text:p>cold dmg reduction</text:p>
          </table:table-cell>
          <table:table-cell table:number-columns-repeated="1021"/>
        </table:table-row>
        <table:table-row table:style-name="ro1">
          <table:table-cell office:value-type="string">
            <text:p>force deflect</text:p>
          </table:table-cell>
          <table:table-cell office:value-type="string">
            <text:p>defense</text:p>
          </table:table-cell>
          <table:table-cell office:value-type="string">
            <text:p>deflect any hit</text:p>
          </table:table-cell>
          <table:table-cell office:value-type="string">
            <text:p>light side</text:p>
          </table:table-cell>
          <table:table-cell table:number-columns-repeated="1020"/>
        </table:table-row>
        <table:table-row table:style-name="ro1">
          <table:table-cell office:value-type="string">
            <text:p>greater force shield</text:p>
          </table:table-cell>
          <table:table-cell office:value-type="string">
            <text:p>defense</text:p>
          </table:table-cell>
          <table:table-cell office:value-type="string">
            <text:p>non e/b dmg reduction</text:p>
          </table:table-cell>
          <table:table-cell table:number-columns-repeated="1021"/>
        </table:table-row>
        <table:table-row table:style-name="ro1">
          <table:table-cell office:value-type="string">
            <text:p>lesser force shield</text:p>
          </table:table-cell>
          <table:table-cell office:value-type="string">
            <text:p>defense</text:p>
          </table:table-cell>
          <table:table-cell office:value-type="string">
            <text:p>e/b dmg reduction</text:p>
          </table:table-cell>
          <table:table-cell table:number-columns-repeated="1021"/>
        </table:table-row>
        <table:table-row table:style-name="ro1">
          <table:table-cell office:value-type="string">
            <text:p>resist poison</text:p>
          </table:table-cell>
          <table:table-cell office:value-type="string">
            <text:p>defense</text:p>
          </table:table-cell>
          <table:table-cell office:value-type="string">
            <text:p>poison dmg reduction</text:p>
          </table:table-cell>
          <table:table-cell table:number-columns-repeated="1021"/>
        </table:table-row>
        <table:table-row table:style-name="ro1">
          <table:table-cell office:value-type="string">
            <text:p>resist stun</text:p>
          </table:table-cell>
          <table:table-cell office:value-type="string">
            <text:p>defense</text:p>
          </table:table-cell>
          <table:table-cell office:value-type="string">
            <text:p>mind dmg reduction</text:p>
          </table:table-cell>
          <table:table-cell table:number-columns-repeated="1021"/>
        </table:table-row>
        <table:table-row table:style-name="ro1">
          <table:table-cell office:value-type="string">
            <text:p>accelerated healing</text:p>
          </table:table-cell>
          <table:table-cell office:value-type="string">
            <text:p>healing</text:p>
          </table:table-cell>
          <table:table-cell office:value-type="string">
            <text:p>hp regen out of combat</text:p>
          </table:table-cell>
          <table:table-cell table:number-columns-repeated="1021"/>
        </table:table-row>
        <table:table-row table:style-name="ro1">
          <table:table-cell office:value-type="string">
            <text:p>clear mind</text:p>
          </table:table-cell>
          <table:table-cell office:value-type="string">
            <text:p>healing</text:p>
          </table:table-cell>
          <table:table-cell office:value-type="string">
            <text:p>sp heal in/out combat</text:p>
          </table:table-cell>
          <table:table-cell table:number-columns-repeated="1021"/>
        </table:table-row>
        <table:table-row table:style-name="ro1">
          <table:table-cell office:value-type="string">
            <text:p>detoxify poison</text:p>
          </table:table-cell>
          <table:table-cell office:value-type="string">
            <text:p>healing</text:p>
          </table:table-cell>
          <table:table-cell office:value-type="string">
            <text:p>cure poisoning</text:p>
          </table:table-cell>
          <table:table-cell/>
          <table:table-cell table:style-name="ce5" office:value-type="string">
            <text:p>broken/useless</text:p>
          </table:table-cell>
          <table:table-cell table:number-columns-repeated="1019"/>
        </table:table-row>
        <table:table-row table:style-name="ro1">
          <table:table-cell office:value-type="string">
            <text:p>reduce injury</text:p>
          </table:table-cell>
          <table:table-cell office:value-type="string">
            <text:p>healing</text:p>
          </table:table-cell>
          <table:table-cell office:value-type="string">
            <text:p>hp heal in/out combat</text:p>
          </table:table-cell>
          <table:table-cell table:number-columns-repeated="1021"/>
        </table:table-row>
        <table:table-row table:style-name="ro1">
          <table:table-cell office:value-type="string">
            <text:p>release force</text:p>
          </table:table-cell>
          <table:table-cell office:value-type="string">
            <text:p>healing</text:p>
          </table:table-cell>
          <table:table-cell office:value-type="string">
            <text:p>force regen with corpse</text:p>
          </table:table-cell>
          <table:table-cell office:value-type="string">
            <text:p>works in combat</text:p>
          </table:table-cell>
          <table:table-cell table:number-columns-repeated="1020"/>
        </table:table-row>
        <table:table-row table:style-name="ro1">
          <table:table-cell office:value-type="string">
            <text:p>confusion</text:p>
          </table:table-cell>
          <table:table-cell office:value-type="string">
            <text:p>offense</text:p>
          </table:table-cell>
          <table:table-cell office:value-type="string">
            <text:p>semi-stun/slow opponent</text:p>
          </table:table-cell>
          <table:table-cell table:number-columns-repeated="1021"/>
        </table:table-row>
        <table:table-row table:style-name="ro1">
          <table:table-cell office:value-type="string">
            <text:p>enrage</text:p>
          </table:table-cell>
          <table:table-cell office:value-type="string">
            <text:p>offense</text:p>
          </table:table-cell>
          <table:table-cell office:value-type="string">
            <text:p>turn mobs on one anoth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nvenom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weaken mobs to darkside powers</text:p>
          </table:table-cell>
          <table:table-cell table:style-name="ce3" office:value-type="string">
            <text:p>dark side</text:p>
          </table:table-cell>
          <table:table-cell table:style-name="ce5" office:value-type="string">
            <text:p>broken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orce lightning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lightning dmg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orce storm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lightning room dmg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reeze winds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cold dmg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nflict pain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mind dmg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njure-kill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fire and two other dmg types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office:value-type="string">
            <text:p>mindblock</text:p>
          </table:table-cell>
          <table:table-cell office:value-type="string">
            <text:p>offense</text:p>
          </table:table-cell>
          <table:table-cell office:value-type="string">
            <text:p>stun opponen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oul siphon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heal sps, do mind dmg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lekinetic kill</text:p>
          </table:table-cell>
          <table:table-cell table:style-name="ce3" office:value-type="string">
            <text:p>offense</text:p>
          </table:table-cell>
          <table:table-cell table:style-name="ce3" office:value-type="string">
            <text:p>mind dmg?</text:p>
          </table:table-cell>
          <table:table-cell table:style-name="ce3" office:value-type="string">
            <text:p>dark side</text:p>
          </table:table-cell>
          <table:table-cell table:number-columns-repeated="1020"/>
        </table:table-row>
        <table:table-row table:style-name="ro1">
          <table:table-cell office:value-type="string">
            <text:p>force taunt</text:p>
          </table:table-cell>
          <table:table-cell office:value-type="string">
            <text:p>utility</text:p>
          </table:table-cell>
          <table:table-cell office:value-type="string">
            <text:p>room/mob attack</text:p>
          </table:table-cell>
          <table:table-cell table:number-columns-repeated="1021"/>
        </table:table-row>
        <table:table-row table:style-name="ro1">
          <table:table-cell office:value-type="string">
            <text:p>inspire</text:p>
          </table:table-cell>
          <table:table-cell office:value-type="string">
            <text:p>utility</text:p>
          </table:table-cell>
          <table:table-cell office:value-type="string">
            <text:p>boost stats on others</text:p>
          </table:table-cell>
          <table:table-cell/>
          <table:table-cell table:style-name="ce5" office:value-type="string">
            <text:p>useless</text:p>
          </table:table-cell>
          <table:table-cell table:number-columns-repeated="1019"/>
        </table:table-row>
        <table:table-row table:style-name="ro1">
          <table:table-cell office:value-type="string">
            <text:p>levitate</text:p>
          </table:table-cell>
          <table:table-cell office:value-type="string">
            <text:p>utility</text:p>
          </table:table-cell>
          <table:table-cell office:value-type="string">
            <text:p>levitate using telekinesis</text:p>
          </table:table-cell>
          <table:table-cell table:number-columns-repeated="1021"/>
        </table:table-row>
        <table:table-row table:style-name="ro1">
          <table:table-cell office:value-type="string">
            <text:p>misdirect</text:p>
          </table:table-cell>
          <table:table-cell office:value-type="string">
            <text:p>utility</text:p>
          </table:table-cell>
          <table:table-cell office:value-type="string">
            <text:p>move mobs</text:p>
          </table:table-cell>
          <table:table-cell table:number-columns-repeated="1021"/>
        </table:table-row>
        <table:table-row table:style-name="ro1">
          <table:table-cell office:value-type="string">
            <text:p>telekinesis</text:p>
          </table:table-cell>
          <table:table-cell office:value-type="string">
            <text:p>utility</text:p>
          </table:table-cell>
          <table:table-cell office:value-type="string">
            <text:p>lighten inventory</text:p>
          </table:table-cell>
          <table:table-cell/>
          <table:table-cell table:style-name="ce5" office:value-type="string">
            <text:p>brok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ttle meditation</text:p>
          </table:table-cell>
          <table:table-cell table:number-columns-repeated="1023"/>
        </table:table-row>
        <table:table-row table:style-name="ro1">
          <table:table-cell office:value-type="string">
            <text:p>residual life</text:p>
          </table:table-cell>
          <table:table-cell/>
          <table:table-cell office:value-type="string">
            <text:p>force ghost if you die?</text:p>
          </table:table-cell>
          <table:table-cell table:number-columns-repeated="1021"/>
        </table:table-row>
        <table:table-row table:style-name="ro1">
          <table:table-cell office:value-type="string">
            <text:p>residual forc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4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10" table:number-columns-repeated="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0">
          <table:table-cell office:value-type="string">
            <text:p>raising glvl raises conc/force pool</text:p>
          </table:table-cell>
          <table:table-cell table:number-columns-repeated="5"/>
          <table:table-cell table:style-name="ce1" office:value-type="string">
            <text:p>Teacher</text:p>
          </table:table-cell>
          <table:table-cell table:style-name="ce1" office:value-type="string">
            <text:p>Career</text:p>
          </table:table-cell>
          <table:table-cell table:style-name="ce1" office:value-type="string">
            <text:p>Tradition</text:p>
          </table:table-cell>
          <table:table-cell table:number-columns-repeated="6"/>
        </table:table-row>
        <table:table-row table:style-name="ro10">
          <table:table-cell table:number-columns-repeated="6"/>
          <table:table-cell table:style-name="ce2" office:value-type="string">
            <text:p>Talia Ska</text:p>
          </table:table-cell>
          <table:table-cell table:style-name="ce2" office:value-type="string">
            <text:p>Hunter-Gatherer</text:p>
          </table:table-cell>
          <table:table-cell table:style-name="ce2" office:value-type="string">
            <text:p>Dathomir Witch</text:p>
          </table:table-cell>
          <table:table-cell table:number-columns-repeated="6"/>
        </table:table-row>
        <table:table-row table:style-name="ro10">
          <table:table-cell table:style-name="ce39" office:value-type="string">
            <text:p>second childhood observations, for soldier</text:p>
          </table:table-cell>
          <table:table-cell table:number-columns-repeated="5"/>
          <table:table-cell table:style-name="ce2" office:value-type="string">
            <text:p>Alyssa K'tal</text:p>
          </table:table-cell>
          <table:table-cell table:style-name="ce2" office:value-type="string">
            <text:p>Charlatan</text:p>
          </table:table-cell>
          <table:table-cell table:style-name="ce2" office:value-type="string">
            <text:p>Krath</text:p>
          </table:table-cell>
          <table:table-cell table:number-columns-repeated="6"/>
        </table:table-row>
        <table:table-row table:style-name="ro10">
          <table:table-cell office:value-type="string">
            <text:p>oracle: raises h2h and melee 2 points, but lowers everything else 1-2 points (defense, heals, regen, etc.)</text:p>
          </table:table-cell>
          <table:table-cell table:number-columns-repeated="5"/>
          <table:table-cell table:style-name="ce2" office:value-type="string">
            <text:p>Durnoth</text:p>
          </table:table-cell>
          <table:table-cell table:style-name="ce2" office:value-type="string">
            <text:p>Aspiring Jedi</text:p>
          </table:table-cell>
          <table:table-cell table:style-name="ce41" office:value-type="string">
            <text:p>Baadu</text:p>
          </table:table-cell>
          <table:table-cell table:number-columns-repeated="6"/>
        </table:table-row>
        <table:table-row table:style-name="ro10">
          <table:table-cell table:style-name="ce2" office:value-type="string">
            <text:p>sorcerer: pretty good all around for dark side, but raises melee/h2h a lot</text:p>
          </table:table-cell>
          <table:table-cell table:number-columns-repeated="5"/>
          <table:table-cell table:style-name="ce2" office:value-type="string">
            <text:p>Rhaan</text:p>
          </table:table-cell>
          <table:table-cell table:style-name="ce2" office:value-type="string">
            <text:p>Oracle</text:p>
          </table:table-cell>
          <table:table-cell table:style-name="ce41" office:value-type="string">
            <text:p>Shimura</text:p>
          </table:table-cell>
          <table:table-cell table:number-columns-repeated="6"/>
        </table:table-row>
        <table:table-row table:style-name="ro10">
          <table:table-cell table:number-columns-repeated="6"/>
          <table:table-cell table:style-name="ce2" office:value-type="string">
            <text:p>Ylenic It'kla</text:p>
          </table:table-cell>
          <table:table-cell table:style-name="ce2" office:value-type="string">
            <text:p>Bodyguard</text:p>
          </table:table-cell>
          <table:table-cell table:style-name="ce2"/>
          <table:table-cell table:number-columns-repeated="6"/>
        </table:table-row>
        <table:table-row table:style-name="ro10">
          <table:table-cell table:number-columns-repeated="6"/>
          <table:table-cell table:style-name="ce2" office:value-type="string">
            <text:p>Wennic Ber'ni'lok</text:p>
          </table:table-cell>
          <table:table-cell table:style-name="ce2" office:value-type="string">
            <text:p>Smuggler</text:p>
          </table:table-cell>
          <table:table-cell table:style-name="ce2"/>
          <table:table-cell table:number-columns-repeated="6"/>
        </table:table-row>
        <table:table-row table:style-name="ro10">
          <table:table-cell table:style-name="ce39" office:value-type="string">
            <text:p>healing</text:p>
          </table:table-cell>
          <table:table-cell table:number-columns-repeated="5"/>
          <table:table-cell table:style-name="ce2" office:value-type="string">
            <text:p>Tobias Kel'ach'nar</text:p>
          </table:table-cell>
          <table:table-cell table:style-name="ce2" office:value-type="string">
            <text:p>Sorcerer</text:p>
          </table:table-cell>
          <table:table-cell table:style-name="ce2" office:value-type="string">
            <text:p>Sith</text:p>
          </table:table-cell>
          <table:table-cell table:number-columns-repeated="6"/>
        </table:table-row>
        <table:table-row table:style-name="ro10">
          <table:table-cell office:value-type="string">
            <text:p>read on glines xp in wis = x2 xp in int, x4 cha</text:p>
          </table:table-cell>
          <table:table-cell table:number-columns-repeated="5"/>
          <table:table-cell table:style-name="ce2" office:value-type="string">
            <text:p>Reena Bel Noir</text:p>
          </table:table-cell>
          <table:table-cell table:style-name="ce2" office:value-type="string">
            <text:p>Healer</text:p>
          </table:table-cell>
          <table:table-cell table:style-name="ce2"/>
          <table:table-cell table:number-columns-repeated="6"/>
        </table:table-row>
        <table:table-row table:style-name="ro10">
          <table:table-cell office:value-type="string">
            <text:p>wis 4, int 2, cha 1 for ri healing</text:p>
          </table:table-cell>
          <table:table-cell table:number-columns-repeated="5"/>
          <table:table-cell table:style-name="ce2" office:value-type="string">
            <text:p>Kerran Halcyon</text:p>
          </table:table-cell>
          <table:table-cell table:style-name="ce2" office:value-type="string">
            <text:p>Politician</text:p>
          </table:table-cell>
          <table:table-cell table:style-name="ce2"/>
          <table:table-cell table:number-columns-repeated="6"/>
        </table:table-row>
        <table:table-row table:style-name="ro10">
          <table:table-cell office:value-type="string">
            <text:p>int/wis for shields as well</text:p>
          </table:table-cell>
          <table:table-cell table:number-columns-repeated="5"/>
          <table:table-cell table:style-name="ce2" office:value-type="string">
            <text:p>Janeth Meelin</text:p>
          </table:table-cell>
          <table:table-cell table:style-name="ce2" office:value-type="string">
            <text:p>Peace Keeper</text:p>
          </table:table-cell>
          <table:table-cell table:style-name="ce2" office:value-type="string">
            <text:p>Jensaarai</text:p>
          </table:table-cell>
          <table:table-cell table:number-columns-repeated="6"/>
        </table:table-row>
        <table:table-row table:style-name="ro10">
          <table:table-cell table:number-columns-repeated="6"/>
          <table:table-cell table:style-name="ce2" office:value-type="string">
            <text:p>Hssani C'talan</text:p>
          </table:table-cell>
          <table:table-cell table:style-name="ce2" office:value-type="string">
            <text:p>Soldier</text:p>
          </table:table-cell>
          <table:table-cell table:style-name="ce2"/>
          <table:table-cell table:number-columns-repeated="6"/>
        </table:table-row>
        <table:table-row table:style-name="ro10">
          <table:table-cell office:value-type="string">
            <text:p>use mud info file to calculate xp cost per point of beneft based on 4x, 2x, 1x</text:p>
          </table:table-cell>
          <table:table-cell table:number-columns-repeated="5"/>
          <table:table-cell table:style-name="ce2" office:value-type="string">
            <text:p>Hera Wylann</text:p>
          </table:table-cell>
          <table:table-cell table:style-name="ce2" office:value-type="string">
            <text:p>Mystic</text:p>
          </table:table-cell>
          <table:table-cell table:style-name="ce2"/>
          <table:table-cell table:number-columns-repeated="6"/>
        </table:table-row>
        <table:table-row table:style-name="ro10">
          <table:table-cell/>
          <table:table-cell table:style-name="ce2" table:number-columns-repeated="3"/>
          <table:table-cell table:number-columns-repeated="2"/>
          <table:table-cell table:style-name="ce2" office:value-type="string">
            <text:p>Bithoff Jonansaan</text:p>
          </table:table-cell>
          <table:table-cell table:style-name="ce2" office:value-type="string">
            <text:p>Peace Keeper</text:p>
          </table:table-cell>
          <table:table-cell table:style-name="ce2" office:value-type="string">
            <text:p>Teepo</text:p>
          </table:table-cell>
          <table:table-cell table:number-columns-repeated="6"/>
        </table:table-row>
        <table:table-row table:style-name="ro5">
          <table:table-cell office:value-type="string">
            <text:p>h2h</text:p>
          </table:table-cell>
          <table:table-cell office:value-type="string">
            <text:p>blunt</text:p>
          </table:table-cell>
          <table:table-cell/>
          <table:table-cell table:style-name="ce2"/>
          <table:table-cell table:number-columns-repeated="11"/>
        </table:table-row>
        <table:table-row table:style-name="ro5">
          <table:table-cell office:value-type="string">
            <text:p>melee</text:p>
          </table:table-cell>
          <table:table-cell office:value-type="string">
            <text:p>edged</text:p>
          </table:table-cell>
          <table:table-cell office:value-type="string">
            <text:p>*any dmg type</text:p>
          </table:table-cell>
          <table:table-cell table:style-name="ce2"/>
          <table:table-cell table:number-columns-repeated="11"/>
        </table:table-row>
        <table:table-row table:style-name="ro10">
          <table:table-cell office:value-type="string">
            <text:p>lightsaber/daggers</text:p>
          </table:table-cell>
          <table:table-cell office:value-type="string">
            <text:p>en, fi, po, ra, el</text:p>
          </table:table-cell>
          <table:table-cell office:value-type="string">
            <text:p>w/ lightsaber alteration</text:p>
          </table:table-cell>
          <table:table-cell table:style-name="ce2"/>
          <table:table-cell table:number-columns-repeated="11"/>
        </table:table-row>
        <table:table-row table:style-name="ro10">
          <table:table-cell table:number-columns-repeated="3"/>
          <table:table-cell table:style-name="ce2"/>
          <table:table-cell table:number-columns-repeated="2"/>
          <table:table-cell office:value-type="string">
            <text:p>Takamori [Jedi(WGM)]: melee has higher damage potential per round than guide</text:p>
          </table:table-cell>
          <table:table-cell table:number-columns-repeated="8"/>
        </table:table-row>
        <table:table-row table:style-name="ro5">
          <table:table-cell table:style-name="ce2" table:number-columns-repeated="4"/>
          <table:table-cell table:number-columns-repeated="2"/>
          <table:table-cell office:value-type="string">
            <text:p><text:s text:c="22"/>without Ki Burst, not with the hobbit pipe, but with a</text:p>
          </table:table-cell>
          <table:table-cell table:number-columns-repeated="8"/>
        </table:table-row>
        <table:table-row table:style-name="ro10">
          <table:table-cell table:style-name="ce39" office:value-type="string">
            <text:p>shimura notes</text:p>
          </table:table-cell>
          <table:table-cell table:number-columns-repeated="2"/>
          <table:table-cell table:style-name="ce2"/>
          <table:table-cell table:number-columns-repeated="2"/>
          <table:table-cell office:value-type="string">
            <text:p><text:s text:c="22"/>top end weapon</text:p>
          </table:table-cell>
          <table:table-cell table:number-columns-repeated="8"/>
        </table:table-row>
        <table:table-row table:style-name="ro5">
          <table:table-cell office:value-type="string">
            <text:p>h2h dmg is based on str</text:p>
          </table:table-cell>
          <table:table-cell/>
          <table:table-cell table:style-name="ce2" table:number-columns-repeated="2"/>
          <table:table-cell table:number-columns-repeated="11"/>
        </table:table-row>
        <table:table-row table:style-name="ro10">
          <table:table-cell office:value-type="string">
            <text:p>mele is str too, but only 1 hit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Takamori [Jedi(WGM)]: Here is the thing when I tested Shimura before</text:p>
          </table:table-cell>
          <table:table-cell table:number-columns-repeated="8"/>
        </table:table-row>
        <table:table-row table:style-name="ro10">
          <table:table-cell office:value-type="string">
            <text:p>both the daemon and blackplates from pande work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<text:s text:c="22"/>releasing it. <text:s/>If you really want to max out Shimura,</text:p>
          </table:table-cell>
          <table:table-cell table:number-columns-repeated="8"/>
        </table:table-row>
        <table:table-row table:style-name="ro10">
          <table:table-cell table:number-columns-repeated="2"/>
          <table:table-cell table:style-name="ce2" table:number-columns-repeated="2"/>
          <table:table-cell table:number-columns-repeated="2"/>
          <table:table-cell office:value-type="string">
            <text:p><text:s text:c="22"/>you have to build around its strengthes. <text:s/>Mskills are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2"/>
          <table:table-cell table:number-columns-repeated="3"/>
          <table:table-cell office:value-type="string">
            <text:p><text:s text:c="22"/>huge for them, stat balance is key, knowing your melee</text:p>
          </table:table-cell>
          <table:table-cell table:number-columns-repeated="8"/>
        </table:table-row>
        <table:table-row table:style-name="ro10">
          <table:table-cell table:style-name="ce39" office:value-type="string">
            <text:p>good weapons for melee</text:p>
          </table:table-cell>
          <table:table-cell/>
          <table:table-cell table:style-name="ce2"/>
          <table:table-cell table:number-columns-repeated="3"/>
          <table:table-cell office:value-type="string">
            <text:p><text:s text:c="22"/>weapons AND your armours to work best with your</text:p>
          </table:table-cell>
          <table:table-cell table:number-columns-repeated="8"/>
        </table:table-row>
        <table:table-row table:style-name="ro10">
          <table:table-cell office:value-type="string">
            <text:p>shortsword of quickness is boss</text:p>
          </table:table-cell>
          <table:table-cell/>
          <table:table-cell table:style-name="ce2"/>
          <table:table-cell table:number-columns-repeated="3"/>
          <table:table-cell office:value-type="string">
            <text:p><text:s text:c="22"/>restrictions, etc. <text:s/>A honed Shimura is pretty sick.</text:p>
          </table:table-cell>
          <table:table-cell table:number-columns-repeated="8"/>
        </table:table-row>
        <table:table-row table:style-name="ro5">
          <table:table-cell office:value-type="string">
            <text:p>staff of the positive planes with black orb, good dmg</text:p>
          </table:table-cell>
          <table:table-cell/>
          <table:table-cell table:style-name="ce2"/>
          <table:table-cell table:number-columns-repeated="12"/>
        </table:table-row>
        <table:table-row table:style-name="ro10">
          <table:table-cell office:value-type="string">
            <text:p>sword of tho-razin</text:p>
          </table:table-cell>
          <table:table-cell/>
          <table:table-cell table:style-name="ce2"/>
          <table:table-cell table:number-columns-repeated="12"/>
        </table:table-row>
        <table:table-row table:style-name="ro5">
          <table:table-cell office:value-type="string">
            <text:p>harpy quick sword isn't bad, but dmg is middle at best</text:p>
          </table:table-cell>
          <table:table-cell/>
          <table:table-cell table:style-name="ce2"/>
          <table:table-cell table:number-columns-repeated="12"/>
        </table:table-row>
        <table:table-row table:style-name="ro5">
          <table:table-cell office:value-type="string">
            <text:p>heavy barrel</text:p>
          </table:table-cell>
          <table:table-cell/>
          <table:table-cell table:style-name="ce2"/>
          <table:table-cell table:number-columns-repeated="12"/>
        </table:table-row>
        <table:table-row table:style-name="ro10">
          <table:table-cell office:value-type="string">
            <text:p>proboscis of corrinsyl hits hard</text:p>
          </table:table-cell>
          <table:table-cell/>
          <table:table-cell table:style-name="ce2"/>
          <table:table-cell table:number-columns-repeated="12"/>
        </table:table-row>
        <table:table-row table:style-name="ro5">
          <table:table-cell table:number-columns-repeated="2"/>
          <table:table-cell table:style-name="ce2"/>
          <table:table-cell table:number-columns-repeated="12"/>
        </table:table-row>
        <table:table-row table:style-name="ro5">
          <table:table-cell table:number-columns-repeated="15"/>
        </table:table-row>
        <table:table-row table:style-name="ro5">
          <table:table-cell table:style-name="ce39" office:value-type="string">
            <text:p>lightsaber notes</text:p>
          </table:table-cell>
          <table:table-cell table:number-columns-repeated="14"/>
        </table:table-row>
        <table:table-row table:style-name="ro5">
          <table:table-cell office:value-type="string">
            <text:p>guide is awesome even at mastery 3, lsc2</text:p>
          </table:table-cell>
          <table:table-cell table:number-columns-repeated="14"/>
        </table:table-row>
        <table:table-row table:style-name="ro5">
          <table:table-cell office:value-type="string">
            <text:p>daggers/flurry suck, but gets better...need a lot of mastery</text:p>
          </table:table-cell>
          <table:table-cell table:number-columns-repeated="14"/>
        </table:table-row>
        <table:table-row table:style-name="ro10">
          <table:table-cell table:style-name="ce2" office:value-type="string">
            <text:p>lightdaggers are + 1 hit, but weaker than saber flurry hit</text:p>
          </table:table-cell>
          <table:table-cell table:number-columns-repeated="14"/>
        </table:table-row>
        <table:table-row table:style-name="ro10">
          <table:table-cell table:style-name="ce2" office:value-type="string">
            <text:p>lightstaff is only guide, but might do the most dmg…archimedes is testing</text:p>
          </table:table-cell>
          <table:table-cell table:number-columns-repeated="14"/>
        </table:table-row>
        <table:table-row table:style-name="ro10">
          <table:table-cell table:style-name="ce2" office:value-type="string">
            <text:p>max lightwpn attacks is 5, which saber and daggers can both hit</text:p>
          </table:table-cell>
          <table:table-cell table:number-columns-repeated="14"/>
        </table:table-row>
        <table:table-row table:style-name="ro5">
          <table:table-cell table:style-name="ce2" office:value-type="string">
            <text:p>daggers hits the 5 cap more often</text:p>
          </table:table-cell>
          <table:table-cell table:number-columns-repeated="14"/>
        </table:table-row>
      </table:table>
      <table:table table:name="careers" table:style-name="ta3">
        <office:forms form:automatic-focus="false" form:apply-design-mode="false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visibility="collapse" table:number-columns-repeated="2" table:default-cell-style-name="ce9"/>
        <table:table-column table:style-name="co46" table:visibility="collapse" table:default-cell-style-name="ce44"/>
        <table:table-column table:style-name="co46" table:visibility="collapse" table:number-columns-repeated="10" table:default-cell-style-name="ce9"/>
        <table:table-column table:style-name="co46" table:visibility="collapse" table:default-cell-style-name="ce44"/>
        <table:table-column table:style-name="co46" table:visibility="collapse" table:number-columns-repeated="5" table:default-cell-style-name="ce9"/>
        <table:table-column table:style-name="co46" table:number-columns-repeated="3" table:default-cell-style-name="ce9"/>
        <table:table-column table:style-name="co10" table:number-columns-repeated="994" table:default-cell-style-name="ce9"/>
        <table:table-row table:style-name="ro5">
          <table:table-cell office:value-type="string">
            <text:p>Light Side</text:p>
          </table:table-cell>
          <table:table-cell table:number-columns-repeated="1018"/>
        </table:table-row>
        <table:table-row table:style-name="ro11">
          <table:table-cell table:style-name="ce42" office:value-type="string">
            <text:p>Skill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Force Skills</text:p>
          </table:table-cell>
          <table:table-cell table:style-name="ce47" office:value-type="string">
            <text:p>Aspiring Jedi</text:p>
          </table:table-cell>
          <table:table-cell table:style-name="ce47" office:value-type="string">
            <text:p>Athlete</text:p>
          </table:table-cell>
          <table:table-cell table:style-name="ce47" office:value-type="string">
            <text:p>Bodyguard</text:p>
          </table:table-cell>
          <table:table-cell table:style-name="ce47" office:value-type="string">
            <text:p>Bounty Hunter</text:p>
          </table:table-cell>
          <table:table-cell table:style-name="ce47" office:value-type="string">
            <text:p>Charlatan</text:p>
          </table:table-cell>
          <table:table-cell table:style-name="ce47" office:value-type="string">
            <text:p>Clergyman</text:p>
          </table:table-cell>
          <table:table-cell table:style-name="ce47" office:value-type="string">
            <text:p>Entertainer</text:p>
          </table:table-cell>
          <table:table-cell table:style-name="ce47" office:value-type="string">
            <text:p>Farmer</text:p>
          </table:table-cell>
          <table:table-cell table:style-name="ce47" office:value-type="string">
            <text:p>Healer</text:p>
          </table:table-cell>
          <table:table-cell table:style-name="ce47" office:value-type="string">
            <text:p>Hunter-Gatherer</text:p>
          </table:table-cell>
          <table:table-cell table:style-name="ce47" office:value-type="string">
            <text:p>Mechanic</text:p>
          </table:table-cell>
          <table:table-cell table:style-name="ce47" office:value-type="string">
            <text:p>Mercenary</text:p>
          </table:table-cell>
          <table:table-cell table:style-name="ce47" office:value-type="string">
            <text:p>Mystic</text:p>
          </table:table-cell>
          <table:table-cell table:style-name="ce47" office:value-type="string">
            <text:p>Oracle</text:p>
          </table:table-cell>
          <table:table-cell table:style-name="ce47" office:value-type="string">
            <text:p>Peace Keeper</text:p>
          </table:table-cell>
          <table:table-cell table:style-name="ce47" office:value-type="string">
            <text:p>Pilot</text:p>
          </table:table-cell>
          <table:table-cell table:style-name="ce47" office:value-type="string">
            <text:p>Politician</text:p>
          </table:table-cell>
          <table:table-cell table:style-name="ce47" office:value-type="string">
            <text:p>Reckless Youth</text:p>
          </table:table-cell>
          <table:table-cell table:style-name="ce47" office:value-type="string">
            <text:p>Street Urchin</text:p>
          </table:table-cell>
          <table:table-cell table:style-name="ce53" office:value-type="string">
            <text:p>MIN</text:p>
          </table:table-cell>
          <table:table-cell table:style-name="ce53" office:value-type="string">
            <text:p>MAX</text:p>
          </table:table-cell>
          <table:table-cell table:style-name="ce53" office:value-type="string">
            <text:p>AVG</text:p>
          </table:table-cell>
          <table:table-cell table:style-name="ce47" office:value-type="string">
            <text:p>Aspiring Jedi</text:p>
          </table:table-cell>
          <table:table-cell table:style-name="ce57" office:value-type="string">
            <text:p>Athlete</text:p>
          </table:table-cell>
          <table:table-cell table:style-name="ce57" office:value-type="string">
            <text:p>Bodyguard</text:p>
          </table:table-cell>
          <table:table-cell table:style-name="ce47" office:value-type="string">
            <text:p>Bounty Hunter</text:p>
          </table:table-cell>
          <table:table-cell table:style-name="ce47" office:value-type="string">
            <text:p>Charlatan</text:p>
          </table:table-cell>
          <table:table-cell table:style-name="ce47" office:value-type="string">
            <text:p>Clergyman</text:p>
          </table:table-cell>
          <table:table-cell table:style-name="ce47" office:value-type="string">
            <text:p>Entertainer</text:p>
          </table:table-cell>
          <table:table-cell table:style-name="ce47" office:value-type="string">
            <text:p>Farmer</text:p>
          </table:table-cell>
          <table:table-cell table:style-name="ce47" office:value-type="string">
            <text:p>Healer</text:p>
          </table:table-cell>
          <table:table-cell table:style-name="ce47" office:value-type="string">
            <text:p>Hunter-Gatherer</text:p>
          </table:table-cell>
          <table:table-cell table:style-name="ce47" office:value-type="string">
            <text:p>Mechanic</text:p>
          </table:table-cell>
          <table:table-cell table:style-name="ce47" office:value-type="string">
            <text:p>Mercenary</text:p>
          </table:table-cell>
          <table:table-cell table:style-name="ce47" office:value-type="string">
            <text:p>Mystic</text:p>
          </table:table-cell>
          <table:table-cell table:style-name="ce47" office:value-type="string">
            <text:p>Oracle</text:p>
          </table:table-cell>
          <table:table-cell table:style-name="ce47" office:value-type="string">
            <text:p>Peace Keeper</text:p>
          </table:table-cell>
          <table:table-cell table:style-name="ce47" office:value-type="string">
            <text:p>Pilot</text:p>
          </table:table-cell>
          <table:table-cell table:style-name="ce47" office:value-type="string">
            <text:p>Politician</text:p>
          </table:table-cell>
          <table:table-cell table:style-name="ce47" office:value-type="string">
            <text:p>Reckless Youth</text:p>
          </table:table-cell>
          <table:table-cell table:style-name="ce47" office:value-type="string">
            <text:p>Sith Aspirant</text:p>
          </table:table-cell>
          <table:table-cell table:style-name="ce47" office:value-type="string">
            <text:p>Smuggler</text:p>
          </table:table-cell>
          <table:table-cell table:style-name="ce47" office:value-type="string">
            <text:p>Soldier</text:p>
          </table:table-cell>
          <table:table-cell table:style-name="ce47" office:value-type="string">
            <text:p>Sorcerer</text:p>
          </table:table-cell>
          <table:table-cell table:style-name="ce47" office:value-type="string">
            <text:p>Street Urchin</text:p>
          </table:table-cell>
          <table:table-cell table:style-name="ce42" table:number-columns-repeated="971"/>
        </table:table-row>
        <table:table-row table:style-name="ro8" table:visibility="collapse">
          <table:table-cell table:style-name="ce43" office:value-type="string">
            <text:p>Absorb Energy</text:p>
          </table:table-cell>
          <table:table-cell table:style-name="ce43" office:value-type="string">
            <text:p>Heal</text:p>
          </table:table-cell>
          <table:table-cell table:style-name="ce45" office:value-type="string">
            <text:p>C</text:p>
          </table:table-cell>
          <table:table-cell table:style-name="ce48" office:value-type="float" office:value="4">
            <text:p>4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number-columns-repeated="3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number-columns-repeated="3"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5">
            <text:p>5</text:p>
          </table:table-cell>
          <table:table-cell table:style-name="ce54" table:formula="of:=MIN([.D3:.V3])" office:value-type="float" office:value="2">
            <text:p>2</text:p>
          </table:table-cell>
          <table:table-cell table:style-name="ce55" table:formula="of:=MAX([.D3:.V3])" office:value-type="float" office:value="5">
            <text:p>5</text:p>
          </table:table-cell>
          <table:table-cell table:style-name="ce56" table:formula="of:=ROUND(AVERAGE([.D3:.V3]); 0)" office:value-type="float" office:value="4">
            <text:p>4</text:p>
          </table:table-cell>
          <table:table-cell table:formula="of:=VLOOKUP([.D3];[skills.$T$2:.$U$15];2;0)" office:value-type="string" office:string-value="EtM">
            <text:p>EtM</text:p>
          </table:table-cell>
          <table:table-cell table:formula="of:=VLOOKUP([.E3];[skills.$T$2:.$U$15];2;0)" office:value-type="string" office:string-value="EtM">
            <text:p>EtM</text:p>
          </table:table-cell>
          <table:table-cell table:formula="of:=VLOOKUP([.F3];[skills.$T$2:.$U$15];2;0)" office:value-type="string" office:string-value="VE">
            <text:p>VE</text:p>
          </table:table-cell>
          <table:table-cell table:formula="of:=VLOOKUP([.G3];[skills.$T$2:.$U$15];2;0)" office:value-type="string" office:string-value="EtM">
            <text:p>EtM</text:p>
          </table:table-cell>
          <table:table-cell table:formula="of:=VLOOKUP([.H3];[skills.$T$2:.$U$15];2;0)" office:value-type="string" office:string-value="EtM">
            <text:p>EtM</text:p>
          </table:table-cell>
          <table:table-cell table:formula="of:=VLOOKUP([.I3];[skills.$T$2:.$U$15];2;0)" office:value-type="string" office:string-value="EtM">
            <text:p>EtM</text:p>
          </table:table-cell>
          <table:table-cell table:formula="of:=VLOOKUP([.J3];[skills.$T$2:.$U$15];2;0)" office:value-type="string" office:string-value="E">
            <text:p>E</text:p>
          </table:table-cell>
          <table:table-cell table:formula="of:=VLOOKUP([.K3];[skills.$T$2:.$U$15];2;0)" office:value-type="string" office:string-value="EtM">
            <text:p>EtM</text:p>
          </table:table-cell>
          <table:table-cell table:formula="of:=VLOOKUP([.L3];[skills.$T$2:.$U$15];2;0)" office:value-type="string" office:string-value="EtM">
            <text:p>EtM</text:p>
          </table:table-cell>
          <table:table-cell table:formula="of:=VLOOKUP([.M3];[skills.$T$2:.$U$15];2;0)" office:value-type="string" office:string-value="EtM">
            <text:p>EtM</text:p>
          </table:table-cell>
          <table:table-cell table:formula="of:=VLOOKUP([.N3];[skills.$T$2:.$U$15];2;0)" office:value-type="string" office:string-value="VE">
            <text:p>VE</text:p>
          </table:table-cell>
          <table:table-cell table:formula="of:=VLOOKUP([.O3];[skills.$T$2:.$U$15];2;0)" office:value-type="string" office:string-value="EtM">
            <text:p>EtM</text:p>
          </table:table-cell>
          <table:table-cell table:formula="of:=VLOOKUP([.P3];[skills.$T$2:.$U$15];2;0)" office:value-type="string" office:string-value="EtM">
            <text:p>EtM</text:p>
          </table:table-cell>
          <table:table-cell table:formula="of:=VLOOKUP([.Q3];[skills.$T$2:.$U$15];2;0)" office:value-type="string" office:string-value="EtM">
            <text:p>EtM</text:p>
          </table:table-cell>
          <table:table-cell table:formula="of:=VLOOKUP([.R3];[skills.$T$2:.$U$15];2;0)" office:value-type="string" office:string-value="M">
            <text:p>M</text:p>
          </table:table-cell>
          <table:table-cell table:formula="of:=VLOOKUP([.S3];[skills.$T$2:.$U$15];2;0)" office:value-type="string" office:string-value="EtM">
            <text:p>EtM</text:p>
          </table:table-cell>
          <table:table-cell table:formula="of:=VLOOKUP([.T3];[skills.$T$2:.$U$15];2;0)" office:value-type="string" office:string-value="EtM">
            <text:p>EtM</text:p>
          </table:table-cell>
          <table:table-cell table:formula="of:=VLOOKUP([.U3];[skills.$T$2:.$U$15];2;0)" office:value-type="string" office:string-value="E">
            <text:p>E</text:p>
          </table:table-cell>
          <table:table-cell table:formula="of:=VLOOKUP(#REF!3;[skills.$T$2:.$U$15];2;0)" office:value-type="float" office:value="0">
            <text:p>#NAME?</text:p>
          </table:table-cell>
          <table:table-cell table:formula="of:=VLOOKUP(#REF!3;[skills.$T$2:.$U$15];2;0)" office:value-type="float" office:value="0">
            <text:p>#NAME?</text:p>
          </table:table-cell>
          <table:table-cell table:formula="of:=VLOOKUP(#REF!3;[skills.$T$2:.$U$15];2;0)" office:value-type="float" office:value="0">
            <text:p>#NAME?</text:p>
          </table:table-cell>
          <table:table-cell table:formula="of:=VLOOKUP(#REF!3;[skills.$T$2:.$U$15];2;0)" office:value-type="float" office:value="0">
            <text:p>#NAME?</text:p>
          </table:table-cell>
          <table:table-cell table:formula="of:=VLOOKUP([.V3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Accelerated Healing</text:p>
          </table:table-cell>
          <table:table-cell table:style-name="ce43" office:value-type="string">
            <text:p>Heal</text:p>
          </table:table-cell>
          <table:table-cell office:value-type="string">
            <text:p>C (A)</text:p>
          </table:table-cell>
          <table:table-cell table:style-name="ce48" office:value-type="float" office:value="2">
            <text:p>2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2">
            <text:p>2</text:p>
          </table:table-cell>
          <table:table-cell table:style-name="ce54" table:formula="of:=MIN([.D4:.V4])" office:value-type="float" office:value="0">
            <text:p>0</text:p>
          </table:table-cell>
          <table:table-cell table:style-name="ce55" table:formula="of:=MAX([.D4:.V4])" office:value-type="float" office:value="4">
            <text:p>4</text:p>
          </table:table-cell>
          <table:table-cell table:style-name="ce56" table:formula="of:=ROUND(AVERAGE([.D4:.V4]); 0)" office:value-type="float" office:value="3">
            <text:p>3</text:p>
          </table:table-cell>
          <table:table-cell table:formula="of:=VLOOKUP([.D4];[skills.$T$2:.$U$15];2;0)" office:value-type="string" office:string-value="VE">
            <text:p>VE</text:p>
          </table:table-cell>
          <table:table-cell table:formula="of:=VLOOKUP([.E4];[skills.$T$2:.$U$15];2;0)" office:value-type="string" office:string-value="E">
            <text:p>E</text:p>
          </table:table-cell>
          <table:table-cell table:formula="of:=VLOOKUP([.F4];[skills.$T$2:.$U$15];2;0)" office:value-type="string" office:string-value="E">
            <text:p>E</text:p>
          </table:table-cell>
          <table:table-cell table:formula="of:=VLOOKUP([.G4];[skills.$T$2:.$U$15];2;0)" office:value-type="string" office:string-value="EtM">
            <text:p>EtM</text:p>
          </table:table-cell>
          <table:table-cell table:formula="of:=VLOOKUP([.H4];[skills.$T$2:.$U$15];2;0)" office:value-type="string" office:string-value="E">
            <text:p>E</text:p>
          </table:table-cell>
          <table:table-cell table:formula="of:=VLOOKUP([.I4];[skills.$T$2:.$U$15];2;0)" office:value-type="string" office:string-value="VE">
            <text:p>VE</text:p>
          </table:table-cell>
          <table:table-cell table:formula="of:=VLOOKUP([.J4];[skills.$T$2:.$U$15];2;0)" office:value-type="string" office:string-value="E">
            <text:p>E</text:p>
          </table:table-cell>
          <table:table-cell table:formula="of:=VLOOKUP([.K4];[skills.$T$2:.$U$15];2;0)" office:value-type="string" office:string-value="E">
            <text:p>E</text:p>
          </table:table-cell>
          <table:table-cell table:formula="of:=VLOOKUP([.L4];[skills.$T$2:.$U$15];2;0)" office:value-type="string" office:string-value="I">
            <text:p>I</text:p>
          </table:table-cell>
          <table:table-cell table:formula="of:=VLOOKUP([.M4];[skills.$T$2:.$U$15];2;0)" office:value-type="string" office:string-value="N">
            <text:p>N</text:p>
          </table:table-cell>
          <table:table-cell table:formula="of:=VLOOKUP([.N4];[skills.$T$2:.$U$15];2;0)" office:value-type="string" office:string-value="VE">
            <text:p>VE</text:p>
          </table:table-cell>
          <table:table-cell table:formula="of:=VLOOKUP([.O4];[skills.$T$2:.$U$15];2;0)" office:value-type="string" office:string-value="EtM">
            <text:p>EtM</text:p>
          </table:table-cell>
          <table:table-cell table:formula="of:=VLOOKUP([.P4];[skills.$T$2:.$U$15];2;0)" office:value-type="string" office:string-value="E">
            <text:p>E</text:p>
          </table:table-cell>
          <table:table-cell table:formula="of:=VLOOKUP([.Q4];[skills.$T$2:.$U$15];2;0)" office:value-type="string" office:string-value="VE">
            <text:p>VE</text:p>
          </table:table-cell>
          <table:table-cell table:formula="of:=VLOOKUP([.R4];[skills.$T$2:.$U$15];2;0)" office:value-type="string" office:string-value="VE">
            <text:p>VE</text:p>
          </table:table-cell>
          <table:table-cell table:formula="of:=VLOOKUP([.S4];[skills.$T$2:.$U$15];2;0)" office:value-type="string" office:string-value="EtM">
            <text:p>EtM</text:p>
          </table:table-cell>
          <table:table-cell table:formula="of:=VLOOKUP([.T4];[skills.$T$2:.$U$15];2;0)" office:value-type="string" office:string-value="E">
            <text:p>E</text:p>
          </table:table-cell>
          <table:table-cell table:formula="of:=VLOOKUP([.U4];[skills.$T$2:.$U$15];2;0)" office:value-type="string" office:string-value="E">
            <text:p>E</text:p>
          </table:table-cell>
          <table:table-cell table:formula="of:=VLOOKUP(#REF!4;[skills.$T$2:.$U$15];2;0)" office:value-type="float" office:value="0">
            <text:p>#NAME?</text:p>
          </table:table-cell>
          <table:table-cell table:formula="of:=VLOOKUP(#REF!4;[skills.$T$2:.$U$15];2;0)" office:value-type="float" office:value="0">
            <text:p>#NAME?</text:p>
          </table:table-cell>
          <table:table-cell table:formula="of:=VLOOKUP(#REF!4;[skills.$T$2:.$U$15];2;0)" office:value-type="float" office:value="0">
            <text:p>#NAME?</text:p>
          </table:table-cell>
          <table:table-cell table:formula="of:=VLOOKUP(#REF!4;[skills.$T$2:.$U$15];2;0)" office:value-type="float" office:value="0">
            <text:p>#NAME?</text:p>
          </table:table-cell>
          <table:table-cell table:formula="of:=VLOOKUP([.V4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Alter Technology</text:p>
          </table:table-cell>
          <table:table-cell table:style-name="ce44" office:value-type="string">
            <text:p>Misc</text:p>
          </table:table-cell>
          <table:table-cell office:value-type="string">
            <text:p>S C A</text:p>
          </table:table-cell>
          <table:table-cell table:style-name="ce48" office:value-type="float" office:value="6">
            <text:p>6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number-columns-repeated="3" table:style-name="ce52" office:value-type="float" office:value="6">
            <text:p>6</text:p>
          </table:table-cell>
          <table:table-cell table:style-name="ce54" table:formula="of:=MIN([.D5:.V5])" office:value-type="float" office:value="3">
            <text:p>3</text:p>
          </table:table-cell>
          <table:table-cell table:style-name="ce55" table:formula="of:=MAX([.D5:.V5])" office:value-type="float" office:value="9">
            <text:p>9</text:p>
          </table:table-cell>
          <table:table-cell table:style-name="ce56" table:formula="of:=ROUND(AVERAGE([.D5:.V5]); 0)" office:value-type="float" office:value="6">
            <text:p>6</text:p>
          </table:table-cell>
          <table:table-cell table:formula="of:=VLOOKUP([.D5];[skills.$T$2:.$U$15];2;0)" office:value-type="string" office:string-value="MtD">
            <text:p>MtD</text:p>
          </table:table-cell>
          <table:table-cell table:formula="of:=VLOOKUP([.E5];[skills.$T$2:.$U$15];2;0)" office:value-type="string" office:string-value="MtD">
            <text:p>MtD</text:p>
          </table:table-cell>
          <table:table-cell table:formula="of:=VLOOKUP([.F5];[skills.$T$2:.$U$15];2;0)" office:value-type="string" office:string-value="MtD">
            <text:p>MtD</text:p>
          </table:table-cell>
          <table:table-cell table:formula="of:=VLOOKUP([.G5];[skills.$T$2:.$U$15];2;0)" office:value-type="string" office:string-value="M">
            <text:p>M</text:p>
          </table:table-cell>
          <table:table-cell table:formula="of:=VLOOKUP([.H5];[skills.$T$2:.$U$15];2;0)" office:value-type="string" office:string-value="E">
            <text:p>E</text:p>
          </table:table-cell>
          <table:table-cell table:formula="of:=VLOOKUP([.I5];[skills.$T$2:.$U$15];2;0)" office:value-type="string" office:string-value="MtD">
            <text:p>MtD</text:p>
          </table:table-cell>
          <table:table-cell table:formula="of:=VLOOKUP([.J5];[skills.$T$2:.$U$15];2;0)" office:value-type="string" office:string-value="MtD">
            <text:p>MtD</text:p>
          </table:table-cell>
          <table:table-cell table:formula="of:=VLOOKUP([.K5];[skills.$T$2:.$U$15];2;0)" office:value-type="string" office:string-value="EtM">
            <text:p>EtM</text:p>
          </table:table-cell>
          <table:table-cell table:formula="of:=VLOOKUP([.L5];[skills.$T$2:.$U$15];2;0)" office:value-type="string" office:string-value="MtD">
            <text:p>MtD</text:p>
          </table:table-cell>
          <table:table-cell table:formula="of:=VLOOKUP([.M5];[skills.$T$2:.$U$15];2;0)" office:value-type="string" office:string-value="VD">
            <text:p>VD</text:p>
          </table:table-cell>
          <table:table-cell table:formula="of:=VLOOKUP([.N5];[skills.$T$2:.$U$15];2;0)" office:value-type="string" office:string-value="E">
            <text:p>E</text:p>
          </table:table-cell>
          <table:table-cell table:formula="of:=VLOOKUP([.O5];[skills.$T$2:.$U$15];2;0)" office:value-type="string" office:string-value="M">
            <text:p>M</text:p>
          </table:table-cell>
          <table:table-cell table:formula="of:=VLOOKUP([.P5];[skills.$T$2:.$U$15];2;0)" office:value-type="string" office:string-value="MtD">
            <text:p>MtD</text:p>
          </table:table-cell>
          <table:table-cell table:formula="of:=VLOOKUP([.Q5];[skills.$T$2:.$U$15];2;0)" office:value-type="string" office:string-value="SD">
            <text:p>SD</text:p>
          </table:table-cell>
          <table:table-cell table:formula="of:=VLOOKUP([.R5];[skills.$T$2:.$U$15];2;0)" office:value-type="string" office:string-value="MtD">
            <text:p>MtD</text:p>
          </table:table-cell>
          <table:table-cell table:formula="of:=VLOOKUP([.S5];[skills.$T$2:.$U$15];2;0)" office:value-type="string" office:string-value="EtM">
            <text:p>EtM</text:p>
          </table:table-cell>
          <table:table-cell table:formula="of:=VLOOKUP([.T5];[skills.$T$2:.$U$15];2;0)" office:value-type="string" office:string-value="MtD">
            <text:p>MtD</text:p>
          </table:table-cell>
          <table:table-cell table:formula="of:=VLOOKUP([.U5];[skills.$T$2:.$U$15];2;0)" office:value-type="string" office:string-value="MtD">
            <text:p>MtD</text:p>
          </table:table-cell>
          <table:table-cell table:formula="of:=VLOOKUP(#REF!5;[skills.$T$2:.$U$15];2;0)" office:value-type="float" office:value="0">
            <text:p>#NAME?</text:p>
          </table:table-cell>
          <table:table-cell table:formula="of:=VLOOKUP(#REF!5;[skills.$T$2:.$U$15];2;0)" office:value-type="float" office:value="0">
            <text:p>#NAME?</text:p>
          </table:table-cell>
          <table:table-cell table:formula="of:=VLOOKUP(#REF!5;[skills.$T$2:.$U$15];2;0)" office:value-type="float" office:value="0">
            <text:p>#NAME?</text:p>
          </table:table-cell>
          <table:table-cell table:formula="of:=VLOOKUP(#REF!5;[skills.$T$2:.$U$15];2;0)" office:value-type="float" office:value="0">
            <text:p>#NAME?</text:p>
          </table:table-cell>
          <table:table-cell table:formula="of:=VLOOKUP([.V5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Animal Affinity</text:p>
          </table:table-cell>
          <table:table-cell table:style-name="ce44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3">
            <text:p>3</text:p>
          </table:table-cell>
          <table:table-cell table:style-name="ce54" table:formula="of:=MIN([.D6:.V6])" office:value-type="float" office:value="1">
            <text:p>1</text:p>
          </table:table-cell>
          <table:table-cell table:style-name="ce55" table:formula="of:=MAX([.D6:.V6])" office:value-type="float" office:value="6">
            <text:p>6</text:p>
          </table:table-cell>
          <table:table-cell table:style-name="ce56" table:formula="of:=ROUND(AVERAGE([.D6:.V6]); 0)" office:value-type="float" office:value="4">
            <text:p>4</text:p>
          </table:table-cell>
          <table:table-cell table:formula="of:=VLOOKUP([.D6];[skills.$T$2:.$U$15];2;0)" office:value-type="string" office:string-value="EtM">
            <text:p>EtM</text:p>
          </table:table-cell>
          <table:table-cell table:formula="of:=VLOOKUP([.E6];[skills.$T$2:.$U$15];2;0)" office:value-type="string" office:string-value="M">
            <text:p>M</text:p>
          </table:table-cell>
          <table:table-cell table:formula="of:=VLOOKUP([.F6];[skills.$T$2:.$U$15];2;0)" office:value-type="string" office:string-value="EtM">
            <text:p>EtM</text:p>
          </table:table-cell>
          <table:table-cell table:formula="of:=VLOOKUP([.G6];[skills.$T$2:.$U$15];2;0)" office:value-type="string" office:string-value="EtM">
            <text:p>EtM</text:p>
          </table:table-cell>
          <table:table-cell table:formula="of:=VLOOKUP([.H6];[skills.$T$2:.$U$15];2;0)" office:value-type="string" office:string-value="M">
            <text:p>M</text:p>
          </table:table-cell>
          <table:table-cell table:formula="of:=VLOOKUP([.I6];[skills.$T$2:.$U$15];2;0)" office:value-type="string" office:string-value="EtM">
            <text:p>EtM</text:p>
          </table:table-cell>
          <table:table-cell table:formula="of:=VLOOKUP([.J6];[skills.$T$2:.$U$15];2;0)" office:value-type="string" office:string-value="EtM">
            <text:p>EtM</text:p>
          </table:table-cell>
          <table:table-cell table:formula="of:=VLOOKUP([.K6];[skills.$T$2:.$U$15];2;0)" office:value-type="string" office:string-value="VE">
            <text:p>VE</text:p>
          </table:table-cell>
          <table:table-cell table:formula="of:=VLOOKUP([.L6];[skills.$T$2:.$U$15];2;0)" office:value-type="string" office:string-value="EtM">
            <text:p>EtM</text:p>
          </table:table-cell>
          <table:table-cell table:formula="of:=VLOOKUP([.M6];[skills.$T$2:.$U$15];2;0)" office:value-type="string" office:string-value="N">
            <text:p>N</text:p>
          </table:table-cell>
          <table:table-cell table:formula="of:=VLOOKUP([.N6];[skills.$T$2:.$U$15];2;0)" office:value-type="string" office:string-value="M">
            <text:p>M</text:p>
          </table:table-cell>
          <table:table-cell table:formula="of:=VLOOKUP([.O6];[skills.$T$2:.$U$15];2;0)" office:value-type="string" office:string-value="EtM">
            <text:p>EtM</text:p>
          </table:table-cell>
          <table:table-cell table:formula="of:=VLOOKUP([.P6];[skills.$T$2:.$U$15];2;0)" office:value-type="string" office:string-value="EtM">
            <text:p>EtM</text:p>
          </table:table-cell>
          <table:table-cell table:formula="of:=VLOOKUP([.Q6];[skills.$T$2:.$U$15];2;0)" office:value-type="string" office:string-value="MtD">
            <text:p>MtD</text:p>
          </table:table-cell>
          <table:table-cell table:formula="of:=VLOOKUP([.R6];[skills.$T$2:.$U$15];2;0)" office:value-type="string" office:string-value="MtD">
            <text:p>MtD</text:p>
          </table:table-cell>
          <table:table-cell table:formula="of:=VLOOKUP([.S6];[skills.$T$2:.$U$15];2;0)" office:value-type="string" office:string-value="EtM">
            <text:p>EtM</text:p>
          </table:table-cell>
          <table:table-cell table:formula="of:=VLOOKUP([.T6];[skills.$T$2:.$U$15];2;0)" office:value-type="string" office:string-value="EtM">
            <text:p>EtM</text:p>
          </table:table-cell>
          <table:table-cell table:formula="of:=VLOOKUP([.U6];[skills.$T$2:.$U$15];2;0)" office:value-type="string" office:string-value="M">
            <text:p>M</text:p>
          </table:table-cell>
          <table:table-cell table:formula="of:=VLOOKUP(#REF!6;[skills.$T$2:.$U$15];2;0)" office:value-type="float" office:value="0">
            <text:p>#NAME?</text:p>
          </table:table-cell>
          <table:table-cell table:formula="of:=VLOOKUP(#REF!6;[skills.$T$2:.$U$15];2;0)" office:value-type="float" office:value="0">
            <text:p>#NAME?</text:p>
          </table:table-cell>
          <table:table-cell table:formula="of:=VLOOKUP(#REF!6;[skills.$T$2:.$U$15];2;0)" office:value-type="float" office:value="0">
            <text:p>#NAME?</text:p>
          </table:table-cell>
          <table:table-cell table:formula="of:=VLOOKUP(#REF!6;[skills.$T$2:.$U$15];2;0)" office:value-type="float" office:value="0">
            <text:p>#NAME?</text:p>
          </table:table-cell>
          <table:table-cell table:formula="of:=VLOOKUP([.V6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Armor Enhancement</text:p>
          </table:table-cell>
          <table:table-cell table:style-name="ce44" office:value-type="string">
            <text:p>Tradition</text:p>
          </table:table-cell>
          <table:table-cell office:value-type="string">
            <text:p>S C A</text:p>
          </table:table-cell>
          <table:table-cell table:number-columns-repeated="19" table:style-name="ce48" office:value-type="float" office:value="7">
            <text:p>7</text:p>
          </table:table-cell>
          <table:table-cell table:style-name="ce54" table:formula="of:=MIN([.D7:.V7])" office:value-type="float" office:value="7">
            <text:p>7</text:p>
          </table:table-cell>
          <table:table-cell table:style-name="ce55" table:formula="of:=MAX([.D7:.V7])" office:value-type="float" office:value="7">
            <text:p>7</text:p>
          </table:table-cell>
          <table:table-cell table:style-name="ce56" table:formula="of:=ROUND(AVERAGE([.D7:.V7]); 0)" office:value-type="float" office:value="7">
            <text:p>7</text:p>
          </table:table-cell>
          <table:table-cell table:formula="of:=VLOOKUP([.D7];[skills.$T$2:.$U$15];2;0)" office:value-type="string" office:string-value="D">
            <text:p>D</text:p>
          </table:table-cell>
          <table:table-cell table:formula="of:=VLOOKUP([.E7];[skills.$T$2:.$U$15];2;0)" office:value-type="string" office:string-value="D">
            <text:p>D</text:p>
          </table:table-cell>
          <table:table-cell table:formula="of:=VLOOKUP([.F7];[skills.$T$2:.$U$15];2;0)" office:value-type="string" office:string-value="D">
            <text:p>D</text:p>
          </table:table-cell>
          <table:table-cell table:formula="of:=VLOOKUP([.G7];[skills.$T$2:.$U$15];2;0)" office:value-type="string" office:string-value="D">
            <text:p>D</text:p>
          </table:table-cell>
          <table:table-cell table:formula="of:=VLOOKUP([.H7];[skills.$T$2:.$U$15];2;0)" office:value-type="string" office:string-value="D">
            <text:p>D</text:p>
          </table:table-cell>
          <table:table-cell table:formula="of:=VLOOKUP([.I7];[skills.$T$2:.$U$15];2;0)" office:value-type="string" office:string-value="D">
            <text:p>D</text:p>
          </table:table-cell>
          <table:table-cell table:formula="of:=VLOOKUP([.J7];[skills.$T$2:.$U$15];2;0)" office:value-type="string" office:string-value="D">
            <text:p>D</text:p>
          </table:table-cell>
          <table:table-cell table:formula="of:=VLOOKUP([.K7];[skills.$T$2:.$U$15];2;0)" office:value-type="string" office:string-value="D">
            <text:p>D</text:p>
          </table:table-cell>
          <table:table-cell table:formula="of:=VLOOKUP([.L7];[skills.$T$2:.$U$15];2;0)" office:value-type="string" office:string-value="D">
            <text:p>D</text:p>
          </table:table-cell>
          <table:table-cell table:formula="of:=VLOOKUP([.M7];[skills.$T$2:.$U$15];2;0)" office:value-type="string" office:string-value="D">
            <text:p>D</text:p>
          </table:table-cell>
          <table:table-cell table:formula="of:=VLOOKUP([.N7];[skills.$T$2:.$U$15];2;0)" office:value-type="string" office:string-value="D">
            <text:p>D</text:p>
          </table:table-cell>
          <table:table-cell table:formula="of:=VLOOKUP([.O7];[skills.$T$2:.$U$15];2;0)" office:value-type="string" office:string-value="D">
            <text:p>D</text:p>
          </table:table-cell>
          <table:table-cell table:formula="of:=VLOOKUP([.P7];[skills.$T$2:.$U$15];2;0)" office:value-type="string" office:string-value="D">
            <text:p>D</text:p>
          </table:table-cell>
          <table:table-cell table:formula="of:=VLOOKUP([.Q7];[skills.$T$2:.$U$15];2;0)" office:value-type="string" office:string-value="D">
            <text:p>D</text:p>
          </table:table-cell>
          <table:table-cell table:formula="of:=VLOOKUP([.R7];[skills.$T$2:.$U$15];2;0)" office:value-type="string" office:string-value="D">
            <text:p>D</text:p>
          </table:table-cell>
          <table:table-cell table:formula="of:=VLOOKUP([.S7];[skills.$T$2:.$U$15];2;0)" office:value-type="string" office:string-value="D">
            <text:p>D</text:p>
          </table:table-cell>
          <table:table-cell table:formula="of:=VLOOKUP([.T7];[skills.$T$2:.$U$15];2;0)" office:value-type="string" office:string-value="D">
            <text:p>D</text:p>
          </table:table-cell>
          <table:table-cell table:formula="of:=VLOOKUP([.U7];[skills.$T$2:.$U$15];2;0)" office:value-type="string" office:string-value="D">
            <text:p>D</text:p>
          </table:table-cell>
          <table:table-cell table:formula="of:=VLOOKUP(#REF!7;[skills.$T$2:.$U$15];2;0)" office:value-type="float" office:value="0">
            <text:p>#NAME?</text:p>
          </table:table-cell>
          <table:table-cell table:formula="of:=VLOOKUP(#REF!7;[skills.$T$2:.$U$15];2;0)" office:value-type="float" office:value="0">
            <text:p>#NAME?</text:p>
          </table:table-cell>
          <table:table-cell table:formula="of:=VLOOKUP(#REF!7;[skills.$T$2:.$U$15];2;0)" office:value-type="float" office:value="0">
            <text:p>#NAME?</text:p>
          </table:table-cell>
          <table:table-cell table:formula="of:=VLOOKUP(#REF!7;[skills.$T$2:.$U$15];2;0)" office:value-type="float" office:value="0">
            <text:p>#NAME?</text:p>
          </table:table-cell>
          <table:table-cell table:formula="of:=VLOOKUP([.V7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Battle Meditation</text:p>
          </table:table-cell>
          <table:table-cell table:style-name="ce44" office:value-type="string">
            <text:p>Misc</text:p>
          </table:table-cell>
          <table:table-cell office:value-type="string">
            <text:p>S C A</text:p>
          </table:table-cell>
          <table:table-cell table:style-name="ce48" office:value-type="float" office:value="10">
            <text:p>10</text:p>
          </table:table-cell>
          <table:table-cell table:number-columns-repeated="3" table:style-name="ce48" office:value-type="float" office:value="12">
            <text:p>12</text:p>
          </table:table-cell>
          <table:table-cell table:number-columns-repeated="3"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number-columns-repeated="3" table:style-name="ce48" office:value-type="float" office:value="12">
            <text:p>12</text:p>
          </table:table-cell>
          <table:table-cell table:number-columns-repeated="2" table:style-name="ce48" office:value-type="float" office:value="10">
            <text:p>10</text:p>
          </table:table-cell>
          <table:table-cell table:number-columns-repeated="2" table:style-name="ce48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number-columns-repeated="2" table:style-name="ce48" office:value-type="float" office:value="12">
            <text:p>12</text:p>
          </table:table-cell>
          <table:table-cell table:style-name="ce54" table:formula="of:=MIN([.D8:.V8])" office:value-type="float" office:value="10">
            <text:p>10</text:p>
          </table:table-cell>
          <table:table-cell table:style-name="ce55" table:formula="of:=MAX([.D8:.V8])" office:value-type="float" office:value="12">
            <text:p>12</text:p>
          </table:table-cell>
          <table:table-cell table:style-name="ce56" table:formula="of:=ROUND(AVERAGE([.D8:.V8]); 0)" office:value-type="float" office:value="11">
            <text:p>11</text:p>
          </table:table-cell>
          <table:table-cell table:formula="of:=VLOOKUP([.D8];[skills.$T$2:.$U$15];2;0)" office:value-type="string" office:string-value="JSI">
            <text:p>JSI</text:p>
          </table:table-cell>
          <table:table-cell table:formula="of:=VLOOKUP([.E8];[skills.$T$2:.$U$15];2;0)" office:value-type="string" office:string-value="BL">
            <text:p>BL</text:p>
          </table:table-cell>
          <table:table-cell table:formula="of:=VLOOKUP([.F8];[skills.$T$2:.$U$15];2;0)" office:value-type="string" office:string-value="BL">
            <text:p>BL</text:p>
          </table:table-cell>
          <table:table-cell table:formula="of:=VLOOKUP([.G8];[skills.$T$2:.$U$15];2;0)" office:value-type="string" office:string-value="BL">
            <text:p>BL</text:p>
          </table:table-cell>
          <table:table-cell table:formula="of:=VLOOKUP([.H8];[skills.$T$2:.$U$15];2;0)" office:value-type="string" office:string-value="LA">
            <text:p>LA</text:p>
          </table:table-cell>
          <table:table-cell table:formula="of:=VLOOKUP([.I8];[skills.$T$2:.$U$15];2;0)" office:value-type="string" office:string-value="LA">
            <text:p>LA</text:p>
          </table:table-cell>
          <table:table-cell table:formula="of:=VLOOKUP([.J8];[skills.$T$2:.$U$15];2;0)" office:value-type="string" office:string-value="LA">
            <text:p>LA</text:p>
          </table:table-cell>
          <table:table-cell table:formula="of:=VLOOKUP([.K8];[skills.$T$2:.$U$15];2;0)" office:value-type="string" office:string-value="BL">
            <text:p>BL</text:p>
          </table:table-cell>
          <table:table-cell table:formula="of:=VLOOKUP([.L8];[skills.$T$2:.$U$15];2;0)" office:value-type="string" office:string-value="LA">
            <text:p>LA</text:p>
          </table:table-cell>
          <table:table-cell table:formula="of:=VLOOKUP([.M8];[skills.$T$2:.$U$15];2;0)" office:value-type="string" office:string-value="BL">
            <text:p>BL</text:p>
          </table:table-cell>
          <table:table-cell table:formula="of:=VLOOKUP([.N8];[skills.$T$2:.$U$15];2;0)" office:value-type="string" office:string-value="BL">
            <text:p>BL</text:p>
          </table:table-cell>
          <table:table-cell table:formula="of:=VLOOKUP([.O8];[skills.$T$2:.$U$15];2;0)" office:value-type="string" office:string-value="BL">
            <text:p>BL</text:p>
          </table:table-cell>
          <table:table-cell table:formula="of:=VLOOKUP([.P8];[skills.$T$2:.$U$15];2;0)" office:value-type="string" office:string-value="JSI">
            <text:p>JSI</text:p>
          </table:table-cell>
          <table:table-cell table:formula="of:=VLOOKUP([.Q8];[skills.$T$2:.$U$15];2;0)" office:value-type="string" office:string-value="JSI">
            <text:p>JSI</text:p>
          </table:table-cell>
          <table:table-cell table:formula="of:=VLOOKUP([.R8];[skills.$T$2:.$U$15];2;0)" office:value-type="string" office:string-value="BL">
            <text:p>BL</text:p>
          </table:table-cell>
          <table:table-cell table:formula="of:=VLOOKUP([.S8];[skills.$T$2:.$U$15];2;0)" office:value-type="string" office:string-value="BL">
            <text:p>BL</text:p>
          </table:table-cell>
          <table:table-cell table:formula="of:=VLOOKUP([.T8];[skills.$T$2:.$U$15];2;0)" office:value-type="string" office:string-value="LA">
            <text:p>LA</text:p>
          </table:table-cell>
          <table:table-cell table:formula="of:=VLOOKUP([.U8];[skills.$T$2:.$U$15];2;0)" office:value-type="string" office:string-value="BL">
            <text:p>BL</text:p>
          </table:table-cell>
          <table:table-cell table:formula="of:=VLOOKUP(#REF!8;[skills.$T$2:.$U$15];2;0)" office:value-type="float" office:value="0">
            <text:p>#NAME?</text:p>
          </table:table-cell>
          <table:table-cell table:formula="of:=VLOOKUP(#REF!8;[skills.$T$2:.$U$15];2;0)" office:value-type="float" office:value="0">
            <text:p>#NAME?</text:p>
          </table:table-cell>
          <table:table-cell table:formula="of:=VLOOKUP(#REF!8;[skills.$T$2:.$U$15];2;0)" office:value-type="float" office:value="0">
            <text:p>#NAME?</text:p>
          </table:table-cell>
          <table:table-cell table:formula="of:=VLOOKUP(#REF!8;[skills.$T$2:.$U$15];2;0)" office:value-type="float" office:value="0">
            <text:p>#NAME?</text:p>
          </table:table-cell>
          <table:table-cell table:formula="of:=VLOOKUP([.V8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Blaster Combat</text:p>
          </table:table-cell>
          <table:table-cell table:style-name="ce44" office:value-type="string">
            <text:p>Tradition</text:p>
          </table:table-cell>
          <table:table-cell office:value-type="string">
            <text:p>S C A</text:p>
          </table:table-cell>
          <table:table-cell table:style-name="ce48" office:value-type="float" office:value="5">
            <text:p>5</text:p>
          </table:table-cell>
          <table:table-cell table:number-columns-repeated="15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9:.V9])" office:value-type="float" office:value="5">
            <text:p>5</text:p>
          </table:table-cell>
          <table:table-cell table:style-name="ce55" table:formula="of:=MAX([.D9:.V9])" office:value-type="float" office:value="5">
            <text:p>5</text:p>
          </table:table-cell>
          <table:table-cell table:style-name="ce56" table:formula="of:=ROUND(AVERAGE([.D9:.V9]); 0)" office:value-type="float" office:value="5">
            <text:p>5</text:p>
          </table:table-cell>
          <table:table-cell table:formula="of:=VLOOKUP([.D9];[skills.$T$2:.$U$15];2;0)" office:value-type="string" office:string-value="M">
            <text:p>M</text:p>
          </table:table-cell>
          <table:table-cell table:formula="of:=VLOOKUP([.E9];[skills.$T$2:.$U$15];2;0)" office:value-type="string" office:string-value="M">
            <text:p>M</text:p>
          </table:table-cell>
          <table:table-cell table:formula="of:=VLOOKUP([.F9];[skills.$T$2:.$U$15];2;0)" office:value-type="string" office:string-value="M">
            <text:p>M</text:p>
          </table:table-cell>
          <table:table-cell table:formula="of:=VLOOKUP([.G9];[skills.$T$2:.$U$15];2;0)" office:value-type="string" office:string-value="M">
            <text:p>M</text:p>
          </table:table-cell>
          <table:table-cell table:formula="of:=VLOOKUP([.H9];[skills.$T$2:.$U$15];2;0)" office:value-type="string" office:string-value="M">
            <text:p>M</text:p>
          </table:table-cell>
          <table:table-cell table:formula="of:=VLOOKUP([.I9];[skills.$T$2:.$U$15];2;0)" office:value-type="string" office:string-value="M">
            <text:p>M</text:p>
          </table:table-cell>
          <table:table-cell table:formula="of:=VLOOKUP([.J9];[skills.$T$2:.$U$15];2;0)" office:value-type="string" office:string-value="M">
            <text:p>M</text:p>
          </table:table-cell>
          <table:table-cell table:formula="of:=VLOOKUP([.K9];[skills.$T$2:.$U$15];2;0)" office:value-type="string" office:string-value="M">
            <text:p>M</text:p>
          </table:table-cell>
          <table:table-cell table:formula="of:=VLOOKUP([.L9];[skills.$T$2:.$U$15];2;0)" office:value-type="string" office:string-value="M">
            <text:p>M</text:p>
          </table:table-cell>
          <table:table-cell table:formula="of:=VLOOKUP([.M9];[skills.$T$2:.$U$15];2;0)" office:value-type="string" office:string-value="M">
            <text:p>M</text:p>
          </table:table-cell>
          <table:table-cell table:formula="of:=VLOOKUP([.N9];[skills.$T$2:.$U$15];2;0)" office:value-type="string" office:string-value="M">
            <text:p>M</text:p>
          </table:table-cell>
          <table:table-cell table:formula="of:=VLOOKUP([.O9];[skills.$T$2:.$U$15];2;0)" office:value-type="string" office:string-value="M">
            <text:p>M</text:p>
          </table:table-cell>
          <table:table-cell table:formula="of:=VLOOKUP([.P9];[skills.$T$2:.$U$15];2;0)" office:value-type="string" office:string-value="M">
            <text:p>M</text:p>
          </table:table-cell>
          <table:table-cell table:formula="of:=VLOOKUP([.Q9];[skills.$T$2:.$U$15];2;0)" office:value-type="string" office:string-value="M">
            <text:p>M</text:p>
          </table:table-cell>
          <table:table-cell table:formula="of:=VLOOKUP([.R9];[skills.$T$2:.$U$15];2;0)" office:value-type="string" office:string-value="M">
            <text:p>M</text:p>
          </table:table-cell>
          <table:table-cell table:formula="of:=VLOOKUP([.S9];[skills.$T$2:.$U$15];2;0)" office:value-type="string" office:string-value="M">
            <text:p>M</text:p>
          </table:table-cell>
          <table:table-cell table:formula="of:=VLOOKUP([.T9];[skills.$T$2:.$U$15];2;0)" office:value-type="string" office:string-value="M">
            <text:p>M</text:p>
          </table:table-cell>
          <table:table-cell table:formula="of:=VLOOKUP([.U9];[skills.$T$2:.$U$15];2;0)" office:value-type="string" office:string-value="M">
            <text:p>M</text:p>
          </table:table-cell>
          <table:table-cell table:formula="of:=VLOOKUP(#REF!9;[skills.$T$2:.$U$15];2;0)" office:value-type="float" office:value="0">
            <text:p>#NAME?</text:p>
          </table:table-cell>
          <table:table-cell table:formula="of:=VLOOKUP(#REF!9;[skills.$T$2:.$U$15];2;0)" office:value-type="float" office:value="0">
            <text:p>#NAME?</text:p>
          </table:table-cell>
          <table:table-cell table:formula="of:=VLOOKUP(#REF!9;[skills.$T$2:.$U$15];2;0)" office:value-type="float" office:value="0">
            <text:p>#NAME?</text:p>
          </table:table-cell>
          <table:table-cell table:formula="of:=VLOOKUP(#REF!9;[skills.$T$2:.$U$15];2;0)" office:value-type="float" office:value="0">
            <text:p>#NAME?</text:p>
          </table:table-cell>
          <table:table-cell table:formula="of:=VLOOKUP([.V9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Call The Dark Side</text:p>
          </table:table-cell>
          <table:table-cell table:style-name="ce44" office:value-type="string">
            <text:p>Tradition</text:p>
          </table:table-cell>
          <table:table-cell office:value-type="string">
            <text:p>S C A</text:p>
          </table:table-cell>
          <table:table-cell table:style-name="ce48" office:value-type="float" office:value="5">
            <text:p>5</text:p>
          </table:table-cell>
          <table:table-cell table:number-columns-repeated="15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10:.V10])" office:value-type="float" office:value="5">
            <text:p>5</text:p>
          </table:table-cell>
          <table:table-cell table:style-name="ce55" table:formula="of:=MAX([.D10:.V10])" office:value-type="float" office:value="5">
            <text:p>5</text:p>
          </table:table-cell>
          <table:table-cell table:style-name="ce56" table:formula="of:=ROUND(AVERAGE([.D10:.V10]); 0)" office:value-type="float" office:value="5">
            <text:p>5</text:p>
          </table:table-cell>
          <table:table-cell table:formula="of:=VLOOKUP([.D10];[skills.$T$2:.$U$15];2;0)" office:value-type="string" office:string-value="M">
            <text:p>M</text:p>
          </table:table-cell>
          <table:table-cell table:formula="of:=VLOOKUP([.E10];[skills.$T$2:.$U$15];2;0)" office:value-type="string" office:string-value="M">
            <text:p>M</text:p>
          </table:table-cell>
          <table:table-cell table:formula="of:=VLOOKUP([.F10];[skills.$T$2:.$U$15];2;0)" office:value-type="string" office:string-value="M">
            <text:p>M</text:p>
          </table:table-cell>
          <table:table-cell table:formula="of:=VLOOKUP([.G10];[skills.$T$2:.$U$15];2;0)" office:value-type="string" office:string-value="M">
            <text:p>M</text:p>
          </table:table-cell>
          <table:table-cell table:formula="of:=VLOOKUP([.H10];[skills.$T$2:.$U$15];2;0)" office:value-type="string" office:string-value="M">
            <text:p>M</text:p>
          </table:table-cell>
          <table:table-cell table:formula="of:=VLOOKUP([.I10];[skills.$T$2:.$U$15];2;0)" office:value-type="string" office:string-value="M">
            <text:p>M</text:p>
          </table:table-cell>
          <table:table-cell table:formula="of:=VLOOKUP([.J10];[skills.$T$2:.$U$15];2;0)" office:value-type="string" office:string-value="M">
            <text:p>M</text:p>
          </table:table-cell>
          <table:table-cell table:formula="of:=VLOOKUP([.K10];[skills.$T$2:.$U$15];2;0)" office:value-type="string" office:string-value="M">
            <text:p>M</text:p>
          </table:table-cell>
          <table:table-cell table:formula="of:=VLOOKUP([.L10];[skills.$T$2:.$U$15];2;0)" office:value-type="string" office:string-value="M">
            <text:p>M</text:p>
          </table:table-cell>
          <table:table-cell table:formula="of:=VLOOKUP([.M10];[skills.$T$2:.$U$15];2;0)" office:value-type="string" office:string-value="M">
            <text:p>M</text:p>
          </table:table-cell>
          <table:table-cell table:formula="of:=VLOOKUP([.N10];[skills.$T$2:.$U$15];2;0)" office:value-type="string" office:string-value="M">
            <text:p>M</text:p>
          </table:table-cell>
          <table:table-cell table:formula="of:=VLOOKUP([.O10];[skills.$T$2:.$U$15];2;0)" office:value-type="string" office:string-value="M">
            <text:p>M</text:p>
          </table:table-cell>
          <table:table-cell table:formula="of:=VLOOKUP([.P10];[skills.$T$2:.$U$15];2;0)" office:value-type="string" office:string-value="M">
            <text:p>M</text:p>
          </table:table-cell>
          <table:table-cell table:formula="of:=VLOOKUP([.Q10];[skills.$T$2:.$U$15];2;0)" office:value-type="string" office:string-value="M">
            <text:p>M</text:p>
          </table:table-cell>
          <table:table-cell table:formula="of:=VLOOKUP([.R10];[skills.$T$2:.$U$15];2;0)" office:value-type="string" office:string-value="M">
            <text:p>M</text:p>
          </table:table-cell>
          <table:table-cell table:formula="of:=VLOOKUP([.S10];[skills.$T$2:.$U$15];2;0)" office:value-type="string" office:string-value="M">
            <text:p>M</text:p>
          </table:table-cell>
          <table:table-cell table:formula="of:=VLOOKUP([.T10];[skills.$T$2:.$U$15];2;0)" office:value-type="string" office:string-value="M">
            <text:p>M</text:p>
          </table:table-cell>
          <table:table-cell table:formula="of:=VLOOKUP([.U10];[skills.$T$2:.$U$15];2;0)" office:value-type="string" office:string-value="M">
            <text:p>M</text:p>
          </table:table-cell>
          <table:table-cell table:formula="of:=VLOOKUP(#REF!10;[skills.$T$2:.$U$15];2;0)" office:value-type="float" office:value="0">
            <text:p>#NAME?</text:p>
          </table:table-cell>
          <table:table-cell table:formula="of:=VLOOKUP(#REF!10;[skills.$T$2:.$U$15];2;0)" office:value-type="float" office:value="0">
            <text:p>#NAME?</text:p>
          </table:table-cell>
          <table:table-cell table:formula="of:=VLOOKUP(#REF!10;[skills.$T$2:.$U$15];2;0)" office:value-type="float" office:value="0">
            <text:p>#NAME?</text:p>
          </table:table-cell>
          <table:table-cell table:formula="of:=VLOOKUP(#REF!10;[skills.$T$2:.$U$15];2;0)" office:value-type="float" office:value="0">
            <text:p>#NAME?</text:p>
          </table:table-cell>
          <table:table-cell table:formula="of:=VLOOKUP([.V10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Channel Energy</text:p>
          </table:table-cell>
          <table:table-cell table:style-name="ce44" office:value-type="string">
            <text:p>Misc</text:p>
          </table:table-cell>
          <table:table-cell office:value-type="string">
            <text:p>C A</text:p>
          </table:table-cell>
          <table:table-cell table:style-name="ce48" office:value-type="float" office:value="3">
            <text:p>3</text:p>
          </table:table-cell>
          <table:table-cell table:number-columns-repeated="9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4" table:formula="of:=MIN([.D11:.V11])" office:value-type="float" office:value="3">
            <text:p>3</text:p>
          </table:table-cell>
          <table:table-cell table:style-name="ce55" table:formula="of:=MAX([.D11:.V11])" office:value-type="float" office:value="5">
            <text:p>5</text:p>
          </table:table-cell>
          <table:table-cell table:style-name="ce56" table:formula="of:=ROUND(AVERAGE([.D11:.V11]); 0)" office:value-type="float" office:value="4">
            <text:p>4</text:p>
          </table:table-cell>
          <table:table-cell table:formula="of:=VLOOKUP([.D11];[skills.$T$2:.$U$15];2;0)" office:value-type="string" office:string-value="E">
            <text:p>E</text:p>
          </table:table-cell>
          <table:table-cell table:formula="of:=VLOOKUP([.E11];[skills.$T$2:.$U$15];2;0)" office:value-type="string" office:string-value="EtM">
            <text:p>EtM</text:p>
          </table:table-cell>
          <table:table-cell table:formula="of:=VLOOKUP([.F11];[skills.$T$2:.$U$15];2;0)" office:value-type="string" office:string-value="EtM">
            <text:p>EtM</text:p>
          </table:table-cell>
          <table:table-cell table:formula="of:=VLOOKUP([.G11];[skills.$T$2:.$U$15];2;0)" office:value-type="string" office:string-value="EtM">
            <text:p>EtM</text:p>
          </table:table-cell>
          <table:table-cell table:formula="of:=VLOOKUP([.H11];[skills.$T$2:.$U$15];2;0)" office:value-type="string" office:string-value="EtM">
            <text:p>EtM</text:p>
          </table:table-cell>
          <table:table-cell table:formula="of:=VLOOKUP([.I11];[skills.$T$2:.$U$15];2;0)" office:value-type="string" office:string-value="EtM">
            <text:p>EtM</text:p>
          </table:table-cell>
          <table:table-cell table:formula="of:=VLOOKUP([.J11];[skills.$T$2:.$U$15];2;0)" office:value-type="string" office:string-value="EtM">
            <text:p>EtM</text:p>
          </table:table-cell>
          <table:table-cell table:formula="of:=VLOOKUP([.K11];[skills.$T$2:.$U$15];2;0)" office:value-type="string" office:string-value="EtM">
            <text:p>EtM</text:p>
          </table:table-cell>
          <table:table-cell table:formula="of:=VLOOKUP([.L11];[skills.$T$2:.$U$15];2;0)" office:value-type="string" office:string-value="EtM">
            <text:p>EtM</text:p>
          </table:table-cell>
          <table:table-cell table:formula="of:=VLOOKUP([.M11];[skills.$T$2:.$U$15];2;0)" office:value-type="string" office:string-value="EtM">
            <text:p>EtM</text:p>
          </table:table-cell>
          <table:table-cell table:formula="of:=VLOOKUP([.N11];[skills.$T$2:.$U$15];2;0)" office:value-type="string" office:string-value="E">
            <text:p>E</text:p>
          </table:table-cell>
          <table:table-cell table:formula="of:=VLOOKUP([.O11];[skills.$T$2:.$U$15];2;0)" office:value-type="string" office:string-value="M">
            <text:p>M</text:p>
          </table:table-cell>
          <table:table-cell table:formula="of:=VLOOKUP([.P11];[skills.$T$2:.$U$15];2;0)" office:value-type="string" office:string-value="E">
            <text:p>E</text:p>
          </table:table-cell>
          <table:table-cell table:formula="of:=VLOOKUP([.Q11];[skills.$T$2:.$U$15];2;0)" office:value-type="string" office:string-value="E">
            <text:p>E</text:p>
          </table:table-cell>
          <table:table-cell table:formula="of:=VLOOKUP([.R11];[skills.$T$2:.$U$15];2;0)" office:value-type="string" office:string-value="EtM">
            <text:p>EtM</text:p>
          </table:table-cell>
          <table:table-cell table:formula="of:=VLOOKUP([.S11];[skills.$T$2:.$U$15];2;0)" office:value-type="string" office:string-value="EtM">
            <text:p>EtM</text:p>
          </table:table-cell>
          <table:table-cell table:formula="of:=VLOOKUP([.T11];[skills.$T$2:.$U$15];2;0)" office:value-type="string" office:string-value="EtM">
            <text:p>EtM</text:p>
          </table:table-cell>
          <table:table-cell table:formula="of:=VLOOKUP([.U11];[skills.$T$2:.$U$15];2;0)" office:value-type="string" office:string-value="EtM">
            <text:p>EtM</text:p>
          </table:table-cell>
          <table:table-cell table:formula="of:=VLOOKUP(#REF!11;[skills.$T$2:.$U$15];2;0)" office:value-type="float" office:value="0">
            <text:p>#NAME?</text:p>
          </table:table-cell>
          <table:table-cell table:formula="of:=VLOOKUP(#REF!11;[skills.$T$2:.$U$15];2;0)" office:value-type="float" office:value="0">
            <text:p>#NAME?</text:p>
          </table:table-cell>
          <table:table-cell table:formula="of:=VLOOKUP(#REF!11;[skills.$T$2:.$U$15];2;0)" office:value-type="float" office:value="0">
            <text:p>#NAME?</text:p>
          </table:table-cell>
          <table:table-cell table:formula="of:=VLOOKUP(#REF!11;[skills.$T$2:.$U$15];2;0)" office:value-type="float" office:value="0">
            <text:p>#NAME?</text:p>
          </table:table-cell>
          <table:table-cell table:formula="of:=VLOOKUP([.V11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Channel Hate</text:p>
          </table:table-cell>
          <table:table-cell table:style-name="ce43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7">
            <text:p>7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12" table:style-name="ce50" office:value-type="float" office:value="6">
            <text:p>6</text:p>
          </table:table-cell>
          <table:table-cell table:number-columns-repeated="3" table:style-name="ce52" office:value-type="float" office:value="6">
            <text:p>6</text:p>
          </table:table-cell>
          <table:table-cell table:style-name="ce54" table:formula="of:=MIN([.D12:.V12])" office:value-type="float" office:value="5">
            <text:p>5</text:p>
          </table:table-cell>
          <table:table-cell table:style-name="ce55" table:formula="of:=MAX([.D12:.V12])" office:value-type="float" office:value="7">
            <text:p>7</text:p>
          </table:table-cell>
          <table:table-cell table:style-name="ce56" table:formula="of:=ROUND(AVERAGE([.D12:.V12]); 0)" office:value-type="float" office:value="6">
            <text:p>6</text:p>
          </table:table-cell>
          <table:table-cell table:formula="of:=VLOOKUP([.D12];[skills.$T$2:.$U$15];2;0)" office:value-type="string" office:string-value="D">
            <text:p>D</text:p>
          </table:table-cell>
          <table:table-cell table:formula="of:=VLOOKUP([.E12];[skills.$T$2:.$U$15];2;0)" office:value-type="string" office:string-value="MtD">
            <text:p>MtD</text:p>
          </table:table-cell>
          <table:table-cell table:formula="of:=VLOOKUP([.F12];[skills.$T$2:.$U$15];2;0)" office:value-type="string" office:string-value="MtD">
            <text:p>MtD</text:p>
          </table:table-cell>
          <table:table-cell table:formula="of:=VLOOKUP([.G12];[skills.$T$2:.$U$15];2;0)" office:value-type="string" office:string-value="M">
            <text:p>M</text:p>
          </table:table-cell>
          <table:table-cell table:formula="of:=VLOOKUP([.H12];[skills.$T$2:.$U$15];2;0)" office:value-type="string" office:string-value="MtD">
            <text:p>MtD</text:p>
          </table:table-cell>
          <table:table-cell table:formula="of:=VLOOKUP([.I12];[skills.$T$2:.$U$15];2;0)" office:value-type="string" office:string-value="MtD">
            <text:p>MtD</text:p>
          </table:table-cell>
          <table:table-cell table:formula="of:=VLOOKUP([.J12];[skills.$T$2:.$U$15];2;0)" office:value-type="string" office:string-value="MtD">
            <text:p>MtD</text:p>
          </table:table-cell>
          <table:table-cell table:formula="of:=VLOOKUP([.K12];[skills.$T$2:.$U$15];2;0)" office:value-type="string" office:string-value="MtD">
            <text:p>MtD</text:p>
          </table:table-cell>
          <table:table-cell table:formula="of:=VLOOKUP([.L12];[skills.$T$2:.$U$15];2;0)" office:value-type="string" office:string-value="MtD">
            <text:p>MtD</text:p>
          </table:table-cell>
          <table:table-cell table:formula="of:=VLOOKUP([.M12];[skills.$T$2:.$U$15];2;0)" office:value-type="string" office:string-value="MtD">
            <text:p>MtD</text:p>
          </table:table-cell>
          <table:table-cell table:formula="of:=VLOOKUP([.N12];[skills.$T$2:.$U$15];2;0)" office:value-type="string" office:string-value="MtD">
            <text:p>MtD</text:p>
          </table:table-cell>
          <table:table-cell table:formula="of:=VLOOKUP([.O12];[skills.$T$2:.$U$15];2;0)" office:value-type="string" office:string-value="MtD">
            <text:p>MtD</text:p>
          </table:table-cell>
          <table:table-cell table:formula="of:=VLOOKUP([.P12];[skills.$T$2:.$U$15];2;0)" office:value-type="string" office:string-value="MtD">
            <text:p>MtD</text:p>
          </table:table-cell>
          <table:table-cell table:formula="of:=VLOOKUP([.Q12];[skills.$T$2:.$U$15];2;0)" office:value-type="string" office:string-value="MtD">
            <text:p>MtD</text:p>
          </table:table-cell>
          <table:table-cell table:formula="of:=VLOOKUP([.R12];[skills.$T$2:.$U$15];2;0)" office:value-type="string" office:string-value="MtD">
            <text:p>MtD</text:p>
          </table:table-cell>
          <table:table-cell table:formula="of:=VLOOKUP([.S12];[skills.$T$2:.$U$15];2;0)" office:value-type="string" office:string-value="MtD">
            <text:p>MtD</text:p>
          </table:table-cell>
          <table:table-cell table:formula="of:=VLOOKUP([.T12];[skills.$T$2:.$U$15];2;0)" office:value-type="string" office:string-value="MtD">
            <text:p>MtD</text:p>
          </table:table-cell>
          <table:table-cell table:formula="of:=VLOOKUP([.U12];[skills.$T$2:.$U$15];2;0)" office:value-type="string" office:string-value="MtD">
            <text:p>MtD</text:p>
          </table:table-cell>
          <table:table-cell table:formula="of:=VLOOKUP(#REF!12;[skills.$T$2:.$U$15];2;0)" office:value-type="float" office:value="0">
            <text:p>#NAME?</text:p>
          </table:table-cell>
          <table:table-cell table:formula="of:=VLOOKUP(#REF!12;[skills.$T$2:.$U$15];2;0)" office:value-type="float" office:value="0">
            <text:p>#NAME?</text:p>
          </table:table-cell>
          <table:table-cell table:formula="of:=VLOOKUP(#REF!12;[skills.$T$2:.$U$15];2;0)" office:value-type="float" office:value="0">
            <text:p>#NAME?</text:p>
          </table:table-cell>
          <table:table-cell table:formula="of:=VLOOKUP(#REF!12;[skills.$T$2:.$U$15];2;0)" office:value-type="float" office:value="0">
            <text:p>#NAME?</text:p>
          </table:table-cell>
          <table:table-cell table:formula="of:=VLOOKUP([.V12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Cleanse</text:p>
          </table:table-cell>
          <table:table-cell table:style-name="ce43" office:value-type="string">
            <text:p>Tradition</text:p>
          </table:table-cell>
          <table:table-cell office:value-type="string">
            <text:p>S C A</text:p>
          </table:table-cell>
          <table:table-cell table:style-name="ce48" office:value-type="float" office:value="5">
            <text:p>5</text:p>
          </table:table-cell>
          <table:table-cell table:number-columns-repeated="15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13:.V13])" office:value-type="float" office:value="5">
            <text:p>5</text:p>
          </table:table-cell>
          <table:table-cell table:style-name="ce55" table:formula="of:=MAX([.D13:.V13])" office:value-type="float" office:value="5">
            <text:p>5</text:p>
          </table:table-cell>
          <table:table-cell table:style-name="ce56" table:formula="of:=ROUND(AVERAGE([.D13:.V13]); 0)" office:value-type="float" office:value="5">
            <text:p>5</text:p>
          </table:table-cell>
          <table:table-cell table:formula="of:=VLOOKUP([.D13];[skills.$T$2:.$U$15];2;0)" office:value-type="string" office:string-value="M">
            <text:p>M</text:p>
          </table:table-cell>
          <table:table-cell table:formula="of:=VLOOKUP([.E13];[skills.$T$2:.$U$15];2;0)" office:value-type="string" office:string-value="M">
            <text:p>M</text:p>
          </table:table-cell>
          <table:table-cell table:formula="of:=VLOOKUP([.F13];[skills.$T$2:.$U$15];2;0)" office:value-type="string" office:string-value="M">
            <text:p>M</text:p>
          </table:table-cell>
          <table:table-cell table:formula="of:=VLOOKUP([.G13];[skills.$T$2:.$U$15];2;0)" office:value-type="string" office:string-value="M">
            <text:p>M</text:p>
          </table:table-cell>
          <table:table-cell table:formula="of:=VLOOKUP([.H13];[skills.$T$2:.$U$15];2;0)" office:value-type="string" office:string-value="M">
            <text:p>M</text:p>
          </table:table-cell>
          <table:table-cell table:formula="of:=VLOOKUP([.I13];[skills.$T$2:.$U$15];2;0)" office:value-type="string" office:string-value="M">
            <text:p>M</text:p>
          </table:table-cell>
          <table:table-cell table:formula="of:=VLOOKUP([.J13];[skills.$T$2:.$U$15];2;0)" office:value-type="string" office:string-value="M">
            <text:p>M</text:p>
          </table:table-cell>
          <table:table-cell table:formula="of:=VLOOKUP([.K13];[skills.$T$2:.$U$15];2;0)" office:value-type="string" office:string-value="M">
            <text:p>M</text:p>
          </table:table-cell>
          <table:table-cell table:formula="of:=VLOOKUP([.L13];[skills.$T$2:.$U$15];2;0)" office:value-type="string" office:string-value="M">
            <text:p>M</text:p>
          </table:table-cell>
          <table:table-cell table:formula="of:=VLOOKUP([.M13];[skills.$T$2:.$U$15];2;0)" office:value-type="string" office:string-value="M">
            <text:p>M</text:p>
          </table:table-cell>
          <table:table-cell table:formula="of:=VLOOKUP([.N13];[skills.$T$2:.$U$15];2;0)" office:value-type="string" office:string-value="M">
            <text:p>M</text:p>
          </table:table-cell>
          <table:table-cell table:formula="of:=VLOOKUP([.O13];[skills.$T$2:.$U$15];2;0)" office:value-type="string" office:string-value="M">
            <text:p>M</text:p>
          </table:table-cell>
          <table:table-cell table:formula="of:=VLOOKUP([.P13];[skills.$T$2:.$U$15];2;0)" office:value-type="string" office:string-value="M">
            <text:p>M</text:p>
          </table:table-cell>
          <table:table-cell table:formula="of:=VLOOKUP([.Q13];[skills.$T$2:.$U$15];2;0)" office:value-type="string" office:string-value="M">
            <text:p>M</text:p>
          </table:table-cell>
          <table:table-cell table:formula="of:=VLOOKUP([.R13];[skills.$T$2:.$U$15];2;0)" office:value-type="string" office:string-value="M">
            <text:p>M</text:p>
          </table:table-cell>
          <table:table-cell table:formula="of:=VLOOKUP([.S13];[skills.$T$2:.$U$15];2;0)" office:value-type="string" office:string-value="M">
            <text:p>M</text:p>
          </table:table-cell>
          <table:table-cell table:formula="of:=VLOOKUP([.T13];[skills.$T$2:.$U$15];2;0)" office:value-type="string" office:string-value="M">
            <text:p>M</text:p>
          </table:table-cell>
          <table:table-cell table:formula="of:=VLOOKUP([.U13];[skills.$T$2:.$U$15];2;0)" office:value-type="string" office:string-value="M">
            <text:p>M</text:p>
          </table:table-cell>
          <table:table-cell table:formula="of:=VLOOKUP(#REF!13;[skills.$T$2:.$U$15];2;0)" office:value-type="float" office:value="0">
            <text:p>#NAME?</text:p>
          </table:table-cell>
          <table:table-cell table:formula="of:=VLOOKUP(#REF!13;[skills.$T$2:.$U$15];2;0)" office:value-type="float" office:value="0">
            <text:p>#NAME?</text:p>
          </table:table-cell>
          <table:table-cell table:formula="of:=VLOOKUP(#REF!13;[skills.$T$2:.$U$15];2;0)" office:value-type="float" office:value="0">
            <text:p>#NAME?</text:p>
          </table:table-cell>
          <table:table-cell table:formula="of:=VLOOKUP(#REF!13;[skills.$T$2:.$U$15];2;0)" office:value-type="float" office:value="0">
            <text:p>#NAME?</text:p>
          </table:table-cell>
          <table:table-cell table:formula="of:=VLOOKUP([.V13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Clear Mind</text:p>
          </table:table-cell>
          <table:table-cell table:style-name="ce43" office:value-type="string">
            <text:p>Heal</text:p>
          </table:table-cell>
          <table:table-cell office:value-type="string">
            <text:p>C (A)</text:p>
          </table:table-cell>
          <table:table-cell table:style-name="ce48" office:value-type="float" office:value="7">
            <text:p>7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number-columns-repeated="2" table:style-name="ce50" office:value-type="float" office:value="9">
            <text:p>9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8">
            <text:p>8</text:p>
          </table:table-cell>
          <table:table-cell table:style-name="ce54" table:formula="of:=MIN([.D14:.V14])" office:value-type="float" office:value="6">
            <text:p>6</text:p>
          </table:table-cell>
          <table:table-cell table:style-name="ce55" table:formula="of:=MAX([.D14:.V14])" office:value-type="float" office:value="9">
            <text:p>9</text:p>
          </table:table-cell>
          <table:table-cell table:style-name="ce56" table:formula="of:=ROUND(AVERAGE([.D14:.V14]); 0)" office:value-type="float" office:value="7">
            <text:p>7</text:p>
          </table:table-cell>
          <table:table-cell table:formula="of:=VLOOKUP([.D14];[skills.$T$2:.$U$15];2;0)" office:value-type="string" office:string-value="D">
            <text:p>D</text:p>
          </table:table-cell>
          <table:table-cell table:formula="of:=VLOOKUP([.E14];[skills.$T$2:.$U$15];2;0)" office:value-type="string" office:string-value="VD">
            <text:p>VD</text:p>
          </table:table-cell>
          <table:table-cell table:formula="of:=VLOOKUP([.F14];[skills.$T$2:.$U$15];2;0)" office:value-type="string" office:string-value="VD">
            <text:p>VD</text:p>
          </table:table-cell>
          <table:table-cell table:formula="of:=VLOOKUP([.G14];[skills.$T$2:.$U$15];2;0)" office:value-type="string" office:string-value="SD">
            <text:p>SD</text:p>
          </table:table-cell>
          <table:table-cell table:formula="of:=VLOOKUP([.H14];[skills.$T$2:.$U$15];2;0)" office:value-type="string" office:string-value="VD">
            <text:p>VD</text:p>
          </table:table-cell>
          <table:table-cell table:formula="of:=VLOOKUP([.I14];[skills.$T$2:.$U$15];2;0)" office:value-type="string" office:string-value="MtD">
            <text:p>MtD</text:p>
          </table:table-cell>
          <table:table-cell table:formula="of:=VLOOKUP([.J14];[skills.$T$2:.$U$15];2;0)" office:value-type="string" office:string-value="VD">
            <text:p>VD</text:p>
          </table:table-cell>
          <table:table-cell table:formula="of:=VLOOKUP([.K14];[skills.$T$2:.$U$15];2;0)" office:value-type="string" office:string-value="VD">
            <text:p>VD</text:p>
          </table:table-cell>
          <table:table-cell table:formula="of:=VLOOKUP([.L14];[skills.$T$2:.$U$15];2;0)" office:value-type="string" office:string-value="MtD">
            <text:p>MtD</text:p>
          </table:table-cell>
          <table:table-cell table:formula="of:=VLOOKUP([.M14];[skills.$T$2:.$U$15];2;0)" office:value-type="string" office:string-value="D">
            <text:p>D</text:p>
          </table:table-cell>
          <table:table-cell table:formula="of:=VLOOKUP([.N14];[skills.$T$2:.$U$15];2;0)" office:value-type="string" office:string-value="SD">
            <text:p>SD</text:p>
          </table:table-cell>
          <table:table-cell table:formula="of:=VLOOKUP([.O14];[skills.$T$2:.$U$15];2;0)" office:value-type="string" office:string-value="SD">
            <text:p>SD</text:p>
          </table:table-cell>
          <table:table-cell table:formula="of:=VLOOKUP([.P14];[skills.$T$2:.$U$15];2;0)" office:value-type="string" office:string-value="MtD">
            <text:p>MtD</text:p>
          </table:table-cell>
          <table:table-cell table:formula="of:=VLOOKUP([.Q14];[skills.$T$2:.$U$15];2;0)" office:value-type="string" office:string-value="MtD">
            <text:p>MtD</text:p>
          </table:table-cell>
          <table:table-cell table:formula="of:=VLOOKUP([.R14];[skills.$T$2:.$U$15];2;0)" office:value-type="string" office:string-value="VD">
            <text:p>VD</text:p>
          </table:table-cell>
          <table:table-cell table:formula="of:=VLOOKUP([.S14];[skills.$T$2:.$U$15];2;0)" office:value-type="string" office:string-value="MtD">
            <text:p>MtD</text:p>
          </table:table-cell>
          <table:table-cell table:formula="of:=VLOOKUP([.T14];[skills.$T$2:.$U$15];2;0)" office:value-type="string" office:string-value="MtD">
            <text:p>MtD</text:p>
          </table:table-cell>
          <table:table-cell table:formula="of:=VLOOKUP([.U14];[skills.$T$2:.$U$15];2;0)" office:value-type="string" office:string-value="D">
            <text:p>D</text:p>
          </table:table-cell>
          <table:table-cell table:formula="of:=VLOOKUP(#REF!14;[skills.$T$2:.$U$15];2;0)" office:value-type="float" office:value="0">
            <text:p>#NAME?</text:p>
          </table:table-cell>
          <table:table-cell table:formula="of:=VLOOKUP(#REF!14;[skills.$T$2:.$U$15];2;0)" office:value-type="float" office:value="0">
            <text:p>#NAME?</text:p>
          </table:table-cell>
          <table:table-cell table:formula="of:=VLOOKUP(#REF!14;[skills.$T$2:.$U$15];2;0)" office:value-type="float" office:value="0">
            <text:p>#NAME?</text:p>
          </table:table-cell>
          <table:table-cell table:formula="of:=VLOOKUP(#REF!14;[skills.$T$2:.$U$15];2;0)" office:value-type="float" office:value="0">
            <text:p>#NAME?</text:p>
          </table:table-cell>
          <table:table-cell table:formula="of:=VLOOKUP([.V14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Cloud Mind</text:p>
          </table:table-cell>
          <table:table-cell table:style-name="ce44" office:value-type="string">
            <text:p>Def Eff.</text:p>
          </table:table-cell>
          <table:table-cell office:value-type="string">
            <text:p>S C A</text:p>
          </table:table-cell>
          <table:table-cell table:style-name="ce48" office:value-type="float" office:value="4">
            <text:p>4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15:.V15])" office:value-type="float" office:value="2">
            <text:p>2</text:p>
          </table:table-cell>
          <table:table-cell table:style-name="ce55" table:formula="of:=MAX([.D15:.V15])" office:value-type="float" office:value="7">
            <text:p>7</text:p>
          </table:table-cell>
          <table:table-cell table:style-name="ce56" table:formula="of:=ROUND(AVERAGE([.D15:.V15]); 0)" office:value-type="float" office:value="5">
            <text:p>5</text:p>
          </table:table-cell>
          <table:table-cell table:formula="of:=VLOOKUP([.D15];[skills.$T$2:.$U$15];2;0)" office:value-type="string" office:string-value="EtM">
            <text:p>EtM</text:p>
          </table:table-cell>
          <table:table-cell table:formula="of:=VLOOKUP([.E15];[skills.$T$2:.$U$15];2;0)" office:value-type="string" office:string-value="D">
            <text:p>D</text:p>
          </table:table-cell>
          <table:table-cell table:formula="of:=VLOOKUP([.F15];[skills.$T$2:.$U$15];2;0)" office:value-type="string" office:string-value="EtM">
            <text:p>EtM</text:p>
          </table:table-cell>
          <table:table-cell table:formula="of:=VLOOKUP([.G15];[skills.$T$2:.$U$15];2;0)" office:value-type="string" office:string-value="M">
            <text:p>M</text:p>
          </table:table-cell>
          <table:table-cell table:formula="of:=VLOOKUP([.H15];[skills.$T$2:.$U$15];2;0)" office:value-type="string" office:string-value="EtM">
            <text:p>EtM</text:p>
          </table:table-cell>
          <table:table-cell table:formula="of:=VLOOKUP([.I15];[skills.$T$2:.$U$15];2;0)" office:value-type="string" office:string-value="VE">
            <text:p>VE</text:p>
          </table:table-cell>
          <table:table-cell table:formula="of:=VLOOKUP([.J15];[skills.$T$2:.$U$15];2;0)" office:value-type="string" office:string-value="M">
            <text:p>M</text:p>
          </table:table-cell>
          <table:table-cell table:formula="of:=VLOOKUP([.K15];[skills.$T$2:.$U$15];2;0)" office:value-type="string" office:string-value="M">
            <text:p>M</text:p>
          </table:table-cell>
          <table:table-cell table:formula="of:=VLOOKUP([.L15];[skills.$T$2:.$U$15];2;0)" office:value-type="string" office:string-value="EtM">
            <text:p>EtM</text:p>
          </table:table-cell>
          <table:table-cell table:formula="of:=VLOOKUP([.M15];[skills.$T$2:.$U$15];2;0)" office:value-type="string" office:string-value="D">
            <text:p>D</text:p>
          </table:table-cell>
          <table:table-cell table:formula="of:=VLOOKUP([.N15];[skills.$T$2:.$U$15];2;0)" office:value-type="string" office:string-value="M">
            <text:p>M</text:p>
          </table:table-cell>
          <table:table-cell table:formula="of:=VLOOKUP([.O15];[skills.$T$2:.$U$15];2;0)" office:value-type="string" office:string-value="MtD">
            <text:p>MtD</text:p>
          </table:table-cell>
          <table:table-cell table:formula="of:=VLOOKUP([.P15];[skills.$T$2:.$U$15];2;0)" office:value-type="string" office:string-value="M">
            <text:p>M</text:p>
          </table:table-cell>
          <table:table-cell table:formula="of:=VLOOKUP([.Q15];[skills.$T$2:.$U$15];2;0)" office:value-type="string" office:string-value="EtM">
            <text:p>EtM</text:p>
          </table:table-cell>
          <table:table-cell table:formula="of:=VLOOKUP([.R15];[skills.$T$2:.$U$15];2;0)" office:value-type="string" office:string-value="M">
            <text:p>M</text:p>
          </table:table-cell>
          <table:table-cell table:formula="of:=VLOOKUP([.S15];[skills.$T$2:.$U$15];2;0)" office:value-type="string" office:string-value="M">
            <text:p>M</text:p>
          </table:table-cell>
          <table:table-cell table:formula="of:=VLOOKUP([.T15];[skills.$T$2:.$U$15];2;0)" office:value-type="string" office:string-value="M">
            <text:p>M</text:p>
          </table:table-cell>
          <table:table-cell table:formula="of:=VLOOKUP([.U15];[skills.$T$2:.$U$15];2;0)" office:value-type="string" office:string-value="M">
            <text:p>M</text:p>
          </table:table-cell>
          <table:table-cell table:formula="of:=VLOOKUP(#REF!15;[skills.$T$2:.$U$15];2;0)" office:value-type="float" office:value="0">
            <text:p>#NAME?</text:p>
          </table:table-cell>
          <table:table-cell table:formula="of:=VLOOKUP(#REF!15;[skills.$T$2:.$U$15];2;0)" office:value-type="float" office:value="0">
            <text:p>#NAME?</text:p>
          </table:table-cell>
          <table:table-cell table:formula="of:=VLOOKUP(#REF!15;[skills.$T$2:.$U$15];2;0)" office:value-type="float" office:value="0">
            <text:p>#NAME?</text:p>
          </table:table-cell>
          <table:table-cell table:formula="of:=VLOOKUP(#REF!15;[skills.$T$2:.$U$15];2;0)" office:value-type="float" office:value="0">
            <text:p>#NAME?</text:p>
          </table:table-cell>
          <table:table-cell table:formula="of:=VLOOKUP([.V15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Concentration</text:p>
          </table:table-cell>
          <table:table-cell table:style-name="ce43" office:value-type="string">
            <text:p>Regen</text:p>
          </table:table-cell>
          <table:table-cell office:value-type="string">
            <text:p>S</text:p>
          </table:table-cell>
          <table:table-cell table:style-name="ce48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3" table:style-name="ce50" office:value-type="float" office:value="2">
            <text:p>2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4">
            <text:p>4</text:p>
          </table:table-cell>
          <table:table-cell table:style-name="ce54" table:formula="of:=MIN([.D16:.V16])" office:value-type="float" office:value="1">
            <text:p>1</text:p>
          </table:table-cell>
          <table:table-cell table:style-name="ce55" table:formula="of:=MAX([.D16:.V16])" office:value-type="float" office:value="5">
            <text:p>5</text:p>
          </table:table-cell>
          <table:table-cell table:style-name="ce56" table:formula="of:=ROUND(AVERAGE([.D16:.V16]); 0)" office:value-type="float" office:value="3">
            <text:p>3</text:p>
          </table:table-cell>
          <table:table-cell table:formula="of:=VLOOKUP([.D16];[skills.$T$2:.$U$15];2;0)" office:value-type="string" office:string-value="VE">
            <text:p>VE</text:p>
          </table:table-cell>
          <table:table-cell table:formula="of:=VLOOKUP([.E16];[skills.$T$2:.$U$15];2;0)" office:value-type="string" office:string-value="E">
            <text:p>E</text:p>
          </table:table-cell>
          <table:table-cell table:formula="of:=VLOOKUP([.F16];[skills.$T$2:.$U$15];2;0)" office:value-type="string" office:string-value="VE">
            <text:p>VE</text:p>
          </table:table-cell>
          <table:table-cell table:formula="of:=VLOOKUP([.G16];[skills.$T$2:.$U$15];2;0)" office:value-type="string" office:string-value="E">
            <text:p>E</text:p>
          </table:table-cell>
          <table:table-cell table:formula="of:=VLOOKUP([.H16];[skills.$T$2:.$U$15];2;0)" office:value-type="string" office:string-value="EtM">
            <text:p>EtM</text:p>
          </table:table-cell>
          <table:table-cell table:formula="of:=VLOOKUP([.I16];[skills.$T$2:.$U$15];2;0)" office:value-type="string" office:string-value="N">
            <text:p>N</text:p>
          </table:table-cell>
          <table:table-cell table:formula="of:=VLOOKUP([.J16];[skills.$T$2:.$U$15];2;0)" office:value-type="string" office:string-value="E">
            <text:p>E</text:p>
          </table:table-cell>
          <table:table-cell table:formula="of:=VLOOKUP([.K16];[skills.$T$2:.$U$15];2;0)" office:value-type="string" office:string-value="E">
            <text:p>E</text:p>
          </table:table-cell>
          <table:table-cell table:formula="of:=VLOOKUP([.L16];[skills.$T$2:.$U$15];2;0)" office:value-type="string" office:string-value="VE">
            <text:p>VE</text:p>
          </table:table-cell>
          <table:table-cell table:formula="of:=VLOOKUP([.M16];[skills.$T$2:.$U$15];2;0)" office:value-type="string" office:string-value="VE">
            <text:p>VE</text:p>
          </table:table-cell>
          <table:table-cell table:formula="of:=VLOOKUP([.N16];[skills.$T$2:.$U$15];2;0)" office:value-type="string" office:string-value="VE">
            <text:p>VE</text:p>
          </table:table-cell>
          <table:table-cell table:formula="of:=VLOOKUP([.O16];[skills.$T$2:.$U$15];2;0)" office:value-type="string" office:string-value="E">
            <text:p>E</text:p>
          </table:table-cell>
          <table:table-cell table:formula="of:=VLOOKUP([.P16];[skills.$T$2:.$U$15];2;0)" office:value-type="string" office:string-value="E">
            <text:p>E</text:p>
          </table:table-cell>
          <table:table-cell table:formula="of:=VLOOKUP([.Q16];[skills.$T$2:.$U$15];2;0)" office:value-type="string" office:string-value="E">
            <text:p>E</text:p>
          </table:table-cell>
          <table:table-cell table:formula="of:=VLOOKUP([.R16];[skills.$T$2:.$U$15];2;0)" office:value-type="string" office:string-value="VE">
            <text:p>VE</text:p>
          </table:table-cell>
          <table:table-cell table:formula="of:=VLOOKUP([.S16];[skills.$T$2:.$U$15];2;0)" office:value-type="string" office:string-value="VE">
            <text:p>VE</text:p>
          </table:table-cell>
          <table:table-cell table:formula="of:=VLOOKUP([.T16];[skills.$T$2:.$U$15];2;0)" office:value-type="string" office:string-value="N">
            <text:p>N</text:p>
          </table:table-cell>
          <table:table-cell table:formula="of:=VLOOKUP([.U16];[skills.$T$2:.$U$15];2;0)" office:value-type="string" office:string-value="M">
            <text:p>M</text:p>
          </table:table-cell>
          <table:table-cell table:formula="of:=VLOOKUP(#REF!16;[skills.$T$2:.$U$15];2;0)" office:value-type="float" office:value="0">
            <text:p>#NAME?</text:p>
          </table:table-cell>
          <table:table-cell table:formula="of:=VLOOKUP(#REF!16;[skills.$T$2:.$U$15];2;0)" office:value-type="float" office:value="0">
            <text:p>#NAME?</text:p>
          </table:table-cell>
          <table:table-cell table:formula="of:=VLOOKUP(#REF!16;[skills.$T$2:.$U$15];2;0)" office:value-type="float" office:value="0">
            <text:p>#NAME?</text:p>
          </table:table-cell>
          <table:table-cell table:formula="of:=VLOOKUP(#REF!16;[skills.$T$2:.$U$15];2;0)" office:value-type="float" office:value="0">
            <text:p>#NAME?</text:p>
          </table:table-cell>
          <table:table-cell table:formula="of:=VLOOKUP([.V16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Confusion</text:p>
          </table:table-cell>
          <table:table-cell table:style-name="ce44" office:value-type="string">
            <text:p>Off Eff.</text:p>
          </table:table-cell>
          <table:table-cell office:value-type="string">
            <text:p>S A</text:p>
          </table:table-cell>
          <table:table-cell table:style-name="ce48" office:value-type="float" office:value="5">
            <text:p>5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3">
            <text:p>3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4" table:formula="of:=MIN([.D17:.V17])" office:value-type="float" office:value="3">
            <text:p>3</text:p>
          </table:table-cell>
          <table:table-cell table:style-name="ce55" table:formula="of:=MAX([.D17:.V17])" office:value-type="float" office:value="6">
            <text:p>6</text:p>
          </table:table-cell>
          <table:table-cell table:style-name="ce56" table:formula="of:=ROUND(AVERAGE([.D17:.V17]); 0)" office:value-type="float" office:value="5">
            <text:p>5</text:p>
          </table:table-cell>
          <table:table-cell table:formula="of:=VLOOKUP([.D17];[skills.$T$2:.$U$15];2;0)" office:value-type="string" office:string-value="M">
            <text:p>M</text:p>
          </table:table-cell>
          <table:table-cell table:formula="of:=VLOOKUP([.E17];[skills.$T$2:.$U$15];2;0)" office:value-type="string" office:string-value="M">
            <text:p>M</text:p>
          </table:table-cell>
          <table:table-cell table:formula="of:=VLOOKUP([.F17];[skills.$T$2:.$U$15];2;0)" office:value-type="string" office:string-value="M">
            <text:p>M</text:p>
          </table:table-cell>
          <table:table-cell table:formula="of:=VLOOKUP([.G17];[skills.$T$2:.$U$15];2;0)" office:value-type="string" office:string-value="M">
            <text:p>M</text:p>
          </table:table-cell>
          <table:table-cell table:formula="of:=VLOOKUP([.H17];[skills.$T$2:.$U$15];2;0)" office:value-type="string" office:string-value="E">
            <text:p>E</text:p>
          </table:table-cell>
          <table:table-cell table:formula="of:=VLOOKUP([.I17];[skills.$T$2:.$U$15];2;0)" office:value-type="string" office:string-value="M">
            <text:p>M</text:p>
          </table:table-cell>
          <table:table-cell table:formula="of:=VLOOKUP([.J17];[skills.$T$2:.$U$15];2;0)" office:value-type="string" office:string-value="M">
            <text:p>M</text:p>
          </table:table-cell>
          <table:table-cell table:formula="of:=VLOOKUP([.K17];[skills.$T$2:.$U$15];2;0)" office:value-type="string" office:string-value="MtD">
            <text:p>MtD</text:p>
          </table:table-cell>
          <table:table-cell table:formula="of:=VLOOKUP([.L17];[skills.$T$2:.$U$15];2;0)" office:value-type="string" office:string-value="M">
            <text:p>M</text:p>
          </table:table-cell>
          <table:table-cell table:formula="of:=VLOOKUP([.M17];[skills.$T$2:.$U$15];2;0)" office:value-type="string" office:string-value="M">
            <text:p>M</text:p>
          </table:table-cell>
          <table:table-cell table:formula="of:=VLOOKUP([.N17];[skills.$T$2:.$U$15];2;0)" office:value-type="string" office:string-value="M">
            <text:p>M</text:p>
          </table:table-cell>
          <table:table-cell table:formula="of:=VLOOKUP([.O17];[skills.$T$2:.$U$15];2;0)" office:value-type="string" office:string-value="MtD">
            <text:p>MtD</text:p>
          </table:table-cell>
          <table:table-cell table:formula="of:=VLOOKUP([.P17];[skills.$T$2:.$U$15];2;0)" office:value-type="string" office:string-value="M">
            <text:p>M</text:p>
          </table:table-cell>
          <table:table-cell table:formula="of:=VLOOKUP([.Q17];[skills.$T$2:.$U$15];2;0)" office:value-type="string" office:string-value="E">
            <text:p>E</text:p>
          </table:table-cell>
          <table:table-cell table:formula="of:=VLOOKUP([.R17];[skills.$T$2:.$U$15];2;0)" office:value-type="string" office:string-value="E">
            <text:p>E</text:p>
          </table:table-cell>
          <table:table-cell table:formula="of:=VLOOKUP([.S17];[skills.$T$2:.$U$15];2;0)" office:value-type="string" office:string-value="M">
            <text:p>M</text:p>
          </table:table-cell>
          <table:table-cell table:formula="of:=VLOOKUP([.T17];[skills.$T$2:.$U$15];2;0)" office:value-type="string" office:string-value="E">
            <text:p>E</text:p>
          </table:table-cell>
          <table:table-cell table:formula="of:=VLOOKUP([.U17];[skills.$T$2:.$U$15];2;0)" office:value-type="string" office:string-value="M">
            <text:p>M</text:p>
          </table:table-cell>
          <table:table-cell table:formula="of:=VLOOKUP(#REF!17;[skills.$T$2:.$U$15];2;0)" office:value-type="float" office:value="0">
            <text:p>#NAME?</text:p>
          </table:table-cell>
          <table:table-cell table:formula="of:=VLOOKUP(#REF!17;[skills.$T$2:.$U$15];2;0)" office:value-type="float" office:value="0">
            <text:p>#NAME?</text:p>
          </table:table-cell>
          <table:table-cell table:formula="of:=VLOOKUP(#REF!17;[skills.$T$2:.$U$15];2;0)" office:value-type="float" office:value="0">
            <text:p>#NAME?</text:p>
          </table:table-cell>
          <table:table-cell table:formula="of:=VLOOKUP(#REF!17;[skills.$T$2:.$U$15];2;0)" office:value-type="float" office:value="0">
            <text:p>#NAME?</text:p>
          </table:table-cell>
          <table:table-cell table:formula="of:=VLOOKUP([.V17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Control Pain</text:p>
          </table:table-cell>
          <table:table-cell table:style-name="ce44" office:value-type="string">
            <text:p>Defense</text:p>
          </table:table-cell>
          <table:table-cell office:value-type="string">
            <text:p>C (A)</text:p>
          </table:table-cell>
          <table:table-cell table:style-name="ce48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4" table:formula="of:=MIN([.D18:.V18])" office:value-type="float" office:value="2">
            <text:p>2</text:p>
          </table:table-cell>
          <table:table-cell table:style-name="ce55" table:formula="of:=MAX([.D18:.V18])" office:value-type="float" office:value="6">
            <text:p>6</text:p>
          </table:table-cell>
          <table:table-cell table:style-name="ce56" table:formula="of:=ROUND(AVERAGE([.D18:.V18]); 0)" office:value-type="float" office:value="4">
            <text:p>4</text:p>
          </table:table-cell>
          <table:table-cell table:formula="of:=VLOOKUP([.D18];[skills.$T$2:.$U$15];2;0)" office:value-type="string" office:string-value="EtM">
            <text:p>EtM</text:p>
          </table:table-cell>
          <table:table-cell table:formula="of:=VLOOKUP([.E18];[skills.$T$2:.$U$15];2;0)" office:value-type="string" office:string-value="E">
            <text:p>E</text:p>
          </table:table-cell>
          <table:table-cell table:formula="of:=VLOOKUP([.F18];[skills.$T$2:.$U$15];2;0)" office:value-type="string" office:string-value="VE">
            <text:p>VE</text:p>
          </table:table-cell>
          <table:table-cell table:formula="of:=VLOOKUP([.G18];[skills.$T$2:.$U$15];2;0)" office:value-type="string" office:string-value="EtM">
            <text:p>EtM</text:p>
          </table:table-cell>
          <table:table-cell table:formula="of:=VLOOKUP([.H18];[skills.$T$2:.$U$15];2;0)" office:value-type="string" office:string-value="MtD">
            <text:p>MtD</text:p>
          </table:table-cell>
          <table:table-cell table:formula="of:=VLOOKUP([.I18];[skills.$T$2:.$U$15];2;0)" office:value-type="string" office:string-value="E">
            <text:p>E</text:p>
          </table:table-cell>
          <table:table-cell table:formula="of:=VLOOKUP([.J18];[skills.$T$2:.$U$15];2;0)" office:value-type="string" office:string-value="M">
            <text:p>M</text:p>
          </table:table-cell>
          <table:table-cell table:formula="of:=VLOOKUP([.K18];[skills.$T$2:.$U$15];2;0)" office:value-type="string" office:string-value="EtM">
            <text:p>EtM</text:p>
          </table:table-cell>
          <table:table-cell table:formula="of:=VLOOKUP([.L18];[skills.$T$2:.$U$15];2;0)" office:value-type="string" office:string-value="E">
            <text:p>E</text:p>
          </table:table-cell>
          <table:table-cell table:formula="of:=VLOOKUP([.M18];[skills.$T$2:.$U$15];2;0)" office:value-type="string" office:string-value="E">
            <text:p>E</text:p>
          </table:table-cell>
          <table:table-cell table:formula="of:=VLOOKUP([.N18];[skills.$T$2:.$U$15];2;0)" office:value-type="string" office:string-value="VE">
            <text:p>VE</text:p>
          </table:table-cell>
          <table:table-cell table:formula="of:=VLOOKUP([.O18];[skills.$T$2:.$U$15];2;0)" office:value-type="string" office:string-value="E">
            <text:p>E</text:p>
          </table:table-cell>
          <table:table-cell table:formula="of:=VLOOKUP([.P18];[skills.$T$2:.$U$15];2;0)" office:value-type="string" office:string-value="EtM">
            <text:p>EtM</text:p>
          </table:table-cell>
          <table:table-cell table:formula="of:=VLOOKUP([.Q18];[skills.$T$2:.$U$15];2;0)" office:value-type="string" office:string-value="E">
            <text:p>E</text:p>
          </table:table-cell>
          <table:table-cell table:formula="of:=VLOOKUP([.R18];[skills.$T$2:.$U$15];2;0)" office:value-type="string" office:string-value="EtM">
            <text:p>EtM</text:p>
          </table:table-cell>
          <table:table-cell table:formula="of:=VLOOKUP([.S18];[skills.$T$2:.$U$15];2;0)" office:value-type="string" office:string-value="EtM">
            <text:p>EtM</text:p>
          </table:table-cell>
          <table:table-cell table:formula="of:=VLOOKUP([.T18];[skills.$T$2:.$U$15];2;0)" office:value-type="string" office:string-value="EtM">
            <text:p>EtM</text:p>
          </table:table-cell>
          <table:table-cell table:formula="of:=VLOOKUP([.U18];[skills.$T$2:.$U$15];2;0)" office:value-type="string" office:string-value="E">
            <text:p>E</text:p>
          </table:table-cell>
          <table:table-cell table:formula="of:=VLOOKUP(#REF!18;[skills.$T$2:.$U$15];2;0)" office:value-type="float" office:value="0">
            <text:p>#NAME?</text:p>
          </table:table-cell>
          <table:table-cell table:formula="of:=VLOOKUP(#REF!18;[skills.$T$2:.$U$15];2;0)" office:value-type="float" office:value="0">
            <text:p>#NAME?</text:p>
          </table:table-cell>
          <table:table-cell table:formula="of:=VLOOKUP(#REF!18;[skills.$T$2:.$U$15];2;0)" office:value-type="float" office:value="0">
            <text:p>#NAME?</text:p>
          </table:table-cell>
          <table:table-cell table:formula="of:=VLOOKUP(#REF!18;[skills.$T$2:.$U$15];2;0)" office:value-type="float" office:value="0">
            <text:p>#NAME?</text:p>
          </table:table-cell>
          <table:table-cell table:formula="of:=VLOOKUP([.V18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ark Suggestion</text:p>
          </table:table-cell>
          <table:table-cell table:style-name="ce44" office:value-type="string">
            <text:p>Tradition</text:p>
          </table:table-cell>
          <table:table-cell office:value-type="string">
            <text:p>S C A</text:p>
          </table:table-cell>
          <table:table-cell table:style-name="ce48" office:value-type="float" office:value="5">
            <text:p>5</text:p>
          </table:table-cell>
          <table:table-cell table:number-columns-repeated="15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19:.V19])" office:value-type="float" office:value="5">
            <text:p>5</text:p>
          </table:table-cell>
          <table:table-cell table:style-name="ce55" table:formula="of:=MAX([.D19:.V19])" office:value-type="float" office:value="5">
            <text:p>5</text:p>
          </table:table-cell>
          <table:table-cell table:style-name="ce56" table:formula="of:=ROUND(AVERAGE([.D19:.V19]); 0)" office:value-type="float" office:value="5">
            <text:p>5</text:p>
          </table:table-cell>
          <table:table-cell table:formula="of:=VLOOKUP([.D19];[skills.$T$2:.$U$15];2;0)" office:value-type="string" office:string-value="M">
            <text:p>M</text:p>
          </table:table-cell>
          <table:table-cell table:formula="of:=VLOOKUP([.E19];[skills.$T$2:.$U$15];2;0)" office:value-type="string" office:string-value="M">
            <text:p>M</text:p>
          </table:table-cell>
          <table:table-cell table:formula="of:=VLOOKUP([.F19];[skills.$T$2:.$U$15];2;0)" office:value-type="string" office:string-value="M">
            <text:p>M</text:p>
          </table:table-cell>
          <table:table-cell table:formula="of:=VLOOKUP([.G19];[skills.$T$2:.$U$15];2;0)" office:value-type="string" office:string-value="M">
            <text:p>M</text:p>
          </table:table-cell>
          <table:table-cell table:formula="of:=VLOOKUP([.H19];[skills.$T$2:.$U$15];2;0)" office:value-type="string" office:string-value="M">
            <text:p>M</text:p>
          </table:table-cell>
          <table:table-cell table:formula="of:=VLOOKUP([.I19];[skills.$T$2:.$U$15];2;0)" office:value-type="string" office:string-value="M">
            <text:p>M</text:p>
          </table:table-cell>
          <table:table-cell table:formula="of:=VLOOKUP([.J19];[skills.$T$2:.$U$15];2;0)" office:value-type="string" office:string-value="M">
            <text:p>M</text:p>
          </table:table-cell>
          <table:table-cell table:formula="of:=VLOOKUP([.K19];[skills.$T$2:.$U$15];2;0)" office:value-type="string" office:string-value="M">
            <text:p>M</text:p>
          </table:table-cell>
          <table:table-cell table:formula="of:=VLOOKUP([.L19];[skills.$T$2:.$U$15];2;0)" office:value-type="string" office:string-value="M">
            <text:p>M</text:p>
          </table:table-cell>
          <table:table-cell table:formula="of:=VLOOKUP([.M19];[skills.$T$2:.$U$15];2;0)" office:value-type="string" office:string-value="M">
            <text:p>M</text:p>
          </table:table-cell>
          <table:table-cell table:formula="of:=VLOOKUP([.N19];[skills.$T$2:.$U$15];2;0)" office:value-type="string" office:string-value="M">
            <text:p>M</text:p>
          </table:table-cell>
          <table:table-cell table:formula="of:=VLOOKUP([.O19];[skills.$T$2:.$U$15];2;0)" office:value-type="string" office:string-value="M">
            <text:p>M</text:p>
          </table:table-cell>
          <table:table-cell table:formula="of:=VLOOKUP([.P19];[skills.$T$2:.$U$15];2;0)" office:value-type="string" office:string-value="M">
            <text:p>M</text:p>
          </table:table-cell>
          <table:table-cell table:formula="of:=VLOOKUP([.Q19];[skills.$T$2:.$U$15];2;0)" office:value-type="string" office:string-value="M">
            <text:p>M</text:p>
          </table:table-cell>
          <table:table-cell table:formula="of:=VLOOKUP([.R19];[skills.$T$2:.$U$15];2;0)" office:value-type="string" office:string-value="M">
            <text:p>M</text:p>
          </table:table-cell>
          <table:table-cell table:formula="of:=VLOOKUP([.S19];[skills.$T$2:.$U$15];2;0)" office:value-type="string" office:string-value="M">
            <text:p>M</text:p>
          </table:table-cell>
          <table:table-cell table:formula="of:=VLOOKUP([.T19];[skills.$T$2:.$U$15];2;0)" office:value-type="string" office:string-value="M">
            <text:p>M</text:p>
          </table:table-cell>
          <table:table-cell table:formula="of:=VLOOKUP([.U19];[skills.$T$2:.$U$15];2;0)" office:value-type="string" office:string-value="M">
            <text:p>M</text:p>
          </table:table-cell>
          <table:table-cell table:formula="of:=VLOOKUP(#REF!19;[skills.$T$2:.$U$15];2;0)" office:value-type="float" office:value="0">
            <text:p>#NAME?</text:p>
          </table:table-cell>
          <table:table-cell table:formula="of:=VLOOKUP(#REF!19;[skills.$T$2:.$U$15];2;0)" office:value-type="float" office:value="0">
            <text:p>#NAME?</text:p>
          </table:table-cell>
          <table:table-cell table:formula="of:=VLOOKUP(#REF!19;[skills.$T$2:.$U$15];2;0)" office:value-type="float" office:value="0">
            <text:p>#NAME?</text:p>
          </table:table-cell>
          <table:table-cell table:formula="of:=VLOOKUP(#REF!19;[skills.$T$2:.$U$15];2;0)" office:value-type="float" office:value="0">
            <text:p>#NAME?</text:p>
          </table:table-cell>
          <table:table-cell table:formula="of:=VLOOKUP([.V19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etoxify Poison</text:p>
          </table:table-cell>
          <table:table-cell table:style-name="ce44" office:value-type="string">
            <text:p>Heal</text:p>
          </table:table-cell>
          <table:table-cell office:value-type="string">
            <text:p>S C (A)</text:p>
          </table:table-cell>
          <table:table-cell table:style-name="ce48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4"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number-columns-repeated="3"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2" office:value-type="float" office:value="3">
            <text:p>3</text:p>
          </table:table-cell>
          <table:table-cell table:style-name="ce54" table:formula="of:=MIN([.D20:.V20])" office:value-type="float" office:value="1">
            <text:p>1</text:p>
          </table:table-cell>
          <table:table-cell table:style-name="ce55" table:formula="of:=MAX([.D20:.V20])" office:value-type="float" office:value="3">
            <text:p>3</text:p>
          </table:table-cell>
          <table:table-cell table:style-name="ce56" table:formula="of:=ROUND(AVERAGE([.D20:.V20]); 0)" office:value-type="float" office:value="3">
            <text:p>3</text:p>
          </table:table-cell>
          <table:table-cell table:formula="of:=VLOOKUP([.D20];[skills.$T$2:.$U$15];2;0)" office:value-type="string" office:string-value="E">
            <text:p>E</text:p>
          </table:table-cell>
          <table:table-cell table:formula="of:=VLOOKUP([.E20];[skills.$T$2:.$U$15];2;0)" office:value-type="string" office:string-value="VE">
            <text:p>VE</text:p>
          </table:table-cell>
          <table:table-cell table:formula="of:=VLOOKUP([.F20];[skills.$T$2:.$U$15];2;0)" office:value-type="string" office:string-value="VE">
            <text:p>VE</text:p>
          </table:table-cell>
          <table:table-cell table:formula="of:=VLOOKUP([.G20];[skills.$T$2:.$U$15];2;0)" office:value-type="string" office:string-value="E">
            <text:p>E</text:p>
          </table:table-cell>
          <table:table-cell table:formula="of:=VLOOKUP([.H20];[skills.$T$2:.$U$15];2;0)" office:value-type="string" office:string-value="E">
            <text:p>E</text:p>
          </table:table-cell>
          <table:table-cell table:formula="of:=VLOOKUP([.I20];[skills.$T$2:.$U$15];2;0)" office:value-type="string" office:string-value="E">
            <text:p>E</text:p>
          </table:table-cell>
          <table:table-cell table:formula="of:=VLOOKUP([.J20];[skills.$T$2:.$U$15];2;0)" office:value-type="string" office:string-value="E">
            <text:p>E</text:p>
          </table:table-cell>
          <table:table-cell table:formula="of:=VLOOKUP([.K20];[skills.$T$2:.$U$15];2;0)" office:value-type="string" office:string-value="VE">
            <text:p>VE</text:p>
          </table:table-cell>
          <table:table-cell table:formula="of:=VLOOKUP([.L20];[skills.$T$2:.$U$15];2;0)" office:value-type="string" office:string-value="N">
            <text:p>N</text:p>
          </table:table-cell>
          <table:table-cell table:formula="of:=VLOOKUP([.M20];[skills.$T$2:.$U$15];2;0)" office:value-type="string" office:string-value="N">
            <text:p>N</text:p>
          </table:table-cell>
          <table:table-cell table:formula="of:=VLOOKUP([.N20];[skills.$T$2:.$U$15];2;0)" office:value-type="string" office:string-value="VE">
            <text:p>VE</text:p>
          </table:table-cell>
          <table:table-cell table:formula="of:=VLOOKUP([.O20];[skills.$T$2:.$U$15];2;0)" office:value-type="string" office:string-value="E">
            <text:p>E</text:p>
          </table:table-cell>
          <table:table-cell table:formula="of:=VLOOKUP([.P20];[skills.$T$2:.$U$15];2;0)" office:value-type="string" office:string-value="E">
            <text:p>E</text:p>
          </table:table-cell>
          <table:table-cell table:formula="of:=VLOOKUP([.Q20];[skills.$T$2:.$U$15];2;0)" office:value-type="string" office:string-value="E">
            <text:p>E</text:p>
          </table:table-cell>
          <table:table-cell table:formula="of:=VLOOKUP([.R20];[skills.$T$2:.$U$15];2;0)" office:value-type="string" office:string-value="VE">
            <text:p>VE</text:p>
          </table:table-cell>
          <table:table-cell table:formula="of:=VLOOKUP([.S20];[skills.$T$2:.$U$15];2;0)" office:value-type="string" office:string-value="E">
            <text:p>E</text:p>
          </table:table-cell>
          <table:table-cell table:formula="of:=VLOOKUP([.T20];[skills.$T$2:.$U$15];2;0)" office:value-type="string" office:string-value="E">
            <text:p>E</text:p>
          </table:table-cell>
          <table:table-cell table:formula="of:=VLOOKUP([.U20];[skills.$T$2:.$U$15];2;0)" office:value-type="string" office:string-value="E">
            <text:p>E</text:p>
          </table:table-cell>
          <table:table-cell table:formula="of:=VLOOKUP(#REF!20;[skills.$T$2:.$U$15];2;0)" office:value-type="float" office:value="0">
            <text:p>#NAME?</text:p>
          </table:table-cell>
          <table:table-cell table:formula="of:=VLOOKUP(#REF!20;[skills.$T$2:.$U$15];2;0)" office:value-type="float" office:value="0">
            <text:p>#NAME?</text:p>
          </table:table-cell>
          <table:table-cell table:formula="of:=VLOOKUP(#REF!20;[skills.$T$2:.$U$15];2;0)" office:value-type="float" office:value="0">
            <text:p>#NAME?</text:p>
          </table:table-cell>
          <table:table-cell table:formula="of:=VLOOKUP(#REF!20;[skills.$T$2:.$U$15];2;0)" office:value-type="float" office:value="0">
            <text:p>#NAME?</text:p>
          </table:table-cell>
          <table:table-cell table:formula="of:=VLOOKUP([.V20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Displace Matter</text:p>
          </table:table-cell>
          <table:table-cell table:style-name="ce44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9">
            <text:p>9</text:p>
          </table:table-cell>
          <table:table-cell table:number-columns-repeated="3" table:style-name="ce50" office:value-type="float" office:value="9">
            <text:p>9</text:p>
          </table:table-cell>
          <table:table-cell table:style-name="ce50" office:value-type="float" office:value="6">
            <text:p>6</text:p>
          </table:table-cell>
          <table:table-cell table:number-columns-repeated="2" table:style-name="ce50" office:value-type="float" office:value="9">
            <text:p>9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7">
            <text:p>7</text:p>
          </table:table-cell>
          <table:table-cell table:number-columns-repeated="2"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2" office:value-type="float" office:value="10">
            <text:p>10</text:p>
          </table:table-cell>
          <table:table-cell table:number-columns-repeated="2" table:style-name="ce52" office:value-type="float" office:value="9">
            <text:p>9</text:p>
          </table:table-cell>
          <table:table-cell table:style-name="ce54" table:formula="of:=MIN([.D21:.V21])" office:value-type="float" office:value="6">
            <text:p>6</text:p>
          </table:table-cell>
          <table:table-cell table:style-name="ce55" table:formula="of:=MAX([.D21:.V21])" office:value-type="float" office:value="10">
            <text:p>10</text:p>
          </table:table-cell>
          <table:table-cell table:style-name="ce56" table:formula="of:=ROUND(AVERAGE([.D21:.V21]); 0)" office:value-type="float" office:value="9">
            <text:p>9</text:p>
          </table:table-cell>
          <table:table-cell table:formula="of:=VLOOKUP([.D21];[skills.$T$2:.$U$15];2;0)" office:value-type="string" office:string-value="SD">
            <text:p>SD</text:p>
          </table:table-cell>
          <table:table-cell table:formula="of:=VLOOKUP([.E21];[skills.$T$2:.$U$15];2;0)" office:value-type="string" office:string-value="SD">
            <text:p>SD</text:p>
          </table:table-cell>
          <table:table-cell table:formula="of:=VLOOKUP([.F21];[skills.$T$2:.$U$15];2;0)" office:value-type="string" office:string-value="SD">
            <text:p>SD</text:p>
          </table:table-cell>
          <table:table-cell table:formula="of:=VLOOKUP([.G21];[skills.$T$2:.$U$15];2;0)" office:value-type="string" office:string-value="SD">
            <text:p>SD</text:p>
          </table:table-cell>
          <table:table-cell table:formula="of:=VLOOKUP([.H21];[skills.$T$2:.$U$15];2;0)" office:value-type="string" office:string-value="MtD">
            <text:p>MtD</text:p>
          </table:table-cell>
          <table:table-cell table:formula="of:=VLOOKUP([.I21];[skills.$T$2:.$U$15];2;0)" office:value-type="string" office:string-value="SD">
            <text:p>SD</text:p>
          </table:table-cell>
          <table:table-cell table:formula="of:=VLOOKUP([.J21];[skills.$T$2:.$U$15];2;0)" office:value-type="string" office:string-value="SD">
            <text:p>SD</text:p>
          </table:table-cell>
          <table:table-cell table:formula="of:=VLOOKUP([.K21];[skills.$T$2:.$U$15];2;0)" office:value-type="string" office:string-value="VD">
            <text:p>VD</text:p>
          </table:table-cell>
          <table:table-cell table:formula="of:=VLOOKUP([.L21];[skills.$T$2:.$U$15];2;0)" office:value-type="string" office:string-value="VD">
            <text:p>VD</text:p>
          </table:table-cell>
          <table:table-cell table:formula="of:=VLOOKUP([.M21];[skills.$T$2:.$U$15];2;0)" office:value-type="string" office:string-value="SD">
            <text:p>SD</text:p>
          </table:table-cell>
          <table:table-cell table:formula="of:=VLOOKUP([.N21];[skills.$T$2:.$U$15];2;0)" office:value-type="string" office:string-value="D">
            <text:p>D</text:p>
          </table:table-cell>
          <table:table-cell table:formula="of:=VLOOKUP([.O21];[skills.$T$2:.$U$15];2;0)" office:value-type="string" office:string-value="JSI">
            <text:p>JSI</text:p>
          </table:table-cell>
          <table:table-cell table:formula="of:=VLOOKUP([.P21];[skills.$T$2:.$U$15];2;0)" office:value-type="string" office:string-value="D">
            <text:p>D</text:p>
          </table:table-cell>
          <table:table-cell table:formula="of:=VLOOKUP([.Q21];[skills.$T$2:.$U$15];2;0)" office:value-type="string" office:string-value="JSI">
            <text:p>JSI</text:p>
          </table:table-cell>
          <table:table-cell table:formula="of:=VLOOKUP([.R21];[skills.$T$2:.$U$15];2;0)" office:value-type="string" office:string-value="JSI">
            <text:p>JSI</text:p>
          </table:table-cell>
          <table:table-cell table:formula="of:=VLOOKUP([.S21];[skills.$T$2:.$U$15];2;0)" office:value-type="string" office:string-value="SD">
            <text:p>SD</text:p>
          </table:table-cell>
          <table:table-cell table:formula="of:=VLOOKUP([.T21];[skills.$T$2:.$U$15];2;0)" office:value-type="string" office:string-value="JSI">
            <text:p>JSI</text:p>
          </table:table-cell>
          <table:table-cell table:formula="of:=VLOOKUP([.U21];[skills.$T$2:.$U$15];2;0)" office:value-type="string" office:string-value="SD">
            <text:p>SD</text:p>
          </table:table-cell>
          <table:table-cell table:formula="of:=VLOOKUP(#REF!21;[skills.$T$2:.$U$15];2;0)" office:value-type="float" office:value="0">
            <text:p>#NAME?</text:p>
          </table:table-cell>
          <table:table-cell table:formula="of:=VLOOKUP(#REF!21;[skills.$T$2:.$U$15];2;0)" office:value-type="float" office:value="0">
            <text:p>#NAME?</text:p>
          </table:table-cell>
          <table:table-cell table:formula="of:=VLOOKUP(#REF!21;[skills.$T$2:.$U$15];2;0)" office:value-type="float" office:value="0">
            <text:p>#NAME?</text:p>
          </table:table-cell>
          <table:table-cell table:formula="of:=VLOOKUP(#REF!21;[skills.$T$2:.$U$15];2;0)" office:value-type="float" office:value="0">
            <text:p>#NAME?</text:p>
          </table:table-cell>
          <table:table-cell table:formula="of:=VLOOKUP([.V21];[skills.$T$2:.$U$15];2;0)" office:value-type="string" office:string-value="SD">
            <text:p>S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issipate Energy</text:p>
          </table:table-cell>
          <table:table-cell table:style-name="ce44" office:value-type="string">
            <text:p>Regen</text:p>
          </table:table-cell>
          <table:table-cell office:value-type="string">
            <text:p>C</text:p>
          </table:table-cell>
          <table:table-cell table:style-name="ce48" office:value-type="float" office:value="5">
            <text:p>5</text:p>
          </table:table-cell>
          <table:table-cell table:number-columns-repeated="5"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number-columns-repeated="4" table:style-name="ce50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4" table:formula="of:=MIN([.D22:.V22])" office:value-type="float" office:value="4">
            <text:p>4</text:p>
          </table:table-cell>
          <table:table-cell table:style-name="ce55" table:formula="of:=MAX([.D22:.V22])" office:value-type="float" office:value="6">
            <text:p>6</text:p>
          </table:table-cell>
          <table:table-cell table:style-name="ce56" table:formula="of:=ROUND(AVERAGE([.D22:.V22]); 0)" office:value-type="float" office:value="5">
            <text:p>5</text:p>
          </table:table-cell>
          <table:table-cell table:formula="of:=VLOOKUP([.D22];[skills.$T$2:.$U$15];2;0)" office:value-type="string" office:string-value="M">
            <text:p>M</text:p>
          </table:table-cell>
          <table:table-cell table:formula="of:=VLOOKUP([.E22];[skills.$T$2:.$U$15];2;0)" office:value-type="string" office:string-value="M">
            <text:p>M</text:p>
          </table:table-cell>
          <table:table-cell table:formula="of:=VLOOKUP([.F22];[skills.$T$2:.$U$15];2;0)" office:value-type="string" office:string-value="M">
            <text:p>M</text:p>
          </table:table-cell>
          <table:table-cell table:formula="of:=VLOOKUP([.G22];[skills.$T$2:.$U$15];2;0)" office:value-type="string" office:string-value="M">
            <text:p>M</text:p>
          </table:table-cell>
          <table:table-cell table:formula="of:=VLOOKUP([.H22];[skills.$T$2:.$U$15];2;0)" office:value-type="string" office:string-value="M">
            <text:p>M</text:p>
          </table:table-cell>
          <table:table-cell table:formula="of:=VLOOKUP([.I22];[skills.$T$2:.$U$15];2;0)" office:value-type="string" office:string-value="M">
            <text:p>M</text:p>
          </table:table-cell>
          <table:table-cell table:formula="of:=VLOOKUP([.J22];[skills.$T$2:.$U$15];2;0)" office:value-type="string" office:string-value="EtM">
            <text:p>EtM</text:p>
          </table:table-cell>
          <table:table-cell table:formula="of:=VLOOKUP([.K22];[skills.$T$2:.$U$15];2;0)" office:value-type="string" office:string-value="M">
            <text:p>M</text:p>
          </table:table-cell>
          <table:table-cell table:formula="of:=VLOOKUP([.L22];[skills.$T$2:.$U$15];2;0)" office:value-type="string" office:string-value="M">
            <text:p>M</text:p>
          </table:table-cell>
          <table:table-cell table:formula="of:=VLOOKUP([.M22];[skills.$T$2:.$U$15];2;0)" office:value-type="string" office:string-value="M">
            <text:p>M</text:p>
          </table:table-cell>
          <table:table-cell table:formula="of:=VLOOKUP([.N22];[skills.$T$2:.$U$15];2;0)" office:value-type="string" office:string-value="EtM">
            <text:p>EtM</text:p>
          </table:table-cell>
          <table:table-cell table:formula="of:=VLOOKUP([.O22];[skills.$T$2:.$U$15];2;0)" office:value-type="string" office:string-value="MtD">
            <text:p>MtD</text:p>
          </table:table-cell>
          <table:table-cell table:formula="of:=VLOOKUP([.P22];[skills.$T$2:.$U$15];2;0)" office:value-type="string" office:string-value="M">
            <text:p>M</text:p>
          </table:table-cell>
          <table:table-cell table:formula="of:=VLOOKUP([.Q22];[skills.$T$2:.$U$15];2;0)" office:value-type="string" office:string-value="M">
            <text:p>M</text:p>
          </table:table-cell>
          <table:table-cell table:formula="of:=VLOOKUP([.R22];[skills.$T$2:.$U$15];2;0)" office:value-type="string" office:string-value="M">
            <text:p>M</text:p>
          </table:table-cell>
          <table:table-cell table:formula="of:=VLOOKUP([.S22];[skills.$T$2:.$U$15];2;0)" office:value-type="string" office:string-value="M">
            <text:p>M</text:p>
          </table:table-cell>
          <table:table-cell table:formula="of:=VLOOKUP([.T22];[skills.$T$2:.$U$15];2;0)" office:value-type="string" office:string-value="MtD">
            <text:p>MtD</text:p>
          </table:table-cell>
          <table:table-cell table:formula="of:=VLOOKUP([.U22];[skills.$T$2:.$U$15];2;0)" office:value-type="string" office:string-value="EtM">
            <text:p>EtM</text:p>
          </table:table-cell>
          <table:table-cell table:formula="of:=VLOOKUP(#REF!22;[skills.$T$2:.$U$15];2;0)" office:value-type="float" office:value="0">
            <text:p>#NAME?</text:p>
          </table:table-cell>
          <table:table-cell table:formula="of:=VLOOKUP(#REF!22;[skills.$T$2:.$U$15];2;0)" office:value-type="float" office:value="0">
            <text:p>#NAME?</text:p>
          </table:table-cell>
          <table:table-cell table:formula="of:=VLOOKUP(#REF!22;[skills.$T$2:.$U$15];2;0)" office:value-type="float" office:value="0">
            <text:p>#NAME?</text:p>
          </table:table-cell>
          <table:table-cell table:formula="of:=VLOOKUP(#REF!22;[skills.$T$2:.$U$15];2;0)" office:value-type="float" office:value="0">
            <text:p>#NAME?</text:p>
          </table:table-cell>
          <table:table-cell table:formula="of:=VLOOKUP([.V22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istract</text:p>
          </table:table-cell>
          <table:table-cell table:style-name="ce44" office:value-type="string">
            <text:p>Utility</text:p>
          </table:table-cell>
          <table:table-cell office:value-type="string">
            <text:p>C A</text:p>
          </table:table-cell>
          <table:table-cell table:style-name="ce48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4" table:formula="of:=MIN([.D23:.V23])" office:value-type="float" office:value="0">
            <text:p>0</text:p>
          </table:table-cell>
          <table:table-cell table:style-name="ce55" table:formula="of:=MAX([.D23:.V23])" office:value-type="float" office:value="5">
            <text:p>5</text:p>
          </table:table-cell>
          <table:table-cell table:style-name="ce56" table:formula="of:=ROUND(AVERAGE([.D23:.V23]); 0)" office:value-type="float" office:value="3">
            <text:p>3</text:p>
          </table:table-cell>
          <table:table-cell table:formula="of:=VLOOKUP([.D23];[skills.$T$2:.$U$15];2;0)" office:value-type="string" office:string-value="E">
            <text:p>E</text:p>
          </table:table-cell>
          <table:table-cell table:formula="of:=VLOOKUP([.E23];[skills.$T$2:.$U$15];2;0)" office:value-type="string" office:string-value="EtM">
            <text:p>EtM</text:p>
          </table:table-cell>
          <table:table-cell table:formula="of:=VLOOKUP([.F23];[skills.$T$2:.$U$15];2;0)" office:value-type="string" office:string-value="E">
            <text:p>E</text:p>
          </table:table-cell>
          <table:table-cell table:formula="of:=VLOOKUP([.G23];[skills.$T$2:.$U$15];2;0)" office:value-type="string" office:string-value="EtM">
            <text:p>EtM</text:p>
          </table:table-cell>
          <table:table-cell table:formula="of:=VLOOKUP([.H23];[skills.$T$2:.$U$15];2;0)" office:value-type="string" office:string-value="I">
            <text:p>I</text:p>
          </table:table-cell>
          <table:table-cell table:formula="of:=VLOOKUP([.I23];[skills.$T$2:.$U$15];2;0)" office:value-type="string" office:string-value="E">
            <text:p>E</text:p>
          </table:table-cell>
          <table:table-cell table:formula="of:=VLOOKUP([.J23];[skills.$T$2:.$U$15];2;0)" office:value-type="string" office:string-value="N">
            <text:p>N</text:p>
          </table:table-cell>
          <table:table-cell table:formula="of:=VLOOKUP([.K23];[skills.$T$2:.$U$15];2;0)" office:value-type="string" office:string-value="EtM">
            <text:p>EtM</text:p>
          </table:table-cell>
          <table:table-cell table:formula="of:=VLOOKUP([.L23];[skills.$T$2:.$U$15];2;0)" office:value-type="string" office:string-value="VE">
            <text:p>VE</text:p>
          </table:table-cell>
          <table:table-cell table:formula="of:=VLOOKUP([.M23];[skills.$T$2:.$U$15];2;0)" office:value-type="string" office:string-value="E">
            <text:p>E</text:p>
          </table:table-cell>
          <table:table-cell table:formula="of:=VLOOKUP([.N23];[skills.$T$2:.$U$15];2;0)" office:value-type="string" office:string-value="EtM">
            <text:p>EtM</text:p>
          </table:table-cell>
          <table:table-cell table:formula="of:=VLOOKUP([.O23];[skills.$T$2:.$U$15];2;0)" office:value-type="string" office:string-value="E">
            <text:p>E</text:p>
          </table:table-cell>
          <table:table-cell table:formula="of:=VLOOKUP([.P23];[skills.$T$2:.$U$15];2;0)" office:value-type="string" office:string-value="EtM">
            <text:p>EtM</text:p>
          </table:table-cell>
          <table:table-cell table:formula="of:=VLOOKUP([.Q23];[skills.$T$2:.$U$15];2;0)" office:value-type="string" office:string-value="M">
            <text:p>M</text:p>
          </table:table-cell>
          <table:table-cell table:formula="of:=VLOOKUP([.R23];[skills.$T$2:.$U$15];2;0)" office:value-type="string" office:string-value="EtM">
            <text:p>EtM</text:p>
          </table:table-cell>
          <table:table-cell table:formula="of:=VLOOKUP([.S23];[skills.$T$2:.$U$15];2;0)" office:value-type="string" office:string-value="EtM">
            <text:p>EtM</text:p>
          </table:table-cell>
          <table:table-cell table:formula="of:=VLOOKUP([.T23];[skills.$T$2:.$U$15];2;0)" office:value-type="string" office:string-value="N">
            <text:p>N</text:p>
          </table:table-cell>
          <table:table-cell table:formula="of:=VLOOKUP([.U23];[skills.$T$2:.$U$15];2;0)" office:value-type="string" office:string-value="VE">
            <text:p>VE</text:p>
          </table:table-cell>
          <table:table-cell table:formula="of:=VLOOKUP(#REF!23;[skills.$T$2:.$U$15];2;0)" office:value-type="float" office:value="0">
            <text:p>#NAME?</text:p>
          </table:table-cell>
          <table:table-cell table:formula="of:=VLOOKUP(#REF!23;[skills.$T$2:.$U$15];2;0)" office:value-type="float" office:value="0">
            <text:p>#NAME?</text:p>
          </table:table-cell>
          <table:table-cell table:formula="of:=VLOOKUP(#REF!23;[skills.$T$2:.$U$15];2;0)" office:value-type="float" office:value="0">
            <text:p>#NAME?</text:p>
          </table:table-cell>
          <table:table-cell table:formula="of:=VLOOKUP(#REF!23;[skills.$T$2:.$U$15];2;0)" office:value-type="float" office:value="0">
            <text:p>#NAME?</text:p>
          </table:table-cell>
          <table:table-cell table:formula="of:=VLOOKUP([.V23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Disturbing Aura</text:p>
          </table:table-cell>
          <table:table-cell table:style-name="ce44" office:value-type="string">
            <text:p>Utility</text:p>
          </table:table-cell>
          <table:table-cell office:value-type="string">
            <text:p>S C</text:p>
          </table:table-cell>
          <table:table-cell table:style-name="ce48" office:value-type="float" office:value="5">
            <text:p>5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2" office:value-type="float" office:value="4">
            <text:p>4</text:p>
          </table:table-cell>
          <table:table-cell table:style-name="ce54" table:formula="of:=MIN([.D24:.V24])" office:value-type="float" office:value="3">
            <text:p>3</text:p>
          </table:table-cell>
          <table:table-cell table:style-name="ce55" table:formula="of:=MAX([.D24:.V24])" office:value-type="float" office:value="7">
            <text:p>7</text:p>
          </table:table-cell>
          <table:table-cell table:style-name="ce56" table:formula="of:=ROUND(AVERAGE([.D24:.V24]); 0)" office:value-type="float" office:value="5">
            <text:p>5</text:p>
          </table:table-cell>
          <table:table-cell table:formula="of:=VLOOKUP([.D24];[skills.$T$2:.$U$15];2;0)" office:value-type="string" office:string-value="M">
            <text:p>M</text:p>
          </table:table-cell>
          <table:table-cell table:formula="of:=VLOOKUP([.E24];[skills.$T$2:.$U$15];2;0)" office:value-type="string" office:string-value="D">
            <text:p>D</text:p>
          </table:table-cell>
          <table:table-cell table:formula="of:=VLOOKUP([.F24];[skills.$T$2:.$U$15];2;0)" office:value-type="string" office:string-value="M">
            <text:p>M</text:p>
          </table:table-cell>
          <table:table-cell table:formula="of:=VLOOKUP([.G24];[skills.$T$2:.$U$15];2;0)" office:value-type="string" office:string-value="E">
            <text:p>E</text:p>
          </table:table-cell>
          <table:table-cell table:formula="of:=VLOOKUP([.H24];[skills.$T$2:.$U$15];2;0)" office:value-type="string" office:string-value="M">
            <text:p>M</text:p>
          </table:table-cell>
          <table:table-cell table:formula="of:=VLOOKUP([.I24];[skills.$T$2:.$U$15];2;0)" office:value-type="string" office:string-value="M">
            <text:p>M</text:p>
          </table:table-cell>
          <table:table-cell table:formula="of:=VLOOKUP([.J24];[skills.$T$2:.$U$15];2;0)" office:value-type="string" office:string-value="M">
            <text:p>M</text:p>
          </table:table-cell>
          <table:table-cell table:formula="of:=VLOOKUP([.K24];[skills.$T$2:.$U$15];2;0)" office:value-type="string" office:string-value="EtM">
            <text:p>EtM</text:p>
          </table:table-cell>
          <table:table-cell table:formula="of:=VLOOKUP([.L24];[skills.$T$2:.$U$15];2;0)" office:value-type="string" office:string-value="M">
            <text:p>M</text:p>
          </table:table-cell>
          <table:table-cell table:formula="of:=VLOOKUP([.M24];[skills.$T$2:.$U$15];2;0)" office:value-type="string" office:string-value="EtM">
            <text:p>EtM</text:p>
          </table:table-cell>
          <table:table-cell table:formula="of:=VLOOKUP([.N24];[skills.$T$2:.$U$15];2;0)" office:value-type="string" office:string-value="M">
            <text:p>M</text:p>
          </table:table-cell>
          <table:table-cell table:formula="of:=VLOOKUP([.O24];[skills.$T$2:.$U$15];2;0)" office:value-type="string" office:string-value="EtM">
            <text:p>EtM</text:p>
          </table:table-cell>
          <table:table-cell table:formula="of:=VLOOKUP([.P24];[skills.$T$2:.$U$15];2;0)" office:value-type="string" office:string-value="M">
            <text:p>M</text:p>
          </table:table-cell>
          <table:table-cell table:formula="of:=VLOOKUP([.Q24];[skills.$T$2:.$U$15];2;0)" office:value-type="string" office:string-value="M">
            <text:p>M</text:p>
          </table:table-cell>
          <table:table-cell table:formula="of:=VLOOKUP([.R24];[skills.$T$2:.$U$15];2;0)" office:value-type="string" office:string-value="MtD">
            <text:p>MtD</text:p>
          </table:table-cell>
          <table:table-cell table:formula="of:=VLOOKUP([.S24];[skills.$T$2:.$U$15];2;0)" office:value-type="string" office:string-value="M">
            <text:p>M</text:p>
          </table:table-cell>
          <table:table-cell table:formula="of:=VLOOKUP([.T24];[skills.$T$2:.$U$15];2;0)" office:value-type="string" office:string-value="M">
            <text:p>M</text:p>
          </table:table-cell>
          <table:table-cell table:formula="of:=VLOOKUP([.U24];[skills.$T$2:.$U$15];2;0)" office:value-type="string" office:string-value="M">
            <text:p>M</text:p>
          </table:table-cell>
          <table:table-cell table:formula="of:=VLOOKUP(#REF!24;[skills.$T$2:.$U$15];2;0)" office:value-type="float" office:value="0">
            <text:p>#NAME?</text:p>
          </table:table-cell>
          <table:table-cell table:formula="of:=VLOOKUP(#REF!24;[skills.$T$2:.$U$15];2;0)" office:value-type="float" office:value="0">
            <text:p>#NAME?</text:p>
          </table:table-cell>
          <table:table-cell table:formula="of:=VLOOKUP(#REF!24;[skills.$T$2:.$U$15];2;0)" office:value-type="float" office:value="0">
            <text:p>#NAME?</text:p>
          </table:table-cell>
          <table:table-cell table:formula="of:=VLOOKUP(#REF!24;[skills.$T$2:.$U$15];2;0)" office:value-type="float" office:value="0">
            <text:p>#NAME?</text:p>
          </table:table-cell>
          <table:table-cell table:formula="of:=VLOOKUP([.V24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Dodge</text:p>
          </table:table-cell>
          <table:table-cell table:style-name="ce44" office:value-type="string">
            <text:p>Defense</text:p>
          </table:table-cell>
          <table:table-cell office:value-type="string">
            <text:p>S C</text:p>
          </table:table-cell>
          <table:table-cell table:style-name="ce48" office:value-type="float" office:value="3">
            <text:p>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3"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number-columns-repeated="3" table:style-name="ce50" office:value-type="float" office:value="3">
            <text:p>3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4" table:formula="of:=MIN([.D25:.V25])" office:value-type="float" office:value="0">
            <text:p>0</text:p>
          </table:table-cell>
          <table:table-cell table:style-name="ce55" table:formula="of:=MAX([.D25:.V25])" office:value-type="float" office:value="5">
            <text:p>5</text:p>
          </table:table-cell>
          <table:table-cell table:style-name="ce56" table:formula="of:=ROUND(AVERAGE([.D25:.V25]); 0)" office:value-type="float" office:value="3">
            <text:p>3</text:p>
          </table:table-cell>
          <table:table-cell table:formula="of:=VLOOKUP([.D25];[skills.$T$2:.$U$15];2;0)" office:value-type="string" office:string-value="E">
            <text:p>E</text:p>
          </table:table-cell>
          <table:table-cell table:formula="of:=VLOOKUP([.E25];[skills.$T$2:.$U$15];2;0)" office:value-type="string" office:string-value="I">
            <text:p>I</text:p>
          </table:table-cell>
          <table:table-cell table:formula="of:=VLOOKUP([.F25];[skills.$T$2:.$U$15];2;0)" office:value-type="string" office:string-value="E">
            <text:p>E</text:p>
          </table:table-cell>
          <table:table-cell table:formula="of:=VLOOKUP([.G25];[skills.$T$2:.$U$15];2;0)" office:value-type="string" office:string-value="VE">
            <text:p>VE</text:p>
          </table:table-cell>
          <table:table-cell table:formula="of:=VLOOKUP([.H25];[skills.$T$2:.$U$15];2;0)" office:value-type="string" office:string-value="VE">
            <text:p>VE</text:p>
          </table:table-cell>
          <table:table-cell table:formula="of:=VLOOKUP([.I25];[skills.$T$2:.$U$15];2;0)" office:value-type="string" office:string-value="M">
            <text:p>M</text:p>
          </table:table-cell>
          <table:table-cell table:formula="of:=VLOOKUP([.J25];[skills.$T$2:.$U$15];2;0)" office:value-type="string" office:string-value="EtM">
            <text:p>EtM</text:p>
          </table:table-cell>
          <table:table-cell table:formula="of:=VLOOKUP([.K25];[skills.$T$2:.$U$15];2;0)" office:value-type="string" office:string-value="E">
            <text:p>E</text:p>
          </table:table-cell>
          <table:table-cell table:formula="of:=VLOOKUP([.L25];[skills.$T$2:.$U$15];2;0)" office:value-type="string" office:string-value="E">
            <text:p>E</text:p>
          </table:table-cell>
          <table:table-cell table:formula="of:=VLOOKUP([.M25];[skills.$T$2:.$U$15];2;0)" office:value-type="string" office:string-value="VE">
            <text:p>VE</text:p>
          </table:table-cell>
          <table:table-cell table:formula="of:=VLOOKUP([.N25];[skills.$T$2:.$U$15];2;0)" office:value-type="string" office:string-value="VE">
            <text:p>VE</text:p>
          </table:table-cell>
          <table:table-cell table:formula="of:=VLOOKUP([.O25];[skills.$T$2:.$U$15];2;0)" office:value-type="string" office:string-value="VE">
            <text:p>VE</text:p>
          </table:table-cell>
          <table:table-cell table:formula="of:=VLOOKUP([.P25];[skills.$T$2:.$U$15];2;0)" office:value-type="string" office:string-value="EtM">
            <text:p>EtM</text:p>
          </table:table-cell>
          <table:table-cell table:formula="of:=VLOOKUP([.Q25];[skills.$T$2:.$U$15];2;0)" office:value-type="string" office:string-value="E">
            <text:p>E</text:p>
          </table:table-cell>
          <table:table-cell table:formula="of:=VLOOKUP([.R25];[skills.$T$2:.$U$15];2;0)" office:value-type="string" office:string-value="E">
            <text:p>E</text:p>
          </table:table-cell>
          <table:table-cell table:formula="of:=VLOOKUP([.S25];[skills.$T$2:.$U$15];2;0)" office:value-type="string" office:string-value="E">
            <text:p>E</text:p>
          </table:table-cell>
          <table:table-cell table:formula="of:=VLOOKUP([.T25];[skills.$T$2:.$U$15];2;0)" office:value-type="string" office:string-value="M">
            <text:p>M</text:p>
          </table:table-cell>
          <table:table-cell table:formula="of:=VLOOKUP([.U25];[skills.$T$2:.$U$15];2;0)" office:value-type="string" office:string-value="VE">
            <text:p>VE</text:p>
          </table:table-cell>
          <table:table-cell table:formula="of:=VLOOKUP(#REF!25;[skills.$T$2:.$U$15];2;0)" office:value-type="float" office:value="0">
            <text:p>#NAME?</text:p>
          </table:table-cell>
          <table:table-cell table:formula="of:=VLOOKUP(#REF!25;[skills.$T$2:.$U$15];2;0)" office:value-type="float" office:value="0">
            <text:p>#NAME?</text:p>
          </table:table-cell>
          <table:table-cell table:formula="of:=VLOOKUP(#REF!25;[skills.$T$2:.$U$15];2;0)" office:value-type="float" office:value="0">
            <text:p>#NAME?</text:p>
          </table:table-cell>
          <table:table-cell table:formula="of:=VLOOKUP(#REF!25;[skills.$T$2:.$U$15];2;0)" office:value-type="float" office:value="0">
            <text:p>#NAME?</text:p>
          </table:table-cell>
          <table:table-cell table:formula="of:=VLOOKUP([.V25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ominate Mind</text:p>
          </table:table-cell>
          <table:table-cell table:style-name="ce44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12">
            <text:p>12</text:p>
          </table:table-cell>
          <table:table-cell table:number-columns-repeated="3"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0">
            <text:p>10</text:p>
          </table:table-cell>
          <table:table-cell table:number-columns-repeated="3"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number-columns-repeated="5" table:style-name="ce50" office:value-type="float" office:value="11">
            <text:p>11</text:p>
          </table:table-cell>
          <table:table-cell table:number-columns-repeated="2" table:style-name="ce52" office:value-type="float" office:value="11">
            <text:p>11</text:p>
          </table:table-cell>
          <table:table-cell table:style-name="ce52" office:value-type="float" office:value="12">
            <text:p>12</text:p>
          </table:table-cell>
          <table:table-cell table:style-name="ce54" table:formula="of:=MIN([.D26:.V26])" office:value-type="float" office:value="10">
            <text:p>10</text:p>
          </table:table-cell>
          <table:table-cell table:style-name="ce55" table:formula="of:=MAX([.D26:.V26])" office:value-type="float" office:value="12">
            <text:p>12</text:p>
          </table:table-cell>
          <table:table-cell table:style-name="ce56" table:formula="of:=ROUND(AVERAGE([.D26:.V26]); 0)" office:value-type="float" office:value="11">
            <text:p>11</text:p>
          </table:table-cell>
          <table:table-cell table:formula="of:=VLOOKUP([.D26];[skills.$T$2:.$U$15];2;0)" office:value-type="string" office:string-value="BL">
            <text:p>BL</text:p>
          </table:table-cell>
          <table:table-cell table:formula="of:=VLOOKUP([.E26];[skills.$T$2:.$U$15];2;0)" office:value-type="string" office:string-value="LA">
            <text:p>LA</text:p>
          </table:table-cell>
          <table:table-cell table:formula="of:=VLOOKUP([.F26];[skills.$T$2:.$U$15];2;0)" office:value-type="string" office:string-value="LA">
            <text:p>LA</text:p>
          </table:table-cell>
          <table:table-cell table:formula="of:=VLOOKUP([.G26];[skills.$T$2:.$U$15];2;0)" office:value-type="string" office:string-value="LA">
            <text:p>LA</text:p>
          </table:table-cell>
          <table:table-cell table:formula="of:=VLOOKUP([.H26];[skills.$T$2:.$U$15];2;0)" office:value-type="string" office:string-value="JSI">
            <text:p>JSI</text:p>
          </table:table-cell>
          <table:table-cell table:formula="of:=VLOOKUP([.I26];[skills.$T$2:.$U$15];2;0)" office:value-type="string" office:string-value="BL">
            <text:p>BL</text:p>
          </table:table-cell>
          <table:table-cell table:formula="of:=VLOOKUP([.J26];[skills.$T$2:.$U$15];2;0)" office:value-type="string" office:string-value="JSI">
            <text:p>JSI</text:p>
          </table:table-cell>
          <table:table-cell table:formula="of:=VLOOKUP([.K26];[skills.$T$2:.$U$15];2;0)" office:value-type="string" office:string-value="LA">
            <text:p>LA</text:p>
          </table:table-cell>
          <table:table-cell table:formula="of:=VLOOKUP([.L26];[skills.$T$2:.$U$15];2;0)" office:value-type="string" office:string-value="LA">
            <text:p>LA</text:p>
          </table:table-cell>
          <table:table-cell table:formula="of:=VLOOKUP([.M26];[skills.$T$2:.$U$15];2;0)" office:value-type="string" office:string-value="LA">
            <text:p>LA</text:p>
          </table:table-cell>
          <table:table-cell table:formula="of:=VLOOKUP([.N26];[skills.$T$2:.$U$15];2;0)" office:value-type="string" office:string-value="BL">
            <text:p>BL</text:p>
          </table:table-cell>
          <table:table-cell table:formula="of:=VLOOKUP([.O26];[skills.$T$2:.$U$15];2;0)" office:value-type="string" office:string-value="LA">
            <text:p>LA</text:p>
          </table:table-cell>
          <table:table-cell table:formula="of:=VLOOKUP([.P26];[skills.$T$2:.$U$15];2;0)" office:value-type="string" office:string-value="LA">
            <text:p>LA</text:p>
          </table:table-cell>
          <table:table-cell table:formula="of:=VLOOKUP([.Q26];[skills.$T$2:.$U$15];2;0)" office:value-type="string" office:string-value="LA">
            <text:p>LA</text:p>
          </table:table-cell>
          <table:table-cell table:formula="of:=VLOOKUP([.R26];[skills.$T$2:.$U$15];2;0)" office:value-type="string" office:string-value="LA">
            <text:p>LA</text:p>
          </table:table-cell>
          <table:table-cell table:formula="of:=VLOOKUP([.S26];[skills.$T$2:.$U$15];2;0)" office:value-type="string" office:string-value="LA">
            <text:p>LA</text:p>
          </table:table-cell>
          <table:table-cell table:formula="of:=VLOOKUP([.T26];[skills.$T$2:.$U$15];2;0)" office:value-type="string" office:string-value="LA">
            <text:p>LA</text:p>
          </table:table-cell>
          <table:table-cell table:formula="of:=VLOOKUP([.U26];[skills.$T$2:.$U$15];2;0)" office:value-type="string" office:string-value="LA">
            <text:p>LA</text:p>
          </table:table-cell>
          <table:table-cell table:formula="of:=VLOOKUP(#REF!26;[skills.$T$2:.$U$15];2;0)" office:value-type="float" office:value="0">
            <text:p>#NAME?</text:p>
          </table:table-cell>
          <table:table-cell table:formula="of:=VLOOKUP(#REF!26;[skills.$T$2:.$U$15];2;0)" office:value-type="float" office:value="0">
            <text:p>#NAME?</text:p>
          </table:table-cell>
          <table:table-cell table:formula="of:=VLOOKUP(#REF!26;[skills.$T$2:.$U$15];2;0)" office:value-type="float" office:value="0">
            <text:p>#NAME?</text:p>
          </table:table-cell>
          <table:table-cell table:formula="of:=VLOOKUP(#REF!26;[skills.$T$2:.$U$15];2;0)" office:value-type="float" office:value="0">
            <text:p>#NAME?</text:p>
          </table:table-cell>
          <table:table-cell table:formula="of:=VLOOKUP([.V26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Drain Crystals</text:p>
          </table:table-cell>
          <table:table-cell table:style-name="ce44" office:value-type="string">
            <text:p>Misc</text:p>
          </table:table-cell>
          <table:table-cell office:value-type="string">
            <text:p>S A</text:p>
          </table:table-cell>
          <table:table-cell table:style-name="ce48" office:value-type="float" office:value="4">
            <text:p>4</text:p>
          </table:table-cell>
          <table:table-cell table:number-columns-repeated="10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27:.V27])" office:value-type="float" office:value="3">
            <text:p>3</text:p>
          </table:table-cell>
          <table:table-cell table:style-name="ce55" table:formula="of:=MAX([.D27:.V27])" office:value-type="float" office:value="6">
            <text:p>6</text:p>
          </table:table-cell>
          <table:table-cell table:style-name="ce56" table:formula="of:=ROUND(AVERAGE([.D27:.V27]); 0)" office:value-type="float" office:value="5">
            <text:p>5</text:p>
          </table:table-cell>
          <table:table-cell table:formula="of:=VLOOKUP([.D27];[skills.$T$2:.$U$15];2;0)" office:value-type="string" office:string-value="EtM">
            <text:p>EtM</text:p>
          </table:table-cell>
          <table:table-cell table:formula="of:=VLOOKUP([.E27];[skills.$T$2:.$U$15];2;0)" office:value-type="string" office:string-value="M">
            <text:p>M</text:p>
          </table:table-cell>
          <table:table-cell table:formula="of:=VLOOKUP([.F27];[skills.$T$2:.$U$15];2;0)" office:value-type="string" office:string-value="M">
            <text:p>M</text:p>
          </table:table-cell>
          <table:table-cell table:formula="of:=VLOOKUP([.G27];[skills.$T$2:.$U$15];2;0)" office:value-type="string" office:string-value="M">
            <text:p>M</text:p>
          </table:table-cell>
          <table:table-cell table:formula="of:=VLOOKUP([.H27];[skills.$T$2:.$U$15];2;0)" office:value-type="string" office:string-value="M">
            <text:p>M</text:p>
          </table:table-cell>
          <table:table-cell table:formula="of:=VLOOKUP([.I27];[skills.$T$2:.$U$15];2;0)" office:value-type="string" office:string-value="M">
            <text:p>M</text:p>
          </table:table-cell>
          <table:table-cell table:formula="of:=VLOOKUP([.J27];[skills.$T$2:.$U$15];2;0)" office:value-type="string" office:string-value="M">
            <text:p>M</text:p>
          </table:table-cell>
          <table:table-cell table:formula="of:=VLOOKUP([.K27];[skills.$T$2:.$U$15];2;0)" office:value-type="string" office:string-value="M">
            <text:p>M</text:p>
          </table:table-cell>
          <table:table-cell table:formula="of:=VLOOKUP([.L27];[skills.$T$2:.$U$15];2;0)" office:value-type="string" office:string-value="M">
            <text:p>M</text:p>
          </table:table-cell>
          <table:table-cell table:formula="of:=VLOOKUP([.M27];[skills.$T$2:.$U$15];2;0)" office:value-type="string" office:string-value="M">
            <text:p>M</text:p>
          </table:table-cell>
          <table:table-cell table:formula="of:=VLOOKUP([.N27];[skills.$T$2:.$U$15];2;0)" office:value-type="string" office:string-value="M">
            <text:p>M</text:p>
          </table:table-cell>
          <table:table-cell table:formula="of:=VLOOKUP([.O27];[skills.$T$2:.$U$15];2;0)" office:value-type="string" office:string-value="MtD">
            <text:p>MtD</text:p>
          </table:table-cell>
          <table:table-cell table:formula="of:=VLOOKUP([.P27];[skills.$T$2:.$U$15];2;0)" office:value-type="string" office:string-value="M">
            <text:p>M</text:p>
          </table:table-cell>
          <table:table-cell table:formula="of:=VLOOKUP([.Q27];[skills.$T$2:.$U$15];2;0)" office:value-type="string" office:string-value="E">
            <text:p>E</text:p>
          </table:table-cell>
          <table:table-cell table:formula="of:=VLOOKUP([.R27];[skills.$T$2:.$U$15];2;0)" office:value-type="string" office:string-value="M">
            <text:p>M</text:p>
          </table:table-cell>
          <table:table-cell table:formula="of:=VLOOKUP([.S27];[skills.$T$2:.$U$15];2;0)" office:value-type="string" office:string-value="M">
            <text:p>M</text:p>
          </table:table-cell>
          <table:table-cell table:formula="of:=VLOOKUP([.T27];[skills.$T$2:.$U$15];2;0)" office:value-type="string" office:string-value="M">
            <text:p>M</text:p>
          </table:table-cell>
          <table:table-cell table:formula="of:=VLOOKUP([.U27];[skills.$T$2:.$U$15];2;0)" office:value-type="string" office:string-value="M">
            <text:p>M</text:p>
          </table:table-cell>
          <table:table-cell table:formula="of:=VLOOKUP(#REF!27;[skills.$T$2:.$U$15];2;0)" office:value-type="float" office:value="0">
            <text:p>#NAME?</text:p>
          </table:table-cell>
          <table:table-cell table:formula="of:=VLOOKUP(#REF!27;[skills.$T$2:.$U$15];2;0)" office:value-type="float" office:value="0">
            <text:p>#NAME?</text:p>
          </table:table-cell>
          <table:table-cell table:formula="of:=VLOOKUP(#REF!27;[skills.$T$2:.$U$15];2;0)" office:value-type="float" office:value="0">
            <text:p>#NAME?</text:p>
          </table:table-cell>
          <table:table-cell table:formula="of:=VLOOKUP(#REF!27;[skills.$T$2:.$U$15];2;0)" office:value-type="float" office:value="0">
            <text:p>#NAME?</text:p>
          </table:table-cell>
          <table:table-cell table:formula="of:=VLOOKUP([.V27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Enhance Metabolism</text:p>
          </table:table-cell>
          <table:table-cell table:style-name="ce44" office:value-type="string">
            <text:p>Defense</text:p>
          </table:table-cell>
          <table:table-cell office:value-type="string">
            <text:p>C</text:p>
          </table:table-cell>
          <table:table-cell table:style-name="ce48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5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number-columns-repeated="4" table:style-name="ce50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4" table:formula="of:=MIN([.D28:.V28])" office:value-type="float" office:value="2">
            <text:p>2</text:p>
          </table:table-cell>
          <table:table-cell table:style-name="ce55" table:formula="of:=MAX([.D28:.V28])" office:value-type="float" office:value="4">
            <text:p>4</text:p>
          </table:table-cell>
          <table:table-cell table:style-name="ce56" table:formula="of:=ROUND(AVERAGE([.D28:.V28]); 0)" office:value-type="float" office:value="4">
            <text:p>4</text:p>
          </table:table-cell>
          <table:table-cell table:formula="of:=VLOOKUP([.D28];[skills.$T$2:.$U$15];2;0)" office:value-type="string" office:string-value="EtM">
            <text:p>EtM</text:p>
          </table:table-cell>
          <table:table-cell table:formula="of:=VLOOKUP([.E28];[skills.$T$2:.$U$15];2;0)" office:value-type="string" office:string-value="E">
            <text:p>E</text:p>
          </table:table-cell>
          <table:table-cell table:formula="of:=VLOOKUP([.F28];[skills.$T$2:.$U$15];2;0)" office:value-type="string" office:string-value="EtM">
            <text:p>EtM</text:p>
          </table:table-cell>
          <table:table-cell table:formula="of:=VLOOKUP([.G28];[skills.$T$2:.$U$15];2;0)" office:value-type="string" office:string-value="EtM">
            <text:p>EtM</text:p>
          </table:table-cell>
          <table:table-cell table:formula="of:=VLOOKUP([.H28];[skills.$T$2:.$U$15];2;0)" office:value-type="string" office:string-value="EtM">
            <text:p>EtM</text:p>
          </table:table-cell>
          <table:table-cell table:formula="of:=VLOOKUP([.I28];[skills.$T$2:.$U$15];2;0)" office:value-type="string" office:string-value="EtM">
            <text:p>EtM</text:p>
          </table:table-cell>
          <table:table-cell table:formula="of:=VLOOKUP([.J28];[skills.$T$2:.$U$15];2;0)" office:value-type="string" office:string-value="EtM">
            <text:p>EtM</text:p>
          </table:table-cell>
          <table:table-cell table:formula="of:=VLOOKUP([.K28];[skills.$T$2:.$U$15];2;0)" office:value-type="string" office:string-value="E">
            <text:p>E</text:p>
          </table:table-cell>
          <table:table-cell table:formula="of:=VLOOKUP([.L28];[skills.$T$2:.$U$15];2;0)" office:value-type="string" office:string-value="EtM">
            <text:p>EtM</text:p>
          </table:table-cell>
          <table:table-cell table:formula="of:=VLOOKUP([.M28];[skills.$T$2:.$U$15];2;0)" office:value-type="string" office:string-value="E">
            <text:p>E</text:p>
          </table:table-cell>
          <table:table-cell table:formula="of:=VLOOKUP([.N28];[skills.$T$2:.$U$15];2;0)" office:value-type="string" office:string-value="VE">
            <text:p>VE</text:p>
          </table:table-cell>
          <table:table-cell table:formula="of:=VLOOKUP([.O28];[skills.$T$2:.$U$15];2;0)" office:value-type="string" office:string-value="E">
            <text:p>E</text:p>
          </table:table-cell>
          <table:table-cell table:formula="of:=VLOOKUP([.P28];[skills.$T$2:.$U$15];2;0)" office:value-type="string" office:string-value="EtM">
            <text:p>EtM</text:p>
          </table:table-cell>
          <table:table-cell table:formula="of:=VLOOKUP([.Q28];[skills.$T$2:.$U$15];2;0)" office:value-type="string" office:string-value="EtM">
            <text:p>EtM</text:p>
          </table:table-cell>
          <table:table-cell table:formula="of:=VLOOKUP([.R28];[skills.$T$2:.$U$15];2;0)" office:value-type="string" office:string-value="EtM">
            <text:p>EtM</text:p>
          </table:table-cell>
          <table:table-cell table:formula="of:=VLOOKUP([.S28];[skills.$T$2:.$U$15];2;0)" office:value-type="string" office:string-value="EtM">
            <text:p>EtM</text:p>
          </table:table-cell>
          <table:table-cell table:formula="of:=VLOOKUP([.T28];[skills.$T$2:.$U$15];2;0)" office:value-type="string" office:string-value="EtM">
            <text:p>EtM</text:p>
          </table:table-cell>
          <table:table-cell table:formula="of:=VLOOKUP([.U28];[skills.$T$2:.$U$15];2;0)" office:value-type="string" office:string-value="E">
            <text:p>E</text:p>
          </table:table-cell>
          <table:table-cell table:formula="of:=VLOOKUP(#REF!28;[skills.$T$2:.$U$15];2;0)" office:value-type="float" office:value="0">
            <text:p>#NAME?</text:p>
          </table:table-cell>
          <table:table-cell table:formula="of:=VLOOKUP(#REF!28;[skills.$T$2:.$U$15];2;0)" office:value-type="float" office:value="0">
            <text:p>#NAME?</text:p>
          </table:table-cell>
          <table:table-cell table:formula="of:=VLOOKUP(#REF!28;[skills.$T$2:.$U$15];2;0)" office:value-type="float" office:value="0">
            <text:p>#NAME?</text:p>
          </table:table-cell>
          <table:table-cell table:formula="of:=VLOOKUP(#REF!28;[skills.$T$2:.$U$15];2;0)" office:value-type="float" office:value="0">
            <text:p>#NAME?</text:p>
          </table:table-cell>
          <table:table-cell table:formula="of:=VLOOKUP([.V28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Enrage</text:p>
          </table:table-cell>
          <table:table-cell table:style-name="ce44" office:value-type="string">
            <text:p>Off Eff.</text:p>
          </table:table-cell>
          <table:table-cell office:value-type="string">
            <text:p>S C A</text:p>
          </table:table-cell>
          <table:table-cell table:style-name="ce48" office:value-type="float" office:value="7">
            <text:p>7</text:p>
          </table:table-cell>
          <table:table-cell table:style-name="ce50" office:value-type="float" office:value="7">
            <text:p>7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6">
            <text:p>6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number-columns-repeated="2" table:style-name="ce52" office:value-type="float" office:value="8">
            <text:p>8</text:p>
          </table:table-cell>
          <table:table-cell table:style-name="ce54" table:formula="of:=MIN([.D29:.V29])" office:value-type="float" office:value="5">
            <text:p>5</text:p>
          </table:table-cell>
          <table:table-cell table:style-name="ce55" table:formula="of:=MAX([.D29:.V29])" office:value-type="float" office:value="8">
            <text:p>8</text:p>
          </table:table-cell>
          <table:table-cell table:style-name="ce56" table:formula="of:=ROUND(AVERAGE([.D29:.V29]); 0)" office:value-type="float" office:value="7">
            <text:p>7</text:p>
          </table:table-cell>
          <table:table-cell table:formula="of:=VLOOKUP([.D29];[skills.$T$2:.$U$15];2;0)" office:value-type="string" office:string-value="D">
            <text:p>D</text:p>
          </table:table-cell>
          <table:table-cell table:formula="of:=VLOOKUP([.E29];[skills.$T$2:.$U$15];2;0)" office:value-type="string" office:string-value="D">
            <text:p>D</text:p>
          </table:table-cell>
          <table:table-cell table:formula="of:=VLOOKUP([.F29];[skills.$T$2:.$U$15];2;0)" office:value-type="string" office:string-value="VD">
            <text:p>VD</text:p>
          </table:table-cell>
          <table:table-cell table:formula="of:=VLOOKUP([.G29];[skills.$T$2:.$U$15];2;0)" office:value-type="string" office:string-value="VD">
            <text:p>VD</text:p>
          </table:table-cell>
          <table:table-cell table:formula="of:=VLOOKUP([.H29];[skills.$T$2:.$U$15];2;0)" office:value-type="string" office:string-value="M">
            <text:p>M</text:p>
          </table:table-cell>
          <table:table-cell table:formula="of:=VLOOKUP([.I29];[skills.$T$2:.$U$15];2;0)" office:value-type="string" office:string-value="D">
            <text:p>D</text:p>
          </table:table-cell>
          <table:table-cell table:formula="of:=VLOOKUP([.J29];[skills.$T$2:.$U$15];2;0)" office:value-type="string" office:string-value="D">
            <text:p>D</text:p>
          </table:table-cell>
          <table:table-cell table:formula="of:=VLOOKUP([.K29];[skills.$T$2:.$U$15];2;0)" office:value-type="string" office:string-value="VD">
            <text:p>VD</text:p>
          </table:table-cell>
          <table:table-cell table:formula="of:=VLOOKUP([.L29];[skills.$T$2:.$U$15];2;0)" office:value-type="string" office:string-value="D">
            <text:p>D</text:p>
          </table:table-cell>
          <table:table-cell table:formula="of:=VLOOKUP([.M29];[skills.$T$2:.$U$15];2;0)" office:value-type="string" office:string-value="M">
            <text:p>M</text:p>
          </table:table-cell>
          <table:table-cell table:formula="of:=VLOOKUP([.N29];[skills.$T$2:.$U$15];2;0)" office:value-type="string" office:string-value="MtD">
            <text:p>MtD</text:p>
          </table:table-cell>
          <table:table-cell table:formula="of:=VLOOKUP([.O29];[skills.$T$2:.$U$15];2;0)" office:value-type="string" office:string-value="MtD">
            <text:p>MtD</text:p>
          </table:table-cell>
          <table:table-cell table:formula="of:=VLOOKUP([.P29];[skills.$T$2:.$U$15];2;0)" office:value-type="string" office:string-value="D">
            <text:p>D</text:p>
          </table:table-cell>
          <table:table-cell table:formula="of:=VLOOKUP([.Q29];[skills.$T$2:.$U$15];2;0)" office:value-type="string" office:string-value="D">
            <text:p>D</text:p>
          </table:table-cell>
          <table:table-cell table:formula="of:=VLOOKUP([.R29];[skills.$T$2:.$U$15];2;0)" office:value-type="string" office:string-value="VD">
            <text:p>VD</text:p>
          </table:table-cell>
          <table:table-cell table:formula="of:=VLOOKUP([.S29];[skills.$T$2:.$U$15];2;0)" office:value-type="string" office:string-value="D">
            <text:p>D</text:p>
          </table:table-cell>
          <table:table-cell table:formula="of:=VLOOKUP([.T29];[skills.$T$2:.$U$15];2;0)" office:value-type="string" office:string-value="D">
            <text:p>D</text:p>
          </table:table-cell>
          <table:table-cell table:formula="of:=VLOOKUP([.U29];[skills.$T$2:.$U$15];2;0)" office:value-type="string" office:string-value="VD">
            <text:p>VD</text:p>
          </table:table-cell>
          <table:table-cell table:formula="of:=VLOOKUP(#REF!29;[skills.$T$2:.$U$15];2;0)" office:value-type="float" office:value="0">
            <text:p>#NAME?</text:p>
          </table:table-cell>
          <table:table-cell table:formula="of:=VLOOKUP(#REF!29;[skills.$T$2:.$U$15];2;0)" office:value-type="float" office:value="0">
            <text:p>#NAME?</text:p>
          </table:table-cell>
          <table:table-cell table:formula="of:=VLOOKUP(#REF!29;[skills.$T$2:.$U$15];2;0)" office:value-type="float" office:value="0">
            <text:p>#NAME?</text:p>
          </table:table-cell>
          <table:table-cell table:formula="of:=VLOOKUP(#REF!29;[skills.$T$2:.$U$15];2;0)" office:value-type="float" office:value="0">
            <text:p>#NAME?</text:p>
          </table:table-cell>
          <table:table-cell table:formula="of:=VLOOKUP([.V29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Force</text:p>
          </table:table-cell>
          <table:table-cell table:style-name="ce44" office:value-type="string">
            <text:p>Regen</text:p>
          </table:table-cell>
          <table:table-cell office:value-type="string">
            <text:p>S</text:p>
          </table:table-cell>
          <table:table-cell table:style-name="ce48" office:value-type="float" office:value="1">
            <text:p>1</text:p>
          </table:table-cell>
          <table:table-cell table:number-columns-repeated="7"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4" table:formula="of:=MIN([.D30:.V30])" office:value-type="float" office:value="1">
            <text:p>1</text:p>
          </table:table-cell>
          <table:table-cell table:style-name="ce55" table:formula="of:=MAX([.D30:.V30])" office:value-type="float" office:value="3">
            <text:p>3</text:p>
          </table:table-cell>
          <table:table-cell table:style-name="ce56" table:formula="of:=ROUND(AVERAGE([.D30:.V30]); 0)" office:value-type="float" office:value="2">
            <text:p>2</text:p>
          </table:table-cell>
          <table:table-cell table:formula="of:=VLOOKUP([.D30];[skills.$T$2:.$U$15];2;0)" office:value-type="string" office:string-value="N">
            <text:p>N</text:p>
          </table:table-cell>
          <table:table-cell table:formula="of:=VLOOKUP([.E30];[skills.$T$2:.$U$15];2;0)" office:value-type="string" office:string-value="VE">
            <text:p>VE</text:p>
          </table:table-cell>
          <table:table-cell table:formula="of:=VLOOKUP([.F30];[skills.$T$2:.$U$15];2;0)" office:value-type="string" office:string-value="VE">
            <text:p>VE</text:p>
          </table:table-cell>
          <table:table-cell table:formula="of:=VLOOKUP([.G30];[skills.$T$2:.$U$15];2;0)" office:value-type="string" office:string-value="VE">
            <text:p>VE</text:p>
          </table:table-cell>
          <table:table-cell table:formula="of:=VLOOKUP([.H30];[skills.$T$2:.$U$15];2;0)" office:value-type="string" office:string-value="VE">
            <text:p>VE</text:p>
          </table:table-cell>
          <table:table-cell table:formula="of:=VLOOKUP([.I30];[skills.$T$2:.$U$15];2;0)" office:value-type="string" office:string-value="VE">
            <text:p>VE</text:p>
          </table:table-cell>
          <table:table-cell table:formula="of:=VLOOKUP([.J30];[skills.$T$2:.$U$15];2;0)" office:value-type="string" office:string-value="VE">
            <text:p>VE</text:p>
          </table:table-cell>
          <table:table-cell table:formula="of:=VLOOKUP([.K30];[skills.$T$2:.$U$15];2;0)" office:value-type="string" office:string-value="VE">
            <text:p>VE</text:p>
          </table:table-cell>
          <table:table-cell table:formula="of:=VLOOKUP([.L30];[skills.$T$2:.$U$15];2;0)" office:value-type="string" office:string-value="N">
            <text:p>N</text:p>
          </table:table-cell>
          <table:table-cell table:formula="of:=VLOOKUP([.M30];[skills.$T$2:.$U$15];2;0)" office:value-type="string" office:string-value="VE">
            <text:p>VE</text:p>
          </table:table-cell>
          <table:table-cell table:formula="of:=VLOOKUP([.N30];[skills.$T$2:.$U$15];2;0)" office:value-type="string" office:string-value="VE">
            <text:p>VE</text:p>
          </table:table-cell>
          <table:table-cell table:formula="of:=VLOOKUP([.O30];[skills.$T$2:.$U$15];2;0)" office:value-type="string" office:string-value="E">
            <text:p>E</text:p>
          </table:table-cell>
          <table:table-cell table:formula="of:=VLOOKUP([.P30];[skills.$T$2:.$U$15];2;0)" office:value-type="string" office:string-value="VE">
            <text:p>VE</text:p>
          </table:table-cell>
          <table:table-cell table:formula="of:=VLOOKUP([.Q30];[skills.$T$2:.$U$15];2;0)" office:value-type="string" office:string-value="N">
            <text:p>N</text:p>
          </table:table-cell>
          <table:table-cell table:formula="of:=VLOOKUP([.R30];[skills.$T$2:.$U$15];2;0)" office:value-type="string" office:string-value="VE">
            <text:p>VE</text:p>
          </table:table-cell>
          <table:table-cell table:formula="of:=VLOOKUP([.S30];[skills.$T$2:.$U$15];2;0)" office:value-type="string" office:string-value="VE">
            <text:p>VE</text:p>
          </table:table-cell>
          <table:table-cell table:formula="of:=VLOOKUP([.T30];[skills.$T$2:.$U$15];2;0)" office:value-type="string" office:string-value="VE">
            <text:p>VE</text:p>
          </table:table-cell>
          <table:table-cell table:formula="of:=VLOOKUP([.U30];[skills.$T$2:.$U$15];2;0)" office:value-type="string" office:string-value="VE">
            <text:p>VE</text:p>
          </table:table-cell>
          <table:table-cell table:formula="of:=VLOOKUP(#REF!30;[skills.$T$2:.$U$15];2;0)" office:value-type="float" office:value="0">
            <text:p>#NAME?</text:p>
          </table:table-cell>
          <table:table-cell table:formula="of:=VLOOKUP(#REF!30;[skills.$T$2:.$U$15];2;0)" office:value-type="float" office:value="0">
            <text:p>#NAME?</text:p>
          </table:table-cell>
          <table:table-cell table:formula="of:=VLOOKUP(#REF!30;[skills.$T$2:.$U$15];2;0)" office:value-type="float" office:value="0">
            <text:p>#NAME?</text:p>
          </table:table-cell>
          <table:table-cell table:formula="of:=VLOOKUP(#REF!30;[skills.$T$2:.$U$15];2;0)" office:value-type="float" office:value="0">
            <text:p>#NAME?</text:p>
          </table:table-cell>
          <table:table-cell table:formula="of:=VLOOKUP([.V30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orce Deflection</text:p>
          </table:table-cell>
          <table:table-cell table:style-name="ce44" office:value-type="string">
            <text:p>Tradition</text:p>
          </table:table-cell>
          <table:table-cell office:value-type="string">
            <text:p>S C A</text:p>
          </table:table-cell>
          <table:table-cell table:number-columns-repeated="19" table:style-name="ce48" office:value-type="float" office:value="5">
            <text:p>5</text:p>
          </table:table-cell>
          <table:table-cell table:style-name="ce54" table:formula="of:=MIN([.D31:.V31])" office:value-type="float" office:value="5">
            <text:p>5</text:p>
          </table:table-cell>
          <table:table-cell table:style-name="ce55" table:formula="of:=MAX([.D31:.V31])" office:value-type="float" office:value="5">
            <text:p>5</text:p>
          </table:table-cell>
          <table:table-cell table:style-name="ce56" table:formula="of:=ROUND(AVERAGE([.D31:.V31]); 0)" office:value-type="float" office:value="5">
            <text:p>5</text:p>
          </table:table-cell>
          <table:table-cell table:formula="of:=VLOOKUP([.D31];[skills.$T$2:.$U$15];2;0)" office:value-type="string" office:string-value="M">
            <text:p>M</text:p>
          </table:table-cell>
          <table:table-cell table:formula="of:=VLOOKUP([.E31];[skills.$T$2:.$U$15];2;0)" office:value-type="string" office:string-value="M">
            <text:p>M</text:p>
          </table:table-cell>
          <table:table-cell table:formula="of:=VLOOKUP([.F31];[skills.$T$2:.$U$15];2;0)" office:value-type="string" office:string-value="M">
            <text:p>M</text:p>
          </table:table-cell>
          <table:table-cell table:formula="of:=VLOOKUP([.G31];[skills.$T$2:.$U$15];2;0)" office:value-type="string" office:string-value="M">
            <text:p>M</text:p>
          </table:table-cell>
          <table:table-cell table:formula="of:=VLOOKUP([.H31];[skills.$T$2:.$U$15];2;0)" office:value-type="string" office:string-value="M">
            <text:p>M</text:p>
          </table:table-cell>
          <table:table-cell table:formula="of:=VLOOKUP([.I31];[skills.$T$2:.$U$15];2;0)" office:value-type="string" office:string-value="M">
            <text:p>M</text:p>
          </table:table-cell>
          <table:table-cell table:formula="of:=VLOOKUP([.J31];[skills.$T$2:.$U$15];2;0)" office:value-type="string" office:string-value="M">
            <text:p>M</text:p>
          </table:table-cell>
          <table:table-cell table:formula="of:=VLOOKUP([.K31];[skills.$T$2:.$U$15];2;0)" office:value-type="string" office:string-value="M">
            <text:p>M</text:p>
          </table:table-cell>
          <table:table-cell table:formula="of:=VLOOKUP([.L31];[skills.$T$2:.$U$15];2;0)" office:value-type="string" office:string-value="M">
            <text:p>M</text:p>
          </table:table-cell>
          <table:table-cell table:formula="of:=VLOOKUP([.M31];[skills.$T$2:.$U$15];2;0)" office:value-type="string" office:string-value="M">
            <text:p>M</text:p>
          </table:table-cell>
          <table:table-cell table:formula="of:=VLOOKUP([.N31];[skills.$T$2:.$U$15];2;0)" office:value-type="string" office:string-value="M">
            <text:p>M</text:p>
          </table:table-cell>
          <table:table-cell table:formula="of:=VLOOKUP([.O31];[skills.$T$2:.$U$15];2;0)" office:value-type="string" office:string-value="M">
            <text:p>M</text:p>
          </table:table-cell>
          <table:table-cell table:formula="of:=VLOOKUP([.P31];[skills.$T$2:.$U$15];2;0)" office:value-type="string" office:string-value="M">
            <text:p>M</text:p>
          </table:table-cell>
          <table:table-cell table:formula="of:=VLOOKUP([.Q31];[skills.$T$2:.$U$15];2;0)" office:value-type="string" office:string-value="M">
            <text:p>M</text:p>
          </table:table-cell>
          <table:table-cell table:formula="of:=VLOOKUP([.R31];[skills.$T$2:.$U$15];2;0)" office:value-type="string" office:string-value="M">
            <text:p>M</text:p>
          </table:table-cell>
          <table:table-cell table:formula="of:=VLOOKUP([.S31];[skills.$T$2:.$U$15];2;0)" office:value-type="string" office:string-value="M">
            <text:p>M</text:p>
          </table:table-cell>
          <table:table-cell table:formula="of:=VLOOKUP([.T31];[skills.$T$2:.$U$15];2;0)" office:value-type="string" office:string-value="M">
            <text:p>M</text:p>
          </table:table-cell>
          <table:table-cell table:formula="of:=VLOOKUP([.U31];[skills.$T$2:.$U$15];2;0)" office:value-type="string" office:string-value="M">
            <text:p>M</text:p>
          </table:table-cell>
          <table:table-cell table:formula="of:=VLOOKUP(#REF!31;[skills.$T$2:.$U$15];2;0)" office:value-type="float" office:value="0">
            <text:p>#NAME?</text:p>
          </table:table-cell>
          <table:table-cell table:formula="of:=VLOOKUP(#REF!31;[skills.$T$2:.$U$15];2;0)" office:value-type="float" office:value="0">
            <text:p>#NAME?</text:p>
          </table:table-cell>
          <table:table-cell table:formula="of:=VLOOKUP(#REF!31;[skills.$T$2:.$U$15];2;0)" office:value-type="float" office:value="0">
            <text:p>#NAME?</text:p>
          </table:table-cell>
          <table:table-cell table:formula="of:=VLOOKUP(#REF!31;[skills.$T$2:.$U$15];2;0)" office:value-type="float" office:value="0">
            <text:p>#NAME?</text:p>
          </table:table-cell>
          <table:table-cell table:formula="of:=VLOOKUP([.V31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orce Lightning</text:p>
          </table:table-cell>
          <table:table-cell table:style-name="ce44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8">
            <text:p>8</text:p>
          </table:table-cell>
          <table:table-cell table:number-columns-repeated="3"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number-columns-repeated="2" table:style-name="ce52" office:value-type="float" office:value="8">
            <text:p>8</text:p>
          </table:table-cell>
          <table:table-cell table:style-name="ce54" table:formula="of:=MIN([.D32:.V32])" office:value-type="float" office:value="8">
            <text:p>8</text:p>
          </table:table-cell>
          <table:table-cell table:style-name="ce55" table:formula="of:=MAX([.D32:.V32])" office:value-type="float" office:value="10">
            <text:p>10</text:p>
          </table:table-cell>
          <table:table-cell table:style-name="ce56" table:formula="of:=ROUND(AVERAGE([.D32:.V32]); 0)" office:value-type="float" office:value="9">
            <text:p>9</text:p>
          </table:table-cell>
          <table:table-cell table:formula="of:=VLOOKUP([.D32];[skills.$T$2:.$U$15];2;0)" office:value-type="string" office:string-value="JSI">
            <text:p>JSI</text:p>
          </table:table-cell>
          <table:table-cell table:formula="of:=VLOOKUP([.E32];[skills.$T$2:.$U$15];2;0)" office:value-type="string" office:string-value="VD">
            <text:p>VD</text:p>
          </table:table-cell>
          <table:table-cell table:formula="of:=VLOOKUP([.F32];[skills.$T$2:.$U$15];2;0)" office:value-type="string" office:string-value="JSI">
            <text:p>JSI</text:p>
          </table:table-cell>
          <table:table-cell table:formula="of:=VLOOKUP([.G32];[skills.$T$2:.$U$15];2;0)" office:value-type="string" office:string-value="VD">
            <text:p>VD</text:p>
          </table:table-cell>
          <table:table-cell table:formula="of:=VLOOKUP([.H32];[skills.$T$2:.$U$15];2;0)" office:value-type="string" office:string-value="VD">
            <text:p>VD</text:p>
          </table:table-cell>
          <table:table-cell table:formula="of:=VLOOKUP([.I32];[skills.$T$2:.$U$15];2;0)" office:value-type="string" office:string-value="JSI">
            <text:p>JSI</text:p>
          </table:table-cell>
          <table:table-cell table:formula="of:=VLOOKUP([.J32];[skills.$T$2:.$U$15];2;0)" office:value-type="string" office:string-value="VD">
            <text:p>VD</text:p>
          </table:table-cell>
          <table:table-cell table:formula="of:=VLOOKUP([.K32];[skills.$T$2:.$U$15];2;0)" office:value-type="string" office:string-value="VD">
            <text:p>VD</text:p>
          </table:table-cell>
          <table:table-cell table:formula="of:=VLOOKUP([.L32];[skills.$T$2:.$U$15];2;0)" office:value-type="string" office:string-value="JSI">
            <text:p>JSI</text:p>
          </table:table-cell>
          <table:table-cell table:formula="of:=VLOOKUP([.M32];[skills.$T$2:.$U$15];2;0)" office:value-type="string" office:string-value="JSI">
            <text:p>JSI</text:p>
          </table:table-cell>
          <table:table-cell table:formula="of:=VLOOKUP([.N32];[skills.$T$2:.$U$15];2;0)" office:value-type="string" office:string-value="JSI">
            <text:p>JSI</text:p>
          </table:table-cell>
          <table:table-cell table:formula="of:=VLOOKUP([.O32];[skills.$T$2:.$U$15];2;0)" office:value-type="string" office:string-value="VD">
            <text:p>VD</text:p>
          </table:table-cell>
          <table:table-cell table:formula="of:=VLOOKUP([.P32];[skills.$T$2:.$U$15];2;0)" office:value-type="string" office:string-value="SD">
            <text:p>SD</text:p>
          </table:table-cell>
          <table:table-cell table:formula="of:=VLOOKUP([.Q32];[skills.$T$2:.$U$15];2;0)" office:value-type="string" office:string-value="VD">
            <text:p>VD</text:p>
          </table:table-cell>
          <table:table-cell table:formula="of:=VLOOKUP([.R32];[skills.$T$2:.$U$15];2;0)" office:value-type="string" office:string-value="JSI">
            <text:p>JSI</text:p>
          </table:table-cell>
          <table:table-cell table:formula="of:=VLOOKUP([.S32];[skills.$T$2:.$U$15];2;0)" office:value-type="string" office:string-value="VD">
            <text:p>VD</text:p>
          </table:table-cell>
          <table:table-cell table:formula="of:=VLOOKUP([.T32];[skills.$T$2:.$U$15];2;0)" office:value-type="string" office:string-value="SD">
            <text:p>SD</text:p>
          </table:table-cell>
          <table:table-cell table:formula="of:=VLOOKUP([.U32];[skills.$T$2:.$U$15];2;0)" office:value-type="string" office:string-value="VD">
            <text:p>VD</text:p>
          </table:table-cell>
          <table:table-cell table:formula="of:=VLOOKUP(#REF!32;[skills.$T$2:.$U$15];2;0)" office:value-type="float" office:value="0">
            <text:p>#NAME?</text:p>
          </table:table-cell>
          <table:table-cell table:formula="of:=VLOOKUP(#REF!32;[skills.$T$2:.$U$15];2;0)" office:value-type="float" office:value="0">
            <text:p>#NAME?</text:p>
          </table:table-cell>
          <table:table-cell table:formula="of:=VLOOKUP(#REF!32;[skills.$T$2:.$U$15];2;0)" office:value-type="float" office:value="0">
            <text:p>#NAME?</text:p>
          </table:table-cell>
          <table:table-cell table:formula="of:=VLOOKUP(#REF!32;[skills.$T$2:.$U$15];2;0)" office:value-type="float" office:value="0">
            <text:p>#NAME?</text:p>
          </table:table-cell>
          <table:table-cell table:formula="of:=VLOOKUP([.V32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orce Mask</text:p>
          </table:table-cell>
          <table:table-cell table:style-name="ce44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11">
            <text:p>11</text:p>
          </table:table-cell>
          <table:table-cell table:number-columns-repeated="3" table:style-name="ce50" office:value-type="float" office:value="12">
            <text:p>12</text:p>
          </table:table-cell>
          <table:table-cell table:style-name="ce50" office:value-type="float" office:value="10">
            <text:p>10</text:p>
          </table:table-cell>
          <table:table-cell table:number-columns-repeated="4"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4"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52" office:value-type="float" office:value="12">
            <text:p>12</text:p>
          </table:table-cell>
          <table:table-cell table:style-name="ce52" office:value-type="float" office:value="11">
            <text:p>11</text:p>
          </table:table-cell>
          <table:table-cell table:style-name="ce54" table:formula="of:=MIN([.D33:.V33])" office:value-type="float" office:value="10">
            <text:p>10</text:p>
          </table:table-cell>
          <table:table-cell table:style-name="ce55" table:formula="of:=MAX([.D33:.V33])" office:value-type="float" office:value="12">
            <text:p>12</text:p>
          </table:table-cell>
          <table:table-cell table:style-name="ce56" table:formula="of:=ROUND(AVERAGE([.D33:.V33]); 0)" office:value-type="float" office:value="11">
            <text:p>11</text:p>
          </table:table-cell>
          <table:table-cell table:formula="of:=VLOOKUP([.D33];[skills.$T$2:.$U$15];2;0)" office:value-type="string" office:string-value="LA">
            <text:p>LA</text:p>
          </table:table-cell>
          <table:table-cell table:formula="of:=VLOOKUP([.E33];[skills.$T$2:.$U$15];2;0)" office:value-type="string" office:string-value="BL">
            <text:p>BL</text:p>
          </table:table-cell>
          <table:table-cell table:formula="of:=VLOOKUP([.F33];[skills.$T$2:.$U$15];2;0)" office:value-type="string" office:string-value="BL">
            <text:p>BL</text:p>
          </table:table-cell>
          <table:table-cell table:formula="of:=VLOOKUP([.G33];[skills.$T$2:.$U$15];2;0)" office:value-type="string" office:string-value="BL">
            <text:p>BL</text:p>
          </table:table-cell>
          <table:table-cell table:formula="of:=VLOOKUP([.H33];[skills.$T$2:.$U$15];2;0)" office:value-type="string" office:string-value="JSI">
            <text:p>JSI</text:p>
          </table:table-cell>
          <table:table-cell table:formula="of:=VLOOKUP([.I33];[skills.$T$2:.$U$15];2;0)" office:value-type="string" office:string-value="LA">
            <text:p>LA</text:p>
          </table:table-cell>
          <table:table-cell table:formula="of:=VLOOKUP([.J33];[skills.$T$2:.$U$15];2;0)" office:value-type="string" office:string-value="LA">
            <text:p>LA</text:p>
          </table:table-cell>
          <table:table-cell table:formula="of:=VLOOKUP([.K33];[skills.$T$2:.$U$15];2;0)" office:value-type="string" office:string-value="LA">
            <text:p>LA</text:p>
          </table:table-cell>
          <table:table-cell table:formula="of:=VLOOKUP([.L33];[skills.$T$2:.$U$15];2;0)" office:value-type="string" office:string-value="LA">
            <text:p>LA</text:p>
          </table:table-cell>
          <table:table-cell table:formula="of:=VLOOKUP([.M33];[skills.$T$2:.$U$15];2;0)" office:value-type="string" office:string-value="JSI">
            <text:p>JSI</text:p>
          </table:table-cell>
          <table:table-cell table:formula="of:=VLOOKUP([.N33];[skills.$T$2:.$U$15];2;0)" office:value-type="string" office:string-value="BL">
            <text:p>BL</text:p>
          </table:table-cell>
          <table:table-cell table:formula="of:=VLOOKUP([.O33];[skills.$T$2:.$U$15];2;0)" office:value-type="string" office:string-value="BL">
            <text:p>BL</text:p>
          </table:table-cell>
          <table:table-cell table:formula="of:=VLOOKUP([.P33];[skills.$T$2:.$U$15];2;0)" office:value-type="string" office:string-value="BL">
            <text:p>BL</text:p>
          </table:table-cell>
          <table:table-cell table:formula="of:=VLOOKUP([.Q33];[skills.$T$2:.$U$15];2;0)" office:value-type="string" office:string-value="BL">
            <text:p>BL</text:p>
          </table:table-cell>
          <table:table-cell table:formula="of:=VLOOKUP([.R33];[skills.$T$2:.$U$15];2;0)" office:value-type="string" office:string-value="LA">
            <text:p>LA</text:p>
          </table:table-cell>
          <table:table-cell table:formula="of:=VLOOKUP([.S33];[skills.$T$2:.$U$15];2;0)" office:value-type="string" office:string-value="BL">
            <text:p>BL</text:p>
          </table:table-cell>
          <table:table-cell table:formula="of:=VLOOKUP([.T33];[skills.$T$2:.$U$15];2;0)" office:value-type="string" office:string-value="BL">
            <text:p>BL</text:p>
          </table:table-cell>
          <table:table-cell table:formula="of:=VLOOKUP([.U33];[skills.$T$2:.$U$15];2;0)" office:value-type="string" office:string-value="BL">
            <text:p>BL</text:p>
          </table:table-cell>
          <table:table-cell table:formula="of:=VLOOKUP(#REF!33;[skills.$T$2:.$U$15];2;0)" office:value-type="float" office:value="0">
            <text:p>#NAME?</text:p>
          </table:table-cell>
          <table:table-cell table:formula="of:=VLOOKUP(#REF!33;[skills.$T$2:.$U$15];2;0)" office:value-type="float" office:value="0">
            <text:p>#NAME?</text:p>
          </table:table-cell>
          <table:table-cell table:formula="of:=VLOOKUP(#REF!33;[skills.$T$2:.$U$15];2;0)" office:value-type="float" office:value="0">
            <text:p>#NAME?</text:p>
          </table:table-cell>
          <table:table-cell table:formula="of:=VLOOKUP(#REF!33;[skills.$T$2:.$U$15];2;0)" office:value-type="float" office:value="0">
            <text:p>#NAME?</text:p>
          </table:table-cell>
          <table:table-cell table:formula="of:=VLOOKUP([.V33];[skills.$T$2:.$U$15];2;0)" office:value-type="string" office:string-value="LA">
            <text:p>LA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orce Sight</text:p>
          </table:table-cell>
          <table:table-cell table:style-name="ce44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number-columns-repeated="5"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12">
            <text:p>12</text:p>
          </table:table-cell>
          <table:table-cell table:number-columns-repeated="2" table:style-name="ce50" office:value-type="float" office:value="10">
            <text:p>10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number-columns-repeated="3" table:style-name="ce52" office:value-type="float" office:value="12">
            <text:p>12</text:p>
          </table:table-cell>
          <table:table-cell table:style-name="ce54" table:formula="of:=MIN([.D34:.V34])" office:value-type="float" office:value="10">
            <text:p>10</text:p>
          </table:table-cell>
          <table:table-cell table:style-name="ce55" table:formula="of:=MAX([.D34:.V34])" office:value-type="float" office:value="12">
            <text:p>12</text:p>
          </table:table-cell>
          <table:table-cell table:style-name="ce56" table:formula="of:=ROUND(AVERAGE([.D34:.V34]); 0)" office:value-type="float" office:value="11">
            <text:p>11</text:p>
          </table:table-cell>
          <table:table-cell table:formula="of:=VLOOKUP([.D34];[skills.$T$2:.$U$15];2;0)" office:value-type="string" office:string-value="LA">
            <text:p>LA</text:p>
          </table:table-cell>
          <table:table-cell table:formula="of:=VLOOKUP([.E34];[skills.$T$2:.$U$15];2;0)" office:value-type="string" office:string-value="BL">
            <text:p>BL</text:p>
          </table:table-cell>
          <table:table-cell table:formula="of:=VLOOKUP([.F34];[skills.$T$2:.$U$15];2;0)" office:value-type="string" office:string-value="LA">
            <text:p>LA</text:p>
          </table:table-cell>
          <table:table-cell table:formula="of:=VLOOKUP([.G34];[skills.$T$2:.$U$15];2;0)" office:value-type="string" office:string-value="LA">
            <text:p>LA</text:p>
          </table:table-cell>
          <table:table-cell table:formula="of:=VLOOKUP([.H34];[skills.$T$2:.$U$15];2;0)" office:value-type="string" office:string-value="LA">
            <text:p>LA</text:p>
          </table:table-cell>
          <table:table-cell table:formula="of:=VLOOKUP([.I34];[skills.$T$2:.$U$15];2;0)" office:value-type="string" office:string-value="LA">
            <text:p>LA</text:p>
          </table:table-cell>
          <table:table-cell table:formula="of:=VLOOKUP([.J34];[skills.$T$2:.$U$15];2;0)" office:value-type="string" office:string-value="LA">
            <text:p>LA</text:p>
          </table:table-cell>
          <table:table-cell table:formula="of:=VLOOKUP([.K34];[skills.$T$2:.$U$15];2;0)" office:value-type="string" office:string-value="BL">
            <text:p>BL</text:p>
          </table:table-cell>
          <table:table-cell table:formula="of:=VLOOKUP([.L34];[skills.$T$2:.$U$15];2;0)" office:value-type="string" office:string-value="LA">
            <text:p>LA</text:p>
          </table:table-cell>
          <table:table-cell table:formula="of:=VLOOKUP([.M34];[skills.$T$2:.$U$15];2;0)" office:value-type="string" office:string-value="JSI">
            <text:p>JSI</text:p>
          </table:table-cell>
          <table:table-cell table:formula="of:=VLOOKUP([.N34];[skills.$T$2:.$U$15];2;0)" office:value-type="string" office:string-value="BL">
            <text:p>BL</text:p>
          </table:table-cell>
          <table:table-cell table:formula="of:=VLOOKUP([.O34];[skills.$T$2:.$U$15];2;0)" office:value-type="string" office:string-value="BL">
            <text:p>BL</text:p>
          </table:table-cell>
          <table:table-cell table:formula="of:=VLOOKUP([.P34];[skills.$T$2:.$U$15];2;0)" office:value-type="string" office:string-value="JSI">
            <text:p>JSI</text:p>
          </table:table-cell>
          <table:table-cell table:formula="of:=VLOOKUP([.Q34];[skills.$T$2:.$U$15];2;0)" office:value-type="string" office:string-value="JSI">
            <text:p>JSI</text:p>
          </table:table-cell>
          <table:table-cell table:formula="of:=VLOOKUP([.R34];[skills.$T$2:.$U$15];2;0)" office:value-type="string" office:string-value="BL">
            <text:p>BL</text:p>
          </table:table-cell>
          <table:table-cell table:formula="of:=VLOOKUP([.S34];[skills.$T$2:.$U$15];2;0)" office:value-type="string" office:string-value="LA">
            <text:p>LA</text:p>
          </table:table-cell>
          <table:table-cell table:formula="of:=VLOOKUP([.T34];[skills.$T$2:.$U$15];2;0)" office:value-type="string" office:string-value="BL">
            <text:p>BL</text:p>
          </table:table-cell>
          <table:table-cell table:formula="of:=VLOOKUP([.U34];[skills.$T$2:.$U$15];2;0)" office:value-type="string" office:string-value="BL">
            <text:p>BL</text:p>
          </table:table-cell>
          <table:table-cell table:formula="of:=VLOOKUP(#REF!34;[skills.$T$2:.$U$15];2;0)" office:value-type="float" office:value="0">
            <text:p>#NAME?</text:p>
          </table:table-cell>
          <table:table-cell table:formula="of:=VLOOKUP(#REF!34;[skills.$T$2:.$U$15];2;0)" office:value-type="float" office:value="0">
            <text:p>#NAME?</text:p>
          </table:table-cell>
          <table:table-cell table:formula="of:=VLOOKUP(#REF!34;[skills.$T$2:.$U$15];2;0)" office:value-type="float" office:value="0">
            <text:p>#NAME?</text:p>
          </table:table-cell>
          <table:table-cell table:formula="of:=VLOOKUP(#REF!34;[skills.$T$2:.$U$15];2;0)" office:value-type="float" office:value="0">
            <text:p>#NAME?</text:p>
          </table:table-cell>
          <table:table-cell table:formula="of:=VLOOKUP([.V34];[skills.$T$2:.$U$15];2;0)" office:value-type="string" office:string-value="BL">
            <text:p>BL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orce Storm</text:p>
          </table:table-cell>
          <table:table-cell table:style-name="ce44" office:value-type="string">
            <text:p>Dark</text:p>
          </table:table-cell>
          <table:table-cell office:value-type="string">
            <text:p>S A</text:p>
          </table:table-cell>
          <table:table-cell table:style-name="ce48" office:value-type="float" office:value="7">
            <text:p>7</text:p>
          </table:table-cell>
          <table:table-cell table:number-columns-repeated="4"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number-columns-repeated="3"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9">
            <text:p>9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2" office:value-type="float" office:value="8">
            <text:p>8</text:p>
          </table:table-cell>
          <table:table-cell table:number-columns-repeated="2" table:style-name="ce52" office:value-type="float" office:value="7">
            <text:p>7</text:p>
          </table:table-cell>
          <table:table-cell table:style-name="ce54" table:formula="of:=MIN([.D35:.V35])" office:value-type="float" office:value="5">
            <text:p>5</text:p>
          </table:table-cell>
          <table:table-cell table:style-name="ce55" table:formula="of:=MAX([.D35:.V35])" office:value-type="float" office:value="9">
            <text:p>9</text:p>
          </table:table-cell>
          <table:table-cell table:style-name="ce56" table:formula="of:=ROUND(AVERAGE([.D35:.V35]); 0)" office:value-type="float" office:value="7">
            <text:p>7</text:p>
          </table:table-cell>
          <table:table-cell table:formula="of:=VLOOKUP([.D35];[skills.$T$2:.$U$15];2;0)" office:value-type="string" office:string-value="D">
            <text:p>D</text:p>
          </table:table-cell>
          <table:table-cell table:formula="of:=VLOOKUP([.E35];[skills.$T$2:.$U$15];2;0)" office:value-type="string" office:string-value="D">
            <text:p>D</text:p>
          </table:table-cell>
          <table:table-cell table:formula="of:=VLOOKUP([.F35];[skills.$T$2:.$U$15];2;0)" office:value-type="string" office:string-value="D">
            <text:p>D</text:p>
          </table:table-cell>
          <table:table-cell table:formula="of:=VLOOKUP([.G35];[skills.$T$2:.$U$15];2;0)" office:value-type="string" office:string-value="D">
            <text:p>D</text:p>
          </table:table-cell>
          <table:table-cell table:formula="of:=VLOOKUP([.H35];[skills.$T$2:.$U$15];2;0)" office:value-type="string" office:string-value="D">
            <text:p>D</text:p>
          </table:table-cell>
          <table:table-cell table:formula="of:=VLOOKUP([.I35];[skills.$T$2:.$U$15];2;0)" office:value-type="string" office:string-value="VD">
            <text:p>VD</text:p>
          </table:table-cell>
          <table:table-cell table:formula="of:=VLOOKUP([.J35];[skills.$T$2:.$U$15];2;0)" office:value-type="string" office:string-value="D">
            <text:p>D</text:p>
          </table:table-cell>
          <table:table-cell table:formula="of:=VLOOKUP([.K35];[skills.$T$2:.$U$15];2;0)" office:value-type="string" office:string-value="VD">
            <text:p>VD</text:p>
          </table:table-cell>
          <table:table-cell table:formula="of:=VLOOKUP([.L35];[skills.$T$2:.$U$15];2;0)" office:value-type="string" office:string-value="SD">
            <text:p>SD</text:p>
          </table:table-cell>
          <table:table-cell table:formula="of:=VLOOKUP([.M35];[skills.$T$2:.$U$15];2;0)" office:value-type="string" office:string-value="D">
            <text:p>D</text:p>
          </table:table-cell>
          <table:table-cell table:formula="of:=VLOOKUP([.N35];[skills.$T$2:.$U$15];2;0)" office:value-type="string" office:string-value="D">
            <text:p>D</text:p>
          </table:table-cell>
          <table:table-cell table:formula="of:=VLOOKUP([.O35];[skills.$T$2:.$U$15];2;0)" office:value-type="string" office:string-value="D">
            <text:p>D</text:p>
          </table:table-cell>
          <table:table-cell table:formula="of:=VLOOKUP([.P35];[skills.$T$2:.$U$15];2;0)" office:value-type="string" office:string-value="M">
            <text:p>M</text:p>
          </table:table-cell>
          <table:table-cell table:formula="of:=VLOOKUP([.Q35];[skills.$T$2:.$U$15];2;0)" office:value-type="string" office:string-value="SD">
            <text:p>SD</text:p>
          </table:table-cell>
          <table:table-cell table:formula="of:=VLOOKUP([.R35];[skills.$T$2:.$U$15];2;0)" office:value-type="string" office:string-value="D">
            <text:p>D</text:p>
          </table:table-cell>
          <table:table-cell table:formula="of:=VLOOKUP([.S35];[skills.$T$2:.$U$15];2;0)" office:value-type="string" office:string-value="D">
            <text:p>D</text:p>
          </table:table-cell>
          <table:table-cell table:formula="of:=VLOOKUP([.T35];[skills.$T$2:.$U$15];2;0)" office:value-type="string" office:string-value="VD">
            <text:p>VD</text:p>
          </table:table-cell>
          <table:table-cell table:formula="of:=VLOOKUP([.U35];[skills.$T$2:.$U$15];2;0)" office:value-type="string" office:string-value="D">
            <text:p>D</text:p>
          </table:table-cell>
          <table:table-cell table:formula="of:=VLOOKUP(#REF!35;[skills.$T$2:.$U$15];2;0)" office:value-type="float" office:value="0">
            <text:p>#NAME?</text:p>
          </table:table-cell>
          <table:table-cell table:formula="of:=VLOOKUP(#REF!35;[skills.$T$2:.$U$15];2;0)" office:value-type="float" office:value="0">
            <text:p>#NAME?</text:p>
          </table:table-cell>
          <table:table-cell table:formula="of:=VLOOKUP(#REF!35;[skills.$T$2:.$U$15];2;0)" office:value-type="float" office:value="0">
            <text:p>#NAME?</text:p>
          </table:table-cell>
          <table:table-cell table:formula="of:=VLOOKUP(#REF!35;[skills.$T$2:.$U$15];2;0)" office:value-type="float" office:value="0">
            <text:p>#NAME?</text:p>
          </table:table-cell>
          <table:table-cell table:formula="of:=VLOOKUP([.V35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Freeze Winds</text:p>
          </table:table-cell>
          <table:table-cell table:style-name="ce44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8">
            <text:p>8</text:p>
          </table:table-cell>
          <table:table-cell table:number-columns-repeated="4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number-columns-repeated="10" table:style-name="ce50" office:value-type="float" office:value="6">
            <text:p>6</text:p>
          </table:table-cell>
          <table:table-cell table:number-columns-repeated="3" table:style-name="ce52" office:value-type="float" office:value="6">
            <text:p>6</text:p>
          </table:table-cell>
          <table:table-cell table:style-name="ce54" table:formula="of:=MIN([.D36:.V36])" office:value-type="float" office:value="6">
            <text:p>6</text:p>
          </table:table-cell>
          <table:table-cell table:style-name="ce55" table:formula="of:=MAX([.D36:.V36])" office:value-type="float" office:value="8">
            <text:p>8</text:p>
          </table:table-cell>
          <table:table-cell table:style-name="ce56" table:formula="of:=ROUND(AVERAGE([.D36:.V36]); 0)" office:value-type="float" office:value="6">
            <text:p>6</text:p>
          </table:table-cell>
          <table:table-cell table:formula="of:=VLOOKUP([.D36];[skills.$T$2:.$U$15];2;0)" office:value-type="string" office:string-value="VD">
            <text:p>VD</text:p>
          </table:table-cell>
          <table:table-cell table:formula="of:=VLOOKUP([.E36];[skills.$T$2:.$U$15];2;0)" office:value-type="string" office:string-value="MtD">
            <text:p>MtD</text:p>
          </table:table-cell>
          <table:table-cell table:formula="of:=VLOOKUP([.F36];[skills.$T$2:.$U$15];2;0)" office:value-type="string" office:string-value="MtD">
            <text:p>MtD</text:p>
          </table:table-cell>
          <table:table-cell table:formula="of:=VLOOKUP([.G36];[skills.$T$2:.$U$15];2;0)" office:value-type="string" office:string-value="MtD">
            <text:p>MtD</text:p>
          </table:table-cell>
          <table:table-cell table:formula="of:=VLOOKUP([.H36];[skills.$T$2:.$U$15];2;0)" office:value-type="string" office:string-value="MtD">
            <text:p>MtD</text:p>
          </table:table-cell>
          <table:table-cell table:formula="of:=VLOOKUP([.I36];[skills.$T$2:.$U$15];2;0)" office:value-type="string" office:string-value="VD">
            <text:p>VD</text:p>
          </table:table-cell>
          <table:table-cell table:formula="of:=VLOOKUP([.J36];[skills.$T$2:.$U$15];2;0)" office:value-type="string" office:string-value="MtD">
            <text:p>MtD</text:p>
          </table:table-cell>
          <table:table-cell table:formula="of:=VLOOKUP([.K36];[skills.$T$2:.$U$15];2;0)" office:value-type="string" office:string-value="MtD">
            <text:p>MtD</text:p>
          </table:table-cell>
          <table:table-cell table:formula="of:=VLOOKUP([.L36];[skills.$T$2:.$U$15];2;0)" office:value-type="string" office:string-value="MtD">
            <text:p>MtD</text:p>
          </table:table-cell>
          <table:table-cell table:formula="of:=VLOOKUP([.M36];[skills.$T$2:.$U$15];2;0)" office:value-type="string" office:string-value="MtD">
            <text:p>MtD</text:p>
          </table:table-cell>
          <table:table-cell table:formula="of:=VLOOKUP([.N36];[skills.$T$2:.$U$15];2;0)" office:value-type="string" office:string-value="MtD">
            <text:p>MtD</text:p>
          </table:table-cell>
          <table:table-cell table:formula="of:=VLOOKUP([.O36];[skills.$T$2:.$U$15];2;0)" office:value-type="string" office:string-value="MtD">
            <text:p>MtD</text:p>
          </table:table-cell>
          <table:table-cell table:formula="of:=VLOOKUP([.P36];[skills.$T$2:.$U$15];2;0)" office:value-type="string" office:string-value="MtD">
            <text:p>MtD</text:p>
          </table:table-cell>
          <table:table-cell table:formula="of:=VLOOKUP([.Q36];[skills.$T$2:.$U$15];2;0)" office:value-type="string" office:string-value="MtD">
            <text:p>MtD</text:p>
          </table:table-cell>
          <table:table-cell table:formula="of:=VLOOKUP([.R36];[skills.$T$2:.$U$15];2;0)" office:value-type="string" office:string-value="MtD">
            <text:p>MtD</text:p>
          </table:table-cell>
          <table:table-cell table:formula="of:=VLOOKUP([.S36];[skills.$T$2:.$U$15];2;0)" office:value-type="string" office:string-value="MtD">
            <text:p>MtD</text:p>
          </table:table-cell>
          <table:table-cell table:formula="of:=VLOOKUP([.T36];[skills.$T$2:.$U$15];2;0)" office:value-type="string" office:string-value="MtD">
            <text:p>MtD</text:p>
          </table:table-cell>
          <table:table-cell table:formula="of:=VLOOKUP([.U36];[skills.$T$2:.$U$15];2;0)" office:value-type="string" office:string-value="MtD">
            <text:p>MtD</text:p>
          </table:table-cell>
          <table:table-cell table:formula="of:=VLOOKUP(#REF!36;[skills.$T$2:.$U$15];2;0)" office:value-type="float" office:value="0">
            <text:p>#NAME?</text:p>
          </table:table-cell>
          <table:table-cell table:formula="of:=VLOOKUP(#REF!36;[skills.$T$2:.$U$15];2;0)" office:value-type="float" office:value="0">
            <text:p>#NAME?</text:p>
          </table:table-cell>
          <table:table-cell table:formula="of:=VLOOKUP(#REF!36;[skills.$T$2:.$U$15];2;0)" office:value-type="float" office:value="0">
            <text:p>#NAME?</text:p>
          </table:table-cell>
          <table:table-cell table:formula="of:=VLOOKUP(#REF!36;[skills.$T$2:.$U$15];2;0)" office:value-type="float" office:value="0">
            <text:p>#NAME?</text:p>
          </table:table-cell>
          <table:table-cell table:formula="of:=VLOOKUP([.V36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Greater Force Shield</text:p>
          </table:table-cell>
          <table:table-cell table:style-name="ce44" office:value-type="string">
            <text:p>Defense</text:p>
          </table:table-cell>
          <table:table-cell office:value-type="string">
            <text:p>S C A</text:p>
          </table:table-cell>
          <table:table-cell table:style-name="ce48" office:value-type="float" office:value="6">
            <text:p>6</text:p>
          </table:table-cell>
          <table:table-cell table:number-columns-repeated="8" table:style-name="ce50" office:value-type="float" office:value="6">
            <text:p>6</text:p>
          </table:table-cell>
          <table:table-cell table:number-columns-repeated="2" table:style-name="ce50" office:value-type="float" office:value="7">
            <text:p>7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2" office:value-type="float" office:value="6">
            <text:p>6</text:p>
          </table:table-cell>
          <table:table-cell table:number-columns-repeated="2" table:style-name="ce52" office:value-type="float" office:value="7">
            <text:p>7</text:p>
          </table:table-cell>
          <table:table-cell table:style-name="ce54" table:formula="of:=MIN([.D37:.V37])" office:value-type="float" office:value="5">
            <text:p>5</text:p>
          </table:table-cell>
          <table:table-cell table:style-name="ce55" table:formula="of:=MAX([.D37:.V37])" office:value-type="float" office:value="7">
            <text:p>7</text:p>
          </table:table-cell>
          <table:table-cell table:style-name="ce56" table:formula="of:=ROUND(AVERAGE([.D37:.V37]); 0)" office:value-type="float" office:value="6">
            <text:p>6</text:p>
          </table:table-cell>
          <table:table-cell table:formula="of:=VLOOKUP([.D37];[skills.$T$2:.$U$15];2;0)" office:value-type="string" office:string-value="MtD">
            <text:p>MtD</text:p>
          </table:table-cell>
          <table:table-cell table:formula="of:=VLOOKUP([.E37];[skills.$T$2:.$U$15];2;0)" office:value-type="string" office:string-value="MtD">
            <text:p>MtD</text:p>
          </table:table-cell>
          <table:table-cell table:formula="of:=VLOOKUP([.F37];[skills.$T$2:.$U$15];2;0)" office:value-type="string" office:string-value="MtD">
            <text:p>MtD</text:p>
          </table:table-cell>
          <table:table-cell table:formula="of:=VLOOKUP([.G37];[skills.$T$2:.$U$15];2;0)" office:value-type="string" office:string-value="MtD">
            <text:p>MtD</text:p>
          </table:table-cell>
          <table:table-cell table:formula="of:=VLOOKUP([.H37];[skills.$T$2:.$U$15];2;0)" office:value-type="string" office:string-value="MtD">
            <text:p>MtD</text:p>
          </table:table-cell>
          <table:table-cell table:formula="of:=VLOOKUP([.I37];[skills.$T$2:.$U$15];2;0)" office:value-type="string" office:string-value="MtD">
            <text:p>MtD</text:p>
          </table:table-cell>
          <table:table-cell table:formula="of:=VLOOKUP([.J37];[skills.$T$2:.$U$15];2;0)" office:value-type="string" office:string-value="MtD">
            <text:p>MtD</text:p>
          </table:table-cell>
          <table:table-cell table:formula="of:=VLOOKUP([.K37];[skills.$T$2:.$U$15];2;0)" office:value-type="string" office:string-value="MtD">
            <text:p>MtD</text:p>
          </table:table-cell>
          <table:table-cell table:formula="of:=VLOOKUP([.L37];[skills.$T$2:.$U$15];2;0)" office:value-type="string" office:string-value="MtD">
            <text:p>MtD</text:p>
          </table:table-cell>
          <table:table-cell table:formula="of:=VLOOKUP([.M37];[skills.$T$2:.$U$15];2;0)" office:value-type="string" office:string-value="D">
            <text:p>D</text:p>
          </table:table-cell>
          <table:table-cell table:formula="of:=VLOOKUP([.N37];[skills.$T$2:.$U$15];2;0)" office:value-type="string" office:string-value="D">
            <text:p>D</text:p>
          </table:table-cell>
          <table:table-cell table:formula="of:=VLOOKUP([.O37];[skills.$T$2:.$U$15];2;0)" office:value-type="string" office:string-value="MtD">
            <text:p>MtD</text:p>
          </table:table-cell>
          <table:table-cell table:formula="of:=VLOOKUP([.P37];[skills.$T$2:.$U$15];2;0)" office:value-type="string" office:string-value="MtD">
            <text:p>MtD</text:p>
          </table:table-cell>
          <table:table-cell table:formula="of:=VLOOKUP([.Q37];[skills.$T$2:.$U$15];2;0)" office:value-type="string" office:string-value="M">
            <text:p>M</text:p>
          </table:table-cell>
          <table:table-cell table:formula="of:=VLOOKUP([.R37];[skills.$T$2:.$U$15];2;0)" office:value-type="string" office:string-value="MtD">
            <text:p>MtD</text:p>
          </table:table-cell>
          <table:table-cell table:formula="of:=VLOOKUP([.S37];[skills.$T$2:.$U$15];2;0)" office:value-type="string" office:string-value="MtD">
            <text:p>MtD</text:p>
          </table:table-cell>
          <table:table-cell table:formula="of:=VLOOKUP([.T37];[skills.$T$2:.$U$15];2;0)" office:value-type="string" office:string-value="MtD">
            <text:p>MtD</text:p>
          </table:table-cell>
          <table:table-cell table:formula="of:=VLOOKUP([.U37];[skills.$T$2:.$U$15];2;0)" office:value-type="string" office:string-value="D">
            <text:p>D</text:p>
          </table:table-cell>
          <table:table-cell table:formula="of:=VLOOKUP(#REF!37;[skills.$T$2:.$U$15];2;0)" office:value-type="float" office:value="0">
            <text:p>#NAME?</text:p>
          </table:table-cell>
          <table:table-cell table:formula="of:=VLOOKUP(#REF!37;[skills.$T$2:.$U$15];2;0)" office:value-type="float" office:value="0">
            <text:p>#NAME?</text:p>
          </table:table-cell>
          <table:table-cell table:formula="of:=VLOOKUP(#REF!37;[skills.$T$2:.$U$15];2;0)" office:value-type="float" office:value="0">
            <text:p>#NAME?</text:p>
          </table:table-cell>
          <table:table-cell table:formula="of:=VLOOKUP(#REF!37;[skills.$T$2:.$U$15];2;0)" office:value-type="float" office:value="0">
            <text:p>#NAME?</text:p>
          </table:table-cell>
          <table:table-cell table:formula="of:=VLOOKUP([.V37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Hand to Hand Combat</text:p>
          </table:table-cell>
          <table:table-cell table:style-name="ce44" office:value-type="string">
            <text:p>Offense</text:p>
          </table:table-cell>
          <table:table-cell office:value-type="string">
            <text:p>C</text:p>
          </table:table-cell>
          <table:table-cell table:style-name="ce48" office:value-type="float" office:value="4">
            <text:p>4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4" table:style-name="ce50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4" table:formula="of:=MIN([.D38:.V38])" office:value-type="float" office:value="3">
            <text:p>3</text:p>
          </table:table-cell>
          <table:table-cell table:style-name="ce55" table:formula="of:=MAX([.D38:.V38])" office:value-type="float" office:value="6">
            <text:p>6</text:p>
          </table:table-cell>
          <table:table-cell table:style-name="ce56" table:formula="of:=ROUND(AVERAGE([.D38:.V38]); 0)" office:value-type="float" office:value="4">
            <text:p>4</text:p>
          </table:table-cell>
          <table:table-cell table:formula="of:=VLOOKUP([.D38];[skills.$T$2:.$U$15];2;0)" office:value-type="string" office:string-value="EtM">
            <text:p>EtM</text:p>
          </table:table-cell>
          <table:table-cell table:formula="of:=VLOOKUP([.E38];[skills.$T$2:.$U$15];2;0)" office:value-type="string" office:string-value="EtM">
            <text:p>EtM</text:p>
          </table:table-cell>
          <table:table-cell table:formula="of:=VLOOKUP([.F38];[skills.$T$2:.$U$15];2;0)" office:value-type="string" office:string-value="EtM">
            <text:p>EtM</text:p>
          </table:table-cell>
          <table:table-cell table:formula="of:=VLOOKUP([.G38];[skills.$T$2:.$U$15];2;0)" office:value-type="string" office:string-value="E">
            <text:p>E</text:p>
          </table:table-cell>
          <table:table-cell table:formula="of:=VLOOKUP([.H38];[skills.$T$2:.$U$15];2;0)" office:value-type="string" office:string-value="MtD">
            <text:p>MtD</text:p>
          </table:table-cell>
          <table:table-cell table:formula="of:=VLOOKUP([.I38];[skills.$T$2:.$U$15];2;0)" office:value-type="string" office:string-value="E">
            <text:p>E</text:p>
          </table:table-cell>
          <table:table-cell table:formula="of:=VLOOKUP([.J38];[skills.$T$2:.$U$15];2;0)" office:value-type="string" office:string-value="M">
            <text:p>M</text:p>
          </table:table-cell>
          <table:table-cell table:formula="of:=VLOOKUP([.K38];[skills.$T$2:.$U$15];2;0)" office:value-type="string" office:string-value="EtM">
            <text:p>EtM</text:p>
          </table:table-cell>
          <table:table-cell table:formula="of:=VLOOKUP([.L38];[skills.$T$2:.$U$15];2;0)" office:value-type="string" office:string-value="M">
            <text:p>M</text:p>
          </table:table-cell>
          <table:table-cell table:formula="of:=VLOOKUP([.M38];[skills.$T$2:.$U$15];2;0)" office:value-type="string" office:string-value="E">
            <text:p>E</text:p>
          </table:table-cell>
          <table:table-cell table:formula="of:=VLOOKUP([.N38];[skills.$T$2:.$U$15];2;0)" office:value-type="string" office:string-value="E">
            <text:p>E</text:p>
          </table:table-cell>
          <table:table-cell table:formula="of:=VLOOKUP([.O38];[skills.$T$2:.$U$15];2;0)" office:value-type="string" office:string-value="E">
            <text:p>E</text:p>
          </table:table-cell>
          <table:table-cell table:formula="of:=VLOOKUP([.P38];[skills.$T$2:.$U$15];2;0)" office:value-type="string" office:string-value="EtM">
            <text:p>EtM</text:p>
          </table:table-cell>
          <table:table-cell table:formula="of:=VLOOKUP([.Q38];[skills.$T$2:.$U$15];2;0)" office:value-type="string" office:string-value="EtM">
            <text:p>EtM</text:p>
          </table:table-cell>
          <table:table-cell table:formula="of:=VLOOKUP([.R38];[skills.$T$2:.$U$15];2;0)" office:value-type="string" office:string-value="EtM">
            <text:p>EtM</text:p>
          </table:table-cell>
          <table:table-cell table:formula="of:=VLOOKUP([.S38];[skills.$T$2:.$U$15];2;0)" office:value-type="string" office:string-value="EtM">
            <text:p>EtM</text:p>
          </table:table-cell>
          <table:table-cell table:formula="of:=VLOOKUP([.T38];[skills.$T$2:.$U$15];2;0)" office:value-type="string" office:string-value="M">
            <text:p>M</text:p>
          </table:table-cell>
          <table:table-cell table:formula="of:=VLOOKUP([.U38];[skills.$T$2:.$U$15];2;0)" office:value-type="string" office:string-value="EtM">
            <text:p>EtM</text:p>
          </table:table-cell>
          <table:table-cell table:formula="of:=VLOOKUP(#REF!38;[skills.$T$2:.$U$15];2;0)" office:value-type="float" office:value="0">
            <text:p>#NAME?</text:p>
          </table:table-cell>
          <table:table-cell table:formula="of:=VLOOKUP(#REF!38;[skills.$T$2:.$U$15];2;0)" office:value-type="float" office:value="0">
            <text:p>#NAME?</text:p>
          </table:table-cell>
          <table:table-cell table:formula="of:=VLOOKUP(#REF!38;[skills.$T$2:.$U$15];2;0)" office:value-type="float" office:value="0">
            <text:p>#NAME?</text:p>
          </table:table-cell>
          <table:table-cell table:formula="of:=VLOOKUP(#REF!38;[skills.$T$2:.$U$15];2;0)" office:value-type="float" office:value="0">
            <text:p>#NAME?</text:p>
          </table:table-cell>
          <table:table-cell table:formula="of:=VLOOKUP([.V38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Hibernation Trance</text:p>
          </table:table-cell>
          <table:table-cell table:style-name="ce43" office:value-type="string">
            <text:p>Heal</text:p>
          </table:table-cell>
          <table:table-cell office:value-type="string">
            <text:p>C</text:p>
          </table:table-cell>
          <table:table-cell table:style-name="ce48" office:value-type="float" office:value="2">
            <text:p>2</text:p>
          </table:table-cell>
          <table:table-cell table:number-columns-repeated="5"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0">
            <text:p>0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4" table:formula="of:=MIN([.D39:.V39])" office:value-type="float" office:value="0">
            <text:p>0</text:p>
          </table:table-cell>
          <table:table-cell table:style-name="ce55" table:formula="of:=MAX([.D39:.V39])" office:value-type="float" office:value="3">
            <text:p>3</text:p>
          </table:table-cell>
          <table:table-cell table:style-name="ce56" table:formula="of:=ROUND(AVERAGE([.D39:.V39]); 0)" office:value-type="float" office:value="2">
            <text:p>2</text:p>
          </table:table-cell>
          <table:table-cell table:formula="of:=VLOOKUP([.D39];[skills.$T$2:.$U$15];2;0)" office:value-type="string" office:string-value="VE">
            <text:p>VE</text:p>
          </table:table-cell>
          <table:table-cell table:formula="of:=VLOOKUP([.E39];[skills.$T$2:.$U$15];2;0)" office:value-type="string" office:string-value="VE">
            <text:p>VE</text:p>
          </table:table-cell>
          <table:table-cell table:formula="of:=VLOOKUP([.F39];[skills.$T$2:.$U$15];2;0)" office:value-type="string" office:string-value="VE">
            <text:p>VE</text:p>
          </table:table-cell>
          <table:table-cell table:formula="of:=VLOOKUP([.G39];[skills.$T$2:.$U$15];2;0)" office:value-type="string" office:string-value="VE">
            <text:p>VE</text:p>
          </table:table-cell>
          <table:table-cell table:formula="of:=VLOOKUP([.H39];[skills.$T$2:.$U$15];2;0)" office:value-type="string" office:string-value="VE">
            <text:p>VE</text:p>
          </table:table-cell>
          <table:table-cell table:formula="of:=VLOOKUP([.I39];[skills.$T$2:.$U$15];2;0)" office:value-type="string" office:string-value="VE">
            <text:p>VE</text:p>
          </table:table-cell>
          <table:table-cell table:formula="of:=VLOOKUP([.J39];[skills.$T$2:.$U$15];2;0)" office:value-type="string" office:string-value="E">
            <text:p>E</text:p>
          </table:table-cell>
          <table:table-cell table:formula="of:=VLOOKUP([.K39];[skills.$T$2:.$U$15];2;0)" office:value-type="string" office:string-value="VE">
            <text:p>VE</text:p>
          </table:table-cell>
          <table:table-cell table:formula="of:=VLOOKUP([.L39];[skills.$T$2:.$U$15];2;0)" office:value-type="string" office:string-value="N">
            <text:p>N</text:p>
          </table:table-cell>
          <table:table-cell table:formula="of:=VLOOKUP([.M39];[skills.$T$2:.$U$15];2;0)" office:value-type="string" office:string-value="N">
            <text:p>N</text:p>
          </table:table-cell>
          <table:table-cell table:formula="of:=VLOOKUP([.N39];[skills.$T$2:.$U$15];2;0)" office:value-type="string" office:string-value="VE">
            <text:p>VE</text:p>
          </table:table-cell>
          <table:table-cell table:formula="of:=VLOOKUP([.O39];[skills.$T$2:.$U$15];2;0)" office:value-type="string" office:string-value="E">
            <text:p>E</text:p>
          </table:table-cell>
          <table:table-cell table:formula="of:=VLOOKUP([.P39];[skills.$T$2:.$U$15];2;0)" office:value-type="string" office:string-value="I">
            <text:p>I</text:p>
          </table:table-cell>
          <table:table-cell table:formula="of:=VLOOKUP([.Q39];[skills.$T$2:.$U$15];2;0)" office:value-type="string" office:string-value="VE">
            <text:p>VE</text:p>
          </table:table-cell>
          <table:table-cell table:formula="of:=VLOOKUP([.R39];[skills.$T$2:.$U$15];2;0)" office:value-type="string" office:string-value="VE">
            <text:p>VE</text:p>
          </table:table-cell>
          <table:table-cell table:formula="of:=VLOOKUP([.S39];[skills.$T$2:.$U$15];2;0)" office:value-type="string" office:string-value="N">
            <text:p>N</text:p>
          </table:table-cell>
          <table:table-cell table:formula="of:=VLOOKUP([.T39];[skills.$T$2:.$U$15];2;0)" office:value-type="string" office:string-value="VE">
            <text:p>VE</text:p>
          </table:table-cell>
          <table:table-cell table:formula="of:=VLOOKUP([.U39];[skills.$T$2:.$U$15];2;0)" office:value-type="string" office:string-value="VE">
            <text:p>VE</text:p>
          </table:table-cell>
          <table:table-cell table:formula="of:=VLOOKUP(#REF!39;[skills.$T$2:.$U$15];2;0)" office:value-type="float" office:value="0">
            <text:p>#NAME?</text:p>
          </table:table-cell>
          <table:table-cell table:formula="of:=VLOOKUP(#REF!39;[skills.$T$2:.$U$15];2;0)" office:value-type="float" office:value="0">
            <text:p>#NAME?</text:p>
          </table:table-cell>
          <table:table-cell table:formula="of:=VLOOKUP(#REF!39;[skills.$T$2:.$U$15];2;0)" office:value-type="float" office:value="0">
            <text:p>#NAME?</text:p>
          </table:table-cell>
          <table:table-cell table:formula="of:=VLOOKUP(#REF!39;[skills.$T$2:.$U$15];2;0)" office:value-type="float" office:value="0">
            <text:p>#NAME?</text:p>
          </table:table-cell>
          <table:table-cell table:formula="of:=VLOOKUP([.V39];[skills.$T$2:.$U$15];2;0)" office:value-type="string" office:string-value="N">
            <text:p>N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Inflict Pain</text:p>
          </table:table-cell>
          <table:table-cell table:style-name="ce44" office:value-type="string">
            <text:p>Dark</text:p>
          </table:table-cell>
          <table:table-cell office:value-type="string">
            <text:p>A</text:p>
          </table:table-cell>
          <table:table-cell table:style-name="ce48" office:value-type="float" office:value="7">
            <text:p>7</text:p>
          </table:table-cell>
          <table:table-cell table:number-columns-repeated="4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number-columns-repeated="3" table:style-name="ce50" office:value-type="float" office:value="6">
            <text:p>6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4" table:formula="of:=MIN([.D40:.V40])" office:value-type="float" office:value="4">
            <text:p>4</text:p>
          </table:table-cell>
          <table:table-cell table:style-name="ce55" table:formula="of:=MAX([.D40:.V40])" office:value-type="float" office:value="8">
            <text:p>8</text:p>
          </table:table-cell>
          <table:table-cell table:style-name="ce56" table:formula="of:=ROUND(AVERAGE([.D40:.V40]); 0)" office:value-type="float" office:value="6">
            <text:p>6</text:p>
          </table:table-cell>
          <table:table-cell table:formula="of:=VLOOKUP([.D40];[skills.$T$2:.$U$15];2;0)" office:value-type="string" office:string-value="D">
            <text:p>D</text:p>
          </table:table-cell>
          <table:table-cell table:formula="of:=VLOOKUP([.E40];[skills.$T$2:.$U$15];2;0)" office:value-type="string" office:string-value="MtD">
            <text:p>MtD</text:p>
          </table:table-cell>
          <table:table-cell table:formula="of:=VLOOKUP([.F40];[skills.$T$2:.$U$15];2;0)" office:value-type="string" office:string-value="MtD">
            <text:p>MtD</text:p>
          </table:table-cell>
          <table:table-cell table:formula="of:=VLOOKUP([.G40];[skills.$T$2:.$U$15];2;0)" office:value-type="string" office:string-value="MtD">
            <text:p>MtD</text:p>
          </table:table-cell>
          <table:table-cell table:formula="of:=VLOOKUP([.H40];[skills.$T$2:.$U$15];2;0)" office:value-type="string" office:string-value="MtD">
            <text:p>MtD</text:p>
          </table:table-cell>
          <table:table-cell table:formula="of:=VLOOKUP([.I40];[skills.$T$2:.$U$15];2;0)" office:value-type="string" office:string-value="VD">
            <text:p>VD</text:p>
          </table:table-cell>
          <table:table-cell table:formula="of:=VLOOKUP([.J40];[skills.$T$2:.$U$15];2;0)" office:value-type="string" office:string-value="MtD">
            <text:p>MtD</text:p>
          </table:table-cell>
          <table:table-cell table:formula="of:=VLOOKUP([.K40];[skills.$T$2:.$U$15];2;0)" office:value-type="string" office:string-value="MtD">
            <text:p>MtD</text:p>
          </table:table-cell>
          <table:table-cell table:formula="of:=VLOOKUP([.L40];[skills.$T$2:.$U$15];2;0)" office:value-type="string" office:string-value="VD">
            <text:p>VD</text:p>
          </table:table-cell>
          <table:table-cell table:formula="of:=VLOOKUP([.M40];[skills.$T$2:.$U$15];2;0)" office:value-type="string" office:string-value="D">
            <text:p>D</text:p>
          </table:table-cell>
          <table:table-cell table:formula="of:=VLOOKUP([.N40];[skills.$T$2:.$U$15];2;0)" office:value-type="string" office:string-value="D">
            <text:p>D</text:p>
          </table:table-cell>
          <table:table-cell table:formula="of:=VLOOKUP([.O40];[skills.$T$2:.$U$15];2;0)" office:value-type="string" office:string-value="MtD">
            <text:p>MtD</text:p>
          </table:table-cell>
          <table:table-cell table:formula="of:=VLOOKUP([.P40];[skills.$T$2:.$U$15];2;0)" office:value-type="string" office:string-value="EtM">
            <text:p>EtM</text:p>
          </table:table-cell>
          <table:table-cell table:formula="of:=VLOOKUP([.Q40];[skills.$T$2:.$U$15];2;0)" office:value-type="string" office:string-value="MtD">
            <text:p>MtD</text:p>
          </table:table-cell>
          <table:table-cell table:formula="of:=VLOOKUP([.R40];[skills.$T$2:.$U$15];2;0)" office:value-type="string" office:string-value="MtD">
            <text:p>MtD</text:p>
          </table:table-cell>
          <table:table-cell table:formula="of:=VLOOKUP([.S40];[skills.$T$2:.$U$15];2;0)" office:value-type="string" office:string-value="MtD">
            <text:p>MtD</text:p>
          </table:table-cell>
          <table:table-cell table:formula="of:=VLOOKUP([.T40];[skills.$T$2:.$U$15];2;0)" office:value-type="string" office:string-value="MtD">
            <text:p>MtD</text:p>
          </table:table-cell>
          <table:table-cell table:formula="of:=VLOOKUP([.U40];[skills.$T$2:.$U$15];2;0)" office:value-type="string" office:string-value="M">
            <text:p>M</text:p>
          </table:table-cell>
          <table:table-cell table:formula="of:=VLOOKUP(#REF!40;[skills.$T$2:.$U$15];2;0)" office:value-type="float" office:value="0">
            <text:p>#NAME?</text:p>
          </table:table-cell>
          <table:table-cell table:formula="of:=VLOOKUP(#REF!40;[skills.$T$2:.$U$15];2;0)" office:value-type="float" office:value="0">
            <text:p>#NAME?</text:p>
          </table:table-cell>
          <table:table-cell table:formula="of:=VLOOKUP(#REF!40;[skills.$T$2:.$U$15];2;0)" office:value-type="float" office:value="0">
            <text:p>#NAME?</text:p>
          </table:table-cell>
          <table:table-cell table:formula="of:=VLOOKUP(#REF!40;[skills.$T$2:.$U$15];2;0)" office:value-type="float" office:value="0">
            <text:p>#NAME?</text:p>
          </table:table-cell>
          <table:table-cell table:formula="of:=VLOOKUP([.V40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Injure Kill</text:p>
          </table:table-cell>
          <table:table-cell table:style-name="ce44" office:value-type="string">
            <text:p>Dark</text:p>
          </table:table-cell>
          <table:table-cell office:value-type="string">
            <text:p>S A</text:p>
          </table:table-cell>
          <table:table-cell table:style-name="ce48" office:value-type="float" office:value="9">
            <text:p>9</text:p>
          </table:table-cell>
          <table:table-cell table:number-columns-repeated="4" table:style-name="ce50" office:value-type="float" office:value="7">
            <text:p>7</text:p>
          </table:table-cell>
          <table:table-cell table:style-name="ce50" office:value-type="float" office:value="9">
            <text:p>9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8">
            <text:p>8</text:p>
          </table:table-cell>
          <table:table-cell table:number-columns-repeated="3" table:style-name="ce50" office:value-type="float" office:value="7">
            <text:p>7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4" table:formula="of:=MIN([.D41:.V41])" office:value-type="float" office:value="6">
            <text:p>6</text:p>
          </table:table-cell>
          <table:table-cell table:style-name="ce55" table:formula="of:=MAX([.D41:.V41])" office:value-type="float" office:value="10">
            <text:p>10</text:p>
          </table:table-cell>
          <table:table-cell table:style-name="ce56" table:formula="of:=ROUND(AVERAGE([.D41:.V41]); 0)" office:value-type="float" office:value="8">
            <text:p>8</text:p>
          </table:table-cell>
          <table:table-cell table:formula="of:=VLOOKUP([.D41];[skills.$T$2:.$U$15];2;0)" office:value-type="string" office:string-value="SD">
            <text:p>SD</text:p>
          </table:table-cell>
          <table:table-cell table:formula="of:=VLOOKUP([.E41];[skills.$T$2:.$U$15];2;0)" office:value-type="string" office:string-value="D">
            <text:p>D</text:p>
          </table:table-cell>
          <table:table-cell table:formula="of:=VLOOKUP([.F41];[skills.$T$2:.$U$15];2;0)" office:value-type="string" office:string-value="D">
            <text:p>D</text:p>
          </table:table-cell>
          <table:table-cell table:formula="of:=VLOOKUP([.G41];[skills.$T$2:.$U$15];2;0)" office:value-type="string" office:string-value="D">
            <text:p>D</text:p>
          </table:table-cell>
          <table:table-cell table:formula="of:=VLOOKUP([.H41];[skills.$T$2:.$U$15];2;0)" office:value-type="string" office:string-value="D">
            <text:p>D</text:p>
          </table:table-cell>
          <table:table-cell table:formula="of:=VLOOKUP([.I41];[skills.$T$2:.$U$15];2;0)" office:value-type="string" office:string-value="SD">
            <text:p>SD</text:p>
          </table:table-cell>
          <table:table-cell table:formula="of:=VLOOKUP([.J41];[skills.$T$2:.$U$15];2;0)" office:value-type="string" office:string-value="D">
            <text:p>D</text:p>
          </table:table-cell>
          <table:table-cell table:formula="of:=VLOOKUP([.K41];[skills.$T$2:.$U$15];2;0)" office:value-type="string" office:string-value="D">
            <text:p>D</text:p>
          </table:table-cell>
          <table:table-cell table:formula="of:=VLOOKUP([.L41];[skills.$T$2:.$U$15];2;0)" office:value-type="string" office:string-value="JSI">
            <text:p>JSI</text:p>
          </table:table-cell>
          <table:table-cell table:formula="of:=VLOOKUP([.M41];[skills.$T$2:.$U$15];2;0)" office:value-type="string" office:string-value="VD">
            <text:p>VD</text:p>
          </table:table-cell>
          <table:table-cell table:formula="of:=VLOOKUP([.N41];[skills.$T$2:.$U$15];2;0)" office:value-type="string" office:string-value="VD">
            <text:p>VD</text:p>
          </table:table-cell>
          <table:table-cell table:formula="of:=VLOOKUP([.O41];[skills.$T$2:.$U$15];2;0)" office:value-type="string" office:string-value="D">
            <text:p>D</text:p>
          </table:table-cell>
          <table:table-cell table:formula="of:=VLOOKUP([.P41];[skills.$T$2:.$U$15];2;0)" office:value-type="string" office:string-value="D">
            <text:p>D</text:p>
          </table:table-cell>
          <table:table-cell table:formula="of:=VLOOKUP([.Q41];[skills.$T$2:.$U$15];2;0)" office:value-type="string" office:string-value="D">
            <text:p>D</text:p>
          </table:table-cell>
          <table:table-cell table:formula="of:=VLOOKUP([.R41];[skills.$T$2:.$U$15];2;0)" office:value-type="string" office:string-value="SD">
            <text:p>SD</text:p>
          </table:table-cell>
          <table:table-cell table:formula="of:=VLOOKUP([.S41];[skills.$T$2:.$U$15];2;0)" office:value-type="string" office:string-value="D">
            <text:p>D</text:p>
          </table:table-cell>
          <table:table-cell table:formula="of:=VLOOKUP([.T41];[skills.$T$2:.$U$15];2;0)" office:value-type="string" office:string-value="D">
            <text:p>D</text:p>
          </table:table-cell>
          <table:table-cell table:formula="of:=VLOOKUP([.U41];[skills.$T$2:.$U$15];2;0)" office:value-type="string" office:string-value="MtD">
            <text:p>MtD</text:p>
          </table:table-cell>
          <table:table-cell table:formula="of:=VLOOKUP(#REF!41;[skills.$T$2:.$U$15];2;0)" office:value-type="float" office:value="0">
            <text:p>#NAME?</text:p>
          </table:table-cell>
          <table:table-cell table:formula="of:=VLOOKUP(#REF!41;[skills.$T$2:.$U$15];2;0)" office:value-type="float" office:value="0">
            <text:p>#NAME?</text:p>
          </table:table-cell>
          <table:table-cell table:formula="of:=VLOOKUP(#REF!41;[skills.$T$2:.$U$15];2;0)" office:value-type="float" office:value="0">
            <text:p>#NAME?</text:p>
          </table:table-cell>
          <table:table-cell table:formula="of:=VLOOKUP(#REF!41;[skills.$T$2:.$U$15];2;0)" office:value-type="float" office:value="0">
            <text:p>#NAME?</text:p>
          </table:table-cell>
          <table:table-cell table:formula="of:=VLOOKUP([.V41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Ki Burst</text:p>
          </table:table-cell>
          <table:table-cell table:style-name="ce44" office:value-type="string">
            <text:p>Tradition</text:p>
          </table:table-cell>
          <table:table-cell office:value-type="string">
            <text:p>C (A)</text:p>
          </table:table-cell>
          <table:table-cell table:style-name="ce48" office:value-type="float" office:value="5">
            <text:p>5</text:p>
          </table:table-cell>
          <table:table-cell table:number-columns-repeated="15" table:style-name="ce50" office:value-type="float" office:value="5">
            <text:p>5</text:p>
          </table:table-cell>
          <table:table-cell table:number-columns-repeated="3" table:style-name="ce52" office:value-type="float" office:value="5">
            <text:p>5</text:p>
          </table:table-cell>
          <table:table-cell table:style-name="ce54" table:formula="of:=MIN([.D42:.V42])" office:value-type="float" office:value="5">
            <text:p>5</text:p>
          </table:table-cell>
          <table:table-cell table:style-name="ce55" table:formula="of:=MAX([.D42:.V42])" office:value-type="float" office:value="5">
            <text:p>5</text:p>
          </table:table-cell>
          <table:table-cell table:style-name="ce56" table:formula="of:=ROUND(AVERAGE([.D42:.V42]); 0)" office:value-type="float" office:value="5">
            <text:p>5</text:p>
          </table:table-cell>
          <table:table-cell table:formula="of:=VLOOKUP([.D42];[skills.$T$2:.$U$15];2;0)" office:value-type="string" office:string-value="M">
            <text:p>M</text:p>
          </table:table-cell>
          <table:table-cell table:formula="of:=VLOOKUP([.E42];[skills.$T$2:.$U$15];2;0)" office:value-type="string" office:string-value="M">
            <text:p>M</text:p>
          </table:table-cell>
          <table:table-cell table:formula="of:=VLOOKUP([.F42];[skills.$T$2:.$U$15];2;0)" office:value-type="string" office:string-value="M">
            <text:p>M</text:p>
          </table:table-cell>
          <table:table-cell table:formula="of:=VLOOKUP([.G42];[skills.$T$2:.$U$15];2;0)" office:value-type="string" office:string-value="M">
            <text:p>M</text:p>
          </table:table-cell>
          <table:table-cell table:formula="of:=VLOOKUP([.H42];[skills.$T$2:.$U$15];2;0)" office:value-type="string" office:string-value="M">
            <text:p>M</text:p>
          </table:table-cell>
          <table:table-cell table:formula="of:=VLOOKUP([.I42];[skills.$T$2:.$U$15];2;0)" office:value-type="string" office:string-value="M">
            <text:p>M</text:p>
          </table:table-cell>
          <table:table-cell table:formula="of:=VLOOKUP([.J42];[skills.$T$2:.$U$15];2;0)" office:value-type="string" office:string-value="M">
            <text:p>M</text:p>
          </table:table-cell>
          <table:table-cell table:formula="of:=VLOOKUP([.K42];[skills.$T$2:.$U$15];2;0)" office:value-type="string" office:string-value="M">
            <text:p>M</text:p>
          </table:table-cell>
          <table:table-cell table:formula="of:=VLOOKUP([.L42];[skills.$T$2:.$U$15];2;0)" office:value-type="string" office:string-value="M">
            <text:p>M</text:p>
          </table:table-cell>
          <table:table-cell table:formula="of:=VLOOKUP([.M42];[skills.$T$2:.$U$15];2;0)" office:value-type="string" office:string-value="M">
            <text:p>M</text:p>
          </table:table-cell>
          <table:table-cell table:formula="of:=VLOOKUP([.N42];[skills.$T$2:.$U$15];2;0)" office:value-type="string" office:string-value="M">
            <text:p>M</text:p>
          </table:table-cell>
          <table:table-cell table:formula="of:=VLOOKUP([.O42];[skills.$T$2:.$U$15];2;0)" office:value-type="string" office:string-value="M">
            <text:p>M</text:p>
          </table:table-cell>
          <table:table-cell table:formula="of:=VLOOKUP([.P42];[skills.$T$2:.$U$15];2;0)" office:value-type="string" office:string-value="M">
            <text:p>M</text:p>
          </table:table-cell>
          <table:table-cell table:formula="of:=VLOOKUP([.Q42];[skills.$T$2:.$U$15];2;0)" office:value-type="string" office:string-value="M">
            <text:p>M</text:p>
          </table:table-cell>
          <table:table-cell table:formula="of:=VLOOKUP([.R42];[skills.$T$2:.$U$15];2;0)" office:value-type="string" office:string-value="M">
            <text:p>M</text:p>
          </table:table-cell>
          <table:table-cell table:formula="of:=VLOOKUP([.S42];[skills.$T$2:.$U$15];2;0)" office:value-type="string" office:string-value="M">
            <text:p>M</text:p>
          </table:table-cell>
          <table:table-cell table:formula="of:=VLOOKUP([.T42];[skills.$T$2:.$U$15];2;0)" office:value-type="string" office:string-value="M">
            <text:p>M</text:p>
          </table:table-cell>
          <table:table-cell table:formula="of:=VLOOKUP([.U42];[skills.$T$2:.$U$15];2;0)" office:value-type="string" office:string-value="M">
            <text:p>M</text:p>
          </table:table-cell>
          <table:table-cell table:formula="of:=VLOOKUP(#REF!42;[skills.$T$2:.$U$15];2;0)" office:value-type="float" office:value="0">
            <text:p>#NAME?</text:p>
          </table:table-cell>
          <table:table-cell table:formula="of:=VLOOKUP(#REF!42;[skills.$T$2:.$U$15];2;0)" office:value-type="float" office:value="0">
            <text:p>#NAME?</text:p>
          </table:table-cell>
          <table:table-cell table:formula="of:=VLOOKUP(#REF!42;[skills.$T$2:.$U$15];2;0)" office:value-type="float" office:value="0">
            <text:p>#NAME?</text:p>
          </table:table-cell>
          <table:table-cell table:formula="of:=VLOOKUP(#REF!42;[skills.$T$2:.$U$15];2;0)" office:value-type="float" office:value="0">
            <text:p>#NAME?</text:p>
          </table:table-cell>
          <table:table-cell table:formula="of:=VLOOKUP([.V42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Launch Item</text:p>
          </table:table-cell>
          <table:table-cell table:style-name="ce44" office:value-type="string">
            <text:p>Dark</text:p>
          </table:table-cell>
          <table:table-cell office:value-type="string">
            <text:p>S A</text:p>
          </table:table-cell>
          <table:table-cell table:style-name="ce48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4" table:style-name="ce50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4" table:formula="of:=MIN([.D43:.V43])" office:value-type="float" office:value="4">
            <text:p>4</text:p>
          </table:table-cell>
          <table:table-cell table:style-name="ce55" table:formula="of:=MAX([.D43:.V43])" office:value-type="float" office:value="6">
            <text:p>6</text:p>
          </table:table-cell>
          <table:table-cell table:style-name="ce56" table:formula="of:=ROUND(AVERAGE([.D43:.V43]); 0)" office:value-type="float" office:value="5">
            <text:p>5</text:p>
          </table:table-cell>
          <table:table-cell table:formula="of:=VLOOKUP([.D43];[skills.$T$2:.$U$15];2;0)" office:value-type="string" office:string-value="M">
            <text:p>M</text:p>
          </table:table-cell>
          <table:table-cell table:formula="of:=VLOOKUP([.E43];[skills.$T$2:.$U$15];2;0)" office:value-type="string" office:string-value="EtM">
            <text:p>EtM</text:p>
          </table:table-cell>
          <table:table-cell table:formula="of:=VLOOKUP([.F43];[skills.$T$2:.$U$15];2;0)" office:value-type="string" office:string-value="M">
            <text:p>M</text:p>
          </table:table-cell>
          <table:table-cell table:formula="of:=VLOOKUP([.G43];[skills.$T$2:.$U$15];2;0)" office:value-type="string" office:string-value="M">
            <text:p>M</text:p>
          </table:table-cell>
          <table:table-cell table:formula="of:=VLOOKUP([.H43];[skills.$T$2:.$U$15];2;0)" office:value-type="string" office:string-value="M">
            <text:p>M</text:p>
          </table:table-cell>
          <table:table-cell table:formula="of:=VLOOKUP([.I43];[skills.$T$2:.$U$15];2;0)" office:value-type="string" office:string-value="MtD">
            <text:p>MtD</text:p>
          </table:table-cell>
          <table:table-cell table:formula="of:=VLOOKUP([.J43];[skills.$T$2:.$U$15];2;0)" office:value-type="string" office:string-value="M">
            <text:p>M</text:p>
          </table:table-cell>
          <table:table-cell table:formula="of:=VLOOKUP([.K43];[skills.$T$2:.$U$15];2;0)" office:value-type="string" office:string-value="M">
            <text:p>M</text:p>
          </table:table-cell>
          <table:table-cell table:formula="of:=VLOOKUP([.L43];[skills.$T$2:.$U$15];2;0)" office:value-type="string" office:string-value="MtD">
            <text:p>MtD</text:p>
          </table:table-cell>
          <table:table-cell table:formula="of:=VLOOKUP([.M43];[skills.$T$2:.$U$15];2;0)" office:value-type="string" office:string-value="M">
            <text:p>M</text:p>
          </table:table-cell>
          <table:table-cell table:formula="of:=VLOOKUP([.N43];[skills.$T$2:.$U$15];2;0)" office:value-type="string" office:string-value="EtM">
            <text:p>EtM</text:p>
          </table:table-cell>
          <table:table-cell table:formula="of:=VLOOKUP([.O43];[skills.$T$2:.$U$15];2;0)" office:value-type="string" office:string-value="EtM">
            <text:p>EtM</text:p>
          </table:table-cell>
          <table:table-cell table:formula="of:=VLOOKUP([.P43];[skills.$T$2:.$U$15];2;0)" office:value-type="string" office:string-value="M">
            <text:p>M</text:p>
          </table:table-cell>
          <table:table-cell table:formula="of:=VLOOKUP([.Q43];[skills.$T$2:.$U$15];2;0)" office:value-type="string" office:string-value="M">
            <text:p>M</text:p>
          </table:table-cell>
          <table:table-cell table:formula="of:=VLOOKUP([.R43];[skills.$T$2:.$U$15];2;0)" office:value-type="string" office:string-value="M">
            <text:p>M</text:p>
          </table:table-cell>
          <table:table-cell table:formula="of:=VLOOKUP([.S43];[skills.$T$2:.$U$15];2;0)" office:value-type="string" office:string-value="M">
            <text:p>M</text:p>
          </table:table-cell>
          <table:table-cell table:formula="of:=VLOOKUP([.T43];[skills.$T$2:.$U$15];2;0)" office:value-type="string" office:string-value="MtD">
            <text:p>MtD</text:p>
          </table:table-cell>
          <table:table-cell table:formula="of:=VLOOKUP([.U43];[skills.$T$2:.$U$15];2;0)" office:value-type="string" office:string-value="EtM">
            <text:p>EtM</text:p>
          </table:table-cell>
          <table:table-cell table:formula="of:=VLOOKUP(#REF!43;[skills.$T$2:.$U$15];2;0)" office:value-type="float" office:value="0">
            <text:p>#NAME?</text:p>
          </table:table-cell>
          <table:table-cell table:formula="of:=VLOOKUP(#REF!43;[skills.$T$2:.$U$15];2;0)" office:value-type="float" office:value="0">
            <text:p>#NAME?</text:p>
          </table:table-cell>
          <table:table-cell table:formula="of:=VLOOKUP(#REF!43;[skills.$T$2:.$U$15];2;0)" office:value-type="float" office:value="0">
            <text:p>#NAME?</text:p>
          </table:table-cell>
          <table:table-cell table:formula="of:=VLOOKUP(#REF!43;[skills.$T$2:.$U$15];2;0)" office:value-type="float" office:value="0">
            <text:p>#NAME?</text:p>
          </table:table-cell>
          <table:table-cell table:formula="of:=VLOOKUP([.V43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Lesser Force Shield</text:p>
          </table:table-cell>
          <table:table-cell table:style-name="ce44" office:value-type="string">
            <text:p>Defense</text:p>
          </table:table-cell>
          <table:table-cell office:value-type="string">
            <text:p>C A</text:p>
          </table:table-cell>
          <table:table-cell table:style-name="ce48" office:value-type="float" office:value="4">
            <text:p>4</text:p>
          </table:table-cell>
          <table:table-cell table:number-columns-repeated="9"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3" table:style-name="ce52" office:value-type="float" office:value="4">
            <text:p>4</text:p>
          </table:table-cell>
          <table:table-cell table:style-name="ce54" table:formula="of:=MIN([.D44:.V44])" office:value-type="float" office:value="3">
            <text:p>3</text:p>
          </table:table-cell>
          <table:table-cell table:style-name="ce55" table:formula="of:=MAX([.D44:.V44])" office:value-type="float" office:value="5">
            <text:p>5</text:p>
          </table:table-cell>
          <table:table-cell table:style-name="ce56" table:formula="of:=ROUND(AVERAGE([.D44:.V44]); 0)" office:value-type="float" office:value="4">
            <text:p>4</text:p>
          </table:table-cell>
          <table:table-cell table:formula="of:=VLOOKUP([.D44];[skills.$T$2:.$U$15];2;0)" office:value-type="string" office:string-value="EtM">
            <text:p>EtM</text:p>
          </table:table-cell>
          <table:table-cell table:formula="of:=VLOOKUP([.E44];[skills.$T$2:.$U$15];2;0)" office:value-type="string" office:string-value="EtM">
            <text:p>EtM</text:p>
          </table:table-cell>
          <table:table-cell table:formula="of:=VLOOKUP([.F44];[skills.$T$2:.$U$15];2;0)" office:value-type="string" office:string-value="EtM">
            <text:p>EtM</text:p>
          </table:table-cell>
          <table:table-cell table:formula="of:=VLOOKUP([.G44];[skills.$T$2:.$U$15];2;0)" office:value-type="string" office:string-value="EtM">
            <text:p>EtM</text:p>
          </table:table-cell>
          <table:table-cell table:formula="of:=VLOOKUP([.H44];[skills.$T$2:.$U$15];2;0)" office:value-type="string" office:string-value="EtM">
            <text:p>EtM</text:p>
          </table:table-cell>
          <table:table-cell table:formula="of:=VLOOKUP([.I44];[skills.$T$2:.$U$15];2;0)" office:value-type="string" office:string-value="EtM">
            <text:p>EtM</text:p>
          </table:table-cell>
          <table:table-cell table:formula="of:=VLOOKUP([.J44];[skills.$T$2:.$U$15];2;0)" office:value-type="string" office:string-value="EtM">
            <text:p>EtM</text:p>
          </table:table-cell>
          <table:table-cell table:formula="of:=VLOOKUP([.K44];[skills.$T$2:.$U$15];2;0)" office:value-type="string" office:string-value="EtM">
            <text:p>EtM</text:p>
          </table:table-cell>
          <table:table-cell table:formula="of:=VLOOKUP([.L44];[skills.$T$2:.$U$15];2;0)" office:value-type="string" office:string-value="EtM">
            <text:p>EtM</text:p>
          </table:table-cell>
          <table:table-cell table:formula="of:=VLOOKUP([.M44];[skills.$T$2:.$U$15];2;0)" office:value-type="string" office:string-value="EtM">
            <text:p>EtM</text:p>
          </table:table-cell>
          <table:table-cell table:formula="of:=VLOOKUP([.N44];[skills.$T$2:.$U$15];2;0)" office:value-type="string" office:string-value="M">
            <text:p>M</text:p>
          </table:table-cell>
          <table:table-cell table:formula="of:=VLOOKUP([.O44];[skills.$T$2:.$U$15];2;0)" office:value-type="string" office:string-value="EtM">
            <text:p>EtM</text:p>
          </table:table-cell>
          <table:table-cell table:formula="of:=VLOOKUP([.P44];[skills.$T$2:.$U$15];2;0)" office:value-type="string" office:string-value="EtM">
            <text:p>EtM</text:p>
          </table:table-cell>
          <table:table-cell table:formula="of:=VLOOKUP([.Q44];[skills.$T$2:.$U$15];2;0)" office:value-type="string" office:string-value="E">
            <text:p>E</text:p>
          </table:table-cell>
          <table:table-cell table:formula="of:=VLOOKUP([.R44];[skills.$T$2:.$U$15];2;0)" office:value-type="string" office:string-value="EtM">
            <text:p>EtM</text:p>
          </table:table-cell>
          <table:table-cell table:formula="of:=VLOOKUP([.S44];[skills.$T$2:.$U$15];2;0)" office:value-type="string" office:string-value="EtM">
            <text:p>EtM</text:p>
          </table:table-cell>
          <table:table-cell table:formula="of:=VLOOKUP([.T44];[skills.$T$2:.$U$15];2;0)" office:value-type="string" office:string-value="EtM">
            <text:p>EtM</text:p>
          </table:table-cell>
          <table:table-cell table:formula="of:=VLOOKUP([.U44];[skills.$T$2:.$U$15];2;0)" office:value-type="string" office:string-value="EtM">
            <text:p>EtM</text:p>
          </table:table-cell>
          <table:table-cell table:formula="of:=VLOOKUP(#REF!44;[skills.$T$2:.$U$15];2;0)" office:value-type="float" office:value="0">
            <text:p>#NAME?</text:p>
          </table:table-cell>
          <table:table-cell table:formula="of:=VLOOKUP(#REF!44;[skills.$T$2:.$U$15];2;0)" office:value-type="float" office:value="0">
            <text:p>#NAME?</text:p>
          </table:table-cell>
          <table:table-cell table:formula="of:=VLOOKUP(#REF!44;[skills.$T$2:.$U$15];2;0)" office:value-type="float" office:value="0">
            <text:p>#NAME?</text:p>
          </table:table-cell>
          <table:table-cell table:formula="of:=VLOOKUP(#REF!44;[skills.$T$2:.$U$15];2;0)" office:value-type="float" office:value="0">
            <text:p>#NAME?</text:p>
          </table:table-cell>
          <table:table-cell table:formula="of:=VLOOKUP([.V44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Life Sense</text:p>
          </table:table-cell>
          <table:table-cell table:style-name="ce44" office:value-type="string">
            <text:p>Info</text:p>
          </table:table-cell>
          <table:table-cell office:value-type="string">
            <text:p>S</text:p>
          </table:table-cell>
          <table:table-cell table:style-name="ce48" office:value-type="float" office:value="2">
            <text:p>2</text:p>
          </table:table-cell>
          <table:table-cell table:number-columns-repeated="7"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0" office:value-type="float" office:value="1">
            <text:p>1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0">
            <text:p>0</text:p>
          </table:table-cell>
          <table:table-cell table:style-name="ce54" table:formula="of:=MIN([.D45:.V45])" office:value-type="float" office:value="0">
            <text:p>0</text:p>
          </table:table-cell>
          <table:table-cell table:style-name="ce55" table:formula="of:=MAX([.D45:.V45])" office:value-type="float" office:value="3">
            <text:p>3</text:p>
          </table:table-cell>
          <table:table-cell table:style-name="ce56" table:formula="of:=ROUND(AVERAGE([.D45:.V45]); 0)" office:value-type="float" office:value="2">
            <text:p>2</text:p>
          </table:table-cell>
          <table:table-cell table:formula="of:=VLOOKUP([.D45];[skills.$T$2:.$U$15];2;0)" office:value-type="string" office:string-value="VE">
            <text:p>VE</text:p>
          </table:table-cell>
          <table:table-cell table:formula="of:=VLOOKUP([.E45];[skills.$T$2:.$U$15];2;0)" office:value-type="string" office:string-value="VE">
            <text:p>VE</text:p>
          </table:table-cell>
          <table:table-cell table:formula="of:=VLOOKUP([.F45];[skills.$T$2:.$U$15];2;0)" office:value-type="string" office:string-value="VE">
            <text:p>VE</text:p>
          </table:table-cell>
          <table:table-cell table:formula="of:=VLOOKUP([.G45];[skills.$T$2:.$U$15];2;0)" office:value-type="string" office:string-value="VE">
            <text:p>VE</text:p>
          </table:table-cell>
          <table:table-cell table:formula="of:=VLOOKUP([.H45];[skills.$T$2:.$U$15];2;0)" office:value-type="string" office:string-value="VE">
            <text:p>VE</text:p>
          </table:table-cell>
          <table:table-cell table:formula="of:=VLOOKUP([.I45];[skills.$T$2:.$U$15];2;0)" office:value-type="string" office:string-value="VE">
            <text:p>VE</text:p>
          </table:table-cell>
          <table:table-cell table:formula="of:=VLOOKUP([.J45];[skills.$T$2:.$U$15];2;0)" office:value-type="string" office:string-value="VE">
            <text:p>VE</text:p>
          </table:table-cell>
          <table:table-cell table:formula="of:=VLOOKUP([.K45];[skills.$T$2:.$U$15];2;0)" office:value-type="string" office:string-value="VE">
            <text:p>VE</text:p>
          </table:table-cell>
          <table:table-cell table:formula="of:=VLOOKUP([.L45];[skills.$T$2:.$U$15];2;0)" office:value-type="string" office:string-value="N">
            <text:p>N</text:p>
          </table:table-cell>
          <table:table-cell table:formula="of:=VLOOKUP([.M45];[skills.$T$2:.$U$15];2;0)" office:value-type="string" office:string-value="N">
            <text:p>N</text:p>
          </table:table-cell>
          <table:table-cell table:formula="of:=VLOOKUP([.N45];[skills.$T$2:.$U$15];2;0)" office:value-type="string" office:string-value="E">
            <text:p>E</text:p>
          </table:table-cell>
          <table:table-cell table:formula="of:=VLOOKUP([.O45];[skills.$T$2:.$U$15];2;0)" office:value-type="string" office:string-value="N">
            <text:p>N</text:p>
          </table:table-cell>
          <table:table-cell table:formula="of:=VLOOKUP([.P45];[skills.$T$2:.$U$15];2;0)" office:value-type="string" office:string-value="N">
            <text:p>N</text:p>
          </table:table-cell>
          <table:table-cell table:formula="of:=VLOOKUP([.Q45];[skills.$T$2:.$U$15];2;0)" office:value-type="string" office:string-value="N">
            <text:p>N</text:p>
          </table:table-cell>
          <table:table-cell table:formula="of:=VLOOKUP([.R45];[skills.$T$2:.$U$15];2;0)" office:value-type="string" office:string-value="VE">
            <text:p>VE</text:p>
          </table:table-cell>
          <table:table-cell table:formula="of:=VLOOKUP([.S45];[skills.$T$2:.$U$15];2;0)" office:value-type="string" office:string-value="VE">
            <text:p>VE</text:p>
          </table:table-cell>
          <table:table-cell table:formula="of:=VLOOKUP([.T45];[skills.$T$2:.$U$15];2;0)" office:value-type="string" office:string-value="VE">
            <text:p>VE</text:p>
          </table:table-cell>
          <table:table-cell table:formula="of:=VLOOKUP([.U45];[skills.$T$2:.$U$15];2;0)" office:value-type="string" office:string-value="E">
            <text:p>E</text:p>
          </table:table-cell>
          <table:table-cell table:formula="of:=VLOOKUP(#REF!45;[skills.$T$2:.$U$15];2;0)" office:value-type="float" office:value="0">
            <text:p>#NAME?</text:p>
          </table:table-cell>
          <table:table-cell table:formula="of:=VLOOKUP(#REF!45;[skills.$T$2:.$U$15];2;0)" office:value-type="float" office:value="0">
            <text:p>#NAME?</text:p>
          </table:table-cell>
          <table:table-cell table:formula="of:=VLOOKUP(#REF!45;[skills.$T$2:.$U$15];2;0)" office:value-type="float" office:value="0">
            <text:p>#NAME?</text:p>
          </table:table-cell>
          <table:table-cell table:formula="of:=VLOOKUP(#REF!45;[skills.$T$2:.$U$15];2;0)" office:value-type="float" office:value="0">
            <text:p>#NAME?</text:p>
          </table:table-cell>
          <table:table-cell table:formula="of:=VLOOKUP([.V45];[skills.$T$2:.$U$15];2;0)" office:value-type="string" office:string-value="I">
            <text:p>I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Lightsaber Alteration</text:p>
          </table:table-cell>
          <table:table-cell table:style-name="ce44" office:value-type="string">
            <text:p>Off Eff.</text:p>
          </table:table-cell>
          <table:table-cell table:style-name="ce46" office:value-type="string">
            <text:p>S</text:p>
          </table:table-cell>
          <table:table-cell table:number-columns-repeated="19" table:style-name="ce48" office:value-type="float" office:value="5">
            <text:p>5</text:p>
          </table:table-cell>
          <table:table-cell table:style-name="ce54" table:formula="of:=MIN([.D46:.V46])" office:value-type="float" office:value="5">
            <text:p>5</text:p>
          </table:table-cell>
          <table:table-cell table:style-name="ce55" table:formula="of:=MAX([.D46:.V46])" office:value-type="float" office:value="5">
            <text:p>5</text:p>
          </table:table-cell>
          <table:table-cell table:style-name="ce56" table:formula="of:=ROUND(AVERAGE([.D46:.V46]); 0)" office:value-type="float" office:value="5">
            <text:p>5</text:p>
          </table:table-cell>
          <table:table-cell table:formula="of:=VLOOKUP([.D46];[skills.$T$2:.$U$15];2;0)" office:value-type="string" office:string-value="M">
            <text:p>M</text:p>
          </table:table-cell>
          <table:table-cell table:formula="of:=VLOOKUP([.E46];[skills.$T$2:.$U$15];2;0)" office:value-type="string" office:string-value="M">
            <text:p>M</text:p>
          </table:table-cell>
          <table:table-cell table:formula="of:=VLOOKUP([.F46];[skills.$T$2:.$U$15];2;0)" office:value-type="string" office:string-value="M">
            <text:p>M</text:p>
          </table:table-cell>
          <table:table-cell table:formula="of:=VLOOKUP([.G46];[skills.$T$2:.$U$15];2;0)" office:value-type="string" office:string-value="M">
            <text:p>M</text:p>
          </table:table-cell>
          <table:table-cell table:formula="of:=VLOOKUP([.H46];[skills.$T$2:.$U$15];2;0)" office:value-type="string" office:string-value="M">
            <text:p>M</text:p>
          </table:table-cell>
          <table:table-cell table:formula="of:=VLOOKUP([.I46];[skills.$T$2:.$U$15];2;0)" office:value-type="string" office:string-value="M">
            <text:p>M</text:p>
          </table:table-cell>
          <table:table-cell table:formula="of:=VLOOKUP([.J46];[skills.$T$2:.$U$15];2;0)" office:value-type="string" office:string-value="M">
            <text:p>M</text:p>
          </table:table-cell>
          <table:table-cell table:formula="of:=VLOOKUP([.K46];[skills.$T$2:.$U$15];2;0)" office:value-type="string" office:string-value="M">
            <text:p>M</text:p>
          </table:table-cell>
          <table:table-cell table:formula="of:=VLOOKUP([.L46];[skills.$T$2:.$U$15];2;0)" office:value-type="string" office:string-value="M">
            <text:p>M</text:p>
          </table:table-cell>
          <table:table-cell table:formula="of:=VLOOKUP([.M46];[skills.$T$2:.$U$15];2;0)" office:value-type="string" office:string-value="M">
            <text:p>M</text:p>
          </table:table-cell>
          <table:table-cell table:formula="of:=VLOOKUP([.N46];[skills.$T$2:.$U$15];2;0)" office:value-type="string" office:string-value="M">
            <text:p>M</text:p>
          </table:table-cell>
          <table:table-cell table:formula="of:=VLOOKUP([.O46];[skills.$T$2:.$U$15];2;0)" office:value-type="string" office:string-value="M">
            <text:p>M</text:p>
          </table:table-cell>
          <table:table-cell table:formula="of:=VLOOKUP([.P46];[skills.$T$2:.$U$15];2;0)" office:value-type="string" office:string-value="M">
            <text:p>M</text:p>
          </table:table-cell>
          <table:table-cell table:formula="of:=VLOOKUP([.Q46];[skills.$T$2:.$U$15];2;0)" office:value-type="string" office:string-value="M">
            <text:p>M</text:p>
          </table:table-cell>
          <table:table-cell table:formula="of:=VLOOKUP([.R46];[skills.$T$2:.$U$15];2;0)" office:value-type="string" office:string-value="M">
            <text:p>M</text:p>
          </table:table-cell>
          <table:table-cell table:formula="of:=VLOOKUP([.S46];[skills.$T$2:.$U$15];2;0)" office:value-type="string" office:string-value="M">
            <text:p>M</text:p>
          </table:table-cell>
          <table:table-cell table:formula="of:=VLOOKUP([.T46];[skills.$T$2:.$U$15];2;0)" office:value-type="string" office:string-value="M">
            <text:p>M</text:p>
          </table:table-cell>
          <table:table-cell table:formula="of:=VLOOKUP([.U46];[skills.$T$2:.$U$15];2;0)" office:value-type="string" office:string-value="M">
            <text:p>M</text:p>
          </table:table-cell>
          <table:table-cell table:formula="of:=VLOOKUP(#REF!46;[skills.$T$2:.$U$15];2;0)" office:value-type="float" office:value="0">
            <text:p>#NAME?</text:p>
          </table:table-cell>
          <table:table-cell table:formula="of:=VLOOKUP(#REF!46;[skills.$T$2:.$U$15];2;0)" office:value-type="float" office:value="0">
            <text:p>#NAME?</text:p>
          </table:table-cell>
          <table:table-cell table:formula="of:=VLOOKUP(#REF!46;[skills.$T$2:.$U$15];2;0)" office:value-type="float" office:value="0">
            <text:p>#NAME?</text:p>
          </table:table-cell>
          <table:table-cell table:formula="of:=VLOOKUP(#REF!46;[skills.$T$2:.$U$15];2;0)" office:value-type="float" office:value="0">
            <text:p>#NAME?</text:p>
          </table:table-cell>
          <table:table-cell table:formula="of:=VLOOKUP([.V46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Lightsaber Combat</text:p>
          </table:table-cell>
          <table:table-cell table:style-name="ce44" office:value-type="string">
            <text:p>Offense</text:p>
          </table:table-cell>
          <table:table-cell office:value-type="string">
            <text:p>S C</text:p>
          </table:table-cell>
          <table:table-cell table:style-name="ce48" office:value-type="float" office:value="4">
            <text:p>4</text:p>
          </table:table-cell>
          <table:table-cell table:number-columns-repeated="3" table:style-name="ce50" office:value-type="float" office:value="5">
            <text:p>5</text:p>
          </table:table-cell>
          <table:table-cell table:number-columns-repeated="2" table:style-name="ce50" office:value-type="float" office:value="6">
            <text:p>6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number-columns-repeated="3"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4" table:formula="of:=MIN([.D47:.V47])" office:value-type="float" office:value="4">
            <text:p>4</text:p>
          </table:table-cell>
          <table:table-cell table:style-name="ce55" table:formula="of:=MAX([.D47:.V47])" office:value-type="float" office:value="8">
            <text:p>8</text:p>
          </table:table-cell>
          <table:table-cell table:style-name="ce56" table:formula="of:=ROUND(AVERAGE([.D47:.V47]); 0)" office:value-type="float" office:value="6">
            <text:p>6</text:p>
          </table:table-cell>
          <table:table-cell table:formula="of:=VLOOKUP([.D47];[skills.$T$2:.$U$15];2;0)" office:value-type="string" office:string-value="EtM">
            <text:p>EtM</text:p>
          </table:table-cell>
          <table:table-cell table:formula="of:=VLOOKUP([.E47];[skills.$T$2:.$U$15];2;0)" office:value-type="string" office:string-value="M">
            <text:p>M</text:p>
          </table:table-cell>
          <table:table-cell table:formula="of:=VLOOKUP([.F47];[skills.$T$2:.$U$15];2;0)" office:value-type="string" office:string-value="M">
            <text:p>M</text:p>
          </table:table-cell>
          <table:table-cell table:formula="of:=VLOOKUP([.G47];[skills.$T$2:.$U$15];2;0)" office:value-type="string" office:string-value="M">
            <text:p>M</text:p>
          </table:table-cell>
          <table:table-cell table:formula="of:=VLOOKUP([.H47];[skills.$T$2:.$U$15];2;0)" office:value-type="string" office:string-value="MtD">
            <text:p>MtD</text:p>
          </table:table-cell>
          <table:table-cell table:formula="of:=VLOOKUP([.I47];[skills.$T$2:.$U$15];2;0)" office:value-type="string" office:string-value="MtD">
            <text:p>MtD</text:p>
          </table:table-cell>
          <table:table-cell table:formula="of:=VLOOKUP([.J47];[skills.$T$2:.$U$15];2;0)" office:value-type="string" office:string-value="M">
            <text:p>M</text:p>
          </table:table-cell>
          <table:table-cell table:formula="of:=VLOOKUP([.K47];[skills.$T$2:.$U$15];2;0)" office:value-type="string" office:string-value="M">
            <text:p>M</text:p>
          </table:table-cell>
          <table:table-cell table:formula="of:=VLOOKUP([.L47];[skills.$T$2:.$U$15];2;0)" office:value-type="string" office:string-value="D">
            <text:p>D</text:p>
          </table:table-cell>
          <table:table-cell table:formula="of:=VLOOKUP([.M47];[skills.$T$2:.$U$15];2;0)" office:value-type="string" office:string-value="VD">
            <text:p>VD</text:p>
          </table:table-cell>
          <table:table-cell table:formula="of:=VLOOKUP([.N47];[skills.$T$2:.$U$15];2;0)" office:value-type="string" office:string-value="MtD">
            <text:p>MtD</text:p>
          </table:table-cell>
          <table:table-cell table:formula="of:=VLOOKUP([.O47];[skills.$T$2:.$U$15];2;0)" office:value-type="string" office:string-value="D">
            <text:p>D</text:p>
          </table:table-cell>
          <table:table-cell table:formula="of:=VLOOKUP([.P47];[skills.$T$2:.$U$15];2;0)" office:value-type="string" office:string-value="MtD">
            <text:p>MtD</text:p>
          </table:table-cell>
          <table:table-cell table:formula="of:=VLOOKUP([.Q47];[skills.$T$2:.$U$15];2;0)" office:value-type="string" office:string-value="MtD">
            <text:p>MtD</text:p>
          </table:table-cell>
          <table:table-cell table:formula="of:=VLOOKUP([.R47];[skills.$T$2:.$U$15];2;0)" office:value-type="string" office:string-value="MtD">
            <text:p>MtD</text:p>
          </table:table-cell>
          <table:table-cell table:formula="of:=VLOOKUP([.S47];[skills.$T$2:.$U$15];2;0)" office:value-type="string" office:string-value="M">
            <text:p>M</text:p>
          </table:table-cell>
          <table:table-cell table:formula="of:=VLOOKUP([.T47];[skills.$T$2:.$U$15];2;0)" office:value-type="string" office:string-value="MtD">
            <text:p>MtD</text:p>
          </table:table-cell>
          <table:table-cell table:formula="of:=VLOOKUP([.U47];[skills.$T$2:.$U$15];2;0)" office:value-type="string" office:string-value="M">
            <text:p>M</text:p>
          </table:table-cell>
          <table:table-cell table:formula="of:=VLOOKUP(#REF!47;[skills.$T$2:.$U$15];2;0)" office:value-type="float" office:value="0">
            <text:p>#NAME?</text:p>
          </table:table-cell>
          <table:table-cell table:formula="of:=VLOOKUP(#REF!47;[skills.$T$2:.$U$15];2;0)" office:value-type="float" office:value="0">
            <text:p>#NAME?</text:p>
          </table:table-cell>
          <table:table-cell table:formula="of:=VLOOKUP(#REF!47;[skills.$T$2:.$U$15];2;0)" office:value-type="float" office:value="0">
            <text:p>#NAME?</text:p>
          </table:table-cell>
          <table:table-cell table:formula="of:=VLOOKUP(#REF!47;[skills.$T$2:.$U$15];2;0)" office:value-type="float" office:value="0">
            <text:p>#NAME?</text:p>
          </table:table-cell>
          <table:table-cell table:formula="of:=VLOOKUP([.V47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Magnify Senses</text:p>
          </table:table-cell>
          <table:table-cell table:style-name="ce44" office:value-type="string">
            <text:p>Info</text:p>
          </table:table-cell>
          <table:table-cell office:value-type="string">
            <text:p>S</text:p>
          </table:table-cell>
          <table:table-cell table:style-name="ce48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8">
            <text:p>8</text:p>
          </table:table-cell>
          <table:table-cell table:style-name="ce54" table:formula="of:=MIN([.D48:.V48])" office:value-type="float" office:value="1">
            <text:p>1</text:p>
          </table:table-cell>
          <table:table-cell table:style-name="ce55" table:formula="of:=MAX([.D48:.V48])" office:value-type="float" office:value="8">
            <text:p>8</text:p>
          </table:table-cell>
          <table:table-cell table:style-name="ce56" table:formula="of:=ROUND(AVERAGE([.D48:.V48]); 0)" office:value-type="float" office:value="3">
            <text:p>3</text:p>
          </table:table-cell>
          <table:table-cell table:formula="of:=VLOOKUP([.D48];[skills.$T$2:.$U$15];2;0)" office:value-type="string" office:string-value="E">
            <text:p>E</text:p>
          </table:table-cell>
          <table:table-cell table:formula="of:=VLOOKUP([.E48];[skills.$T$2:.$U$15];2;0)" office:value-type="string" office:string-value="E">
            <text:p>E</text:p>
          </table:table-cell>
          <table:table-cell table:formula="of:=VLOOKUP([.F48];[skills.$T$2:.$U$15];2;0)" office:value-type="string" office:string-value="N">
            <text:p>N</text:p>
          </table:table-cell>
          <table:table-cell table:formula="of:=VLOOKUP([.G48];[skills.$T$2:.$U$15];2;0)" office:value-type="string" office:string-value="E">
            <text:p>E</text:p>
          </table:table-cell>
          <table:table-cell table:formula="of:=VLOOKUP([.H48];[skills.$T$2:.$U$15];2;0)" office:value-type="string" office:string-value="VE">
            <text:p>VE</text:p>
          </table:table-cell>
          <table:table-cell table:formula="of:=VLOOKUP([.I48];[skills.$T$2:.$U$15];2;0)" office:value-type="string" office:string-value="VE">
            <text:p>VE</text:p>
          </table:table-cell>
          <table:table-cell table:formula="of:=VLOOKUP([.J48];[skills.$T$2:.$U$15];2;0)" office:value-type="string" office:string-value="E">
            <text:p>E</text:p>
          </table:table-cell>
          <table:table-cell table:formula="of:=VLOOKUP([.K48];[skills.$T$2:.$U$15];2;0)" office:value-type="string" office:string-value="E">
            <text:p>E</text:p>
          </table:table-cell>
          <table:table-cell table:formula="of:=VLOOKUP([.L48];[skills.$T$2:.$U$15];2;0)" office:value-type="string" office:string-value="E">
            <text:p>E</text:p>
          </table:table-cell>
          <table:table-cell table:formula="of:=VLOOKUP([.M48];[skills.$T$2:.$U$15];2;0)" office:value-type="string" office:string-value="N">
            <text:p>N</text:p>
          </table:table-cell>
          <table:table-cell table:formula="of:=VLOOKUP([.N48];[skills.$T$2:.$U$15];2;0)" office:value-type="string" office:string-value="N">
            <text:p>N</text:p>
          </table:table-cell>
          <table:table-cell table:formula="of:=VLOOKUP([.O48];[skills.$T$2:.$U$15];2;0)" office:value-type="string" office:string-value="VE">
            <text:p>VE</text:p>
          </table:table-cell>
          <table:table-cell table:formula="of:=VLOOKUP([.P48];[skills.$T$2:.$U$15];2;0)" office:value-type="string" office:string-value="N">
            <text:p>N</text:p>
          </table:table-cell>
          <table:table-cell table:formula="of:=VLOOKUP([.Q48];[skills.$T$2:.$U$15];2;0)" office:value-type="string" office:string-value="N">
            <text:p>N</text:p>
          </table:table-cell>
          <table:table-cell table:formula="of:=VLOOKUP([.R48];[skills.$T$2:.$U$15];2;0)" office:value-type="string" office:string-value="E">
            <text:p>E</text:p>
          </table:table-cell>
          <table:table-cell table:formula="of:=VLOOKUP([.S48];[skills.$T$2:.$U$15];2;0)" office:value-type="string" office:string-value="VE">
            <text:p>VE</text:p>
          </table:table-cell>
          <table:table-cell table:formula="of:=VLOOKUP([.T48];[skills.$T$2:.$U$15];2;0)" office:value-type="string" office:string-value="EtM">
            <text:p>EtM</text:p>
          </table:table-cell>
          <table:table-cell table:formula="of:=VLOOKUP([.U48];[skills.$T$2:.$U$15];2;0)" office:value-type="string" office:string-value="EtM">
            <text:p>EtM</text:p>
          </table:table-cell>
          <table:table-cell table:formula="of:=VLOOKUP(#REF!48;[skills.$T$2:.$U$15];2;0)" office:value-type="float" office:value="0">
            <text:p>#NAME?</text:p>
          </table:table-cell>
          <table:table-cell table:formula="of:=VLOOKUP(#REF!48;[skills.$T$2:.$U$15];2;0)" office:value-type="float" office:value="0">
            <text:p>#NAME?</text:p>
          </table:table-cell>
          <table:table-cell table:formula="of:=VLOOKUP(#REF!48;[skills.$T$2:.$U$15];2;0)" office:value-type="float" office:value="0">
            <text:p>#NAME?</text:p>
          </table:table-cell>
          <table:table-cell table:formula="of:=VLOOKUP(#REF!48;[skills.$T$2:.$U$15];2;0)" office:value-type="float" office:value="0">
            <text:p>#NAME?</text:p>
          </table:table-cell>
          <table:table-cell table:formula="of:=VLOOKUP([.V48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Meditation</text:p>
          </table:table-cell>
          <table:table-cell table:style-name="ce44" office:value-type="string">
            <text:p>Heal</text:p>
          </table:table-cell>
          <table:table-cell office:value-type="string">
            <text:p>S C</text:p>
          </table:table-cell>
          <table:table-cell table:style-name="ce48" office:value-type="float" office:value="3">
            <text:p>3</text:p>
          </table:table-cell>
          <table:table-cell table:number-columns-repeated="4"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6"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4" table:formula="of:=MIN([.D49:.V49])" office:value-type="float" office:value="0">
            <text:p>0</text:p>
          </table:table-cell>
          <table:table-cell table:style-name="ce55" table:formula="of:=MAX([.D49:.V49])" office:value-type="float" office:value="5">
            <text:p>5</text:p>
          </table:table-cell>
          <table:table-cell table:style-name="ce56" table:formula="of:=ROUND(AVERAGE([.D49:.V49]); 0)" office:value-type="float" office:value="3">
            <text:p>3</text:p>
          </table:table-cell>
          <table:table-cell table:formula="of:=VLOOKUP([.D49];[skills.$T$2:.$U$15];2;0)" office:value-type="string" office:string-value="E">
            <text:p>E</text:p>
          </table:table-cell>
          <table:table-cell table:formula="of:=VLOOKUP([.E49];[skills.$T$2:.$U$15];2;0)" office:value-type="string" office:string-value="E">
            <text:p>E</text:p>
          </table:table-cell>
          <table:table-cell table:formula="of:=VLOOKUP([.F49];[skills.$T$2:.$U$15];2;0)" office:value-type="string" office:string-value="E">
            <text:p>E</text:p>
          </table:table-cell>
          <table:table-cell table:formula="of:=VLOOKUP([.G49];[skills.$T$2:.$U$15];2;0)" office:value-type="string" office:string-value="E">
            <text:p>E</text:p>
          </table:table-cell>
          <table:table-cell table:formula="of:=VLOOKUP([.H49];[skills.$T$2:.$U$15];2;0)" office:value-type="string" office:string-value="E">
            <text:p>E</text:p>
          </table:table-cell>
          <table:table-cell table:formula="of:=VLOOKUP([.I49];[skills.$T$2:.$U$15];2;0)" office:value-type="string" office:string-value="VE">
            <text:p>VE</text:p>
          </table:table-cell>
          <table:table-cell table:formula="of:=VLOOKUP([.J49];[skills.$T$2:.$U$15];2;0)" office:value-type="string" office:string-value="E">
            <text:p>E</text:p>
          </table:table-cell>
          <table:table-cell table:formula="of:=VLOOKUP([.K49];[skills.$T$2:.$U$15];2;0)" office:value-type="string" office:string-value="E">
            <text:p>E</text:p>
          </table:table-cell>
          <table:table-cell table:formula="of:=VLOOKUP([.L49];[skills.$T$2:.$U$15];2;0)" office:value-type="string" office:string-value="E">
            <text:p>E</text:p>
          </table:table-cell>
          <table:table-cell table:formula="of:=VLOOKUP([.M49];[skills.$T$2:.$U$15];2;0)" office:value-type="string" office:string-value="E">
            <text:p>E</text:p>
          </table:table-cell>
          <table:table-cell table:formula="of:=VLOOKUP([.N49];[skills.$T$2:.$U$15];2;0)" office:value-type="string" office:string-value="E">
            <text:p>E</text:p>
          </table:table-cell>
          <table:table-cell table:formula="of:=VLOOKUP([.O49];[skills.$T$2:.$U$15];2;0)" office:value-type="string" office:string-value="E">
            <text:p>E</text:p>
          </table:table-cell>
          <table:table-cell table:formula="of:=VLOOKUP([.P49];[skills.$T$2:.$U$15];2;0)" office:value-type="string" office:string-value="N">
            <text:p>N</text:p>
          </table:table-cell>
          <table:table-cell table:formula="of:=VLOOKUP([.Q49];[skills.$T$2:.$U$15];2;0)" office:value-type="string" office:string-value="I">
            <text:p>I</text:p>
          </table:table-cell>
          <table:table-cell table:formula="of:=VLOOKUP([.R49];[skills.$T$2:.$U$15];2;0)" office:value-type="string" office:string-value="E">
            <text:p>E</text:p>
          </table:table-cell>
          <table:table-cell table:formula="of:=VLOOKUP([.S49];[skills.$T$2:.$U$15];2;0)" office:value-type="string" office:string-value="E">
            <text:p>E</text:p>
          </table:table-cell>
          <table:table-cell table:formula="of:=VLOOKUP([.T49];[skills.$T$2:.$U$15];2;0)" office:value-type="string" office:string-value="E">
            <text:p>E</text:p>
          </table:table-cell>
          <table:table-cell table:formula="of:=VLOOKUP([.U49];[skills.$T$2:.$U$15];2;0)" office:value-type="string" office:string-value="M">
            <text:p>M</text:p>
          </table:table-cell>
          <table:table-cell table:formula="of:=VLOOKUP(#REF!49;[skills.$T$2:.$U$15];2;0)" office:value-type="float" office:value="0">
            <text:p>#NAME?</text:p>
          </table:table-cell>
          <table:table-cell table:formula="of:=VLOOKUP(#REF!49;[skills.$T$2:.$U$15];2;0)" office:value-type="float" office:value="0">
            <text:p>#NAME?</text:p>
          </table:table-cell>
          <table:table-cell table:formula="of:=VLOOKUP(#REF!49;[skills.$T$2:.$U$15];2;0)" office:value-type="float" office:value="0">
            <text:p>#NAME?</text:p>
          </table:table-cell>
          <table:table-cell table:formula="of:=VLOOKUP(#REF!49;[skills.$T$2:.$U$15];2;0)" office:value-type="float" office:value="0">
            <text:p>#NAME?</text:p>
          </table:table-cell>
          <table:table-cell table:formula="of:=VLOOKUP([.V49];[skills.$T$2:.$U$15];2;0)" office:value-type="string" office:string-value="M">
            <text:p>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Melee Combat</text:p>
          </table:table-cell>
          <table:table-cell table:style-name="ce44" office:value-type="string">
            <text:p>Offense</text:p>
          </table:table-cell>
          <table:table-cell office:value-type="string">
            <text:p>C</text:p>
          </table:table-cell>
          <table:table-cell table:style-name="ce48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table:formula="of:=MIN([.D50:.V50])" office:value-type="float" office:value="2">
            <text:p>2</text:p>
          </table:table-cell>
          <table:table-cell table:style-name="ce55" table:formula="of:=MAX([.D50:.V50])" office:value-type="float" office:value="8">
            <text:p>8</text:p>
          </table:table-cell>
          <table:table-cell table:style-name="ce56" table:formula="of:=ROUND(AVERAGE([.D50:.V50]); 0)" office:value-type="float" office:value="5">
            <text:p>5</text:p>
          </table:table-cell>
          <table:table-cell table:formula="of:=VLOOKUP([.D50];[skills.$T$2:.$U$15];2;0)" office:value-type="string" office:string-value="MtD">
            <text:p>MtD</text:p>
          </table:table-cell>
          <table:table-cell table:formula="of:=VLOOKUP([.E50];[skills.$T$2:.$U$15];2;0)" office:value-type="string" office:string-value="M">
            <text:p>M</text:p>
          </table:table-cell>
          <table:table-cell table:formula="of:=VLOOKUP([.F50];[skills.$T$2:.$U$15];2;0)" office:value-type="string" office:string-value="E">
            <text:p>E</text:p>
          </table:table-cell>
          <table:table-cell table:formula="of:=VLOOKUP([.G50];[skills.$T$2:.$U$15];2;0)" office:value-type="string" office:string-value="E">
            <text:p>E</text:p>
          </table:table-cell>
          <table:table-cell table:formula="of:=VLOOKUP([.H50];[skills.$T$2:.$U$15];2;0)" office:value-type="string" office:string-value="MtD">
            <text:p>MtD</text:p>
          </table:table-cell>
          <table:table-cell table:formula="of:=VLOOKUP([.I50];[skills.$T$2:.$U$15];2;0)" office:value-type="string" office:string-value="VD">
            <text:p>VD</text:p>
          </table:table-cell>
          <table:table-cell table:formula="of:=VLOOKUP([.J50];[skills.$T$2:.$U$15];2;0)" office:value-type="string" office:string-value="MtD">
            <text:p>MtD</text:p>
          </table:table-cell>
          <table:table-cell table:formula="of:=VLOOKUP([.K50];[skills.$T$2:.$U$15];2;0)" office:value-type="string" office:string-value="M">
            <text:p>M</text:p>
          </table:table-cell>
          <table:table-cell table:formula="of:=VLOOKUP([.L50];[skills.$T$2:.$U$15];2;0)" office:value-type="string" office:string-value="VD">
            <text:p>VD</text:p>
          </table:table-cell>
          <table:table-cell table:formula="of:=VLOOKUP([.M50];[skills.$T$2:.$U$15];2;0)" office:value-type="string" office:string-value="VE">
            <text:p>VE</text:p>
          </table:table-cell>
          <table:table-cell table:formula="of:=VLOOKUP([.N50];[skills.$T$2:.$U$15];2;0)" office:value-type="string" office:string-value="M">
            <text:p>M</text:p>
          </table:table-cell>
          <table:table-cell table:formula="of:=VLOOKUP([.O50];[skills.$T$2:.$U$15];2;0)" office:value-type="string" office:string-value="VE">
            <text:p>VE</text:p>
          </table:table-cell>
          <table:table-cell table:formula="of:=VLOOKUP([.P50];[skills.$T$2:.$U$15];2;0)" office:value-type="string" office:string-value="D">
            <text:p>D</text:p>
          </table:table-cell>
          <table:table-cell table:formula="of:=VLOOKUP([.Q50];[skills.$T$2:.$U$15];2;0)" office:value-type="string" office:string-value="D">
            <text:p>D</text:p>
          </table:table-cell>
          <table:table-cell table:formula="of:=VLOOKUP([.R50];[skills.$T$2:.$U$15];2;0)" office:value-type="string" office:string-value="E">
            <text:p>E</text:p>
          </table:table-cell>
          <table:table-cell table:formula="of:=VLOOKUP([.S50];[skills.$T$2:.$U$15];2;0)" office:value-type="string" office:string-value="EtM">
            <text:p>EtM</text:p>
          </table:table-cell>
          <table:table-cell table:formula="of:=VLOOKUP([.T50];[skills.$T$2:.$U$15];2;0)" office:value-type="string" office:string-value="D">
            <text:p>D</text:p>
          </table:table-cell>
          <table:table-cell table:formula="of:=VLOOKUP([.U50];[skills.$T$2:.$U$15];2;0)" office:value-type="string" office:string-value="EtM">
            <text:p>EtM</text:p>
          </table:table-cell>
          <table:table-cell table:formula="of:=VLOOKUP(#REF!50;[skills.$T$2:.$U$15];2;0)" office:value-type="float" office:value="0">
            <text:p>#NAME?</text:p>
          </table:table-cell>
          <table:table-cell table:formula="of:=VLOOKUP(#REF!50;[skills.$T$2:.$U$15];2;0)" office:value-type="float" office:value="0">
            <text:p>#NAME?</text:p>
          </table:table-cell>
          <table:table-cell table:formula="of:=VLOOKUP(#REF!50;[skills.$T$2:.$U$15];2;0)" office:value-type="float" office:value="0">
            <text:p>#NAME?</text:p>
          </table:table-cell>
          <table:table-cell table:formula="of:=VLOOKUP(#REF!50;[skills.$T$2:.$U$15];2;0)" office:value-type="float" office:value="0">
            <text:p>#NAME?</text:p>
          </table:table-cell>
          <table:table-cell table:formula="of:=VLOOKUP([.V50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Mind Trick</text:p>
          </table:table-cell>
          <table:table-cell table:style-name="ce44" office:value-type="string">
            <text:p>Fun</text:p>
          </table:table-cell>
          <table:table-cell office:value-type="string">
            <text:p>S C A</text:p>
          </table:table-cell>
          <table:table-cell table:style-name="ce48" office:value-type="float" office:value="4">
            <text:p>4</text:p>
          </table:table-cell>
          <table:table-cell table:number-columns-repeated="3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11" table:style-name="ce50" office:value-type="float" office:value="4">
            <text:p>4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4" table:formula="of:=MIN([.D51:.V51])" office:value-type="float" office:value="3">
            <text:p>3</text:p>
          </table:table-cell>
          <table:table-cell table:style-name="ce55" table:formula="of:=MAX([.D51:.V51])" office:value-type="float" office:value="4">
            <text:p>4</text:p>
          </table:table-cell>
          <table:table-cell table:style-name="ce56" table:formula="of:=ROUND(AVERAGE([.D51:.V51]); 0)" office:value-type="float" office:value="4">
            <text:p>4</text:p>
          </table:table-cell>
          <table:table-cell table:formula="of:=VLOOKUP([.D51];[skills.$T$2:.$U$15];2;0)" office:value-type="string" office:string-value="EtM">
            <text:p>EtM</text:p>
          </table:table-cell>
          <table:table-cell table:formula="of:=VLOOKUP([.E51];[skills.$T$2:.$U$15];2;0)" office:value-type="string" office:string-value="EtM">
            <text:p>EtM</text:p>
          </table:table-cell>
          <table:table-cell table:formula="of:=VLOOKUP([.F51];[skills.$T$2:.$U$15];2;0)" office:value-type="string" office:string-value="EtM">
            <text:p>EtM</text:p>
          </table:table-cell>
          <table:table-cell table:formula="of:=VLOOKUP([.G51];[skills.$T$2:.$U$15];2;0)" office:value-type="string" office:string-value="EtM">
            <text:p>EtM</text:p>
          </table:table-cell>
          <table:table-cell table:formula="of:=VLOOKUP([.H51];[skills.$T$2:.$U$15];2;0)" office:value-type="string" office:string-value="E">
            <text:p>E</text:p>
          </table:table-cell>
          <table:table-cell table:formula="of:=VLOOKUP([.I51];[skills.$T$2:.$U$15];2;0)" office:value-type="string" office:string-value="EtM">
            <text:p>EtM</text:p>
          </table:table-cell>
          <table:table-cell table:formula="of:=VLOOKUP([.J51];[skills.$T$2:.$U$15];2;0)" office:value-type="string" office:string-value="EtM">
            <text:p>EtM</text:p>
          </table:table-cell>
          <table:table-cell table:formula="of:=VLOOKUP([.K51];[skills.$T$2:.$U$15];2;0)" office:value-type="string" office:string-value="EtM">
            <text:p>EtM</text:p>
          </table:table-cell>
          <table:table-cell table:formula="of:=VLOOKUP([.L51];[skills.$T$2:.$U$15];2;0)" office:value-type="string" office:string-value="EtM">
            <text:p>EtM</text:p>
          </table:table-cell>
          <table:table-cell table:formula="of:=VLOOKUP([.M51];[skills.$T$2:.$U$15];2;0)" office:value-type="string" office:string-value="EtM">
            <text:p>EtM</text:p>
          </table:table-cell>
          <table:table-cell table:formula="of:=VLOOKUP([.N51];[skills.$T$2:.$U$15];2;0)" office:value-type="string" office:string-value="EtM">
            <text:p>EtM</text:p>
          </table:table-cell>
          <table:table-cell table:formula="of:=VLOOKUP([.O51];[skills.$T$2:.$U$15];2;0)" office:value-type="string" office:string-value="EtM">
            <text:p>EtM</text:p>
          </table:table-cell>
          <table:table-cell table:formula="of:=VLOOKUP([.P51];[skills.$T$2:.$U$15];2;0)" office:value-type="string" office:string-value="EtM">
            <text:p>EtM</text:p>
          </table:table-cell>
          <table:table-cell table:formula="of:=VLOOKUP([.Q51];[skills.$T$2:.$U$15];2;0)" office:value-type="string" office:string-value="EtM">
            <text:p>EtM</text:p>
          </table:table-cell>
          <table:table-cell table:formula="of:=VLOOKUP([.R51];[skills.$T$2:.$U$15];2;0)" office:value-type="string" office:string-value="EtM">
            <text:p>EtM</text:p>
          </table:table-cell>
          <table:table-cell table:formula="of:=VLOOKUP([.S51];[skills.$T$2:.$U$15];2;0)" office:value-type="string" office:string-value="EtM">
            <text:p>EtM</text:p>
          </table:table-cell>
          <table:table-cell table:formula="of:=VLOOKUP([.T51];[skills.$T$2:.$U$15];2;0)" office:value-type="string" office:string-value="EtM">
            <text:p>EtM</text:p>
          </table:table-cell>
          <table:table-cell table:formula="of:=VLOOKUP([.U51];[skills.$T$2:.$U$15];2;0)" office:value-type="string" office:string-value="EtM">
            <text:p>EtM</text:p>
          </table:table-cell>
          <table:table-cell table:formula="of:=VLOOKUP(#REF!51;[skills.$T$2:.$U$15];2;0)" office:value-type="float" office:value="0">
            <text:p>#NAME?</text:p>
          </table:table-cell>
          <table:table-cell table:formula="of:=VLOOKUP(#REF!51;[skills.$T$2:.$U$15];2;0)" office:value-type="float" office:value="0">
            <text:p>#NAME?</text:p>
          </table:table-cell>
          <table:table-cell table:formula="of:=VLOOKUP(#REF!51;[skills.$T$2:.$U$15];2;0)" office:value-type="float" office:value="0">
            <text:p>#NAME?</text:p>
          </table:table-cell>
          <table:table-cell table:formula="of:=VLOOKUP(#REF!51;[skills.$T$2:.$U$15];2;0)" office:value-type="float" office:value="0">
            <text:p>#NAME?</text:p>
          </table:table-cell>
          <table:table-cell table:formula="of:=VLOOKUP([.V51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Mindblock</text:p>
          </table:table-cell>
          <table:table-cell table:style-name="ce44" office:value-type="string">
            <text:p>Off Eff.</text:p>
          </table:table-cell>
          <table:table-cell office:value-type="string">
            <text:p>S C</text:p>
          </table:table-cell>
          <table:table-cell table:style-name="ce48" office:value-type="float" office:value="6">
            <text:p>6</text:p>
          </table:table-cell>
          <table:table-cell table:number-columns-repeated="3"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number-columns-repeated="4" table:style-name="ce50" office:value-type="float" office:value="6">
            <text:p>6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4" table:formula="of:=MIN([.D52:.V52])" office:value-type="float" office:value="4">
            <text:p>4</text:p>
          </table:table-cell>
          <table:table-cell table:style-name="ce55" table:formula="of:=MAX([.D52:.V52])" office:value-type="float" office:value="8">
            <text:p>8</text:p>
          </table:table-cell>
          <table:table-cell table:style-name="ce56" table:formula="of:=ROUND(AVERAGE([.D52:.V52]); 0)" office:value-type="float" office:value="6">
            <text:p>6</text:p>
          </table:table-cell>
          <table:table-cell table:formula="of:=VLOOKUP([.D52];[skills.$T$2:.$U$15];2;0)" office:value-type="string" office:string-value="MtD">
            <text:p>MtD</text:p>
          </table:table-cell>
          <table:table-cell table:formula="of:=VLOOKUP([.E52];[skills.$T$2:.$U$15];2;0)" office:value-type="string" office:string-value="MtD">
            <text:p>MtD</text:p>
          </table:table-cell>
          <table:table-cell table:formula="of:=VLOOKUP([.F52];[skills.$T$2:.$U$15];2;0)" office:value-type="string" office:string-value="MtD">
            <text:p>MtD</text:p>
          </table:table-cell>
          <table:table-cell table:formula="of:=VLOOKUP([.G52];[skills.$T$2:.$U$15];2;0)" office:value-type="string" office:string-value="MtD">
            <text:p>MtD</text:p>
          </table:table-cell>
          <table:table-cell table:formula="of:=VLOOKUP([.H52];[skills.$T$2:.$U$15];2;0)" office:value-type="string" office:string-value="M">
            <text:p>M</text:p>
          </table:table-cell>
          <table:table-cell table:formula="of:=VLOOKUP([.I52];[skills.$T$2:.$U$15];2;0)" office:value-type="string" office:string-value="MtD">
            <text:p>MtD</text:p>
          </table:table-cell>
          <table:table-cell table:formula="of:=VLOOKUP([.J52];[skills.$T$2:.$U$15];2;0)" office:value-type="string" office:string-value="MtD">
            <text:p>MtD</text:p>
          </table:table-cell>
          <table:table-cell table:formula="of:=VLOOKUP([.K52];[skills.$T$2:.$U$15];2;0)" office:value-type="string" office:string-value="VD">
            <text:p>VD</text:p>
          </table:table-cell>
          <table:table-cell table:formula="of:=VLOOKUP([.L52];[skills.$T$2:.$U$15];2;0)" office:value-type="string" office:string-value="MtD">
            <text:p>MtD</text:p>
          </table:table-cell>
          <table:table-cell table:formula="of:=VLOOKUP([.M52];[skills.$T$2:.$U$15];2;0)" office:value-type="string" office:string-value="M">
            <text:p>M</text:p>
          </table:table-cell>
          <table:table-cell table:formula="of:=VLOOKUP([.N52];[skills.$T$2:.$U$15];2;0)" office:value-type="string" office:string-value="MtD">
            <text:p>MtD</text:p>
          </table:table-cell>
          <table:table-cell table:formula="of:=VLOOKUP([.O52];[skills.$T$2:.$U$15];2;0)" office:value-type="string" office:string-value="D">
            <text:p>D</text:p>
          </table:table-cell>
          <table:table-cell table:formula="of:=VLOOKUP([.P52];[skills.$T$2:.$U$15];2;0)" office:value-type="string" office:string-value="MtD">
            <text:p>MtD</text:p>
          </table:table-cell>
          <table:table-cell table:formula="of:=VLOOKUP([.Q52];[skills.$T$2:.$U$15];2;0)" office:value-type="string" office:string-value="MtD">
            <text:p>MtD</text:p>
          </table:table-cell>
          <table:table-cell table:formula="of:=VLOOKUP([.R52];[skills.$T$2:.$U$15];2;0)" office:value-type="string" office:string-value="MtD">
            <text:p>MtD</text:p>
          </table:table-cell>
          <table:table-cell table:formula="of:=VLOOKUP([.S52];[skills.$T$2:.$U$15];2;0)" office:value-type="string" office:string-value="MtD">
            <text:p>MtD</text:p>
          </table:table-cell>
          <table:table-cell table:formula="of:=VLOOKUP([.T52];[skills.$T$2:.$U$15];2;0)" office:value-type="string" office:string-value="EtM">
            <text:p>EtM</text:p>
          </table:table-cell>
          <table:table-cell table:formula="of:=VLOOKUP([.U52];[skills.$T$2:.$U$15];2;0)" office:value-type="string" office:string-value="MtD">
            <text:p>MtD</text:p>
          </table:table-cell>
          <table:table-cell table:formula="of:=VLOOKUP(#REF!52;[skills.$T$2:.$U$15];2;0)" office:value-type="float" office:value="0">
            <text:p>#NAME?</text:p>
          </table:table-cell>
          <table:table-cell table:formula="of:=VLOOKUP(#REF!52;[skills.$T$2:.$U$15];2;0)" office:value-type="float" office:value="0">
            <text:p>#NAME?</text:p>
          </table:table-cell>
          <table:table-cell table:formula="of:=VLOOKUP(#REF!52;[skills.$T$2:.$U$15];2;0)" office:value-type="float" office:value="0">
            <text:p>#NAME?</text:p>
          </table:table-cell>
          <table:table-cell table:formula="of:=VLOOKUP(#REF!52;[skills.$T$2:.$U$15];2;0)" office:value-type="float" office:value="0">
            <text:p>#NAME?</text:p>
          </table:table-cell>
          <table:table-cell table:formula="of:=VLOOKUP([.V52];[skills.$T$2:.$U$15];2;0)" office:value-type="string" office:string-value="D">
            <text:p>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Misdirect</text:p>
          </table:table-cell>
          <table:table-cell table:style-name="ce44" office:value-type="string">
            <text:p>Off Eff.</text:p>
          </table:table-cell>
          <table:table-cell office:value-type="string">
            <text:p>S C A</text:p>
          </table:table-cell>
          <table:table-cell table:style-name="ce48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number-columns-repeated="2" table:style-name="ce50" office:value-type="float" office:value="6">
            <text:p>6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6">
            <text:p>6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6">
            <text:p>6</text:p>
          </table:table-cell>
          <table:table-cell table:style-name="ce54" table:formula="of:=MIN([.D53:.V53])" office:value-type="float" office:value="4">
            <text:p>4</text:p>
          </table:table-cell>
          <table:table-cell table:style-name="ce55" table:formula="of:=MAX([.D53:.V53])" office:value-type="float" office:value="8">
            <text:p>8</text:p>
          </table:table-cell>
          <table:table-cell table:style-name="ce56" table:formula="of:=ROUND(AVERAGE([.D53:.V53]); 0)" office:value-type="float" office:value="6">
            <text:p>6</text:p>
          </table:table-cell>
          <table:table-cell table:formula="of:=VLOOKUP([.D53];[skills.$T$2:.$U$15];2;0)" office:value-type="string" office:string-value="MtD">
            <text:p>MtD</text:p>
          </table:table-cell>
          <table:table-cell table:formula="of:=VLOOKUP([.E53];[skills.$T$2:.$U$15];2;0)" office:value-type="string" office:string-value="MtD">
            <text:p>MtD</text:p>
          </table:table-cell>
          <table:table-cell table:formula="of:=VLOOKUP([.F53];[skills.$T$2:.$U$15];2;0)" office:value-type="string" office:string-value="D">
            <text:p>D</text:p>
          </table:table-cell>
          <table:table-cell table:formula="of:=VLOOKUP([.G53];[skills.$T$2:.$U$15];2;0)" office:value-type="string" office:string-value="MtD">
            <text:p>MtD</text:p>
          </table:table-cell>
          <table:table-cell table:formula="of:=VLOOKUP([.H53];[skills.$T$2:.$U$15];2;0)" office:value-type="string" office:string-value="EtM">
            <text:p>EtM</text:p>
          </table:table-cell>
          <table:table-cell table:formula="of:=VLOOKUP([.I53];[skills.$T$2:.$U$15];2;0)" office:value-type="string" office:string-value="MtD">
            <text:p>MtD</text:p>
          </table:table-cell>
          <table:table-cell table:formula="of:=VLOOKUP([.J53];[skills.$T$2:.$U$15];2;0)" office:value-type="string" office:string-value="MtD">
            <text:p>MtD</text:p>
          </table:table-cell>
          <table:table-cell table:formula="of:=VLOOKUP([.K53];[skills.$T$2:.$U$15];2;0)" office:value-type="string" office:string-value="VD">
            <text:p>VD</text:p>
          </table:table-cell>
          <table:table-cell table:formula="of:=VLOOKUP([.L53];[skills.$T$2:.$U$15];2;0)" office:value-type="string" office:string-value="MtD">
            <text:p>MtD</text:p>
          </table:table-cell>
          <table:table-cell table:formula="of:=VLOOKUP([.M53];[skills.$T$2:.$U$15];2;0)" office:value-type="string" office:string-value="MtD">
            <text:p>MtD</text:p>
          </table:table-cell>
          <table:table-cell table:formula="of:=VLOOKUP([.N53];[skills.$T$2:.$U$15];2;0)" office:value-type="string" office:string-value="D">
            <text:p>D</text:p>
          </table:table-cell>
          <table:table-cell table:formula="of:=VLOOKUP([.O53];[skills.$T$2:.$U$15];2;0)" office:value-type="string" office:string-value="D">
            <text:p>D</text:p>
          </table:table-cell>
          <table:table-cell table:formula="of:=VLOOKUP([.P53];[skills.$T$2:.$U$15];2;0)" office:value-type="string" office:string-value="MtD">
            <text:p>MtD</text:p>
          </table:table-cell>
          <table:table-cell table:formula="of:=VLOOKUP([.Q53];[skills.$T$2:.$U$15];2;0)" office:value-type="string" office:string-value="M">
            <text:p>M</text:p>
          </table:table-cell>
          <table:table-cell table:formula="of:=VLOOKUP([.R53];[skills.$T$2:.$U$15];2;0)" office:value-type="string" office:string-value="M">
            <text:p>M</text:p>
          </table:table-cell>
          <table:table-cell table:formula="of:=VLOOKUP([.S53];[skills.$T$2:.$U$15];2;0)" office:value-type="string" office:string-value="MtD">
            <text:p>MtD</text:p>
          </table:table-cell>
          <table:table-cell table:formula="of:=VLOOKUP([.T53];[skills.$T$2:.$U$15];2;0)" office:value-type="string" office:string-value="MtD">
            <text:p>MtD</text:p>
          </table:table-cell>
          <table:table-cell table:formula="of:=VLOOKUP([.U53];[skills.$T$2:.$U$15];2;0)" office:value-type="string" office:string-value="D">
            <text:p>D</text:p>
          </table:table-cell>
          <table:table-cell table:formula="of:=VLOOKUP(#REF!53;[skills.$T$2:.$U$15];2;0)" office:value-type="float" office:value="0">
            <text:p>#NAME?</text:p>
          </table:table-cell>
          <table:table-cell table:formula="of:=VLOOKUP(#REF!53;[skills.$T$2:.$U$15];2;0)" office:value-type="float" office:value="0">
            <text:p>#NAME?</text:p>
          </table:table-cell>
          <table:table-cell table:formula="of:=VLOOKUP(#REF!53;[skills.$T$2:.$U$15];2;0)" office:value-type="float" office:value="0">
            <text:p>#NAME?</text:p>
          </table:table-cell>
          <table:table-cell table:formula="of:=VLOOKUP(#REF!53;[skills.$T$2:.$U$15];2;0)" office:value-type="float" office:value="0">
            <text:p>#NAME?</text:p>
          </table:table-cell>
          <table:table-cell table:formula="of:=VLOOKUP([.V53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Reduce Injury</text:p>
          </table:table-cell>
          <table:table-cell table:style-name="ce43" office:value-type="string">
            <text:p>Heal</text:p>
          </table:table-cell>
          <table:table-cell office:value-type="string">
            <text:p>C (A)</text:p>
          </table:table-cell>
          <table:table-cell table:style-name="ce48" office:value-type="float" office:value="6">
            <text:p>6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7">
            <text:p>7</text:p>
          </table:table-cell>
          <table:table-cell table:number-columns-repeated="2" table:style-name="ce50" office:value-type="float" office:value="8">
            <text:p>8</text:p>
          </table:table-cell>
          <table:table-cell table:number-columns-repeated="2"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number-columns-repeated="3" table:style-name="ce52" office:value-type="float" office:value="6">
            <text:p>6</text:p>
          </table:table-cell>
          <table:table-cell table:style-name="ce54" table:formula="of:=MIN([.D54:.V54])" office:value-type="float" office:value="3">
            <text:p>3</text:p>
          </table:table-cell>
          <table:table-cell table:style-name="ce55" table:formula="of:=MAX([.D54:.V54])" office:value-type="float" office:value="8">
            <text:p>8</text:p>
          </table:table-cell>
          <table:table-cell table:style-name="ce56" table:formula="of:=ROUND(AVERAGE([.D54:.V54]); 0)" office:value-type="float" office:value="6">
            <text:p>6</text:p>
          </table:table-cell>
          <table:table-cell table:formula="of:=VLOOKUP([.D54];[skills.$T$2:.$U$15];2;0)" office:value-type="string" office:string-value="MtD">
            <text:p>MtD</text:p>
          </table:table-cell>
          <table:table-cell table:formula="of:=VLOOKUP([.E54];[skills.$T$2:.$U$15];2;0)" office:value-type="string" office:string-value="M">
            <text:p>M</text:p>
          </table:table-cell>
          <table:table-cell table:formula="of:=VLOOKUP([.F54];[skills.$T$2:.$U$15];2;0)" office:value-type="string" office:string-value="MtD">
            <text:p>MtD</text:p>
          </table:table-cell>
          <table:table-cell table:formula="of:=VLOOKUP([.G54];[skills.$T$2:.$U$15];2;0)" office:value-type="string" office:string-value="VD">
            <text:p>VD</text:p>
          </table:table-cell>
          <table:table-cell table:formula="of:=VLOOKUP([.H54];[skills.$T$2:.$U$15];2;0)" office:value-type="string" office:string-value="MtD">
            <text:p>MtD</text:p>
          </table:table-cell>
          <table:table-cell table:formula="of:=VLOOKUP([.I54];[skills.$T$2:.$U$15];2;0)" office:value-type="string" office:string-value="E">
            <text:p>E</text:p>
          </table:table-cell>
          <table:table-cell table:formula="of:=VLOOKUP([.J54];[skills.$T$2:.$U$15];2;0)" office:value-type="string" office:string-value="MtD">
            <text:p>MtD</text:p>
          </table:table-cell>
          <table:table-cell table:formula="of:=VLOOKUP([.K54];[skills.$T$2:.$U$15];2;0)" office:value-type="string" office:string-value="MtD">
            <text:p>MtD</text:p>
          </table:table-cell>
          <table:table-cell table:formula="of:=VLOOKUP([.L54];[skills.$T$2:.$U$15];2;0)" office:value-type="string" office:string-value="EtM">
            <text:p>EtM</text:p>
          </table:table-cell>
          <table:table-cell table:formula="of:=VLOOKUP([.M54];[skills.$T$2:.$U$15];2;0)" office:value-type="string" office:string-value="D">
            <text:p>D</text:p>
          </table:table-cell>
          <table:table-cell table:formula="of:=VLOOKUP([.N54];[skills.$T$2:.$U$15];2;0)" office:value-type="string" office:string-value="VD">
            <text:p>VD</text:p>
          </table:table-cell>
          <table:table-cell table:formula="of:=VLOOKUP([.O54];[skills.$T$2:.$U$15];2;0)" office:value-type="string" office:string-value="VD">
            <text:p>VD</text:p>
          </table:table-cell>
          <table:table-cell table:formula="of:=VLOOKUP([.P54];[skills.$T$2:.$U$15];2;0)" office:value-type="string" office:string-value="MtD">
            <text:p>MtD</text:p>
          </table:table-cell>
          <table:table-cell table:formula="of:=VLOOKUP([.Q54];[skills.$T$2:.$U$15];2;0)" office:value-type="string" office:string-value="MtD">
            <text:p>MtD</text:p>
          </table:table-cell>
          <table:table-cell table:formula="of:=VLOOKUP([.R54];[skills.$T$2:.$U$15];2;0)" office:value-type="string" office:string-value="D">
            <text:p>D</text:p>
          </table:table-cell>
          <table:table-cell table:formula="of:=VLOOKUP([.S54];[skills.$T$2:.$U$15];2;0)" office:value-type="string" office:string-value="VD">
            <text:p>VD</text:p>
          </table:table-cell>
          <table:table-cell table:formula="of:=VLOOKUP([.T54];[skills.$T$2:.$U$15];2;0)" office:value-type="string" office:string-value="MtD">
            <text:p>MtD</text:p>
          </table:table-cell>
          <table:table-cell table:formula="of:=VLOOKUP([.U54];[skills.$T$2:.$U$15];2;0)" office:value-type="string" office:string-value="MtD">
            <text:p>MtD</text:p>
          </table:table-cell>
          <table:table-cell table:formula="of:=VLOOKUP(#REF!54;[skills.$T$2:.$U$15];2;0)" office:value-type="float" office:value="0">
            <text:p>#NAME?</text:p>
          </table:table-cell>
          <table:table-cell table:formula="of:=VLOOKUP(#REF!54;[skills.$T$2:.$U$15];2;0)" office:value-type="float" office:value="0">
            <text:p>#NAME?</text:p>
          </table:table-cell>
          <table:table-cell table:formula="of:=VLOOKUP(#REF!54;[skills.$T$2:.$U$15];2;0)" office:value-type="float" office:value="0">
            <text:p>#NAME?</text:p>
          </table:table-cell>
          <table:table-cell table:formula="of:=VLOOKUP(#REF!54;[skills.$T$2:.$U$15];2;0)" office:value-type="float" office:value="0">
            <text:p>#NAME?</text:p>
          </table:table-cell>
          <table:table-cell table:formula="of:=VLOOKUP([.V54];[skills.$T$2:.$U$15];2;0)" office:value-type="string" office:string-value="MtD">
            <text:p>Mt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Release Force</text:p>
          </table:table-cell>
          <table:table-cell table:style-name="ce43" office:value-type="string">
            <text:p>Heal</text:p>
          </table:table-cell>
          <table:table-cell office:value-type="string">
            <text:p>C</text:p>
          </table:table-cell>
          <table:table-cell table:style-name="ce48" office:value-type="float" office:value="3">
            <text:p>3</text:p>
          </table:table-cell>
          <table:table-cell table:number-columns-repeated="4"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4" table:style-name="ce50" office:value-type="float" office:value="3">
            <text:p>3</text:p>
          </table:table-cell>
          <table:table-cell table:number-columns-repeated="3" table:style-name="ce52" office:value-type="float" office:value="3">
            <text:p>3</text:p>
          </table:table-cell>
          <table:table-cell table:style-name="ce54" table:formula="of:=MIN([.D55:.V55])" office:value-type="float" office:value="1">
            <text:p>1</text:p>
          </table:table-cell>
          <table:table-cell table:style-name="ce55" table:formula="of:=MAX([.D55:.V55])" office:value-type="float" office:value="5">
            <text:p>5</text:p>
          </table:table-cell>
          <table:table-cell table:style-name="ce56" table:formula="of:=ROUND(AVERAGE([.D55:.V55]); 0)" office:value-type="float" office:value="3">
            <text:p>3</text:p>
          </table:table-cell>
          <table:table-cell table:formula="of:=VLOOKUP([.D55];[skills.$T$2:.$U$15];2;0)" office:value-type="string" office:string-value="E">
            <text:p>E</text:p>
          </table:table-cell>
          <table:table-cell table:formula="of:=VLOOKUP([.E55];[skills.$T$2:.$U$15];2;0)" office:value-type="string" office:string-value="E">
            <text:p>E</text:p>
          </table:table-cell>
          <table:table-cell table:formula="of:=VLOOKUP([.F55];[skills.$T$2:.$U$15];2;0)" office:value-type="string" office:string-value="E">
            <text:p>E</text:p>
          </table:table-cell>
          <table:table-cell table:formula="of:=VLOOKUP([.G55];[skills.$T$2:.$U$15];2;0)" office:value-type="string" office:string-value="E">
            <text:p>E</text:p>
          </table:table-cell>
          <table:table-cell table:formula="of:=VLOOKUP([.H55];[skills.$T$2:.$U$15];2;0)" office:value-type="string" office:string-value="E">
            <text:p>E</text:p>
          </table:table-cell>
          <table:table-cell table:formula="of:=VLOOKUP([.I55];[skills.$T$2:.$U$15];2;0)" office:value-type="string" office:string-value="N">
            <text:p>N</text:p>
          </table:table-cell>
          <table:table-cell table:formula="of:=VLOOKUP([.J55];[skills.$T$2:.$U$15];2;0)" office:value-type="string" office:string-value="E">
            <text:p>E</text:p>
          </table:table-cell>
          <table:table-cell table:formula="of:=VLOOKUP([.K55];[skills.$T$2:.$U$15];2;0)" office:value-type="string" office:string-value="E">
            <text:p>E</text:p>
          </table:table-cell>
          <table:table-cell table:formula="of:=VLOOKUP([.L55];[skills.$T$2:.$U$15];2;0)" office:value-type="string" office:string-value="E">
            <text:p>E</text:p>
          </table:table-cell>
          <table:table-cell table:formula="of:=VLOOKUP([.M55];[skills.$T$2:.$U$15];2;0)" office:value-type="string" office:string-value="E">
            <text:p>E</text:p>
          </table:table-cell>
          <table:table-cell table:formula="of:=VLOOKUP([.N55];[skills.$T$2:.$U$15];2;0)" office:value-type="string" office:string-value="EtM">
            <text:p>EtM</text:p>
          </table:table-cell>
          <table:table-cell table:formula="of:=VLOOKUP([.O55];[skills.$T$2:.$U$15];2;0)" office:value-type="string" office:string-value="M">
            <text:p>M</text:p>
          </table:table-cell>
          <table:table-cell table:formula="of:=VLOOKUP([.P55];[skills.$T$2:.$U$15];2;0)" office:value-type="string" office:string-value="E">
            <text:p>E</text:p>
          </table:table-cell>
          <table:table-cell table:formula="of:=VLOOKUP([.Q55];[skills.$T$2:.$U$15];2;0)" office:value-type="string" office:string-value="E">
            <text:p>E</text:p>
          </table:table-cell>
          <table:table-cell table:formula="of:=VLOOKUP([.R55];[skills.$T$2:.$U$15];2;0)" office:value-type="string" office:string-value="E">
            <text:p>E</text:p>
          </table:table-cell>
          <table:table-cell table:formula="of:=VLOOKUP([.S55];[skills.$T$2:.$U$15];2;0)" office:value-type="string" office:string-value="E">
            <text:p>E</text:p>
          </table:table-cell>
          <table:table-cell table:formula="of:=VLOOKUP([.T55];[skills.$T$2:.$U$15];2;0)" office:value-type="string" office:string-value="E">
            <text:p>E</text:p>
          </table:table-cell>
          <table:table-cell table:formula="of:=VLOOKUP([.U55];[skills.$T$2:.$U$15];2;0)" office:value-type="string" office:string-value="E">
            <text:p>E</text:p>
          </table:table-cell>
          <table:table-cell table:formula="of:=VLOOKUP(#REF!55;[skills.$T$2:.$U$15];2;0)" office:value-type="float" office:value="0">
            <text:p>#NAME?</text:p>
          </table:table-cell>
          <table:table-cell table:formula="of:=VLOOKUP(#REF!55;[skills.$T$2:.$U$15];2;0)" office:value-type="float" office:value="0">
            <text:p>#NAME?</text:p>
          </table:table-cell>
          <table:table-cell table:formula="of:=VLOOKUP(#REF!55;[skills.$T$2:.$U$15];2;0)" office:value-type="float" office:value="0">
            <text:p>#NAME?</text:p>
          </table:table-cell>
          <table:table-cell table:formula="of:=VLOOKUP(#REF!55;[skills.$T$2:.$U$15];2;0)" office:value-type="float" office:value="0">
            <text:p>#NAME?</text:p>
          </table:table-cell>
          <table:table-cell table:formula="of:=VLOOKUP([.V55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Residual Life</text:p>
          </table:table-cell>
          <table:table-cell table:style-name="ce43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10">
            <text:p>10</text:p>
          </table:table-cell>
          <table:table-cell table:number-columns-repeated="4"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7" table:style-name="ce50" office:value-type="float" office:value="11">
            <text:p>11</text:p>
          </table:table-cell>
          <table:table-cell table:number-columns-repeated="3" table:style-name="ce52" office:value-type="float" office:value="11">
            <text:p>11</text:p>
          </table:table-cell>
          <table:table-cell table:style-name="ce54" table:formula="of:=MIN([.D56:.V56])" office:value-type="float" office:value="10">
            <text:p>10</text:p>
          </table:table-cell>
          <table:table-cell table:style-name="ce55" table:formula="of:=MAX([.D56:.V56])" office:value-type="float" office:value="11">
            <text:p>11</text:p>
          </table:table-cell>
          <table:table-cell table:style-name="ce56" table:formula="of:=ROUND(AVERAGE([.D56:.V56]); 0)" office:value-type="float" office:value="11">
            <text:p>11</text:p>
          </table:table-cell>
          <table:table-cell table:formula="of:=VLOOKUP([.D56];[skills.$T$2:.$U$15];2;0)" office:value-type="string" office:string-value="JSI">
            <text:p>JSI</text:p>
          </table:table-cell>
          <table:table-cell table:formula="of:=VLOOKUP([.E56];[skills.$T$2:.$U$15];2;0)" office:value-type="string" office:string-value="LA">
            <text:p>LA</text:p>
          </table:table-cell>
          <table:table-cell table:formula="of:=VLOOKUP([.F56];[skills.$T$2:.$U$15];2;0)" office:value-type="string" office:string-value="LA">
            <text:p>LA</text:p>
          </table:table-cell>
          <table:table-cell table:formula="of:=VLOOKUP([.G56];[skills.$T$2:.$U$15];2;0)" office:value-type="string" office:string-value="LA">
            <text:p>LA</text:p>
          </table:table-cell>
          <table:table-cell table:formula="of:=VLOOKUP([.H56];[skills.$T$2:.$U$15];2;0)" office:value-type="string" office:string-value="LA">
            <text:p>LA</text:p>
          </table:table-cell>
          <table:table-cell table:formula="of:=VLOOKUP([.I56];[skills.$T$2:.$U$15];2;0)" office:value-type="string" office:string-value="JSI">
            <text:p>JSI</text:p>
          </table:table-cell>
          <table:table-cell table:formula="of:=VLOOKUP([.J56];[skills.$T$2:.$U$15];2;0)" office:value-type="string" office:string-value="LA">
            <text:p>LA</text:p>
          </table:table-cell>
          <table:table-cell table:formula="of:=VLOOKUP([.K56];[skills.$T$2:.$U$15];2;0)" office:value-type="string" office:string-value="LA">
            <text:p>LA</text:p>
          </table:table-cell>
          <table:table-cell table:formula="of:=VLOOKUP([.L56];[skills.$T$2:.$U$15];2;0)" office:value-type="string" office:string-value="JSI">
            <text:p>JSI</text:p>
          </table:table-cell>
          <table:table-cell table:formula="of:=VLOOKUP([.M56];[skills.$T$2:.$U$15];2;0)" office:value-type="string" office:string-value="LA">
            <text:p>LA</text:p>
          </table:table-cell>
          <table:table-cell table:formula="of:=VLOOKUP([.N56];[skills.$T$2:.$U$15];2;0)" office:value-type="string" office:string-value="LA">
            <text:p>LA</text:p>
          </table:table-cell>
          <table:table-cell table:formula="of:=VLOOKUP([.O56];[skills.$T$2:.$U$15];2;0)" office:value-type="string" office:string-value="LA">
            <text:p>LA</text:p>
          </table:table-cell>
          <table:table-cell table:formula="of:=VLOOKUP([.P56];[skills.$T$2:.$U$15];2;0)" office:value-type="string" office:string-value="LA">
            <text:p>LA</text:p>
          </table:table-cell>
          <table:table-cell table:formula="of:=VLOOKUP([.Q56];[skills.$T$2:.$U$15];2;0)" office:value-type="string" office:string-value="LA">
            <text:p>LA</text:p>
          </table:table-cell>
          <table:table-cell table:formula="of:=VLOOKUP([.R56];[skills.$T$2:.$U$15];2;0)" office:value-type="string" office:string-value="LA">
            <text:p>LA</text:p>
          </table:table-cell>
          <table:table-cell table:formula="of:=VLOOKUP([.S56];[skills.$T$2:.$U$15];2;0)" office:value-type="string" office:string-value="LA">
            <text:p>LA</text:p>
          </table:table-cell>
          <table:table-cell table:formula="of:=VLOOKUP([.T56];[skills.$T$2:.$U$15];2;0)" office:value-type="string" office:string-value="LA">
            <text:p>LA</text:p>
          </table:table-cell>
          <table:table-cell table:formula="of:=VLOOKUP([.U56];[skills.$T$2:.$U$15];2;0)" office:value-type="string" office:string-value="LA">
            <text:p>LA</text:p>
          </table:table-cell>
          <table:table-cell table:formula="of:=VLOOKUP(#REF!56;[skills.$T$2:.$U$15];2;0)" office:value-type="float" office:value="0">
            <text:p>#NAME?</text:p>
          </table:table-cell>
          <table:table-cell table:formula="of:=VLOOKUP(#REF!56;[skills.$T$2:.$U$15];2;0)" office:value-type="float" office:value="0">
            <text:p>#NAME?</text:p>
          </table:table-cell>
          <table:table-cell table:formula="of:=VLOOKUP(#REF!56;[skills.$T$2:.$U$15];2;0)" office:value-type="float" office:value="0">
            <text:p>#NAME?</text:p>
          </table:table-cell>
          <table:table-cell table:formula="of:=VLOOKUP(#REF!56;[skills.$T$2:.$U$15];2;0)" office:value-type="float" office:value="0">
            <text:p>#NAME?</text:p>
          </table:table-cell>
          <table:table-cell table:formula="of:=VLOOKUP([.V56];[skills.$T$2:.$U$15];2;0)" office:value-type="string" office:string-value="LA">
            <text:p>LA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Resist Poison</text:p>
          </table:table-cell>
          <table:table-cell table:style-name="ce44" office:value-type="string">
            <text:p>Defense</text:p>
          </table:table-cell>
          <table:table-cell office:value-type="string">
            <text:p>S C</text:p>
          </table:table-cell>
          <table:table-cell table:style-name="ce48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2" office:value-type="float" office:value="4">
            <text:p>4</text:p>
          </table:table-cell>
          <table:table-cell table:style-name="ce54" table:formula="of:=MIN([.D57:.V57])" office:value-type="float" office:value="3">
            <text:p>3</text:p>
          </table:table-cell>
          <table:table-cell table:style-name="ce55" table:formula="of:=MAX([.D57:.V57])" office:value-type="float" office:value="6">
            <text:p>6</text:p>
          </table:table-cell>
          <table:table-cell table:style-name="ce56" table:formula="of:=ROUND(AVERAGE([.D57:.V57]); 0)" office:value-type="float" office:value="5">
            <text:p>5</text:p>
          </table:table-cell>
          <table:table-cell table:formula="of:=VLOOKUP([.D57];[skills.$T$2:.$U$15];2;0)" office:value-type="string" office:string-value="M">
            <text:p>M</text:p>
          </table:table-cell>
          <table:table-cell table:formula="of:=VLOOKUP([.E57];[skills.$T$2:.$U$15];2;0)" office:value-type="string" office:string-value="M">
            <text:p>M</text:p>
          </table:table-cell>
          <table:table-cell table:formula="of:=VLOOKUP([.F57];[skills.$T$2:.$U$15];2;0)" office:value-type="string" office:string-value="EtM">
            <text:p>EtM</text:p>
          </table:table-cell>
          <table:table-cell table:formula="of:=VLOOKUP([.G57];[skills.$T$2:.$U$15];2;0)" office:value-type="string" office:string-value="M">
            <text:p>M</text:p>
          </table:table-cell>
          <table:table-cell table:formula="of:=VLOOKUP([.H57];[skills.$T$2:.$U$15];2;0)" office:value-type="string" office:string-value="MtD">
            <text:p>MtD</text:p>
          </table:table-cell>
          <table:table-cell table:formula="of:=VLOOKUP([.I57];[skills.$T$2:.$U$15];2;0)" office:value-type="string" office:string-value="EtM">
            <text:p>EtM</text:p>
          </table:table-cell>
          <table:table-cell table:formula="of:=VLOOKUP([.J57];[skills.$T$2:.$U$15];2;0)" office:value-type="string" office:string-value="MtD">
            <text:p>MtD</text:p>
          </table:table-cell>
          <table:table-cell table:formula="of:=VLOOKUP([.K57];[skills.$T$2:.$U$15];2;0)" office:value-type="string" office:string-value="E">
            <text:p>E</text:p>
          </table:table-cell>
          <table:table-cell table:formula="of:=VLOOKUP([.L57];[skills.$T$2:.$U$15];2;0)" office:value-type="string" office:string-value="EtM">
            <text:p>EtM</text:p>
          </table:table-cell>
          <table:table-cell table:formula="of:=VLOOKUP([.M57];[skills.$T$2:.$U$15];2;0)" office:value-type="string" office:string-value="E">
            <text:p>E</text:p>
          </table:table-cell>
          <table:table-cell table:formula="of:=VLOOKUP([.N57];[skills.$T$2:.$U$15];2;0)" office:value-type="string" office:string-value="EtM">
            <text:p>EtM</text:p>
          </table:table-cell>
          <table:table-cell table:formula="of:=VLOOKUP([.O57];[skills.$T$2:.$U$15];2;0)" office:value-type="string" office:string-value="EtM">
            <text:p>EtM</text:p>
          </table:table-cell>
          <table:table-cell table:formula="of:=VLOOKUP([.P57];[skills.$T$2:.$U$15];2;0)" office:value-type="string" office:string-value="M">
            <text:p>M</text:p>
          </table:table-cell>
          <table:table-cell table:formula="of:=VLOOKUP([.Q57];[skills.$T$2:.$U$15];2;0)" office:value-type="string" office:string-value="M">
            <text:p>M</text:p>
          </table:table-cell>
          <table:table-cell table:formula="of:=VLOOKUP([.R57];[skills.$T$2:.$U$15];2;0)" office:value-type="string" office:string-value="EtM">
            <text:p>EtM</text:p>
          </table:table-cell>
          <table:table-cell table:formula="of:=VLOOKUP([.S57];[skills.$T$2:.$U$15];2;0)" office:value-type="string" office:string-value="M">
            <text:p>M</text:p>
          </table:table-cell>
          <table:table-cell table:formula="of:=VLOOKUP([.T57];[skills.$T$2:.$U$15];2;0)" office:value-type="string" office:string-value="M">
            <text:p>M</text:p>
          </table:table-cell>
          <table:table-cell table:formula="of:=VLOOKUP([.U57];[skills.$T$2:.$U$15];2;0)" office:value-type="string" office:string-value="M">
            <text:p>M</text:p>
          </table:table-cell>
          <table:table-cell table:formula="of:=VLOOKUP(#REF!57;[skills.$T$2:.$U$15];2;0)" office:value-type="float" office:value="0">
            <text:p>#NAME?</text:p>
          </table:table-cell>
          <table:table-cell table:formula="of:=VLOOKUP(#REF!57;[skills.$T$2:.$U$15];2;0)" office:value-type="float" office:value="0">
            <text:p>#NAME?</text:p>
          </table:table-cell>
          <table:table-cell table:formula="of:=VLOOKUP(#REF!57;[skills.$T$2:.$U$15];2;0)" office:value-type="float" office:value="0">
            <text:p>#NAME?</text:p>
          </table:table-cell>
          <table:table-cell table:formula="of:=VLOOKUP(#REF!57;[skills.$T$2:.$U$15];2;0)" office:value-type="float" office:value="0">
            <text:p>#NAME?</text:p>
          </table:table-cell>
          <table:table-cell table:formula="of:=VLOOKUP([.V57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>
          <table:table-cell table:style-name="ce44" office:value-type="string">
            <text:p>Resist Stun</text:p>
          </table:table-cell>
          <table:table-cell table:style-name="ce44" office:value-type="string">
            <text:p>Defense</text:p>
          </table:table-cell>
          <table:table-cell office:value-type="string">
            <text:p>C</text:p>
          </table:table-cell>
          <table:table-cell table:style-name="ce48" office:value-type="float" office:value="4">
            <text:p>4</text:p>
          </table:table-cell>
          <table:table-cell table:number-columns-repeated="8" table:style-name="ce50" office:value-type="float" office:value="4">
            <text:p>4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3" table:style-name="ce52" office:value-type="float" office:value="4">
            <text:p>4</text:p>
          </table:table-cell>
          <table:table-cell table:style-name="ce54" table:formula="of:=MIN([.D58:.V58])" office:value-type="float" office:value="2">
            <text:p>2</text:p>
          </table:table-cell>
          <table:table-cell table:style-name="ce55" table:formula="of:=MAX([.D58:.V58])" office:value-type="float" office:value="5">
            <text:p>5</text:p>
          </table:table-cell>
          <table:table-cell table:style-name="ce56" table:formula="of:=ROUND(AVERAGE([.D58:.V58]); 0)" office:value-type="float" office:value="4">
            <text:p>4</text:p>
          </table:table-cell>
          <table:table-cell table:formula="of:=VLOOKUP([.D58];[skills.$T$2:.$U$15];2;0)" office:value-type="string" office:string-value="EtM">
            <text:p>EtM</text:p>
          </table:table-cell>
          <table:table-cell table:formula="of:=VLOOKUP([.E58];[skills.$T$2:.$U$15];2;0)" office:value-type="string" office:string-value="EtM">
            <text:p>EtM</text:p>
          </table:table-cell>
          <table:table-cell table:formula="of:=VLOOKUP([.F58];[skills.$T$2:.$U$15];2;0)" office:value-type="string" office:string-value="EtM">
            <text:p>EtM</text:p>
          </table:table-cell>
          <table:table-cell table:formula="of:=VLOOKUP([.G58];[skills.$T$2:.$U$15];2;0)" office:value-type="string" office:string-value="EtM">
            <text:p>EtM</text:p>
          </table:table-cell>
          <table:table-cell table:formula="of:=VLOOKUP([.H58];[skills.$T$2:.$U$15];2;0)" office:value-type="string" office:string-value="EtM">
            <text:p>EtM</text:p>
          </table:table-cell>
          <table:table-cell table:formula="of:=VLOOKUP([.I58];[skills.$T$2:.$U$15];2;0)" office:value-type="string" office:string-value="EtM">
            <text:p>EtM</text:p>
          </table:table-cell>
          <table:table-cell table:formula="of:=VLOOKUP([.J58];[skills.$T$2:.$U$15];2;0)" office:value-type="string" office:string-value="EtM">
            <text:p>EtM</text:p>
          </table:table-cell>
          <table:table-cell table:formula="of:=VLOOKUP([.K58];[skills.$T$2:.$U$15];2;0)" office:value-type="string" office:string-value="EtM">
            <text:p>EtM</text:p>
          </table:table-cell>
          <table:table-cell table:formula="of:=VLOOKUP([.L58];[skills.$T$2:.$U$15];2;0)" office:value-type="string" office:string-value="EtM">
            <text:p>EtM</text:p>
          </table:table-cell>
          <table:table-cell table:formula="of:=VLOOKUP([.M58];[skills.$T$2:.$U$15];2;0)" office:value-type="string" office:string-value="M">
            <text:p>M</text:p>
          </table:table-cell>
          <table:table-cell table:formula="of:=VLOOKUP([.N58];[skills.$T$2:.$U$15];2;0)" office:value-type="string" office:string-value="M">
            <text:p>M</text:p>
          </table:table-cell>
          <table:table-cell table:formula="of:=VLOOKUP([.O58];[skills.$T$2:.$U$15];2;0)" office:value-type="string" office:string-value="E">
            <text:p>E</text:p>
          </table:table-cell>
          <table:table-cell table:formula="of:=VLOOKUP([.P58];[skills.$T$2:.$U$15];2;0)" office:value-type="string" office:string-value="EtM">
            <text:p>EtM</text:p>
          </table:table-cell>
          <table:table-cell table:formula="of:=VLOOKUP([.Q58];[skills.$T$2:.$U$15];2;0)" office:value-type="string" office:string-value="E">
            <text:p>E</text:p>
          </table:table-cell>
          <table:table-cell table:formula="of:=VLOOKUP([.R58];[skills.$T$2:.$U$15];2;0)" office:value-type="string" office:string-value="E">
            <text:p>E</text:p>
          </table:table-cell>
          <table:table-cell table:formula="of:=VLOOKUP([.S58];[skills.$T$2:.$U$15];2;0)" office:value-type="string" office:string-value="VE">
            <text:p>VE</text:p>
          </table:table-cell>
          <table:table-cell table:formula="of:=VLOOKUP([.T58];[skills.$T$2:.$U$15];2;0)" office:value-type="string" office:string-value="EtM">
            <text:p>EtM</text:p>
          </table:table-cell>
          <table:table-cell table:formula="of:=VLOOKUP([.U58];[skills.$T$2:.$U$15];2;0)" office:value-type="string" office:string-value="EtM">
            <text:p>EtM</text:p>
          </table:table-cell>
          <table:table-cell table:formula="of:=VLOOKUP(#REF!58;[skills.$T$2:.$U$15];2;0)" office:value-type="float" office:value="0">
            <text:p>#NAME?</text:p>
          </table:table-cell>
          <table:table-cell table:formula="of:=VLOOKUP(#REF!58;[skills.$T$2:.$U$15];2;0)" office:value-type="float" office:value="0">
            <text:p>#NAME?</text:p>
          </table:table-cell>
          <table:table-cell table:formula="of:=VLOOKUP(#REF!58;[skills.$T$2:.$U$15];2;0)" office:value-type="float" office:value="0">
            <text:p>#NAME?</text:p>
          </table:table-cell>
          <table:table-cell table:formula="of:=VLOOKUP(#REF!58;[skills.$T$2:.$U$15];2;0)" office:value-type="float" office:value="0">
            <text:p>#NAME?</text:p>
          </table:table-cell>
          <table:table-cell table:formula="of:=VLOOKUP([.V58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Second Childhood</text:p>
          </table:table-cell>
          <table:table-cell table:style-name="ce44" office:value-type="string">
            <text:p>Misc</text:p>
          </table:table-cell>
          <table:table-cell office:value-type="string">
            <text:p>NA</text:p>
          </table:table-cell>
          <table:table-cell table:style-name="ce48" office:value-type="float" office:value="0">
            <text:p>0</text:p>
          </table:table-cell>
          <table:table-cell table:number-columns-repeated="15" table:style-name="ce50" office:value-type="float" office:value="0"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4" table:formula="of:=MIN([.D59:.V59])" office:value-type="float" office:value="0">
            <text:p>0</text:p>
          </table:table-cell>
          <table:table-cell table:style-name="ce55" table:formula="of:=MAX([.D59:.V59])" office:value-type="float" office:value="0">
            <text:p>0</text:p>
          </table:table-cell>
          <table:table-cell table:style-name="ce56" table:formula="of:=ROUND(AVERAGE([.D59:.V59]); 0)" office:value-type="float" office:value="0">
            <text:p>0</text:p>
          </table:table-cell>
          <table:table-cell table:formula="of:=VLOOKUP([.D59];[skills.$T$2:.$U$15];2;0)" office:value-type="string" office:string-value="I">
            <text:p>I</text:p>
          </table:table-cell>
          <table:table-cell table:formula="of:=VLOOKUP([.E59];[skills.$T$2:.$U$15];2;0)" office:value-type="string" office:string-value="I">
            <text:p>I</text:p>
          </table:table-cell>
          <table:table-cell table:formula="of:=VLOOKUP([.F59];[skills.$T$2:.$U$15];2;0)" office:value-type="string" office:string-value="I">
            <text:p>I</text:p>
          </table:table-cell>
          <table:table-cell table:formula="of:=VLOOKUP([.G59];[skills.$T$2:.$U$15];2;0)" office:value-type="string" office:string-value="I">
            <text:p>I</text:p>
          </table:table-cell>
          <table:table-cell table:formula="of:=VLOOKUP([.H59];[skills.$T$2:.$U$15];2;0)" office:value-type="string" office:string-value="I">
            <text:p>I</text:p>
          </table:table-cell>
          <table:table-cell table:formula="of:=VLOOKUP([.I59];[skills.$T$2:.$U$15];2;0)" office:value-type="string" office:string-value="I">
            <text:p>I</text:p>
          </table:table-cell>
          <table:table-cell table:formula="of:=VLOOKUP([.J59];[skills.$T$2:.$U$15];2;0)" office:value-type="string" office:string-value="I">
            <text:p>I</text:p>
          </table:table-cell>
          <table:table-cell table:formula="of:=VLOOKUP([.K59];[skills.$T$2:.$U$15];2;0)" office:value-type="string" office:string-value="I">
            <text:p>I</text:p>
          </table:table-cell>
          <table:table-cell table:formula="of:=VLOOKUP([.L59];[skills.$T$2:.$U$15];2;0)" office:value-type="string" office:string-value="I">
            <text:p>I</text:p>
          </table:table-cell>
          <table:table-cell table:formula="of:=VLOOKUP([.M59];[skills.$T$2:.$U$15];2;0)" office:value-type="string" office:string-value="I">
            <text:p>I</text:p>
          </table:table-cell>
          <table:table-cell table:formula="of:=VLOOKUP([.N59];[skills.$T$2:.$U$15];2;0)" office:value-type="string" office:string-value="I">
            <text:p>I</text:p>
          </table:table-cell>
          <table:table-cell table:formula="of:=VLOOKUP([.O59];[skills.$T$2:.$U$15];2;0)" office:value-type="string" office:string-value="I">
            <text:p>I</text:p>
          </table:table-cell>
          <table:table-cell table:formula="of:=VLOOKUP([.P59];[skills.$T$2:.$U$15];2;0)" office:value-type="string" office:string-value="I">
            <text:p>I</text:p>
          </table:table-cell>
          <table:table-cell table:formula="of:=VLOOKUP([.Q59];[skills.$T$2:.$U$15];2;0)" office:value-type="string" office:string-value="I">
            <text:p>I</text:p>
          </table:table-cell>
          <table:table-cell table:formula="of:=VLOOKUP([.R59];[skills.$T$2:.$U$15];2;0)" office:value-type="string" office:string-value="I">
            <text:p>I</text:p>
          </table:table-cell>
          <table:table-cell table:formula="of:=VLOOKUP([.S59];[skills.$T$2:.$U$15];2;0)" office:value-type="string" office:string-value="I">
            <text:p>I</text:p>
          </table:table-cell>
          <table:table-cell table:formula="of:=VLOOKUP([.T59];[skills.$T$2:.$U$15];2;0)" office:value-type="string" office:string-value="I">
            <text:p>I</text:p>
          </table:table-cell>
          <table:table-cell table:formula="of:=VLOOKUP([.U59];[skills.$T$2:.$U$15];2;0)" office:value-type="string" office:string-value="I">
            <text:p>I</text:p>
          </table:table-cell>
          <table:table-cell table:formula="of:=VLOOKUP(#REF!59;[skills.$T$2:.$U$15];2;0)" office:value-type="float" office:value="0">
            <text:p>#NAME?</text:p>
          </table:table-cell>
          <table:table-cell table:formula="of:=VLOOKUP(#REF!59;[skills.$T$2:.$U$15];2;0)" office:value-type="float" office:value="0">
            <text:p>#NAME?</text:p>
          </table:table-cell>
          <table:table-cell table:formula="of:=VLOOKUP(#REF!59;[skills.$T$2:.$U$15];2;0)" office:value-type="float" office:value="0">
            <text:p>#NAME?</text:p>
          </table:table-cell>
          <table:table-cell table:formula="of:=VLOOKUP(#REF!59;[skills.$T$2:.$U$15];2;0)" office:value-type="float" office:value="0">
            <text:p>#NAME?</text:p>
          </table:table-cell>
          <table:table-cell table:formula="of:=VLOOKUP([.V59];[skills.$T$2:.$U$15];2;0)" office:value-type="string" office:string-value="I">
            <text:p>I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Sense Force</text:p>
          </table:table-cell>
          <table:table-cell table:style-name="ce44" office:value-type="string">
            <text:p>Info</text:p>
          </table:table-cell>
          <table:table-cell office:value-type="string">
            <text:p>S</text:p>
          </table:table-cell>
          <table:table-cell table:style-name="ce48" office:value-type="float" office:value="2">
            <text:p>2</text:p>
          </table:table-cell>
          <table:table-cell table:number-columns-repeated="4"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number-columns-repeated="5"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4" table:formula="of:=MIN([.D60:.V60])" office:value-type="float" office:value="0">
            <text:p>0</text:p>
          </table:table-cell>
          <table:table-cell table:style-name="ce55" table:formula="of:=MAX([.D60:.V60])" office:value-type="float" office:value="4">
            <text:p>4</text:p>
          </table:table-cell>
          <table:table-cell table:style-name="ce56" table:formula="of:=ROUND(AVERAGE([.D60:.V60]); 0)" office:value-type="float" office:value="2">
            <text:p>2</text:p>
          </table:table-cell>
          <table:table-cell table:formula="of:=VLOOKUP([.D60];[skills.$T$2:.$U$15];2;0)" office:value-type="string" office:string-value="VE">
            <text:p>VE</text:p>
          </table:table-cell>
          <table:table-cell table:formula="of:=VLOOKUP([.E60];[skills.$T$2:.$U$15];2;0)" office:value-type="string" office:string-value="VE">
            <text:p>VE</text:p>
          </table:table-cell>
          <table:table-cell table:formula="of:=VLOOKUP([.F60];[skills.$T$2:.$U$15];2;0)" office:value-type="string" office:string-value="VE">
            <text:p>VE</text:p>
          </table:table-cell>
          <table:table-cell table:formula="of:=VLOOKUP([.G60];[skills.$T$2:.$U$15];2;0)" office:value-type="string" office:string-value="VE">
            <text:p>VE</text:p>
          </table:table-cell>
          <table:table-cell table:formula="of:=VLOOKUP([.H60];[skills.$T$2:.$U$15];2;0)" office:value-type="string" office:string-value="VE">
            <text:p>VE</text:p>
          </table:table-cell>
          <table:table-cell table:formula="of:=VLOOKUP([.I60];[skills.$T$2:.$U$15];2;0)" office:value-type="string" office:string-value="N">
            <text:p>N</text:p>
          </table:table-cell>
          <table:table-cell table:formula="of:=VLOOKUP([.J60];[skills.$T$2:.$U$15];2;0)" office:value-type="string" office:string-value="VE">
            <text:p>VE</text:p>
          </table:table-cell>
          <table:table-cell table:formula="of:=VLOOKUP([.K60];[skills.$T$2:.$U$15];2;0)" office:value-type="string" office:string-value="VE">
            <text:p>VE</text:p>
          </table:table-cell>
          <table:table-cell table:formula="of:=VLOOKUP([.L60];[skills.$T$2:.$U$15];2;0)" office:value-type="string" office:string-value="VE">
            <text:p>VE</text:p>
          </table:table-cell>
          <table:table-cell table:formula="of:=VLOOKUP([.M60];[skills.$T$2:.$U$15];2;0)" office:value-type="string" office:string-value="VE">
            <text:p>VE</text:p>
          </table:table-cell>
          <table:table-cell table:formula="of:=VLOOKUP([.N60];[skills.$T$2:.$U$15];2;0)" office:value-type="string" office:string-value="VE">
            <text:p>VE</text:p>
          </table:table-cell>
          <table:table-cell table:formula="of:=VLOOKUP([.O60];[skills.$T$2:.$U$15];2;0)" office:value-type="string" office:string-value="E">
            <text:p>E</text:p>
          </table:table-cell>
          <table:table-cell table:formula="of:=VLOOKUP([.P60];[skills.$T$2:.$U$15];2;0)" office:value-type="string" office:string-value="N">
            <text:p>N</text:p>
          </table:table-cell>
          <table:table-cell table:formula="of:=VLOOKUP([.Q60];[skills.$T$2:.$U$15];2;0)" office:value-type="string" office:string-value="I">
            <text:p>I</text:p>
          </table:table-cell>
          <table:table-cell table:formula="of:=VLOOKUP([.R60];[skills.$T$2:.$U$15];2;0)" office:value-type="string" office:string-value="VE">
            <text:p>VE</text:p>
          </table:table-cell>
          <table:table-cell table:formula="of:=VLOOKUP([.S60];[skills.$T$2:.$U$15];2;0)" office:value-type="string" office:string-value="VE">
            <text:p>VE</text:p>
          </table:table-cell>
          <table:table-cell table:formula="of:=VLOOKUP([.T60];[skills.$T$2:.$U$15];2;0)" office:value-type="string" office:string-value="VE">
            <text:p>VE</text:p>
          </table:table-cell>
          <table:table-cell table:formula="of:=VLOOKUP([.U60];[skills.$T$2:.$U$15];2;0)" office:value-type="string" office:string-value="EtM">
            <text:p>EtM</text:p>
          </table:table-cell>
          <table:table-cell table:formula="of:=VLOOKUP(#REF!60;[skills.$T$2:.$U$15];2;0)" office:value-type="float" office:value="0">
            <text:p>#NAME?</text:p>
          </table:table-cell>
          <table:table-cell table:formula="of:=VLOOKUP(#REF!60;[skills.$T$2:.$U$15];2;0)" office:value-type="float" office:value="0">
            <text:p>#NAME?</text:p>
          </table:table-cell>
          <table:table-cell table:formula="of:=VLOOKUP(#REF!60;[skills.$T$2:.$U$15];2;0)" office:value-type="float" office:value="0">
            <text:p>#NAME?</text:p>
          </table:table-cell>
          <table:table-cell table:formula="of:=VLOOKUP(#REF!60;[skills.$T$2:.$U$15];2;0)" office:value-type="float" office:value="0">
            <text:p>#NAME?</text:p>
          </table:table-cell>
          <table:table-cell table:formula="of:=VLOOKUP([.V60];[skills.$T$2:.$U$15];2;0)" office:value-type="string" office:string-value="VE">
            <text:p>V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Shadow Sight</text:p>
          </table:table-cell>
          <table:table-cell table:style-name="ce44" office:value-type="string">
            <text:p>Info</text:p>
          </table:table-cell>
          <table:table-cell office:value-type="string">
            <text:p>S C A</text:p>
          </table:table-cell>
          <table:table-cell table:style-name="ce48" office:value-type="float" office:value="11">
            <text:p>11</text:p>
          </table:table-cell>
          <table:table-cell table:number-columns-repeated="2" table:style-name="ce50" office:value-type="float" office:value="11">
            <text:p>11</text:p>
          </table:table-cell>
          <table:table-cell table:number-columns-repeated="2"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5" table:style-name="ce50" office:value-type="float" office:value="11">
            <text:p>11</text:p>
          </table:table-cell>
          <table:table-cell table:number-columns-repeated="2" table:style-name="ce50" office:value-type="float" office:value="10">
            <text:p>10</text:p>
          </table:table-cell>
          <table:table-cell table:number-columns-repeated="2" table:style-name="ce50" office:value-type="float" office:value="11">
            <text:p>11</text:p>
          </table:table-cell>
          <table:table-cell table:number-columns-repeated="2" table:style-name="ce52" office:value-type="float" office:value="11">
            <text:p>11</text:p>
          </table:table-cell>
          <table:table-cell table:style-name="ce52" office:value-type="float" office:value="10">
            <text:p>10</text:p>
          </table:table-cell>
          <table:table-cell table:style-name="ce54" table:formula="of:=MIN([.D61:.V61])" office:value-type="float" office:value="10">
            <text:p>10</text:p>
          </table:table-cell>
          <table:table-cell table:style-name="ce55" table:formula="of:=MAX([.D61:.V61])" office:value-type="float" office:value="11">
            <text:p>11</text:p>
          </table:table-cell>
          <table:table-cell table:style-name="ce56" table:formula="of:=ROUND(AVERAGE([.D61:.V61]); 0)" office:value-type="float" office:value="11">
            <text:p>11</text:p>
          </table:table-cell>
          <table:table-cell table:formula="of:=VLOOKUP([.D61];[skills.$T$2:.$U$15];2;0)" office:value-type="string" office:string-value="LA">
            <text:p>LA</text:p>
          </table:table-cell>
          <table:table-cell table:formula="of:=VLOOKUP([.E61];[skills.$T$2:.$U$15];2;0)" office:value-type="string" office:string-value="LA">
            <text:p>LA</text:p>
          </table:table-cell>
          <table:table-cell table:formula="of:=VLOOKUP([.F61];[skills.$T$2:.$U$15];2;0)" office:value-type="string" office:string-value="LA">
            <text:p>LA</text:p>
          </table:table-cell>
          <table:table-cell table:formula="of:=VLOOKUP([.G61];[skills.$T$2:.$U$15];2;0)" office:value-type="string" office:string-value="JSI">
            <text:p>JSI</text:p>
          </table:table-cell>
          <table:table-cell table:formula="of:=VLOOKUP([.H61];[skills.$T$2:.$U$15];2;0)" office:value-type="string" office:string-value="JSI">
            <text:p>JSI</text:p>
          </table:table-cell>
          <table:table-cell table:formula="of:=VLOOKUP([.I61];[skills.$T$2:.$U$15];2;0)" office:value-type="string" office:string-value="LA">
            <text:p>LA</text:p>
          </table:table-cell>
          <table:table-cell table:formula="of:=VLOOKUP([.J61];[skills.$T$2:.$U$15];2;0)" office:value-type="string" office:string-value="JSI">
            <text:p>JSI</text:p>
          </table:table-cell>
          <table:table-cell table:formula="of:=VLOOKUP([.K61];[skills.$T$2:.$U$15];2;0)" office:value-type="string" office:string-value="LA">
            <text:p>LA</text:p>
          </table:table-cell>
          <table:table-cell table:formula="of:=VLOOKUP([.L61];[skills.$T$2:.$U$15];2;0)" office:value-type="string" office:string-value="LA">
            <text:p>LA</text:p>
          </table:table-cell>
          <table:table-cell table:formula="of:=VLOOKUP([.M61];[skills.$T$2:.$U$15];2;0)" office:value-type="string" office:string-value="LA">
            <text:p>LA</text:p>
          </table:table-cell>
          <table:table-cell table:formula="of:=VLOOKUP([.N61];[skills.$T$2:.$U$15];2;0)" office:value-type="string" office:string-value="LA">
            <text:p>LA</text:p>
          </table:table-cell>
          <table:table-cell table:formula="of:=VLOOKUP([.O61];[skills.$T$2:.$U$15];2;0)" office:value-type="string" office:string-value="LA">
            <text:p>LA</text:p>
          </table:table-cell>
          <table:table-cell table:formula="of:=VLOOKUP([.P61];[skills.$T$2:.$U$15];2;0)" office:value-type="string" office:string-value="JSI">
            <text:p>JSI</text:p>
          </table:table-cell>
          <table:table-cell table:formula="of:=VLOOKUP([.Q61];[skills.$T$2:.$U$15];2;0)" office:value-type="string" office:string-value="JSI">
            <text:p>JSI</text:p>
          </table:table-cell>
          <table:table-cell table:formula="of:=VLOOKUP([.R61];[skills.$T$2:.$U$15];2;0)" office:value-type="string" office:string-value="LA">
            <text:p>LA</text:p>
          </table:table-cell>
          <table:table-cell table:formula="of:=VLOOKUP([.S61];[skills.$T$2:.$U$15];2;0)" office:value-type="string" office:string-value="LA">
            <text:p>LA</text:p>
          </table:table-cell>
          <table:table-cell table:formula="of:=VLOOKUP([.T61];[skills.$T$2:.$U$15];2;0)" office:value-type="string" office:string-value="LA">
            <text:p>LA</text:p>
          </table:table-cell>
          <table:table-cell table:formula="of:=VLOOKUP([.U61];[skills.$T$2:.$U$15];2;0)" office:value-type="string" office:string-value="LA">
            <text:p>LA</text:p>
          </table:table-cell>
          <table:table-cell table:formula="of:=VLOOKUP(#REF!61;[skills.$T$2:.$U$15];2;0)" office:value-type="float" office:value="0">
            <text:p>#NAME?</text:p>
          </table:table-cell>
          <table:table-cell table:formula="of:=VLOOKUP(#REF!61;[skills.$T$2:.$U$15];2;0)" office:value-type="float" office:value="0">
            <text:p>#NAME?</text:p>
          </table:table-cell>
          <table:table-cell table:formula="of:=VLOOKUP(#REF!61;[skills.$T$2:.$U$15];2;0)" office:value-type="float" office:value="0">
            <text:p>#NAME?</text:p>
          </table:table-cell>
          <table:table-cell table:formula="of:=VLOOKUP(#REF!61;[skills.$T$2:.$U$15];2;0)" office:value-type="float" office:value="0">
            <text:p>#NAME?</text:p>
          </table:table-cell>
          <table:table-cell table:formula="of:=VLOOKUP([.V61];[skills.$T$2:.$U$15];2;0)" office:value-type="string" office:string-value="JSI">
            <text:p>JSI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Soul Siphon</text:p>
          </table:table-cell>
          <table:table-cell table:style-name="ce44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7">
            <text:p>7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8">
            <text:p>8</text:p>
          </table:table-cell>
          <table:table-cell table:style-name="ce54" table:formula="of:=MIN([.D62:.V62])" office:value-type="float" office:value="6">
            <text:p>6</text:p>
          </table:table-cell>
          <table:table-cell table:style-name="ce55" table:formula="of:=MAX([.D62:.V62])" office:value-type="float" office:value="10">
            <text:p>10</text:p>
          </table:table-cell>
          <table:table-cell table:style-name="ce56" table:formula="of:=ROUND(AVERAGE([.D62:.V62]); 0)" office:value-type="float" office:value="8">
            <text:p>8</text:p>
          </table:table-cell>
          <table:table-cell table:formula="of:=VLOOKUP([.D62];[skills.$T$2:.$U$15];2;0)" office:value-type="string" office:string-value="SD">
            <text:p>SD</text:p>
          </table:table-cell>
          <table:table-cell table:formula="of:=VLOOKUP([.E62];[skills.$T$2:.$U$15];2;0)" office:value-type="string" office:string-value="VD">
            <text:p>VD</text:p>
          </table:table-cell>
          <table:table-cell table:formula="of:=VLOOKUP([.F62];[skills.$T$2:.$U$15];2;0)" office:value-type="string" office:string-value="D">
            <text:p>D</text:p>
          </table:table-cell>
          <table:table-cell table:formula="of:=VLOOKUP([.G62];[skills.$T$2:.$U$15];2;0)" office:value-type="string" office:string-value="MtD">
            <text:p>MtD</text:p>
          </table:table-cell>
          <table:table-cell table:formula="of:=VLOOKUP([.H62];[skills.$T$2:.$U$15];2;0)" office:value-type="string" office:string-value="D">
            <text:p>D</text:p>
          </table:table-cell>
          <table:table-cell table:formula="of:=VLOOKUP([.I62];[skills.$T$2:.$U$15];2;0)" office:value-type="string" office:string-value="JSI">
            <text:p>JSI</text:p>
          </table:table-cell>
          <table:table-cell table:formula="of:=VLOOKUP([.J62];[skills.$T$2:.$U$15];2;0)" office:value-type="string" office:string-value="D">
            <text:p>D</text:p>
          </table:table-cell>
          <table:table-cell table:formula="of:=VLOOKUP([.K62];[skills.$T$2:.$U$15];2;0)" office:value-type="string" office:string-value="D">
            <text:p>D</text:p>
          </table:table-cell>
          <table:table-cell table:formula="of:=VLOOKUP([.L62];[skills.$T$2:.$U$15];2;0)" office:value-type="string" office:string-value="JSI">
            <text:p>JSI</text:p>
          </table:table-cell>
          <table:table-cell table:formula="of:=VLOOKUP([.M62];[skills.$T$2:.$U$15];2;0)" office:value-type="string" office:string-value="VD">
            <text:p>VD</text:p>
          </table:table-cell>
          <table:table-cell table:formula="of:=VLOOKUP([.N62];[skills.$T$2:.$U$15];2;0)" office:value-type="string" office:string-value="JSI">
            <text:p>JSI</text:p>
          </table:table-cell>
          <table:table-cell table:formula="of:=VLOOKUP([.O62];[skills.$T$2:.$U$15];2;0)" office:value-type="string" office:string-value="VD">
            <text:p>VD</text:p>
          </table:table-cell>
          <table:table-cell table:formula="of:=VLOOKUP([.P62];[skills.$T$2:.$U$15];2;0)" office:value-type="string" office:string-value="MtD">
            <text:p>MtD</text:p>
          </table:table-cell>
          <table:table-cell table:formula="of:=VLOOKUP([.Q62];[skills.$T$2:.$U$15];2;0)" office:value-type="string" office:string-value="D">
            <text:p>D</text:p>
          </table:table-cell>
          <table:table-cell table:formula="of:=VLOOKUP([.R62];[skills.$T$2:.$U$15];2;0)" office:value-type="string" office:string-value="SD">
            <text:p>SD</text:p>
          </table:table-cell>
          <table:table-cell table:formula="of:=VLOOKUP([.S62];[skills.$T$2:.$U$15];2;0)" office:value-type="string" office:string-value="D">
            <text:p>D</text:p>
          </table:table-cell>
          <table:table-cell table:formula="of:=VLOOKUP([.T62];[skills.$T$2:.$U$15];2;0)" office:value-type="string" office:string-value="SD">
            <text:p>SD</text:p>
          </table:table-cell>
          <table:table-cell table:formula="of:=VLOOKUP([.U62];[skills.$T$2:.$U$15];2;0)" office:value-type="string" office:string-value="D">
            <text:p>D</text:p>
          </table:table-cell>
          <table:table-cell table:formula="of:=VLOOKUP(#REF!62;[skills.$T$2:.$U$15];2;0)" office:value-type="float" office:value="0">
            <text:p>#NAME?</text:p>
          </table:table-cell>
          <table:table-cell table:formula="of:=VLOOKUP(#REF!62;[skills.$T$2:.$U$15];2;0)" office:value-type="float" office:value="0">
            <text:p>#NAME?</text:p>
          </table:table-cell>
          <table:table-cell table:formula="of:=VLOOKUP(#REF!62;[skills.$T$2:.$U$15];2;0)" office:value-type="float" office:value="0">
            <text:p>#NAME?</text:p>
          </table:table-cell>
          <table:table-cell table:formula="of:=VLOOKUP(#REF!62;[skills.$T$2:.$U$15];2;0)" office:value-type="float" office:value="0">
            <text:p>#NAME?</text:p>
          </table:table-cell>
          <table:table-cell table:formula="of:=VLOOKUP([.V62];[skills.$T$2:.$U$15];2;0)" office:value-type="string" office:string-value="VD">
            <text:p>V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Telekinesis</text:p>
          </table:table-cell>
          <table:table-cell table:style-name="ce44" office:value-type="string">
            <text:p>Utility</text:p>
          </table:table-cell>
          <table:table-cell office:value-type="string">
            <text:p>A</text:p>
          </table:table-cell>
          <table:table-cell table:style-name="ce48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number-columns-repeated="5"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2" office:value-type="float" office:value="3">
            <text:p>3</text:p>
          </table:table-cell>
          <table:table-cell table:style-name="ce54" table:formula="of:=MIN([.D63:.V63])" office:value-type="float" office:value="2">
            <text:p>2</text:p>
          </table:table-cell>
          <table:table-cell table:style-name="ce55" table:formula="of:=MAX([.D63:.V63])" office:value-type="float" office:value="5">
            <text:p>5</text:p>
          </table:table-cell>
          <table:table-cell table:style-name="ce56" table:formula="of:=ROUND(AVERAGE([.D63:.V63]); 0)" office:value-type="float" office:value="3">
            <text:p>3</text:p>
          </table:table-cell>
          <table:table-cell table:formula="of:=VLOOKUP([.D63];[skills.$T$2:.$U$15];2;0)" office:value-type="string" office:string-value="E">
            <text:p>E</text:p>
          </table:table-cell>
          <table:table-cell table:formula="of:=VLOOKUP([.E63];[skills.$T$2:.$U$15];2;0)" office:value-type="string" office:string-value="VE">
            <text:p>VE</text:p>
          </table:table-cell>
          <table:table-cell table:formula="of:=VLOOKUP([.F63];[skills.$T$2:.$U$15];2;0)" office:value-type="string" office:string-value="E">
            <text:p>E</text:p>
          </table:table-cell>
          <table:table-cell table:formula="of:=VLOOKUP([.G63];[skills.$T$2:.$U$15];2;0)" office:value-type="string" office:string-value="E">
            <text:p>E</text:p>
          </table:table-cell>
          <table:table-cell table:formula="of:=VLOOKUP([.H63];[skills.$T$2:.$U$15];2;0)" office:value-type="string" office:string-value="E">
            <text:p>E</text:p>
          </table:table-cell>
          <table:table-cell table:formula="of:=VLOOKUP([.I63];[skills.$T$2:.$U$15];2;0)" office:value-type="string" office:string-value="E">
            <text:p>E</text:p>
          </table:table-cell>
          <table:table-cell table:formula="of:=VLOOKUP([.J63];[skills.$T$2:.$U$15];2;0)" office:value-type="string" office:string-value="E">
            <text:p>E</text:p>
          </table:table-cell>
          <table:table-cell table:formula="of:=VLOOKUP([.K63];[skills.$T$2:.$U$15];2;0)" office:value-type="string" office:string-value="EtM">
            <text:p>EtM</text:p>
          </table:table-cell>
          <table:table-cell table:formula="of:=VLOOKUP([.L63];[skills.$T$2:.$U$15];2;0)" office:value-type="string" office:string-value="E">
            <text:p>E</text:p>
          </table:table-cell>
          <table:table-cell table:formula="of:=VLOOKUP([.M63];[skills.$T$2:.$U$15];2;0)" office:value-type="string" office:string-value="EtM">
            <text:p>EtM</text:p>
          </table:table-cell>
          <table:table-cell table:formula="of:=VLOOKUP([.N63];[skills.$T$2:.$U$15];2;0)" office:value-type="string" office:string-value="VE">
            <text:p>VE</text:p>
          </table:table-cell>
          <table:table-cell table:formula="of:=VLOOKUP([.O63];[skills.$T$2:.$U$15];2;0)" office:value-type="string" office:string-value="EtM">
            <text:p>EtM</text:p>
          </table:table-cell>
          <table:table-cell table:formula="of:=VLOOKUP([.P63];[skills.$T$2:.$U$15];2;0)" office:value-type="string" office:string-value="E">
            <text:p>E</text:p>
          </table:table-cell>
          <table:table-cell table:formula="of:=VLOOKUP([.Q63];[skills.$T$2:.$U$15];2;0)" office:value-type="string" office:string-value="M">
            <text:p>M</text:p>
          </table:table-cell>
          <table:table-cell table:formula="of:=VLOOKUP([.R63];[skills.$T$2:.$U$15];2;0)" office:value-type="string" office:string-value="EtM">
            <text:p>EtM</text:p>
          </table:table-cell>
          <table:table-cell table:formula="of:=VLOOKUP([.S63];[skills.$T$2:.$U$15];2;0)" office:value-type="string" office:string-value="E">
            <text:p>E</text:p>
          </table:table-cell>
          <table:table-cell table:formula="of:=VLOOKUP([.T63];[skills.$T$2:.$U$15];2;0)" office:value-type="string" office:string-value="E">
            <text:p>E</text:p>
          </table:table-cell>
          <table:table-cell table:formula="of:=VLOOKUP([.U63];[skills.$T$2:.$U$15];2;0)" office:value-type="string" office:string-value="E">
            <text:p>E</text:p>
          </table:table-cell>
          <table:table-cell table:formula="of:=VLOOKUP(#REF!63;[skills.$T$2:.$U$15];2;0)" office:value-type="float" office:value="0">
            <text:p>#NAME?</text:p>
          </table:table-cell>
          <table:table-cell table:formula="of:=VLOOKUP(#REF!63;[skills.$T$2:.$U$15];2;0)" office:value-type="float" office:value="0">
            <text:p>#NAME?</text:p>
          </table:table-cell>
          <table:table-cell table:formula="of:=VLOOKUP(#REF!63;[skills.$T$2:.$U$15];2;0)" office:value-type="float" office:value="0">
            <text:p>#NAME?</text:p>
          </table:table-cell>
          <table:table-cell table:formula="of:=VLOOKUP(#REF!63;[skills.$T$2:.$U$15];2;0)" office:value-type="float" office:value="0">
            <text:p>#NAME?</text:p>
          </table:table-cell>
          <table:table-cell table:formula="of:=VLOOKUP([.V63];[skills.$T$2:.$U$15];2;0)" office:value-type="string" office:string-value="E">
            <text:p>E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Telekinetic Kill</text:p>
          </table:table-cell>
          <table:table-cell table:style-name="ce44" office:value-type="string">
            <text:p>Dark</text:p>
          </table:table-cell>
          <table:table-cell office:value-type="string">
            <text:p>S C A</text:p>
          </table:table-cell>
          <table:table-cell table:style-name="ce48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number-columns-repeated="2" table:style-name="ce50" office:value-type="float" office:value="8">
            <text:p>8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8">
            <text:p>8</text:p>
          </table:table-cell>
          <table:table-cell table:number-columns-repeated="3"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number-columns-repeated="2"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4" table:formula="of:=MIN([.D64:.V64])" office:value-type="float" office:value="8">
            <text:p>8</text:p>
          </table:table-cell>
          <table:table-cell table:style-name="ce55" table:formula="of:=MAX([.D64:.V64])" office:value-type="float" office:value="10">
            <text:p>10</text:p>
          </table:table-cell>
          <table:table-cell table:style-name="ce56" table:formula="of:=ROUND(AVERAGE([.D64:.V64]); 0)" office:value-type="float" office:value="9">
            <text:p>9</text:p>
          </table:table-cell>
          <table:table-cell table:formula="of:=VLOOKUP([.D64];[skills.$T$2:.$U$15];2;0)" office:value-type="string" office:string-value="JSI">
            <text:p>JSI</text:p>
          </table:table-cell>
          <table:table-cell table:formula="of:=VLOOKUP([.E64];[skills.$T$2:.$U$15];2;0)" office:value-type="string" office:string-value="VD">
            <text:p>VD</text:p>
          </table:table-cell>
          <table:table-cell table:formula="of:=VLOOKUP([.F64];[skills.$T$2:.$U$15];2;0)" office:value-type="string" office:string-value="SD">
            <text:p>SD</text:p>
          </table:table-cell>
          <table:table-cell table:formula="of:=VLOOKUP([.G64];[skills.$T$2:.$U$15];2;0)" office:value-type="string" office:string-value="VD">
            <text:p>VD</text:p>
          </table:table-cell>
          <table:table-cell table:formula="of:=VLOOKUP([.H64];[skills.$T$2:.$U$15];2;0)" office:value-type="string" office:string-value="VD">
            <text:p>VD</text:p>
          </table:table-cell>
          <table:table-cell table:formula="of:=VLOOKUP([.I64];[skills.$T$2:.$U$15];2;0)" office:value-type="string" office:string-value="JSI">
            <text:p>JSI</text:p>
          </table:table-cell>
          <table:table-cell table:formula="of:=VLOOKUP([.J64];[skills.$T$2:.$U$15];2;0)" office:value-type="string" office:string-value="VD">
            <text:p>VD</text:p>
          </table:table-cell>
          <table:table-cell table:formula="of:=VLOOKUP([.K64];[skills.$T$2:.$U$15];2;0)" office:value-type="string" office:string-value="VD">
            <text:p>VD</text:p>
          </table:table-cell>
          <table:table-cell table:formula="of:=VLOOKUP([.L64];[skills.$T$2:.$U$15];2;0)" office:value-type="string" office:string-value="JSI">
            <text:p>JSI</text:p>
          </table:table-cell>
          <table:table-cell table:formula="of:=VLOOKUP([.M64];[skills.$T$2:.$U$15];2;0)" office:value-type="string" office:string-value="JSI">
            <text:p>JSI</text:p>
          </table:table-cell>
          <table:table-cell table:formula="of:=VLOOKUP([.N64];[skills.$T$2:.$U$15];2;0)" office:value-type="string" office:string-value="JSI">
            <text:p>JSI</text:p>
          </table:table-cell>
          <table:table-cell table:formula="of:=VLOOKUP([.O64];[skills.$T$2:.$U$15];2;0)" office:value-type="string" office:string-value="VD">
            <text:p>VD</text:p>
          </table:table-cell>
          <table:table-cell table:formula="of:=VLOOKUP([.P64];[skills.$T$2:.$U$15];2;0)" office:value-type="string" office:string-value="SD">
            <text:p>SD</text:p>
          </table:table-cell>
          <table:table-cell table:formula="of:=VLOOKUP([.Q64];[skills.$T$2:.$U$15];2;0)" office:value-type="string" office:string-value="SD">
            <text:p>SD</text:p>
          </table:table-cell>
          <table:table-cell table:formula="of:=VLOOKUP([.R64];[skills.$T$2:.$U$15];2;0)" office:value-type="string" office:string-value="JSI">
            <text:p>JSI</text:p>
          </table:table-cell>
          <table:table-cell table:formula="of:=VLOOKUP([.S64];[skills.$T$2:.$U$15];2;0)" office:value-type="string" office:string-value="VD">
            <text:p>VD</text:p>
          </table:table-cell>
          <table:table-cell table:formula="of:=VLOOKUP([.T64];[skills.$T$2:.$U$15];2;0)" office:value-type="string" office:string-value="SD">
            <text:p>SD</text:p>
          </table:table-cell>
          <table:table-cell table:formula="of:=VLOOKUP([.U64];[skills.$T$2:.$U$15];2;0)" office:value-type="string" office:string-value="VD">
            <text:p>VD</text:p>
          </table:table-cell>
          <table:table-cell table:formula="of:=VLOOKUP(#REF!64;[skills.$T$2:.$U$15];2;0)" office:value-type="float" office:value="0">
            <text:p>#NAME?</text:p>
          </table:table-cell>
          <table:table-cell table:formula="of:=VLOOKUP(#REF!64;[skills.$T$2:.$U$15];2;0)" office:value-type="float" office:value="0">
            <text:p>#NAME?</text:p>
          </table:table-cell>
          <table:table-cell table:formula="of:=VLOOKUP(#REF!64;[skills.$T$2:.$U$15];2;0)" office:value-type="float" office:value="0">
            <text:p>#NAME?</text:p>
          </table:table-cell>
          <table:table-cell table:formula="of:=VLOOKUP(#REF!64;[skills.$T$2:.$U$15];2;0)" office:value-type="float" office:value="0">
            <text:p>#NAME?</text:p>
          </table:table-cell>
          <table:table-cell table:formula="of:=VLOOKUP([.V64];[skills.$T$2:.$U$15];2;0)" office:value-type="string" office:string-value="SD">
            <text:p>SD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Telepathy</text:p>
          </table:table-cell>
          <table:table-cell table:style-name="ce44" office:value-type="string">
            <text:p>Utility</text:p>
          </table:table-cell>
          <table:table-cell office:value-type="string">
            <text:p>S C A</text:p>
          </table:table-cell>
          <table:table-cell table:style-name="ce48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4" table:formula="of:=MIN([.D65:.V65])" office:value-type="float" office:value="2">
            <text:p>2</text:p>
          </table:table-cell>
          <table:table-cell table:style-name="ce55" table:formula="of:=MAX([.D65:.V65])" office:value-type="float" office:value="6">
            <text:p>6</text:p>
          </table:table-cell>
          <table:table-cell table:style-name="ce56" table:formula="of:=ROUND(AVERAGE([.D65:.V65]); 0)" office:value-type="float" office:value="4">
            <text:p>4</text:p>
          </table:table-cell>
          <table:table-cell table:formula="of:=VLOOKUP([.D65];[skills.$T$2:.$U$15];2;0)" office:value-type="string" office:string-value="E">
            <text:p>E</text:p>
          </table:table-cell>
          <table:table-cell table:formula="of:=VLOOKUP([.E65];[skills.$T$2:.$U$15];2;0)" office:value-type="string" office:string-value="EtM">
            <text:p>EtM</text:p>
          </table:table-cell>
          <table:table-cell table:formula="of:=VLOOKUP([.F65];[skills.$T$2:.$U$15];2;0)" office:value-type="string" office:string-value="EtM">
            <text:p>EtM</text:p>
          </table:table-cell>
          <table:table-cell table:formula="of:=VLOOKUP([.G65];[skills.$T$2:.$U$15];2;0)" office:value-type="string" office:string-value="VE">
            <text:p>VE</text:p>
          </table:table-cell>
          <table:table-cell table:formula="of:=VLOOKUP([.H65];[skills.$T$2:.$U$15];2;0)" office:value-type="string" office:string-value="EtM">
            <text:p>EtM</text:p>
          </table:table-cell>
          <table:table-cell table:formula="of:=VLOOKUP([.I65];[skills.$T$2:.$U$15];2;0)" office:value-type="string" office:string-value="E">
            <text:p>E</text:p>
          </table:table-cell>
          <table:table-cell table:formula="of:=VLOOKUP([.J65];[skills.$T$2:.$U$15];2;0)" office:value-type="string" office:string-value="EtM">
            <text:p>EtM</text:p>
          </table:table-cell>
          <table:table-cell table:formula="of:=VLOOKUP([.K65];[skills.$T$2:.$U$15];2;0)" office:value-type="string" office:string-value="EtM">
            <text:p>EtM</text:p>
          </table:table-cell>
          <table:table-cell table:formula="of:=VLOOKUP([.L65];[skills.$T$2:.$U$15];2;0)" office:value-type="string" office:string-value="E">
            <text:p>E</text:p>
          </table:table-cell>
          <table:table-cell table:formula="of:=VLOOKUP([.M65];[skills.$T$2:.$U$15];2;0)" office:value-type="string" office:string-value="M">
            <text:p>M</text:p>
          </table:table-cell>
          <table:table-cell table:formula="of:=VLOOKUP([.N65];[skills.$T$2:.$U$15];2;0)" office:value-type="string" office:string-value="EtM">
            <text:p>EtM</text:p>
          </table:table-cell>
          <table:table-cell table:formula="of:=VLOOKUP([.O65];[skills.$T$2:.$U$15];2;0)" office:value-type="string" office:string-value="MtD">
            <text:p>MtD</text:p>
          </table:table-cell>
          <table:table-cell table:formula="of:=VLOOKUP([.P65];[skills.$T$2:.$U$15];2;0)" office:value-type="string" office:string-value="EtM">
            <text:p>EtM</text:p>
          </table:table-cell>
          <table:table-cell table:formula="of:=VLOOKUP([.Q65];[skills.$T$2:.$U$15];2;0)" office:value-type="string" office:string-value="VE">
            <text:p>VE</text:p>
          </table:table-cell>
          <table:table-cell table:formula="of:=VLOOKUP([.R65];[skills.$T$2:.$U$15];2;0)" office:value-type="string" office:string-value="EtM">
            <text:p>EtM</text:p>
          </table:table-cell>
          <table:table-cell table:formula="of:=VLOOKUP([.S65];[skills.$T$2:.$U$15];2;0)" office:value-type="string" office:string-value="EtM">
            <text:p>EtM</text:p>
          </table:table-cell>
          <table:table-cell table:formula="of:=VLOOKUP([.T65];[skills.$T$2:.$U$15];2;0)" office:value-type="string" office:string-value="E">
            <text:p>E</text:p>
          </table:table-cell>
          <table:table-cell table:formula="of:=VLOOKUP([.U65];[skills.$T$2:.$U$15];2;0)" office:value-type="string" office:string-value="EtM">
            <text:p>EtM</text:p>
          </table:table-cell>
          <table:table-cell table:formula="of:=VLOOKUP(#REF!65;[skills.$T$2:.$U$15];2;0)" office:value-type="float" office:value="0">
            <text:p>#NAME?</text:p>
          </table:table-cell>
          <table:table-cell table:formula="of:=VLOOKUP(#REF!65;[skills.$T$2:.$U$15];2;0)" office:value-type="float" office:value="0">
            <text:p>#NAME?</text:p>
          </table:table-cell>
          <table:table-cell table:formula="of:=VLOOKUP(#REF!65;[skills.$T$2:.$U$15];2;0)" office:value-type="float" office:value="0">
            <text:p>#NAME?</text:p>
          </table:table-cell>
          <table:table-cell table:formula="of:=VLOOKUP(#REF!65;[skills.$T$2:.$U$15];2;0)" office:value-type="float" office:value="0">
            <text:p>#NAME?</text:p>
          </table:table-cell>
          <table:table-cell table:formula="of:=VLOOKUP([.V65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8" table:visibility="collapse">
          <table:table-cell table:style-name="ce44" office:value-type="string">
            <text:p>Transfer Force</text:p>
          </table:table-cell>
          <table:table-cell table:style-name="ce44" office:value-type="string">
            <text:p>Heal</text:p>
          </table:table-cell>
          <table:table-cell office:value-type="string">
            <text:p>C A</text:p>
          </table:table-cell>
          <table:table-cell table:style-name="ce48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54" table:formula="of:=MIN([.D66:.V66])" office:value-type="float" office:value="1">
            <text:p>1</text:p>
          </table:table-cell>
          <table:table-cell table:style-name="ce55" table:formula="of:=MAX([.D66:.V66])" office:value-type="float" office:value="5">
            <text:p>5</text:p>
          </table:table-cell>
          <table:table-cell table:style-name="ce56" table:formula="of:=ROUND(AVERAGE([.D66:.V66]); 0)" office:value-type="float" office:value="3">
            <text:p>3</text:p>
          </table:table-cell>
          <table:table-cell table:formula="of:=VLOOKUP([.D66];[skills.$T$2:.$U$15];2;0)" office:value-type="string" office:string-value="E">
            <text:p>E</text:p>
          </table:table-cell>
          <table:table-cell table:formula="of:=VLOOKUP([.E66];[skills.$T$2:.$U$15];2;0)" office:value-type="string" office:string-value="E">
            <text:p>E</text:p>
          </table:table-cell>
          <table:table-cell table:formula="of:=VLOOKUP([.F66];[skills.$T$2:.$U$15];2;0)" office:value-type="string" office:string-value="M">
            <text:p>M</text:p>
          </table:table-cell>
          <table:table-cell table:formula="of:=VLOOKUP([.G66];[skills.$T$2:.$U$15];2;0)" office:value-type="string" office:string-value="E">
            <text:p>E</text:p>
          </table:table-cell>
          <table:table-cell table:formula="of:=VLOOKUP([.H66];[skills.$T$2:.$U$15];2;0)" office:value-type="string" office:string-value="E">
            <text:p>E</text:p>
          </table:table-cell>
          <table:table-cell table:formula="of:=VLOOKUP([.I66];[skills.$T$2:.$U$15];2;0)" office:value-type="string" office:string-value="N">
            <text:p>N</text:p>
          </table:table-cell>
          <table:table-cell table:formula="of:=VLOOKUP([.J66];[skills.$T$2:.$U$15];2;0)" office:value-type="string" office:string-value="E">
            <text:p>E</text:p>
          </table:table-cell>
          <table:table-cell table:formula="of:=VLOOKUP([.K66];[skills.$T$2:.$U$15];2;0)" office:value-type="string" office:string-value="E">
            <text:p>E</text:p>
          </table:table-cell>
          <table:table-cell table:formula="of:=VLOOKUP([.L66];[skills.$T$2:.$U$15];2;0)" office:value-type="string" office:string-value="N">
            <text:p>N</text:p>
          </table:table-cell>
          <table:table-cell table:formula="of:=VLOOKUP([.M66];[skills.$T$2:.$U$15];2;0)" office:value-type="string" office:string-value="E">
            <text:p>E</text:p>
          </table:table-cell>
          <table:table-cell table:formula="of:=VLOOKUP([.N66];[skills.$T$2:.$U$15];2;0)" office:value-type="string" office:string-value="E">
            <text:p>E</text:p>
          </table:table-cell>
          <table:table-cell table:formula="of:=VLOOKUP([.O66];[skills.$T$2:.$U$15];2;0)" office:value-type="string" office:string-value="M">
            <text:p>M</text:p>
          </table:table-cell>
          <table:table-cell table:formula="of:=VLOOKUP([.P66];[skills.$T$2:.$U$15];2;0)" office:value-type="string" office:string-value="E">
            <text:p>E</text:p>
          </table:table-cell>
          <table:table-cell table:formula="of:=VLOOKUP([.Q66];[skills.$T$2:.$U$15];2;0)" office:value-type="string" office:string-value="N">
            <text:p>N</text:p>
          </table:table-cell>
          <table:table-cell table:formula="of:=VLOOKUP([.R66];[skills.$T$2:.$U$15];2;0)" office:value-type="string" office:string-value="E">
            <text:p>E</text:p>
          </table:table-cell>
          <table:table-cell table:formula="of:=VLOOKUP([.S66];[skills.$T$2:.$U$15];2;0)" office:value-type="string" office:string-value="E">
            <text:p>E</text:p>
          </table:table-cell>
          <table:table-cell table:formula="of:=VLOOKUP([.T66];[skills.$T$2:.$U$15];2;0)" office:value-type="string" office:string-value="E">
            <text:p>E</text:p>
          </table:table-cell>
          <table:table-cell table:formula="of:=VLOOKUP([.U66];[skills.$T$2:.$U$15];2;0)" office:value-type="string" office:string-value="E">
            <text:p>E</text:p>
          </table:table-cell>
          <table:table-cell table:formula="of:=VLOOKUP(#REF!66;[skills.$T$2:.$U$15];2;0)" office:value-type="float" office:value="0">
            <text:p>#NAME?</text:p>
          </table:table-cell>
          <table:table-cell table:formula="of:=VLOOKUP(#REF!66;[skills.$T$2:.$U$15];2;0)" office:value-type="float" office:value="0">
            <text:p>#NAME?</text:p>
          </table:table-cell>
          <table:table-cell table:formula="of:=VLOOKUP(#REF!66;[skills.$T$2:.$U$15];2;0)" office:value-type="float" office:value="0">
            <text:p>#NAME?</text:p>
          </table:table-cell>
          <table:table-cell table:formula="of:=VLOOKUP(#REF!66;[skills.$T$2:.$U$15];2;0)" office:value-type="float" office:value="0">
            <text:p>#NAME?</text:p>
          </table:table-cell>
          <table:table-cell table:formula="of:=VLOOKUP([.V66];[skills.$T$2:.$U$15];2;0)" office:value-type="string" office:string-value="EtM">
            <text:p>EtM</text:p>
          </table:table-cell>
          <table:table-cell table:number-columns-repeated="971"/>
        </table:table-row>
        <table:table-row table:style-name="ro5">
          <table:table-cell table:number-columns-repeated="3"/>
          <table:table-cell table:style-name="ce49" table:formula="of:=AVERAGE([.D3:.D65])" office:value-type="float" office:value="5.3968253968254">
            <text:p>5.40 </text:p>
          </table:table-cell>
          <table:table-cell table:style-name="ce49" table:formula="of:=AVERAGE([.E3:.E65])" office:value-type="float" office:value="5.36507936507936">
            <text:p>5.37 </text:p>
          </table:table-cell>
          <table:table-cell table:style-name="ce51" table:formula="of:=AVERAGE([.F3:.F65])" office:value-type="float" office:value="5.26984126984127">
            <text:p>5.27 </text:p>
          </table:table-cell>
          <table:table-cell table:style-name="ce49" table:formula="of:=AVERAGE([.G3:.G65])" office:value-type="float" office:value="5.28571428571429">
            <text:p>5.29 </text:p>
          </table:table-cell>
          <table:table-cell table:style-name="ce49" table:formula="of:=AVERAGE([.H3:.H65])" office:value-type="float" office:value="5.12698412698413">
            <text:p>5.13 </text:p>
          </table:table-cell>
          <table:table-cell table:style-name="ce49" table:formula="of:=AVERAGE([.I3:.I65])" office:value-type="float" office:value="5.36507936507936">
            <text:p>5.37 </text:p>
          </table:table-cell>
          <table:table-cell table:style-name="ce49" table:formula="of:=AVERAGE([.J3:.J65])" office:value-type="float" office:value="5.34920634920635">
            <text:p>5.35 </text:p>
          </table:table-cell>
          <table:table-cell table:style-name="ce49" table:formula="of:=AVERAGE([.K3:.K65])" office:value-type="float" office:value="5.36507936507936">
            <text:p>5.37 </text:p>
          </table:table-cell>
          <table:table-cell table:style-name="ce49" table:formula="of:=AVERAGE([.L3:.L65])" office:value-type="float" office:value="5.36507936507936">
            <text:p>5.37 </text:p>
          </table:table-cell>
          <table:table-cell table:style-name="ce49" table:formula="of:=AVERAGE([.M3:.M65])" office:value-type="float" office:value="5.22222222222222">
            <text:p>5.22 </text:p>
          </table:table-cell>
          <table:table-cell table:style-name="ce49" table:formula="of:=AVERAGE([.N3:.N65])" office:value-type="float" office:value="5.36507936507936">
            <text:p>5.37 </text:p>
          </table:table-cell>
          <table:table-cell table:style-name="ce49" table:formula="of:=AVERAGE([.O3:.O65])" office:value-type="float" office:value="5.52380952380952">
            <text:p>5.52 </text:p>
          </table:table-cell>
          <table:table-cell table:style-name="ce49" table:formula="of:=AVERAGE([.P3:.P65])" office:value-type="float" office:value="5.14285714285714">
            <text:p>5.14 </text:p>
          </table:table-cell>
          <table:table-cell table:style-name="ce51" table:formula="of:=AVERAGE([.Q3:.Q65])" office:value-type="float" office:value="5.17460317460318">
            <text:p>5.17 </text:p>
          </table:table-cell>
          <table:table-cell table:style-name="ce49" table:formula="of:=AVERAGE([.R3:.R65])" office:value-type="float" office:value="5.50793650793651">
            <text:p>5.51 </text:p>
          </table:table-cell>
          <table:table-cell table:style-name="ce49" table:formula="of:=AVERAGE([.S3:.S65])" office:value-type="float" office:value="5.28571428571429">
            <text:p>5.29 </text:p>
          </table:table-cell>
          <table:table-cell table:style-name="ce49" table:formula="of:=AVERAGE([.T3:.T65])" office:value-type="float" office:value="5.44444444444444">
            <text:p>5.44 </text:p>
          </table:table-cell>
          <table:table-cell table:style-name="ce49" table:formula="of:=AVERAGE([.U3:.U65])" office:value-type="float" office:value="5.41269841269841">
            <text:p>5.41 </text:p>
          </table:table-cell>
          <table:table-cell table:style-name="ce49" table:formula="of:=AVERAGE([.V3:.V65])" office:value-type="float" office:value="5.46031746031746">
            <text:p>5.46 </text:p>
          </table:table-cell>
          <table:table-cell table:number-columns-repeated="997"/>
        </table:table-row>
        <table:table-row table:style-name="ro5">
          <table:table-cell table:number-columns-repeated="5"/>
          <table:table-cell table:style-name="ce9"/>
          <table:table-cell table:number-columns-repeated="10"/>
          <table:table-cell table:style-name="ce9"/>
          <table:table-cell table:number-columns-repeated="1002"/>
        </table:table-row>
        <table:table-row table:style-name="ro5" table:number-rows-repeated="1048507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second child" table:style-name="ta3">
        <office:forms form:automatic-focus="false" form:apply-design-mode="false"/>
        <table:table-column table:style-name="co43" table:default-cell-style-name="ce2"/>
        <table:table-column table:style-name="co47" table:default-cell-style-name="ce2"/>
        <table:table-column table:style-name="co45" table:default-cell-style-name="ce2"/>
        <table:table-column table:style-name="co48" table:default-cell-style-name="ce2"/>
        <table:table-column table:style-name="co66" table:default-cell-style-name="ce2"/>
        <table:table-column table:style-name="co67" table:default-cell-style-name="ce92"/>
        <table:table-column table:style-name="co2" table:default-cell-style-name="ce2"/>
        <table:table-column table:style-name="co67" table:default-cell-style-name="ce99"/>
        <table:table-column table:style-name="co68" table:default-cell-style-name="ce2"/>
        <table:table-column table:style-name="co67" table:default-cell-style-name="ce2"/>
        <table:table-column table:style-name="co69" table:default-cell-style-name="ce2"/>
        <table:table-column table:style-name="co67" table:default-cell-style-name="ce2"/>
        <table:table-column table:style-name="co70" table:default-cell-style-name="ce2"/>
        <table:table-column table:style-name="co67" table:default-cell-style-name="ce2"/>
        <table:table-column table:style-name="co71" table:default-cell-style-name="ce2"/>
        <table:table-column table:style-name="co67" table:default-cell-style-name="ce2"/>
        <table:table-column table:style-name="co2" table:default-cell-style-name="ce2"/>
        <table:table-column table:style-name="co67" table:default-cell-style-name="ce2"/>
        <table:table-column table:style-name="co72" table:default-cell-style-name="ce2"/>
        <table:table-column table:style-name="co67" table:default-cell-style-name="ce2"/>
        <table:table-column table:style-name="co73" table:default-cell-style-name="ce2"/>
        <table:table-column table:style-name="co67" table:default-cell-style-name="ce2"/>
        <table:table-column table:style-name="co70" table:default-cell-style-name="ce2"/>
        <table:table-column table:style-name="co67" table:default-cell-style-name="ce2"/>
        <table:table-column table:style-name="co68" table:default-cell-style-name="ce2"/>
        <table:table-column table:style-name="co67" table:default-cell-style-name="ce2"/>
        <table:table-column table:style-name="co45" table:default-cell-style-name="ce2"/>
        <table:table-column table:style-name="co67" table:default-cell-style-name="ce2"/>
        <table:table-column table:style-name="co72" table:default-cell-style-name="ce2"/>
        <table:table-column table:style-name="co67" table:default-cell-style-name="ce2"/>
        <table:table-column table:style-name="co74" table:default-cell-style-name="ce2"/>
        <table:table-column table:style-name="co67" table:default-cell-style-name="ce2"/>
        <table:table-column table:style-name="co75" table:default-cell-style-name="ce2"/>
        <table:table-column table:style-name="co67" table:default-cell-style-name="ce2"/>
        <table:table-column table:style-name="co48" table:default-cell-style-name="ce2"/>
        <table:table-column table:style-name="co67" table:default-cell-style-name="ce2"/>
        <table:table-column table:style-name="co76" table:default-cell-style-name="ce2"/>
        <table:table-column table:style-name="co67" table:default-cell-style-name="ce2"/>
        <table:table-column table:style-name="co77" table:default-cell-style-name="ce2"/>
        <table:table-column table:style-name="co67" table:default-cell-style-name="ce2"/>
        <table:table-column table:style-name="co37" table:default-cell-style-name="ce2"/>
        <table:table-column table:style-name="co67" table:default-cell-style-name="ce2"/>
        <table:table-column table:style-name="co78" table:default-cell-style-name="ce2"/>
        <table:table-column table:style-name="co67" table:default-cell-style-name="ce103"/>
        <table:table-column table:style-name="co48" table:default-cell-style-name="ce2"/>
        <table:table-column table:style-name="co67" table:default-cell-style-name="ce2"/>
        <table:table-column table:style-name="co42" table:default-cell-style-name="ce2"/>
        <table:table-column table:style-name="co67" table:default-cell-style-name="ce2"/>
        <table:table-column table:style-name="co10" table:number-columns-repeated="932" table:default-cell-style-name="ce2"/>
        <table:table-column table:style-name="co10" table:number-columns-repeated="44" table:default-cell-style-name="Default"/>
        <table:table-row table:style-name="ro8">
          <table:table-cell table:style-name="ce58" office:value-type="string">
            <text:p>Skill</text:p>
          </table:table-cell>
          <table:table-cell table:style-name="ce58" office:value-type="string">
            <text:p>Type</text:p>
          </table:table-cell>
          <table:table-cell table:style-name="ce62" office:value-type="string">
            <text:p>FSkills</text:p>
          </table:table-cell>
          <table:table-cell table:style-name="ce58" office:value-type="string">
            <text:p>Sorcerer</text:p>
          </table:table-cell>
          <table:table-cell table:style-name="ce58" office:value-type="string">
            <text:p>Aspiring Jedi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Athlete</text:p>
          </table:table-cell>
          <table:table-cell table:style-name="ce58" office:value-type="string">
            <text:p>Avg</text:p>
          </table:table-cell>
          <table:table-cell table:style-name="ce100" office:value-type="string">
            <text:p>Bodyguard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Bounty Hunt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Charlatan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Entertain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Farm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Heal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Hunter-Gather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Mechanic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Mercenary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Mystic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Oracle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Peace Keep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Pilot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Politician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Reckless Youth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Sith Aspirant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Smuggl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Soldi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Sorcerer</text:p>
          </table:table-cell>
          <table:table-cell table:style-name="ce58" office:value-type="string">
            <text:p>Avg</text:p>
          </table:table-cell>
          <table:table-cell table:style-name="ce58" office:value-type="string">
            <text:p>Street Urchin</text:p>
          </table:table-cell>
          <table:table-cell table:style-name="ce58" office:value-type="string">
            <text:p>Avg</text:p>
          </table:table-cell>
          <table:table-cell table:style-name="ce104"/>
          <table:table-cell table:style-name="ce104" office:value-type="string">
            <text:p>vl for sorc</text:p>
          </table:table-cell>
          <table:table-cell table:style-name="ce104" table:number-columns-repeated="930"/>
          <table:table-cell table:style-name="ce105" table:number-columns-repeated="44"/>
        </table:table-row>
        <table:table-row table:style-name="ro8">
          <table:table-cell table:style-name="ce59" office:value-type="string">
            <text:p>Absorb Energy</text:p>
          </table:table-cell>
          <table:table-cell table:style-name="ce59" office:value-type="string">
            <text:p>Heal</text:p>
          </table:table-cell>
          <table:table-cell table:style-name="ce63" office:value-type="string">
            <text:p>C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2]+[.E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G2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]+[.I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K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M2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]+[.O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Q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S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U2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]+[.W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Y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A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C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]+[.AE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G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I2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]+[.AK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]+[.AM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O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Q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]+[.AS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]+[.AU2])/2; 0)" office:value-type="float" office:value="4">
            <text:p>4</text:p>
          </table:table-cell>
          <table:table-cell/>
          <table:table-cell table:formula="of:=VLOOKUP([.AT2];[skills.$T$1:.$U$15];2;0)" office:value-type="string" office:string-value="EtM">
            <text:p>EtM</text:p>
          </table:table-cell>
          <table:table-cell table:number-columns-repeated="974"/>
        </table:table-row>
        <table:table-row table:style-name="ro8">
          <table:table-cell table:style-name="ce44" office:value-type="string">
            <text:p>Accelerated Healing</text:p>
          </table:table-cell>
          <table:table-cell table:style-name="ce59" office:value-type="string">
            <text:p>Heal</text:p>
          </table:table-cell>
          <table:table-cell table:style-name="ce9" office:value-type="string">
            <text:p>C (A)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2">
            <text:p>2</text:p>
          </table:table-cell>
          <table:table-cell table:style-name="ce89" table:formula="of:=ROUNDDOWN(([.$D3]+[.E3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G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I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]+[.K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M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O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Q3])/2; 0)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3]+[.S3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]+[.U3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]+[.W3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]+[.Y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A3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]+[.AC3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]+[.AE3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]+[.AG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I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K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]+[.AM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O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Q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]+[.AS3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]+[.AU3])/2; 0)" office:value-type="float" office:value="2">
            <text:p>2</text:p>
          </table:table-cell>
          <table:table-cell/>
          <table:table-cell table:formula="of:=VLOOKUP([.AT3];[skills.$T$1:.$U$15];2;0)" office:value-type="string" office:string-value="E">
            <text:p>E</text:p>
          </table:table-cell>
          <table:table-cell table:number-columns-repeated="974"/>
        </table:table-row>
        <table:table-row table:style-name="ro8">
          <table:table-cell table:style-name="ce44" office:value-type="string">
            <text:p>Alter Technology</text:p>
          </table:table-cell>
          <table:table-cell table:style-name="ce44" office:value-type="string">
            <text:p>Misc</text:p>
          </table:table-cell>
          <table:table-cell table:style-name="ce9" office:value-type="string">
            <text:p>S C A</text:p>
          </table:table-cell>
          <table:table-cell table:style-name="ce44" office:value-type="float" office:value="8">
            <text:p>8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4]+[.E4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G4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I4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]+[.K4])/2; 0)" office:value-type="float" office:value="6">
            <text:p>6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]+[.M4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O4])/2; 0)" office:value-type="float" office:value="7">
            <text:p>7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]+[.Q4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S4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]+[.U4])/2; 0)" office:value-type="float" office:value="8">
            <text:p>8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]+[.W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]+[.Y4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A4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4]+[.AC4])/2; 0)" office:value-type="float" office:value="8">
            <text:p>8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E4])/2; 0)" office:value-type="float" office:value="7">
            <text:p>7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]+[.AG4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I4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K4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M4])/2; 0)" office:value-type="float" office:value="7">
            <text:p>7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]+[.AO4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Q4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]+[.AS4])/2; 0)" office:value-type="float" office:value="8">
            <text:p>8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]+[.AU4])/2; 0)" office:value-type="float" office:value="7">
            <text:p>7</text:p>
          </table:table-cell>
          <table:table-cell/>
          <table:table-cell table:formula="of:=VLOOKUP([.AT4];[skills.$T$1:.$U$15];2;0)" office:value-type="string" office:string-value="VD">
            <text:p>VD</text:p>
          </table:table-cell>
          <table:table-cell table:number-columns-repeated="974"/>
        </table:table-row>
        <table:table-row table:style-name="ro8">
          <table:table-cell table:style-name="ce44" office:value-type="string">
            <text:p>Animal Affinity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5]+[.E5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]+[.G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I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K5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]+[.M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O5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]+[.Q5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S5])/2; 0)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5]+[.U5])/2; 0)"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]+[.W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Y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A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]+[.AC5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]+[.AE5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G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I5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]+[.AK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M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O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]+[.AQ5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]+[.AS5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]+[.AU5])/2; 0)" office:value-type="float" office:value="3">
            <text:p>3</text:p>
          </table:table-cell>
          <table:table-cell/>
          <table:table-cell table:formula="of:=VLOOKUP([.AT5];[skills.$T$1:.$U$15];2;0)" office:value-type="string" office:string-value="EtM">
            <text:p>EtM</text:p>
          </table:table-cell>
          <table:table-cell table:number-columns-repeated="974"/>
        </table:table-row>
        <table:table-row table:style-name="ro8">
          <table:table-cell table:style-name="ce44" office:value-type="string">
            <text:p>Armor Enhancement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S C A</text:p>
          </table:table-cell>
          <table:table-cell table:number-columns-repeated="2" table:style-name="ce88" office:value-type="float" office:value="7">
            <text:p>7</text:p>
          </table:table-cell>
          <table:table-cell table:style-name="ce89" table:formula="of:=ROUNDDOWN(([.$D6]+[.E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G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I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K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M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O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Q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S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U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W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Y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A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C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E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G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I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K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M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O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Q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S6])/2; 0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6]+[.AU6])/2; 0)" office:value-type="float" office:value="7">
            <text:p>7</text:p>
          </table:table-cell>
          <table:table-cell/>
          <table:table-cell table:formula="of:=VLOOKUP([.AT6];[skills.$T$1:.$U$15];2;0)" office:value-type="string" office:string-value="D">
            <text:p>D</text:p>
          </table:table-cell>
          <table:table-cell table:number-columns-repeated="974"/>
        </table:table-row>
        <table:table-row table:style-name="ro8">
          <table:table-cell table:style-name="ce44" office:value-type="string">
            <text:p>Battle Meditation</text:p>
          </table:table-cell>
          <table:table-cell table:style-name="ce44" office:value-type="string">
            <text:p>Misc</text:p>
          </table:table-cell>
          <table:table-cell table:style-name="ce9" office:value-type="string">
            <text:p>S C A</text:p>
          </table:table-cell>
          <table:table-cell table:number-columns-repeated="2" table:style-name="ce88" office:value-type="float" office:value="10">
            <text:p>10</text:p>
          </table:table-cell>
          <table:table-cell table:style-name="ce89" table:formula="of:=ROUNDDOWN(([.$D7]+[.E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G7])/2; 0)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I7])/2; 0)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K7])/2; 0)" office:value-type="float" office:value="11">
            <text:p>11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7]+[.M7])/2; 0)" office:value-type="float" office:value="10">
            <text:p>10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7]+[.O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Q7])/2; 0)" office:value-type="float" office:value="11">
            <text:p>11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7]+[.S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U7])/2; 0)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W7])/2; 0)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Y7])/2; 0)" office:value-type="float" office:value="11">
            <text:p>11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7]+[.AA7])/2; 0)" office:value-type="float" office:value="10">
            <text:p>10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7]+[.AC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AE7])/2; 0)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AG7])/2; 0)" office:value-type="float" office:value="11">
            <text:p>11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7]+[.AI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AK7])/2; 0)" office:value-type="float" office:value="11">
            <text:p>11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7]+[.AM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AO7])/2; 0)" office:value-type="float" office:value="11">
            <text:p>11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7]+[.AQ7])/2; 0)" office:value-type="float" office:value="10">
            <text:p>10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7]+[.AS7])/2; 0)" office:value-type="float" office:value="10">
            <text:p>10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7]+[.AU7])/2; 0)" office:value-type="float" office:value="11">
            <text:p>11</text:p>
          </table:table-cell>
          <table:table-cell table:style-name="Default"/>
          <table:table-cell table:formula="of:=VLOOKUP([.AT7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Blaster Combat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8]+[.E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G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I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K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M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O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Q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S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U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W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Y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A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C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E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G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I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K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M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O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Q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S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8]+[.AU8])/2; 0)" office:value-type="float" office:value="5">
            <text:p>5</text:p>
          </table:table-cell>
          <table:table-cell table:style-name="Default"/>
          <table:table-cell table:formula="of:=VLOOKUP([.AT8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all The Dark Side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9]+[.E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G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I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K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M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O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Q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S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U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W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Y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A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C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E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G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I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K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M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O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Q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S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9]+[.AU9])/2; 0)" office:value-type="float" office:value="5">
            <text:p>5</text:p>
          </table:table-cell>
          <table:table-cell table:style-name="Default"/>
          <table:table-cell table:formula="of:=VLOOKUP([.AT9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hannel Energy</text:p>
          </table:table-cell>
          <table:table-cell table:style-name="ce44" office:value-type="string">
            <text:p>Misc</text:p>
          </table:table-cell>
          <table:table-cell table:style-name="ce9" office:value-type="string">
            <text:p>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10]+[.E10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G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I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K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M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O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Q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S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U10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0]+[.W10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0]+[.Y10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0]+[.AA10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0]+[.AC10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E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G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I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K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M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O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Q1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0]+[.AS10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0]+[.AU10])/2; 0)" office:value-type="float" office:value="4">
            <text:p>4</text:p>
          </table:table-cell>
          <table:table-cell table:style-name="Default"/>
          <table:table-cell table:formula="of:=VLOOKUP([.AT10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Channel Hate</text:p>
          </table:table-cell>
          <table:table-cell table:style-name="ce59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11]+[.E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G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I1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1]+[.K1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M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O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Q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S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U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W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Y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A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C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E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G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I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K1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1]+[.AM1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O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Q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S1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1]+[.AU11])/2; 0)" office:value-type="float" office:value="6">
            <text:p>6</text:p>
          </table:table-cell>
          <table:table-cell table:style-name="Default"/>
          <table:table-cell table:formula="of:=VLOOKUP([.AT11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leanse</text:p>
          </table:table-cell>
          <table:table-cell table:style-name="ce59" office:value-type="string">
            <text:p>Tradition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12]+[.E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G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I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K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M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O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Q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S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U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W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Y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A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C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E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G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I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K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M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O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Q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S1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2]+[.AU12])/2; 0)" office:value-type="float" office:value="5">
            <text:p>5</text:p>
          </table:table-cell>
          <table:table-cell table:style-name="Default"/>
          <table:table-cell table:formula="of:=VLOOKUP([.AT12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lear Mind</text:p>
          </table:table-cell>
          <table:table-cell table:style-name="ce59" office:value-type="string">
            <text:p>Heal</text:p>
          </table:table-cell>
          <table:table-cell table:style-name="ce9" office:value-type="string">
            <text:p>C (A)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13]+[.E1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G1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I13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13]+[.K1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M1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O1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Q1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S1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3]+[.U13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13]+[.W13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13]+[.Y1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AA1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AC1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AE1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AG1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AI1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3]+[.AK13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3]+[.AM13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3]+[.AO1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3]+[.AQ1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3]+[.AS1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13]+[.AU13])/2; 0)" office:value-type="float" office:value="7">
            <text:p>7</text:p>
          </table:table-cell>
          <table:table-cell table:style-name="Default"/>
          <table:table-cell table:formula="of:=VLOOKUP([.AT13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loud Mind</text:p>
          </table:table-cell>
          <table:table-cell table:style-name="ce44" office:value-type="string">
            <text:p>Def Eff.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14]+[.E14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4]+[.G14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4]+[.I14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K14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4]+[.M14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O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Q14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4]+[.S14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14]+[.U14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W14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4]+[.Y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A14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4]+[.AC14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E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G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I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K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M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O14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4]+[.AQ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S1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4]+[.AU14])/2; 0)" office:value-type="float" office:value="5">
            <text:p>5</text:p>
          </table:table-cell>
          <table:table-cell table:style-name="Default"/>
          <table:table-cell table:formula="of:=VLOOKUP([.AT14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oncentration</text:p>
          </table:table-cell>
          <table:table-cell table:style-name="ce59" office:value-type="string">
            <text:p>Regen</text:p>
          </table:table-cell>
          <table:table-cell table:style-name="ce9" office:value-type="string">
            <text:p>S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2">
            <text:p>2</text:p>
          </table:table-cell>
          <table:table-cell table:style-name="ce89" table:formula="of:=ROUNDDOWN(([.$D15]+[.E15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G15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I15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K15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5]+[.M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O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Q15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S15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U15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W15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Y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AA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AC15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AE15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5]+[.AG15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15]+[.AI15])/2; 0)"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5]+[.AK15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AM15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5]+[.AO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AQ1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5]+[.AS15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5]+[.AU15])/2; 0)" office:value-type="float" office:value="3">
            <text:p>3</text:p>
          </table:table-cell>
          <table:table-cell table:style-name="Default"/>
          <table:table-cell table:formula="of:=VLOOKUP([.AT15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Confusion</text:p>
          </table:table-cell>
          <table:table-cell table:style-name="ce44" office:value-type="string">
            <text:p>Off Eff.</text:p>
          </table:table-cell>
          <table:table-cell table:style-name="ce9" office:value-type="string">
            <text:p>S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16]+[.E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G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I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K16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6]+[.M1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O1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6]+[.Q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S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U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W1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6]+[.Y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A16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6]+[.AC16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6]+[.AE1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G16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6]+[.AI1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K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M16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6]+[.AO16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6]+[.AQ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S1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6]+[.AU16])/2; 0)" office:value-type="float" office:value="5">
            <text:p>5</text:p>
          </table:table-cell>
          <table:table-cell table:style-name="Default"/>
          <table:table-cell table:formula="of:=VLOOKUP([.AT16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1" office:value-type="string">
            <text:p>Control Pain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C (A)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17]+[.E1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G17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7]+[.I17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K17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17]+[.M17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7]+[.O1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Q1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S1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U17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7]+[.W1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Y1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A1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AC1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E1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G1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I1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AK17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7]+[.AM1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O1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17]+[.AQ17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7]+[.AS1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7]+[.AU17])/2; 0)" office:value-type="float" office:value="4">
            <text:p>4</text:p>
          </table:table-cell>
          <table:table-cell table:style-name="Default"/>
          <table:table-cell table:formula="of:=VLOOKUP([.AT17];[skills.$T$1:.$U$15];2;0)" office:value-type="string" office:string-value="M">
            <text:p>M</text:p>
          </table:table-cell>
          <table:table-cell table:style-name="Default"/>
          <table:table-cell table:number-columns-repeated="30"/>
          <table:table-cell table:style-name="ce40" table:number-columns-repeated="899"/>
          <table:table-cell table:number-columns-repeated="44"/>
        </table:table-row>
        <table:table-row table:style-name="ro8">
          <table:table-cell table:style-name="ce44" office:value-type="string">
            <text:p>Dark Suggestion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18]+[.E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G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I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K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M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O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Q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S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U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W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Y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A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C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E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G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I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K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M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O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Q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S18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18]+[.AU18])/2; 0)" office:value-type="float" office:value="5">
            <text:p>5</text:p>
          </table:table-cell>
          <table:table-cell table:style-name="Default"/>
          <table:table-cell table:formula="of:=VLOOKUP([.AT18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etoxify Poison</text:p>
          </table:table-cell>
          <table:table-cell table:style-name="ce44" office:value-type="string">
            <text:p>Heal</text:p>
          </table:table-cell>
          <table:table-cell table:style-name="ce9" office:value-type="string">
            <text:p>S C (A)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19]+[.E19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9]+[.G1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9]+[.I19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K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M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O19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9]+[.Q19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19]+[.S19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19]+[.U1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9]+[.W19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Y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A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C19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19]+[.AE19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G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I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K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M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O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Q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S19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19]+[.AU19])/2; 0)" office:value-type="float" office:value="3">
            <text:p>3</text:p>
          </table:table-cell>
          <table:table-cell table:style-name="Default"/>
          <table:table-cell table:formula="of:=VLOOKUP([.AT19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isplace Matter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9">
            <text:p>9</text:p>
          </table:table-cell>
          <table:table-cell table:style-name="ce89" table:formula="of:=ROUNDDOWN(([.$D20]+[.E20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G20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I20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K20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0]+[.M20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O20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0]+[.Q20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0]+[.S20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U20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0]+[.W20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0]+[.Y20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0]+[.AA20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0]+[.AC20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0]+[.AE20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AG20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0]+[.AI20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AK20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0]+[.AM20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0]+[.AO20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AQ20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0]+[.AS20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0]+[.AU20])/2; 0)" office:value-type="float" office:value="7">
            <text:p>7</text:p>
          </table:table-cell>
          <table:table-cell table:style-name="Default"/>
          <table:table-cell table:formula="of:=VLOOKUP([.AT20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issipate Energy</text:p>
          </table:table-cell>
          <table:table-cell table:style-name="ce44" office:value-type="string">
            <text:p>Regen</text:p>
          </table:table-cell>
          <table:table-cell table:style-name="ce9" office:value-type="string">
            <text:p>C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21]+[.E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G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I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K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M21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1]+[.O21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Q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S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U21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1]+[.W21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1]+[.Y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A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C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E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G2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1]+[.AI21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1]+[.AK21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1]+[.AM21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O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Q2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1]+[.AS2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1]+[.AU21])/2; 0)" office:value-type="float" office:value="5">
            <text:p>5</text:p>
          </table:table-cell>
          <table:table-cell table:style-name="Default"/>
          <table:table-cell table:formula="of:=VLOOKUP([.AT21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istract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22]+[.E2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G22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2]+[.I2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K22])/2; 0)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22]+[.M22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2]+[.O22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Q22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2]+[.S2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2]+[.U2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W22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2]+[.Y2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AA2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2]+[.AC2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AE2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AG22])/2; 0)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2]+[.AI22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2]+[.AK2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2]+[.AM22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2]+[.AO22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AQ2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2]+[.AS22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2]+[.AU22])/2; 0)" office:value-type="float" office:value="3">
            <text:p>3</text:p>
          </table:table-cell>
          <table:table-cell table:style-name="Default"/>
          <table:table-cell table:formula="of:=VLOOKUP([.AT22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isturbing Aura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23]+[.E23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3]+[.G23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I23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3]+[.K23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M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O23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3]+[.Q23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S23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3]+[.U23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W23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3]+[.Y23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A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C23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3]+[.AE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G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I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K23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3]+[.AM23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O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Q23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3]+[.AS23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3]+[.AU23])/2; 0)" office:value-type="float" office:value="4">
            <text:p>4</text:p>
          </table:table-cell>
          <table:table-cell table:style-name="Default"/>
          <table:table-cell table:formula="of:=VLOOKUP([.AT23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1" office:value-type="string">
            <text:p>Dodge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S C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24]+[.E24])/2; 0)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24]+[.G24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I24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K24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M2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4]+[.O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Q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S24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U24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W24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Y2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4]+[.AA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AC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AE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AG24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4]+[.AI24])/2; 0)" office:value-type="float" office:value="5">
            <text:p>5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4]+[.AK2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4]+[.AM2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AO24])/2; 0)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4]+[.AQ24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4]+[.AS24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4]+[.AU24])/2; 0)" office:value-type="float" office:value="4">
            <text:p>4</text:p>
          </table:table-cell>
          <table:table-cell table:style-name="Default"/>
          <table:table-cell table:formula="of:=VLOOKUP([.AT24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Dominate Mind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9" table:formula="of:=ROUNDDOWN(([.$D25]+[.E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G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I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K25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5]+[.M25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5]+[.O25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Q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S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U25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25]+[.W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Y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A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C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E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G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I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K25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25]+[.AM25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O25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25]+[.AQ2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25]+[.AS25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25]+[.AU25])/2; 0)" office:value-type="float" office:value="11">
            <text:p>11</text:p>
          </table:table-cell>
          <table:table-cell table:style-name="Default"/>
          <table:table-cell table:formula="of:=VLOOKUP([.AT25];[skills.$T$1:.$U$15];2;0)" office:value-type="string" office:string-value="LA">
            <text:p>LA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Drain Crystals</text:p>
          </table:table-cell>
          <table:table-cell table:style-name="ce44" office:value-type="string">
            <text:p>Misc</text:p>
          </table:table-cell>
          <table:table-cell table:style-name="ce9" office:value-type="string">
            <text:p>S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26]+[.E2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G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I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K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M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O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Q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S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U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W2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6]+[.Y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A26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6]+[.AC2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E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G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I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K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M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O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Q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S2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6]+[.AU26])/2; 0)" office:value-type="float" office:value="5">
            <text:p>5</text:p>
          </table:table-cell>
          <table:table-cell table:style-name="Default"/>
          <table:table-cell table:formula="of:=VLOOKUP([.AT26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Enhance Metabolism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C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27]+[.E2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G2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I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K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M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O2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Q2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S2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U27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7]+[.W2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Y2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A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C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E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G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I2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AK2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M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O2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27]+[.AQ27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7]+[.AS27])/2; 0)" office:value-type="float" office:value="6">
            <text:p>6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7]+[.AU27])/2; 0)" office:value-type="float" office:value="4">
            <text:p>4</text:p>
          </table:table-cell>
          <table:table-cell table:style-name="Default"/>
          <table:table-cell table:formula="of:=VLOOKUP([.AT27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Enrage</text:p>
          </table:table-cell>
          <table:table-cell table:style-name="ce44" office:value-type="string">
            <text:p>Off Eff.</text:p>
          </table:table-cell>
          <table:table-cell table:style-name="ce9" office:value-type="string">
            <text:p>S C A</text:p>
          </table:table-cell>
          <table:table-cell table:style-name="ce44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28]+[.E28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G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I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K28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8]+[.M28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O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Q28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S28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28]+[.U28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8]+[.W28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8]+[.Y28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A28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C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AE28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G28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I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AK28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28]+[.AM28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O28])/2; 0)" office:value-type="float" office:value="7">
            <text:p>7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28]+[.AQ28])/2; 0)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28]+[.AS28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28]+[.AU28])/2; 0)" office:value-type="float" office:value="7">
            <text:p>7</text:p>
          </table:table-cell>
          <table:table-cell table:style-name="Default"/>
          <table:table-cell table:formula="of:=VLOOKUP([.AT28];[skills.$T$1:.$U$15];2;0)" office:value-type="string" office:string-value="D">
            <text:p>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Force</text:p>
          </table:table-cell>
          <table:table-cell table:style-name="ce44" office:value-type="string">
            <text:p>Regen</text:p>
          </table:table-cell>
          <table:table-cell table:style-name="ce9" office:value-type="string">
            <text:p>S</text:p>
          </table:table-cell>
          <table:table-cell table:style-name="ce44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9" table:formula="of:=ROUNDDOWN(([.$D29]+[.E29])/2; 0)" office:value-type="float" office:value="0">
            <text:p>0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G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I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K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M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O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Q29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9]+[.S29])/2; 0)" office:value-type="float" office:value="0">
            <text:p>0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U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W29])/2; 0)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9]+[.Y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A29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9]+[.AC29])/2; 0)" office:value-type="float" office:value="0">
            <text:p>0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E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G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I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K29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29]+[.AM29])/2; 0)" office:value-type="float" office:value="0">
            <text:p>0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9]+[.AO2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29]+[.AQ29])/2; 0)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29]+[.AS29])/2; 0)" office:value-type="float" office:value="0">
            <text:p>0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29]+[.AU29])/2; 0)" office:value-type="float" office:value="1">
            <text:p>1</text:p>
          </table:table-cell>
          <table:table-cell table:style-name="Default"/>
          <table:table-cell table:formula="of:=VLOOKUP([.AT29];[skills.$T$1:.$U$15];2;0)" office:value-type="string" office:string-value="I">
            <text:p>I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Force Deflection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S C A</text:p>
          </table:table-cell>
          <table:table-cell table:number-columns-repeated="2" table:style-name="ce88" office:value-type="float" office:value="5">
            <text:p>5</text:p>
          </table:table-cell>
          <table:table-cell table:style-name="ce89" table:formula="of:=ROUNDDOWN(([.$D30]+[.E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G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I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K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M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O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Q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S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U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W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Y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A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C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E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G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I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K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M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O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Q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S30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30]+[.AU30])/2; 0)" office:value-type="float" office:value="5">
            <text:p>5</text:p>
          </table:table-cell>
          <table:table-cell table:style-name="Default"/>
          <table:table-cell table:formula="of:=VLOOKUP([.AT30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Force Lightning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31]+[.E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G31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1]+[.I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K3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M3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O3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Q31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1]+[.S31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1]+[.U31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1]+[.W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Y31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31]+[.AA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C31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1]+[.AE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G31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31]+[.AI3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K3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1]+[.AM31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O3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Q3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1]+[.AS31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1]+[.AU31])/2; 0)" office:value-type="float" office:value="6">
            <text:p>6</text:p>
          </table:table-cell>
          <table:table-cell table:style-name="Default"/>
          <table:table-cell table:formula="of:=VLOOKUP([.AT31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Force Mask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10">
            <text:p>10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32]+[.E32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G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I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K32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2]+[.M32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2]+[.O32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2]+[.Q32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2]+[.S32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2]+[.U32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W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Y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A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C32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2]+[.AE32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G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I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K32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2]+[.AM32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O32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2]+[.AQ32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2]+[.AS32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2]+[.AU32])/2; 0)" office:value-type="float" office:value="10">
            <text:p>10</text:p>
          </table:table-cell>
          <table:table-cell table:style-name="Default"/>
          <table:table-cell table:formula="of:=VLOOKUP([.AT32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Force Sight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10">
            <text:p>10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33]+[.E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G33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I33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K33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M33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O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Q33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S33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3]+[.U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W33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Y33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3]+[.AA33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3]+[.AC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AE33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AG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AI33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AK33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AM33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33]+[.AO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AQ33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33]+[.AS33])/2; 0)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33]+[.AU33])/2; 0)" office:value-type="float" office:value="11">
            <text:p>11</text:p>
          </table:table-cell>
          <table:table-cell table:style-name="Default"/>
          <table:table-cell table:formula="of:=VLOOKUP([.AT33];[skills.$T$1:.$U$15];2;0)" office:value-type="string" office:string-value="JSI">
            <text:p>JSI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Force Storm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A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34]+[.E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G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I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K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M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O34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4]+[.Q34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34]+[.S34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U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W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Y34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4]+[.AA34])/2; 0)" office:value-type="float" office:value="4">
            <text:p>4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34]+[.AC34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E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G34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4]+[.AI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K34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4]+[.AM34])/2; 0)" office:value-type="float" office:value="3">
            <text:p>3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O34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Q34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4]+[.AS34])/2; 0)" office:value-type="float" office:value="3">
            <text:p>3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4]+[.AU34])/2; 0)" office:value-type="float" office:value="5">
            <text:p>5</text:p>
          </table:table-cell>
          <table:table-cell table:style-name="Default"/>
          <table:table-cell table:formula="of:=VLOOKUP([.AT34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Freeze Winds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8">
            <text:p>8</text:p>
          </table:table-cell>
          <table:table-cell table:style-name="ce89" table:formula="of:=ROUNDDOWN(([.$D35]+[.E35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G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I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K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M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O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Q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S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U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W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Y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A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C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E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G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I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K35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5]+[.AM35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O35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Q35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5]+[.AS35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5]+[.AU35])/2; 0)" office:value-type="float" office:value="4">
            <text:p>4</text:p>
          </table:table-cell>
          <table:table-cell table:style-name="Default"/>
          <table:table-cell table:formula="of:=VLOOKUP([.AT35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1" office:value-type="string">
            <text:p>Greater Force Shield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36]+[.E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G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I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K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M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O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Q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S36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6]+[.U36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6]+[.W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Y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A3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6]+[.AC36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E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G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I36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6]+[.AK36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6]+[.AM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O3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6]+[.AQ36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6]+[.AS36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6]+[.AU36])/2; 0)" office:value-type="float" office:value="5">
            <text:p>5</text:p>
          </table:table-cell>
          <table:table-cell table:style-name="Default"/>
          <table:table-cell table:formula="of:=VLOOKUP([.AT36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Hand to Hand Combat</text:p>
          </table:table-cell>
          <table:table-cell table:style-name="ce44" office:value-type="string">
            <text:p>Offense</text:p>
          </table:table-cell>
          <table:table-cell table:style-name="ce9" office:value-type="string">
            <text:p>C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37]+[.E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G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I3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7]+[.K37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7]+[.M37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7]+[.O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Q37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7]+[.S37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7]+[.U3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7]+[.W3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7]+[.Y3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A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C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E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G37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7]+[.AI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K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M37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O37])/2; 0)" office:value-type="float" office:value="5">
            <text:p>5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7]+[.AQ37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7]+[.AS37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7]+[.AU37])/2; 0)" office:value-type="float" office:value="5">
            <text:p>5</text:p>
          </table:table-cell>
          <table:table-cell table:style-name="Default"/>
          <table:table-cell table:formula="of:=VLOOKUP([.AT37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Hibernation Trance</text:p>
          </table:table-cell>
          <table:table-cell table:style-name="ce59" office:value-type="string">
            <text:p>Heal</text:p>
          </table:table-cell>
          <table:table-cell table:style-name="ce9" office:value-type="string">
            <text:p>C</text:p>
          </table:table-cell>
          <table:table-cell table:style-name="ce44" office:value-type="float" office:value="2">
            <text:p>2</text:p>
          </table:table-cell>
          <table:table-cell table:style-name="ce88" office:value-type="float" office:value="2">
            <text:p>2</text:p>
          </table:table-cell>
          <table:table-cell table:style-name="ce89" table:formula="of:=ROUNDDOWN(([.$D38]+[.E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G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I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K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M38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8]+[.O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Q38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8]+[.S38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8]+[.U38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W38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38]+[.Y38])/2; 0)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38]+[.AA38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C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E38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8]+[.AG38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I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K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M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O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Q38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8]+[.AS38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8]+[.AU38])/2; 0)" office:value-type="float" office:value="1">
            <text:p>1</text:p>
          </table:table-cell>
          <table:table-cell table:style-name="Default"/>
          <table:table-cell table:formula="of:=VLOOKUP([.AT38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Inflict Pain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A</text:p>
          </table:table-cell>
          <table:table-cell table:style-name="ce44" office:value-type="float" office:value="1">
            <text:p>1</text:p>
          </table:table-cell>
          <table:table-cell table:style-name="ce88" office:value-type="float" office:value="7">
            <text:p>7</text:p>
          </table:table-cell>
          <table:table-cell table:style-name="ce89" table:formula="of:=ROUNDDOWN(([.$D39]+[.E39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G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I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K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M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O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Q39])/2; 0)" office:value-type="float" office:value="3">
            <text:p>3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39]+[.S39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9]+[.U39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39]+[.W39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Y39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39]+[.AA39])/2; 0)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C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E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G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I39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39]+[.AK39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39]+[.AM39])/2; 0)" office:value-type="float" office:value="1">
            <text:p>1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O39])/2; 0)" office:value-type="float" office:value="3">
            <text:p>3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Q39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39]+[.AS39])/2; 0)" office:value-type="float" office:value="1">
            <text:p>1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39]+[.AU39])/2; 0)" office:value-type="float" office:value="3">
            <text:p>3</text:p>
          </table:table-cell>
          <table:table-cell table:style-name="Default"/>
          <table:table-cell table:formula="of:=VLOOKUP([.AT39];[skills.$T$1:.$U$15];2;0)" office:value-type="string" office:string-value="N">
            <text:p>N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Injure Kill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A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9">
            <text:p>9</text:p>
          </table:table-cell>
          <table:table-cell table:style-name="ce89" table:formula="of:=ROUNDDOWN(([.$D40]+[.E40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G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I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K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M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O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Q40])/2; 0)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40]+[.S40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0]+[.U40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0]+[.W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Y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A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C40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40]+[.AE40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G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I40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0]+[.AK4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0]+[.AM40])/2; 0)" office:value-type="float" office:value="3">
            <text:p>3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O40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Q40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0]+[.AS40])/2; 0)" office:value-type="float" office:value="3">
            <text:p>3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0]+[.AU40])/2; 0)" office:value-type="float" office:value="5">
            <text:p>5</text:p>
          </table:table-cell>
          <table:table-cell table:style-name="Default"/>
          <table:table-cell table:formula="of:=VLOOKUP([.AT40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Ki Burst</text:p>
          </table:table-cell>
          <table:table-cell table:style-name="ce44" office:value-type="string">
            <text:p>Tradition</text:p>
          </table:table-cell>
          <table:table-cell table:style-name="ce9" office:value-type="string">
            <text:p>C (A)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1]+[.E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G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I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K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M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O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Q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S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U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W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Y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A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C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E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G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I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K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M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O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Q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S4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1]+[.AU41])/2; 0)" office:value-type="float" office:value="5">
            <text:p>5</text:p>
          </table:table-cell>
          <table:table-cell table:style-name="Default"/>
          <table:table-cell table:formula="of:=VLOOKUP([.AT41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Launch Item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A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2]+[.E42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2]+[.G4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I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K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M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O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Q42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2]+[.S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U42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2]+[.W4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2]+[.Y4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A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C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E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G42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2]+[.AI42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2]+[.AK42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M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O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Q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S4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2]+[.AU42])/2; 0)" office:value-type="float" office:value="5">
            <text:p>5</text:p>
          </table:table-cell>
          <table:table-cell table:style-name="Default"/>
          <table:table-cell table:formula="of:=VLOOKUP([.AT42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1" office:value-type="string">
            <text:p>Lesser Force Shield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C A</text:p>
          </table:table-cell>
          <table:table-cell table:style-name="ce44" office:value-type="float" office:value="2">
            <text:p>2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43]+[.E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G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I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K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M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O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Q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S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U43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3]+[.W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Y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A43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3]+[.AC43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E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G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I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K43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3]+[.AM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O43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Q43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3]+[.AS43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3]+[.AU43])/2; 0)" office:value-type="float" office:value="3">
            <text:p>3</text:p>
          </table:table-cell>
          <table:table-cell table:style-name="Default"/>
          <table:table-cell table:formula="of:=VLOOKUP([.AT43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Life Sense</text:p>
          </table:table-cell>
          <table:table-cell table:style-name="ce44" office:value-type="string">
            <text:p>Info</text:p>
          </table:table-cell>
          <table:table-cell table:style-name="ce9" office:value-type="string">
            <text:p>S</text:p>
          </table:table-cell>
          <table:table-cell table:style-name="ce44" office:value-type="float" office:value="2">
            <text:p>2</text:p>
          </table:table-cell>
          <table:table-cell table:style-name="ce88" office:value-type="float" office:value="2">
            <text:p>2</text:p>
          </table:table-cell>
          <table:table-cell table:style-name="ce89" table:formula="of:=ROUNDDOWN(([.$D44]+[.E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G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I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K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M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O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Q44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4]+[.S44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4]+[.U44])/2; 0)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4]+[.W44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4]+[.Y44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4]+[.AA44])/2; 0)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4]+[.AC44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E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G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I44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4]+[.AK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M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O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Q44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4]+[.AS44])/2; 0)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44]+[.AU44])/2; 0)" office:value-type="float" office:value="1">
            <text:p>1</text:p>
          </table:table-cell>
          <table:table-cell table:style-name="Default"/>
          <table:table-cell table:formula="of:=VLOOKUP([.AT44];[skills.$T$1:.$U$15];2;0)" office:value-type="string" office:string-value="VE">
            <text:p>VE</text:p>
          </table:table-cell>
          <table:table-cell table:style-name="Default" table:number-columns-repeated="930"/>
          <table:table-cell table:number-columns-repeated="44"/>
        </table:table-row>
        <table:table-row table:style-name="ro8">
          <table:table-cell table:style-name="ce44" office:value-type="string">
            <text:p>Lightsaber Alteration</text:p>
          </table:table-cell>
          <table:table-cell table:style-name="ce44" office:value-type="string">
            <text:p>Off Eff.</text:p>
          </table:table-cell>
          <table:table-cell table:style-name="ce64" office:value-type="string">
            <text:p>S</text:p>
          </table:table-cell>
          <table:table-cell table:number-columns-repeated="2" table:style-name="ce88" office:value-type="float" office:value="5">
            <text:p>5</text:p>
          </table:table-cell>
          <table:table-cell table:style-name="ce89" table:formula="of:=ROUNDDOWN(([.$D45]+[.E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G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I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K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M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O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Q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S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U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W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Y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A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C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E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G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I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K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M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O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Q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S45])/2; 0)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45]+[.AU45])/2; 0)" office:value-type="float" office:value="5">
            <text:p>5</text:p>
          </table:table-cell>
          <table:table-cell table:style-name="Default"/>
          <table:table-cell table:formula="of:=VLOOKUP([.AT45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Lightsaber Combat</text:p>
          </table:table-cell>
          <table:table-cell table:style-name="ce44" office:value-type="string">
            <text:p>Offense</text:p>
          </table:table-cell>
          <table:table-cell table:style-name="ce9" office:value-type="string">
            <text:p>S C</text:p>
          </table:table-cell>
          <table:table-cell table:style-name="ce44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46]+[.E4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G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I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K46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M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O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Q46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6]+[.S46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6]+[.U46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W46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6]+[.Y46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A46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C46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E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AG46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I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AK46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6]+[.AM4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O46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6]+[.AQ46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6]+[.AS46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6]+[.AU46])/2; 0)" office:value-type="float" office:value="6">
            <text:p>6</text:p>
          </table:table-cell>
          <table:table-cell table:style-name="Default"/>
          <table:table-cell table:formula="of:=VLOOKUP([.AT46];[skills.$T$1:.$U$15];2;0)" office:value-type="string" office:string-value="D">
            <text:p>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agnify Senses</text:p>
          </table:table-cell>
          <table:table-cell table:style-name="ce44" office:value-type="string">
            <text:p>Info</text:p>
          </table:table-cell>
          <table:table-cell table:style-name="ce9" office:value-type="string">
            <text:p>S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47]+[.E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G47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7]+[.I47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K47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7]+[.M47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O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Q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S47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7]+[.U47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7]+[.W47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7]+[.Y47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7]+[.AA47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7]+[.AC47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AE47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7]+[.AG47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7]+[.AI47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7]+[.AK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AM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AO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AQ4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7]+[.AS47])/2; 0)" office:value-type="float" office:value="3">
            <text:p>3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7]+[.AU47])/2; 0)" office:value-type="float" office:value="5">
            <text:p>5</text:p>
          </table:table-cell>
          <table:table-cell table:style-name="Default"/>
          <table:table-cell table:formula="of:=VLOOKUP([.AT47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editation</text:p>
          </table:table-cell>
          <table:table-cell table:style-name="ce44" office:value-type="string">
            <text:p>Heal</text:p>
          </table:table-cell>
          <table:table-cell table:style-name="ce9" office:value-type="string">
            <text:p>S C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48]+[.E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G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I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K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M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O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Q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S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U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W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Y48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48]+[.AA48])/2; 0)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48]+[.AC48])/2; 0)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E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G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I48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8]+[.AK48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M48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8]+[.AO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Q48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8]+[.AS48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8]+[.AU48])/2; 0)" office:value-type="float" office:value="4">
            <text:p>4</text:p>
          </table:table-cell>
          <table:table-cell table:style-name="Default"/>
          <table:table-cell table:formula="of:=VLOOKUP([.AT48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elee Combat</text:p>
          </table:table-cell>
          <table:table-cell table:style-name="ce44" office:value-type="string">
            <text:p>Offense</text:p>
          </table:table-cell>
          <table:table-cell table:style-name="ce9" office:value-type="string">
            <text:p>C</text:p>
          </table:table-cell>
          <table:table-cell table:style-name="ce44" office:value-type="float" office:value="8">
            <text:p>8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49]+[.E49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9]+[.G49])/2; 0)" office:value-type="float" office:value="6">
            <text:p>6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9]+[.I49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9]+[.K49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9]+[.M49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49]+[.O49])/2; 0)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9]+[.Q49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9]+[.S49])/2; 0)" office:value-type="float" office:value="8">
            <text:p>8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9]+[.U49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9]+[.W49])/2; 0)" office:value-type="float" office:value="6">
            <text:p>6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9]+[.Y49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9]+[.AA49])/2; 0)" office:value-type="float" office:value="7">
            <text:p>7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9]+[.AC49])/2; 0)" office:value-type="float" office:value="7">
            <text:p>7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9]+[.AE49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9]+[.AG49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49]+[.AI49])/2; 0)" office:value-type="float" office:value="7">
            <text:p>7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49]+[.AK49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9]+[.AM49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49]+[.AO49])/2; 0)" office:value-type="float" office:value="6">
            <text:p>6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49]+[.AQ49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49]+[.AS49])/2; 0)" office:value-type="float" office:value="8">
            <text:p>8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49]+[.AU49])/2; 0)" office:value-type="float" office:value="5">
            <text:p>5</text:p>
          </table:table-cell>
          <table:table-cell table:style-name="Default"/>
          <table:table-cell table:formula="of:=VLOOKUP([.AT49];[skills.$T$1:.$U$15];2;0)" office:value-type="string" office:string-value="VD">
            <text:p>V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ind Trick</text:p>
          </table:table-cell>
          <table:table-cell table:style-name="ce44" office:value-type="string">
            <text:p>Fun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50]+[.E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G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I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K50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0]+[.M50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O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Q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S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U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W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Y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A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C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E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G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I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K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M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O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Q50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0]+[.AS50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0]+[.AU50])/2; 0)" office:value-type="float" office:value="3">
            <text:p>3</text:p>
          </table:table-cell>
          <table:table-cell table:style-name="Default"/>
          <table:table-cell table:formula="of:=VLOOKUP([.AT50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indblock</text:p>
          </table:table-cell>
          <table:table-cell table:style-name="ce44" office:value-type="string">
            <text:p>Off Eff.</text:p>
          </table:table-cell>
          <table:table-cell table:style-name="ce9" office:value-type="string">
            <text:p>S C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51]+[.E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G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I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K5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1]+[.M5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O5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1]+[.Q51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S5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1]+[.U5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W51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1]+[.Y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A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C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E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G51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1]+[.AI5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K5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M51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1]+[.AO51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1]+[.AQ51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1]+[.AS51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1]+[.AU51])/2; 0)" office:value-type="float" office:value="6">
            <text:p>6</text:p>
          </table:table-cell>
          <table:table-cell table:style-name="Default"/>
          <table:table-cell table:formula="of:=VLOOKUP([.AT51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Misdirect</text:p>
          </table:table-cell>
          <table:table-cell table:style-name="ce44" office:value-type="string">
            <text:p>Off Eff.</text:p>
          </table:table-cell>
          <table:table-cell table:style-name="ce9" office:value-type="string">
            <text:p>S C A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52]+[.E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G52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2]+[.I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K52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2]+[.M52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O52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2]+[.Q52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S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U52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2]+[.W52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2]+[.Y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A52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2]+[.AC52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2]+[.AE52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G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I52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2]+[.AK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M52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2]+[.AO52])/2; 0)" office:value-type="float" office:value="5">
            <text:p>5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2]+[.AQ52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S52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2]+[.AU52])/2; 0)" office:value-type="float" office:value="6">
            <text:p>6</text:p>
          </table:table-cell>
          <table:table-cell table:style-name="Default"/>
          <table:table-cell table:formula="of:=VLOOKUP([.AT52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Reduce Injury</text:p>
          </table:table-cell>
          <table:table-cell table:style-name="ce59" office:value-type="string">
            <text:p>Heal</text:p>
          </table:table-cell>
          <table:table-cell table:style-name="ce9" office:value-type="string">
            <text:p>C (A)</text:p>
          </table:table-cell>
          <table:table-cell table:style-name="ce44" office:value-type="float" office:value="6">
            <text:p>6</text:p>
          </table:table-cell>
          <table:table-cell table:style-name="ce88" office:value-type="float" office:value="6">
            <text:p>6</text:p>
          </table:table-cell>
          <table:table-cell table:style-name="ce89" table:formula="of:=ROUNDDOWN(([.$D53]+[.E53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3]+[.G53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I5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3]+[.K5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M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O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Q53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3]+[.S53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3]+[.U5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3]+[.W5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3]+[.Y5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A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C5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3]+[.AE5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53]+[.AG53])/2; 0)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I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K5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3]+[.AM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O53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53]+[.AQ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S53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3]+[.AU53])/2; 0)" office:value-type="float" office:value="6">
            <text:p>6</text:p>
          </table:table-cell>
          <table:table-cell table:style-name="Default"/>
          <table:table-cell table:formula="of:=VLOOKUP([.AT53];[skills.$T$1:.$U$15];2;0)" office:value-type="string" office:string-value="MtD">
            <text:p>MtD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Release Force</text:p>
          </table:table-cell>
          <table:table-cell table:style-name="ce59" office:value-type="string">
            <text:p>Heal</text:p>
          </table:table-cell>
          <table:table-cell table:style-name="ce9" office:value-type="string">
            <text:p>C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54]+[.E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G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I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K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M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O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Q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S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U5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4]+[.W54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4]+[.Y5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A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C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E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G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I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K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M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O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Q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S54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4]+[.AU54])/2; 0)" office:value-type="float" office:value="3">
            <text:p>3</text:p>
          </table:table-cell>
          <table:table-cell table:style-name="Default"/>
          <table:table-cell table:formula="of:=VLOOKUP([.AT54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Residual Life</text:p>
          </table:table-cell>
          <table:table-cell table:style-name="ce59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12">
            <text:p>12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55]+[.E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G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I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K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M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O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Q55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55]+[.S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U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W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Y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A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C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E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G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I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K55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55]+[.AM55])/2; 0)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O55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Q55])/2; 0)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89" table:formula="of:=ROUNDDOWN(([.$D55]+[.AS55])/2; 0)" office:value-type="float" office:value="12">
            <text:p>12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55]+[.AU55])/2; 0)" office:value-type="float" office:value="11">
            <text:p>11</text:p>
          </table:table-cell>
          <table:table-cell table:style-name="Default"/>
          <table:table-cell table:formula="of:=VLOOKUP([.AT55];[skills.$T$1:.$U$15];2;0)" office:value-type="string" office:string-value="BL">
            <text:p>BL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Resist Poison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S C</text:p>
          </table:table-cell>
          <table:table-cell table:style-name="ce44" office:value-type="float" office:value="5">
            <text:p>5</text:p>
          </table:table-cell>
          <table:table-cell table:style-name="ce88" office:value-type="float" office:value="5">
            <text:p>5</text:p>
          </table:table-cell>
          <table:table-cell table:style-name="ce89" table:formula="of:=ROUNDDOWN(([.$D56]+[.E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G56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I5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K5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6]+[.M56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56]+[.O56])/2; 0)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6]+[.Q56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S56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6]+[.U56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W56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Y5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A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C56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AE56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G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I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K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M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O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Q56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6]+[.AS56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6]+[.AU56])/2; 0)" office:value-type="float" office:value="4">
            <text:p>4</text:p>
          </table:table-cell>
          <table:table-cell table:style-name="Default"/>
          <table:table-cell table:formula="of:=VLOOKUP([.AT56];[skills.$T$1:.$U$15];2;0)" office:value-type="string" office:string-value="M">
            <text:p>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Resist Stun</text:p>
          </table:table-cell>
          <table:table-cell table:style-name="ce44" office:value-type="string">
            <text:p>Defense</text:p>
          </table:table-cell>
          <table:table-cell table:style-name="ce9" office:value-type="string">
            <text:p>C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4">
            <text:p>4</text:p>
          </table:table-cell>
          <table:table-cell table:style-name="ce89" table:formula="of:=ROUNDDOWN(([.$D57]+[.E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G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I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K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M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O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Q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S57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7]+[.U57])/2; 0)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57]+[.W5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7]+[.Y57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A5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7]+[.AC57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7]+[.AE57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7]+[.AG57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I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K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M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O57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7]+[.AQ57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S57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7]+[.AU57])/2; 0)" office:value-type="float" office:value="4">
            <text:p>4</text:p>
          </table:table-cell>
          <table:table-cell table:style-name="Default"/>
          <table:table-cell table:formula="of:=VLOOKUP([.AT57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Second Childhood</text:p>
          </table:table-cell>
          <table:table-cell table:style-name="ce44" office:value-type="string">
            <text:p>Misc</text:p>
          </table:table-cell>
          <table:table-cell table:style-name="ce9" office:value-type="string">
            <text:p>NA</text:p>
          </table:table-cell>
          <table:table-cell table:style-name="ce44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9" table:formula="of:=ROUNDDOWN(([.$D58]+[.E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G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I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K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M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O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Q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S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U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W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Y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A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C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E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G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I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K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M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O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Q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S58])/2; 0)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8]+[.AU58])/2; 0)" office:value-type="float" office:value="0">
            <text:p>0</text:p>
          </table:table-cell>
          <table:table-cell table:style-name="Default"/>
          <table:table-cell table:formula="of:=VLOOKUP([.AT58];[skills.$T$1:.$U$15];2;0)" office:value-type="string" office:string-value="I">
            <text:p>I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Sense Force</text:p>
          </table:table-cell>
          <table:table-cell table:style-name="ce44" office:value-type="string">
            <text:p>Info</text:p>
          </table:table-cell>
          <table:table-cell table:style-name="ce9" office:value-type="string">
            <text:p>S</text:p>
          </table:table-cell>
          <table:table-cell table:style-name="ce44" office:value-type="float" office:value="2">
            <text:p>2</text:p>
          </table:table-cell>
          <table:table-cell table:style-name="ce88" office:value-type="float" office:value="2">
            <text:p>2</text:p>
          </table:table-cell>
          <table:table-cell table:style-name="ce89" table:formula="of:=ROUNDDOWN(([.$D59]+[.E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G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I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K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M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O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Q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S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U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W59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59]+[.Y59])/2; 0)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59]+[.AA59])/2; 0)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89" table:formula="of:=ROUNDDOWN(([.$D59]+[.AC59])/2; 0)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E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G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I59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59]+[.AK59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M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O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Q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S59])/2; 0)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59]+[.AU59])/2; 0)" office:value-type="float" office:value="2">
            <text:p>2</text:p>
          </table:table-cell>
          <table:table-cell table:style-name="Default"/>
          <table:table-cell table:formula="of:=VLOOKUP([.AT59];[skills.$T$1:.$U$15];2;0)" office:value-type="string" office:string-value="VE">
            <text:p>V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Shadow Sight</text:p>
          </table:table-cell>
          <table:table-cell table:style-name="ce44" office:value-type="string">
            <text:p>Info</text:p>
          </table:table-cell>
          <table:table-cell table:style-name="ce9" office:value-type="string">
            <text:p>S C A</text:p>
          </table:table-cell>
          <table:table-cell table:style-name="ce44" office:value-type="float" office:value="11">
            <text:p>11</text:p>
          </table:table-cell>
          <table:table-cell table:style-name="ce88" office:value-type="float" office:value="11">
            <text:p>11</text:p>
          </table:table-cell>
          <table:table-cell table:style-name="ce89" table:formula="of:=ROUNDDOWN(([.$D60]+[.E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G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I60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K60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M60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O60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Q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S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U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W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Y60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AA60])/2; 0)" office:value-type="float" office:value="10">
            <text:p>10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AC60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E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G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I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K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M60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AO60])/2; 0)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Q60])/2; 0)" office:value-type="float" office:value="11">
            <text:p>11</text:p>
          </table:table-cell>
          <table:table-cell table:style-name="ce44" office:value-type="float" office:value="11">
            <text:p>11</text:p>
          </table:table-cell>
          <table:table-cell table:style-name="ce89" table:formula="of:=ROUNDDOWN(([.$D60]+[.AS60])/2; 0)" office:value-type="float" office:value="11">
            <text:p>11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0]+[.AU60])/2; 0)" office:value-type="float" office:value="10">
            <text:p>10</text:p>
          </table:table-cell>
          <table:table-cell table:style-name="Default"/>
          <table:table-cell table:formula="of:=VLOOKUP([.AT60];[skills.$T$1:.$U$15];2;0)" office:value-type="string" office:string-value="LA">
            <text:p>LA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Soul Siphon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9">
            <text:p>9</text:p>
          </table:table-cell>
          <table:table-cell table:style-name="ce89" table:formula="of:=ROUNDDOWN(([.$D61]+[.E61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1]+[.G61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I61])/2; 0)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61]+[.K61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M61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O61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Q61])/2; 0)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1]+[.S6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1]+[.U61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1]+[.W61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1]+[.Y61])/2; 0)" office:value-type="float" office:value="6">
            <text:p>6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61]+[.AA61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AC61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1]+[.AE61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AG61])/2; 0)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1]+[.AI61])/2; 0)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AK61])/2; 0)" office:value-type="float" office:value="5">
            <text:p>5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1]+[.AM61])/2; 0)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AO61])/2; 0)" office:value-type="float" office:value="5">
            <text:p>5</text:p>
          </table:table-cell>
          <table:table-cell table:style-name="ce44" office:value-type="float" office:value="7">
            <text:p>7</text:p>
          </table:table-cell>
          <table:table-cell table:style-name="ce89" table:formula="of:=ROUNDDOWN(([.$D61]+[.AQ61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1]+[.AS61])/2; 0)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1]+[.AU61])/2; 0)" office:value-type="float" office:value="6">
            <text:p>6</text:p>
          </table:table-cell>
          <table:table-cell table:style-name="Default"/>
          <table:table-cell table:formula="of:=VLOOKUP([.AT61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Telekinesis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A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62]+[.E62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62]+[.G62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I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K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M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O6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2]+[.Q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S62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2]+[.U62])/2; 0)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62]+[.W62])/2; 0)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2]+[.Y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A62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2]+[.AC62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2]+[.AE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G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I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K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M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O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Q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S62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2]+[.AU62])/2; 0)" office:value-type="float" office:value="3">
            <text:p>3</text:p>
          </table:table-cell>
          <table:table-cell table:style-name="Default"/>
          <table:table-cell table:formula="of:=VLOOKUP([.AT62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60" office:value-type="string">
            <text:p>Telekinetic Kill</text:p>
          </table:table-cell>
          <table:table-cell table:style-name="ce44" office:value-type="string">
            <text:p>Dark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10">
            <text:p>10</text:p>
          </table:table-cell>
          <table:table-cell table:style-name="ce89" table:formula="of:=ROUNDDOWN(([.$D63]+[.E6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G63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3]+[.I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K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M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O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Q63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3]+[.S63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3]+[.U63])/2; 0)" office:value-type="float" office:value="7">
            <text:p>7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3]+[.W6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Y63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3]+[.AA63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3]+[.AC63])/2; 0)" office:value-type="float" office:value="6">
            <text:p>6</text:p>
          </table:table-cell>
          <table:table-cell table:style-name="ce44" office:value-type="float" office:value="10">
            <text:p>10</text:p>
          </table:table-cell>
          <table:table-cell table:style-name="ce89" table:formula="of:=ROUNDDOWN(([.$D63]+[.AE63])/2; 0)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AG63])/2; 0)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3]+[.AI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AK63])/2; 0)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3]+[.AM63])/2; 0)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AO63])/2; 0)" office:value-type="float" office:value="6">
            <text:p>6</text:p>
          </table:table-cell>
          <table:table-cell table:style-name="ce44" office:value-type="float" office:value="8">
            <text:p>8</text:p>
          </table:table-cell>
          <table:table-cell table:style-name="ce89" table:formula="of:=ROUNDDOWN(([.$D63]+[.AQ63])/2; 0)" office:value-type="float" office:value="6">
            <text:p>6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3]+[.AS63])/2; 0)" office:value-type="float" office:value="4">
            <text:p>4</text:p>
          </table:table-cell>
          <table:table-cell table:style-name="ce44" office:value-type="float" office:value="9">
            <text:p>9</text:p>
          </table:table-cell>
          <table:table-cell table:style-name="ce89" table:formula="of:=ROUNDDOWN(([.$D63]+[.AU63])/2; 0)" office:value-type="float" office:value="6">
            <text:p>6</text:p>
          </table:table-cell>
          <table:table-cell table:style-name="Default"/>
          <table:table-cell table:formula="of:=VLOOKUP([.AT63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Telepathy</text:p>
          </table:table-cell>
          <table:table-cell table:style-name="ce44" office:value-type="string">
            <text:p>Utility</text:p>
          </table:table-cell>
          <table:table-cell table:style-name="ce9" office:value-type="string">
            <text:p>S C A</text:p>
          </table:table-cell>
          <table:table-cell table:style-name="ce44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64]+[.E6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G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I64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64]+[.K6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M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O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Q6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4]+[.S64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4]+[.U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W64])/2; 0)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89" table:formula="of:=ROUNDDOWN(([.$D64]+[.Y64])/2; 0)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A64])/2; 0)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89" table:formula="of:=ROUNDDOWN(([.$D64]+[.AC6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E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G64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4]+[.AI64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K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M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O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Q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S64])/2; 0)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4]+[.AU64])/2; 0)" office:value-type="float" office:value="4">
            <text:p>4</text:p>
          </table:table-cell>
          <table:table-cell table:style-name="Default"/>
          <table:table-cell table:formula="of:=VLOOKUP([.AT64];[skills.$T$1:.$U$15];2;0)" office:value-type="string" office:string-value="EtM">
            <text:p>EtM</text:p>
          </table:table-cell>
          <table:table-cell table:style-name="Default"/>
          <table:table-cell table:number-columns-repeated="973"/>
        </table:table-row>
        <table:table-row table:style-name="ro8">
          <table:table-cell table:style-name="ce44" office:value-type="string">
            <text:p>Transfer Force</text:p>
          </table:table-cell>
          <table:table-cell table:style-name="ce44" office:value-type="string">
            <text:p>Heal</text:p>
          </table:table-cell>
          <table:table-cell table:style-name="ce9" office:value-type="string">
            <text:p>C A</text:p>
          </table:table-cell>
          <table:table-cell table:style-name="ce44" office:value-type="float" office:value="3">
            <text:p>3</text:p>
          </table:table-cell>
          <table:table-cell table:style-name="ce88" office:value-type="float" office:value="3">
            <text:p>3</text:p>
          </table:table-cell>
          <table:table-cell table:style-name="ce89" table:formula="of:=ROUNDDOWN(([.$D65]+[.E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G65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5]+[.I65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K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M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O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Q65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65]+[.S65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U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W65])/2; 0)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89" table:formula="of:=ROUNDDOWN(([.$D65]+[.Y65])/2; 0)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A65])/2; 0)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89" table:formula="of:=ROUNDDOWN(([.$D65]+[.AC65])/2; 0)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E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G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I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K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M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O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Q65])/2; 0)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89" table:formula="of:=ROUNDDOWN(([.$D65]+[.AS65])/2; 0)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89" table:formula="of:=ROUNDDOWN(([.$D65]+[.AU65])/2; 0)" office:value-type="float" office:value="3">
            <text:p>3</text:p>
          </table:table-cell>
          <table:table-cell table:style-name="Default"/>
          <table:table-cell table:formula="of:=VLOOKUP([.AT65];[skills.$T$1:.$U$15];2;0)" office:value-type="string" office:string-value="E">
            <text:p>E</text:p>
          </table:table-cell>
          <table:table-cell table:style-name="Default"/>
          <table:table-cell table:number-columns-repeated="973"/>
        </table:table-row>
        <table:table-row table:style-name="ro8" table:number-rows-repeated="6">
          <table:table-cell table:number-columns-repeated="11"/>
          <table:table-cell table:style-name="Default"/>
          <table:table-cell table:style-name="ce44" table:number-columns-repeated="10"/>
          <table:table-cell table:style-name="Default"/>
          <table:table-cell table:style-name="ce44" table:number-columns-repeated="13"/>
          <table:table-cell table:style-name="Default" table:number-columns-repeated="7"/>
          <table:table-cell table:style-name="ce102"/>
          <table:table-cell table:style-name="Default" table:number-columns-repeated="7"/>
          <table:table-cell table:number-columns-repeated="973"/>
        </table:table-row>
        <table:table-row table:style-name="ro8" table:number-rows-repeated="65466">
          <table:table-cell table:number-columns-repeated="27"/>
          <table:table-cell table:style-name="ce101" table:number-columns-repeated="8"/>
          <table:table-cell table:number-columns-repeated="989"/>
        </table:table-row>
        <table:table-row table:style-name="ro8" table:number-rows-repeated="9830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raditions" table:style-name="ta4" table:print="false">
        <office:forms form:automatic-focus="false" form:apply-design-mode="false"/>
        <table:table-column table:style-name="co37" table:default-cell-style-name="ce91"/>
        <table:table-column table:style-name="co92" table:default-cell-style-name="ce91"/>
        <table:table-column table:style-name="co93" table:default-cell-style-name="ce91"/>
        <table:table-column table:style-name="co94" table:default-cell-style-name="ce91"/>
        <table:table-column table:style-name="co1" table:default-cell-style-name="ce91"/>
        <table:table-column table:style-name="co95" table:default-cell-style-name="ce91"/>
        <table:table-column table:style-name="co96" table:default-cell-style-name="ce91"/>
        <table:table-column table:style-name="co97" table:default-cell-style-name="ce91"/>
        <table:table-column table:style-name="co98" table:default-cell-style-name="ce91"/>
        <table:table-column table:style-name="co99" table:default-cell-style-name="ce91"/>
        <table:table-column table:style-name="co10" table:number-columns-repeated="1011" table:default-cell-style-name="ce91"/>
        <table:table-row table:style-name="ro8">
          <table:table-cell table:style-name="ce65" office:value-type="string">
            <text:p>Jensaarai</text:p>
          </table:table-cell>
          <table:table-cell table:style-name="ce93"/>
          <table:table-cell/>
          <table:table-cell table:style-name="ce65" office:value-type="string">
            <text:p>Teepo</text:p>
          </table:table-cell>
          <table:table-cell table:number-columns-repeated="2"/>
          <table:table-cell table:style-name="ce97" office:value-type="string">
            <text:p>Shimura</text:p>
          </table:table-cell>
          <table:table-cell table:number-columns-repeated="1014"/>
        </table:table-row>
        <table:table-row table:style-name="ro8">
          <table:table-cell table:style-name="ce86" office:value-type="string">
            <text:p>Modifier</text:p>
          </table:table-cell>
          <table:table-cell table:style-name="ce93" office:value-type="string">
            <text:p>Skill</text:p>
          </table:table-cell>
          <table:table-cell office:value-type="string">
            <text:p>Notes</text:p>
          </table:table-cell>
          <table:table-cell table:style-name="ce86" office:value-type="string">
            <text:p>Modifier</text:p>
          </table:table-cell>
          <table:table-cell table:style-name="ce93" office:value-type="string">
            <text:p>Skill</text:p>
          </table:table-cell>
          <table:table-cell office:value-type="string">
            <text:p>Notes</text:p>
          </table:table-cell>
          <table:table-cell office:value-type="string">
            <text:p>Modifier</text:p>
          </table:table-cell>
          <table:table-cell office:value-type="string">
            <text:p>Skill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5">
          <table:table-cell table:style-name="ce87" office:value-type="float" office:value="-1">
            <text:p>-1</text:p>
          </table:table-cell>
          <table:table-cell table:style-name="ce93" office:value-type="string">
            <text:p>accelerated healing</text:p>
          </table:table-cell>
          <table:table-cell office:value-type="string">
            <text:p>between evil and good</text:p>
          </table:table-cell>
          <table:table-cell table:style-name="ce87" office:value-type="float" office:value="1">
            <text:p>1</text:p>
          </table:table-cell>
          <table:table-cell table:style-name="ce93" office:value-type="string">
            <text:p>absorb energy</text:p>
          </table:table-cell>
          <table:table-cell office:value-type="string">
            <text:p>can't be &lt;= immoral</text:p>
          </table:table-cell>
          <table:table-cell table:style-name="ce87" office:value-type="float" office:value="-1">
            <text:p>-1</text:p>
          </table:table-cell>
          <table:table-cell office:value-type="string">
            <text:p>alter technology</text:p>
          </table:table-cell>
          <table:table-cell office:value-type="string">
            <text:p>can't be &lt;= immoral</text:p>
          </table:table-cell>
          <table:table-cell table:number-columns-repeated="1012"/>
        </table:table-row>
        <table:table-row table:style-name="ro8">
          <table:table-cell table:style-name="ce87" office:value-type="float" office:value="1">
            <text:p>1</text:p>
          </table:table-cell>
          <table:table-cell table:style-name="ce93" office:value-type="string">
            <text:p>cloud mind</text:p>
          </table:table-cell>
          <table:table-cell office:value-type="string">
            <text:p>ammy, ring, cloaks only</text:p>
          </table:table-cell>
          <table:table-cell table:style-name="ce87" office:value-type="float" office:value="1">
            <text:p>1</text:p>
          </table:table-cell>
          <table:table-cell table:style-name="ce93" office:value-type="string">
            <text:p>alter technology</text:p>
          </table:table-cell>
          <table:table-cell office:value-type="string">
            <text:p>&lt;= 2 DS points</text:p>
          </table:table-cell>
          <table:table-cell table:style-name="ce87" office:value-type="float" office:value="1">
            <text:p>1</text:p>
          </table:table-cell>
          <table:table-cell office:value-type="string">
            <text:p>animal affinity</text:p>
          </table:table-cell>
          <table:table-cell office:value-type="string">
            <text:p>must be light side</text:p>
          </table:table-cell>
          <table:table-cell table:number-columns-repeated="1012"/>
        </table:table-row>
        <table:table-row table:style-name="ro8">
          <table:table-cell table:style-name="ce87" office:value-type="float" office:value="-1">
            <text:p>-1</text:p>
          </table:table-cell>
          <table:table-cell table:style-name="ce93" office:value-type="string">
            <text:p>dodge</text:p>
          </table:table-cell>
          <table:table-cell/>
          <table:table-cell table:style-name="ce87" office:value-type="float" office:value="-1">
            <text:p>-1</text:p>
          </table:table-cell>
          <table:table-cell table:style-name="ce93" office:value-type="string">
            <text:p>confusion</text:p>
          </table:table-cell>
          <table:table-cell office:value-type="string">
            <text:p>can't use sabers (at all)</text:p>
          </table:table-cell>
          <table:table-cell table:style-name="ce87" office:value-type="float" office:value="1">
            <text:p>1</text:p>
          </table:table-cell>
          <table:table-cell office:value-type="string">
            <text:p>battle meditation</text:p>
          </table:table-cell>
          <table:table-cell office:value-type="string">
            <text:p>can't wear heavy armours</text:p>
          </table:table-cell>
          <table:table-cell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1">
            <text:p>1</text:p>
          </table:table-cell>
          <table:table-cell table:style-name="ce93" office:value-type="string">
            <text:p>greater force shield</text:p>
          </table:table-cell>
          <table:table-cell/>
          <table:table-cell table:style-name="ce87" office:value-type="float" office:value="2">
            <text:p>2</text:p>
          </table:table-cell>
          <table:table-cell table:style-name="ce93" office:value-type="string">
            <text:p>control pain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cloud mind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-1">
            <text:p>-1</text:p>
          </table:table-cell>
          <table:table-cell table:style-name="ce93" office:value-type="string">
            <text:p>hand to hand combat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force sight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control pain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1">
            <text:p>1</text:p>
          </table:table-cell>
          <table:table-cell table:style-name="ce93" office:value-type="string">
            <text:p>lesser force shield</text:p>
          </table:table-cell>
          <table:table-cell/>
          <table:table-cell table:style-name="ce87" office:value-type="float" office:value="-2">
            <text:p>-2</text:p>
          </table:table-cell>
          <table:table-cell table:style-name="ce93" office:value-type="string">
            <text:p>lightsaber combat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detoxify poison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-3">
            <text:p>-3</text:p>
          </table:table-cell>
          <table:table-cell table:style-name="ce93" office:value-type="string">
            <text:p>lightsaber combat</text:p>
          </table:table-cell>
          <table:table-cell/>
          <table:table-cell table:style-name="ce87" office:value-type="float" office:value="-1">
            <text:p>-1</text:p>
          </table:table-cell>
          <table:table-cell office:value-type="string">
            <text:p>melee combat</text:p>
          </table:table-cell>
          <table:table-cell/>
          <table:table-cell table:style-name="ce87" office:value-type="float" office:value="2">
            <text:p>2</text:p>
          </table:table-cell>
          <table:table-cell office:value-type="string">
            <text:p>dodge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8">
          <table:table-cell table:style-name="ce87" office:value-type="float" office:value="-1">
            <text:p>-1</text:p>
          </table:table-cell>
          <table:table-cell table:style-name="ce93" office:value-type="string">
            <text:p>melee</text:p>
          </table:table-cell>
          <table:table-cell/>
          <table:table-cell table:style-name="ce87" office:value-type="float" office:value="-1">
            <text:p>-1</text:p>
          </table:table-cell>
          <table:table-cell table:style-name="ce93" office:value-type="string">
            <text:p>mindblock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enhance metabolism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1">
            <text:p>1</text:p>
          </table:table-cell>
          <table:table-cell table:style-name="ce93" office:value-type="string">
            <text:p>misdirect</text:p>
          </table:table-cell>
          <table:table-cell/>
          <table:table-cell table:style-name="ce87" office:value-type="float" office:value="1">
            <text:p>1</text:p>
          </table:table-cell>
          <table:table-cell table:style-name="ce93" office:value-type="string">
            <text:p>release force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force sight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-1">
            <text:p>-1</text:p>
          </table:table-cell>
          <table:table-cell table:style-name="ce93" office:value-type="string">
            <text:p>reduce injury</text:p>
          </table:table-cell>
          <table:table-cell/>
          <table:table-cell table:style-name="ce90" office:value-type="float" office:value="1">
            <text:p>1</text:p>
          </table:table-cell>
          <table:table-cell table:style-name="ce94" office:value-type="string">
            <text:p>resist stun</text:p>
          </table:table-cell>
          <table:table-cell/>
          <table:table-cell table:style-name="ce87" office:value-type="float" office:value="1">
            <text:p>1</text:p>
          </table:table-cell>
          <table:table-cell office:value-type="string">
            <text:p>greater force shield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87" office:value-type="float" office:value="1">
            <text:p>1</text:p>
          </table:table-cell>
          <table:table-cell table:style-name="ce93" office:value-type="string">
            <text:p>resist stun</text:p>
          </table:table-cell>
          <table:table-cell table:number-columns-repeated="2"/>
          <table:table-cell table:style-name="ce96" office:value-type="string">
            <text:p>blaster combat</text:p>
          </table:table-cell>
          <table:table-cell/>
          <table:table-cell table:style-name="ce87" office:value-type="float" office:value="2">
            <text:p>2</text:p>
          </table:table-cell>
          <table:table-cell office:value-type="string">
            <text:p>hand to hand combat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style-name="ce90" office:value-type="float" office:value="1">
            <text:p>1</text:p>
          </table:table-cell>
          <table:table-cell table:style-name="ce94" office:value-type="string">
            <text:p>sense force</text:p>
          </table:table-cell>
          <table:table-cell table:number-columns-repeated="4"/>
          <table:table-cell table:style-name="ce87" office:value-type="float" office:value="1">
            <text:p>1</text:p>
          </table:table-cell>
          <table:table-cell office:value-type="string">
            <text:p>hibernation trance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7">
          <table:table-cell/>
          <table:table-cell table:style-name="ce95" office:value-type="string">
            <text:p>armour enhancement</text:p>
          </table:table-cell>
          <table:table-cell table:number-columns-repeated="4"/>
          <table:table-cell table:style-name="ce87" office:value-type="float" office:value="2">
            <text:p>2</text:p>
          </table:table-cell>
          <table:table-cell office:value-type="string">
            <text:p>lesser force shield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life sense</text:p>
          </table:table-cell>
          <table:table-cell table:number-columns-repeated="2"/>
          <table:table-cell table:style-name="ce98"/>
          <table:table-cell table:number-columns-repeated="1010"/>
        </table:table-row>
        <table:table-row table:style-name="ro5">
          <table:table-cell table:number-columns-repeated="6"/>
          <table:table-cell table:style-name="ce87" office:value-type="float" office:value="-2">
            <text:p>-2</text:p>
          </table:table-cell>
          <table:table-cell office:value-type="string">
            <text:p>lightsaber alteration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-8">
            <text:p>-8</text:p>
          </table:table-cell>
          <table:table-cell office:value-type="string">
            <text:p>lightsaber combat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magnify senses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meditation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melee combat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release force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residual force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residual life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resist poison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resist stun</text:p>
          </table:table-cell>
          <table:table-cell table:number-columns-repeated="1013"/>
        </table:table-row>
        <table:table-row table:style-name="ro5">
          <table:table-cell table:number-columns-repeated="6"/>
          <table:table-cell table:style-name="ce87" office:value-type="float" office:value="1">
            <text:p>1</text:p>
          </table:table-cell>
          <table:table-cell office:value-type="string">
            <text:p>sense force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ce95" office:value-type="string">
            <text:p>ki burst</text:p>
          </table:table-cell>
          <table:table-cell table:number-columns-repeated="1013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93"/>
          <table:table-cell table:style-name="ce86"/>
          <table:table-cell table:style-name="ce93"/>
          <table:table-cell table:number-columns-repeated="1015"/>
        </table:table-row>
        <table:table-row table:style-name="ro8" table:number-rows-repeated="104854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kills" table:style-name="ta3">
        <office:forms form:automatic-focus="false" form:apply-design-mode="false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7" table:number-columns-repeated="4" table:default-cell-style-name="ce2"/>
        <table:table-column table:style-name="co49" table:default-cell-style-name="ce2"/>
        <table:table-column table:style-name="co50" table:default-cell-style-name="ce2"/>
        <table:table-column table:style-name="co52" table:default-cell-style-name="ce2"/>
        <table:table-column table:style-name="co54" table:default-cell-style-name="ce2"/>
        <table:table-column table:style-name="co55" table:default-cell-style-name="ce2"/>
        <table:table-column table:style-name="co58" table:default-cell-style-name="ce2"/>
        <table:table-column table:style-name="co57" table:default-cell-style-name="ce2"/>
        <table:table-column table:style-name="co59" table:default-cell-style-name="ce2"/>
        <table:table-column table:style-name="co60" table:default-cell-style-name="ce2"/>
        <table:table-column table:style-name="co56" table:default-cell-style-name="ce4"/>
        <table:table-column table:style-name="co61" table:default-cell-style-name="ce4"/>
        <table:table-column table:style-name="co62" table:default-cell-style-name="ce4"/>
        <table:table-column table:style-name="co58" table:default-cell-style-name="ce4"/>
        <table:table-column table:style-name="co63" table:default-cell-style-name="ce4"/>
        <table:table-column table:style-name="co57" table:default-cell-style-name="ce4"/>
        <table:table-column table:style-name="co64" table:default-cell-style-name="ce4"/>
        <table:table-column table:style-name="co59" table:default-cell-style-name="ce4"/>
        <table:table-column table:style-name="co65" table:default-cell-style-name="ce4"/>
        <table:table-column table:style-name="co56" table:number-columns-repeated="47" table:default-cell-style-name="ce4"/>
        <table:table-column table:style-name="co56" table:number-columns-repeated="949" table:default-cell-style-name="ce2"/>
        <table:table-row table:style-name="ro2">
          <table:table-cell table:style-name="ce66" office:value-type="string">
            <text:p>Soldier</text:p>
          </table:table-cell>
          <table:table-cell table:number-columns-repeated="18"/>
          <table:table-cell table:style-name="ce76" office:value-type="string">
            <text:p>Lvl</text:p>
          </table:table-cell>
          <table:table-cell table:style-name="ce76" office:value-type="string">
            <text:p>Difficulty</text:p>
          </table:table-cell>
          <table:table-cell table:style-name="ce83" table:number-columns-repeated="3"/>
          <table:table-cell table:style-name="ce9"/>
          <table:table-cell table:style-name="ce83" table:number-columns-repeated="50"/>
          <table:table-cell table:number-columns-repeated="949"/>
        </table:table-row>
        <table:table-row table:style-name="ro2"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/>
          <table:table-cell table:style-name="ce1" office:value-type="string">
            <text:p>Diff</text:p>
          </table:table-cell>
          <table:table-cell table:style-name="ce1" office:value-type="string">
            <text:p>Want</text:p>
          </table:table-cell>
          <table:table-cell table:style-name="ce1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Diff</text:p>
          </table:table-cell>
          <table:table-cell table:style-name="ce76" office:value-type="string">
            <text:p>Want</text:p>
          </table:table-cell>
          <table:table-cell table:style-name="ce76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4"/>
          <table:table-cell table:style-name="ce78" office:value-type="float" office:value="0">
            <text:p>0</text:p>
          </table:table-cell>
          <table:table-cell table:style-name="ce40" office:value-type="string">
            <text:p>I</text:p>
          </table:table-cell>
          <table:table-cell table:style-name="ce73" office:value-type="string">
            <text:p>Innate</text:p>
          </table:table-cell>
          <table:table-cell table:style-name="ce73" table:number-columns-repeated="2"/>
          <table:table-cell table:style-name="ce9"/>
          <table:table-cell table:style-name="ce73" table:number-columns-repeated="20"/>
          <table:table-cell table:style-name="ce85"/>
          <table:table-cell table:style-name="ce73" table:number-columns-repeated="12"/>
          <table:table-cell table:style-name="ce85"/>
          <table:table-cell table:style-name="ce73" table:number-columns-repeated="16"/>
          <table:table-cell table:number-columns-repeated="949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bsorb energy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2" office:value-type="string">
            <text:p>C</text:p>
          </table:table-cell>
          <table:table-cell table:style-name="ce4" table:formula="of:=VLOOKUP(IF(ISERR(FIND(&quot;C&quot;;[.G3]));0;1)+IF(ISERR(FIND(&quot;A&quot;;[.G3]));0;1)+IF(ISERR(FIND(&quot;S&quot;;[.G3]));0;1)&amp;[.E3];[$glvls.$G$1:.$AD$38];1+4;0)" office:value-type="float" office:value="4">
            <text:p>4</text:p>
          </table:table-cell>
          <table:table-cell table:style-name="ce4" table:formula="of:=VLOOKUP(IF(ISERR(FIND(&quot;C&quot;;[.G3]));0;1)+IF(ISERR(FIND(&quot;A&quot;;[.G3]));0;1)+IF(ISERR(FIND(&quot;S&quot;;[.G3]));0;1)&amp;[.E3];[$glvls.$G$1:.$AD$38];[.F3]+4;0)" office:value-type="float" office:value="13">
            <text:p>13</text:p>
          </table:table-cell>
          <table:table-cell table:style-name="ce72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force storm</text:p>
          </table:table-cell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3]));0;1)+IF(ISERR(FIND(&quot;A&quot;;[.P3]));0;1)+IF(ISERR(FIND(&quot;S&quot;;[.P3]));0;1)&amp;[.N3];[$glvls.$G$1:.$AD$38];1+4;0)" office:value-type="float" office:value="21">
            <text:p>21</text:p>
          </table:table-cell>
          <table:table-cell table:style-name="ce4" table:formula="of:=VLOOKUP(IF(ISERR(FIND(&quot;C&quot;;[.P3]));0;1)+IF(ISERR(FIND(&quot;A&quot;;[.P3]));0;1)+IF(ISERR(FIND(&quot;S&quot;;[.P3]));0;1)&amp;[.N3];[$glvls.$G$1:.$AD$38];[.O3]+4;0)" office:value-type="float" office:value="0">
            <text:p>0</text:p>
          </table:table-cell>
          <table:table-cell/>
          <table:table-cell table:style-name="ce78" office:value-type="float" office:value="1">
            <text:p>1</text:p>
          </table:table-cell>
          <table:table-cell table:style-name="ce40" office:value-type="string">
            <text:p>N</text:p>
          </table:table-cell>
          <table:table-cell office:value-type="string">
            <text:p>Natural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ccelerated healing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4]));0;1)+IF(ISERR(FIND(&quot;A&quot;;[.G4]));0;1)+IF(ISERR(FIND(&quot;S&quot;;[.G4]));0;1)&amp;[.E4];[$glvls.$G$1:.$AD$38];1+4;0)" office:value-type="float" office:value="6">
            <text:p>6</text:p>
          </table:table-cell>
          <table:table-cell table:style-name="ce4" table:formula="of:=VLOOKUP(IF(ISERR(FIND(&quot;C&quot;;[.G4]));0;1)+IF(ISERR(FIND(&quot;A&quot;;[.G4]));0;1)+IF(ISERR(FIND(&quot;S&quot;;[.G4]));0;1)&amp;[.E4];[$glvls.$G$1:.$AD$38];[.F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71" office:value-type="string">
            <text:p>freeze winds</text:p>
          </table:table-cell>
          <table:table-cell table:style-name="ce9" office:value-type="string">
            <text:p>Mt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4]));0;1)+IF(ISERR(FIND(&quot;A&quot;;[.P4]));0;1)+IF(ISERR(FIND(&quot;S&quot;;[.P4]));0;1)&amp;[.N4];[$glvls.$G$1:.$AD$38];1+4;0)" office:value-type="float" office:value="18">
            <text:p>18</text:p>
          </table:table-cell>
          <table:table-cell table:style-name="ce4" table:formula="of:=VLOOKUP(IF(ISERR(FIND(&quot;C&quot;;[.P4]));0;1)+IF(ISERR(FIND(&quot;A&quot;;[.P4]));0;1)+IF(ISERR(FIND(&quot;S&quot;;[.P4]));0;1)&amp;[.N4];[$glvls.$G$1:.$AD$38];[.O4]+4;0)" office:value-type="float" office:value="0">
            <text:p>0</text:p>
          </table:table-cell>
          <table:table-cell/>
          <table:table-cell table:style-name="ce78" office:value-type="float" office:value="2">
            <text:p>2</text:p>
          </table:table-cell>
          <table:table-cell table:style-name="ce40" office:value-type="string">
            <text:p>VE</text:p>
          </table:table-cell>
          <table:table-cell office:value-type="string">
            <text:p>Very Easy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lter technology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]));0;1)+IF(ISERR(FIND(&quot;A&quot;;[.G5]));0;1)+IF(ISERR(FIND(&quot;S&quot;;[.G5]));0;1)&amp;[.E5];[$glvls.$G$1:.$AD$38];1+4;0)" office:value-type="float" office:value="18">
            <text:p>18</text:p>
          </table:table-cell>
          <table:table-cell table:style-name="ce4" table:formula="of:=VLOOKUP(IF(ISERR(FIND(&quot;C&quot;;[.G5]));0;1)+IF(ISERR(FIND(&quot;A&quot;;[.G5]));0;1)+IF(ISERR(FIND(&quot;S&quot;;[.G5]));0;1)&amp;[.E5];[$glvls.$G$1:.$AD$38];[.F5]+4;0)" office:value-type="float" office:value="45">
            <text:p>45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greater force shield</text:p>
          </table:table-cell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5]));0;1)+IF(ISERR(FIND(&quot;A&quot;;[.P5]));0;1)+IF(ISERR(FIND(&quot;S&quot;;[.P5]));0;1)&amp;[.N5];[$glvls.$G$1:.$AD$38];1+4;0)" office:value-type="float" office:value="18">
            <text:p>18</text:p>
          </table:table-cell>
          <table:table-cell table:style-name="ce4" table:formula="of:=VLOOKUP(IF(ISERR(FIND(&quot;C&quot;;[.P5]));0;1)+IF(ISERR(FIND(&quot;A&quot;;[.P5]));0;1)+IF(ISERR(FIND(&quot;S&quot;;[.P5]));0;1)&amp;[.N5];[$glvls.$G$1:.$AD$38];[.O5]+4;0)" office:value-type="float" office:value="45">
            <text:p>45</text:p>
          </table:table-cell>
          <table:table-cell/>
          <table:table-cell table:style-name="ce79" office:value-type="float" office:value="3">
            <text:p>3</text:p>
          </table:table-cell>
          <table:table-cell table:style-name="ce40" office:value-type="string">
            <text:p>E</text:p>
          </table:table-cell>
          <table:table-cell table:style-name="ce73" office:value-type="string">
            <text:p>Easy</text:p>
          </table:table-cell>
          <table:table-cell table:style-name="ce73" table:number-columns-repeated="2"/>
          <table:table-cell table:style-name="ce9"/>
          <table:table-cell table:style-name="ce73" table:number-columns-repeated="50"/>
          <table:table-cell table:number-columns-repeated="94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nimal affinity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6]));0;1)+IF(ISERR(FIND(&quot;A&quot;;[.G6]));0;1)+IF(ISERR(FIND(&quot;S&quot;;[.G6]));0;1)&amp;[.E6];[$glvls.$G$1:.$AD$38];1+4;0)" office:value-type="float" office:value="18">
            <text:p>18</text:p>
          </table:table-cell>
          <table:table-cell table:style-name="ce4" table:formula="of:=VLOOKUP(IF(ISERR(FIND(&quot;C&quot;;[.G6]));0;1)+IF(ISERR(FIND(&quot;A&quot;;[.G6]));0;1)+IF(ISERR(FIND(&quot;S&quot;;[.G6]));0;1)&amp;[.E6];[$glvls.$G$1:.$AD$38];[.F6]+4;0)" office:value-type="float" office:value="45">
            <text:p>45</text:p>
          </table:table-cell>
          <table:table-cell table:style-name="ce73"/>
          <table:table-cell table:style-name="ce67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and to hand combat</text:p>
          </table:table-cell>
          <table:table-cell table:style-name="ce9" office:value-type="string">
            <text:p>N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6]));0;1)+IF(ISERR(FIND(&quot;A&quot;;[.P6]));0;1)+IF(ISERR(FIND(&quot;S&quot;;[.P6]));0;1)&amp;[.N6];[$glvls.$G$1:.$AD$38];1+4;0)" office:value-type="float" office:value="1">
            <text:p>1</text:p>
          </table:table-cell>
          <table:table-cell table:style-name="ce4" table:formula="of:=VLOOKUP(IF(ISERR(FIND(&quot;C&quot;;[.P6]));0;1)+IF(ISERR(FIND(&quot;A&quot;;[.P6]));0;1)+IF(ISERR(FIND(&quot;S&quot;;[.P6]));0;1)&amp;[.N6];[$glvls.$G$1:.$AD$38];[.O6]+4;0)" office:value-type="float" office:value="10">
            <text:p>10</text:p>
          </table:table-cell>
          <table:table-cell/>
          <table:table-cell table:style-name="ce79" office:value-type="float" office:value="4">
            <text:p>4</text:p>
          </table:table-cell>
          <table:table-cell table:style-name="ce40" office:value-type="string">
            <text:p>EtM</text:p>
          </table:table-cell>
          <table:table-cell office:value-type="string">
            <text:p>Easy to Moderate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armor enhancement</text:p>
          </table:table-cell>
          <table:table-cell table:style-name="ce4"/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]));0;1)+IF(ISERR(FIND(&quot;A&quot;;[.G7]));0;1)+IF(ISERR(FIND(&quot;S&quot;;[.G7]));0;1)&amp;[.E7];[$glvls.$G$1:.$AD$38];1+4;0)" office:value-type="float" office:value="21">
            <text:p>21</text:p>
          </table:table-cell>
          <table:table-cell table:style-name="ce4" table:formula="of:=VLOOKUP(IF(ISERR(FIND(&quot;C&quot;;[.G7]));0;1)+IF(ISERR(FIND(&quot;A&quot;;[.G7]));0;1)+IF(ISERR(FIND(&quot;S&quot;;[.G7]));0;1)&amp;[.E7];[$glvls.$G$1:.$AD$38];[.F7]+4;0)" office:value-type="float" office:value="0">
            <text:p>0</text:p>
          </table:table-cell>
          <table:table-cell table:style-name="ce73"/>
          <table:table-cell table:style-name="ce67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ibernation trance</text:p>
          </table:table-cell>
          <table:table-cell table:style-name="ce9" office:value-type="string">
            <text:p>V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7]));0;1)+IF(ISERR(FIND(&quot;A&quot;;[.P7]));0;1)+IF(ISERR(FIND(&quot;S&quot;;[.P7]));0;1)&amp;[.N7];[$glvls.$G$1:.$AD$38];1+4;0)" office:value-type="float" office:value="2">
            <text:p>2</text:p>
          </table:table-cell>
          <table:table-cell table:style-name="ce4" table:formula="of:=VLOOKUP(IF(ISERR(FIND(&quot;C&quot;;[.P7]));0;1)+IF(ISERR(FIND(&quot;A&quot;;[.P7]));0;1)+IF(ISERR(FIND(&quot;S&quot;;[.P7]));0;1)&amp;[.N7];[$glvls.$G$1:.$AD$38];[.O7]+4;0)" office:value-type="float" office:value="11">
            <text:p>11</text:p>
          </table:table-cell>
          <table:table-cell/>
          <table:table-cell table:style-name="ce79" office:value-type="float" office:value="5">
            <text:p>5</text:p>
          </table:table-cell>
          <table:table-cell table:style-name="ce40" office:value-type="string">
            <text:p>M</text:p>
          </table:table-cell>
          <table:table-cell office:value-type="string">
            <text:p>Moderate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battle meditation</text:p>
          </table:table-cell>
          <table:table-cell table:style-name="ce4"/>
          <table:table-cell table:style-name="ce9" office:value-type="string">
            <text:p>LA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8]));0;1)+IF(ISERR(FIND(&quot;A&quot;;[.G8]));0;1)+IF(ISERR(FIND(&quot;S&quot;;[.G8]));0;1)&amp;[.E8];[$glvls.$G$1:.$AD$38];1+4;0)" office:value-type="float" office:value="33">
            <text:p>33</text:p>
          </table:table-cell>
          <table:table-cell table:style-name="ce4" table:formula="of:=VLOOKUP(IF(ISERR(FIND(&quot;C&quot;;[.G8]));0;1)+IF(ISERR(FIND(&quot;A&quot;;[.G8]));0;1)+IF(ISERR(FIND(&quot;S&quot;;[.G8]));0;1)&amp;[.E8];[$glvls.$G$1:.$AD$38];[.F8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inflict pain</text:p>
          </table:table-cell>
          <table:table-cell table:style-name="ce9" office:value-type="string">
            <text:p>Mt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A</text:p>
          </table:table-cell>
          <table:table-cell table:style-name="ce4" table:formula="of:=VLOOKUP(IF(ISERR(FIND(&quot;C&quot;;[.P8]));0;1)+IF(ISERR(FIND(&quot;A&quot;;[.P8]));0;1)+IF(ISERR(FIND(&quot;S&quot;;[.P8]));0;1)&amp;[.N8];[$glvls.$G$1:.$AD$38];1+4;0)" office:value-type="float" office:value="6">
            <text:p>6</text:p>
          </table:table-cell>
          <table:table-cell table:style-name="ce4" table:formula="of:=VLOOKUP(IF(ISERR(FIND(&quot;C&quot;;[.P8]));0;1)+IF(ISERR(FIND(&quot;A&quot;;[.P8]));0;1)+IF(ISERR(FIND(&quot;S&quot;;[.P8]));0;1)&amp;[.N8];[$glvls.$G$1:.$AD$38];[.O8]+4;0)" office:value-type="float" office:value="0">
            <text:p>0</text:p>
          </table:table-cell>
          <table:table-cell/>
          <table:table-cell table:style-name="ce79" office:value-type="float" office:value="6">
            <text:p>6</text:p>
          </table:table-cell>
          <table:table-cell table:style-name="ce40" office:value-type="string">
            <text:p>MtD</text:p>
          </table:table-cell>
          <table:table-cell office:value-type="string">
            <text:p>Moderate to Difficul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blaster combat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9]));0;1)+IF(ISERR(FIND(&quot;A&quot;;[.G9]));0;1)+IF(ISERR(FIND(&quot;S&quot;;[.G9]));0;1)&amp;[.E9];[$glvls.$G$1:.$AD$38];1+4;0)" office:value-type="float" office:value="15">
            <text:p>15</text:p>
          </table:table-cell>
          <table:table-cell table:style-name="ce4" table:formula="of:=VLOOKUP(IF(ISERR(FIND(&quot;C&quot;;[.G9]));0;1)+IF(ISERR(FIND(&quot;A&quot;;[.G9]));0;1)+IF(ISERR(FIND(&quot;S&quot;;[.G9]));0;1)&amp;[.E9];[$glvls.$G$1:.$AD$38];[.F9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injure-kill</text:p>
          </table:table-cell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P9]));0;1)+IF(ISERR(FIND(&quot;A&quot;;[.P9]));0;1)+IF(ISERR(FIND(&quot;S&quot;;[.P9]));0;1)&amp;[.N9];[$glvls.$G$1:.$AD$38];1+4;0)" office:value-type="float" office:value="14">
            <text:p>14</text:p>
          </table:table-cell>
          <table:table-cell table:style-name="ce4" table:formula="of:=VLOOKUP(IF(ISERR(FIND(&quot;C&quot;;[.P9]));0;1)+IF(ISERR(FIND(&quot;A&quot;;[.P9]));0;1)+IF(ISERR(FIND(&quot;S&quot;;[.P9]));0;1)&amp;[.N9];[$glvls.$G$1:.$AD$38];[.O9]+4;0)" office:value-type="float" office:value="0">
            <text:p>0</text:p>
          </table:table-cell>
          <table:table-cell/>
          <table:table-cell table:style-name="ce79" office:value-type="float" office:value="7">
            <text:p>7</text:p>
          </table:table-cell>
          <table:table-cell table:style-name="ce40" office:value-type="string">
            <text:p>D</text:p>
          </table:table-cell>
          <table:table-cell office:value-type="string">
            <text:p>Difficul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call the dark side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10]));0;1)+IF(ISERR(FIND(&quot;A&quot;;[.G10]));0;1)+IF(ISERR(FIND(&quot;S&quot;;[.G10]));0;1)&amp;[.E10];[$glvls.$G$1:.$AD$38];1+4;0)" office:value-type="float" office:value="15">
            <text:p>15</text:p>
          </table:table-cell>
          <table:table-cell table:style-name="ce4" table:formula="of:=VLOOKUP(IF(ISERR(FIND(&quot;C&quot;;[.G10]));0;1)+IF(ISERR(FIND(&quot;A&quot;;[.G10]));0;1)+IF(ISERR(FIND(&quot;S&quot;;[.G10]));0;1)&amp;[.E10];[$glvls.$G$1:.$AD$38];[.F10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67" office:value-type="float" office:value="5">
            <text:p>5</text:p>
          </table:table-cell>
          <table:table-cell table:style-name="ce74" office:value-type="string">
            <text:p>ki burst</text:p>
          </table:table-cell>
          <table:table-cell table:style-name="ce9" office:value-type="string">
            <text:p>M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SCA</text:p>
          </table:table-cell>
          <table:table-cell table:style-name="ce4" table:formula="of:=VLOOKUP(IF(ISERR(FIND(&quot;C&quot;;[.P10]));0;1)+IF(ISERR(FIND(&quot;A&quot;;[.P10]));0;1)+IF(ISERR(FIND(&quot;S&quot;;[.P10]));0;1)&amp;[.N10];[$glvls.$G$1:.$AD$38];1+4;0)" office:value-type="float" office:value="15">
            <text:p>15</text:p>
          </table:table-cell>
          <table:table-cell table:style-name="ce4" table:formula="of:=VLOOKUP(IF(ISERR(FIND(&quot;C&quot;;[.P10]));0;1)+IF(ISERR(FIND(&quot;A&quot;;[.P10]));0;1)+IF(ISERR(FIND(&quot;S&quot;;[.P10]));0;1)&amp;[.N10];[$glvls.$G$1:.$AD$38];[.O10]+4;0)" office:value-type="float" office:value="0">
            <text:p>0</text:p>
          </table:table-cell>
          <table:table-cell/>
          <table:table-cell table:style-name="ce79" office:value-type="float" office:value="8">
            <text:p>8</text:p>
          </table:table-cell>
          <table:table-cell table:style-name="ce40" office:value-type="string">
            <text:p>VD</text:p>
          </table:table-cell>
          <table:table-cell table:style-name="ce73" office:value-type="string">
            <text:p>Very Difficul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hannel energy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G11]));0;1)+IF(ISERR(FIND(&quot;A&quot;;[.G11]));0;1)+IF(ISERR(FIND(&quot;S&quot;;[.G11]));0;1)&amp;[.E11];[$glvls.$G$1:.$AD$38];1+4;0)" office:value-type="float" office:value="8">
            <text:p>8</text:p>
          </table:table-cell>
          <table:table-cell table:style-name="ce4" table:formula="of:=VLOOKUP(IF(ISERR(FIND(&quot;C&quot;;[.G11]));0;1)+IF(ISERR(FIND(&quot;A&quot;;[.G11]));0;1)+IF(ISERR(FIND(&quot;S&quot;;[.G11]));0;1)&amp;[.E11];[$glvls.$G$1:.$AD$38];[.F11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aunch item</text:p>
          </table:table-cell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P11]));0;1)+IF(ISERR(FIND(&quot;A&quot;;[.P11]));0;1)+IF(ISERR(FIND(&quot;S&quot;;[.P11]));0;1)&amp;[.N11];[$glvls.$G$1:.$AD$38];1+4;0)" office:value-type="float" office:value="10">
            <text:p>10</text:p>
          </table:table-cell>
          <table:table-cell table:style-name="ce4" table:formula="of:=VLOOKUP(IF(ISERR(FIND(&quot;C&quot;;[.P11]));0;1)+IF(ISERR(FIND(&quot;A&quot;;[.P11]));0;1)+IF(ISERR(FIND(&quot;S&quot;;[.P11]));0;1)&amp;[.N11];[$glvls.$G$1:.$AD$38];[.O11]+4;0)" office:value-type="float" office:value="0">
            <text:p>0</text:p>
          </table:table-cell>
          <table:table-cell/>
          <table:table-cell table:style-name="ce78" office:value-type="float" office:value="9">
            <text:p>9</text:p>
          </table:table-cell>
          <table:table-cell table:style-name="ce40" office:value-type="string">
            <text:p>SD</text:p>
          </table:table-cell>
          <table:table-cell table:style-name="ce73" office:value-type="string">
            <text:p>Supremely Difficul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hannel hate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12]));0;1)+IF(ISERR(FIND(&quot;A&quot;;[.G12]));0;1)+IF(ISERR(FIND(&quot;S&quot;;[.G12]));0;1)&amp;[.E12];[$glvls.$G$1:.$AD$38];1+4;0)" office:value-type="float" office:value="18">
            <text:p>18</text:p>
          </table:table-cell>
          <table:table-cell table:style-name="ce4" table:formula="of:=VLOOKUP(IF(ISERR(FIND(&quot;C&quot;;[.G12]));0;1)+IF(ISERR(FIND(&quot;A&quot;;[.G12]));0;1)+IF(ISERR(FIND(&quot;S&quot;;[.G12]));0;1)&amp;[.E12];[$glvls.$G$1:.$AD$38];[.F12]+4;0)" office:value-type="float" office:value="0">
            <text:p>0</text:p>
          </table:table-cell>
          <table:table-cell table:style-name="ce73"/>
          <table:table-cell table:style-name="ce67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lesser force shield</text:p>
          </table:table-cell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P12]));0;1)+IF(ISERR(FIND(&quot;A&quot;;[.P12]));0;1)+IF(ISERR(FIND(&quot;S&quot;;[.P12]));0;1)&amp;[.N12];[$glvls.$G$1:.$AD$38];1+4;0)" office:value-type="float" office:value="8">
            <text:p>8</text:p>
          </table:table-cell>
          <table:table-cell table:style-name="ce4" table:formula="of:=VLOOKUP(IF(ISERR(FIND(&quot;C&quot;;[.P12]));0;1)+IF(ISERR(FIND(&quot;A&quot;;[.P12]));0;1)+IF(ISERR(FIND(&quot;S&quot;;[.P12]));0;1)&amp;[.N12];[$glvls.$G$1:.$AD$38];[.O12]+4;0)" office:value-type="float" office:value="26">
            <text:p>26</text:p>
          </table:table-cell>
          <table:table-cell/>
          <table:table-cell table:style-name="ce79" office:value-type="float" office:value="10">
            <text:p>10</text:p>
          </table:table-cell>
          <table:table-cell table:style-name="ce40" office:value-type="string">
            <text:p>JSI</text:p>
          </table:table-cell>
          <table:table-cell table:style-name="ce73" office:value-type="string">
            <text:p>Just shy of Impossible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cleanse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13]));0;1)+IF(ISERR(FIND(&quot;A&quot;;[.G13]));0;1)+IF(ISERR(FIND(&quot;S&quot;;[.G13]));0;1)&amp;[.E13];[$glvls.$G$1:.$AD$38];1+4;0)" office:value-type="float" office:value="15">
            <text:p>15</text:p>
          </table:table-cell>
          <table:table-cell table:style-name="ce4" table:formula="of:=VLOOKUP(IF(ISERR(FIND(&quot;C&quot;;[.G13]));0;1)+IF(ISERR(FIND(&quot;A&quot;;[.G13]));0;1)+IF(ISERR(FIND(&quot;S&quot;;[.G13]));0;1)&amp;[.E13];[$glvls.$G$1:.$AD$38];[.F13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ife sense</text:p>
          </table:table-cell>
          <table:table-cell table:style-name="ce9" office:value-type="string">
            <text:p>V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13]));0;1)+IF(ISERR(FIND(&quot;A&quot;;[.P13]));0;1)+IF(ISERR(FIND(&quot;S&quot;;[.P13]));0;1)&amp;[.N13];[$glvls.$G$1:.$AD$38];1+4;0)" office:value-type="float" office:value="2">
            <text:p>2</text:p>
          </table:table-cell>
          <table:table-cell table:style-name="ce4" table:formula="of:=VLOOKUP(IF(ISERR(FIND(&quot;C&quot;;[.P13]));0;1)+IF(ISERR(FIND(&quot;A&quot;;[.P13]));0;1)+IF(ISERR(FIND(&quot;S&quot;;[.P13]));0;1)&amp;[.N13];[$glvls.$G$1:.$AD$38];[.O13]+4;0)" office:value-type="float" office:value="0">
            <text:p>0</text:p>
          </table:table-cell>
          <table:table-cell/>
          <table:table-cell table:style-name="ce80" office:value-type="float" office:value="11">
            <text:p>11</text:p>
          </table:table-cell>
          <table:table-cell table:style-name="ce73" office:value-type="string">
            <text:p>LA</text:p>
          </table:table-cell>
          <table:table-cell table:style-name="ce73" office:value-type="string">
            <text:p>Lost Ar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lear mind</text:p>
          </table:table-cell>
          <table:table-cell table:style-name="ce4"/>
          <table:table-cell table:style-name="ce9" office:value-type="string">
            <text:p>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14]));0;1)+IF(ISERR(FIND(&quot;A&quot;;[.G14]));0;1)+IF(ISERR(FIND(&quot;S&quot;;[.G14]));0;1)&amp;[.E14];[$glvls.$G$1:.$AD$38];1+4;0)" office:value-type="float" office:value="14">
            <text:p>14</text:p>
          </table:table-cell>
          <table:table-cell table:style-name="ce4" table:formula="of:=VLOOKUP(IF(ISERR(FIND(&quot;C&quot;;[.G14]));0;1)+IF(ISERR(FIND(&quot;A&quot;;[.G14]));0;1)+IF(ISERR(FIND(&quot;S&quot;;[.G14]));0;1)&amp;[.E14];[$glvls.$G$1:.$AD$38];[.F14]+4;0)" office:value-type="float" office:value="32">
            <text:p>32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ightsaber alteration</text:p>
          </table:table-cell>
          <table:table-cell table:style-name="ce9" office:value-type="string">
            <text:p>M</text:p>
          </table:table-cell>
          <table:table-cell table:style-name="ce4" office:value-type="float" office:value="5">
            <text:p>5</text:p>
          </table:table-cell>
          <table:table-cell table:style-name="ce77" office:value-type="string">
            <text:p>S</text:p>
          </table:table-cell>
          <table:table-cell table:style-name="ce4" table:formula="of:=VLOOKUP(IF(ISERR(FIND(&quot;C&quot;;[.P14]));0;1)+IF(ISERR(FIND(&quot;A&quot;;[.P14]));0;1)+IF(ISERR(FIND(&quot;S&quot;;[.P14]));0;1)&amp;[.N14];[$glvls.$G$1:.$AD$38];1+4;0)" office:value-type="float" office:value="5">
            <text:p>5</text:p>
          </table:table-cell>
          <table:table-cell table:style-name="ce4" table:formula="of:=VLOOKUP(IF(ISERR(FIND(&quot;C&quot;;[.P14]));0;1)+IF(ISERR(FIND(&quot;A&quot;;[.P14]));0;1)+IF(ISERR(FIND(&quot;S&quot;;[.P14]));0;1)&amp;[.N14];[$glvls.$G$1:.$AD$38];[.O14]+4;0)" office:value-type="float" office:value="9">
            <text:p>9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string">
            <text:p>BL</text:p>
          </table:table-cell>
          <table:table-cell table:style-name="ce73" office:value-type="string">
            <text:p>Beyond Lost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loud mind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15]));0;1)+IF(ISERR(FIND(&quot;A&quot;;[.G15]));0;1)+IF(ISERR(FIND(&quot;S&quot;;[.G15]));0;1)&amp;[.E15];[$glvls.$G$1:.$AD$38];1+4;0)" office:value-type="float" office:value="18">
            <text:p>18</text:p>
          </table:table-cell>
          <table:table-cell table:style-name="ce4" table:formula="of:=VLOOKUP(IF(ISERR(FIND(&quot;C&quot;;[.G15]));0;1)+IF(ISERR(FIND(&quot;A&quot;;[.G15]));0;1)+IF(ISERR(FIND(&quot;S&quot;;[.G15]));0;1)&amp;[.E15];[$glvls.$G$1:.$AD$38];[.F15]+4;0)" office:value-type="float" office:value="45">
            <text:p>45</text:p>
          </table:table-cell>
          <table:table-cell table:style-name="ce73"/>
          <table:table-cell table:style-name="ce67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ightsaber combat</text:p>
          </table:table-cell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15]));0;1)+IF(ISERR(FIND(&quot;A&quot;;[.P15]));0;1)+IF(ISERR(FIND(&quot;S&quot;;[.P15]));0;1)&amp;[.N15];[$glvls.$G$1:.$AD$38];1+4;0)" office:value-type="float" office:value="10">
            <text:p>10</text:p>
          </table:table-cell>
          <table:table-cell table:style-name="ce4" table:formula="of:=VLOOKUP(IF(ISERR(FIND(&quot;C&quot;;[.P15]));0;1)+IF(ISERR(FIND(&quot;A&quot;;[.P15]));0;1)+IF(ISERR(FIND(&quot;S&quot;;[.P15]));0;1)&amp;[.N15];[$glvls.$G$1:.$AD$38];[.O15]+4;0)" office:value-type="float" office:value="28">
            <text:p>2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string">
            <text:p>BiT</text:p>
          </table:table-cell>
          <table:table-cell table:style-name="ce73" office:value-type="string">
            <text:p>Buried in Time</text:p>
          </table:table-cell>
          <table:table-cell table:number-columns-repeated="2"/>
          <table:table-cell table:style-name="ce9"/>
          <table:table-cell table:number-columns-repeated="999"/>
        </table:table-row>
        <table:table-row table:style-name="ro1">
          <table:table-cell table:style-name="ce67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concentration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20">
            <text:p>2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G16]));0;1)+IF(ISERR(FIND(&quot;A&quot;;[.G16]));0;1)+IF(ISERR(FIND(&quot;S&quot;;[.G16]));0;1)&amp;[.E16];[$glvls.$G$1:.$AD$38];1+4;0)" office:value-type="float" office:value="3">
            <text:p>3</text:p>
          </table:table-cell>
          <table:table-cell table:style-name="ce4" table:formula="of:=VLOOKUP(IF(ISERR(FIND(&quot;C&quot;;[.G16]));0;1)+IF(ISERR(FIND(&quot;A&quot;;[.G16]));0;1)+IF(ISERR(FIND(&quot;S&quot;;[.G16]));0;1)&amp;[.E16];[$glvls.$G$1:.$AD$38];[.F16]+4;0)" office:value-type="float" office:value="22">
            <text:p>22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agnify senses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16]));0;1)+IF(ISERR(FIND(&quot;A&quot;;[.P16]));0;1)+IF(ISERR(FIND(&quot;S&quot;;[.P16]));0;1)&amp;[.N16];[$glvls.$G$1:.$AD$38];1+4;0)" office:value-type="float" office:value="3">
            <text:p>3</text:p>
          </table:table-cell>
          <table:table-cell table:style-name="ce4" table:formula="of:=VLOOKUP(IF(ISERR(FIND(&quot;C&quot;;[.P16]));0;1)+IF(ISERR(FIND(&quot;A&quot;;[.P16]));0;1)+IF(ISERR(FIND(&quot;S&quot;;[.P16]));0;1)&amp;[.N16];[$glvls.$G$1:.$AD$38];[.O16]+4;0)" office:value-type="float" office:value="0">
            <text:p>0</text:p>
          </table:table-cell>
          <table:table-cell/>
          <table:table-cell table:style-name="Default" table:number-columns-repeated="2"/>
          <table:table-cell table:style-name="ce73"/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onfusion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G17]));0;1)+IF(ISERR(FIND(&quot;A&quot;;[.G17]));0;1)+IF(ISERR(FIND(&quot;S&quot;;[.G17]));0;1)&amp;[.E17];[$glvls.$G$1:.$AD$38];1+4;0)" office:value-type="float" office:value="12">
            <text:p>12</text:p>
          </table:table-cell>
          <table:table-cell table:style-name="ce4" table:formula="of:=VLOOKUP(IF(ISERR(FIND(&quot;C&quot;;[.G17]));0;1)+IF(ISERR(FIND(&quot;A&quot;;[.G17]));0;1)+IF(ISERR(FIND(&quot;S&quot;;[.G17]));0;1)&amp;[.E17];[$glvls.$G$1:.$AD$38];[.F17]+4;0)" office:value-type="float" office:value="30">
            <text:p>3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editation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17]));0;1)+IF(ISERR(FIND(&quot;A&quot;;[.P17]));0;1)+IF(ISERR(FIND(&quot;S&quot;;[.P17]));0;1)&amp;[.N17];[$glvls.$G$1:.$AD$38];1+4;0)" office:value-type="float" office:value="6">
            <text:p>6</text:p>
          </table:table-cell>
          <table:table-cell table:style-name="ce4" table:formula="of:=VLOOKUP(IF(ISERR(FIND(&quot;C&quot;;[.P17]));0;1)+IF(ISERR(FIND(&quot;A&quot;;[.P17]));0;1)+IF(ISERR(FIND(&quot;S&quot;;[.P17]));0;1)&amp;[.N17];[$glvls.$G$1:.$AD$38];[.O17]+4;0)" office:value-type="float" office:value="0">
            <text:p>0</text:p>
          </table:table-cell>
          <table:table-cell table:number-columns-repeated="2"/>
          <table:table-cell table:style-name="ce73" table:number-columns-repeated="2"/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control pain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18]));0;1)+IF(ISERR(FIND(&quot;A&quot;;[.G18]));0;1)+IF(ISERR(FIND(&quot;S&quot;;[.G18]));0;1)&amp;[.E18];[$glvls.$G$1:.$AD$38];1+4;0)" office:value-type="float" office:value="8">
            <text:p>8</text:p>
          </table:table-cell>
          <table:table-cell table:style-name="ce4" table:formula="of:=VLOOKUP(IF(ISERR(FIND(&quot;C&quot;;[.G18]));0;1)+IF(ISERR(FIND(&quot;A&quot;;[.G18]));0;1)+IF(ISERR(FIND(&quot;S&quot;;[.G18]));0;1)&amp;[.E18];[$glvls.$G$1:.$AD$38];[.F18]+4;0)" office:value-type="float" office:value="26">
            <text:p>26</text:p>
          </table:table-cell>
          <table:table-cell table:style-name="ce73"/>
          <table:table-cell table:style-name="ce67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elee combat</text:p>
          </table:table-cell>
          <table:table-cell table:style-name="ce9" office:value-type="string">
            <text:p>V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18]));0;1)+IF(ISERR(FIND(&quot;A&quot;;[.P18]));0;1)+IF(ISERR(FIND(&quot;S&quot;;[.P18]));0;1)&amp;[.N18];[$glvls.$G$1:.$AD$38];1+4;0)" office:value-type="float" office:value="2">
            <text:p>2</text:p>
          </table:table-cell>
          <table:table-cell table:style-name="ce4" table:formula="of:=VLOOKUP(IF(ISERR(FIND(&quot;C&quot;;[.P18]));0;1)+IF(ISERR(FIND(&quot;A&quot;;[.P18]));0;1)+IF(ISERR(FIND(&quot;S&quot;;[.P18]));0;1)&amp;[.N18];[$glvls.$G$1:.$AD$38];[.O18]+4;0)" office:value-type="float" office:value="11">
            <text:p>11</text:p>
          </table:table-cell>
          <table:table-cell table:number-columns-repeated="2"/>
          <table:table-cell table:style-name="ce73" office:value-type="string">
            <text:p>Current Lvl</text:p>
          </table:table-cell>
          <table:table-cell table:style-name="ce73"/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dark suggestio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19]));0;1)+IF(ISERR(FIND(&quot;A&quot;;[.G19]));0;1)+IF(ISERR(FIND(&quot;S&quot;;[.G19]));0;1)&amp;[.E19];[$glvls.$G$1:.$AD$38];1+4;0)" office:value-type="float" office:value="15">
            <text:p>15</text:p>
          </table:table-cell>
          <table:table-cell table:style-name="ce4" table:formula="of:=VLOOKUP(IF(ISERR(FIND(&quot;C&quot;;[.G19]));0;1)+IF(ISERR(FIND(&quot;A&quot;;[.G19]));0;1)+IF(ISERR(FIND(&quot;S&quot;;[.G19]));0;1)&amp;[.E19];[$glvls.$G$1:.$AD$38];[.F19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nd trick</text:p>
          </table:table-cell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19]));0;1)+IF(ISERR(FIND(&quot;A&quot;;[.P19]));0;1)+IF(ISERR(FIND(&quot;S&quot;;[.P19]));0;1)&amp;[.N19];[$glvls.$G$1:.$AD$38];1+4;0)" office:value-type="float" office:value="12">
            <text:p>12</text:p>
          </table:table-cell>
          <table:table-cell table:style-name="ce4" table:formula="of:=VLOOKUP(IF(ISERR(FIND(&quot;C&quot;;[.P19]));0;1)+IF(ISERR(FIND(&quot;A&quot;;[.P19]));0;1)+IF(ISERR(FIND(&quot;S&quot;;[.P19]));0;1)&amp;[.N19];[$glvls.$G$1:.$AD$38];[.O19]+4;0)" office:value-type="float" office:value="0">
            <text:p>0</text:p>
          </table:table-cell>
          <table:table-cell/>
          <table:table-cell table:style-name="ce40" office:value-type="string">
            <text:p>S</text:p>
          </table:table-cell>
          <table:table-cell table:style-name="ce82" table:formula="of:=[$stats.Q8]" office:value-type="float" office:value="5">
            <text:p>5</text:p>
          </table:table-cell>
          <table:table-cell table:style-name="ce73"/>
          <table:table-cell table:number-columns-repeated="2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etoxify poison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(A)</text:p>
          </table:table-cell>
          <table:table-cell table:style-name="ce4" table:formula="of:=VLOOKUP(IF(ISERR(FIND(&quot;C&quot;;[.G20]));0;1)+IF(ISERR(FIND(&quot;A&quot;;[.G20]));0;1)+IF(ISERR(FIND(&quot;S&quot;;[.G20]));0;1)&amp;[.E20];[$glvls.$G$1:.$AD$38];1+4;0)" office:value-type="float" office:value="9">
            <text:p>9</text:p>
          </table:table-cell>
          <table:table-cell table:style-name="ce4" table:formula="of:=VLOOKUP(IF(ISERR(FIND(&quot;C&quot;;[.G20]));0;1)+IF(ISERR(FIND(&quot;A&quot;;[.G20]));0;1)+IF(ISERR(FIND(&quot;S&quot;;[.G20]));0;1)&amp;[.E20];[$glvls.$G$1:.$AD$38];[.F20]+4;0)" office:value-type="float" office:value="0">
            <text:p>0</text:p>
          </table:table-cell>
          <table:table-cell table:style-name="ce73"/>
          <table:table-cell table:style-name="ce67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indblock</text:p>
          </table:table-cell>
          <table:table-cell table:style-name="ce9" office:value-type="string">
            <text:p>V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20]));0;1)+IF(ISERR(FIND(&quot;A&quot;;[.P20]));0;1)+IF(ISERR(FIND(&quot;S&quot;;[.P20]));0;1)&amp;[.N20];[$glvls.$G$1:.$AD$38];1+4;0)" office:value-type="float" office:value="16">
            <text:p>16</text:p>
          </table:table-cell>
          <table:table-cell table:style-name="ce4" table:formula="of:=VLOOKUP(IF(ISERR(FIND(&quot;C&quot;;[.P20]));0;1)+IF(ISERR(FIND(&quot;A&quot;;[.P20]));0;1)+IF(ISERR(FIND(&quot;S&quot;;[.P20]));0;1)&amp;[.N20];[$glvls.$G$1:.$AD$38];[.O20]+4;0)" office:value-type="float" office:value="34">
            <text:p>34</text:p>
          </table:table-cell>
          <table:table-cell/>
          <table:table-cell table:style-name="ce40" office:value-type="string">
            <text:p>C</text:p>
          </table:table-cell>
          <table:table-cell table:style-name="ce82" table:formula="of:=[$stats.Q9]" office:value-type="float" office:value="8">
            <text:p>8</text:p>
          </table:table-cell>
          <table:table-cell table:style-name="ce73"/>
          <table:table-cell table:number-columns-repeated="2"/>
          <table:table-cell table:style-name="ce9"/>
          <table:table-cell table:number-columns-repeated="999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place matter</text:p>
          </table:table-cell>
          <table:table-cell table:style-name="ce4"/>
          <table:table-cell table:style-name="ce9" office:value-type="string">
            <text:p>S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21]));0;1)+IF(ISERR(FIND(&quot;A&quot;;[.G21]));0;1)+IF(ISERR(FIND(&quot;S&quot;;[.G21]));0;1)&amp;[.E21];[$glvls.$G$1:.$AD$38];1+4;0)" office:value-type="float" office:value="27">
            <text:p>27</text:p>
          </table:table-cell>
          <table:table-cell table:style-name="ce4" table:formula="of:=VLOOKUP(IF(ISERR(FIND(&quot;C&quot;;[.G21]));0;1)+IF(ISERR(FIND(&quot;A&quot;;[.G21]));0;1)+IF(ISERR(FIND(&quot;S&quot;;[.G21]));0;1)&amp;[.E21];[$glvls.$G$1:.$AD$38];[.F21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isdirect</text:p>
          </table:table-cell>
          <table:table-cell table:style-name="ce9" office:value-type="string">
            <text:p>V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21]));0;1)+IF(ISERR(FIND(&quot;A&quot;;[.P21]));0;1)+IF(ISERR(FIND(&quot;S&quot;;[.P21]));0;1)&amp;[.N21];[$glvls.$G$1:.$AD$38];1+4;0)" office:value-type="float" office:value="24">
            <text:p>24</text:p>
          </table:table-cell>
          <table:table-cell table:style-name="ce4" table:formula="of:=VLOOKUP(IF(ISERR(FIND(&quot;C&quot;;[.P21]));0;1)+IF(ISERR(FIND(&quot;A&quot;;[.P21]));0;1)+IF(ISERR(FIND(&quot;S&quot;;[.P21]));0;1)&amp;[.N21];[$glvls.$G$1:.$AD$38];[.O21]+4;0)" office:value-type="float" office:value="51">
            <text:p>51</text:p>
          </table:table-cell>
          <table:table-cell/>
          <table:table-cell table:style-name="ce40" office:value-type="string">
            <text:p>A</text:p>
          </table:table-cell>
          <table:table-cell table:style-name="ce82" table:formula="of:=[$stats.Q10]" office:value-type="float" office:value="3">
            <text:p>3</text:p>
          </table:table-cell>
          <table:table-cell table:number-columns-repeated="3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sipate energy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G22]));0;1)+IF(ISERR(FIND(&quot;A&quot;;[.G22]));0;1)+IF(ISERR(FIND(&quot;S&quot;;[.G22]));0;1)&amp;[.E22];[$glvls.$G$1:.$AD$38];1+4;0)" office:value-type="float" office:value="5">
            <text:p>5</text:p>
          </table:table-cell>
          <table:table-cell table:style-name="ce4" table:formula="of:=VLOOKUP(IF(ISERR(FIND(&quot;C&quot;;[.G22]));0;1)+IF(ISERR(FIND(&quot;A&quot;;[.G22]));0;1)+IF(ISERR(FIND(&quot;S&quot;;[.G22]));0;1)&amp;[.E22];[$glvls.$G$1:.$AD$38];[.F22]+4;0)" office:value-type="float" office:value="14">
            <text:p>14</text:p>
          </table:table-cell>
          <table:table-cell table:style-name="ce73"/>
          <table:table-cell table:style-name="ce67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duce injury</text:p>
          </table:table-cell>
          <table:table-cell table:style-name="ce9" office:value-type="string">
            <text:p>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P22]));0;1)+IF(ISERR(FIND(&quot;A&quot;;[.P22]));0;1)+IF(ISERR(FIND(&quot;S&quot;;[.P22]));0;1)&amp;[.N22];[$glvls.$G$1:.$AD$38];1+4;0)" office:value-type="float" office:value="14">
            <text:p>14</text:p>
          </table:table-cell>
          <table:table-cell table:style-name="ce4" table:formula="of:=VLOOKUP(IF(ISERR(FIND(&quot;C&quot;;[.P22]));0;1)+IF(ISERR(FIND(&quot;A&quot;;[.P22]));0;1)+IF(ISERR(FIND(&quot;S&quot;;[.P22]));0;1)&amp;[.N22];[$glvls.$G$1:.$AD$38];[.O22]+4;0)" office:value-type="float" office:value="32">
            <text:p>32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distract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G23]));0;1)+IF(ISERR(FIND(&quot;A&quot;;[.G23]));0;1)+IF(ISERR(FIND(&quot;S&quot;;[.G23]));0;1)&amp;[.E23];[$glvls.$G$1:.$AD$38];1+4;0)" office:value-type="float" office:value="8">
            <text:p>8</text:p>
          </table:table-cell>
          <table:table-cell table:style-name="ce4" table:formula="of:=VLOOKUP(IF(ISERR(FIND(&quot;C&quot;;[.G23]));0;1)+IF(ISERR(FIND(&quot;A&quot;;[.G23]));0;1)+IF(ISERR(FIND(&quot;S&quot;;[.G23]));0;1)&amp;[.E23];[$glvls.$G$1:.$AD$38];[.F23]+4;0)" office:value-type="float" office:value="0">
            <text:p>0</text:p>
          </table:table-cell>
          <table:table-cell table:style-name="ce73"/>
          <table:table-cell table:style-name="ce67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lease force</text:p>
          </table:table-cell>
          <table:table-cell table:style-name="ce9" office:value-type="string">
            <text:p>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23]));0;1)+IF(ISERR(FIND(&quot;A&quot;;[.P23]));0;1)+IF(ISERR(FIND(&quot;S&quot;;[.P23]));0;1)&amp;[.N23];[$glvls.$G$1:.$AD$38];1+4;0)" office:value-type="float" office:value="3">
            <text:p>3</text:p>
          </table:table-cell>
          <table:table-cell table:style-name="ce4" table:formula="of:=VLOOKUP(IF(ISERR(FIND(&quot;C&quot;;[.P23]));0;1)+IF(ISERR(FIND(&quot;A&quot;;[.P23]));0;1)+IF(ISERR(FIND(&quot;S&quot;;[.P23]));0;1)&amp;[.N23];[$glvls.$G$1:.$AD$38];[.O23]+4;0)" office:value-type="float" office:value="12">
            <text:p>12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turbing aura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G24]));0;1)+IF(ISERR(FIND(&quot;A&quot;;[.G24]));0;1)+IF(ISERR(FIND(&quot;S&quot;;[.G24]));0;1)&amp;[.E24];[$glvls.$G$1:.$AD$38];1+4;0)" office:value-type="float" office:value="10">
            <text:p>10</text:p>
          </table:table-cell>
          <table:table-cell table:style-name="ce4" table:formula="of:=VLOOKUP(IF(ISERR(FIND(&quot;C&quot;;[.G24]));0;1)+IF(ISERR(FIND(&quot;A&quot;;[.G24]));0;1)+IF(ISERR(FIND(&quot;S&quot;;[.G24]));0;1)&amp;[.E24];[$glvls.$G$1:.$AD$38];[.F2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residual life</text:p>
          </table:table-cell>
          <table:table-cell table:style-name="ce9" office:value-type="string">
            <text:p>LA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24]));0;1)+IF(ISERR(FIND(&quot;A&quot;;[.P24]));0;1)+IF(ISERR(FIND(&quot;S&quot;;[.P24]));0;1)&amp;[.N24];[$glvls.$G$1:.$AD$38];1+4;0)" office:value-type="float" office:value="33">
            <text:p>33</text:p>
          </table:table-cell>
          <table:table-cell table:style-name="ce4" table:formula="of:=VLOOKUP(IF(ISERR(FIND(&quot;C&quot;;[.P24]));0;1)+IF(ISERR(FIND(&quot;A&quot;;[.P24]));0;1)+IF(ISERR(FIND(&quot;S&quot;;[.P24]));0;1)&amp;[.N24];[$glvls.$G$1:.$AD$38];[.O24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dodge</text:p>
          </table:table-cell>
          <table:table-cell table:style-name="ce4"/>
          <table:table-cell table:style-name="ce9" office:value-type="string">
            <text:p>N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G25]));0;1)+IF(ISERR(FIND(&quot;A&quot;;[.G25]));0;1)+IF(ISERR(FIND(&quot;S&quot;;[.G25]));0;1)&amp;[.E25];[$glvls.$G$1:.$AD$38];1+4;0)" office:value-type="float" office:value="2">
            <text:p>2</text:p>
          </table:table-cell>
          <table:table-cell table:style-name="ce4" table:formula="of:=VLOOKUP(IF(ISERR(FIND(&quot;C&quot;;[.G25]));0;1)+IF(ISERR(FIND(&quot;A&quot;;[.G25]));0;1)+IF(ISERR(FIND(&quot;S&quot;;[.G25]));0;1)&amp;[.E25];[$glvls.$G$1:.$AD$38];[.F25]+4;0)" office:value-type="float" office:value="20">
            <text:p>2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sist poison</text:p>
          </table:table-cell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25]));0;1)+IF(ISERR(FIND(&quot;A&quot;;[.P25]));0;1)+IF(ISERR(FIND(&quot;S&quot;;[.P25]));0;1)&amp;[.N25];[$glvls.$G$1:.$AD$38];1+4;0)" office:value-type="float" office:value="10">
            <text:p>10</text:p>
          </table:table-cell>
          <table:table-cell table:style-name="ce4" table:formula="of:=VLOOKUP(IF(ISERR(FIND(&quot;C&quot;;[.P25]));0;1)+IF(ISERR(FIND(&quot;A&quot;;[.P25]));0;1)+IF(ISERR(FIND(&quot;S&quot;;[.P25]));0;1)&amp;[.N25];[$glvls.$G$1:.$AD$38];[.O25]+4;0)" office:value-type="float" office:value="28">
            <text:p>28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71" office:value-type="string">
            <text:p>dominate mind</text:p>
          </table:table-cell>
          <table:table-cell table:style-name="ce4"/>
          <table:table-cell table:style-name="ce9" office:value-type="string">
            <text:p>BL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26]));0;1)+IF(ISERR(FIND(&quot;A&quot;;[.G26]));0;1)+IF(ISERR(FIND(&quot;S&quot;;[.G26]));0;1)&amp;[.E26];[$glvls.$G$1:.$AD$38];1+4;0)" office:value-type="float" office:value="36">
            <text:p>36</text:p>
          </table:table-cell>
          <table:table-cell table:style-name="ce4" table:formula="of:=VLOOKUP(IF(ISERR(FIND(&quot;C&quot;;[.G26]));0;1)+IF(ISERR(FIND(&quot;A&quot;;[.G26]));0;1)+IF(ISERR(FIND(&quot;S&quot;;[.G26]));0;1)&amp;[.E26];[$glvls.$G$1:.$AD$38];[.F26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sist stun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26]));0;1)+IF(ISERR(FIND(&quot;A&quot;;[.P26]));0;1)+IF(ISERR(FIND(&quot;S&quot;;[.P26]));0;1)&amp;[.N26];[$glvls.$G$1:.$AD$38];1+4;0)" office:value-type="float" office:value="3">
            <text:p>3</text:p>
          </table:table-cell>
          <table:table-cell table:style-name="ce4" table:formula="of:=VLOOKUP(IF(ISERR(FIND(&quot;C&quot;;[.P26]));0;1)+IF(ISERR(FIND(&quot;A&quot;;[.P26]));0;1)+IF(ISERR(FIND(&quot;S&quot;;[.P26]));0;1)&amp;[.N26];[$glvls.$G$1:.$AD$38];[.O26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rain crystals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G27]));0;1)+IF(ISERR(FIND(&quot;A&quot;;[.G27]));0;1)+IF(ISERR(FIND(&quot;S&quot;;[.G27]));0;1)&amp;[.E27];[$glvls.$G$1:.$AD$38];1+4;0)" office:value-type="float" office:value="10">
            <text:p>10</text:p>
          </table:table-cell>
          <table:table-cell table:style-name="ce4" table:formula="of:=VLOOKUP(IF(ISERR(FIND(&quot;C&quot;;[.G27]));0;1)+IF(ISERR(FIND(&quot;A&quot;;[.G27]));0;1)+IF(ISERR(FIND(&quot;S&quot;;[.G27]));0;1)&amp;[.E27];[$glvls.$G$1:.$AD$38];[.F27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econd childhood</text:p>
          </table:table-cell>
          <table:table-cell table:style-name="ce9" office:value-type="string">
            <text:p>I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NA</text:p>
          </table:table-cell>
          <table:table-cell table:style-name="ce4" table:formula="of:=VLOOKUP(IF(ISERR(FIND(&quot;C&quot;;[.P27]));0;1)+IF(ISERR(FIND(&quot;A&quot;;[.P27]));0;1)+IF(ISERR(FIND(&quot;S&quot;;[.P27]));0;1)&amp;[.N27];[$glvls.$G$1:.$AD$38];1+4;0)" office:value-type="float" office:value="0">
            <text:p>0</text:p>
          </table:table-cell>
          <table:table-cell table:style-name="ce4" table:formula="of:=VLOOKUP(IF(ISERR(FIND(&quot;C&quot;;[.P27]));0;1)+IF(ISERR(FIND(&quot;A&quot;;[.P27]));0;1)+IF(ISERR(FIND(&quot;S&quot;;[.P27]));0;1)&amp;[.N27];[$glvls.$G$1:.$AD$38];[.O27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enhance metabolism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G28]));0;1)+IF(ISERR(FIND(&quot;A&quot;;[.G28]));0;1)+IF(ISERR(FIND(&quot;S&quot;;[.G28]));0;1)&amp;[.E28];[$glvls.$G$1:.$AD$38];1+4;0)" office:value-type="float" office:value="4">
            <text:p>4</text:p>
          </table:table-cell>
          <table:table-cell table:style-name="ce4" table:formula="of:=VLOOKUP(IF(ISERR(FIND(&quot;C&quot;;[.G28]));0;1)+IF(ISERR(FIND(&quot;A&quot;;[.G28]));0;1)+IF(ISERR(FIND(&quot;S&quot;;[.G28]));0;1)&amp;[.E28];[$glvls.$G$1:.$AD$38];[.F28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ense force</text:p>
          </table:table-cell>
          <table:table-cell table:style-name="ce9" office:value-type="string">
            <text:p>V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28]));0;1)+IF(ISERR(FIND(&quot;A&quot;;[.P28]));0;1)+IF(ISERR(FIND(&quot;S&quot;;[.P28]));0;1)&amp;[.N28];[$glvls.$G$1:.$AD$38];1+4;0)" office:value-type="float" office:value="2">
            <text:p>2</text:p>
          </table:table-cell>
          <table:table-cell table:style-name="ce4" table:formula="of:=VLOOKUP(IF(ISERR(FIND(&quot;C&quot;;[.P28]));0;1)+IF(ISERR(FIND(&quot;A&quot;;[.P28]));0;1)+IF(ISERR(FIND(&quot;S&quot;;[.P28]));0;1)&amp;[.N28];[$glvls.$G$1:.$AD$38];[.O28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enrage</text:p>
          </table:table-cell>
          <table:table-cell table:style-name="ce4"/>
          <table:table-cell table:style-name="ce9" office:value-type="string">
            <text:p>S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29]));0;1)+IF(ISERR(FIND(&quot;A&quot;;[.G29]));0;1)+IF(ISERR(FIND(&quot;S&quot;;[.G29]));0;1)&amp;[.E29];[$glvls.$G$1:.$AD$38];1+4;0)" office:value-type="float" office:value="27">
            <text:p>27</text:p>
          </table:table-cell>
          <table:table-cell table:style-name="ce4" table:formula="of:=VLOOKUP(IF(ISERR(FIND(&quot;C&quot;;[.G29]));0;1)+IF(ISERR(FIND(&quot;A&quot;;[.G29]));0;1)+IF(ISERR(FIND(&quot;S&quot;;[.G29]));0;1)&amp;[.E29];[$glvls.$G$1:.$AD$38];[.F29]+4;0)" office:value-type="float" office:value="54">
            <text:p>54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hadow sight</text:p>
          </table:table-cell>
          <table:table-cell table:style-name="ce9" office:value-type="string">
            <text:p>LA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29]));0;1)+IF(ISERR(FIND(&quot;A&quot;;[.P29]));0;1)+IF(ISERR(FIND(&quot;S&quot;;[.P29]));0;1)&amp;[.N29];[$glvls.$G$1:.$AD$38];1+4;0)" office:value-type="float" office:value="33">
            <text:p>33</text:p>
          </table:table-cell>
          <table:table-cell table:style-name="ce4" table:formula="of:=VLOOKUP(IF(ISERR(FIND(&quot;C&quot;;[.P29]));0;1)+IF(ISERR(FIND(&quot;A&quot;;[.P29]));0;1)+IF(ISERR(FIND(&quot;S&quot;;[.P29]));0;1)&amp;[.N29];[$glvls.$G$1:.$AD$38];[.O29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</text:p>
          </table:table-cell>
          <table:table-cell table:style-name="ce4"/>
          <table:table-cell table:style-name="ce9" office:value-type="string">
            <text:p>VE</text:p>
          </table:table-cell>
          <table:table-cell table:style-name="ce4" office:value-type="float" office:value="20">
            <text:p>2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G30]));0;1)+IF(ISERR(FIND(&quot;A&quot;;[.G30]));0;1)+IF(ISERR(FIND(&quot;S&quot;;[.G30]));0;1)&amp;[.E30];[$glvls.$G$1:.$AD$38];1+4;0)" office:value-type="float" office:value="2">
            <text:p>2</text:p>
          </table:table-cell>
          <table:table-cell table:style-name="ce4" table:formula="of:=VLOOKUP(IF(ISERR(FIND(&quot;C&quot;;[.G30]));0;1)+IF(ISERR(FIND(&quot;A&quot;;[.G30]));0;1)+IF(ISERR(FIND(&quot;S&quot;;[.G30]));0;1)&amp;[.E30];[$glvls.$G$1:.$AD$38];[.F30]+4;0)" office:value-type="float" office:value="21">
            <text:p>21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soul siphon</text:p>
          </table:table-cell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30]));0;1)+IF(ISERR(FIND(&quot;A&quot;;[.P30]));0;1)+IF(ISERR(FIND(&quot;S&quot;;[.P30]));0;1)&amp;[.N30];[$glvls.$G$1:.$AD$38];1+4;0)" office:value-type="float" office:value="21">
            <text:p>21</text:p>
          </table:table-cell>
          <table:table-cell table:style-name="ce4" table:formula="of:=VLOOKUP(IF(ISERR(FIND(&quot;C&quot;;[.P30]));0;1)+IF(ISERR(FIND(&quot;A&quot;;[.P30]));0;1)+IF(ISERR(FIND(&quot;S&quot;;[.P30]));0;1)&amp;[.N30];[$glvls.$G$1:.$AD$38];[.O30]+4;0)" office:value-type="float" office:value="0">
            <text:p>0</text:p>
          </table:table-cell>
          <table:table-cell table:number-columns-repeated="6"/>
          <table:table-cell table:style-name="ce9"/>
          <table:table-cell table:style-name="ce73"/>
          <table:table-cell/>
          <table:table-cell table:style-name="ce73"/>
          <table:table-cell table:number-columns-repeated="5"/>
          <table:table-cell table:style-name="ce73"/>
          <table:table-cell table:number-columns-repeated="990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deflectio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31]));0;1)+IF(ISERR(FIND(&quot;A&quot;;[.G31]));0;1)+IF(ISERR(FIND(&quot;S&quot;;[.G31]));0;1)&amp;[.E31];[$glvls.$G$1:.$AD$38];1+4;0)" office:value-type="float" office:value="15">
            <text:p>15</text:p>
          </table:table-cell>
          <table:table-cell table:style-name="ce4" table:formula="of:=VLOOKUP(IF(ISERR(FIND(&quot;C&quot;;[.G31]));0;1)+IF(ISERR(FIND(&quot;A&quot;;[.G31]));0;1)+IF(ISERR(FIND(&quot;S&quot;;[.G31]));0;1)&amp;[.E31];[$glvls.$G$1:.$AD$38];[.F31]+4;0)" office:value-type="float" office:value="0">
            <text:p>0</text:p>
          </table:table-cell>
          <table:table-cell table:style-name="ce73"/>
          <table:table-cell table:style-name="ce67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elekinesis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A</text:p>
          </table:table-cell>
          <table:table-cell table:style-name="ce4" table:formula="of:=VLOOKUP(IF(ISERR(FIND(&quot;C&quot;;[.P31]));0;1)+IF(ISERR(FIND(&quot;A&quot;;[.P31]));0;1)+IF(ISERR(FIND(&quot;S&quot;;[.P31]));0;1)&amp;[.N31];[$glvls.$G$1:.$AD$38];1+4;0)" office:value-type="float" office:value="3">
            <text:p>3</text:p>
          </table:table-cell>
          <table:table-cell table:style-name="ce4" table:formula="of:=VLOOKUP(IF(ISERR(FIND(&quot;C&quot;;[.P31]));0;1)+IF(ISERR(FIND(&quot;A&quot;;[.P31]));0;1)+IF(ISERR(FIND(&quot;S&quot;;[.P31]));0;1)&amp;[.N31];[$glvls.$G$1:.$AD$38];[.O31]+4;0)" office:value-type="float" office:value="0">
            <text:p>0</text:p>
          </table:table-cell>
          <table:table-cell table:number-columns-repeated="6"/>
          <table:table-cell table:style-name="ce9"/>
          <table:table-cell table:number-columns-repeated="999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force lightning</text:p>
          </table:table-cell>
          <table:table-cell table:style-name="ce4"/>
          <table:table-cell table:style-name="ce9" office:value-type="string">
            <text:p>V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32]));0;1)+IF(ISERR(FIND(&quot;A&quot;;[.G32]));0;1)+IF(ISERR(FIND(&quot;S&quot;;[.G32]));0;1)&amp;[.E32];[$glvls.$G$1:.$AD$38];1+4;0)" office:value-type="float" office:value="24">
            <text:p>24</text:p>
          </table:table-cell>
          <table:table-cell table:style-name="ce4" table:formula="of:=VLOOKUP(IF(ISERR(FIND(&quot;C&quot;;[.G32]));0;1)+IF(ISERR(FIND(&quot;A&quot;;[.G32]));0;1)+IF(ISERR(FIND(&quot;S&quot;;[.G32]));0;1)&amp;[.E32];[$glvls.$G$1:.$AD$38];[.F32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telekinetic kill</text:p>
          </table:table-cell>
          <table:table-cell table:style-name="ce9" office:value-type="string">
            <text:p>V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32]));0;1)+IF(ISERR(FIND(&quot;A&quot;;[.P32]));0;1)+IF(ISERR(FIND(&quot;S&quot;;[.P32]));0;1)&amp;[.N32];[$glvls.$G$1:.$AD$38];1+4;0)" office:value-type="float" office:value="24">
            <text:p>24</text:p>
          </table:table-cell>
          <table:table-cell table:style-name="ce4" table:formula="of:=VLOOKUP(IF(ISERR(FIND(&quot;C&quot;;[.P32]));0;1)+IF(ISERR(FIND(&quot;A&quot;;[.P32]));0;1)+IF(ISERR(FIND(&quot;S&quot;;[.P32]));0;1)&amp;[.N32];[$glvls.$G$1:.$AD$38];[.O32]+4;0)" office:value-type="float" office:value="0">
            <text:p>0</text:p>
          </table:table-cell>
          <table:table-cell table:number-columns-repeated="6"/>
          <table:table-cell table:style-name="ce9"/>
          <table:table-cell table:number-columns-repeated="999"/>
        </table:table-row>
        <table:table-row table:style-name="ro2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mask</text:p>
          </table:table-cell>
          <table:table-cell table:style-name="ce4"/>
          <table:table-cell table:style-name="ce9" office:value-type="string">
            <text:p>BL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33]));0;1)+IF(ISERR(FIND(&quot;A&quot;;[.G33]));0;1)+IF(ISERR(FIND(&quot;S&quot;;[.G33]));0;1)&amp;[.E33];[$glvls.$G$1:.$AD$38];1+4;0)" office:value-type="float" office:value="36">
            <text:p>36</text:p>
          </table:table-cell>
          <table:table-cell table:style-name="ce4" table:formula="of:=VLOOKUP(IF(ISERR(FIND(&quot;C&quot;;[.G33]));0;1)+IF(ISERR(FIND(&quot;A&quot;;[.G33]));0;1)+IF(ISERR(FIND(&quot;S&quot;;[.G33]));0;1)&amp;[.E33];[$glvls.$G$1:.$AD$38];[.F33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elepathy</text:p>
          </table:table-cell>
          <table:table-cell table:style-name="ce9" office:value-type="string">
            <text:p>EtM</text:p>
          </table:table-cell>
          <table:table-cell table:style-name="ce4" office:value-type="float" office:value="3">
            <text:p>3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33]));0;1)+IF(ISERR(FIND(&quot;A&quot;;[.P33]));0;1)+IF(ISERR(FIND(&quot;S&quot;;[.P33]));0;1)&amp;[.N33];[$glvls.$G$1:.$AD$38];1+4;0)" office:value-type="float" office:value="12">
            <text:p>12</text:p>
          </table:table-cell>
          <table:table-cell table:style-name="ce4" table:formula="of:=VLOOKUP(IF(ISERR(FIND(&quot;C&quot;;[.P33]));0;1)+IF(ISERR(FIND(&quot;A&quot;;[.P33]));0;1)+IF(ISERR(FIND(&quot;S&quot;;[.P33]));0;1)&amp;[.N33];[$glvls.$G$1:.$AD$38];[.O33]+4;0)" office:value-type="float" office:value="18">
            <text:p>18</text:p>
          </table:table-cell>
          <table:table-cell table:number-columns-repeated="3"/>
          <table:table-cell table:style-name="ce84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sight</text:p>
          </table:table-cell>
          <table:table-cell table:style-name="ce4"/>
          <table:table-cell table:style-name="ce9" office:value-type="string">
            <text:p>BL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34]));0;1)+IF(ISERR(FIND(&quot;A&quot;;[.G34]));0;1)+IF(ISERR(FIND(&quot;S&quot;;[.G34]));0;1)&amp;[.E34];[$glvls.$G$1:.$AD$38];1+4;0)" office:value-type="float" office:value="36">
            <text:p>36</text:p>
          </table:table-cell>
          <table:table-cell table:style-name="ce4" table:formula="of:=VLOOKUP(IF(ISERR(FIND(&quot;C&quot;;[.G34]));0;1)+IF(ISERR(FIND(&quot;A&quot;;[.G34]));0;1)+IF(ISERR(FIND(&quot;S&quot;;[.G34]));0;1)&amp;[.E34];[$glvls.$G$1:.$AD$38];[.F3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ransfer force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34]));0;1)+IF(ISERR(FIND(&quot;A&quot;;[.P34]));0;1)+IF(ISERR(FIND(&quot;S&quot;;[.P34]));0;1)&amp;[.N34];[$glvls.$G$1:.$AD$38];1+4;0)" office:value-type="float" office:value="9">
            <text:p>9</text:p>
          </table:table-cell>
          <table:table-cell table:style-name="ce4" table:formula="of:=VLOOKUP(IF(ISERR(FIND(&quot;C&quot;;[.P34]));0;1)+IF(ISERR(FIND(&quot;A&quot;;[.P34]));0;1)+IF(ISERR(FIND(&quot;S&quot;;[.P34]));0;1)&amp;[.N34];[$glvls.$G$1:.$AD$38];[.O34]+4;0)" office:value-type="float" office:value="0">
            <text:p>0</text:p>
          </table:table-cell>
          <table:table-cell table:number-columns-repeated="3"/>
          <table:table-cell table:style-name="ce84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66" table:formula="of:=SUM([.A3:.A34])" office:value-type="float" office:value="19">
            <text:p>19</text:p>
          </table:table-cell>
          <table:table-cell table:style-name="ce66" table:formula="of:=SUM([.B3:.B34])" office:value-type="float" office:value="360">
            <text:p>360</text:p>
          </table:table-cell>
          <table:table-cell table:style-name="ce66" table:number-columns-repeated="3"/>
          <table:table-cell table:style-name="ce66" table:formula="of:=SUM([.F3:.F34])" office:value-type="float" office:value="140">
            <text:p>140</text:p>
          </table:table-cell>
          <table:table-cell table:style-name="ce66" table:number-columns-repeated="4"/>
          <table:table-cell table:style-name="ce66" table:formula="of:=SUM([.K3:.K34])" office:value-type="float" office:value="31">
            <text:p>31</text:p>
          </table:table-cell>
          <table:table-cell table:style-name="ce66" table:formula="of:=SUM([.L3:.L34])" office:value-type="float" office:value="301">
            <text:p>301</text:p>
          </table:table-cell>
          <table:table-cell table:style-name="ce66" table:number-columns-repeated="2"/>
          <table:table-cell table:style-name="ce66" table:formula="of:=SUM([.O3:.O34])" office:value-type="float" office:value="118">
            <text:p>118</text:p>
          </table:table-cell>
          <table:table-cell table:number-columns-repeated="9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66" office:value-type="string">
            <text:p>Total</text:p>
          </table:table-cell>
          <table:table-cell table:style-name="ce66" table:formula="of:=[.A35]+[.K35]" office:value-type="float" office:value="50">
            <text:p>50</text:p>
          </table:table-cell>
          <table:table-cell table:number-columns-repeated="8"/>
          <table:table-cell table:style-name="ce71" office:value-type="string">
            <text:p>Dark Side</text:p>
          </table:table-cell>
          <table:table-cell table:number-columns-repeated="5"/>
          <table:table-cell table:style-name="ce68"/>
          <table:table-cell table:style-name="ce81" table:number-columns-repeated="5"/>
          <table:table-cell table:style-name="Default"/>
          <table:table-cell table:style-name="ce81" table:number-columns-repeated="50"/>
          <table:table-cell table:style-name="ce68" table:number-columns-repeated="949"/>
        </table:table-row>
        <table:table-row table:style-name="ro1">
          <table:table-cell table:number-columns-repeated="2"/>
          <table:table-cell table:style-name="ce66" office:value-type="string">
            <text:p>Grand Total</text:p>
          </table:table-cell>
          <table:table-cell table:style-name="ce66" table:formula="of:=[.B35]+[.L35]" office:value-type="float" office:value="661">
            <text:p>661</text:p>
          </table:table-cell>
          <table:table-cell table:number-columns-repeated="8"/>
          <table:table-cell table:style-name="ce75" office:value-type="string">
            <text:p>Tradition</text:p>
          </table:table-cell>
          <table:table-cell table:number-columns-repeated="11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office:value-type="string">
            <text:p>Wanted Total</text:p>
          </table:table-cell>
          <table:table-cell table:formula="of:=SUM([.F35]+[.O35])" office:value-type="float" office:value="258">
            <text:p>258</text:p>
          </table:table-cell>
          <table:table-cell table:number-columns-repeated="8"/>
          <table:table-cell table:style-name="ce70" office:value-type="string">
            <text:p>Defens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]/3" office:value-type="float" office:value="86">
            <text:p>86</text:p>
          </table:table-cell>
          <table:table-cell office:value-type="string">
            <text:p>22 in each skill</text:p>
          </table:table-cell>
          <table:table-cell table:number-columns-repeated="1019"/>
        </table:table-row>
        <table:table-row table:style-name="ro1">
          <table:table-cell table:style-name="ce68" table:number-columns-repeated="18"/>
          <table:table-cell table:number-columns-repeated="1006"/>
        </table:table-row>
        <table:table-row table:style-name="ro1">
          <table:table-cell table:style-name="ce66" office:value-type="string">
            <text:p>Sorcer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/>
          <table:table-cell table:style-name="ce1" office:value-type="string">
            <text:p>Diff</text:p>
          </table:table-cell>
          <table:table-cell table:style-name="ce1" office:value-type="string">
            <text:p>Want</text:p>
          </table:table-cell>
          <table:table-cell table:style-name="ce1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/>
          <table:table-cell table:style-name="ce1" office:value-type="string">
            <text:p>Lvl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Diff</text:p>
          </table:table-cell>
          <table:table-cell table:style-name="ce76" office:value-type="string">
            <text:p>Want</text:p>
          </table:table-cell>
          <table:table-cell table:style-name="ce76" office:value-type="string">
            <text:p>F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number-columns-repeated="1006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bsorb energy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2" office:value-type="string">
            <text:p>C</text:p>
          </table:table-cell>
          <table:table-cell table:style-name="ce4" table:formula="of:=VLOOKUP(IF(ISERR(FIND(&quot;C&quot;;[.G44]));0;1)+IF(ISERR(FIND(&quot;A&quot;;[.G44]));0;1)+IF(ISERR(FIND(&quot;S&quot;;[.G44]));0;1)&amp;[.E44];[$glvls.$G$1:.$AD$38];1+4;0)" office:value-type="float" office:value="4">
            <text:p>4</text:p>
          </table:table-cell>
          <table:table-cell table:style-name="ce4" table:formula="of:=VLOOKUP(IF(ISERR(FIND(&quot;C&quot;;[.G44]));0;1)+IF(ISERR(FIND(&quot;A&quot;;[.G44]));0;1)+IF(ISERR(FIND(&quot;S&quot;;[.G44]));0;1)&amp;[.E44];[$glvls.$G$1:.$AD$38];[.F44]+4;0)" office:value-type="float" office:value="13">
            <text:p>13</text:p>
          </table:table-cell>
          <table:table-cell table:style-name="ce72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force storm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44]));0;1)+IF(ISERR(FIND(&quot;A&quot;;[.P44]));0;1)+IF(ISERR(FIND(&quot;S&quot;;[.P44]));0;1)&amp;[.N44];[$glvls.$G$1:.$AD$38];1+4;0)" office:value-type="float" office:value="9">
            <text:p>9</text:p>
          </table:table-cell>
          <table:table-cell table:style-name="ce4" table:formula="of:=VLOOKUP(IF(ISERR(FIND(&quot;C&quot;;[.P44]));0;1)+IF(ISERR(FIND(&quot;A&quot;;[.P44]));0;1)+IF(ISERR(FIND(&quot;S&quot;;[.P44]));0;1)&amp;[.N44];[$glvls.$G$1:.$AD$38];[.O44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ccelerated healing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1">
            <text:p>1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45]));0;1)+IF(ISERR(FIND(&quot;A&quot;;[.G45]));0;1)+IF(ISERR(FIND(&quot;S&quot;;[.G45]));0;1)&amp;[.E45];[$glvls.$G$1:.$AD$38];1+4;0)" office:value-type="float" office:value="6">
            <text:p>6</text:p>
          </table:table-cell>
          <table:table-cell table:style-name="ce4" table:formula="of:=VLOOKUP(IF(ISERR(FIND(&quot;C&quot;;[.G45]));0;1)+IF(ISERR(FIND(&quot;A&quot;;[.G45]));0;1)+IF(ISERR(FIND(&quot;S&quot;;[.G45]));0;1)&amp;[.E45];[$glvls.$G$1:.$AD$38];[.F45]+4;0)" office:value-type="float" office:value="6">
            <text:p>6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71" office:value-type="string">
            <text:p>freeze winds</text:p>
          </table:table-cell>
          <table:table-cell table:style-name="ce9" office:value-type="string">
            <text:p>E</text:p>
          </table:table-cell>
          <table:table-cell table:style-name="ce4" office:value-type="float" office:value="20">
            <text:p>2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45]));0;1)+IF(ISERR(FIND(&quot;A&quot;;[.P45]));0;1)+IF(ISERR(FIND(&quot;S&quot;;[.P45]));0;1)&amp;[.N45];[$glvls.$G$1:.$AD$38];1+4;0)" office:value-type="float" office:value="9">
            <text:p>9</text:p>
          </table:table-cell>
          <table:table-cell table:style-name="ce4" table:formula="of:=VLOOKUP(IF(ISERR(FIND(&quot;C&quot;;[.P45]));0;1)+IF(ISERR(FIND(&quot;A&quot;;[.P45]));0;1)+IF(ISERR(FIND(&quot;S&quot;;[.P45]));0;1)&amp;[.N45];[$glvls.$G$1:.$AD$38];[.O45]+4;0)" office:value-type="float" office:value="66">
            <text:p>66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lter technology</text:p>
          </table:table-cell>
          <table:table-cell table:style-name="ce4"/>
          <table:table-cell table:style-name="ce9" office:value-type="string">
            <text:p>V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46]));0;1)+IF(ISERR(FIND(&quot;A&quot;;[.G46]));0;1)+IF(ISERR(FIND(&quot;S&quot;;[.G46]));0;1)&amp;[.E46];[$glvls.$G$1:.$AD$38];1+4;0)" office:value-type="float" office:value="24">
            <text:p>24</text:p>
          </table:table-cell>
          <table:table-cell table:style-name="ce4" table:formula="of:=VLOOKUP(IF(ISERR(FIND(&quot;C&quot;;[.G46]));0;1)+IF(ISERR(FIND(&quot;A&quot;;[.G46]));0;1)+IF(ISERR(FIND(&quot;S&quot;;[.G46]));0;1)&amp;[.E46];[$glvls.$G$1:.$AD$38];[.F46]+4;0)" office:value-type="float" office:value="51">
            <text:p>51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greater force shield</text:p>
          </table:table-cell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46]));0;1)+IF(ISERR(FIND(&quot;A&quot;;[.P46]));0;1)+IF(ISERR(FIND(&quot;S&quot;;[.P46]));0;1)&amp;[.N46];[$glvls.$G$1:.$AD$38];1+4;0)" office:value-type="float" office:value="12">
            <text:p>12</text:p>
          </table:table-cell>
          <table:table-cell table:style-name="ce4" table:formula="of:=VLOOKUP(IF(ISERR(FIND(&quot;C&quot;;[.P46]));0;1)+IF(ISERR(FIND(&quot;A&quot;;[.P46]));0;1)+IF(ISERR(FIND(&quot;S&quot;;[.P46]));0;1)&amp;[.N46];[$glvls.$G$1:.$AD$38];[.O46]+4;0)" office:value-type="float" office:value="39">
            <text:p>39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nimal affinity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47]));0;1)+IF(ISERR(FIND(&quot;A&quot;;[.G47]));0;1)+IF(ISERR(FIND(&quot;S&quot;;[.G47]));0;1)&amp;[.E47];[$glvls.$G$1:.$AD$38];1+4;0)" office:value-type="float" office:value="12">
            <text:p>12</text:p>
          </table:table-cell>
          <table:table-cell table:style-name="ce4" table:formula="of:=VLOOKUP(IF(ISERR(FIND(&quot;C&quot;;[.G47]));0;1)+IF(ISERR(FIND(&quot;A&quot;;[.G47]));0;1)+IF(ISERR(FIND(&quot;S&quot;;[.G47]));0;1)&amp;[.E47];[$glvls.$G$1:.$AD$38];[.F47]+4;0)" office:value-type="float" office:value="39">
            <text:p>39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and to hand combat</text:p>
          </table:table-cell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47]));0;1)+IF(ISERR(FIND(&quot;A&quot;;[.P47]));0;1)+IF(ISERR(FIND(&quot;S&quot;;[.P47]));0;1)&amp;[.N47];[$glvls.$G$1:.$AD$38];1+4;0)" office:value-type="float" office:value="6">
            <text:p>6</text:p>
          </table:table-cell>
          <table:table-cell table:style-name="ce4" table:formula="of:=VLOOKUP(IF(ISERR(FIND(&quot;C&quot;;[.P47]));0;1)+IF(ISERR(FIND(&quot;A&quot;;[.P47]));0;1)+IF(ISERR(FIND(&quot;S&quot;;[.P47]));0;1)&amp;[.N47];[$glvls.$G$1:.$AD$38];[.O47]+4;0)" office:value-type="float" office:value="15">
            <text:p>15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armor enhancement</text:p>
          </table:table-cell>
          <table:table-cell table:style-name="ce4"/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48]));0;1)+IF(ISERR(FIND(&quot;A&quot;;[.G48]));0;1)+IF(ISERR(FIND(&quot;S&quot;;[.G48]));0;1)&amp;[.E48];[$glvls.$G$1:.$AD$38];1+4;0)" office:value-type="float" office:value="21">
            <text:p>21</text:p>
          </table:table-cell>
          <table:table-cell table:style-name="ce4" table:formula="of:=VLOOKUP(IF(ISERR(FIND(&quot;C&quot;;[.G48]));0;1)+IF(ISERR(FIND(&quot;A&quot;;[.G48]));0;1)+IF(ISERR(FIND(&quot;S&quot;;[.G48]));0;1)&amp;[.E48];[$glvls.$G$1:.$AD$38];[.F48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ibernation trance</text:p>
          </table:table-cell>
          <table:table-cell table:style-name="ce9" office:value-type="string">
            <text:p>V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48]));0;1)+IF(ISERR(FIND(&quot;A&quot;;[.P48]));0;1)+IF(ISERR(FIND(&quot;S&quot;;[.P48]));0;1)&amp;[.N48];[$glvls.$G$1:.$AD$38];1+4;0)" office:value-type="float" office:value="2">
            <text:p>2</text:p>
          </table:table-cell>
          <table:table-cell table:style-name="ce4" table:formula="of:=VLOOKUP(IF(ISERR(FIND(&quot;C&quot;;[.P48]));0;1)+IF(ISERR(FIND(&quot;A&quot;;[.P48]));0;1)+IF(ISERR(FIND(&quot;S&quot;;[.P48]));0;1)&amp;[.N48];[$glvls.$G$1:.$AD$38];[.O48]+4;0)" office:value-type="float" office:value="11">
            <text:p>11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battle meditation</text:p>
          </table:table-cell>
          <table:table-cell table:style-name="ce4"/>
          <table:table-cell table:style-name="ce9" office:value-type="string">
            <text:p>JSI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49]));0;1)+IF(ISERR(FIND(&quot;A&quot;;[.G49]));0;1)+IF(ISERR(FIND(&quot;S&quot;;[.G49]));0;1)&amp;[.E49];[$glvls.$G$1:.$AD$38];1+4;0)" office:value-type="float" office:value="30">
            <text:p>30</text:p>
          </table:table-cell>
          <table:table-cell table:style-name="ce4" table:formula="of:=VLOOKUP(IF(ISERR(FIND(&quot;C&quot;;[.G49]));0;1)+IF(ISERR(FIND(&quot;A&quot;;[.G49]));0;1)+IF(ISERR(FIND(&quot;S&quot;;[.G49]));0;1)&amp;[.E49];[$glvls.$G$1:.$AD$38];[.F49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inflict pain</text:p>
          </table:table-cell>
          <table:table-cell table:style-name="ce9" office:value-type="string">
            <text:p>N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A</text:p>
          </table:table-cell>
          <table:table-cell table:style-name="ce4" table:formula="of:=VLOOKUP(IF(ISERR(FIND(&quot;C&quot;;[.P49]));0;1)+IF(ISERR(FIND(&quot;A&quot;;[.P49]));0;1)+IF(ISERR(FIND(&quot;S&quot;;[.P49]));0;1)&amp;[.N49];[$glvls.$G$1:.$AD$38];1+4;0)" office:value-type="float" office:value="1">
            <text:p>1</text:p>
          </table:table-cell>
          <table:table-cell table:style-name="ce4" table:formula="of:=VLOOKUP(IF(ISERR(FIND(&quot;C&quot;;[.P49]));0;1)+IF(ISERR(FIND(&quot;A&quot;;[.P49]));0;1)+IF(ISERR(FIND(&quot;S&quot;;[.P49]));0;1)&amp;[.N49];[$glvls.$G$1:.$AD$38];[.O49]+4;0)" office:value-type="float" office:value="10">
            <text:p>1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blaster combat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0]));0;1)+IF(ISERR(FIND(&quot;A&quot;;[.G50]));0;1)+IF(ISERR(FIND(&quot;S&quot;;[.G50]));0;1)&amp;[.E50];[$glvls.$G$1:.$AD$38];1+4;0)" office:value-type="float" office:value="15">
            <text:p>15</text:p>
          </table:table-cell>
          <table:table-cell table:style-name="ce4" table:formula="of:=VLOOKUP(IF(ISERR(FIND(&quot;C&quot;;[.G50]));0;1)+IF(ISERR(FIND(&quot;A&quot;;[.G50]));0;1)+IF(ISERR(FIND(&quot;S&quot;;[.G50]));0;1)&amp;[.E50];[$glvls.$G$1:.$AD$38];[.F50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injure-kill</text:p>
          </table:table-cell>
          <table:table-cell table:style-name="ce9" office:value-type="string">
            <text:p>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P50]));0;1)+IF(ISERR(FIND(&quot;A&quot;;[.P50]));0;1)+IF(ISERR(FIND(&quot;S&quot;;[.P50]));0;1)&amp;[.N50];[$glvls.$G$1:.$AD$38];1+4;0)" office:value-type="float" office:value="6">
            <text:p>6</text:p>
          </table:table-cell>
          <table:table-cell table:style-name="ce4" table:formula="of:=VLOOKUP(IF(ISERR(FIND(&quot;C&quot;;[.P50]));0;1)+IF(ISERR(FIND(&quot;A&quot;;[.P50]));0;1)+IF(ISERR(FIND(&quot;S&quot;;[.P50]));0;1)&amp;[.N50];[$glvls.$G$1:.$AD$38];[.O50]+4;0)" office:value-type="float" office:value="24">
            <text:p>24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call the dark side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1]));0;1)+IF(ISERR(FIND(&quot;A&quot;;[.G51]));0;1)+IF(ISERR(FIND(&quot;S&quot;;[.G51]));0;1)&amp;[.E51];[$glvls.$G$1:.$AD$38];1+4;0)" office:value-type="float" office:value="15">
            <text:p>15</text:p>
          </table:table-cell>
          <table:table-cell table:style-name="ce4" table:formula="of:=VLOOKUP(IF(ISERR(FIND(&quot;C&quot;;[.G51]));0;1)+IF(ISERR(FIND(&quot;A&quot;;[.G51]));0;1)+IF(ISERR(FIND(&quot;S&quot;;[.G51]));0;1)&amp;[.E51];[$glvls.$G$1:.$AD$38];[.F51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67" office:value-type="float" office:value="5">
            <text:p>5</text:p>
          </table:table-cell>
          <table:table-cell table:style-name="ce74" office:value-type="string">
            <text:p>ki burst</text:p>
          </table:table-cell>
          <table:table-cell table:style-name="ce9" office:value-type="string">
            <text:p>M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SCA</text:p>
          </table:table-cell>
          <table:table-cell table:style-name="ce4" table:formula="of:=VLOOKUP(IF(ISERR(FIND(&quot;C&quot;;[.P51]));0;1)+IF(ISERR(FIND(&quot;A&quot;;[.P51]));0;1)+IF(ISERR(FIND(&quot;S&quot;;[.P51]));0;1)&amp;[.N51];[$glvls.$G$1:.$AD$38];1+4;0)" office:value-type="float" office:value="15">
            <text:p>15</text:p>
          </table:table-cell>
          <table:table-cell table:style-name="ce4" table:formula="of:=VLOOKUP(IF(ISERR(FIND(&quot;C&quot;;[.P51]));0;1)+IF(ISERR(FIND(&quot;A&quot;;[.P51]));0;1)+IF(ISERR(FIND(&quot;S&quot;;[.P51]));0;1)&amp;[.N51];[$glvls.$G$1:.$AD$38];[.O51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hannel energy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G52]));0;1)+IF(ISERR(FIND(&quot;A&quot;;[.G52]));0;1)+IF(ISERR(FIND(&quot;S&quot;;[.G52]));0;1)&amp;[.E52];[$glvls.$G$1:.$AD$38];1+4;0)" office:value-type="float" office:value="8">
            <text:p>8</text:p>
          </table:table-cell>
          <table:table-cell table:style-name="ce4" table:formula="of:=VLOOKUP(IF(ISERR(FIND(&quot;C&quot;;[.G52]));0;1)+IF(ISERR(FIND(&quot;A&quot;;[.G52]));0;1)+IF(ISERR(FIND(&quot;S&quot;;[.G52]));0;1)&amp;[.E52];[$glvls.$G$1:.$AD$38];[.F52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aunch item</text:p>
          </table:table-cell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P52]));0;1)+IF(ISERR(FIND(&quot;A&quot;;[.P52]));0;1)+IF(ISERR(FIND(&quot;S&quot;;[.P52]));0;1)&amp;[.N52];[$glvls.$G$1:.$AD$38];1+4;0)" office:value-type="float" office:value="10">
            <text:p>10</text:p>
          </table:table-cell>
          <table:table-cell table:style-name="ce4" table:formula="of:=VLOOKUP(IF(ISERR(FIND(&quot;C&quot;;[.P52]));0;1)+IF(ISERR(FIND(&quot;A&quot;;[.P52]));0;1)+IF(ISERR(FIND(&quot;S&quot;;[.P52]));0;1)&amp;[.N52];[$glvls.$G$1:.$AD$38];[.O52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channel hate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3]));0;1)+IF(ISERR(FIND(&quot;A&quot;;[.G53]));0;1)+IF(ISERR(FIND(&quot;S&quot;;[.G53]));0;1)&amp;[.E53];[$glvls.$G$1:.$AD$38];1+4;0)" office:value-type="float" office:value="18">
            <text:p>18</text:p>
          </table:table-cell>
          <table:table-cell table:style-name="ce4" table:formula="of:=VLOOKUP(IF(ISERR(FIND(&quot;C&quot;;[.G53]));0;1)+IF(ISERR(FIND(&quot;A&quot;;[.G53]));0;1)+IF(ISERR(FIND(&quot;S&quot;;[.G53]));0;1)&amp;[.E53];[$glvls.$G$1:.$AD$38];[.F53]+4;0)" office:value-type="float" office:value="45">
            <text:p>45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lesser force shield</text:p>
          </table:table-cell>
          <table:table-cell table:style-name="ce9" office:value-type="string">
            <text:p>V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P53]));0;1)+IF(ISERR(FIND(&quot;A&quot;;[.P53]));0;1)+IF(ISERR(FIND(&quot;S&quot;;[.P53]));0;1)&amp;[.N53];[$glvls.$G$1:.$AD$38];1+4;0)" office:value-type="float" office:value="4">
            <text:p>4</text:p>
          </table:table-cell>
          <table:table-cell table:style-name="ce4" table:formula="of:=VLOOKUP(IF(ISERR(FIND(&quot;C&quot;;[.P53]));0;1)+IF(ISERR(FIND(&quot;A&quot;;[.P53]));0;1)+IF(ISERR(FIND(&quot;S&quot;;[.P53]));0;1)&amp;[.N53];[$glvls.$G$1:.$AD$38];[.O53]+4;0)" office:value-type="float" office:value="22">
            <text:p>22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cleanse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4]));0;1)+IF(ISERR(FIND(&quot;A&quot;;[.G54]));0;1)+IF(ISERR(FIND(&quot;S&quot;;[.G54]));0;1)&amp;[.E54];[$glvls.$G$1:.$AD$38];1+4;0)" office:value-type="float" office:value="15">
            <text:p>15</text:p>
          </table:table-cell>
          <table:table-cell table:style-name="ce4" table:formula="of:=VLOOKUP(IF(ISERR(FIND(&quot;C&quot;;[.G54]));0;1)+IF(ISERR(FIND(&quot;A&quot;;[.G54]));0;1)+IF(ISERR(FIND(&quot;S&quot;;[.G54]));0;1)&amp;[.E54];[$glvls.$G$1:.$AD$38];[.F5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ife sense</text:p>
          </table:table-cell>
          <table:table-cell table:style-name="ce9" office:value-type="string">
            <text:p>V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54]));0;1)+IF(ISERR(FIND(&quot;A&quot;;[.P54]));0;1)+IF(ISERR(FIND(&quot;S&quot;;[.P54]));0;1)&amp;[.N54];[$glvls.$G$1:.$AD$38];1+4;0)" office:value-type="float" office:value="2">
            <text:p>2</text:p>
          </table:table-cell>
          <table:table-cell table:style-name="ce4" table:formula="of:=VLOOKUP(IF(ISERR(FIND(&quot;C&quot;;[.P54]));0;1)+IF(ISERR(FIND(&quot;A&quot;;[.P54]));0;1)+IF(ISERR(FIND(&quot;S&quot;;[.P54]));0;1)&amp;[.N54];[$glvls.$G$1:.$AD$38];[.O54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lear mind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55]));0;1)+IF(ISERR(FIND(&quot;A&quot;;[.G55]));0;1)+IF(ISERR(FIND(&quot;S&quot;;[.G55]));0;1)&amp;[.E55];[$glvls.$G$1:.$AD$38];1+4;0)" office:value-type="float" office:value="12">
            <text:p>12</text:p>
          </table:table-cell>
          <table:table-cell table:style-name="ce4" table:formula="of:=VLOOKUP(IF(ISERR(FIND(&quot;C&quot;;[.G55]));0;1)+IF(ISERR(FIND(&quot;A&quot;;[.G55]));0;1)+IF(ISERR(FIND(&quot;S&quot;;[.G55]));0;1)&amp;[.E55];[$glvls.$G$1:.$AD$38];[.F55]+4;0)" office:value-type="float" office:value="30">
            <text:p>3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ightsaber alteration</text:p>
          </table:table-cell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7" office:value-type="string">
            <text:p>S</text:p>
          </table:table-cell>
          <table:table-cell table:style-name="ce4" table:formula="of:=VLOOKUP(IF(ISERR(FIND(&quot;C&quot;;[.P55]));0;1)+IF(ISERR(FIND(&quot;A&quot;;[.P55]));0;1)+IF(ISERR(FIND(&quot;S&quot;;[.P55]));0;1)&amp;[.N55];[$glvls.$G$1:.$AD$38];1+4;0)" office:value-type="float" office:value="5">
            <text:p>5</text:p>
          </table:table-cell>
          <table:table-cell table:style-name="ce4" table:formula="of:=VLOOKUP(IF(ISERR(FIND(&quot;C&quot;;[.P55]));0;1)+IF(ISERR(FIND(&quot;A&quot;;[.P55]));0;1)+IF(ISERR(FIND(&quot;S&quot;;[.P55]));0;1)&amp;[.N55];[$glvls.$G$1:.$AD$38];[.O55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loud mind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56]));0;1)+IF(ISERR(FIND(&quot;A&quot;;[.G56]));0;1)+IF(ISERR(FIND(&quot;S&quot;;[.G56]));0;1)&amp;[.E56];[$glvls.$G$1:.$AD$38];1+4;0)" office:value-type="float" office:value="15">
            <text:p>15</text:p>
          </table:table-cell>
          <table:table-cell table:style-name="ce4" table:formula="of:=VLOOKUP(IF(ISERR(FIND(&quot;C&quot;;[.G56]));0;1)+IF(ISERR(FIND(&quot;A&quot;;[.G56]));0;1)+IF(ISERR(FIND(&quot;S&quot;;[.G56]));0;1)&amp;[.E56];[$glvls.$G$1:.$AD$38];[.F56]+4;0)" office:value-type="float" office:value="42">
            <text:p>42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ightsaber combat</text:p>
          </table:table-cell>
          <table:table-cell table:style-name="ce9" office:value-type="string">
            <text:p>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56]));0;1)+IF(ISERR(FIND(&quot;A&quot;;[.P56]));0;1)+IF(ISERR(FIND(&quot;S&quot;;[.P56]));0;1)&amp;[.N56];[$glvls.$G$1:.$AD$38];1+4;0)" office:value-type="float" office:value="14">
            <text:p>14</text:p>
          </table:table-cell>
          <table:table-cell table:style-name="ce4" table:formula="of:=VLOOKUP(IF(ISERR(FIND(&quot;C&quot;;[.P56]));0;1)+IF(ISERR(FIND(&quot;A&quot;;[.P56]));0;1)+IF(ISERR(FIND(&quot;S&quot;;[.P56]));0;1)&amp;[.N56];[$glvls.$G$1:.$AD$38];[.O56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concentration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20">
            <text:p>2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G57]));0;1)+IF(ISERR(FIND(&quot;A&quot;;[.G57]));0;1)+IF(ISERR(FIND(&quot;S&quot;;[.G57]));0;1)&amp;[.E57];[$glvls.$G$1:.$AD$38];1+4;0)" office:value-type="float" office:value="3">
            <text:p>3</text:p>
          </table:table-cell>
          <table:table-cell table:style-name="ce4" table:formula="of:=VLOOKUP(IF(ISERR(FIND(&quot;C&quot;;[.G57]));0;1)+IF(ISERR(FIND(&quot;A&quot;;[.G57]));0;1)+IF(ISERR(FIND(&quot;S&quot;;[.G57]));0;1)&amp;[.E57];[$glvls.$G$1:.$AD$38];[.F57]+4;0)" office:value-type="float" office:value="22">
            <text:p>22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agnify senses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57]));0;1)+IF(ISERR(FIND(&quot;A&quot;;[.P57]));0;1)+IF(ISERR(FIND(&quot;S&quot;;[.P57]));0;1)&amp;[.N57];[$glvls.$G$1:.$AD$38];1+4;0)" office:value-type="float" office:value="3">
            <text:p>3</text:p>
          </table:table-cell>
          <table:table-cell table:style-name="ce4" table:formula="of:=VLOOKUP(IF(ISERR(FIND(&quot;C&quot;;[.P57]));0;1)+IF(ISERR(FIND(&quot;A&quot;;[.P57]));0;1)+IF(ISERR(FIND(&quot;S&quot;;[.P57]));0;1)&amp;[.N57];[$glvls.$G$1:.$AD$38];[.O57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confusio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G58]));0;1)+IF(ISERR(FIND(&quot;A&quot;;[.G58]));0;1)+IF(ISERR(FIND(&quot;S&quot;;[.G58]));0;1)&amp;[.E58];[$glvls.$G$1:.$AD$38];1+4;0)" office:value-type="float" office:value="10">
            <text:p>10</text:p>
          </table:table-cell>
          <table:table-cell table:style-name="ce4" table:formula="of:=VLOOKUP(IF(ISERR(FIND(&quot;C&quot;;[.G58]));0;1)+IF(ISERR(FIND(&quot;A&quot;;[.G58]));0;1)+IF(ISERR(FIND(&quot;S&quot;;[.G58]));0;1)&amp;[.E58];[$glvls.$G$1:.$AD$38];[.F58]+4;0)" office:value-type="float" office:value="28">
            <text:p>28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editation</text:p>
          </table:table-cell>
          <table:table-cell table:style-name="ce9" office:value-type="string">
            <text:p>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58]));0;1)+IF(ISERR(FIND(&quot;A&quot;;[.P58]));0;1)+IF(ISERR(FIND(&quot;S&quot;;[.P58]));0;1)&amp;[.N58];[$glvls.$G$1:.$AD$38];1+4;0)" office:value-type="float" office:value="6">
            <text:p>6</text:p>
          </table:table-cell>
          <table:table-cell table:style-name="ce4" table:formula="of:=VLOOKUP(IF(ISERR(FIND(&quot;C&quot;;[.P58]));0;1)+IF(ISERR(FIND(&quot;A&quot;;[.P58]));0;1)+IF(ISERR(FIND(&quot;S&quot;;[.P58]));0;1)&amp;[.N58];[$glvls.$G$1:.$AD$38];[.O58]+4;0)" office:value-type="float" office:value="24">
            <text:p>24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control pai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G59]));0;1)+IF(ISERR(FIND(&quot;A&quot;;[.G59]));0;1)+IF(ISERR(FIND(&quot;S&quot;;[.G59]));0;1)&amp;[.E59];[$glvls.$G$1:.$AD$38];1+4;0)" office:value-type="float" office:value="10">
            <text:p>10</text:p>
          </table:table-cell>
          <table:table-cell table:style-name="ce4" table:formula="of:=VLOOKUP(IF(ISERR(FIND(&quot;C&quot;;[.G59]));0;1)+IF(ISERR(FIND(&quot;A&quot;;[.G59]));0;1)+IF(ISERR(FIND(&quot;S&quot;;[.G59]));0;1)&amp;[.E59];[$glvls.$G$1:.$AD$38];[.F59]+4;0)" office:value-type="float" office:value="28">
            <text:p>28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elee combat</text:p>
          </table:table-cell>
          <table:table-cell table:style-name="ce9" office:value-type="string">
            <text:p>V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59]));0;1)+IF(ISERR(FIND(&quot;A&quot;;[.P59]));0;1)+IF(ISERR(FIND(&quot;S&quot;;[.P59]));0;1)&amp;[.N59];[$glvls.$G$1:.$AD$38];1+4;0)" office:value-type="float" office:value="8">
            <text:p>8</text:p>
          </table:table-cell>
          <table:table-cell table:style-name="ce4" table:formula="of:=VLOOKUP(IF(ISERR(FIND(&quot;C&quot;;[.P59]));0;1)+IF(ISERR(FIND(&quot;A&quot;;[.P59]));0;1)+IF(ISERR(FIND(&quot;S&quot;;[.P59]));0;1)&amp;[.N59];[$glvls.$G$1:.$AD$38];[.O59]+4;0)" office:value-type="float" office:value="17">
            <text:p>17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69" office:value-type="string">
            <text:p>dark suggestio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60]));0;1)+IF(ISERR(FIND(&quot;A&quot;;[.G60]));0;1)+IF(ISERR(FIND(&quot;S&quot;;[.G60]));0;1)&amp;[.E60];[$glvls.$G$1:.$AD$38];1+4;0)" office:value-type="float" office:value="15">
            <text:p>15</text:p>
          </table:table-cell>
          <table:table-cell table:style-name="ce4" table:formula="of:=VLOOKUP(IF(ISERR(FIND(&quot;C&quot;;[.G60]));0;1)+IF(ISERR(FIND(&quot;A&quot;;[.G60]));0;1)+IF(ISERR(FIND(&quot;S&quot;;[.G60]));0;1)&amp;[.E60];[$glvls.$G$1:.$AD$38];[.F60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ind trick</text:p>
          </table:table-cell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60]));0;1)+IF(ISERR(FIND(&quot;A&quot;;[.P60]));0;1)+IF(ISERR(FIND(&quot;S&quot;;[.P60]));0;1)&amp;[.N60];[$glvls.$G$1:.$AD$38];1+4;0)" office:value-type="float" office:value="12">
            <text:p>12</text:p>
          </table:table-cell>
          <table:table-cell table:style-name="ce4" table:formula="of:=VLOOKUP(IF(ISERR(FIND(&quot;C&quot;;[.P60]));0;1)+IF(ISERR(FIND(&quot;A&quot;;[.P60]));0;1)+IF(ISERR(FIND(&quot;S&quot;;[.P60]));0;1)&amp;[.N60];[$glvls.$G$1:.$AD$38];[.O60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etoxify poison</text:p>
          </table:table-cell>
          <table:table-cell table:style-name="ce4"/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(A)</text:p>
          </table:table-cell>
          <table:table-cell table:style-name="ce4" table:formula="of:=VLOOKUP(IF(ISERR(FIND(&quot;C&quot;;[.G61]));0;1)+IF(ISERR(FIND(&quot;A&quot;;[.G61]));0;1)+IF(ISERR(FIND(&quot;S&quot;;[.G61]));0;1)&amp;[.E61];[$glvls.$G$1:.$AD$38];1+4;0)" office:value-type="float" office:value="9">
            <text:p>9</text:p>
          </table:table-cell>
          <table:table-cell table:style-name="ce4" table:formula="of:=VLOOKUP(IF(ISERR(FIND(&quot;C&quot;;[.G61]));0;1)+IF(ISERR(FIND(&quot;A&quot;;[.G61]));0;1)+IF(ISERR(FIND(&quot;S&quot;;[.G61]));0;1)&amp;[.E61];[$glvls.$G$1:.$AD$38];[.F61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indblock</text:p>
          </table:table-cell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61]));0;1)+IF(ISERR(FIND(&quot;A&quot;;[.P61]));0;1)+IF(ISERR(FIND(&quot;S&quot;;[.P61]));0;1)&amp;[.N61];[$glvls.$G$1:.$AD$38];1+4;0)" office:value-type="float" office:value="12">
            <text:p>12</text:p>
          </table:table-cell>
          <table:table-cell table:style-name="ce4" table:formula="of:=VLOOKUP(IF(ISERR(FIND(&quot;C&quot;;[.P61]));0;1)+IF(ISERR(FIND(&quot;A&quot;;[.P61]));0;1)+IF(ISERR(FIND(&quot;S&quot;;[.P61]));0;1)&amp;[.N61];[$glvls.$G$1:.$AD$38];[.O61]+4;0)" office:value-type="float" office:value="30">
            <text:p>3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place matter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62]));0;1)+IF(ISERR(FIND(&quot;A&quot;;[.G62]));0;1)+IF(ISERR(FIND(&quot;S&quot;;[.G62]));0;1)&amp;[.E62];[$glvls.$G$1:.$AD$38];1+4;0)" office:value-type="float" office:value="15">
            <text:p>15</text:p>
          </table:table-cell>
          <table:table-cell table:style-name="ce4" table:formula="of:=VLOOKUP(IF(ISERR(FIND(&quot;C&quot;;[.G62]));0;1)+IF(ISERR(FIND(&quot;A&quot;;[.G62]));0;1)+IF(ISERR(FIND(&quot;S&quot;;[.G62]));0;1)&amp;[.E62];[$glvls.$G$1:.$AD$38];[.F62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misdirect</text:p>
          </table:table-cell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62]));0;1)+IF(ISERR(FIND(&quot;A&quot;;[.P62]));0;1)+IF(ISERR(FIND(&quot;S&quot;;[.P62]));0;1)&amp;[.N62];[$glvls.$G$1:.$AD$38];1+4;0)" office:value-type="float" office:value="18">
            <text:p>18</text:p>
          </table:table-cell>
          <table:table-cell table:style-name="ce4" table:formula="of:=VLOOKUP(IF(ISERR(FIND(&quot;C&quot;;[.P62]));0;1)+IF(ISERR(FIND(&quot;A&quot;;[.P62]));0;1)+IF(ISERR(FIND(&quot;S&quot;;[.P62]));0;1)&amp;[.N62];[$glvls.$G$1:.$AD$38];[.O62]+4;0)" office:value-type="float" office:value="45">
            <text:p>45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sipate energy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G63]));0;1)+IF(ISERR(FIND(&quot;A&quot;;[.G63]));0;1)+IF(ISERR(FIND(&quot;S&quot;;[.G63]));0;1)&amp;[.E63];[$glvls.$G$1:.$AD$38];1+4;0)" office:value-type="float" office:value="5">
            <text:p>5</text:p>
          </table:table-cell>
          <table:table-cell table:style-name="ce4" table:formula="of:=VLOOKUP(IF(ISERR(FIND(&quot;C&quot;;[.G63]));0;1)+IF(ISERR(FIND(&quot;A&quot;;[.G63]));0;1)+IF(ISERR(FIND(&quot;S&quot;;[.G63]));0;1)&amp;[.E63];[$glvls.$G$1:.$AD$38];[.F63]+4;0)" office:value-type="float" office:value="14">
            <text:p>14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duce injury</text:p>
          </table:table-cell>
          <table:table-cell table:style-name="ce9" office:value-type="string">
            <text:p>Mt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(A)</text:p>
          </table:table-cell>
          <table:table-cell table:style-name="ce4" table:formula="of:=VLOOKUP(IF(ISERR(FIND(&quot;C&quot;;[.P63]));0;1)+IF(ISERR(FIND(&quot;A&quot;;[.P63]));0;1)+IF(ISERR(FIND(&quot;S&quot;;[.P63]));0;1)&amp;[.N63];[$glvls.$G$1:.$AD$38];1+4;0)" office:value-type="float" office:value="12">
            <text:p>12</text:p>
          </table:table-cell>
          <table:table-cell table:style-name="ce4" table:formula="of:=VLOOKUP(IF(ISERR(FIND(&quot;C&quot;;[.P63]));0;1)+IF(ISERR(FIND(&quot;A&quot;;[.P63]));0;1)+IF(ISERR(FIND(&quot;S&quot;;[.P63]));0;1)&amp;[.N63];[$glvls.$G$1:.$AD$38];[.O63]+4;0)" office:value-type="float" office:value="30">
            <text:p>3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distract</text:p>
          </table:table-cell>
          <table:table-cell table:style-name="ce4"/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A</text:p>
          </table:table-cell>
          <table:table-cell table:style-name="ce4" table:formula="of:=VLOOKUP(IF(ISERR(FIND(&quot;C&quot;;[.G64]));0;1)+IF(ISERR(FIND(&quot;A&quot;;[.G64]));0;1)+IF(ISERR(FIND(&quot;S&quot;;[.G64]));0;1)&amp;[.E64];[$glvls.$G$1:.$AD$38];1+4;0)" office:value-type="float" office:value="8">
            <text:p>8</text:p>
          </table:table-cell>
          <table:table-cell table:style-name="ce4" table:formula="of:=VLOOKUP(IF(ISERR(FIND(&quot;C&quot;;[.G64]));0;1)+IF(ISERR(FIND(&quot;A&quot;;[.G64]));0;1)+IF(ISERR(FIND(&quot;S&quot;;[.G64]));0;1)&amp;[.E64];[$glvls.$G$1:.$AD$38];[.F6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lease force</text:p>
          </table:table-cell>
          <table:table-cell table:style-name="ce9" office:value-type="string">
            <text:p>E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64]));0;1)+IF(ISERR(FIND(&quot;A&quot;;[.P64]));0;1)+IF(ISERR(FIND(&quot;S&quot;;[.P64]));0;1)&amp;[.N64];[$glvls.$G$1:.$AD$38];1+4;0)" office:value-type="float" office:value="3">
            <text:p>3</text:p>
          </table:table-cell>
          <table:table-cell table:style-name="ce4" table:formula="of:=VLOOKUP(IF(ISERR(FIND(&quot;C&quot;;[.P64]));0;1)+IF(ISERR(FIND(&quot;A&quot;;[.P64]));0;1)+IF(ISERR(FIND(&quot;S&quot;;[.P64]));0;1)&amp;[.N64];[$glvls.$G$1:.$AD$38];[.O64]+4;0)" office:value-type="float" office:value="12">
            <text:p>12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isturbing aura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G65]));0;1)+IF(ISERR(FIND(&quot;A&quot;;[.G65]));0;1)+IF(ISERR(FIND(&quot;S&quot;;[.G65]));0;1)&amp;[.E65];[$glvls.$G$1:.$AD$38];1+4;0)" office:value-type="float" office:value="10">
            <text:p>10</text:p>
          </table:table-cell>
          <table:table-cell table:style-name="ce4" table:formula="of:=VLOOKUP(IF(ISERR(FIND(&quot;C&quot;;[.G65]));0;1)+IF(ISERR(FIND(&quot;A&quot;;[.G65]));0;1)+IF(ISERR(FIND(&quot;S&quot;;[.G65]));0;1)&amp;[.E65];[$glvls.$G$1:.$AD$38];[.F65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residual life</text:p>
          </table:table-cell>
          <table:table-cell table:style-name="ce9" office:value-type="string">
            <text:p>BL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65]));0;1)+IF(ISERR(FIND(&quot;A&quot;;[.P65]));0;1)+IF(ISERR(FIND(&quot;S&quot;;[.P65]));0;1)&amp;[.N65];[$glvls.$G$1:.$AD$38];1+4;0)" office:value-type="float" office:value="36">
            <text:p>36</text:p>
          </table:table-cell>
          <table:table-cell table:style-name="ce4" table:formula="of:=VLOOKUP(IF(ISERR(FIND(&quot;C&quot;;[.P65]));0;1)+IF(ISERR(FIND(&quot;A&quot;;[.P65]));0;1)+IF(ISERR(FIND(&quot;S&quot;;[.P65]));0;1)&amp;[.N65];[$glvls.$G$1:.$AD$38];[.O65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0" office:value-type="string">
            <text:p>dodge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G66]));0;1)+IF(ISERR(FIND(&quot;A&quot;;[.G66]));0;1)+IF(ISERR(FIND(&quot;S&quot;;[.G66]));0;1)&amp;[.E66];[$glvls.$G$1:.$AD$38];1+4;0)" office:value-type="float" office:value="10">
            <text:p>10</text:p>
          </table:table-cell>
          <table:table-cell table:style-name="ce4" table:formula="of:=VLOOKUP(IF(ISERR(FIND(&quot;C&quot;;[.G66]));0;1)+IF(ISERR(FIND(&quot;A&quot;;[.G66]));0;1)+IF(ISERR(FIND(&quot;S&quot;;[.G66]));0;1)&amp;[.E66];[$glvls.$G$1:.$AD$38];[.F66]+4;0)" office:value-type="float" office:value="28">
            <text:p>28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sist poison</text:p>
          </table:table-cell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</text:p>
          </table:table-cell>
          <table:table-cell table:style-name="ce4" table:formula="of:=VLOOKUP(IF(ISERR(FIND(&quot;C&quot;;[.P66]));0;1)+IF(ISERR(FIND(&quot;A&quot;;[.P66]));0;1)+IF(ISERR(FIND(&quot;S&quot;;[.P66]));0;1)&amp;[.N66];[$glvls.$G$1:.$AD$38];1+4;0)" office:value-type="float" office:value="10">
            <text:p>10</text:p>
          </table:table-cell>
          <table:table-cell table:style-name="ce4" table:formula="of:=VLOOKUP(IF(ISERR(FIND(&quot;C&quot;;[.P66]));0;1)+IF(ISERR(FIND(&quot;A&quot;;[.P66]));0;1)+IF(ISERR(FIND(&quot;S&quot;;[.P66]));0;1)&amp;[.N66];[$glvls.$G$1:.$AD$38];[.O66]+4;0)" office:value-type="float" office:value="28">
            <text:p>28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71" office:value-type="string">
            <text:p>dominate mind</text:p>
          </table:table-cell>
          <table:table-cell table:style-name="ce4"/>
          <table:table-cell table:style-name="ce9" office:value-type="string">
            <text:p>LA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67]));0;1)+IF(ISERR(FIND(&quot;A&quot;;[.G67]));0;1)+IF(ISERR(FIND(&quot;S&quot;;[.G67]));0;1)&amp;[.E67];[$glvls.$G$1:.$AD$38];1+4;0)" office:value-type="float" office:value="33">
            <text:p>33</text:p>
          </table:table-cell>
          <table:table-cell table:style-name="ce4" table:formula="of:=VLOOKUP(IF(ISERR(FIND(&quot;C&quot;;[.G67]));0;1)+IF(ISERR(FIND(&quot;A&quot;;[.G67]));0;1)+IF(ISERR(FIND(&quot;S&quot;;[.G67]));0;1)&amp;[.E67];[$glvls.$G$1:.$AD$38];[.F67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esist stun</text:p>
          </table:table-cell>
          <table:table-cell table:style-name="ce9" office:value-type="string">
            <text:p>Et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P67]));0;1)+IF(ISERR(FIND(&quot;A&quot;;[.P67]));0;1)+IF(ISERR(FIND(&quot;S&quot;;[.P67]));0;1)&amp;[.N67];[$glvls.$G$1:.$AD$38];1+4;0)" office:value-type="float" office:value="4">
            <text:p>4</text:p>
          </table:table-cell>
          <table:table-cell table:style-name="ce4" table:formula="of:=VLOOKUP(IF(ISERR(FIND(&quot;C&quot;;[.P67]));0;1)+IF(ISERR(FIND(&quot;A&quot;;[.P67]));0;1)+IF(ISERR(FIND(&quot;S&quot;;[.P67]));0;1)&amp;[.N67];[$glvls.$G$1:.$AD$38];[.O67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drain crystals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A</text:p>
          </table:table-cell>
          <table:table-cell table:style-name="ce4" table:formula="of:=VLOOKUP(IF(ISERR(FIND(&quot;C&quot;;[.G68]));0;1)+IF(ISERR(FIND(&quot;A&quot;;[.G68]));0;1)+IF(ISERR(FIND(&quot;S&quot;;[.G68]));0;1)&amp;[.E68];[$glvls.$G$1:.$AD$38];1+4;0)" office:value-type="float" office:value="10">
            <text:p>10</text:p>
          </table:table-cell>
          <table:table-cell table:style-name="ce4" table:formula="of:=VLOOKUP(IF(ISERR(FIND(&quot;C&quot;;[.G68]));0;1)+IF(ISERR(FIND(&quot;A&quot;;[.G68]));0;1)+IF(ISERR(FIND(&quot;S&quot;;[.G68]));0;1)&amp;[.E68];[$glvls.$G$1:.$AD$38];[.F68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econd childhood</text:p>
          </table:table-cell>
          <table:table-cell table:style-name="ce9" office:value-type="string">
            <text:p>I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NA</text:p>
          </table:table-cell>
          <table:table-cell table:style-name="ce4" table:formula="of:=VLOOKUP(IF(ISERR(FIND(&quot;C&quot;;[.P68]));0;1)+IF(ISERR(FIND(&quot;A&quot;;[.P68]));0;1)+IF(ISERR(FIND(&quot;S&quot;;[.P68]));0;1)&amp;[.N68];[$glvls.$G$1:.$AD$38];1+4;0)" office:value-type="float" office:value="0">
            <text:p>0</text:p>
          </table:table-cell>
          <table:table-cell table:style-name="ce4" table:formula="of:=VLOOKUP(IF(ISERR(FIND(&quot;C&quot;;[.P68]));0;1)+IF(ISERR(FIND(&quot;A&quot;;[.P68]));0;1)+IF(ISERR(FIND(&quot;S&quot;;[.P68]));0;1)&amp;[.N68];[$glvls.$G$1:.$AD$38];[.O68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enhance metabolism</text:p>
          </table:table-cell>
          <table:table-cell table:style-name="ce4"/>
          <table:table-cell table:style-name="ce9" office:value-type="string">
            <text:p>MtD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C</text:p>
          </table:table-cell>
          <table:table-cell table:style-name="ce4" table:formula="of:=VLOOKUP(IF(ISERR(FIND(&quot;C&quot;;[.G69]));0;1)+IF(ISERR(FIND(&quot;A&quot;;[.G69]));0;1)+IF(ISERR(FIND(&quot;S&quot;;[.G69]));0;1)&amp;[.E69];[$glvls.$G$1:.$AD$38];1+4;0)" office:value-type="float" office:value="6">
            <text:p>6</text:p>
          </table:table-cell>
          <table:table-cell table:style-name="ce4" table:formula="of:=VLOOKUP(IF(ISERR(FIND(&quot;C&quot;;[.G69]));0;1)+IF(ISERR(FIND(&quot;A&quot;;[.G69]));0;1)+IF(ISERR(FIND(&quot;S&quot;;[.G69]));0;1)&amp;[.E69];[$glvls.$G$1:.$AD$38];[.F69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ense force</text:p>
          </table:table-cell>
          <table:table-cell table:style-name="ce9" office:value-type="string">
            <text:p>V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P69]));0;1)+IF(ISERR(FIND(&quot;A&quot;;[.P69]));0;1)+IF(ISERR(FIND(&quot;S&quot;;[.P69]));0;1)&amp;[.N69];[$glvls.$G$1:.$AD$38];1+4;0)" office:value-type="float" office:value="2">
            <text:p>2</text:p>
          </table:table-cell>
          <table:table-cell table:style-name="ce4" table:formula="of:=VLOOKUP(IF(ISERR(FIND(&quot;C&quot;;[.P69]));0;1)+IF(ISERR(FIND(&quot;A&quot;;[.P69]));0;1)+IF(ISERR(FIND(&quot;S&quot;;[.P69]));0;1)&amp;[.N69];[$glvls.$G$1:.$AD$38];[.O69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enrage</text:p>
          </table:table-cell>
          <table:table-cell table:style-name="ce4"/>
          <table:table-cell table:style-name="ce9" office:value-type="string">
            <text:p>D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0]));0;1)+IF(ISERR(FIND(&quot;A&quot;;[.G70]));0;1)+IF(ISERR(FIND(&quot;S&quot;;[.G70]));0;1)&amp;[.E70];[$glvls.$G$1:.$AD$38];1+4;0)" office:value-type="float" office:value="21">
            <text:p>21</text:p>
          </table:table-cell>
          <table:table-cell table:style-name="ce4" table:formula="of:=VLOOKUP(IF(ISERR(FIND(&quot;C&quot;;[.G70]));0;1)+IF(ISERR(FIND(&quot;A&quot;;[.G70]));0;1)+IF(ISERR(FIND(&quot;S&quot;;[.G70]));0;1)&amp;[.E70];[$glvls.$G$1:.$AD$38];[.F70]+4;0)" office:value-type="float" office:value="48">
            <text:p>48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hadow sight</text:p>
          </table:table-cell>
          <table:table-cell table:style-name="ce9" office:value-type="string">
            <text:p>LA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70]));0;1)+IF(ISERR(FIND(&quot;A&quot;;[.P70]));0;1)+IF(ISERR(FIND(&quot;S&quot;;[.P70]));0;1)&amp;[.N70];[$glvls.$G$1:.$AD$38];1+4;0)" office:value-type="float" office:value="33">
            <text:p>33</text:p>
          </table:table-cell>
          <table:table-cell table:style-name="ce4" table:formula="of:=VLOOKUP(IF(ISERR(FIND(&quot;C&quot;;[.P70]));0;1)+IF(ISERR(FIND(&quot;A&quot;;[.P70]));0;1)+IF(ISERR(FIND(&quot;S&quot;;[.P70]));0;1)&amp;[.N70];[$glvls.$G$1:.$AD$38];[.O70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</text:p>
          </table:table-cell>
          <table:table-cell table:style-name="ce4"/>
          <table:table-cell table:style-name="ce9" office:value-type="string">
            <text:p>I</text:p>
          </table:table-cell>
          <table:table-cell table:style-name="ce4" office:value-type="float" office:value="20">
            <text:p>20</text:p>
          </table:table-cell>
          <table:table-cell table:style-name="ce73" office:value-type="string">
            <text:p>S</text:p>
          </table:table-cell>
          <table:table-cell table:style-name="ce4" table:formula="of:=VLOOKUP(IF(ISERR(FIND(&quot;C&quot;;[.G71]));0;1)+IF(ISERR(FIND(&quot;A&quot;;[.G71]));0;1)+IF(ISERR(FIND(&quot;S&quot;;[.G71]));0;1)&amp;[.E71];[$glvls.$G$1:.$AD$38];1+4;0)" office:value-type="float" office:value="0">
            <text:p>0</text:p>
          </table:table-cell>
          <table:table-cell table:style-name="ce4" table:formula="of:=VLOOKUP(IF(ISERR(FIND(&quot;C&quot;;[.G71]));0;1)+IF(ISERR(FIND(&quot;A&quot;;[.G71]));0;1)+IF(ISERR(FIND(&quot;S&quot;;[.G71]));0;1)&amp;[.E71];[$glvls.$G$1:.$AD$38];[.F71]+4;0)" office:value-type="float" office:value="19">
            <text:p>19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soul siphon</text:p>
          </table:table-cell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71]));0;1)+IF(ISERR(FIND(&quot;A&quot;;[.P71]));0;1)+IF(ISERR(FIND(&quot;S&quot;;[.P71]));0;1)&amp;[.N71];[$glvls.$G$1:.$AD$38];1+4;0)" office:value-type="float" office:value="12">
            <text:p>12</text:p>
          </table:table-cell>
          <table:table-cell table:style-name="ce4" table:formula="of:=VLOOKUP(IF(ISERR(FIND(&quot;C&quot;;[.P71]));0;1)+IF(ISERR(FIND(&quot;A&quot;;[.P71]));0;1)+IF(ISERR(FIND(&quot;S&quot;;[.P71]));0;1)&amp;[.N71];[$glvls.$G$1:.$AD$38];[.O71]+4;0)" office:value-type="float" office:value="39">
            <text:p>39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deflection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2]));0;1)+IF(ISERR(FIND(&quot;A&quot;;[.G72]));0;1)+IF(ISERR(FIND(&quot;S&quot;;[.G72]));0;1)&amp;[.E72];[$glvls.$G$1:.$AD$38];1+4;0)" office:value-type="float" office:value="15">
            <text:p>15</text:p>
          </table:table-cell>
          <table:table-cell table:style-name="ce4" table:formula="of:=VLOOKUP(IF(ISERR(FIND(&quot;C&quot;;[.G72]));0;1)+IF(ISERR(FIND(&quot;A&quot;;[.G72]));0;1)+IF(ISERR(FIND(&quot;S&quot;;[.G72]));0;1)&amp;[.E72];[$glvls.$G$1:.$AD$38];[.F72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elekinesis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A</text:p>
          </table:table-cell>
          <table:table-cell table:style-name="ce4" table:formula="of:=VLOOKUP(IF(ISERR(FIND(&quot;C&quot;;[.P72]));0;1)+IF(ISERR(FIND(&quot;A&quot;;[.P72]));0;1)+IF(ISERR(FIND(&quot;S&quot;;[.P72]));0;1)&amp;[.N72];[$glvls.$G$1:.$AD$38];1+4;0)" office:value-type="float" office:value="3">
            <text:p>3</text:p>
          </table:table-cell>
          <table:table-cell table:style-name="ce4" table:formula="of:=VLOOKUP(IF(ISERR(FIND(&quot;C&quot;;[.P72]));0;1)+IF(ISERR(FIND(&quot;A&quot;;[.P72]));0;1)+IF(ISERR(FIND(&quot;S&quot;;[.P72]));0;1)&amp;[.N72];[$glvls.$G$1:.$AD$38];[.O72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force lightning</text:p>
          </table:table-cell>
          <table:table-cell table:style-name="ce4"/>
          <table:table-cell table:style-name="ce9" office:value-type="string">
            <text:p>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3]));0;1)+IF(ISERR(FIND(&quot;A&quot;;[.G73]));0;1)+IF(ISERR(FIND(&quot;S&quot;;[.G73]));0;1)&amp;[.E73];[$glvls.$G$1:.$AD$38];1+4;0)" office:value-type="float" office:value="15">
            <text:p>15</text:p>
          </table:table-cell>
          <table:table-cell table:style-name="ce4" table:formula="of:=VLOOKUP(IF(ISERR(FIND(&quot;C&quot;;[.G73]));0;1)+IF(ISERR(FIND(&quot;A&quot;;[.G73]));0;1)+IF(ISERR(FIND(&quot;S&quot;;[.G73]));0;1)&amp;[.E73];[$glvls.$G$1:.$AD$38];[.F73]+4;0)" office:value-type="float" office:value="42">
            <text:p>42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71" office:value-type="string">
            <text:p>telekinetic kill</text:p>
          </table:table-cell>
          <table:table-cell table:style-name="ce9" office:value-type="string">
            <text:p>EtM</text:p>
          </table:table-cell>
          <table:table-cell table:style-name="ce4" office:value-type="float" office:value="10">
            <text:p>1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73]));0;1)+IF(ISERR(FIND(&quot;A&quot;;[.P73]));0;1)+IF(ISERR(FIND(&quot;S&quot;;[.P73]));0;1)&amp;[.N73];[$glvls.$G$1:.$AD$38];1+4;0)" office:value-type="float" office:value="12">
            <text:p>12</text:p>
          </table:table-cell>
          <table:table-cell table:style-name="ce4" table:formula="of:=VLOOKUP(IF(ISERR(FIND(&quot;C&quot;;[.P73]));0;1)+IF(ISERR(FIND(&quot;A&quot;;[.P73]));0;1)+IF(ISERR(FIND(&quot;S&quot;;[.P73]));0;1)&amp;[.N73];[$glvls.$G$1:.$AD$38];[.O73]+4;0)" office:value-type="float" office:value="39">
            <text:p>39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mask</text:p>
          </table:table-cell>
          <table:table-cell table:style-name="ce4"/>
          <table:table-cell table:style-name="ce9" office:value-type="string">
            <text:p>JSI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4]));0;1)+IF(ISERR(FIND(&quot;A&quot;;[.G74]));0;1)+IF(ISERR(FIND(&quot;S&quot;;[.G74]));0;1)&amp;[.E74];[$glvls.$G$1:.$AD$38];1+4;0)" office:value-type="float" office:value="30">
            <text:p>30</text:p>
          </table:table-cell>
          <table:table-cell table:style-name="ce4" table:formula="of:=VLOOKUP(IF(ISERR(FIND(&quot;C&quot;;[.G74]));0;1)+IF(ISERR(FIND(&quot;A&quot;;[.G74]));0;1)+IF(ISERR(FIND(&quot;S&quot;;[.G74]));0;1)&amp;[.E74];[$glvls.$G$1:.$AD$38];[.F74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elepathy</text:p>
          </table:table-cell>
          <table:table-cell table:style-name="ce9" office:value-type="string">
            <text:p>EtM</text:p>
          </table:table-cell>
          <table:table-cell table:style-name="ce4" office:value-type="float" office:value="3">
            <text:p>3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74]));0;1)+IF(ISERR(FIND(&quot;A&quot;;[.P74]));0;1)+IF(ISERR(FIND(&quot;S&quot;;[.P74]));0;1)&amp;[.N74];[$glvls.$G$1:.$AD$38];1+4;0)" office:value-type="float" office:value="12">
            <text:p>12</text:p>
          </table:table-cell>
          <table:table-cell table:style-name="ce4" table:formula="of:=VLOOKUP(IF(ISERR(FIND(&quot;C&quot;;[.P74]));0;1)+IF(ISERR(FIND(&quot;A&quot;;[.P74]));0;1)+IF(ISERR(FIND(&quot;S&quot;;[.P74]));0;1)&amp;[.N74];[$glvls.$G$1:.$AD$38];[.O74]+4;0)" office:value-type="float" office:value="18">
            <text:p>18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7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orce sight</text:p>
          </table:table-cell>
          <table:table-cell table:style-name="ce4"/>
          <table:table-cell table:style-name="ce9" office:value-type="string">
            <text:p>JSI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G75]));0;1)+IF(ISERR(FIND(&quot;A&quot;;[.G75]));0;1)+IF(ISERR(FIND(&quot;S&quot;;[.G75]));0;1)&amp;[.E75];[$glvls.$G$1:.$AD$38];1+4;0)" office:value-type="float" office:value="30">
            <text:p>30</text:p>
          </table:table-cell>
          <table:table-cell table:style-name="ce4" table:formula="of:=VLOOKUP(IF(ISERR(FIND(&quot;C&quot;;[.G75]));0;1)+IF(ISERR(FIND(&quot;A&quot;;[.G75]));0;1)+IF(ISERR(FIND(&quot;S&quot;;[.G75]));0;1)&amp;[.E75];[$glvls.$G$1:.$AD$38];[.F75]+4;0)" office:value-type="float" office:value="0">
            <text:p>0</text:p>
          </table:table-cell>
          <table:table-cell table:style-name="ce73"/>
          <table:table-cell table:style-name="ce6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ransfer force</text:p>
          </table:table-cell>
          <table:table-cell table:style-name="ce9" office:value-type="string">
            <text:p>E</text:p>
          </table:table-cell>
          <table:table-cell table:style-name="ce4" office:value-type="float" office:value="0">
            <text:p>0</text:p>
          </table:table-cell>
          <table:table-cell table:style-name="ce73" office:value-type="string">
            <text:p>SCA</text:p>
          </table:table-cell>
          <table:table-cell table:style-name="ce4" table:formula="of:=VLOOKUP(IF(ISERR(FIND(&quot;C&quot;;[.P75]));0;1)+IF(ISERR(FIND(&quot;A&quot;;[.P75]));0;1)+IF(ISERR(FIND(&quot;S&quot;;[.P75]));0;1)&amp;[.N75];[$glvls.$G$1:.$AD$38];1+4;0)" office:value-type="float" office:value="9">
            <text:p>9</text:p>
          </table:table-cell>
          <table:table-cell table:style-name="ce4" table:formula="of:=VLOOKUP(IF(ISERR(FIND(&quot;C&quot;;[.P75]));0;1)+IF(ISERR(FIND(&quot;A&quot;;[.P75]));0;1)+IF(ISERR(FIND(&quot;S&quot;;[.P75]));0;1)&amp;[.N75];[$glvls.$G$1:.$AD$38];[.O75]+4;0)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1002"/>
        </table:table-row>
        <table:table-row table:style-name="ro1">
          <table:table-cell table:style-name="ce66" table:formula="of:=SUM([.A44:.A75])" office:value-type="float" office:value="1">
            <text:p>1</text:p>
          </table:table-cell>
          <table:table-cell table:style-name="ce66" table:formula="of:=SUM([.B44:.B75])" office:value-type="float" office:value="360">
            <text:p>360</text:p>
          </table:table-cell>
          <table:table-cell table:style-name="ce66" table:number-columns-repeated="3"/>
          <table:table-cell table:style-name="ce66" table:formula="of:=SUM([.F44:.F75])" office:value-type="float" office:value="161">
            <text:p>161</text:p>
          </table:table-cell>
          <table:table-cell table:style-name="ce66" table:number-columns-repeated="4"/>
          <table:table-cell table:style-name="ce66" table:formula="of:=SUM([.K44:.K75])" office:value-type="float" office:value="0">
            <text:p>0</text:p>
          </table:table-cell>
          <table:table-cell table:style-name="ce66" table:formula="of:=SUM([.L44:.L75])" office:value-type="float" office:value="301">
            <text:p>301</text:p>
          </table:table-cell>
          <table:table-cell table:style-name="ce66" table:number-columns-repeated="2"/>
          <table:table-cell table:style-name="ce66" table:formula="of:=SUM([.O44:.O75])" office:value-type="float" office:value="173">
            <text:p>173</text:p>
          </table:table-cell>
          <table:table-cell table:number-columns-repeated="6"/>
          <table:table-cell table:style-name="ce9"/>
          <table:table-cell table:number-columns-repeated="1002"/>
        </table:table-row>
        <table:table-row table:style-name="ro1">
          <table:table-cell table:number-columns-repeated="21"/>
          <table:table-cell table:style-name="ce9"/>
          <table:table-cell table:number-columns-repeated="1002"/>
        </table:table-row>
        <table:table-row table:style-name="ro1">
          <table:table-cell table:number-columns-repeated="2"/>
          <table:table-cell table:style-name="ce66" office:value-type="string">
            <text:p>Total</text:p>
          </table:table-cell>
          <table:table-cell table:style-name="ce66" table:formula="of:=[.A76]+[.K76]" office:value-type="float" office:value="1">
            <text:p>1</text:p>
          </table:table-cell>
          <table:table-cell table:number-columns-repeated="8"/>
          <table:table-cell table:style-name="ce71" office:value-type="string">
            <text:p>Dark Side</text:p>
          </table:table-cell>
          <table:table-cell table:number-columns-repeated="8"/>
          <table:table-cell table:style-name="ce9"/>
          <table:table-cell table:number-columns-repeated="1002"/>
        </table:table-row>
        <table:table-row table:style-name="ro1">
          <table:table-cell table:number-columns-repeated="2"/>
          <table:table-cell table:style-name="ce66" office:value-type="string">
            <text:p>Grand Total</text:p>
          </table:table-cell>
          <table:table-cell table:style-name="ce66" table:formula="of:=[.B76]+[.L76]" office:value-type="float" office:value="661">
            <text:p>661</text:p>
          </table:table-cell>
          <table:table-cell table:number-columns-repeated="8"/>
          <table:table-cell table:style-name="ce75" office:value-type="string">
            <text:p>Tradition</text:p>
          </table:table-cell>
          <table:table-cell table:number-columns-repeated="8"/>
          <table:table-cell table:style-name="ce9"/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Wanted Total</text:p>
          </table:table-cell>
          <table:table-cell table:formula="of:=SUM([.F76]+[.O76])" office:value-type="float" office:value="334">
            <text:p>334</text:p>
          </table:table-cell>
          <table:table-cell table:number-columns-repeated="8"/>
          <table:table-cell table:style-name="ce70" office:value-type="string">
            <text:p>Defense</text:p>
          </table:table-cell>
          <table:table-cell table:number-columns-repeated="8"/>
          <table:table-cell table:style-name="ce9"/>
          <table:table-cell table:number-columns-repeated="1002"/>
        </table:table-row>
        <table:table-row table:style-name="ro1">
          <table:table-cell table:number-columns-repeated="3"/>
          <table:table-cell table:formula="of:=[.D80]/3" office:value-type="float" office:value="111.333333333333">
            <text:p>111.3333333333</text:p>
          </table:table-cell>
          <table:table-cell table:number-columns-repeated="17"/>
          <table:table-cell table:style-name="ce9"/>
          <table:table-cell table:number-columns-repeated="1002"/>
        </table:table-row>
        <table:table-row table:style-name="ro1" table:number-rows-repeated="26">
          <table:table-cell table:number-columns-repeated="21"/>
          <table:table-cell table:style-name="ce9"/>
          <table:table-cell table:number-columns-repeated="100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vls" table:style-name="ta1">
        <table:table-column table:style-name="co56" table:default-cell-style-name="ce2"/>
        <table:table-column table:style-name="co79" table:default-cell-style-name="ce108"/>
        <table:table-column table:style-name="co80" table:number-columns-repeated="3" table:default-cell-style-name="ce2"/>
        <table:table-column table:style-name="co80" table:number-columns-repeated="2" table:default-cell-style-name="ce117"/>
        <table:table-column table:style-name="co81" table:number-columns-repeated="26" table:default-cell-style-name="ce2"/>
        <table:table-column table:style-name="co82" table:default-cell-style-name="ce2"/>
        <table:table-column table:style-name="co40" table:default-cell-style-name="ce2"/>
        <table:table-column table:style-name="co82" table:default-cell-style-name="ce2"/>
        <table:table-column table:style-name="co56" table:number-columns-repeated="988" table:default-cell-style-name="ce2"/>
        <table:table-row table:style-name="ro2">
          <table:table-cell table:style-name="ce1" office:value-type="string">
            <text:p>Gxp Rate</text:p>
          </table:table-cell>
          <table:table-cell table:style-name="ce107" office:value-type="string">
            <text:p>Rounds G2N</text:p>
          </table:table-cell>
          <table:table-cell table:style-name="ce1" office:value-type="string">
            <text:p>Hours</text:p>
          </table:table-cell>
          <table:table-cell table:number-columns-repeated="2"/>
          <table:table-cell table:style-name="ce114" office:value-type="string" office:string-value="Skills">
            <text:p>Skills </text:p>
          </table:table-cell>
          <table:table-cell table:style-name="ce114" office:value-type="string" office:string-value="VL">
            <text:p>VL </text:p>
          </table:table-cell>
          <table:table-cell table:style-name="ce118" table:number-columns-repeated="3"/>
          <table:table-cell table:style-name="ce119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4">
            <text:p>4</text:p>
          </table:table-cell>
          <table:table-cell table:style-name="ce119" office:value-type="float" office:value="5">
            <text:p>5</text:p>
          </table:table-cell>
          <table:table-cell table:style-name="ce118" office:value-type="float" office:value="6">
            <text:p>6</text:p>
          </table:table-cell>
          <table:table-cell table:style-name="ce118" office:value-type="float" office:value="7">
            <text:p>7</text:p>
          </table:table-cell>
          <table:table-cell table:style-name="ce118" office:value-type="float" office:value="8">
            <text:p>8</text:p>
          </table:table-cell>
          <table:table-cell table:style-name="ce118" office:value-type="float" office:value="9">
            <text:p>9</text:p>
          </table:table-cell>
          <table:table-cell table:style-name="ce119" office:value-type="float" office:value="10">
            <text:p>10</text:p>
          </table:table-cell>
          <table:table-cell table:style-name="ce118" office:value-type="float" office:value="11">
            <text:p>11</text:p>
          </table:table-cell>
          <table:table-cell table:style-name="ce118" office:value-type="float" office:value="12">
            <text:p>12</text:p>
          </table:table-cell>
          <table:table-cell table:style-name="ce118" office:value-type="float" office:value="13">
            <text:p>13</text:p>
          </table:table-cell>
          <table:table-cell table:style-name="ce118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8" office:value-type="float" office:value="16">
            <text:p>16</text:p>
          </table:table-cell>
          <table:table-cell table:style-name="ce118" office:value-type="float" office:value="17">
            <text:p>17</text:p>
          </table:table-cell>
          <table:table-cell table:style-name="ce118" office:value-type="float" office:value="18">
            <text:p>18</text:p>
          </table:table-cell>
          <table:table-cell table:style-name="ce118" office:value-type="float" office:value="19">
            <text:p>19</text:p>
          </table:table-cell>
          <table:table-cell table:style-name="ce119" office:value-type="float" office:value="20">
            <text:p>20</text:p>
          </table:table-cell>
          <table:table-cell table:number-columns-repeated="994"/>
        </table:table-row>
        <table:table-row table:style-name="ro1">
          <table:table-cell office:value-type="float" office:value="0.01">
            <text:p>0.01</text:p>
          </table:table-cell>
          <table:table-cell table:formula="of:=100/[.A2]" office:value-type="float" office:value="10000">
            <text:p>10,000</text:p>
          </table:table-cell>
          <table:table-cell table:style-name="ce111" table:formula="of:=([.B2]*2)/60/60" office:value-type="float" office:value="5.55555555555556">
            <text:p>5.6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2]&amp;[.I2]" office:value-type="string" office:string-value="3I ">
            <text:p>3I 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9">
            <text:p>9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120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7">
            <text:p>57</text:p>
          </table:table-cell>
          <table:table-cell table:number-columns-repeated="3"/>
          <table:table-cell table:style-name="ce122"/>
          <table:table-cell table:style-name="ce123"/>
          <table:table-cell table:number-columns-repeated="989"/>
        </table:table-row>
        <table:table-row table:style-name="ro1">
          <table:table-cell office:value-type="float" office:value="0.009">
            <text:p>0.009</text:p>
          </table:table-cell>
          <table:table-cell table:formula="of:=100/[.A3]" office:value-type="float" office:value="11111.1111111111">
            <text:p>11,111</text:p>
          </table:table-cell>
          <table:table-cell table:style-name="ce111" table:formula="of:=([.B3]*2)/60/60" office:value-type="float" office:value="6.17283950617284">
            <text:p>6.2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3]&amp;[.I3]" office:value-type="string" office:string-value="3N ">
            <text:p>3N 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3">
            <text:p>3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2">
            <text:p>12</text:p>
          </table:table-cell>
          <table:table-cell table:style-name="ce120" office:value-type="float" office:value="15">
            <text:p>1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120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120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120" office:value-type="float" office:value="60">
            <text:p>60</text:p>
          </table:table-cell>
          <table:table-cell table:number-columns-repeated="3"/>
          <table:table-cell table:style-name="ce123"/>
          <table:table-cell table:number-columns-repeated="990"/>
        </table:table-row>
        <table:table-row table:style-name="ro1">
          <table:table-cell office:value-type="float" office:value="0.008">
            <text:p>0.008</text:p>
          </table:table-cell>
          <table:table-cell table:formula="of:=100/[.A4]" office:value-type="float" office:value="12500">
            <text:p>12,500</text:p>
          </table:table-cell>
          <table:table-cell table:style-name="ce111" table:formula="of:=([.B4]*2)/60/60" office:value-type="float" office:value="6.94444444444444">
            <text:p>6.9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4]&amp;[.I4]" office:value-type="string" office:string-value="3VE ">
            <text:p>3VE 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V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6">
            <text:p>6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5">
            <text:p>15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120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120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120" office:value-type="float" office:value="63">
            <text:p>63</text:p>
          </table:table-cell>
          <table:table-cell table:number-columns-repeated="994"/>
        </table:table-row>
        <table:table-row table:style-name="ro1">
          <table:table-cell office:value-type="float" office:value="0.007">
            <text:p>0.007</text:p>
          </table:table-cell>
          <table:table-cell table:formula="of:=100/[.A5]" office:value-type="float" office:value="14285.7142857143">
            <text:p>14,286</text:p>
          </table:table-cell>
          <table:table-cell table:style-name="ce111" table:formula="of:=([.B5]*2)/60/60" office:value-type="float" office:value="7.93650793650794">
            <text:p>7.9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5]&amp;[.I5]" office:value-type="string" office:string-value="3E ">
            <text:p>3E 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9">
            <text:p>9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120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120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120" office:value-type="float" office:value="66">
            <text:p>66</text:p>
          </table:table-cell>
          <table:table-cell table:number-columns-repeated="994"/>
        </table:table-row>
        <table:table-row table:style-name="ro2">
          <table:table-cell office:value-type="float" office:value="0.006">
            <text:p>0.006</text:p>
          </table:table-cell>
          <table:table-cell table:formula="of:=100/[.A6]" office:value-type="float" office:value="16666.6666666667">
            <text:p>16,667</text:p>
          </table:table-cell>
          <table:table-cell table:style-name="ce111" table:formula="of:=([.B6]*2)/60/60" office:value-type="float" office:value="9.25925925925926">
            <text:p>9.3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6]&amp;[.I6]" office:value-type="string" office:string-value="3EtM ">
            <text:p>3EtM 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Et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120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120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120" office:value-type="float" office:value="69">
            <text:p>69</text:p>
          </table:table-cell>
          <table:table-cell table:number-columns-repeated="994"/>
        </table:table-row>
        <table:table-row table:style-name="ro1">
          <table:table-cell office:value-type="float" office:value="0.005">
            <text:p>0.005</text:p>
          </table:table-cell>
          <table:table-cell table:formula="of:=100/[.A7]" office:value-type="float" office:value="20000">
            <text:p>20,000</text:p>
          </table:table-cell>
          <table:table-cell table:style-name="ce111" table:formula="of:=([.B7]*2)/60/60" office:value-type="float" office:value="11.1111111111111">
            <text:p>11.1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7]&amp;[.I7]" office:value-type="string" office:string-value="3M ">
            <text:p>3M 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5">
            <text:p>1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120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120" office:value-type="float" office:value="72">
            <text:p>72</text:p>
          </table:table-cell>
          <table:table-cell table:number-columns-repeated="994"/>
        </table:table-row>
        <table:table-row table:style-name="ro2">
          <table:table-cell office:value-type="float" office:value="0.00399999999999999">
            <text:p>0.004</text:p>
          </table:table-cell>
          <table:table-cell table:formula="of:=100/[.A8]" office:value-type="float" office:value="25000.0000000001">
            <text:p>25,000</text:p>
          </table:table-cell>
          <table:table-cell table:style-name="ce111" table:formula="of:=([.B8]*2)/60/60" office:value-type="float" office:value="13.8888888888889">
            <text:p>13.9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8]&amp;[.I8]" office:value-type="string" office:string-value="3MtD ">
            <text:p>3MtD </text:p>
          </table:table-cell>
          <table:table-cell table:style-name="ce40" office:value-type="float" office:value="6">
            <text:p>6</text:p>
          </table:table-cell>
          <table:table-cell table:style-name="ce40" office:value-type="string">
            <text:p>Mt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120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120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120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78" office:value-type="float" office:value="72">
            <text:p>72</text:p>
          </table:table-cell>
          <table:table-cell table:style-name="ce120" office:value-type="float" office:value="75">
            <text:p>75</text:p>
          </table:table-cell>
          <table:table-cell table:number-columns-repeated="994"/>
        </table:table-row>
        <table:table-row table:style-name="ro1">
          <table:table-cell table:style-name="ce106" office:value-type="float" office:value="0.00299999999999999">
            <text:p>0.003</text:p>
          </table:table-cell>
          <table:table-cell table:style-name="ce109" table:formula="of:=100/[.A9]" office:value-type="float" office:value="33333.3333333334">
            <text:p>33,333</text:p>
          </table:table-cell>
          <table:table-cell table:style-name="ce112" table:formula="of:=([.B9]*2)/60/60" office:value-type="float" office:value="18.5185185185186">
            <text:p>18.5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9]&amp;[.I9]" office:value-type="string" office:string-value="3D ">
            <text:p>3D </text:p>
          </table:table-cell>
          <table:table-cell table:style-name="ce40" office:value-type="float" office:value="7">
            <text:p>7</text:p>
          </table:table-cell>
          <table:table-cell table:style-name="ce40" office:value-type="string">
            <text:p>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1">
            <text:p>21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120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120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120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78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120" office:value-type="float" office:value="78">
            <text:p>78</text:p>
          </table:table-cell>
          <table:table-cell table:number-columns-repeated="994"/>
        </table:table-row>
        <table:table-row table:style-name="ro1">
          <table:table-cell office:value-type="float" office:value="0.00199999999999999">
            <text:p>0.002</text:p>
          </table:table-cell>
          <table:table-cell table:formula="of:=100/[.A10]" office:value-type="float" office:value="50000.0000000003">
            <text:p>50,000</text:p>
          </table:table-cell>
          <table:table-cell table:style-name="ce111" table:formula="of:=([.B10]*2)/60/60" office:value-type="float" office:value="27.7777777777779">
            <text:p>27.8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10]&amp;[.I10]" office:value-type="string" office:string-value="3VD ">
            <text:p>3VD </text:p>
          </table:table-cell>
          <table:table-cell table:style-name="ce40" office:value-type="float" office:value="8">
            <text:p>8</text:p>
          </table:table-cell>
          <table:table-cell table:style-name="ce40" office:value-type="string">
            <text:p>V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4">
            <text:p>24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120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120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120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78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78" office:value-type="float" office:value="78">
            <text:p>78</text:p>
          </table:table-cell>
          <table:table-cell table:style-name="ce120" office:value-type="float" office:value="81">
            <text:p>81</text:p>
          </table:table-cell>
          <table:table-cell table:number-columns-repeated="994"/>
        </table:table-row>
        <table:table-row table:style-name="ro1">
          <table:table-cell office:value-type="float" office:value="0.00099999999999999">
            <text:p>0.001</text:p>
          </table:table-cell>
          <table:table-cell table:formula="of:=100/[.A11]" office:value-type="float" office:value="100000.000000001">
            <text:p>100,000</text:p>
          </table:table-cell>
          <table:table-cell table:style-name="ce111" table:formula="of:=([.B11]*2)/60/60" office:value-type="float" office:value="55.5555555555561">
            <text:p>55.6</text:p>
          </table:table-cell>
          <table:table-cell table:style-name="ce111" table:number-columns-repeated="2"/>
          <table:table-cell table:style-name="ce115" office:value-type="float" office:value="3">
            <text:p>3 </text:p>
          </table:table-cell>
          <table:table-cell table:formula="of:=[.F11]&amp;[.I11]" office:value-type="string" office:string-value="3SD ">
            <text:p>3SD </text:p>
          </table:table-cell>
          <table:table-cell table:style-name="ce40" office:value-type="float" office:value="9">
            <text:p>9</text:p>
          </table:table-cell>
          <table:table-cell table:style-name="ce40" office:value-type="string">
            <text:p>S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7">
            <text:p>27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9">
            <text:p>39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120" office:value-type="float" office:value="54">
            <text:p>54</text:p>
          </table:table-cell>
          <table:table-cell table:style-name="ce78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120" office:value-type="float" office:value="69">
            <text:p>69</text:p>
          </table:table-cell>
          <table:table-cell table:style-name="ce78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78" office:value-type="float" office:value="78">
            <text:p>78</text:p>
          </table:table-cell>
          <table:table-cell table:style-name="ce78" office:value-type="float" office:value="81">
            <text:p>81</text:p>
          </table:table-cell>
          <table:table-cell table:style-name="ce120" office:value-type="float" office:value="84">
            <text:p>84</text:p>
          </table:table-cell>
          <table:table-cell table:number-columns-repeated="994"/>
        </table:table-row>
        <table:table-row table:style-name="ro1">
          <table:table-cell office:value-type="float" office:value="0.0009">
            <text:p>0.0009</text:p>
          </table:table-cell>
          <table:table-cell table:formula="of:=100/[.A12]" office:value-type="float" office:value="111111.111111111">
            <text:p>111,111</text:p>
          </table:table-cell>
          <table:table-cell table:style-name="ce111" table:formula="of:=([.B12]*2)/60/60" office:value-type="float" office:value="61.7283950617284">
            <text:p>61.7</text:p>
          </table:table-cell>
          <table:table-cell table:number-columns-repeated="2"/>
          <table:table-cell table:style-name="ce115" office:value-type="float" office:value="3">
            <text:p>3 </text:p>
          </table:table-cell>
          <table:table-cell table:formula="of:=[.F12]&amp;[.I12]" office:value-type="string" office:string-value="3JSI ">
            <text:p>3JSI 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JS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30">
            <text:p>3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120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78" office:value-type="float" office:value="78">
            <text:p>78</text:p>
          </table:table-cell>
          <table:table-cell table:style-name="ce78" office:value-type="float" office:value="81">
            <text:p>81</text:p>
          </table:table-cell>
          <table:table-cell table:style-name="ce78" office:value-type="float" office:value="84">
            <text:p>84</text:p>
          </table:table-cell>
          <table:table-cell table:style-name="ce120" office:value-type="float" office:value="87">
            <text:p>87</text:p>
          </table:table-cell>
          <table:table-cell table:number-columns-repeated="5"/>
          <table:table-cell table:style-name="ce124"/>
          <table:table-cell table:number-columns-repeated="988"/>
        </table:table-row>
        <table:table-row table:style-name="ro1">
          <table:table-cell office:value-type="float" office:value="0.0008">
            <text:p>0.0008</text:p>
          </table:table-cell>
          <table:table-cell table:formula="of:=100/[.A13]" office:value-type="float" office:value="125000">
            <text:p>125,000</text:p>
          </table:table-cell>
          <table:table-cell table:style-name="ce111" table:formula="of:=([.B13]*2)/60/60" office:value-type="float" office:value="69.4444444444444">
            <text:p>69.4</text:p>
          </table:table-cell>
          <table:table-cell table:number-columns-repeated="2"/>
          <table:table-cell table:style-name="ce115" office:value-type="float" office:value="3">
            <text:p>3 </text:p>
          </table:table-cell>
          <table:table-cell office:value-type="string" office:string-value="3LA">
            <text:p>3LA 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LA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120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78" office:value-type="float" office:value="78">
            <text:p>78</text:p>
          </table:table-cell>
          <table:table-cell table:style-name="ce78" office:value-type="float" office:value="81">
            <text:p>81</text:p>
          </table:table-cell>
          <table:table-cell table:style-name="ce78" office:value-type="float" office:value="84">
            <text:p>84</text:p>
          </table:table-cell>
          <table:table-cell table:style-name="ce120" office:value-type="float" office:value="87">
            <text:p>87</text:p>
          </table:table-cell>
          <table:table-cell table:style-name="ce120" office:value-type="float" office:value="90">
            <text:p>90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style-name="ce115" office:value-type="float" office:value="3">
            <text:p>3 </text:p>
          </table:table-cell>
          <table:table-cell office:value-type="string" office:string-value="3BL">
            <text:p>3BL </text:p>
          </table:table-cell>
          <table:table-cell table:style-name="ce40" office:value-type="float" office:value="12">
            <text:p>12</text:p>
          </table:table-cell>
          <table:table-cell table:style-name="ce40" office:value-type="string">
            <text:p>BL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9">
            <text:p>39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7">
            <text:p>57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63">
            <text:p>63</text:p>
          </table:table-cell>
          <table:table-cell table:style-name="ce78" office:value-type="float" office:value="66">
            <text:p>66</text:p>
          </table:table-cell>
          <table:table-cell table:style-name="ce78" office:value-type="float" office:value="69">
            <text:p>69</text:p>
          </table:table-cell>
          <table:table-cell table:style-name="ce120" office:value-type="float" office:value="72">
            <text:p>72</text:p>
          </table:table-cell>
          <table:table-cell table:style-name="ce78" office:value-type="float" office:value="75">
            <text:p>75</text:p>
          </table:table-cell>
          <table:table-cell table:style-name="ce78" office:value-type="float" office:value="78">
            <text:p>78</text:p>
          </table:table-cell>
          <table:table-cell table:style-name="ce78" office:value-type="float" office:value="81">
            <text:p>81</text:p>
          </table:table-cell>
          <table:table-cell table:style-name="ce78" office:value-type="float" office:value="84">
            <text:p>84</text:p>
          </table:table-cell>
          <table:table-cell table:style-name="ce120" office:value-type="float" office:value="87">
            <text:p>87</text:p>
          </table:table-cell>
          <table:table-cell table:style-name="ce120" office:value-type="float" office:value="90">
            <text:p>90</text:p>
          </table:table-cell>
          <table:table-cell table:style-name="ce120" office:value-type="float" office:value="93">
            <text:p>93</text:p>
          </table:table-cell>
          <table:table-cell table:style-name="ce40" table:number-columns-repeated="3"/>
          <table:table-cell table:number-columns-repeated="991"/>
        </table:table-row>
        <table:table-row table:style-name="ro1">
          <table:table-cell table:style-name="Default" table:number-columns-repeated="4"/>
          <table:table-cell table:style-name="ce40"/>
          <table:table-cell table:style-name="ce115" office:value-type="float" office:value="2">
            <text:p>2 </text:p>
          </table:table-cell>
          <table:table-cell table:formula="of:=[.F15]&amp;[.I15]" office:value-type="string" office:string-value="2I ">
            <text:p>2I 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6">
            <text:p>6</text:p>
          </table:table-cell>
          <table:table-cell table:style-name="ce120" office:value-type="float" office:value="8">
            <text:p>8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120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8">
            <text:p>38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40"/>
          <table:table-cell table:style-name="ce115" office:value-type="float" office:value="2">
            <text:p>2 </text:p>
          </table:table-cell>
          <table:table-cell table:formula="of:=[.F16]&amp;[.I16]" office:value-type="string" office:string-value="2N ">
            <text:p>2N 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">
            <text:p>2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8">
            <text:p>8</text:p>
          </table:table-cell>
          <table:table-cell table:style-name="ce120" office:value-type="float" office:value="10">
            <text:p>10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120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120" office:value-type="float" office:value="40">
            <text:p>40</text:p>
          </table:table-cell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13"/>
          <table:table-cell table:style-name="ce115" office:value-type="float" office:value="2">
            <text:p>2 </text:p>
          </table:table-cell>
          <table:table-cell table:formula="of:=[.F17]&amp;[.I17]" office:value-type="string" office:string-value="2VE ">
            <text:p>2VE 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V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4">
            <text:p>4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10">
            <text:p>10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120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120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120" office:value-type="float" office:value="42">
            <text:p>42</text:p>
          </table:table-cell>
          <table:table-cell table:number-columns-repeated="994"/>
        </table:table-row>
        <table:table-row table:style-name="ro1">
          <table:table-cell table:style-name="ce40" office:value-type="string">
            <text:p>Skill Points</text:p>
          </table:table-cell>
          <table:table-cell table:style-name="ce40" table:number-columns-repeated="2"/>
          <table:table-cell table:number-columns-repeated="2"/>
          <table:table-cell table:style-name="ce115" office:value-type="float" office:value="2">
            <text:p>2 </text:p>
          </table:table-cell>
          <table:table-cell table:formula="of:=[.F18]&amp;[.I18]" office:value-type="string" office:string-value="2E ">
            <text:p>2E 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6">
            <text:p>6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2">
            <text:p>12</text:p>
          </table:table-cell>
          <table:table-cell table:style-name="ce120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120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120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120" office:value-type="float" office:value="44">
            <text:p>44</text:p>
          </table:table-cell>
          <table:table-cell table:number-columns-repeated="994"/>
        </table:table-row>
        <table:table-row table:style-name="ro2">
          <table:table-cell table:style-name="ce40" office:value-type="string">
            <text:p>Lvl</text:p>
          </table:table-cell>
          <table:table-cell table:style-name="ce40" office:value-type="string">
            <text:p>Pt</text:p>
          </table:table-cell>
          <table:table-cell table:style-name="ce40" office:value-type="string">
            <text:p>Cume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19]&amp;[.I19]" office:value-type="string" office:string-value="2EtM ">
            <text:p>2EtM 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Et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8">
            <text:p>8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120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120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120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120" office:value-type="float" office:value="46">
            <text:p>46</text:p>
          </table:table-cell>
          <table:table-cell table:number-columns-repeated="994"/>
        </table:table-row>
        <table:table-row table:style-name="ro1">
          <table:table-cell table:style-name="ce40" office:value-type="float" office:value="1">
            <text:p>1</text:p>
          </table:table-cell>
          <table:table-cell table:style-name="ce110" table:formula="of:=ROUNDDOWN([.A20]/2;0)+1" office:value-type="float" office:value="1">
            <text:p>1.00 </text:p>
          </table:table-cell>
          <table:table-cell table:style-name="ce40" office:value-type="float" office:value="1">
            <text:p>1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0]&amp;[.I20]" office:value-type="string" office:string-value="2M ">
            <text:p>2M 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0">
            <text:p>10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120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120" office:value-type="float" office:value="48">
            <text:p>48</text:p>
          </table:table-cell>
          <table:table-cell table:number-columns-repeated="994"/>
        </table:table-row>
        <table:table-row table:style-name="ro2">
          <table:table-cell table:style-name="ce40" office:value-type="float" office:value="2">
            <text:p>2</text:p>
          </table:table-cell>
          <table:table-cell table:style-name="ce110" table:formula="of:=ROUNDDOWN([.A21]/2;0)+1" office:value-type="float" office:value="2">
            <text:p>2.00 </text:p>
          </table:table-cell>
          <table:table-cell table:style-name="ce113" table:formula="of:=[.B21]+[.C20]" office:value-type="float" office:value="3">
            <text:p>3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1]&amp;[.I21]" office:value-type="string" office:string-value="2MtD ">
            <text:p>2MtD </text:p>
          </table:table-cell>
          <table:table-cell table:style-name="ce40" office:value-type="float" office:value="6">
            <text:p>6</text:p>
          </table:table-cell>
          <table:table-cell table:style-name="ce40" office:value-type="string">
            <text:p>Mt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120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120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78" office:value-type="float" office:value="48">
            <text:p>48</text:p>
          </table:table-cell>
          <table:table-cell table:style-name="ce120" office:value-type="float" office:value="50">
            <text:p>50</text:p>
          </table:table-cell>
          <table:table-cell table:number-columns-repeated="994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110" table:formula="of:=ROUNDDOWN([.A22]/2;0)+1" office:value-type="float" office:value="2">
            <text:p>2.00 </text:p>
          </table:table-cell>
          <table:table-cell table:style-name="ce113" table:formula="of:=[.B22]+[.C21]" office:value-type="float" office:value="5">
            <text:p>5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2]&amp;[.I22]" office:value-type="string" office:string-value="2D ">
            <text:p>2D </text:p>
          </table:table-cell>
          <table:table-cell table:style-name="ce40" office:value-type="float" office:value="7">
            <text:p>7</text:p>
          </table:table-cell>
          <table:table-cell table:style-name="ce40" office:value-type="string">
            <text:p>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4">
            <text:p>14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120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120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120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0">
            <text:p>50</text:p>
          </table:table-cell>
          <table:table-cell table:style-name="ce120" office:value-type="float" office:value="52">
            <text:p>52</text:p>
          </table:table-cell>
          <table:table-cell table:number-columns-repeated="994"/>
        </table:table-row>
        <table:table-row table:style-name="ro1">
          <table:table-cell table:style-name="ce40" office:value-type="float" office:value="4">
            <text:p>4</text:p>
          </table:table-cell>
          <table:table-cell table:style-name="ce110" table:formula="of:=ROUNDDOWN([.A23]/2;0)+1" office:value-type="float" office:value="3">
            <text:p>3.00 </text:p>
          </table:table-cell>
          <table:table-cell table:style-name="ce113" table:formula="of:=[.B23]+[.C22]" office:value-type="float" office:value="8">
            <text:p>8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3]&amp;[.I23]" office:value-type="string" office:string-value="2VD ">
            <text:p>2VD </text:p>
          </table:table-cell>
          <table:table-cell table:style-name="ce40" office:value-type="float" office:value="8">
            <text:p>8</text:p>
          </table:table-cell>
          <table:table-cell table:style-name="ce40" office:value-type="string">
            <text:p>V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6">
            <text:p>16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120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120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120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52">
            <text:p>52</text:p>
          </table:table-cell>
          <table:table-cell table:style-name="ce120" office:value-type="float" office:value="54">
            <text:p>54</text:p>
          </table:table-cell>
          <table:table-cell table:number-columns-repeated="994"/>
        </table:table-row>
        <table:table-row table:style-name="ro1">
          <table:table-cell table:style-name="ce40" office:value-type="float" office:value="5">
            <text:p>5</text:p>
          </table:table-cell>
          <table:table-cell table:style-name="ce110" table:formula="of:=ROUNDDOWN([.A24]/2;0)+1" office:value-type="float" office:value="3">
            <text:p>3.00 </text:p>
          </table:table-cell>
          <table:table-cell table:style-name="ce113" table:formula="of:=[.B24]+[.C23]" office:value-type="float" office:value="11">
            <text:p>11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4]&amp;[.I24]" office:value-type="string" office:string-value="2SD ">
            <text:p>2SD </text:p>
          </table:table-cell>
          <table:table-cell table:style-name="ce40" office:value-type="float" office:value="9">
            <text:p>9</text:p>
          </table:table-cell>
          <table:table-cell table:style-name="ce40" office:value-type="string">
            <text:p>S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120" office:value-type="float" office:value="26">
            <text:p>26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120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120" office:value-type="float" office:value="46">
            <text:p>46</text:p>
          </table:table-cell>
          <table:table-cell table:style-name="ce78" office:value-type="float" office:value="48">
            <text:p>48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52">
            <text:p>52</text:p>
          </table:table-cell>
          <table:table-cell table:style-name="ce78" office:value-type="float" office:value="54">
            <text:p>54</text:p>
          </table:table-cell>
          <table:table-cell table:style-name="ce120" office:value-type="float" office:value="56">
            <text:p>56</text:p>
          </table:table-cell>
          <table:table-cell table:number-columns-repeated="994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110" table:formula="of:=ROUNDDOWN([.A25]/2;0)+1" office:value-type="float" office:value="4">
            <text:p>4.00 </text:p>
          </table:table-cell>
          <table:table-cell table:style-name="ce113" table:formula="of:=[.B25]+[.C24]" office:value-type="float" office:value="15">
            <text:p>15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table:formula="of:=[.F25]&amp;[.I25]" office:value-type="string" office:string-value="2JSI ">
            <text:p>2JSI 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JS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0">
            <text:p>2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120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120" office:value-type="float" office:value="48">
            <text:p>48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52">
            <text:p>52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6">
            <text:p>56</text:p>
          </table:table-cell>
          <table:table-cell table:style-name="ce120" office:value-type="float" office:value="58">
            <text:p>58</text:p>
          </table:table-cell>
          <table:table-cell table:number-columns-repeated="994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110" table:formula="of:=ROUNDDOWN([.A26]/2;0)+1" office:value-type="float" office:value="4">
            <text:p>4.00 </text:p>
          </table:table-cell>
          <table:table-cell table:style-name="ce113" table:formula="of:=[.B26]+[.C25]" office:value-type="float" office:value="19">
            <text:p>19</text:p>
          </table:table-cell>
          <table:table-cell table:number-columns-repeated="2"/>
          <table:table-cell table:style-name="ce115" office:value-type="float" office:value="2">
            <text:p>2 </text:p>
          </table:table-cell>
          <table:table-cell office:value-type="string" office:string-value="2LA">
            <text:p>2LA 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LA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6">
            <text:p>26</text:p>
          </table:table-cell>
          <table:table-cell table:style-name="ce120" office:value-type="float" office:value="28">
            <text:p>28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36">
            <text:p>36</text:p>
          </table:table-cell>
          <table:table-cell table:style-name="ce120" office:value-type="float" office:value="38">
            <text:p>38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42">
            <text:p>42</text:p>
          </table:table-cell>
          <table:table-cell table:style-name="ce78" office:value-type="float" office:value="44">
            <text:p>44</text:p>
          </table:table-cell>
          <table:table-cell table:style-name="ce78" office:value-type="float" office:value="46">
            <text:p>46</text:p>
          </table:table-cell>
          <table:table-cell table:style-name="ce120" office:value-type="float" office:value="48">
            <text:p>48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52">
            <text:p>52</text:p>
          </table:table-cell>
          <table:table-cell table:style-name="ce78" office:value-type="float" office:value="54">
            <text:p>54</text:p>
          </table:table-cell>
          <table:table-cell table:style-name="ce78" office:value-type="float" office:value="56">
            <text:p>56</text:p>
          </table:table-cell>
          <table:table-cell table:style-name="ce120" office:value-type="float" office:value="58">
            <text:p>58</text:p>
          </table:table-cell>
          <table:table-cell table:style-name="ce120" office:value-type="float" office:value="60">
            <text:p>60</text:p>
          </table:table-cell>
          <table:table-cell table:number-columns-repeated="994"/>
        </table:table-row>
        <table:table-row table:style-name="ro1">
          <table:table-cell table:style-name="ce40" office:value-type="float" office:value="8">
            <text:p>8</text:p>
          </table:table-cell>
          <table:table-cell table:style-name="ce110" table:formula="of:=ROUNDDOWN([.A27]/2;0)+1" office:value-type="float" office:value="5">
            <text:p>5.00 </text:p>
          </table:table-cell>
          <table:table-cell table:style-name="ce113" table:formula="of:=[.B27]+[.C26]" office:value-type="float" office:value="24">
            <text:p>24</text:p>
          </table:table-cell>
          <table:table-cell table:number-columns-repeated="2"/>
          <table:table-cell table:style-name="ce116" office:value-type="float" office:value="1">
            <text:p>1 </text:p>
          </table:table-cell>
          <table:table-cell table:formula="of:=[.F27]&amp;[.I27]" office:value-type="string" office:string-value="1I ">
            <text:p>1I 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120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120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120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19">
            <text:p>19</text:p>
          </table:table-cell>
          <table:table-cell table:number-columns-repeated="994"/>
        </table:table-row>
        <table:table-row table:style-name="ro1">
          <table:table-cell table:style-name="ce40" office:value-type="float" office:value="9">
            <text:p>9</text:p>
          </table:table-cell>
          <table:table-cell table:style-name="ce110" table:formula="of:=ROUNDDOWN([.A28]/2;0)+1" office:value-type="float" office:value="5">
            <text:p>5.00 </text:p>
          </table:table-cell>
          <table:table-cell table:style-name="ce113" table:formula="of:=[.B28]+[.C27]" office:value-type="float" office:value="29">
            <text:p>29</text:p>
          </table:table-cell>
          <table:table-cell table:number-columns-repeated="2"/>
          <table:table-cell table:style-name="ce116" office:value-type="float" office:value="1">
            <text:p>1 </text:p>
          </table:table-cell>
          <table:table-cell table:formula="of:=[.F28]&amp;[.I28]" office:value-type="string" office:string-value="1N ">
            <text:p>1N 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120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120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120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120" office:value-type="float" office:value="20">
            <text:p>20</text:p>
          </table:table-cell>
          <table:table-cell table:number-columns-repeated="994"/>
        </table:table-row>
        <table:table-row table:style-name="ro1">
          <table:table-cell table:style-name="ce40" office:value-type="float" office:value="10">
            <text:p>10</text:p>
          </table:table-cell>
          <table:table-cell table:style-name="ce110" table:formula="of:=ROUNDDOWN([.A29]/2;0)+1" office:value-type="float" office:value="6">
            <text:p>6.00 </text:p>
          </table:table-cell>
          <table:table-cell table:style-name="ce113" table:formula="of:=[.B29]+[.C28]" office:value-type="float" office:value="35">
            <text:p>35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29]&amp;[.I29]" office:value-type="string" office:string-value="1VE ">
            <text:p>1VE 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V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120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120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120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120" office:value-type="float" office:value="21">
            <text:p>21</text:p>
          </table:table-cell>
          <table:table-cell table:number-columns-repeated="994"/>
        </table:table-row>
        <table:table-row table:style-name="ro1">
          <table:table-cell table:style-name="ce40" office:value-type="float" office:value="11">
            <text:p>11</text:p>
          </table:table-cell>
          <table:table-cell table:style-name="ce110" table:formula="of:=ROUNDDOWN([.A30]/2;0)+1" office:value-type="float" office:value="6">
            <text:p>6.00 </text:p>
          </table:table-cell>
          <table:table-cell table:style-name="ce113" table:formula="of:=[.B30]+[.C29]" office:value-type="float" office:value="41">
            <text:p>41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0]&amp;[.I30]" office:value-type="string" office:string-value="1E ">
            <text:p>1E 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E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120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120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120" office:value-type="float" office:value="22">
            <text:p>22</text:p>
          </table:table-cell>
          <table:table-cell table:number-columns-repeated="994"/>
        </table:table-row>
        <table:table-row table:style-name="ro2">
          <table:table-cell table:style-name="ce40" office:value-type="float" office:value="12">
            <text:p>12</text:p>
          </table:table-cell>
          <table:table-cell table:style-name="ce110" table:formula="of:=ROUNDDOWN([.A31]/2;0)+1" office:value-type="float" office:value="7">
            <text:p>7.00 </text:p>
          </table:table-cell>
          <table:table-cell table:style-name="ce113" table:formula="of:=[.B31]+[.C30]" office:value-type="float" office:value="48">
            <text:p>48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1]&amp;[.I31]" office:value-type="string" office:string-value="1EtM ">
            <text:p>1EtM 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Et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120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120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120" office:value-type="float" office:value="23">
            <text:p>23</text:p>
          </table:table-cell>
          <table:table-cell table:number-columns-repeated="994"/>
        </table:table-row>
        <table:table-row table:style-name="ro1">
          <table:table-cell table:style-name="ce40" office:value-type="float" office:value="13">
            <text:p>13</text:p>
          </table:table-cell>
          <table:table-cell table:style-name="ce110" table:formula="of:=ROUNDDOWN([.A32]/2;0)+1" office:value-type="float" office:value="7">
            <text:p>7.00 </text:p>
          </table:table-cell>
          <table:table-cell table:style-name="ce113" table:formula="of:=[.B32]+[.C31]" office:value-type="float" office:value="55">
            <text:p>55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2]&amp;[.I32]" office:value-type="string" office:string-value="1M ">
            <text:p>1M 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M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120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120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120" office:value-type="float" office:value="24">
            <text:p>24</text:p>
          </table:table-cell>
          <table:table-cell table:number-columns-repeated="994"/>
        </table:table-row>
        <table:table-row table:style-name="ro2">
          <table:table-cell table:style-name="ce40" office:value-type="float" office:value="14">
            <text:p>14</text:p>
          </table:table-cell>
          <table:table-cell table:style-name="ce110" table:formula="of:=ROUNDDOWN([.A33]/2;0)+1" office:value-type="float" office:value="8">
            <text:p>8.00 </text:p>
          </table:table-cell>
          <table:table-cell table:style-name="ce113" table:formula="of:=[.B33]+[.C32]" office:value-type="float" office:value="63">
            <text:p>63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3]&amp;[.I33]" office:value-type="string" office:string-value="1MtD ">
            <text:p>1MtD </text:p>
          </table:table-cell>
          <table:table-cell table:style-name="ce40" office:value-type="float" office:value="6">
            <text:p>6</text:p>
          </table:table-cell>
          <table:table-cell table:style-name="ce40" office:value-type="string">
            <text:p>Mt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120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120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120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120" office:value-type="float" office:value="25">
            <text:p>25</text:p>
          </table:table-cell>
          <table:table-cell table:number-columns-repeated="994"/>
        </table:table-row>
        <table:table-row table:style-name="ro1">
          <table:table-cell table:style-name="ce40" office:value-type="float" office:value="15">
            <text:p>15</text:p>
          </table:table-cell>
          <table:table-cell table:style-name="ce110" table:formula="of:=ROUNDDOWN([.A34]/2;0)+1" office:value-type="float" office:value="8">
            <text:p>8.00 </text:p>
          </table:table-cell>
          <table:table-cell table:style-name="ce113" table:formula="of:=[.B34]+[.C33]" office:value-type="float" office:value="71">
            <text:p>71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4]&amp;[.I34]" office:value-type="string" office:string-value="1D ">
            <text:p>1D </text:p>
          </table:table-cell>
          <table:table-cell table:style-name="ce40" office:value-type="float" office:value="7">
            <text:p>7</text:p>
          </table:table-cell>
          <table:table-cell table:style-name="ce40" office:value-type="string">
            <text:p>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120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120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120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5">
            <text:p>25</text:p>
          </table:table-cell>
          <table:table-cell table:style-name="ce120" office:value-type="float" office:value="26">
            <text:p>26</text:p>
          </table:table-cell>
          <table:table-cell table:number-columns-repeated="994"/>
        </table:table-row>
        <table:table-row table:style-name="ro1">
          <table:table-cell table:style-name="ce40" office:value-type="float" office:value="16">
            <text:p>16</text:p>
          </table:table-cell>
          <table:table-cell table:style-name="ce110" table:formula="of:=ROUNDDOWN([.A35]/2;0)+1" office:value-type="float" office:value="9">
            <text:p>9.00 </text:p>
          </table:table-cell>
          <table:table-cell table:style-name="ce113" table:formula="of:=[.B35]+[.C34]" office:value-type="float" office:value="80">
            <text:p>80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5]&amp;[.I35]" office:value-type="string" office:string-value="1VD ">
            <text:p>1VD </text:p>
          </table:table-cell>
          <table:table-cell table:style-name="ce40" office:value-type="float" office:value="8">
            <text:p>8</text:p>
          </table:table-cell>
          <table:table-cell table:style-name="ce40" office:value-type="string">
            <text:p>V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120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120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120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5">
            <text:p>25</text:p>
          </table:table-cell>
          <table:table-cell table:style-name="ce78" office:value-type="float" office:value="26">
            <text:p>26</text:p>
          </table:table-cell>
          <table:table-cell table:style-name="ce120" office:value-type="float" office:value="27">
            <text:p>27</text:p>
          </table:table-cell>
          <table:table-cell table:number-columns-repeated="994"/>
        </table:table-row>
        <table:table-row table:style-name="ro1">
          <table:table-cell table:style-name="ce40" office:value-type="float" office:value="17">
            <text:p>17</text:p>
          </table:table-cell>
          <table:table-cell table:style-name="ce110" table:formula="of:=ROUNDDOWN([.A36]/2;0)+1" office:value-type="float" office:value="9">
            <text:p>9.00 </text:p>
          </table:table-cell>
          <table:table-cell table:style-name="ce113" table:formula="of:=[.B36]+[.C35]" office:value-type="float" office:value="89">
            <text:p>89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6]&amp;[.I36]" office:value-type="string" office:string-value="1SD ">
            <text:p>1SD </text:p>
          </table:table-cell>
          <table:table-cell table:style-name="ce40" office:value-type="float" office:value="9">
            <text:p>9</text:p>
          </table:table-cell>
          <table:table-cell table:style-name="ce40" office:value-type="string">
            <text:p>SD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120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120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120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5">
            <text:p>25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7">
            <text:p>27</text:p>
          </table:table-cell>
          <table:table-cell table:style-name="ce120" office:value-type="float" office:value="28">
            <text:p>28</text:p>
          </table:table-cell>
          <table:table-cell table:number-columns-repeated="994"/>
        </table:table-row>
        <table:table-row table:style-name="ro1">
          <table:table-cell table:style-name="ce40" office:value-type="float" office:value="18">
            <text:p>18</text:p>
          </table:table-cell>
          <table:table-cell table:style-name="ce110" table:formula="of:=ROUNDDOWN([.A37]/2;0)+1" office:value-type="float" office:value="10">
            <text:p>10.00 </text:p>
          </table:table-cell>
          <table:table-cell table:style-name="ce113" table:formula="of:=[.B37]+[.C36]" office:value-type="float" office:value="99">
            <text:p>99</text:p>
          </table:table-cell>
          <table:table-cell table:number-columns-repeated="2"/>
          <table:table-cell table:style-name="ce115" office:value-type="float" office:value="1">
            <text:p>1 </text:p>
          </table:table-cell>
          <table:table-cell table:formula="of:=[.F37]&amp;[.I37]" office:value-type="string" office:string-value="1JSI ">
            <text:p>1JSI 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JSI</text:p>
          </table:table-cell>
          <table:table-cell table:style-name="ce78" office:value-type="float" office:value="0">
            <text:p>0</text:p>
          </table:table-cell>
          <table:table-cell table:style-name="ce120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120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120" office:value-type="float" office:value="19">
            <text:p>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120" office:value-type="float" office:value="24">
            <text:p>24</text:p>
          </table:table-cell>
          <table:table-cell table:style-name="ce78" office:value-type="float" office:value="25">
            <text:p>25</text:p>
          </table:table-cell>
          <table:table-cell table:style-name="ce78" office:value-type="float" office:value="26">
            <text:p>26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28">
            <text:p>28</text:p>
          </table:table-cell>
          <table:table-cell table:style-name="ce120" office:value-type="float" office:value="29">
            <text:p>29</text:p>
          </table:table-cell>
          <table:table-cell table:number-columns-repeated="994"/>
        </table:table-row>
        <table:table-row table:style-name="ro1">
          <table:table-cell table:style-name="ce40" office:value-type="float" office:value="19">
            <text:p>19</text:p>
          </table:table-cell>
          <table:table-cell table:style-name="ce110" table:formula="of:=ROUNDDOWN([.A38]/2;0)+1" office:value-type="float" office:value="10">
            <text:p>10.00 </text:p>
          </table:table-cell>
          <table:table-cell table:style-name="ce113" table:formula="of:=[.B38]+[.C37]" office:value-type="float" office:value="109">
            <text:p>109</text:p>
          </table:table-cell>
          <table:table-cell table:number-columns-repeated="2"/>
          <table:table-cell office:value-type="float" office:value="1">
            <text:p>1 </text:p>
          </table:table-cell>
          <table:table-cell office:value-type="string" office:string-value="1LA">
            <text:p>1LA </text:p>
          </table:table-cell>
          <table:table-cell office:value-type="float" office:value="11">
            <text:p>11</text:p>
          </table:table-cell>
          <table:table-cell office:value-type="string">
            <text:p>LA</text:p>
          </table:table-cell>
          <table:table-cell table:style-name="ce78" office:value-type="float" office:value="0">
            <text:p>0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16">
            <text:p>16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19">
            <text:p>19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21">
            <text:p>21</text:p>
          </table:table-cell>
          <table:table-cell table:style-name="ce121" office:value-type="float" office:value="22">
            <text:p>22</text:p>
          </table:table-cell>
          <table:table-cell table:style-name="ce121" office:value-type="float" office:value="23">
            <text:p>23</text:p>
          </table:table-cell>
          <table:table-cell table:style-name="ce121" office:value-type="float" office:value="24">
            <text:p>24</text:p>
          </table:table-cell>
          <table:table-cell table:style-name="ce121" office:value-type="float" office:value="25">
            <text:p>25</text:p>
          </table:table-cell>
          <table:table-cell table:style-name="ce121" office:value-type="float" office:value="26">
            <text:p>26</text:p>
          </table:table-cell>
          <table:table-cell table:style-name="ce121" office:value-type="float" office:value="27">
            <text:p>27</text:p>
          </table:table-cell>
          <table:table-cell table:style-name="ce121" office:value-type="float" office:value="28">
            <text:p>28</text:p>
          </table:table-cell>
          <table:table-cell table:style-name="ce121" office:value-type="float" office:value="29">
            <text:p>29</text:p>
          </table:table-cell>
          <table:table-cell table:style-name="ce121" office:value-type="float" office:value="30">
            <text:p>30</text:p>
          </table:table-cell>
          <table:table-cell table:number-columns-repeated="994"/>
        </table:table-row>
        <table:table-row table:style-name="ro1">
          <table:table-cell table:style-name="ce40" office:value-type="float" office:value="20">
            <text:p>20</text:p>
          </table:table-cell>
          <table:table-cell table:style-name="ce110" table:formula="of:=ROUNDDOWN([.A39]/2;0)+1" office:value-type="float" office:value="11">
            <text:p>11.00 </text:p>
          </table:table-cell>
          <table:table-cell table:style-name="ce113" table:formula="of:=[.B39]+[.C38]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40" office:value-type="float" office:value="21">
            <text:p>21</text:p>
          </table:table-cell>
          <table:table-cell table:style-name="ce110" table:formula="of:=ROUNDDOWN([.A40]/2;0)+1" office:value-type="float" office:value="11">
            <text:p>11.00 </text:p>
          </table:table-cell>
          <table:table-cell table:style-name="ce113" table:formula="of:=[.B40]+[.C39]"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table:style-name="ce40" office:value-type="float" office:value="22">
            <text:p>22</text:p>
          </table:table-cell>
          <table:table-cell table:style-name="ce110" table:formula="of:=ROUNDDOWN([.A41]/2;0)+1" office:value-type="float" office:value="12">
            <text:p>12.00 </text:p>
          </table:table-cell>
          <table:table-cell table:style-name="ce113" table:formula="of:=[.B41]+[.C40]"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table:style-name="ce40" office:value-type="float" office:value="23">
            <text:p>23</text:p>
          </table:table-cell>
          <table:table-cell table:style-name="ce110" table:formula="of:=ROUNDDOWN([.A42]/2;0)+1" office:value-type="float" office:value="12">
            <text:p>12.00 </text:p>
          </table:table-cell>
          <table:table-cell table:style-name="ce113" table:formula="of:=[.B42]+[.C41]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40" office:value-type="float" office:value="24">
            <text:p>24</text:p>
          </table:table-cell>
          <table:table-cell table:style-name="ce110" table:formula="of:=ROUNDDOWN([.A43]/2;0)+1" office:value-type="float" office:value="13">
            <text:p>13.00 </text:p>
          </table:table-cell>
          <table:table-cell table:style-name="ce113" table:formula="of:=[.B43]+[.C42]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40" office:value-type="float" office:value="25">
            <text:p>25</text:p>
          </table:table-cell>
          <table:table-cell table:style-name="ce110" table:formula="of:=ROUNDDOWN([.A44]/2;0)+1" office:value-type="float" office:value="13">
            <text:p>13.00 </text:p>
          </table:table-cell>
          <table:table-cell table:style-name="ce113" table:formula="of:=[.B44]+[.C43]" office:value-type="float" office:value="181">
            <text:p>181</text:p>
          </table:table-cell>
          <table:table-cell table:formula="of:=[.C44]*3" office:value-type="float" office:value="543">
            <text:p>543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>
        <office:forms form:automatic-focus="false" form:apply-design-mode="false"/>
        <table:table-column table:style-name="co83" table:default-cell-style-name="ce2"/>
        <table:table-column table:style-name="co63" table:number-columns-repeated="5" table:default-cell-style-name="ce117"/>
        <table:table-column table:style-name="co84" table:number-columns-repeated="4" table:default-cell-style-name="ce117"/>
        <table:table-column table:style-name="co84" table:default-cell-style-name="ce2"/>
        <table:table-column table:style-name="co56" table:number-columns-repeated="1013" table:default-cell-style-name="ce2"/>
        <table:table-row table:style-name="ro8">
          <table:table-cell office:value-type="string">
            <text:p>Level</text:p>
          </table:table-cell>
          <table:table-cell office:value-type="float" office:value="55">
            <text:p>55 </text:p>
          </table:table-cell>
          <table:table-cell office:value-type="float" office:value="54">
            <text:p>54 </text:p>
          </table:table-cell>
          <table:table-cell table:number-columns-repeated="8"/>
          <table:table-cell office:value-type="string">
            <text:p>zartan</text:p>
          </table:table-cell>
          <table:table-cell office:value-type="string">
            <text:p>archimedes</text:p>
          </table:table-cell>
          <table:table-cell table:number-columns-repeated="2"/>
          <table:table-cell table:style-name="ce66" office:value-type="string">
            <text:p>weapon</text:p>
          </table:table-cell>
          <table:table-cell table:style-name="ce66" office:value-type="string">
            <text:p>mastery</text:p>
          </table:table-cell>
          <table:table-cell table:style-name="ce66" office:value-type="string">
            <text:p>guide</text:p>
          </table:table-cell>
          <table:table-cell table:style-name="ce66" office:value-type="string">
            <text:p>flurry</text:p>
          </table:table-cell>
          <table:table-cell table:number-columns-repeated="6"/>
          <table:table-cell table:style-name="ce141" office:value-type="string">
            <text:p>Stat</text:p>
          </table:table-cell>
          <table:table-cell table:style-name="ce142" office:value-type="string">
            <text:p>Cost 4 Next</text:p>
          </table:table-cell>
          <table:table-cell table:style-name="ce143" office:value-type="string">
            <text:p>% Inc</text:p>
          </table:table-cell>
          <table:table-cell table:style-name="ce144" office:value-type="string">
            <text:p>Delta</text:p>
          </table:table-cell>
          <table:table-cell table:style-name="ce144" office:value-type="string">
            <text:p>Total</text:p>
          </table:table-cell>
          <table:table-cell table:style-name="ce145" office:value-type="string" office:string-value="Cost">
            <text:p>Cost </text:p>
          </table:table-cell>
          <table:table-cell table:style-name="ce145" office:value-type="string">
            <text:p>Cume Cost</text:p>
          </table:table-cell>
          <table:table-cell table:number-columns-repeated="992"/>
        </table:table-row>
        <table:table-row table:style-name="ro5">
          <table:table-cell office:value-type="string">
            <text:p>Str</text:p>
          </table:table-cell>
          <table:table-cell office:value-type="float" office:value="48">
            <text:p>48 </text:p>
          </table:table-cell>
          <table:table-cell office:value-type="float" office:value="54">
            <text:p>54 </text:p>
          </table:table-cell>
          <table:table-cell table:style-name="ce135" office:value-type="string">
            <text:p>dmg for melee/h2h</text:p>
          </table:table-cell>
          <table:table-cell table:number-columns-repeated="6"/>
          <table:table-cell office:value-type="string">
            <text:p>Str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saber</text:p>
          </table:table-cell>
          <table:table-cell table:number-columns-repeated="2" table:style-name="ce136" office:value-type="float" office:value="4">
            <text:p>4</text:p>
          </table:table-cell>
          <table:table-cell table:style-name="ce136" office:value-type="float" office:value="1">
            <text:p>1</text:p>
          </table:table-cell>
          <table:table-cell table:number-columns-repeated="6"/>
          <table:table-cell table:style-name="ce141" office:value-type="float" office:value="1">
            <text:p>1</text:p>
          </table:table-cell>
          <table:table-cell table:style-name="ce108" office:value-type="float" office:value="30">
            <text:p>30</text:p>
          </table:table-cell>
          <table:table-cell table:style-name="ce143" office:value-type="percentage" office:value="0">
            <text:p>0.00%</text:p>
          </table:table-cell>
          <table:table-cell table:style-name="ce144" office:value-type="float" office:value="0">
            <text:p>0</text:p>
          </table:table-cell>
          <table:table-cell table:style-name="ce144" office:value-type="float" office:value="30">
            <text:p>30</text:p>
          </table:table-cell>
          <table:table-cell table:style-name="ce145" office:value-type="float" office:value="0">
            <text:p><text:s/>- </text:p>
          </table:table-cell>
          <table:table-cell table:style-name="ce145"/>
          <table:table-cell table:number-columns-repeated="992"/>
        </table:table-row>
        <table:table-row table:style-name="ro8">
          <table:table-cell office:value-type="string">
            <text:p>Dex</text:p>
          </table:table-cell>
          <table:table-cell office:value-type="float" office:value="50">
            <text:p>50 </text:p>
          </table:table-cell>
          <table:table-cell office:value-type="float" office:value="54">
            <text:p>54 </text:p>
          </table:table-cell>
          <table:table-cell table:style-name="ce135" office:value-type="string">
            <text:p>dex helps us hit and boosts dodge; natural ac</text:p>
          </table:table-cell>
          <table:table-cell table:number-columns-repeated="6"/>
          <table:table-cell office:value-type="string">
            <text:p>Dex</text:p>
          </table:table-cell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string">
            <text:p>daggers</text:p>
          </table:table-cell>
          <table:table-cell table:style-name="ce136" office:value-type="float" office:value="3">
            <text:p>3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3">
            <text:p>3</text:p>
          </table:table-cell>
          <table:table-cell table:number-columns-repeated="6"/>
          <table:table-cell table:style-name="ce141" office:value-type="float" office:value="2">
            <text:p>2</text:p>
          </table:table-cell>
          <table:table-cell table:style-name="ce108" office:value-type="float" office:value="34">
            <text:p>34</text:p>
          </table:table-cell>
          <table:table-cell table:style-name="ce143" table:formula="of:=([.AA3]-[.AA2])/[.AA2]" office:value-type="percentage" office:value="0.133333333333333">
            <text:p>13.33%</text:p>
          </table:table-cell>
          <table:table-cell table:style-name="ce144" table:formula="of:=[.AA3]-[.AA2]" office:value-type="float" office:value="4">
            <text:p>4</text:p>
          </table:table-cell>
          <table:table-cell table:style-name="ce144" table:formula="of:=[.AA3]+[.AD2]" office:value-type="float" office:value="64">
            <text:p>64</text:p>
          </table:table-cell>
          <table:table-cell table:style-name="ce145" table:formula="of:=[.AA2]" office:value-type="float" office:value="30">
            <text:p>30 </text:p>
          </table:table-cell>
          <table:table-cell table:style-name="ce145" table:formula="of:=[.AE3]+[.AF2]" office:value-type="float" office:value="30">
            <text:p>30 </text:p>
          </table:table-cell>
          <table:table-cell table:number-columns-repeated="992"/>
        </table:table-row>
        <table:table-row table:style-name="ro5">
          <table:table-cell office:value-type="string">
            <text:p>Wis</text:p>
          </table:table-cell>
          <table:table-cell office:value-type="float" office:value="50">
            <text:p>50 </text:p>
          </table:table-cell>
          <table:table-cell office:value-type="float" office:value="68">
            <text:p>68 </text:p>
          </table:table-cell>
          <table:table-cell table:style-name="ce135" office:value-type="string">
            <text:p>helps everything</text:p>
          </table:table-cell>
          <table:table-cell table:number-columns-repeated="6"/>
          <table:table-cell office:value-type="string">
            <text:p>Wis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string">
            <text:p>staff</text:p>
          </table:table-cell>
          <table:table-cell table:number-columns-repeated="2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6"/>
          <table:table-cell table:style-name="ce141" office:value-type="float" office:value="3">
            <text:p>3</text:p>
          </table:table-cell>
          <table:table-cell table:style-name="ce108" office:value-type="float" office:value="42">
            <text:p>42</text:p>
          </table:table-cell>
          <table:table-cell table:style-name="ce143" table:formula="of:=([.AA4]-[.AA3])/[.AA3]" office:value-type="percentage" office:value="0.235294117647059">
            <text:p>23.53%</text:p>
          </table:table-cell>
          <table:table-cell table:style-name="ce144" table:formula="of:=[.AA4]-[.AA3]" office:value-type="float" office:value="8">
            <text:p>8</text:p>
          </table:table-cell>
          <table:table-cell table:style-name="ce144" table:formula="of:=[.AA4]+[.AD3]" office:value-type="float" office:value="106">
            <text:p>106</text:p>
          </table:table-cell>
          <table:table-cell table:style-name="ce145" table:formula="of:=[.AA3]" office:value-type="float" office:value="34">
            <text:p>34 </text:p>
          </table:table-cell>
          <table:table-cell table:style-name="ce145" table:formula="of:=[.AE4]+[.AF3]" office:value-type="float" office:value="64">
            <text:p>64 </text:p>
          </table:table-cell>
          <table:table-cell table:number-columns-repeated="992"/>
        </table:table-row>
        <table:table-row table:style-name="ro5">
          <table:table-cell office:value-type="string">
            <text:p>Int</text:p>
          </table:table-cell>
          <table:table-cell office:value-type="float" office:value="49">
            <text:p>49 </text:p>
          </table:table-cell>
          <table:table-cell table:formula="of:=[.C4]/2" office:value-type="float" office:value="34">
            <text:p>34 </text:p>
          </table:table-cell>
          <table:table-cell table:style-name="ce135" office:value-type="string">
            <text:p>healing</text:p>
          </table:table-cell>
          <table:table-cell table:number-columns-repeated="6"/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number-columns-repeated="12"/>
          <table:table-cell table:style-name="ce141" office:value-type="float" office:value="4">
            <text:p>4</text:p>
          </table:table-cell>
          <table:table-cell table:style-name="ce108" office:value-type="float" office:value="57">
            <text:p>57</text:p>
          </table:table-cell>
          <table:table-cell table:style-name="ce143" table:formula="of:=([.AA5]-[.AA4])/[.AA4]" office:value-type="percentage" office:value="0.357142857142857">
            <text:p>35.71%</text:p>
          </table:table-cell>
          <table:table-cell table:style-name="ce144" table:formula="of:=[.AA5]-[.AA4]" office:value-type="float" office:value="15">
            <text:p>15</text:p>
          </table:table-cell>
          <table:table-cell table:style-name="ce144" table:formula="of:=[.AA5]+[.AD4]" office:value-type="float" office:value="163">
            <text:p>163</text:p>
          </table:table-cell>
          <table:table-cell table:style-name="ce145" table:formula="of:=[.AA4]" office:value-type="float" office:value="42">
            <text:p>42 </text:p>
          </table:table-cell>
          <table:table-cell table:style-name="ce145" table:formula="of:=[.AE5]+[.AF4]" office:value-type="float" office:value="106">
            <text:p>106 </text:p>
          </table:table-cell>
          <table:table-cell table:number-columns-repeated="992"/>
        </table:table-row>
        <table:table-row table:style-name="ro5">
          <table:table-cell office:value-type="string">
            <text:p>Con</text:p>
          </table:table-cell>
          <table:table-cell office:value-type="float" office:value="60">
            <text:p>60 </text:p>
          </table:table-cell>
          <table:table-cell office:value-type="float" office:value="68">
            <text:p>68 </text:p>
          </table:table-cell>
          <table:table-cell table:style-name="ce135"/>
          <table:table-cell table:number-columns-repeated="6"/>
          <table:table-cell office:value-type="string">
            <text:p>Con</text:p>
          </table:table-cell>
          <table:table-cell office:value-type="float" office:value="161">
            <text:p>161</text:p>
          </table:table-cell>
          <table:table-cell office:value-type="float" office:value="191">
            <text:p>191</text:p>
          </table:table-cell>
          <table:table-cell table:number-columns-repeated="12"/>
          <table:table-cell table:style-name="ce141" office:value-type="float" office:value="5">
            <text:p>5</text:p>
          </table:table-cell>
          <table:table-cell table:style-name="ce108" office:value-type="float" office:value="78">
            <text:p>78</text:p>
          </table:table-cell>
          <table:table-cell table:style-name="ce143" table:formula="of:=([.AA6]-[.AA5])/[.AA5]" office:value-type="percentage" office:value="0.368421052631579">
            <text:p>36.84%</text:p>
          </table:table-cell>
          <table:table-cell table:style-name="ce144" table:formula="of:=[.AA6]-[.AA5]" office:value-type="float" office:value="21">
            <text:p>21</text:p>
          </table:table-cell>
          <table:table-cell table:style-name="ce144" table:formula="of:=[.AA6]+[.AD5]" office:value-type="float" office:value="241">
            <text:p>241</text:p>
          </table:table-cell>
          <table:table-cell table:style-name="ce145" table:formula="of:=[.AA5]" office:value-type="float" office:value="57">
            <text:p>57 </text:p>
          </table:table-cell>
          <table:table-cell table:style-name="ce145" table:formula="of:=[.AE6]+[.AF5]" office:value-type="float" office:value="163">
            <text:p>163 </text:p>
          </table:table-cell>
          <table:table-cell table:number-columns-repeated="992"/>
        </table:table-row>
        <table:table-row table:style-name="ro5">
          <table:table-cell office:value-type="string">
            <text:p>Cha</text:p>
          </table:table-cell>
          <table:table-cell office:value-type="float" office:value="39">
            <text:p>39 </text:p>
          </table:table-cell>
          <table:table-cell table:formula="of:=[.C4]/4" office:value-type="float" office:value="17">
            <text:p>17 </text:p>
          </table:table-cell>
          <table:table-cell table:style-name="ce135" office:value-type="string">
            <text:p>healing, mind powers</text:p>
          </table:table-cell>
          <table:table-cell table:number-columns-repeated="6"/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number-columns-repeated="2"/>
          <table:table-cell table:style-name="ce40"/>
          <table:table-cell table:style-name="ce137"/>
          <table:table-cell table:style-name="ce40" office:value-type="string">
            <text:p>Points</text:p>
          </table:table-cell>
          <table:table-cell table:number-columns-repeated="2"/>
          <table:table-cell table:style-name="ce40"/>
          <table:table-cell table:style-name="ce137"/>
          <table:table-cell table:style-name="ce40" office:value-type="string">
            <text:p>Points</text:p>
          </table:table-cell>
          <table:table-cell/>
          <table:table-cell table:style-name="ce40"/>
          <table:table-cell table:style-name="ce141" office:value-type="float" office:value="6">
            <text:p>6</text:p>
          </table:table-cell>
          <table:table-cell table:style-name="ce108" office:value-type="float" office:value="106">
            <text:p>106</text:p>
          </table:table-cell>
          <table:table-cell table:style-name="ce143" table:formula="of:=([.AA7]-[.AA6])/[.AA6]" office:value-type="percentage" office:value="0.358974358974359">
            <text:p>35.90%</text:p>
          </table:table-cell>
          <table:table-cell table:style-name="ce144" table:formula="of:=[.AA7]-[.AA6]" office:value-type="float" office:value="28">
            <text:p>28</text:p>
          </table:table-cell>
          <table:table-cell table:style-name="ce144" table:formula="of:=[.AA7]+[.AD6]" office:value-type="float" office:value="347">
            <text:p>347</text:p>
          </table:table-cell>
          <table:table-cell table:style-name="ce145" table:formula="of:=[.AA6]" office:value-type="float" office:value="78">
            <text:p>78 </text:p>
          </table:table-cell>
          <table:table-cell table:style-name="ce145" table:formula="of:=[.AE7]+[.AF6]" office:value-type="float" office:value="241">
            <text:p>241 </text:p>
          </table:table-cell>
          <table:table-cell table:number-columns-repeated="992"/>
        </table:table-row>
        <table:table-row table:style-name="ro8">
          <table:table-cell table:style-name="ce125" office:value-type="string">
            <text:p>HPs</text:p>
          </table:table-cell>
          <table:table-cell table:style-name="ce128" table:formula="of:=[.B6]*10+[.B1]*2+42" office:value-type="float" office:value="752">
            <text:p>752 </text:p>
          </table:table-cell>
          <table:table-cell table:style-name="ce128" table:formula="of:=[.C6]*10+[.C1]*2+42" office:value-type="float" office:value="830">
            <text:p>830 </text:p>
          </table:table-cell>
          <table:table-cell table:number-columns-repeated="12"/>
          <table:table-cell table:style-name="ce40" office:value-type="string">
            <text:p>S</text:p>
          </table:table-cell>
          <table:table-cell table:style-name="ce138" office:value-type="float" office:value="5">
            <text:p>5</text:p>
          </table:table-cell>
          <table:table-cell table:style-name="ce138" table:formula="of:=VLOOKUP([.Q8];[$glvls.$A$19:.$C$44];3;0)" office:value-type="float" office:value="11">
            <text:p>11</text:p>
          </table:table-cell>
          <table:table-cell table:style-name="ce140"/>
          <table:table-cell/>
          <table:table-cell table:style-name="ce40" office:value-type="string">
            <text:p>S</text:p>
          </table:table-cell>
          <table:table-cell table:style-name="ce138" office:value-type="float" office:value="3">
            <text:p>3</text:p>
          </table:table-cell>
          <table:table-cell table:style-name="ce138" table:formula="of:=VLOOKUP([.V8];[$glvls.$A$19:.$C$44];3;0)" office:value-type="float" office:value="5">
            <text:p>5</text:p>
          </table:table-cell>
          <table:table-cell/>
          <table:table-cell table:style-name="ce40"/>
          <table:table-cell table:style-name="ce141" office:value-type="float" office:value="7">
            <text:p>7</text:p>
          </table:table-cell>
          <table:table-cell table:style-name="ce108" office:value-type="float" office:value="145">
            <text:p>145</text:p>
          </table:table-cell>
          <table:table-cell table:style-name="ce143" table:formula="of:=([.AA8]-[.AA7])/[.AA7]" office:value-type="percentage" office:value="0.367924528301887">
            <text:p>36.79%</text:p>
          </table:table-cell>
          <table:table-cell table:style-name="ce144" table:formula="of:=[.AA8]-[.AA7]" office:value-type="float" office:value="39">
            <text:p>39</text:p>
          </table:table-cell>
          <table:table-cell table:style-name="ce144" table:formula="of:=[.AA8]+[.AD7]" office:value-type="float" office:value="492">
            <text:p>492</text:p>
          </table:table-cell>
          <table:table-cell table:style-name="ce145" table:formula="of:=[.AA7]" office:value-type="float" office:value="106">
            <text:p>106 </text:p>
          </table:table-cell>
          <table:table-cell table:style-name="ce145" table:formula="of:=[.AE8]+[.AF7]" office:value-type="float" office:value="347">
            <text:p>347 </text:p>
          </table:table-cell>
          <table:table-cell table:number-columns-repeated="992"/>
        </table:table-row>
        <table:table-row table:style-name="ro8">
          <table:table-cell table:style-name="ce126" office:value-type="string">
            <text:p>SPs</text:p>
          </table:table-cell>
          <table:table-cell table:style-name="ce129" table:formula="of:=[.B5]*7+42" office:value-type="float" office:value="385">
            <text:p>385 </text:p>
          </table:table-cell>
          <table:table-cell table:style-name="ce129" table:formula="of:=[.C5]*7+42" office:value-type="float" office:value="280">
            <text:p>280 </text:p>
          </table:table-cell>
          <table:table-cell table:number-columns-repeated="12"/>
          <table:table-cell table:style-name="ce40" office:value-type="string">
            <text:p>C</text:p>
          </table:table-cell>
          <table:table-cell table:style-name="ce138" office:value-type="float" office:value="8">
            <text:p>8</text:p>
          </table:table-cell>
          <table:table-cell table:style-name="ce138" table:formula="of:=VLOOKUP([.Q9];[$glvls.$A$19:.$C$44];3;0)" office:value-type="float" office:value="24">
            <text:p>24</text:p>
          </table:table-cell>
          <table:table-cell table:style-name="ce140"/>
          <table:table-cell/>
          <table:table-cell table:style-name="ce40" office:value-type="string">
            <text:p>C</text:p>
          </table:table-cell>
          <table:table-cell table:style-name="ce138" office:value-type="float" office:value="3">
            <text:p>3</text:p>
          </table:table-cell>
          <table:table-cell table:style-name="ce138" table:formula="of:=VLOOKUP([.V9];[$glvls.$A$19:.$C$44];3;0)" office:value-type="float" office:value="5">
            <text:p>5</text:p>
          </table:table-cell>
          <table:table-cell/>
          <table:table-cell table:style-name="ce40"/>
          <table:table-cell table:style-name="ce141" office:value-type="float" office:value="8">
            <text:p>8</text:p>
          </table:table-cell>
          <table:table-cell table:style-name="ce108" office:value-type="float" office:value="198">
            <text:p>198</text:p>
          </table:table-cell>
          <table:table-cell table:style-name="ce143" table:formula="of:=([.AA9]-[.AA8])/[.AA8]" office:value-type="percentage" office:value="0.36551724137931">
            <text:p>36.55%</text:p>
          </table:table-cell>
          <table:table-cell table:style-name="ce144" table:formula="of:=[.AA9]-[.AA8]" office:value-type="float" office:value="53">
            <text:p>53</text:p>
          </table:table-cell>
          <table:table-cell table:style-name="ce144" table:formula="of:=[.AA9]+[.AD8]" office:value-type="float" office:value="690">
            <text:p>690</text:p>
          </table:table-cell>
          <table:table-cell table:style-name="ce145" table:formula="of:=[.AA8]" office:value-type="float" office:value="145">
            <text:p>145 </text:p>
          </table:table-cell>
          <table:table-cell table:style-name="ce145" table:formula="of:=[.AE9]+[.AF8]" office:value-type="float" office:value="492">
            <text:p>492 </text:p>
          </table:table-cell>
          <table:table-cell table:number-columns-repeated="992"/>
        </table:table-row>
        <table:table-row table:style-name="ro5">
          <table:table-cell office:value-type="string">
            <text:p>Used</text:p>
          </table:table-cell>
          <table:table-cell table:formula="of:=SUM([.B2:.B7])" office:value-type="float" office:value="296">
            <text:p>296 </text:p>
          </table:table-cell>
          <table:table-cell table:formula="of:=SUM([.C2:.C7])" office:value-type="float" office:value="295">
            <text:p>295 </text:p>
          </table:table-cell>
          <table:table-cell table:number-columns-repeated="12"/>
          <table:table-cell table:style-name="ce40" office:value-type="string">
            <text:p>A</text:p>
          </table:table-cell>
          <table:table-cell table:style-name="ce138" office:value-type="float" office:value="3">
            <text:p>3</text:p>
          </table:table-cell>
          <table:table-cell table:style-name="ce138" table:formula="of:=VLOOKUP([.Q10];[$glvls.$A$19:.$C$44];3;0)" office:value-type="float" office:value="5">
            <text:p>5</text:p>
          </table:table-cell>
          <table:table-cell table:number-columns-repeated="2"/>
          <table:table-cell table:style-name="ce40" office:value-type="string">
            <text:p>A</text:p>
          </table:table-cell>
          <table:table-cell table:style-name="ce138" office:value-type="float" office:value="2">
            <text:p>2</text:p>
          </table:table-cell>
          <table:table-cell table:style-name="ce138" table:formula="of:=VLOOKUP([.V10];[$glvls.$A$19:.$C$44];3;0)" office:value-type="float" office:value="3">
            <text:p>3</text:p>
          </table:table-cell>
          <table:table-cell/>
          <table:table-cell table:style-name="ce40"/>
          <table:table-cell table:style-name="ce141" office:value-type="float" office:value="9">
            <text:p>9</text:p>
          </table:table-cell>
          <table:table-cell table:style-name="ce108" office:value-type="float" office:value="271">
            <text:p>271</text:p>
          </table:table-cell>
          <table:table-cell table:style-name="ce143" table:formula="of:=([.AA10]-[.AA9])/[.AA9]" office:value-type="percentage" office:value="0.368686868686869">
            <text:p>36.87%</text:p>
          </table:table-cell>
          <table:table-cell table:style-name="ce144" table:formula="of:=[.AA10]-[.AA9]" office:value-type="float" office:value="73">
            <text:p>73</text:p>
          </table:table-cell>
          <table:table-cell table:style-name="ce144" table:formula="of:=[.AA10]+[.AD9]" office:value-type="float" office:value="961">
            <text:p>961</text:p>
          </table:table-cell>
          <table:table-cell table:style-name="ce145" table:formula="of:=[.AA9]" office:value-type="float" office:value="198">
            <text:p>198 </text:p>
          </table:table-cell>
          <table:table-cell table:style-name="ce145" table:formula="of:=[.AE10]+[.AF9]" office:value-type="float" office:value="690">
            <text:p>690 </text:p>
          </table:table-cell>
          <table:table-cell table:number-columns-repeated="992"/>
        </table:table-row>
        <table:table-row table:style-name="ro8">
          <table:table-cell office:value-type="string">
            <text:p>Max</text:p>
          </table:table-cell>
          <table:table-cell table:formula="of:=[.B1]*5+26" office:value-type="float" office:value="301">
            <text:p>301 </text:p>
          </table:table-cell>
          <table:table-cell table:formula="of:=[.C1]*5+26" office:value-type="float" office:value="296">
            <text:p>296 </text:p>
          </table:table-cell>
          <table:table-cell table:number-columns-repeated="12"/>
          <table:table-cell table:style-name="ce40" office:value-type="string">
            <text:p>Glvl</text:p>
          </table:table-cell>
          <table:table-cell table:formula="of:=SUM([.Q8:.Q10])" office:value-type="float" office:value="16">
            <text:p>16</text:p>
          </table:table-cell>
          <table:table-cell table:number-columns-repeated="3"/>
          <table:table-cell table:style-name="ce40" office:value-type="string">
            <text:p>Glvl</text:p>
          </table:table-cell>
          <table:table-cell table:formula="of:=SUM([.V8:.V10])" office:value-type="float" office:value="8">
            <text:p>8</text:p>
          </table:table-cell>
          <table:table-cell table:number-columns-repeated="2"/>
          <table:table-cell table:style-name="ce40"/>
          <table:table-cell table:style-name="ce141" office:value-type="float" office:value="10">
            <text:p>10</text:p>
          </table:table-cell>
          <table:table-cell table:style-name="ce108" office:value-type="float" office:value="371">
            <text:p>371</text:p>
          </table:table-cell>
          <table:table-cell table:style-name="ce143" table:formula="of:=([.AA11]-[.AA10])/[.AA10]" office:value-type="percentage" office:value="0.3690036900369">
            <text:p>36.90%</text:p>
          </table:table-cell>
          <table:table-cell table:style-name="ce144" table:formula="of:=[.AA11]-[.AA10]" office:value-type="float" office:value="100">
            <text:p>100</text:p>
          </table:table-cell>
          <table:table-cell table:style-name="ce144" table:formula="of:=[.AA11]+[.AD10]" office:value-type="float" office:value="1332">
            <text:p>1,332</text:p>
          </table:table-cell>
          <table:table-cell table:style-name="ce145" table:formula="of:=[.AA10]" office:value-type="float" office:value="271">
            <text:p>271 </text:p>
          </table:table-cell>
          <table:table-cell table:style-name="ce145" table:formula="of:=[.AE11]+[.AF10]" office:value-type="float" office:value="961">
            <text:p>961 </text:p>
          </table:table-cell>
          <table:table-cell table:number-columns-repeated="992"/>
        </table:table-row>
        <table:table-row table:style-name="ro5">
          <table:table-cell table:number-columns-repeated="15"/>
          <table:table-cell table:style-name="ce40" office:value-type="string">
            <text:p>Skill Pt.</text:p>
          </table:table-cell>
          <table:table-cell table:style-name="Default"/>
          <table:table-cell table:style-name="ce139" table:formula="of:=SUM([.R8:.R10])+5+5" office:value-type="float" office:value="50">
            <text:p>50</text:p>
          </table:table-cell>
          <table:table-cell table:number-columns-repeated="2"/>
          <table:table-cell table:style-name="ce40" office:value-type="string">
            <text:p>Skill Pt.</text:p>
          </table:table-cell>
          <table:table-cell table:style-name="Default"/>
          <table:table-cell table:style-name="ce139" table:formula="of:=SUM([.W8:.W10])+5+5" office:value-type="float" office:value="23">
            <text:p>23</text:p>
          </table:table-cell>
          <table:table-cell/>
          <table:table-cell table:style-name="ce40"/>
          <table:table-cell table:style-name="ce141" office:value-type="float" office:value="11">
            <text:p>11</text:p>
          </table:table-cell>
          <table:table-cell table:style-name="ce108" office:value-type="float" office:value="508">
            <text:p>508</text:p>
          </table:table-cell>
          <table:table-cell table:style-name="ce143" table:formula="of:=([.AA12]-[.AA11])/[.AA11]" office:value-type="percentage" office:value="0.369272237196765">
            <text:p>36.93%</text:p>
          </table:table-cell>
          <table:table-cell table:style-name="ce144" table:formula="of:=[.AA12]-[.AA11]" office:value-type="float" office:value="137">
            <text:p>137</text:p>
          </table:table-cell>
          <table:table-cell table:style-name="ce144" table:formula="of:=[.AA12]+[.AD11]" office:value-type="float" office:value="1840">
            <text:p>1,840</text:p>
          </table:table-cell>
          <table:table-cell table:style-name="ce145" table:formula="of:=[.AA11]" office:value-type="float" office:value="371">
            <text:p>371 </text:p>
          </table:table-cell>
          <table:table-cell table:style-name="ce145" table:formula="of:=[.AE12]+[.AF11]" office:value-type="float" office:value="1332">
            <text:p>1,332 </text:p>
          </table:table-cell>
          <table:table-cell table:number-columns-repeated="992"/>
        </table:table-row>
        <table:table-row table:style-name="ro8">
          <table:table-cell office:value-type="string">
            <text:p>Light</text:p>
          </table:table-cell>
          <table:table-cell table:number-columns-repeated="15"/>
          <table:table-cell office:value-type="string">
            <text:p>* +5 from mentios' saber, +5 from glvl 15</text:p>
          </table:table-cell>
          <table:table-cell table:number-columns-repeated="8"/>
          <table:table-cell table:style-name="ce141" office:value-type="float" office:value="12">
            <text:p>12</text:p>
          </table:table-cell>
          <table:table-cell table:style-name="ce108" office:value-type="float" office:value="695">
            <text:p>695</text:p>
          </table:table-cell>
          <table:table-cell table:style-name="ce143" table:formula="of:=([.AA13]-[.AA12])/[.AA12]" office:value-type="percentage" office:value="0.368110236220472">
            <text:p>36.81%</text:p>
          </table:table-cell>
          <table:table-cell table:style-name="ce144" table:formula="of:=[.AA13]-[.AA12]" office:value-type="float" office:value="187">
            <text:p>187</text:p>
          </table:table-cell>
          <table:table-cell table:style-name="ce144" table:formula="of:=[.AA13]+[.AD12]" office:value-type="float" office:value="2535">
            <text:p>2,535</text:p>
          </table:table-cell>
          <table:table-cell table:style-name="ce145" table:formula="of:=[.AA12]" office:value-type="float" office:value="508">
            <text:p>508 </text:p>
          </table:table-cell>
          <table:table-cell table:style-name="ce145" table:formula="of:=[.AE13]+[.AF12]" office:value-type="float" office:value="1840">
            <text:p>1,840 </text:p>
          </table:table-cell>
          <table:table-cell table:number-columns-repeated="992"/>
        </table:table-row>
        <table:table-row table:style-name="ro5">
          <table:table-cell table:style-name="ce1" office:value-type="string">
            <text:p>Level</text:p>
          </table:table-cell>
          <table:table-cell table:style-name="ce114" office:value-type="float" office:value="30">
            <text:p>30 </text:p>
          </table:table-cell>
          <table:table-cell table:style-name="ce114" office:value-type="float" office:value="40">
            <text:p>40 </text:p>
          </table:table-cell>
          <table:table-cell table:style-name="ce114" office:value-type="float" office:value="50">
            <text:p>50 </text:p>
          </table:table-cell>
          <table:table-cell table:style-name="ce114" office:value-type="float" office:value="60">
            <text:p>60 </text:p>
          </table:table-cell>
          <table:table-cell table:style-name="ce114" office:value-type="float" office:value="70">
            <text:p>70 </text:p>
          </table:table-cell>
          <table:table-cell table:style-name="ce114" office:value-type="float" office:value="80">
            <text:p>80 </text:p>
          </table:table-cell>
          <table:table-cell table:style-name="ce114" office:value-type="float" office:value="90">
            <text:p>90 </text:p>
          </table:table-cell>
          <table:table-cell table:style-name="ce114" office:value-type="float" office:value="100">
            <text:p>100 </text:p>
          </table:table-cell>
          <table:table-cell table:style-name="ce114" office:value-type="float" office:value="110">
            <text:p>110 </text:p>
          </table:table-cell>
          <table:table-cell table:style-name="ce114" office:value-type="float" office:value="120">
            <text:p>120 </text:p>
          </table:table-cell>
          <table:table-cell table:number-columns-repeated="9"/>
          <table:table-cell table:style-name="ce40" office:value-type="string">
            <text:p>S</text:p>
          </table:table-cell>
          <table:table-cell table:style-name="ce138" office:value-type="float" office:value="5">
            <text:p>5</text:p>
          </table:table-cell>
          <table:table-cell table:style-name="ce138" table:formula="of:=VLOOKUP([.V14];[$glvls.$A$19:.$C$44];3;0)" office:value-type="float" office:value="11">
            <text:p>11</text:p>
          </table:table-cell>
          <table:table-cell table:number-columns-repeated="2"/>
          <table:table-cell table:style-name="ce141" office:value-type="float" office:value="13">
            <text:p>13</text:p>
          </table:table-cell>
          <table:table-cell table:style-name="ce108" office:value-type="float" office:value="952">
            <text:p>952</text:p>
          </table:table-cell>
          <table:table-cell table:style-name="ce143" table:formula="of:=([.AA14]-[.AA13])/[.AA13]" office:value-type="percentage" office:value="0.369784172661871">
            <text:p>36.98%</text:p>
          </table:table-cell>
          <table:table-cell table:style-name="ce144" table:formula="of:=[.AA14]-[.AA13]" office:value-type="float" office:value="257">
            <text:p>257</text:p>
          </table:table-cell>
          <table:table-cell table:style-name="ce144" table:formula="of:=[.AA14]+[.AD13]" office:value-type="float" office:value="3487">
            <text:p>3,487</text:p>
          </table:table-cell>
          <table:table-cell table:style-name="ce145" table:formula="of:=[.AA13]" office:value-type="float" office:value="695">
            <text:p>695 </text:p>
          </table:table-cell>
          <table:table-cell table:style-name="ce145" table:formula="of:=[.AE14]+[.AF13]" office:value-type="float" office:value="2535">
            <text:p>2,535 </text:p>
          </table:table-cell>
          <table:table-cell table:number-columns-repeated="992"/>
        </table:table-row>
        <table:table-row table:style-name="ro5">
          <table:table-cell office:value-type="string">
            <text:p>Str</text:p>
          </table:table-cell>
          <table:table-cell table:number-columns-repeated="2" office:value-type="float" office:value="35">
            <text:p>35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table:formula="of:=[.F14]" office:value-type="float" office:value="70">
            <text:p>70 </text:p>
          </table:table-cell>
          <table:table-cell table:formula="of:=[.G14]" office:value-type="float" office:value="80">
            <text:p>80 </text:p>
          </table:table-cell>
          <table:table-cell table:formula="of:=[.H14]" office:value-type="float" office:value="90">
            <text:p>90 </text:p>
          </table:table-cell>
          <table:table-cell table:formula="of:=[.I14]" office:value-type="float" office:value="100">
            <text:p>100 </text:p>
          </table:table-cell>
          <table:table-cell table:formula="of:=[.J14]" office:value-type="float" office:value="110">
            <text:p>110 </text:p>
          </table:table-cell>
          <table:table-cell table:style-name="ce117" office:value-type="float" office:value="51">
            <text:p>51 </text:p>
          </table:table-cell>
          <table:table-cell table:number-columns-repeated="4"/>
          <table:table-cell table:style-name="Default"/>
          <table:table-cell table:style-name="Default" office:value-type="string">
            <text:p>weight</text:p>
          </table:table-cell>
          <table:table-cell table:style-name="Default"/>
          <table:table-cell table:number-columns-repeated="2"/>
          <table:table-cell table:style-name="ce40" office:value-type="string">
            <text:p>C</text:p>
          </table:table-cell>
          <table:table-cell table:style-name="ce138" office:value-type="float" office:value="7">
            <text:p>7</text:p>
          </table:table-cell>
          <table:table-cell table:style-name="ce138" table:formula="of:=VLOOKUP([.V15];[$glvls.$A$19:.$C$44];3;0)" office:value-type="float" office:value="19">
            <text:p>19</text:p>
          </table:table-cell>
          <table:table-cell table:number-columns-repeated="2"/>
          <table:table-cell table:style-name="ce141" office:value-type="float" office:value="14">
            <text:p>14</text:p>
          </table:table-cell>
          <table:table-cell table:style-name="ce108" office:value-type="float" office:value="1304">
            <text:p>1,304</text:p>
          </table:table-cell>
          <table:table-cell table:style-name="ce143" table:formula="of:=([.AA15]-[.AA14])/[.AA14]" office:value-type="percentage" office:value="0.369747899159664">
            <text:p>36.97%</text:p>
          </table:table-cell>
          <table:table-cell table:style-name="ce144" table:formula="of:=[.AA15]-[.AA14]" office:value-type="float" office:value="352">
            <text:p>352</text:p>
          </table:table-cell>
          <table:table-cell table:style-name="ce144" table:formula="of:=[.AA15]+[.AD14]" office:value-type="float" office:value="4791">
            <text:p>4,791</text:p>
          </table:table-cell>
          <table:table-cell table:style-name="ce145" table:formula="of:=[.AA14]" office:value-type="float" office:value="952">
            <text:p>952 </text:p>
          </table:table-cell>
          <table:table-cell table:style-name="ce145" table:formula="of:=[.AE15]+[.AF14]" office:value-type="float" office:value="3487">
            <text:p>3,487 </text:p>
          </table:table-cell>
          <table:table-cell table:number-columns-repeated="992"/>
        </table:table-row>
        <table:table-row table:style-name="ro8">
          <table:table-cell office:value-type="string">
            <text:p>Dex</text:p>
          </table:table-cell>
          <table:table-cell office:value-type="float" office:value="35">
            <text:p>35 </text:p>
          </table:table-cell>
          <table:table-cell office:value-type="float" office:value="45">
            <text:p>45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table:formula="of:=[.F15]" office:value-type="float" office:value="70">
            <text:p>70 </text:p>
          </table:table-cell>
          <table:table-cell table:formula="of:=[.G15]" office:value-type="float" office:value="80">
            <text:p>80 </text:p>
          </table:table-cell>
          <table:table-cell table:formula="of:=[.H15]" office:value-type="float" office:value="90">
            <text:p>90 </text:p>
          </table:table-cell>
          <table:table-cell table:formula="of:=[.I15]" office:value-type="float" office:value="100">
            <text:p>100 </text:p>
          </table:table-cell>
          <table:table-cell table:formula="of:=[.J15]" office:value-type="float" office:value="110">
            <text:p>110 </text:p>
          </table:table-cell>
          <table:table-cell table:style-name="ce117" office:value-type="float" office:value="153">
            <text:p>153 </text:p>
          </table:table-cell>
          <table:table-cell table:number-columns-repeated="3"/>
          <table:table-cell office:value-type="string">
            <text:p>wis</text:p>
          </table:table-cell>
          <table:table-cell table:style-name="Default" office:value-type="float" office:value="50">
            <text:p>50</text:p>
          </table:table-cell>
          <table:table-cell table:style-name="Default" table:formula="of:=[.P16]*4" office:value-type="float" office:value="200">
            <text:p>200</text:p>
          </table:table-cell>
          <table:table-cell table:style-name="Default"/>
          <table:table-cell table:number-columns-repeated="2"/>
          <table:table-cell table:style-name="ce40" office:value-type="string">
            <text:p>A</text:p>
          </table:table-cell>
          <table:table-cell table:style-name="ce138" office:value-type="float" office:value="3">
            <text:p>3</text:p>
          </table:table-cell>
          <table:table-cell table:style-name="ce138" table:formula="of:=VLOOKUP([.V16];[$glvls.$A$19:.$C$44];3;0)" office:value-type="float" office:value="5">
            <text:p>5</text:p>
          </table:table-cell>
          <table:table-cell table:number-columns-repeated="2"/>
          <table:table-cell table:style-name="ce141" office:value-type="float" office:value="15">
            <text:p>15</text:p>
          </table:table-cell>
          <table:table-cell table:style-name="ce108" office:value-type="float" office:value="1786">
            <text:p>1,786</text:p>
          </table:table-cell>
          <table:table-cell table:style-name="ce143" table:formula="of:=([.AA16]-[.AA15])/[.AA15]" office:value-type="percentage" office:value="0.369631901840491">
            <text:p>36.96%</text:p>
          </table:table-cell>
          <table:table-cell table:style-name="ce144" table:formula="of:=[.AA16]-[.AA15]" office:value-type="float" office:value="482">
            <text:p>482</text:p>
          </table:table-cell>
          <table:table-cell table:style-name="ce144" table:formula="of:=[.AA16]+[.AD15]" office:value-type="float" office:value="6577">
            <text:p>6,577</text:p>
          </table:table-cell>
          <table:table-cell table:style-name="ce145" table:formula="of:=[.AA15]" office:value-type="float" office:value="1304">
            <text:p>1,304 </text:p>
          </table:table-cell>
          <table:table-cell table:style-name="ce145" table:formula="of:=[.AE16]+[.AF15]" office:value-type="float" office:value="4791">
            <text:p>4,791 </text:p>
          </table:table-cell>
          <table:table-cell table:number-columns-repeated="992"/>
        </table:table-row>
        <table:table-row table:style-name="ro8">
          <table:table-cell office:value-type="string">
            <text:p>Wis</text:p>
          </table:table-cell>
          <table:table-cell office:value-type="float" office:value="37">
            <text:p>37 </text:p>
          </table:table-cell>
          <table:table-cell office:value-type="float" office:value="45">
            <text:p>45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 </text:p>
          </table:table-cell>
          <table:table-cell office:value-type="float" office:value="120">
            <text:p>120 </text:p>
          </table:table-cell>
          <table:table-cell table:style-name="ce117" office:value-type="float" office:value="160">
            <text:p>160 </text:p>
          </table:table-cell>
          <table:table-cell table:number-columns-repeated="3"/>
          <table:table-cell office:value-type="string">
            <text:p>int</text:p>
          </table:table-cell>
          <table:table-cell table:style-name="Default" office:value-type="float" office:value="49">
            <text:p>49</text:p>
          </table:table-cell>
          <table:table-cell table:style-name="Default" table:formula="of:=[.P17]*2" office:value-type="float" office:value="98">
            <text:p>98</text:p>
          </table:table-cell>
          <table:table-cell table:style-name="Default"/>
          <table:table-cell table:number-columns-repeated="2"/>
          <table:table-cell table:style-name="ce40" office:value-type="string">
            <text:p>Glvl</text:p>
          </table:table-cell>
          <table:table-cell table:formula="of:=SUM([.V14:.V16])" office:value-type="float" office:value="15">
            <text:p>15</text:p>
          </table:table-cell>
          <table:table-cell table:number-columns-repeated="3"/>
          <table:table-cell table:style-name="ce141" office:value-type="float" office:value="16">
            <text:p>16</text:p>
          </table:table-cell>
          <table:table-cell table:style-name="ce108" office:value-type="float" office:value="2446">
            <text:p>2,446</text:p>
          </table:table-cell>
          <table:table-cell table:style-name="ce143" table:formula="of:=([.AA17]-[.AA16])/[.AA16]" office:value-type="percentage" office:value="0.369540873460246">
            <text:p>36.95%</text:p>
          </table:table-cell>
          <table:table-cell table:style-name="ce144" table:formula="of:=[.AA17]-[.AA16]" office:value-type="float" office:value="660">
            <text:p>660</text:p>
          </table:table-cell>
          <table:table-cell table:style-name="ce144" table:formula="of:=[.AA17]+[.AD16]" office:value-type="float" office:value="9023">
            <text:p>9,023</text:p>
          </table:table-cell>
          <table:table-cell table:style-name="ce145" table:formula="of:=[.AA16]" office:value-type="float" office:value="1786">
            <text:p>1,786 </text:p>
          </table:table-cell>
          <table:table-cell table:style-name="ce145" table:formula="of:=[.AE17]+[.AF16]" office:value-type="float" office:value="6577">
            <text:p>6,577 </text:p>
          </table:table-cell>
          <table:table-cell table:number-columns-repeated="992"/>
        </table:table-row>
        <table:table-row table:style-name="ro5">
          <table:table-cell office:value-type="string">
            <text:p>Int</text:p>
          </table:table-cell>
          <table:table-cell table:formula="of:=[.B17]/2" office:value-type="float" office:value="18.5">
            <text:p>19 </text:p>
          </table:table-cell>
          <table:table-cell table:formula="of:=[.C17]/2" office:value-type="float" office:value="22.5">
            <text:p>23 </text:p>
          </table:table-cell>
          <table:table-cell table:formula="of:=[.D17]/2" office:value-type="float" office:value="30">
            <text:p>30 </text:p>
          </table:table-cell>
          <table:table-cell table:formula="of:=[.E17]/2" office:value-type="float" office:value="35">
            <text:p>35 </text:p>
          </table:table-cell>
          <table:table-cell table:formula="of:=[.F17]/2" office:value-type="float" office:value="40">
            <text:p>40 </text:p>
          </table:table-cell>
          <table:table-cell table:formula="of:=[.G17]/2" office:value-type="float" office:value="45">
            <text:p>45 </text:p>
          </table:table-cell>
          <table:table-cell table:formula="of:=[.H17]/2" office:value-type="float" office:value="50">
            <text:p>50 </text:p>
          </table:table-cell>
          <table:table-cell table:formula="of:=[.I17]/2" office:value-type="float" office:value="55">
            <text:p>55 </text:p>
          </table:table-cell>
          <table:table-cell table:formula="of:=[.J17]/2" office:value-type="float" office:value="60">
            <text:p>60 </text:p>
          </table:table-cell>
          <table:table-cell table:style-name="ce117" office:value-type="float" office:value="51">
            <text:p>51 </text:p>
          </table:table-cell>
          <table:table-cell table:number-columns-repeated="3"/>
          <table:table-cell office:value-type="string">
            <text:p>cha</text:p>
          </table:table-cell>
          <table:table-cell table:style-name="Default" office:value-type="float" office:value="39">
            <text:p>39</text:p>
          </table:table-cell>
          <table:table-cell table:style-name="Default" table:formula="of:=[.P18]*1" office:value-type="float" office:value="39">
            <text:p>39</text:p>
          </table:table-cell>
          <table:table-cell table:style-name="Default"/>
          <table:table-cell table:number-columns-repeated="2"/>
          <table:table-cell table:style-name="ce40" office:value-type="string">
            <text:p>Skill Pt.</text:p>
          </table:table-cell>
          <table:table-cell table:style-name="Default"/>
          <table:table-cell table:style-name="ce139" table:formula="of:=SUM([.W14:.W16])+5+5" office:value-type="float" office:value="45">
            <text:p>45</text:p>
          </table:table-cell>
          <table:table-cell table:number-columns-repeated="2"/>
          <table:table-cell table:style-name="ce141" office:value-type="float" office:value="17">
            <text:p>17</text:p>
          </table:table-cell>
          <table:table-cell table:style-name="ce108" office:value-type="float" office:value="3351">
            <text:p>3,351</text:p>
          </table:table-cell>
          <table:table-cell table:style-name="ce143" table:formula="of:=([.AA18]-[.AA17])/[.AA17]" office:value-type="percentage" office:value="0.369991823385119">
            <text:p>37.00%</text:p>
          </table:table-cell>
          <table:table-cell table:style-name="ce144" table:formula="of:=[.AA18]-[.AA17]" office:value-type="float" office:value="905">
            <text:p>905</text:p>
          </table:table-cell>
          <table:table-cell table:style-name="ce144" table:formula="of:=[.AA18]+[.AD17]" office:value-type="float" office:value="12374">
            <text:p>12,374</text:p>
          </table:table-cell>
          <table:table-cell table:style-name="ce145" table:formula="of:=[.AA17]" office:value-type="float" office:value="2446">
            <text:p>2,446 </text:p>
          </table:table-cell>
          <table:table-cell table:style-name="ce145" table:formula="of:=[.AE18]+[.AF17]" office:value-type="float" office:value="9023">
            <text:p>9,023 </text:p>
          </table:table-cell>
          <table:table-cell table:number-columns-repeated="992"/>
        </table:table-row>
        <table:table-row table:style-name="ro5">
          <table:table-cell office:value-type="string">
            <text:p>Con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5">
            <text:p>95 </text:p>
          </table:table-cell>
          <table:table-cell office:value-type="float" office:value="105">
            <text:p>105 </text:p>
          </table:table-cell>
          <table:table-cell office:value-type="float" office:value="120">
            <text:p>120 </text:p>
          </table:table-cell>
          <table:table-cell office:value-type="float" office:value="130">
            <text:p>130 </text:p>
          </table:table-cell>
          <table:table-cell office:value-type="float" office:value="145">
            <text:p>145 </text:p>
          </table:table-cell>
          <table:table-cell table:style-name="ce117" office:value-type="float" office:value="160">
            <text:p>160 </text:p>
          </table:table-cell>
          <table:table-cell table:number-columns-repeated="3"/>
          <table:table-cell office:value-type="string">
            <text:p>points</text:p>
          </table:table-cell>
          <table:table-cell table:style-name="Default" table:formula="of:=SUM([.P16:.P18])" office:value-type="float" office:value="138">
            <text:p>138</text:p>
          </table:table-cell>
          <table:table-cell table:style-name="Default" table:formula="of:=SUM([.Q16:.Q18])" office:value-type="float" office:value="337">
            <text:p>337</text:p>
          </table:table-cell>
          <table:table-cell table:style-name="Default"/>
          <table:table-cell table:number-columns-repeated="7"/>
          <table:table-cell table:style-name="ce141" office:value-type="float" office:value="18">
            <text:p>18</text:p>
          </table:table-cell>
          <table:table-cell table:style-name="ce108" office:value-type="float" office:value="4590">
            <text:p>4,590</text:p>
          </table:table-cell>
          <table:table-cell table:style-name="ce143" table:formula="of:=([.AA19]-[.AA18])/[.AA18]" office:value-type="percentage" office:value="0.369740376007162">
            <text:p>36.97%</text:p>
          </table:table-cell>
          <table:table-cell table:style-name="ce144" table:formula="of:=[.AA19]-[.AA18]" office:value-type="float" office:value="1239">
            <text:p>1,239</text:p>
          </table:table-cell>
          <table:table-cell table:style-name="ce144" table:formula="of:=[.AA19]+[.AD18]" office:value-type="float" office:value="16964">
            <text:p>16,964</text:p>
          </table:table-cell>
          <table:table-cell table:style-name="ce145" table:formula="of:=[.AA18]" office:value-type="float" office:value="3351">
            <text:p>3,351 </text:p>
          </table:table-cell>
          <table:table-cell table:style-name="ce145" table:formula="of:=[.AE19]+[.AF18]" office:value-type="float" office:value="12374">
            <text:p>12,374 </text:p>
          </table:table-cell>
          <table:table-cell table:number-columns-repeated="992"/>
        </table:table-row>
        <table:table-row table:style-name="ro5">
          <table:table-cell office:value-type="string">
            <text:p>Cha</text:p>
          </table:table-cell>
          <table:table-cell table:formula="of:=[.B17]/4" office:value-type="float" office:value="9.25">
            <text:p>9 </text:p>
          </table:table-cell>
          <table:table-cell table:formula="of:=[.C17]/4" office:value-type="float" office:value="11.25">
            <text:p>11 </text:p>
          </table:table-cell>
          <table:table-cell table:formula="of:=[.D17]/4" office:value-type="float" office:value="15">
            <text:p>15 </text:p>
          </table:table-cell>
          <table:table-cell table:formula="of:=[.E17]/4" office:value-type="float" office:value="17.5">
            <text:p>18 </text:p>
          </table:table-cell>
          <table:table-cell table:formula="of:=[.F17]/4" office:value-type="float" office:value="20">
            <text:p>20 </text:p>
          </table:table-cell>
          <table:table-cell table:formula="of:=[.G17]/4" office:value-type="float" office:value="22.5">
            <text:p>23 </text:p>
          </table:table-cell>
          <table:table-cell table:formula="of:=[.H17]/4" office:value-type="float" office:value="25">
            <text:p>25 </text:p>
          </table:table-cell>
          <table:table-cell table:formula="of:=[.I17]/4" office:value-type="float" office:value="27.5">
            <text:p>28 </text:p>
          </table:table-cell>
          <table:table-cell table:formula="of:=[.J17]/4" office:value-type="float" office:value="30">
            <text:p>30 </text:p>
          </table:table-cell>
          <table:table-cell table:style-name="ce117" office:value-type="float" office:value="51">
            <text:p>51 </text:p>
          </table:table-cell>
          <table:table-cell table:number-columns-repeated="4"/>
          <table:table-cell table:style-name="Default" table:number-columns-repeated="3"/>
          <table:table-cell table:number-columns-repeated="7"/>
          <table:table-cell table:style-name="ce141" office:value-type="float" office:value="19">
            <text:p>19</text:p>
          </table:table-cell>
          <table:table-cell table:style-name="ce108" office:value-type="float" office:value="6288">
            <text:p>6,288</text:p>
          </table:table-cell>
          <table:table-cell table:style-name="ce143" table:formula="of:=([.AA20]-[.AA19])/[.AA19]" office:value-type="percentage" office:value="0.369934640522876">
            <text:p>36.99%</text:p>
          </table:table-cell>
          <table:table-cell table:style-name="ce144" table:formula="of:=[.AA20]-[.AA19]" office:value-type="float" office:value="1698">
            <text:p>1,698</text:p>
          </table:table-cell>
          <table:table-cell table:style-name="ce144" table:formula="of:=[.AA20]+[.AD19]" office:value-type="float" office:value="23252">
            <text:p>23,252</text:p>
          </table:table-cell>
          <table:table-cell table:style-name="ce145" table:formula="of:=[.AA19]" office:value-type="float" office:value="4590">
            <text:p>4,590 </text:p>
          </table:table-cell>
          <table:table-cell table:style-name="ce145" table:formula="of:=[.AE20]+[.AF19]" office:value-type="float" office:value="16964">
            <text:p>16,964 </text:p>
          </table:table-cell>
          <table:table-cell table:number-columns-repeated="992"/>
        </table:table-row>
        <table:table-row table:style-name="ro8">
          <table:table-cell table:style-name="ce125" office:value-type="string">
            <text:p>HPs</text:p>
          </table:table-cell>
          <table:table-cell table:style-name="ce130" table:formula="of:=[.B19]*10+[.B14]*2+42" office:value-type="float" office:value="502">
            <text:p>502</text:p>
          </table:table-cell>
          <table:table-cell table:style-name="ce130" table:formula="of:=[.C19]*10+[.C14]*2+42" office:value-type="float" office:value="622">
            <text:p>622</text:p>
          </table:table-cell>
          <table:table-cell table:style-name="ce130" table:formula="of:=[.D19]*10+[.D14]*2+42" office:value-type="float" office:value="842">
            <text:p>842</text:p>
          </table:table-cell>
          <table:table-cell table:style-name="ce130" table:formula="of:=[.E19]*10+[.E14]*2+42" office:value-type="float" office:value="962">
            <text:p>962</text:p>
          </table:table-cell>
          <table:table-cell table:style-name="ce130" table:formula="of:=[.F19]*10+[.F14]*2+42" office:value-type="float" office:value="1132">
            <text:p>1,132</text:p>
          </table:table-cell>
          <table:table-cell table:style-name="ce130" table:formula="of:=[.G19]*10+[.G14]*2+42" office:value-type="float" office:value="1252">
            <text:p>1,252</text:p>
          </table:table-cell>
          <table:table-cell table:style-name="ce130" table:formula="of:=[.H19]*10+[.H14]*2+42" office:value-type="float" office:value="1422">
            <text:p>1,422</text:p>
          </table:table-cell>
          <table:table-cell table:style-name="ce130" table:formula="of:=[.I19]*10+[.I14]*2+42" office:value-type="float" office:value="1542">
            <text:p>1,542</text:p>
          </table:table-cell>
          <table:table-cell table:style-name="ce130" table:formula="of:=[.J19]*10+[.J14]*2+42" office:value-type="float" office:value="1712">
            <text:p>1,712</text:p>
          </table:table-cell>
          <table:table-cell table:style-name="ce130" table:formula="of:=[.K19]*10+[.K14]*2+42" office:value-type="float" office:value="1882">
            <text:p>1,882</text:p>
          </table:table-cell>
          <table:table-cell table:number-columns-repeated="4"/>
          <table:table-cell table:style-name="Default"/>
          <table:table-cell table:style-name="Default" office:value-type="string">
            <text:p>weight</text:p>
          </table:table-cell>
          <table:table-cell table:number-columns-repeated="8"/>
          <table:table-cell table:style-name="ce141" office:value-type="float" office:value="20">
            <text:p>20</text:p>
          </table:table-cell>
          <table:table-cell table:style-name="ce108" office:value-type="float" office:value="8614">
            <text:p>8,614</text:p>
          </table:table-cell>
          <table:table-cell table:style-name="ce143" table:formula="of:=([.AA21]-[.AA20])/[.AA20]" office:value-type="percentage" office:value="0.369910941475827">
            <text:p>36.99%</text:p>
          </table:table-cell>
          <table:table-cell table:style-name="ce144" table:formula="of:=[.AA21]-[.AA20]" office:value-type="float" office:value="2326">
            <text:p>2,326</text:p>
          </table:table-cell>
          <table:table-cell table:style-name="ce144" table:formula="of:=[.AA21]+[.AD20]" office:value-type="float" office:value="31866">
            <text:p>31,866</text:p>
          </table:table-cell>
          <table:table-cell table:style-name="ce145" table:formula="of:=[.AA20]" office:value-type="float" office:value="6288">
            <text:p>6,288 </text:p>
          </table:table-cell>
          <table:table-cell table:style-name="ce145" table:formula="of:=[.AE21]+[.AF20]" office:value-type="float" office:value="23252">
            <text:p>23,252 </text:p>
          </table:table-cell>
          <table:table-cell table:number-columns-repeated="992"/>
        </table:table-row>
        <table:table-row table:style-name="ro8">
          <table:table-cell table:style-name="ce126" office:value-type="string">
            <text:p>SPs</text:p>
          </table:table-cell>
          <table:table-cell table:style-name="ce131" table:formula="of:=[.B18]*7+42" office:value-type="float" office:value="171.5">
            <text:p>172</text:p>
          </table:table-cell>
          <table:table-cell table:style-name="ce131" table:formula="of:=[.C18]*7+42" office:value-type="float" office:value="199.5">
            <text:p>200</text:p>
          </table:table-cell>
          <table:table-cell table:style-name="ce131" table:formula="of:=[.D18]*7+42" office:value-type="float" office:value="252">
            <text:p>252</text:p>
          </table:table-cell>
          <table:table-cell table:style-name="ce131" table:formula="of:=[.E18]*7+42" office:value-type="float" office:value="287">
            <text:p>287</text:p>
          </table:table-cell>
          <table:table-cell table:style-name="ce131" table:formula="of:=[.F18]*7+42" office:value-type="float" office:value="322">
            <text:p>322</text:p>
          </table:table-cell>
          <table:table-cell table:style-name="ce131" table:formula="of:=[.G18]*7+42" office:value-type="float" office:value="357">
            <text:p>357</text:p>
          </table:table-cell>
          <table:table-cell table:style-name="ce131" table:formula="of:=[.H18]*7+42" office:value-type="float" office:value="392">
            <text:p>392</text:p>
          </table:table-cell>
          <table:table-cell table:style-name="ce131" table:formula="of:=[.I18]*7+42" office:value-type="float" office:value="427">
            <text:p>427</text:p>
          </table:table-cell>
          <table:table-cell table:style-name="ce131" table:formula="of:=[.J18]*7+42" office:value-type="float" office:value="462">
            <text:p>462</text:p>
          </table:table-cell>
          <table:table-cell table:style-name="ce131" table:formula="of:=[.K18]*7+42" office:value-type="float" office:value="399">
            <text:p>399</text:p>
          </table:table-cell>
          <table:table-cell table:number-columns-repeated="3"/>
          <table:table-cell office:value-type="string">
            <text:p>wis</text:p>
          </table:table-cell>
          <table:table-cell table:style-name="Default" office:value-type="float" office:value="64">
            <text:p>64</text:p>
          </table:table-cell>
          <table:table-cell table:style-name="Default" table:formula="of:=[.P22]*4" office:value-type="float" office:value="256">
            <text:p>256</text:p>
          </table:table-cell>
          <table:table-cell table:number-columns-repeated="8"/>
          <table:table-cell table:style-name="ce141" office:value-type="float" office:value="21">
            <text:p>21</text:p>
          </table:table-cell>
          <table:table-cell table:style-name="ce108" office:value-type="float" office:value="12921">
            <text:p>12,921</text:p>
          </table:table-cell>
          <table:table-cell table:style-name="ce143" table:formula="of:=([.AA22]-[.AA21])/[.AA21]" office:value-type="percentage" office:value="0.5">
            <text:p>50.00%</text:p>
          </table:table-cell>
          <table:table-cell table:style-name="ce144" table:formula="of:=[.AA22]-[.AA21]" office:value-type="float" office:value="4307">
            <text:p>4,307</text:p>
          </table:table-cell>
          <table:table-cell table:style-name="ce144" table:formula="of:=[.AA22]+[.AD21]" office:value-type="float" office:value="44787">
            <text:p>44,787</text:p>
          </table:table-cell>
          <table:table-cell table:style-name="ce145" table:formula="of:=[.AA21]" office:value-type="float" office:value="8614">
            <text:p>8,614 </text:p>
          </table:table-cell>
          <table:table-cell table:style-name="ce145" table:formula="of:=[.AE22]+[.AF21]" office:value-type="float" office:value="31866">
            <text:p>31,866 </text:p>
          </table:table-cell>
          <table:table-cell table:number-columns-repeated="992"/>
        </table:table-row>
        <table:table-row table:style-name="ro5">
          <table:table-cell office:value-type="string">
            <text:p>Used</text:p>
          </table:table-cell>
          <table:table-cell table:formula="of:=SUM([.B15:.B20])" office:value-type="float" office:value="174.75">
            <text:p>175 </text:p>
          </table:table-cell>
          <table:table-cell table:formula="of:=SUM([.C15:.C20])" office:value-type="float" office:value="208.75">
            <text:p>209 </text:p>
          </table:table-cell>
          <table:table-cell table:formula="of:=SUM([.D15:.D20])" office:value-type="float" office:value="275">
            <text:p>275 </text:p>
          </table:table-cell>
          <table:table-cell table:formula="of:=SUM([.E15:.E20])" office:value-type="float" office:value="322.5">
            <text:p>323 </text:p>
          </table:table-cell>
          <table:table-cell table:formula="of:=SUM([.F15:.F20])" office:value-type="float" office:value="375">
            <text:p>375 </text:p>
          </table:table-cell>
          <table:table-cell table:formula="of:=SUM([.G15:.G20])" office:value-type="float" office:value="422.5">
            <text:p>423 </text:p>
          </table:table-cell>
          <table:table-cell table:formula="of:=SUM([.H15:.H20])" office:value-type="float" office:value="475">
            <text:p>475 </text:p>
          </table:table-cell>
          <table:table-cell table:formula="of:=SUM([.I15:.I20])" office:value-type="float" office:value="522.5">
            <text:p>523 </text:p>
          </table:table-cell>
          <table:table-cell table:formula="of:=SUM([.J15:.J20])" office:value-type="float" office:value="575">
            <text:p>575 </text:p>
          </table:table-cell>
          <table:table-cell table:style-name="ce117" table:formula="of:=SUM([.K15:.K20])" office:value-type="float" office:value="626">
            <text:p>626 </text:p>
          </table:table-cell>
          <table:table-cell table:number-columns-repeated="3"/>
          <table:table-cell office:value-type="string">
            <text:p>int</text:p>
          </table:table-cell>
          <table:table-cell table:style-name="Default" office:value-type="float" office:value="32">
            <text:p>32</text:p>
          </table:table-cell>
          <table:table-cell table:style-name="Default" table:formula="of:=[.P23]*2" office:value-type="float" office:value="64">
            <text:p>64</text:p>
          </table:table-cell>
          <table:table-cell table:number-columns-repeated="8"/>
          <table:table-cell table:style-name="ce141" office:value-type="float" office:value="22">
            <text:p>22</text:p>
          </table:table-cell>
          <table:table-cell table:style-name="ce108" office:value-type="float" office:value="19381">
            <text:p>19,381</text:p>
          </table:table-cell>
          <table:table-cell table:style-name="ce143" table:formula="of:=([.AA23]-[.AA22])/[.AA22]" office:value-type="percentage" office:value="0.499961303304698">
            <text:p>50.00%</text:p>
          </table:table-cell>
          <table:table-cell table:style-name="ce144" table:formula="of:=[.AA23]-[.AA22]" office:value-type="float" office:value="6460">
            <text:p>6,460</text:p>
          </table:table-cell>
          <table:table-cell table:style-name="ce144" table:formula="of:=[.AA23]+[.AD22]" office:value-type="float" office:value="64168">
            <text:p>64,168</text:p>
          </table:table-cell>
          <table:table-cell table:style-name="ce145" table:formula="of:=[.AA22]" office:value-type="float" office:value="12921">
            <text:p>12,921 </text:p>
          </table:table-cell>
          <table:table-cell table:style-name="ce145" table:formula="of:=[.AE23]+[.AF22]" office:value-type="float" office:value="44787">
            <text:p>44,787 </text:p>
          </table:table-cell>
          <table:table-cell table:number-columns-repeated="992"/>
        </table:table-row>
        <table:table-row table:style-name="ro5">
          <table:table-cell office:value-type="string">
            <text:p>Max</text:p>
          </table:table-cell>
          <table:table-cell table:formula="of:=[.B14]*5+26" office:value-type="float" office:value="176">
            <text:p>176 </text:p>
          </table:table-cell>
          <table:table-cell table:formula="of:=[.C14]*5+26" office:value-type="float" office:value="226">
            <text:p>226 </text:p>
          </table:table-cell>
          <table:table-cell table:formula="of:=[.D14]*5+26" office:value-type="float" office:value="276">
            <text:p>276 </text:p>
          </table:table-cell>
          <table:table-cell table:formula="of:=[.E14]*5+26" office:value-type="float" office:value="326">
            <text:p>326 </text:p>
          </table:table-cell>
          <table:table-cell table:formula="of:=[.F14]*5+26" office:value-type="float" office:value="376">
            <text:p>376 </text:p>
          </table:table-cell>
          <table:table-cell table:formula="of:=[.G14]*5+26" office:value-type="float" office:value="426">
            <text:p>426 </text:p>
          </table:table-cell>
          <table:table-cell table:formula="of:=[.H14]*5+26" office:value-type="float" office:value="476">
            <text:p>476 </text:p>
          </table:table-cell>
          <table:table-cell table:formula="of:=[.I14]*5+26" office:value-type="float" office:value="526">
            <text:p>526 </text:p>
          </table:table-cell>
          <table:table-cell table:formula="of:=[.J14]*5+26" office:value-type="float" office:value="576">
            <text:p>576 </text:p>
          </table:table-cell>
          <table:table-cell table:style-name="ce117" table:formula="of:=[.K14]*5+26" office:value-type="float" office:value="626">
            <text:p>626 </text:p>
          </table:table-cell>
          <table:table-cell table:number-columns-repeated="3"/>
          <table:table-cell office:value-type="string">
            <text:p>cha</text:p>
          </table:table-cell>
          <table:table-cell table:style-name="Default" office:value-type="float" office:value="16">
            <text:p>16</text:p>
          </table:table-cell>
          <table:table-cell table:style-name="Default" table:formula="of:=[.P24]*1" office:value-type="float" office:value="16">
            <text:p>16</text:p>
          </table:table-cell>
          <table:table-cell table:number-columns-repeated="8"/>
          <table:table-cell table:style-name="ce141" office:value-type="float" office:value="23">
            <text:p>23</text:p>
          </table:table-cell>
          <table:table-cell table:style-name="ce108" office:value-type="float" office:value="29071">
            <text:p>29,071</text:p>
          </table:table-cell>
          <table:table-cell table:style-name="ce143" table:formula="of:=([.AA24]-[.AA23])/[.AA23]" office:value-type="percentage" office:value="0.499974201537588">
            <text:p>50.00%</text:p>
          </table:table-cell>
          <table:table-cell table:style-name="ce144" table:formula="of:=[.AA24]-[.AA23]" office:value-type="float" office:value="9690">
            <text:p>9,690</text:p>
          </table:table-cell>
          <table:table-cell table:style-name="ce144" table:formula="of:=[.AA24]+[.AD23]" office:value-type="float" office:value="93239">
            <text:p>93,239</text:p>
          </table:table-cell>
          <table:table-cell table:style-name="ce145" table:formula="of:=[.AA23]" office:value-type="float" office:value="19381">
            <text:p>19,381 </text:p>
          </table:table-cell>
          <table:table-cell table:style-name="ce145" table:formula="of:=[.AE24]+[.AF23]" office:value-type="float" office:value="64168">
            <text:p>64,168 </text:p>
          </table:table-cell>
          <table:table-cell table:number-columns-repeated="992"/>
        </table:table-row>
        <table:table-row table:style-name="ro5">
          <table:table-cell table:number-columns-repeated="14"/>
          <table:table-cell office:value-type="string">
            <text:p>points</text:p>
          </table:table-cell>
          <table:table-cell table:style-name="Default" table:formula="of:=SUM([.P22:.P24])" office:value-type="float" office:value="112">
            <text:p>112</text:p>
          </table:table-cell>
          <table:table-cell table:style-name="Default" table:formula="of:=SUM([.Q22:.Q24])" office:value-type="float" office:value="336">
            <text:p>336</text:p>
          </table:table-cell>
          <table:table-cell table:number-columns-repeated="8"/>
          <table:table-cell table:style-name="ce141" office:value-type="float" office:value="24">
            <text:p>24</text:p>
          </table:table-cell>
          <table:table-cell table:style-name="ce108" office:value-type="float" office:value="43606">
            <text:p>43,606</text:p>
          </table:table-cell>
          <table:table-cell table:style-name="ce143" table:formula="of:=([.AA25]-[.AA24])/[.AA24]" office:value-type="percentage" office:value="0.499982800729249">
            <text:p>50.00%</text:p>
          </table:table-cell>
          <table:table-cell table:style-name="ce144" table:formula="of:=[.AA25]-[.AA24]" office:value-type="float" office:value="14535">
            <text:p>14,535</text:p>
          </table:table-cell>
          <table:table-cell table:style-name="ce144" table:formula="of:=[.AA25]+[.AD24]" office:value-type="float" office:value="136845">
            <text:p>136,845</text:p>
          </table:table-cell>
          <table:table-cell table:style-name="ce145" table:formula="of:=[.AA24]" office:value-type="float" office:value="29071">
            <text:p>29,071 </text:p>
          </table:table-cell>
          <table:table-cell table:style-name="ce145" table:formula="of:=[.AE25]+[.AF24]" office:value-type="float" office:value="93239">
            <text:p>93,23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25">
            <text:p>25</text:p>
          </table:table-cell>
          <table:table-cell table:style-name="ce108" office:value-type="float" office:value="65409">
            <text:p>65,409</text:p>
          </table:table-cell>
          <table:table-cell table:style-name="ce143" table:formula="of:=([.AA26]-[.AA25])/[.AA25]" office:value-type="percentage" office:value="0.5">
            <text:p>50.00%</text:p>
          </table:table-cell>
          <table:table-cell table:style-name="ce144" table:formula="of:=[.AA26]-[.AA25]" office:value-type="float" office:value="21803">
            <text:p>21,803</text:p>
          </table:table-cell>
          <table:table-cell table:style-name="ce144" table:formula="of:=[.AA26]+[.AD25]" office:value-type="float" office:value="202254">
            <text:p>202,254</text:p>
          </table:table-cell>
          <table:table-cell table:style-name="ce145" table:formula="of:=[.AA25]" office:value-type="float" office:value="43606">
            <text:p>43,606 </text:p>
          </table:table-cell>
          <table:table-cell table:style-name="ce145" table:formula="of:=[.AE26]+[.AF25]" office:value-type="float" office:value="136845">
            <text:p>136,845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9"/>
          <table:table-cell table:style-name="ce4"/>
          <table:table-cell table:number-columns-repeated="14"/>
          <table:table-cell table:style-name="ce141" office:value-type="float" office:value="26">
            <text:p>26</text:p>
          </table:table-cell>
          <table:table-cell table:style-name="ce108" office:value-type="float" office:value="98113">
            <text:p>98,113</text:p>
          </table:table-cell>
          <table:table-cell table:style-name="ce143" table:formula="of:=([.AA27]-[.AA26])/[.AA26]" office:value-type="percentage" office:value="0.499992355792016">
            <text:p>50.00%</text:p>
          </table:table-cell>
          <table:table-cell table:style-name="ce144" table:formula="of:=[.AA27]-[.AA26]" office:value-type="float" office:value="32704">
            <text:p>32,704</text:p>
          </table:table-cell>
          <table:table-cell table:style-name="ce144" table:formula="of:=[.AA27]+[.AD26]" office:value-type="float" office:value="300367">
            <text:p>300,367</text:p>
          </table:table-cell>
          <table:table-cell table:style-name="ce145" table:formula="of:=[.AA26]" office:value-type="float" office:value="65409">
            <text:p>65,409 </text:p>
          </table:table-cell>
          <table:table-cell table:style-name="ce145" table:formula="of:=[.AE27]+[.AF26]" office:value-type="float" office:value="202254">
            <text:p>202,254 </text:p>
          </table:table-cell>
          <table:table-cell table:number-columns-repeated="992"/>
        </table:table-row>
        <table:table-row table:style-name="ro5">
          <table:table-cell table:style-name="ce127"/>
          <table:table-cell table:style-name="ce133" table:number-columns-repeated="10"/>
          <table:table-cell table:number-columns-repeated="14"/>
          <table:table-cell table:style-name="ce141" office:value-type="float" office:value="27">
            <text:p>27</text:p>
          </table:table-cell>
          <table:table-cell table:style-name="ce108" office:value-type="float" office:value="147169">
            <text:p>147,169</text:p>
          </table:table-cell>
          <table:table-cell table:style-name="ce143" table:formula="of:=([.AA28]-[.AA27])/[.AA27]" office:value-type="percentage" office:value="0.499994903835373">
            <text:p>50.00%</text:p>
          </table:table-cell>
          <table:table-cell table:style-name="ce144" table:formula="of:=[.AA28]-[.AA27]" office:value-type="float" office:value="49056">
            <text:p>49,056</text:p>
          </table:table-cell>
          <table:table-cell table:style-name="ce144" table:formula="of:=[.AA28]+[.AD27]" office:value-type="float" office:value="447536">
            <text:p>447,536</text:p>
          </table:table-cell>
          <table:table-cell table:style-name="ce145" table:formula="of:=[.AA27]" office:value-type="float" office:value="98113">
            <text:p>98,113 </text:p>
          </table:table-cell>
          <table:table-cell table:style-name="ce145" table:formula="of:=[.AE28]+[.AF27]" office:value-type="float" office:value="300367">
            <text:p>300,367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28">
            <text:p>28</text:p>
          </table:table-cell>
          <table:table-cell table:style-name="ce108" office:value-type="float" office:value="220753">
            <text:p>220,753</text:p>
          </table:table-cell>
          <table:table-cell table:style-name="ce143" table:formula="of:=([.AA29]-[.AA28])/[.AA28]" office:value-type="percentage" office:value="0.499996602545373">
            <text:p>50.00%</text:p>
          </table:table-cell>
          <table:table-cell table:style-name="ce144" table:formula="of:=[.AA29]-[.AA28]" office:value-type="float" office:value="73584">
            <text:p>73,584</text:p>
          </table:table-cell>
          <table:table-cell table:style-name="ce144" table:formula="of:=[.AA29]+[.AD28]" office:value-type="float" office:value="668289">
            <text:p>668,289</text:p>
          </table:table-cell>
          <table:table-cell table:style-name="ce145" table:formula="of:=[.AA28]" office:value-type="float" office:value="147169">
            <text:p>147,169 </text:p>
          </table:table-cell>
          <table:table-cell table:style-name="ce145" table:formula="of:=[.AE29]+[.AF28]" office:value-type="float" office:value="447536">
            <text:p>447,536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29">
            <text:p>29</text:p>
          </table:table-cell>
          <table:table-cell table:style-name="ce108" office:value-type="float" office:value="331129">
            <text:p>331,129</text:p>
          </table:table-cell>
          <table:table-cell table:style-name="ce143" table:formula="of:=([.AA30]-[.AA29])/[.AA29]" office:value-type="percentage" office:value="0.499997735025119">
            <text:p>50.00%</text:p>
          </table:table-cell>
          <table:table-cell table:style-name="ce144" table:formula="of:=[.AA30]-[.AA29]" office:value-type="float" office:value="110376">
            <text:p>110,376</text:p>
          </table:table-cell>
          <table:table-cell table:style-name="ce144" table:formula="of:=[.AA30]+[.AD29]" office:value-type="float" office:value="999418">
            <text:p>999,418</text:p>
          </table:table-cell>
          <table:table-cell table:style-name="ce145" table:formula="of:=[.AA29]" office:value-type="float" office:value="220753">
            <text:p>220,753 </text:p>
          </table:table-cell>
          <table:table-cell table:style-name="ce145" table:formula="of:=[.AE30]+[.AF29]" office:value-type="float" office:value="668289">
            <text:p>668,289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0">
            <text:p>30</text:p>
          </table:table-cell>
          <table:table-cell table:style-name="ce108" office:value-type="float" office:value="496693">
            <text:p>496,693</text:p>
          </table:table-cell>
          <table:table-cell table:style-name="ce143" table:formula="of:=([.AA31]-[.AA30])/[.AA30]" office:value-type="percentage" office:value="0.499998490014466">
            <text:p>50.00%</text:p>
          </table:table-cell>
          <table:table-cell table:style-name="ce144" table:formula="of:=[.AA31]-[.AA30]" office:value-type="float" office:value="165564">
            <text:p>165,564</text:p>
          </table:table-cell>
          <table:table-cell table:style-name="ce144" table:formula="of:=[.AA31]+[.AD30]" office:value-type="float" office:value="1496111">
            <text:p>1,496,111</text:p>
          </table:table-cell>
          <table:table-cell table:style-name="ce145" table:formula="of:=[.AA30]" office:value-type="float" office:value="331129">
            <text:p>331,129 </text:p>
          </table:table-cell>
          <table:table-cell table:style-name="ce145" table:formula="of:=[.AE31]+[.AF30]" office:value-type="float" office:value="999418">
            <text:p>999,418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1">
            <text:p>31</text:p>
          </table:table-cell>
          <table:table-cell table:style-name="ce108" office:value-type="float" office:value="546701">
            <text:p>546,701</text:p>
          </table:table-cell>
          <table:table-cell table:style-name="ce143" table:formula="of:=([.AA32]-[.AA31])/[.AA31]" office:value-type="percentage" office:value="0.100681910153757">
            <text:p>10.07%</text:p>
          </table:table-cell>
          <table:table-cell table:style-name="ce144" table:formula="of:=[.AA32]-[.AA31]" office:value-type="float" office:value="50008">
            <text:p>50,008</text:p>
          </table:table-cell>
          <table:table-cell table:style-name="ce144" table:formula="of:=[.AA32]+[.AD31]" office:value-type="float" office:value="2042812">
            <text:p>2,042,812</text:p>
          </table:table-cell>
          <table:table-cell table:style-name="ce145" table:formula="of:=[.AA31]" office:value-type="float" office:value="496693">
            <text:p>496,693 </text:p>
          </table:table-cell>
          <table:table-cell table:style-name="ce145" table:formula="of:=[.AE32]+[.AF31]" office:value-type="float" office:value="1496111">
            <text:p>1,496,111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2">
            <text:p>32</text:p>
          </table:table-cell>
          <table:table-cell table:style-name="ce108" office:value-type="float" office:value="596709">
            <text:p>596,709</text:p>
          </table:table-cell>
          <table:table-cell table:style-name="ce143" table:formula="of:=([.AA33]-[.AA32])/[.AA32]" office:value-type="percentage" office:value="0.0914723038735982">
            <text:p>9.15%</text:p>
          </table:table-cell>
          <table:table-cell table:style-name="ce144" table:formula="of:=[.AA33]-[.AA32]" office:value-type="float" office:value="50008">
            <text:p>50,008</text:p>
          </table:table-cell>
          <table:table-cell table:style-name="ce144" table:formula="of:=[.AA33]+[.AD32]" office:value-type="float" office:value="2639521">
            <text:p>2,639,521</text:p>
          </table:table-cell>
          <table:table-cell table:style-name="ce145" table:formula="of:=[.AA32]" office:value-type="float" office:value="546701">
            <text:p>546,701 </text:p>
          </table:table-cell>
          <table:table-cell table:style-name="ce145" table:formula="of:=[.AE33]+[.AF32]" office:value-type="float" office:value="2042812">
            <text:p>2,042,812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3">
            <text:p>33</text:p>
          </table:table-cell>
          <table:table-cell table:style-name="ce108" office:value-type="float" office:value="646717">
            <text:p>646,717</text:p>
          </table:table-cell>
          <table:table-cell table:style-name="ce143" table:formula="of:=([.AA34]-[.AA33])/[.AA33]" office:value-type="percentage" office:value="0.083806344466063">
            <text:p>8.38%</text:p>
          </table:table-cell>
          <table:table-cell table:style-name="ce144" table:formula="of:=[.AA34]-[.AA33]" office:value-type="float" office:value="50008">
            <text:p>50,008</text:p>
          </table:table-cell>
          <table:table-cell table:style-name="ce144" table:formula="of:=[.AA34]+[.AD33]" office:value-type="float" office:value="3286238">
            <text:p>3,286,238</text:p>
          </table:table-cell>
          <table:table-cell table:style-name="ce145" table:formula="of:=[.AA33]" office:value-type="float" office:value="596709">
            <text:p>596,709 </text:p>
          </table:table-cell>
          <table:table-cell table:style-name="ce145" table:formula="of:=[.AE34]+[.AF33]" office:value-type="float" office:value="2639521">
            <text:p>2,639,521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4" table:number-columns-repeated="10"/>
          <table:table-cell table:number-columns-repeated="14"/>
          <table:table-cell table:style-name="ce141" office:value-type="float" office:value="34">
            <text:p>34</text:p>
          </table:table-cell>
          <table:table-cell table:style-name="ce108" office:value-type="float" office:value="696725">
            <text:p>696,725</text:p>
          </table:table-cell>
          <table:table-cell table:style-name="ce143" table:formula="of:=([.AA35]-[.AA34])/[.AA34]" office:value-type="percentage" office:value="0.0773259400943535">
            <text:p>7.73%</text:p>
          </table:table-cell>
          <table:table-cell table:style-name="ce144" table:formula="of:=[.AA35]-[.AA34]" office:value-type="float" office:value="50008">
            <text:p>50,008</text:p>
          </table:table-cell>
          <table:table-cell table:style-name="ce144" table:formula="of:=[.AA35]+[.AD34]" office:value-type="float" office:value="3982963">
            <text:p>3,982,963</text:p>
          </table:table-cell>
          <table:table-cell table:style-name="ce145" table:formula="of:=[.AA34]" office:value-type="float" office:value="646717">
            <text:p>646,717 </text:p>
          </table:table-cell>
          <table:table-cell table:style-name="ce145" table:formula="of:=[.AE35]+[.AF34]" office:value-type="float" office:value="3286238">
            <text:p>3,286,238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4" table:number-columns-repeated="10"/>
          <table:table-cell table:number-columns-repeated="14"/>
          <table:table-cell table:style-name="ce141" office:value-type="float" office:value="35">
            <text:p>35</text:p>
          </table:table-cell>
          <table:table-cell table:style-name="ce108" office:value-type="float" office:value="746733">
            <text:p>746,733</text:p>
          </table:table-cell>
          <table:table-cell table:style-name="ce143" table:formula="of:=([.AA36]-[.AA35])/[.AA35]" office:value-type="percentage" office:value="0.071775808245721">
            <text:p>7.18%</text:p>
          </table:table-cell>
          <table:table-cell table:style-name="ce144" table:formula="of:=[.AA36]-[.AA35]" office:value-type="float" office:value="50008">
            <text:p>50,008</text:p>
          </table:table-cell>
          <table:table-cell table:style-name="ce144" table:formula="of:=[.AA36]+[.AD35]" office:value-type="float" office:value="4729696">
            <text:p>4,729,696</text:p>
          </table:table-cell>
          <table:table-cell table:style-name="ce145" table:formula="of:=[.AA35]" office:value-type="float" office:value="696725">
            <text:p>696,725 </text:p>
          </table:table-cell>
          <table:table-cell table:style-name="ce145" table:formula="of:=[.AE36]+[.AF35]" office:value-type="float" office:value="3982963">
            <text:p>3,982,963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6">
            <text:p>36</text:p>
          </table:table-cell>
          <table:table-cell table:style-name="ce108" office:value-type="float" office:value="796741">
            <text:p>796,741</text:p>
          </table:table-cell>
          <table:table-cell table:style-name="ce143" table:formula="of:=([.AA37]-[.AA36])/[.AA36]" office:value-type="percentage" office:value="0.0669690505173871">
            <text:p>6.70%</text:p>
          </table:table-cell>
          <table:table-cell table:style-name="ce144" table:formula="of:=[.AA37]-[.AA36]" office:value-type="float" office:value="50008">
            <text:p>50,008</text:p>
          </table:table-cell>
          <table:table-cell table:style-name="ce144" table:formula="of:=[.AA37]+[.AD36]" office:value-type="float" office:value="5526437">
            <text:p>5,526,437</text:p>
          </table:table-cell>
          <table:table-cell table:style-name="ce145" table:formula="of:=[.AA36]" office:value-type="float" office:value="746733">
            <text:p>746,733 </text:p>
          </table:table-cell>
          <table:table-cell table:style-name="ce145" table:formula="of:=[.AE37]+[.AF36]" office:value-type="float" office:value="4729696">
            <text:p>4,729,696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10"/>
          <table:table-cell table:number-columns-repeated="14"/>
          <table:table-cell table:style-name="ce141" office:value-type="float" office:value="37">
            <text:p>37</text:p>
          </table:table-cell>
          <table:table-cell table:style-name="ce108" office:value-type="float" office:value="846749">
            <text:p>846,749</text:p>
          </table:table-cell>
          <table:table-cell table:style-name="ce143" table:formula="of:=([.AA38]-[.AA37])/[.AA37]" office:value-type="percentage" office:value="0.0627656917367124">
            <text:p>6.28%</text:p>
          </table:table-cell>
          <table:table-cell table:style-name="ce144" table:formula="of:=[.AA38]-[.AA37]" office:value-type="float" office:value="50008">
            <text:p>50,008</text:p>
          </table:table-cell>
          <table:table-cell table:style-name="ce144" table:formula="of:=[.AA38]+[.AD37]" office:value-type="float" office:value="6373186">
            <text:p>6,373,186</text:p>
          </table:table-cell>
          <table:table-cell table:style-name="ce145" table:formula="of:=[.AA37]" office:value-type="float" office:value="796741">
            <text:p>796,741 </text:p>
          </table:table-cell>
          <table:table-cell table:style-name="ce145" table:formula="of:=[.AE38]+[.AF37]" office:value-type="float" office:value="5526437">
            <text:p>5,526,437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9"/>
          <table:table-cell table:style-name="ce4"/>
          <table:table-cell table:number-columns-repeated="14"/>
          <table:table-cell table:style-name="ce141" office:value-type="float" office:value="38">
            <text:p>38</text:p>
          </table:table-cell>
          <table:table-cell table:style-name="ce108" office:value-type="float" office:value="896757">
            <text:p>896,757</text:p>
          </table:table-cell>
          <table:table-cell table:style-name="ce143" table:formula="of:=([.AA39]-[.AA38])/[.AA38]" office:value-type="percentage" office:value="0.0590588238072912">
            <text:p>5.91%</text:p>
          </table:table-cell>
          <table:table-cell table:style-name="ce144" table:formula="of:=[.AA39]-[.AA38]" office:value-type="float" office:value="50008">
            <text:p>50,008</text:p>
          </table:table-cell>
          <table:table-cell table:style-name="ce144" table:formula="of:=[.AA39]+[.AD38]" office:value-type="float" office:value="7269943">
            <text:p>7,269,943</text:p>
          </table:table-cell>
          <table:table-cell table:style-name="ce145" table:formula="of:=[.AA38]" office:value-type="float" office:value="846749">
            <text:p>846,749 </text:p>
          </table:table-cell>
          <table:table-cell table:style-name="ce145" table:formula="of:=[.AE39]+[.AF38]" office:value-type="float" office:value="6373186">
            <text:p>6,373,186 </text:p>
          </table:table-cell>
          <table:table-cell table:number-columns-repeated="992"/>
        </table:table-row>
        <table:table-row table:style-name="ro5">
          <table:table-cell table:style-name="ce4"/>
          <table:table-cell table:style-name="ce132" table:number-columns-repeated="9"/>
          <table:table-cell table:style-name="ce4"/>
          <table:table-cell table:number-columns-repeated="14"/>
          <table:table-cell table:style-name="ce141" office:value-type="float" office:value="39">
            <text:p>39</text:p>
          </table:table-cell>
          <table:table-cell table:style-name="ce108" office:value-type="float" office:value="946765">
            <text:p>946,765</text:p>
          </table:table-cell>
          <table:table-cell table:style-name="ce143" table:formula="of:=([.AA40]-[.AA39])/[.AA39]" office:value-type="percentage" office:value="0.055765385717647">
            <text:p>5.58%</text:p>
          </table:table-cell>
          <table:table-cell table:style-name="ce144" table:formula="of:=[.AA40]-[.AA39]" office:value-type="float" office:value="50008">
            <text:p>50,008</text:p>
          </table:table-cell>
          <table:table-cell table:style-name="ce144" table:formula="of:=[.AA40]+[.AD39]" office:value-type="float" office:value="8216708">
            <text:p>8,216,708</text:p>
          </table:table-cell>
          <table:table-cell table:style-name="ce145" table:formula="of:=[.AA39]" office:value-type="float" office:value="896757">
            <text:p>896,757 </text:p>
          </table:table-cell>
          <table:table-cell table:style-name="ce145" table:formula="of:=[.AE40]+[.AF39]" office:value-type="float" office:value="7269943">
            <text:p>7,269,94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0">
            <text:p>40</text:p>
          </table:table-cell>
          <table:table-cell table:style-name="ce108" office:value-type="float" office:value="996773">
            <text:p>996,773</text:p>
          </table:table-cell>
          <table:table-cell table:style-name="ce143" table:formula="of:=([.AA41]-[.AA40])/[.AA40]" office:value-type="percentage" office:value="0.0528198655421356">
            <text:p>5.28%</text:p>
          </table:table-cell>
          <table:table-cell table:style-name="ce144" table:formula="of:=[.AA41]-[.AA40]" office:value-type="float" office:value="50008">
            <text:p>50,008</text:p>
          </table:table-cell>
          <table:table-cell table:style-name="ce144" table:formula="of:=[.AA41]+[.AD40]" office:value-type="float" office:value="9213481">
            <text:p>9,213,481</text:p>
          </table:table-cell>
          <table:table-cell table:style-name="ce145" table:formula="of:=[.AA40]" office:value-type="float" office:value="946765">
            <text:p>946,765 </text:p>
          </table:table-cell>
          <table:table-cell table:style-name="ce145" table:formula="of:=[.AE41]+[.AF40]" office:value-type="float" office:value="8216708">
            <text:p>8,216,70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1">
            <text:p>41</text:p>
          </table:table-cell>
          <table:table-cell table:style-name="ce108" office:value-type="float" office:value="1046781">
            <text:p>1,046,781</text:p>
          </table:table-cell>
          <table:table-cell table:style-name="ce143" table:formula="of:=([.AA42]-[.AA41])/[.AA41]" office:value-type="percentage" office:value="0.0501698982616905">
            <text:p>5.02%</text:p>
          </table:table-cell>
          <table:table-cell table:style-name="ce144" table:formula="of:=[.AA42]-[.AA41]" office:value-type="float" office:value="50008">
            <text:p>50,008</text:p>
          </table:table-cell>
          <table:table-cell table:style-name="ce144" table:formula="of:=[.AA42]+[.AD41]" office:value-type="float" office:value="10260262">
            <text:p>10,260,262</text:p>
          </table:table-cell>
          <table:table-cell table:style-name="ce145" table:formula="of:=[.AA41]" office:value-type="float" office:value="996773">
            <text:p>996,773 </text:p>
          </table:table-cell>
          <table:table-cell table:style-name="ce145" table:formula="of:=[.AE42]+[.AF41]" office:value-type="float" office:value="9213481">
            <text:p>9,213,48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2">
            <text:p>42</text:p>
          </table:table-cell>
          <table:table-cell table:style-name="ce108" office:value-type="float" office:value="1096789">
            <text:p>1,096,789</text:p>
          </table:table-cell>
          <table:table-cell table:style-name="ce143" table:formula="of:=([.AA43]-[.AA42])/[.AA42]" office:value-type="percentage" office:value="0.0477731254197392">
            <text:p>4.78%</text:p>
          </table:table-cell>
          <table:table-cell table:style-name="ce144" table:formula="of:=[.AA43]-[.AA42]" office:value-type="float" office:value="50008">
            <text:p>50,008</text:p>
          </table:table-cell>
          <table:table-cell table:style-name="ce144" table:formula="of:=[.AA43]+[.AD42]" office:value-type="float" office:value="11357051">
            <text:p>11,357,051</text:p>
          </table:table-cell>
          <table:table-cell table:style-name="ce145" table:formula="of:=[.AA42]" office:value-type="float" office:value="1046781">
            <text:p>1,046,781 </text:p>
          </table:table-cell>
          <table:table-cell table:style-name="ce145" table:formula="of:=[.AE43]+[.AF42]" office:value-type="float" office:value="10260262">
            <text:p>10,260,26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3">
            <text:p>43</text:p>
          </table:table-cell>
          <table:table-cell table:style-name="ce108" office:value-type="float" office:value="1146797">
            <text:p>1,146,797</text:p>
          </table:table-cell>
          <table:table-cell table:style-name="ce143" table:formula="of:=([.AA44]-[.AA43])/[.AA43]" office:value-type="percentage" office:value="0.0455949138804273">
            <text:p>4.56%</text:p>
          </table:table-cell>
          <table:table-cell table:style-name="ce144" table:formula="of:=[.AA44]-[.AA43]" office:value-type="float" office:value="50008">
            <text:p>50,008</text:p>
          </table:table-cell>
          <table:table-cell table:style-name="ce144" table:formula="of:=[.AA44]+[.AD43]" office:value-type="float" office:value="12503848">
            <text:p>12,503,848</text:p>
          </table:table-cell>
          <table:table-cell table:style-name="ce145" table:formula="of:=[.AA43]" office:value-type="float" office:value="1096789">
            <text:p>1,096,789 </text:p>
          </table:table-cell>
          <table:table-cell table:style-name="ce145" table:formula="of:=[.AE44]+[.AF43]" office:value-type="float" office:value="11357051">
            <text:p>11,357,05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4">
            <text:p>44</text:p>
          </table:table-cell>
          <table:table-cell table:style-name="ce108" office:value-type="float" office:value="1196805">
            <text:p>1,196,805</text:p>
          </table:table-cell>
          <table:table-cell table:style-name="ce143" table:formula="of:=([.AA45]-[.AA44])/[.AA44]" office:value-type="percentage" office:value="0.0436066714510066">
            <text:p>4.36%</text:p>
          </table:table-cell>
          <table:table-cell table:style-name="ce144" table:formula="of:=[.AA45]-[.AA44]" office:value-type="float" office:value="50008">
            <text:p>50,008</text:p>
          </table:table-cell>
          <table:table-cell table:style-name="ce144" table:formula="of:=[.AA45]+[.AD44]" office:value-type="float" office:value="13700653">
            <text:p>13,700,653</text:p>
          </table:table-cell>
          <table:table-cell table:style-name="ce145" table:formula="of:=[.AA44]" office:value-type="float" office:value="1146797">
            <text:p>1,146,797 </text:p>
          </table:table-cell>
          <table:table-cell table:style-name="ce145" table:formula="of:=[.AE45]+[.AF44]" office:value-type="float" office:value="12503848">
            <text:p>12,503,84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5">
            <text:p>45</text:p>
          </table:table-cell>
          <table:table-cell table:style-name="ce108" office:value-type="float" office:value="1246813">
            <text:p>1,246,813</text:p>
          </table:table-cell>
          <table:table-cell table:style-name="ce143" table:formula="of:=([.AA46]-[.AA45])/[.AA45]" office:value-type="percentage" office:value="0.0417845847903376">
            <text:p>4.18%</text:p>
          </table:table-cell>
          <table:table-cell table:style-name="ce144" table:formula="of:=[.AA46]-[.AA45]" office:value-type="float" office:value="50008">
            <text:p>50,008</text:p>
          </table:table-cell>
          <table:table-cell table:style-name="ce144" table:formula="of:=[.AA46]+[.AD45]" office:value-type="float" office:value="14947466">
            <text:p>14,947,466</text:p>
          </table:table-cell>
          <table:table-cell table:style-name="ce145" table:formula="of:=[.AA45]" office:value-type="float" office:value="1196805">
            <text:p>1,196,805 </text:p>
          </table:table-cell>
          <table:table-cell table:style-name="ce145" table:formula="of:=[.AE46]+[.AF45]" office:value-type="float" office:value="13700653">
            <text:p>13,700,65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6">
            <text:p>46</text:p>
          </table:table-cell>
          <table:table-cell table:style-name="ce108" office:value-type="float" office:value="1296821">
            <text:p>1,296,821</text:p>
          </table:table-cell>
          <table:table-cell table:style-name="ce143" table:formula="of:=([.AA47]-[.AA46])/[.AA46]" office:value-type="percentage" office:value="0.0401086610421932">
            <text:p>4.01%</text:p>
          </table:table-cell>
          <table:table-cell table:style-name="ce144" table:formula="of:=[.AA47]-[.AA46]" office:value-type="float" office:value="50008">
            <text:p>50,008</text:p>
          </table:table-cell>
          <table:table-cell table:style-name="ce144" table:formula="of:=[.AA47]+[.AD46]" office:value-type="float" office:value="16244287">
            <text:p>16,244,287</text:p>
          </table:table-cell>
          <table:table-cell table:style-name="ce145" table:formula="of:=[.AA46]" office:value-type="float" office:value="1246813">
            <text:p>1,246,813 </text:p>
          </table:table-cell>
          <table:table-cell table:style-name="ce145" table:formula="of:=[.AE47]+[.AF46]" office:value-type="float" office:value="14947466">
            <text:p>14,947,466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7">
            <text:p>47</text:p>
          </table:table-cell>
          <table:table-cell table:style-name="ce108" office:value-type="float" office:value="1346829">
            <text:p>1,346,829</text:p>
          </table:table-cell>
          <table:table-cell table:style-name="ce143" table:formula="of:=([.AA48]-[.AA47])/[.AA47]" office:value-type="percentage" office:value="0.0385619912077303">
            <text:p>3.86%</text:p>
          </table:table-cell>
          <table:table-cell table:style-name="ce144" table:formula="of:=[.AA48]-[.AA47]" office:value-type="float" office:value="50008">
            <text:p>50,008</text:p>
          </table:table-cell>
          <table:table-cell table:style-name="ce144" table:formula="of:=[.AA48]+[.AD47]" office:value-type="float" office:value="17591116">
            <text:p>17,591,116</text:p>
          </table:table-cell>
          <table:table-cell table:style-name="ce145" table:formula="of:=[.AA47]" office:value-type="float" office:value="1296821">
            <text:p>1,296,821 </text:p>
          </table:table-cell>
          <table:table-cell table:style-name="ce145" table:formula="of:=[.AE48]+[.AF47]" office:value-type="float" office:value="16244287">
            <text:p>16,244,28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8">
            <text:p>48</text:p>
          </table:table-cell>
          <table:table-cell table:style-name="ce108" office:value-type="float" office:value="1396837">
            <text:p>1,396,837</text:p>
          </table:table-cell>
          <table:table-cell table:style-name="ce143" table:formula="of:=([.AA49]-[.AA48])/[.AA48]" office:value-type="percentage" office:value="0.0371301776246279">
            <text:p>3.71%</text:p>
          </table:table-cell>
          <table:table-cell table:style-name="ce144" table:formula="of:=[.AA49]-[.AA48]" office:value-type="float" office:value="50008">
            <text:p>50,008</text:p>
          </table:table-cell>
          <table:table-cell table:style-name="ce144" table:formula="of:=[.AA49]+[.AD48]" office:value-type="float" office:value="18987953">
            <text:p>18,987,953</text:p>
          </table:table-cell>
          <table:table-cell table:style-name="ce145" table:formula="of:=[.AA48]" office:value-type="float" office:value="1346829">
            <text:p>1,346,829 </text:p>
          </table:table-cell>
          <table:table-cell table:style-name="ce145" table:formula="of:=[.AE49]+[.AF48]" office:value-type="float" office:value="17591116">
            <text:p>17,591,116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49">
            <text:p>49</text:p>
          </table:table-cell>
          <table:table-cell table:style-name="ce108" office:value-type="float" office:value="1446845">
            <text:p>1,446,845</text:p>
          </table:table-cell>
          <table:table-cell table:style-name="ce143" table:formula="of:=([.AA50]-[.AA49])/[.AA49]" office:value-type="percentage" office:value="0.0358008844267441">
            <text:p>3.58%</text:p>
          </table:table-cell>
          <table:table-cell table:style-name="ce144" table:formula="of:=[.AA50]-[.AA49]" office:value-type="float" office:value="50008">
            <text:p>50,008</text:p>
          </table:table-cell>
          <table:table-cell table:style-name="ce144" table:formula="of:=[.AA50]+[.AD49]" office:value-type="float" office:value="20434798">
            <text:p>20,434,798</text:p>
          </table:table-cell>
          <table:table-cell table:style-name="ce145" table:formula="of:=[.AA49]" office:value-type="float" office:value="1396837">
            <text:p>1,396,837 </text:p>
          </table:table-cell>
          <table:table-cell table:style-name="ce145" table:formula="of:=[.AE50]+[.AF49]" office:value-type="float" office:value="18987953">
            <text:p>18,987,95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0">
            <text:p>50</text:p>
          </table:table-cell>
          <table:table-cell table:style-name="ce108" office:value-type="float" office:value="1496853">
            <text:p>1,496,853</text:p>
          </table:table-cell>
          <table:table-cell table:style-name="ce143" table:formula="of:=([.AA51]-[.AA50])/[.AA50]" office:value-type="percentage" office:value="0.0345634812298484">
            <text:p>3.46%</text:p>
          </table:table-cell>
          <table:table-cell table:style-name="ce144" table:formula="of:=[.AA51]-[.AA50]" office:value-type="float" office:value="50008">
            <text:p>50,008</text:p>
          </table:table-cell>
          <table:table-cell table:style-name="ce144" table:formula="of:=[.AA51]+[.AD50]" office:value-type="float" office:value="21931651">
            <text:p>21,931,651</text:p>
          </table:table-cell>
          <table:table-cell table:style-name="ce145" table:formula="of:=[.AA50]" office:value-type="float" office:value="1446845">
            <text:p>1,446,845 </text:p>
          </table:table-cell>
          <table:table-cell table:style-name="ce145" table:formula="of:=[.AE51]+[.AF50]" office:value-type="float" office:value="20434798">
            <text:p>20,434,79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1">
            <text:p>51</text:p>
          </table:table-cell>
          <table:table-cell table:style-name="ce108" office:value-type="float" office:value="2080211">
            <text:p>2,080,211</text:p>
          </table:table-cell>
          <table:table-cell table:style-name="ce143" table:formula="of:=([.AA52]-[.AA51])/[.AA51]" office:value-type="percentage" office:value="0.38972297212886">
            <text:p>38.97%</text:p>
          </table:table-cell>
          <table:table-cell table:style-name="ce144" table:formula="of:=[.AA52]-[.AA51]" office:value-type="float" office:value="583358">
            <text:p>583,358</text:p>
          </table:table-cell>
          <table:table-cell table:style-name="ce144" table:formula="of:=[.AA52]+[.AD51]" office:value-type="float" office:value="24011862">
            <text:p>24,011,862</text:p>
          </table:table-cell>
          <table:table-cell table:style-name="ce145" table:formula="of:=[.AA51]" office:value-type="float" office:value="1496853">
            <text:p>1,496,853 </text:p>
          </table:table-cell>
          <table:table-cell table:style-name="ce145" table:formula="of:=[.AE52]+[.AF51]" office:value-type="float" office:value="21931651">
            <text:p>21,931,65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2">
            <text:p>52</text:p>
          </table:table-cell>
          <table:table-cell table:style-name="ce108" office:value-type="float" office:value="2080211">
            <text:p>2,080,211</text:p>
          </table:table-cell>
          <table:table-cell table:style-name="ce143" table:formula="of:=([.AA53]-[.AA52])/[.AA52]" office:value-type="percentage" office:value="0">
            <text:p>0.00%</text:p>
          </table:table-cell>
          <table:table-cell table:style-name="ce144" table:formula="of:=[.AA53]-[.AA52]" office:value-type="float" office:value="0">
            <text:p>0</text:p>
          </table:table-cell>
          <table:table-cell table:style-name="ce144" table:formula="of:=[.AA53]+[.AD52]" office:value-type="float" office:value="26092073">
            <text:p>26,092,073</text:p>
          </table:table-cell>
          <table:table-cell table:style-name="ce145" table:formula="of:=[.AA52]" office:value-type="float" office:value="2080211">
            <text:p>2,080,211 </text:p>
          </table:table-cell>
          <table:table-cell table:style-name="ce145" table:formula="of:=[.AE53]+[.AF52]" office:value-type="float" office:value="24011862">
            <text:p>24,011,86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3">
            <text:p>53</text:p>
          </table:table-cell>
          <table:table-cell table:style-name="ce108" office:value-type="float" office:value="2080211">
            <text:p>2,080,211</text:p>
          </table:table-cell>
          <table:table-cell table:style-name="ce143" table:formula="of:=([.AA54]-[.AA53])/[.AA53]" office:value-type="percentage" office:value="0">
            <text:p>0.00%</text:p>
          </table:table-cell>
          <table:table-cell table:style-name="ce144" table:formula="of:=[.AA54]-[.AA53]" office:value-type="float" office:value="0">
            <text:p>0</text:p>
          </table:table-cell>
          <table:table-cell table:style-name="ce144" table:formula="of:=[.AA54]+[.AD53]" office:value-type="float" office:value="28172284">
            <text:p>28,172,284</text:p>
          </table:table-cell>
          <table:table-cell table:style-name="ce145" table:formula="of:=[.AA53]" office:value-type="float" office:value="2080211">
            <text:p>2,080,211 </text:p>
          </table:table-cell>
          <table:table-cell table:style-name="ce145" table:formula="of:=[.AE54]+[.AF53]" office:value-type="float" office:value="26092073">
            <text:p>26,092,07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4">
            <text:p>54</text:p>
          </table:table-cell>
          <table:table-cell table:style-name="ce108" office:value-type="float" office:value="2663569">
            <text:p>2,663,569</text:p>
          </table:table-cell>
          <table:table-cell table:style-name="ce143" table:formula="of:=([.AA55]-[.AA54])/[.AA54]" office:value-type="percentage" office:value="0.280432129240736">
            <text:p>28.04%</text:p>
          </table:table-cell>
          <table:table-cell table:style-name="ce144" table:formula="of:=[.AA55]-[.AA54]" office:value-type="float" office:value="583358">
            <text:p>583,358</text:p>
          </table:table-cell>
          <table:table-cell table:style-name="ce144" table:formula="of:=[.AA55]+[.AD54]" office:value-type="float" office:value="30835853">
            <text:p>30,835,853</text:p>
          </table:table-cell>
          <table:table-cell table:style-name="ce145" table:formula="of:=[.AA54]" office:value-type="float" office:value="2080211">
            <text:p>2,080,211 </text:p>
          </table:table-cell>
          <table:table-cell table:style-name="ce145" table:formula="of:=[.AE55]+[.AF54]" office:value-type="float" office:value="28172284">
            <text:p>28,172,284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5">
            <text:p>55</text:p>
          </table:table-cell>
          <table:table-cell table:style-name="ce108" office:value-type="float" office:value="2663569">
            <text:p>2,663,569</text:p>
          </table:table-cell>
          <table:table-cell table:style-name="ce143" table:formula="of:=([.AA56]-[.AA55])/[.AA55]" office:value-type="percentage" office:value="0">
            <text:p>0.00%</text:p>
          </table:table-cell>
          <table:table-cell table:style-name="ce144" table:formula="of:=[.AA56]-[.AA55]" office:value-type="float" office:value="0">
            <text:p>0</text:p>
          </table:table-cell>
          <table:table-cell table:style-name="ce144" table:formula="of:=[.AA56]+[.AD55]" office:value-type="float" office:value="33499422">
            <text:p>33,499,422</text:p>
          </table:table-cell>
          <table:table-cell table:style-name="ce145" table:formula="of:=[.AA55]" office:value-type="float" office:value="2663569">
            <text:p>2,663,569 </text:p>
          </table:table-cell>
          <table:table-cell table:style-name="ce145" table:formula="of:=[.AE56]+[.AF55]" office:value-type="float" office:value="30835853">
            <text:p>30,835,85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6">
            <text:p>56</text:p>
          </table:table-cell>
          <table:table-cell table:style-name="ce108" office:value-type="float" office:value="2663569">
            <text:p>2,663,569</text:p>
          </table:table-cell>
          <table:table-cell table:style-name="ce143" table:formula="of:=([.AA57]-[.AA56])/[.AA56]" office:value-type="percentage" office:value="0">
            <text:p>0.00%</text:p>
          </table:table-cell>
          <table:table-cell table:style-name="ce144" table:formula="of:=[.AA57]-[.AA56]" office:value-type="float" office:value="0">
            <text:p>0</text:p>
          </table:table-cell>
          <table:table-cell table:style-name="ce144" table:formula="of:=[.AA57]+[.AD56]" office:value-type="float" office:value="36162991">
            <text:p>36,162,991</text:p>
          </table:table-cell>
          <table:table-cell table:style-name="ce145" table:formula="of:=[.AA56]" office:value-type="float" office:value="2663569">
            <text:p>2,663,569 </text:p>
          </table:table-cell>
          <table:table-cell table:style-name="ce145" table:formula="of:=[.AE57]+[.AF56]" office:value-type="float" office:value="33499422">
            <text:p>33,499,42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7">
            <text:p>57</text:p>
          </table:table-cell>
          <table:table-cell table:style-name="ce108" office:value-type="float" office:value="3246927">
            <text:p>3,246,927</text:p>
          </table:table-cell>
          <table:table-cell table:style-name="ce143" table:formula="of:=([.AA58]-[.AA57])/[.AA57]" office:value-type="percentage" office:value="0.219013661744824">
            <text:p>21.90%</text:p>
          </table:table-cell>
          <table:table-cell table:style-name="ce144" table:formula="of:=[.AA58]-[.AA57]" office:value-type="float" office:value="583358">
            <text:p>583,358</text:p>
          </table:table-cell>
          <table:table-cell table:style-name="ce144" table:formula="of:=[.AA58]+[.AD57]" office:value-type="float" office:value="39409918">
            <text:p>39,409,918</text:p>
          </table:table-cell>
          <table:table-cell table:style-name="ce145" table:formula="of:=[.AA57]" office:value-type="float" office:value="2663569">
            <text:p>2,663,569 </text:p>
          </table:table-cell>
          <table:table-cell table:style-name="ce145" table:formula="of:=[.AE58]+[.AF57]" office:value-type="float" office:value="36162991">
            <text:p>36,162,99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8">
            <text:p>58</text:p>
          </table:table-cell>
          <table:table-cell table:style-name="ce108" office:value-type="float" office:value="3246927">
            <text:p>3,246,927</text:p>
          </table:table-cell>
          <table:table-cell table:style-name="ce143" table:formula="of:=([.AA59]-[.AA58])/[.AA58]" office:value-type="percentage" office:value="0">
            <text:p>0.00%</text:p>
          </table:table-cell>
          <table:table-cell table:style-name="ce144" table:formula="of:=[.AA59]-[.AA58]" office:value-type="float" office:value="0">
            <text:p>0</text:p>
          </table:table-cell>
          <table:table-cell table:style-name="ce144" table:formula="of:=[.AA59]+[.AD58]" office:value-type="float" office:value="42656845">
            <text:p>42,656,845</text:p>
          </table:table-cell>
          <table:table-cell table:style-name="ce145" table:formula="of:=[.AA58]" office:value-type="float" office:value="3246927">
            <text:p>3,246,927 </text:p>
          </table:table-cell>
          <table:table-cell table:style-name="ce145" table:formula="of:=[.AE59]+[.AF58]" office:value-type="float" office:value="39409918">
            <text:p>39,409,91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59">
            <text:p>59</text:p>
          </table:table-cell>
          <table:table-cell table:style-name="ce108" office:value-type="float" office:value="3246927">
            <text:p>3,246,927</text:p>
          </table:table-cell>
          <table:table-cell table:style-name="ce143" table:formula="of:=([.AA60]-[.AA59])/[.AA59]" office:value-type="percentage" office:value="0">
            <text:p>0.00%</text:p>
          </table:table-cell>
          <table:table-cell table:style-name="ce144" table:formula="of:=[.AA60]-[.AA59]" office:value-type="float" office:value="0">
            <text:p>0</text:p>
          </table:table-cell>
          <table:table-cell table:style-name="ce144" table:formula="of:=[.AA60]+[.AD59]" office:value-type="float" office:value="45903772">
            <text:p>45,903,772</text:p>
          </table:table-cell>
          <table:table-cell table:style-name="ce145" table:formula="of:=[.AA59]" office:value-type="float" office:value="3246927">
            <text:p>3,246,927 </text:p>
          </table:table-cell>
          <table:table-cell table:style-name="ce145" table:formula="of:=[.AE60]+[.AF59]" office:value-type="float" office:value="42656845">
            <text:p>42,656,845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0">
            <text:p>60</text:p>
          </table:table-cell>
          <table:table-cell table:style-name="ce108" office:value-type="float" office:value="3830285">
            <text:p>3,830,285</text:p>
          </table:table-cell>
          <table:table-cell table:style-name="ce143" table:formula="of:=([.AA61]-[.AA60])/[.AA60]" office:value-type="percentage" office:value="0.179664649066641">
            <text:p>17.97%</text:p>
          </table:table-cell>
          <table:table-cell table:style-name="ce144" table:formula="of:=[.AA61]-[.AA60]" office:value-type="float" office:value="583358">
            <text:p>583,358</text:p>
          </table:table-cell>
          <table:table-cell table:style-name="ce144" table:formula="of:=[.AA61]+[.AD60]" office:value-type="float" office:value="49734057">
            <text:p>49,734,057</text:p>
          </table:table-cell>
          <table:table-cell table:style-name="ce145" table:formula="of:=[.AA60]" office:value-type="float" office:value="3246927">
            <text:p>3,246,927 </text:p>
          </table:table-cell>
          <table:table-cell table:style-name="ce145" table:formula="of:=[.AE61]+[.AF60]" office:value-type="float" office:value="45903772">
            <text:p>45,903,77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1">
            <text:p>61</text:p>
          </table:table-cell>
          <table:table-cell table:style-name="ce108" office:value-type="float" office:value="3830285">
            <text:p>3,830,285</text:p>
          </table:table-cell>
          <table:table-cell table:style-name="ce143" table:formula="of:=([.AA62]-[.AA61])/[.AA61]" office:value-type="percentage" office:value="0">
            <text:p>0.00%</text:p>
          </table:table-cell>
          <table:table-cell table:style-name="ce144" table:formula="of:=[.AA62]-[.AA61]" office:value-type="float" office:value="0">
            <text:p>0</text:p>
          </table:table-cell>
          <table:table-cell table:style-name="ce144" table:formula="of:=[.AA62]+[.AD61]" office:value-type="float" office:value="53564342">
            <text:p>53,564,342</text:p>
          </table:table-cell>
          <table:table-cell table:style-name="ce145" table:formula="of:=[.AA61]" office:value-type="float" office:value="3830285">
            <text:p>3,830,285 </text:p>
          </table:table-cell>
          <table:table-cell table:style-name="ce145" table:formula="of:=[.AE62]+[.AF61]" office:value-type="float" office:value="49734057">
            <text:p>49,734,05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2">
            <text:p>62</text:p>
          </table:table-cell>
          <table:table-cell table:style-name="ce108" office:value-type="float" office:value="3830285">
            <text:p>3,830,285</text:p>
          </table:table-cell>
          <table:table-cell table:style-name="ce143" table:formula="of:=([.AA63]-[.AA62])/[.AA62]" office:value-type="percentage" office:value="0">
            <text:p>0.00%</text:p>
          </table:table-cell>
          <table:table-cell table:style-name="ce144" table:formula="of:=[.AA63]-[.AA62]" office:value-type="float" office:value="0">
            <text:p>0</text:p>
          </table:table-cell>
          <table:table-cell table:style-name="ce144" table:formula="of:=[.AA63]+[.AD62]" office:value-type="float" office:value="57394627">
            <text:p>57,394,627</text:p>
          </table:table-cell>
          <table:table-cell table:style-name="ce145" table:formula="of:=[.AA62]" office:value-type="float" office:value="3830285">
            <text:p>3,830,285 </text:p>
          </table:table-cell>
          <table:table-cell table:style-name="ce145" table:formula="of:=[.AE63]+[.AF62]" office:value-type="float" office:value="53564342">
            <text:p>53,564,34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3">
            <text:p>63</text:p>
          </table:table-cell>
          <table:table-cell table:style-name="ce108" office:value-type="float" office:value="4413643">
            <text:p>4,413,643</text:p>
          </table:table-cell>
          <table:table-cell table:style-name="ce143" table:formula="of:=([.AA64]-[.AA63])/[.AA63]" office:value-type="percentage" office:value="0.152301460596274">
            <text:p>15.23%</text:p>
          </table:table-cell>
          <table:table-cell table:style-name="ce144" table:formula="of:=[.AA64]-[.AA63]" office:value-type="float" office:value="583358">
            <text:p>583,358</text:p>
          </table:table-cell>
          <table:table-cell table:style-name="ce144" table:formula="of:=[.AA64]+[.AD63]" office:value-type="float" office:value="61808270">
            <text:p>61,808,270</text:p>
          </table:table-cell>
          <table:table-cell table:style-name="ce145" table:formula="of:=[.AA63]" office:value-type="float" office:value="3830285">
            <text:p>3,830,285 </text:p>
          </table:table-cell>
          <table:table-cell table:style-name="ce145" table:formula="of:=[.AE64]+[.AF63]" office:value-type="float" office:value="57394627">
            <text:p>57,394,62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4">
            <text:p>64</text:p>
          </table:table-cell>
          <table:table-cell table:style-name="ce108" office:value-type="float" office:value="4413643">
            <text:p>4,413,643</text:p>
          </table:table-cell>
          <table:table-cell table:style-name="ce143" table:formula="of:=([.AA65]-[.AA64])/[.AA64]" office:value-type="percentage" office:value="0">
            <text:p>0.00%</text:p>
          </table:table-cell>
          <table:table-cell table:style-name="ce144" table:formula="of:=[.AA65]-[.AA64]" office:value-type="float" office:value="0">
            <text:p>0</text:p>
          </table:table-cell>
          <table:table-cell table:style-name="ce144" table:formula="of:=[.AA65]+[.AD64]" office:value-type="float" office:value="66221913">
            <text:p>66,221,913</text:p>
          </table:table-cell>
          <table:table-cell table:style-name="ce145" table:formula="of:=[.AA64]" office:value-type="float" office:value="4413643">
            <text:p>4,413,643 </text:p>
          </table:table-cell>
          <table:table-cell table:style-name="ce145" table:formula="of:=[.AE65]+[.AF64]" office:value-type="float" office:value="61808270">
            <text:p>61,808,270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5">
            <text:p>65</text:p>
          </table:table-cell>
          <table:table-cell table:style-name="ce108" office:value-type="float" office:value="4413643">
            <text:p>4,413,643</text:p>
          </table:table-cell>
          <table:table-cell table:style-name="ce143" table:formula="of:=([.AA66]-[.AA65])/[.AA65]" office:value-type="percentage" office:value="0">
            <text:p>0.00%</text:p>
          </table:table-cell>
          <table:table-cell table:style-name="ce144" table:formula="of:=[.AA66]-[.AA65]" office:value-type="float" office:value="0">
            <text:p>0</text:p>
          </table:table-cell>
          <table:table-cell table:style-name="ce144" table:formula="of:=[.AA66]+[.AD65]" office:value-type="float" office:value="70635556">
            <text:p>70,635,556</text:p>
          </table:table-cell>
          <table:table-cell table:style-name="ce145" table:formula="of:=[.AA65]" office:value-type="float" office:value="4413643">
            <text:p>4,413,643 </text:p>
          </table:table-cell>
          <table:table-cell table:style-name="ce145" table:formula="of:=[.AE66]+[.AF65]" office:value-type="float" office:value="66221913">
            <text:p>66,221,91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6">
            <text:p>66</text:p>
          </table:table-cell>
          <table:table-cell table:style-name="ce108" office:value-type="float" office:value="4997001">
            <text:p>4,997,001</text:p>
          </table:table-cell>
          <table:table-cell table:style-name="ce143" table:formula="of:=([.AA67]-[.AA66])/[.AA66]" office:value-type="percentage" office:value="0.132171541740009">
            <text:p>13.22%</text:p>
          </table:table-cell>
          <table:table-cell table:style-name="ce144" table:formula="of:=[.AA67]-[.AA66]" office:value-type="float" office:value="583358">
            <text:p>583,358</text:p>
          </table:table-cell>
          <table:table-cell table:style-name="ce144" table:formula="of:=[.AA67]+[.AD66]" office:value-type="float" office:value="75632557">
            <text:p>75,632,557</text:p>
          </table:table-cell>
          <table:table-cell table:style-name="ce145" table:formula="of:=[.AA66]" office:value-type="float" office:value="4413643">
            <text:p>4,413,643 </text:p>
          </table:table-cell>
          <table:table-cell table:style-name="ce145" table:formula="of:=[.AE67]+[.AF66]" office:value-type="float" office:value="70635556">
            <text:p>70,635,556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7">
            <text:p>67</text:p>
          </table:table-cell>
          <table:table-cell table:style-name="ce108" office:value-type="float" office:value="4997001">
            <text:p>4,997,001</text:p>
          </table:table-cell>
          <table:table-cell table:style-name="ce143" table:formula="of:=([.AA68]-[.AA67])/[.AA67]" office:value-type="percentage" office:value="0">
            <text:p>0.00%</text:p>
          </table:table-cell>
          <table:table-cell table:style-name="ce144" table:formula="of:=[.AA68]-[.AA67]" office:value-type="float" office:value="0">
            <text:p>0</text:p>
          </table:table-cell>
          <table:table-cell table:style-name="ce144" table:formula="of:=[.AA68]+[.AD67]" office:value-type="float" office:value="80629558">
            <text:p>80,629,558</text:p>
          </table:table-cell>
          <table:table-cell table:style-name="ce145" table:formula="of:=[.AA67]" office:value-type="float" office:value="4997001">
            <text:p>4,997,001 </text:p>
          </table:table-cell>
          <table:table-cell table:style-name="ce145" table:formula="of:=[.AE68]+[.AF67]" office:value-type="float" office:value="75632557">
            <text:p>75,632,55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8">
            <text:p>68</text:p>
          </table:table-cell>
          <table:table-cell table:style-name="ce108" office:value-type="float" office:value="4997001">
            <text:p>4,997,001</text:p>
          </table:table-cell>
          <table:table-cell table:style-name="ce143" table:formula="of:=([.AA69]-[.AA68])/[.AA68]" office:value-type="percentage" office:value="0">
            <text:p>0.00%</text:p>
          </table:table-cell>
          <table:table-cell table:style-name="ce144" table:formula="of:=[.AA69]-[.AA68]" office:value-type="float" office:value="0">
            <text:p>0</text:p>
          </table:table-cell>
          <table:table-cell table:style-name="ce144" table:formula="of:=[.AA69]+[.AD68]" office:value-type="float" office:value="85626559">
            <text:p>85,626,559</text:p>
          </table:table-cell>
          <table:table-cell table:style-name="ce145" table:formula="of:=[.AA68]" office:value-type="float" office:value="4997001">
            <text:p>4,997,001 </text:p>
          </table:table-cell>
          <table:table-cell table:style-name="ce145" table:formula="of:=[.AE69]+[.AF68]" office:value-type="float" office:value="80629558">
            <text:p>80,629,55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69">
            <text:p>69</text:p>
          </table:table-cell>
          <table:table-cell table:style-name="ce108" office:value-type="float" office:value="5580359">
            <text:p>5,580,359</text:p>
          </table:table-cell>
          <table:table-cell table:style-name="ce143" table:formula="of:=([.AA70]-[.AA69])/[.AA69]" office:value-type="percentage" office:value="0.11674162162465">
            <text:p>11.67%</text:p>
          </table:table-cell>
          <table:table-cell table:style-name="ce144" table:formula="of:=[.AA70]-[.AA69]" office:value-type="float" office:value="583358">
            <text:p>583,358</text:p>
          </table:table-cell>
          <table:table-cell table:style-name="ce144" table:formula="of:=[.AA70]+[.AD69]" office:value-type="float" office:value="91206918">
            <text:p>91,206,918</text:p>
          </table:table-cell>
          <table:table-cell table:style-name="ce145" table:formula="of:=[.AA69]" office:value-type="float" office:value="4997001">
            <text:p>4,997,001 </text:p>
          </table:table-cell>
          <table:table-cell table:style-name="ce145" table:formula="of:=[.AE70]+[.AF69]" office:value-type="float" office:value="85626559">
            <text:p>85,626,55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0">
            <text:p>70</text:p>
          </table:table-cell>
          <table:table-cell table:style-name="ce108" office:value-type="float" office:value="5580359">
            <text:p>5,580,359</text:p>
          </table:table-cell>
          <table:table-cell table:style-name="ce143" table:formula="of:=([.AA71]-[.AA70])/[.AA70]" office:value-type="percentage" office:value="0">
            <text:p>0.00%</text:p>
          </table:table-cell>
          <table:table-cell table:style-name="ce144" table:formula="of:=[.AA71]-[.AA70]" office:value-type="float" office:value="0">
            <text:p>0</text:p>
          </table:table-cell>
          <table:table-cell table:style-name="ce144" table:formula="of:=[.AA71]+[.AD70]" office:value-type="float" office:value="96787277">
            <text:p>96,787,277</text:p>
          </table:table-cell>
          <table:table-cell table:style-name="ce145" table:formula="of:=[.AA70]" office:value-type="float" office:value="5580359">
            <text:p>5,580,359 </text:p>
          </table:table-cell>
          <table:table-cell table:style-name="ce145" table:formula="of:=[.AE71]+[.AF70]" office:value-type="float" office:value="91206918">
            <text:p>91,206,91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1">
            <text:p>71</text:p>
          </table:table-cell>
          <table:table-cell table:style-name="ce108" office:value-type="float" office:value="7247067">
            <text:p>7,247,067</text:p>
          </table:table-cell>
          <table:table-cell table:style-name="ce143" table:formula="of:=([.AA72]-[.AA71])/[.AA71]" office:value-type="percentage" office:value="0.298673974201301">
            <text:p>29.87%</text:p>
          </table:table-cell>
          <table:table-cell table:style-name="ce144" table:formula="of:=[.AA72]-[.AA71]" office:value-type="float" office:value="1666708">
            <text:p>1,666,708</text:p>
          </table:table-cell>
          <table:table-cell table:style-name="ce144" table:formula="of:=[.AA72]+[.AD71]" office:value-type="float" office:value="104034344">
            <text:p>104,034,344</text:p>
          </table:table-cell>
          <table:table-cell table:style-name="ce145" table:formula="of:=[.AA71]" office:value-type="float" office:value="5580359">
            <text:p>5,580,359 </text:p>
          </table:table-cell>
          <table:table-cell table:style-name="ce145" table:formula="of:=[.AE72]+[.AF71]" office:value-type="float" office:value="96787277">
            <text:p>96,787,27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2">
            <text:p>72</text:p>
          </table:table-cell>
          <table:table-cell table:style-name="ce108" office:value-type="float" office:value="7247067">
            <text:p>7,247,067</text:p>
          </table:table-cell>
          <table:table-cell table:style-name="ce143" table:formula="of:=([.AA73]-[.AA72])/[.AA72]" office:value-type="percentage" office:value="0">
            <text:p>0.00%</text:p>
          </table:table-cell>
          <table:table-cell table:style-name="ce144" table:formula="of:=[.AA73]-[.AA72]" office:value-type="float" office:value="0">
            <text:p>0</text:p>
          </table:table-cell>
          <table:table-cell table:style-name="ce144" table:formula="of:=[.AA73]+[.AD72]" office:value-type="float" office:value="111281411">
            <text:p>111,281,411</text:p>
          </table:table-cell>
          <table:table-cell table:style-name="ce145" table:formula="of:=[.AA72]" office:value-type="float" office:value="7247067">
            <text:p>7,247,067 </text:p>
          </table:table-cell>
          <table:table-cell table:style-name="ce145" table:formula="of:=[.AE73]+[.AF72]" office:value-type="float" office:value="104034344">
            <text:p>104,034,344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3">
            <text:p>73</text:p>
          </table:table-cell>
          <table:table-cell table:style-name="ce108" office:value-type="float" office:value="7247067">
            <text:p>7,247,067</text:p>
          </table:table-cell>
          <table:table-cell table:style-name="ce143" table:formula="of:=([.AA74]-[.AA73])/[.AA73]" office:value-type="percentage" office:value="0">
            <text:p>0.00%</text:p>
          </table:table-cell>
          <table:table-cell table:style-name="ce144" table:formula="of:=[.AA74]-[.AA73]" office:value-type="float" office:value="0">
            <text:p>0</text:p>
          </table:table-cell>
          <table:table-cell table:style-name="ce144" table:formula="of:=[.AA74]+[.AD73]" office:value-type="float" office:value="118528478">
            <text:p>118,528,478</text:p>
          </table:table-cell>
          <table:table-cell table:style-name="ce145" table:formula="of:=[.AA73]" office:value-type="float" office:value="7247067">
            <text:p>7,247,067 </text:p>
          </table:table-cell>
          <table:table-cell table:style-name="ce145" table:formula="of:=[.AE74]+[.AF73]" office:value-type="float" office:value="111281411">
            <text:p>111,281,41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4">
            <text:p>74</text:p>
          </table:table-cell>
          <table:table-cell table:style-name="ce108" office:value-type="float" office:value="8913775">
            <text:p>8,913,775</text:p>
          </table:table-cell>
          <table:table-cell table:style-name="ce143" table:formula="of:=([.AA75]-[.AA74])/[.AA74]" office:value-type="percentage" office:value="0.229983798963084">
            <text:p>23.00%</text:p>
          </table:table-cell>
          <table:table-cell table:style-name="ce144" table:formula="of:=[.AA75]-[.AA74]" office:value-type="float" office:value="1666708">
            <text:p>1,666,708</text:p>
          </table:table-cell>
          <table:table-cell table:style-name="ce144" table:formula="of:=[.AA75]+[.AD74]" office:value-type="float" office:value="127442253">
            <text:p>127,442,253</text:p>
          </table:table-cell>
          <table:table-cell table:style-name="ce145" table:formula="of:=[.AA74]" office:value-type="float" office:value="7247067">
            <text:p>7,247,067 </text:p>
          </table:table-cell>
          <table:table-cell table:style-name="ce145" table:formula="of:=[.AE75]+[.AF74]" office:value-type="float" office:value="118528478">
            <text:p>118,528,47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5">
            <text:p>75</text:p>
          </table:table-cell>
          <table:table-cell table:style-name="ce108" office:value-type="float" office:value="8913775">
            <text:p>8,913,775</text:p>
          </table:table-cell>
          <table:table-cell table:style-name="ce143" table:formula="of:=([.AA76]-[.AA75])/[.AA75]" office:value-type="percentage" office:value="0">
            <text:p>0.00%</text:p>
          </table:table-cell>
          <table:table-cell table:style-name="ce144" table:formula="of:=[.AA76]-[.AA75]" office:value-type="float" office:value="0">
            <text:p>0</text:p>
          </table:table-cell>
          <table:table-cell table:style-name="ce144" table:formula="of:=[.AA76]+[.AD75]" office:value-type="float" office:value="136356028">
            <text:p>136,356,028</text:p>
          </table:table-cell>
          <table:table-cell table:style-name="ce145" table:formula="of:=[.AA75]" office:value-type="float" office:value="8913775">
            <text:p>8,913,775 </text:p>
          </table:table-cell>
          <table:table-cell table:style-name="ce145" table:formula="of:=[.AE76]+[.AF75]" office:value-type="float" office:value="127442253">
            <text:p>127,442,25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6">
            <text:p>76</text:p>
          </table:table-cell>
          <table:table-cell table:style-name="ce108" office:value-type="float" office:value="8913775">
            <text:p>8,913,775</text:p>
          </table:table-cell>
          <table:table-cell table:style-name="ce143" table:formula="of:=([.AA77]-[.AA76])/[.AA76]" office:value-type="percentage" office:value="0">
            <text:p>0.00%</text:p>
          </table:table-cell>
          <table:table-cell table:style-name="ce144" table:formula="of:=[.AA77]-[.AA76]" office:value-type="float" office:value="0">
            <text:p>0</text:p>
          </table:table-cell>
          <table:table-cell table:style-name="ce144" table:formula="of:=[.AA77]+[.AD76]" office:value-type="float" office:value="145269803">
            <text:p>145,269,803</text:p>
          </table:table-cell>
          <table:table-cell table:style-name="ce145" table:formula="of:=[.AA76]" office:value-type="float" office:value="8913775">
            <text:p>8,913,775 </text:p>
          </table:table-cell>
          <table:table-cell table:style-name="ce145" table:formula="of:=[.AE77]+[.AF76]" office:value-type="float" office:value="136356028">
            <text:p>136,356,02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7">
            <text:p>77</text:p>
          </table:table-cell>
          <table:table-cell table:style-name="ce108" office:value-type="float" office:value="10580483">
            <text:p>10,580,483</text:p>
          </table:table-cell>
          <table:table-cell table:style-name="ce143" table:formula="of:=([.AA78]-[.AA77])/[.AA77]" office:value-type="percentage" office:value="0.186981161180308">
            <text:p>18.70%</text:p>
          </table:table-cell>
          <table:table-cell table:style-name="ce144" table:formula="of:=[.AA78]-[.AA77]" office:value-type="float" office:value="1666708">
            <text:p>1,666,708</text:p>
          </table:table-cell>
          <table:table-cell table:style-name="ce144" table:formula="of:=[.AA78]+[.AD77]" office:value-type="float" office:value="155850286">
            <text:p>155,850,286</text:p>
          </table:table-cell>
          <table:table-cell table:style-name="ce145" table:formula="of:=[.AA77]" office:value-type="float" office:value="8913775">
            <text:p>8,913,775 </text:p>
          </table:table-cell>
          <table:table-cell table:style-name="ce145" table:formula="of:=[.AE78]+[.AF77]" office:value-type="float" office:value="145269803">
            <text:p>145,269,80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8">
            <text:p>78</text:p>
          </table:table-cell>
          <table:table-cell table:style-name="ce108" office:value-type="float" office:value="10580483">
            <text:p>10,580,483</text:p>
          </table:table-cell>
          <table:table-cell table:style-name="ce143" table:formula="of:=([.AA79]-[.AA78])/[.AA78]" office:value-type="percentage" office:value="0">
            <text:p>0.00%</text:p>
          </table:table-cell>
          <table:table-cell table:style-name="ce144" table:formula="of:=[.AA79]-[.AA78]" office:value-type="float" office:value="0">
            <text:p>0</text:p>
          </table:table-cell>
          <table:table-cell table:style-name="ce144" table:formula="of:=[.AA79]+[.AD78]" office:value-type="float" office:value="166430769">
            <text:p>166,430,769</text:p>
          </table:table-cell>
          <table:table-cell table:style-name="ce145" table:formula="of:=[.AA78]" office:value-type="float" office:value="10580483">
            <text:p>10,580,483 </text:p>
          </table:table-cell>
          <table:table-cell table:style-name="ce145" table:formula="of:=[.AE79]+[.AF78]" office:value-type="float" office:value="155850286">
            <text:p>155,850,286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79">
            <text:p>79</text:p>
          </table:table-cell>
          <table:table-cell table:style-name="ce108" office:value-type="float" office:value="10580483">
            <text:p>10,580,483</text:p>
          </table:table-cell>
          <table:table-cell table:style-name="ce143" table:formula="of:=([.AA80]-[.AA79])/[.AA79]" office:value-type="percentage" office:value="0">
            <text:p>0.00%</text:p>
          </table:table-cell>
          <table:table-cell table:style-name="ce144" table:formula="of:=[.AA80]-[.AA79]" office:value-type="float" office:value="0">
            <text:p>0</text:p>
          </table:table-cell>
          <table:table-cell table:style-name="ce144" table:formula="of:=[.AA80]+[.AD79]" office:value-type="float" office:value="177011252">
            <text:p>177,011,252</text:p>
          </table:table-cell>
          <table:table-cell table:style-name="ce145" table:formula="of:=[.AA79]" office:value-type="float" office:value="10580483">
            <text:p>10,580,483 </text:p>
          </table:table-cell>
          <table:table-cell table:style-name="ce145" table:formula="of:=[.AE80]+[.AF79]" office:value-type="float" office:value="166430769">
            <text:p>166,430,76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0">
            <text:p>80</text:p>
          </table:table-cell>
          <table:table-cell table:style-name="ce108" office:value-type="float" office:value="12247191">
            <text:p>12,247,191</text:p>
          </table:table-cell>
          <table:table-cell table:style-name="ce143" table:formula="of:=([.AA81]-[.AA80])/[.AA80]" office:value-type="percentage" office:value="0.157526645995273">
            <text:p>15.75%</text:p>
          </table:table-cell>
          <table:table-cell table:style-name="ce144" table:formula="of:=[.AA81]-[.AA80]" office:value-type="float" office:value="1666708">
            <text:p>1,666,708</text:p>
          </table:table-cell>
          <table:table-cell table:style-name="ce144" table:formula="of:=[.AA81]+[.AD80]" office:value-type="float" office:value="189258443">
            <text:p>189,258,443</text:p>
          </table:table-cell>
          <table:table-cell table:style-name="ce145" table:formula="of:=[.AA80]" office:value-type="float" office:value="10580483">
            <text:p>10,580,483 </text:p>
          </table:table-cell>
          <table:table-cell table:style-name="ce145" table:formula="of:=[.AE81]+[.AF80]" office:value-type="float" office:value="177011252">
            <text:p>177,011,25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1">
            <text:p>81</text:p>
          </table:table-cell>
          <table:table-cell table:style-name="ce108" office:value-type="float" office:value="12247191">
            <text:p>12,247,191</text:p>
          </table:table-cell>
          <table:table-cell table:style-name="ce143" table:formula="of:=([.AA82]-[.AA81])/[.AA81]" office:value-type="percentage" office:value="0">
            <text:p>0.00%</text:p>
          </table:table-cell>
          <table:table-cell table:style-name="ce144" table:formula="of:=[.AA82]-[.AA81]" office:value-type="float" office:value="0">
            <text:p>0</text:p>
          </table:table-cell>
          <table:table-cell table:style-name="ce144" table:formula="of:=[.AA82]+[.AD81]" office:value-type="float" office:value="201505634">
            <text:p>201,505,634</text:p>
          </table:table-cell>
          <table:table-cell table:style-name="ce145" table:formula="of:=[.AA81]" office:value-type="float" office:value="12247191">
            <text:p>12,247,191 </text:p>
          </table:table-cell>
          <table:table-cell table:style-name="ce145" table:formula="of:=[.AE82]+[.AF81]" office:value-type="float" office:value="189258443">
            <text:p>189,258,44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2">
            <text:p>82</text:p>
          </table:table-cell>
          <table:table-cell table:style-name="ce108" office:value-type="float" office:value="12247191">
            <text:p>12,247,191</text:p>
          </table:table-cell>
          <table:table-cell table:style-name="ce143" table:formula="of:=([.AA83]-[.AA82])/[.AA82]" office:value-type="percentage" office:value="0">
            <text:p>0.00%</text:p>
          </table:table-cell>
          <table:table-cell table:style-name="ce144" table:formula="of:=[.AA83]-[.AA82]" office:value-type="float" office:value="0">
            <text:p>0</text:p>
          </table:table-cell>
          <table:table-cell table:style-name="ce144" table:formula="of:=[.AA83]+[.AD82]" office:value-type="float" office:value="213752825">
            <text:p>213,752,825</text:p>
          </table:table-cell>
          <table:table-cell table:style-name="ce145" table:formula="of:=[.AA82]" office:value-type="float" office:value="12247191">
            <text:p>12,247,191 </text:p>
          </table:table-cell>
          <table:table-cell table:style-name="ce145" table:formula="of:=[.AE83]+[.AF82]" office:value-type="float" office:value="201505634">
            <text:p>201,505,634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3">
            <text:p>83</text:p>
          </table:table-cell>
          <table:table-cell table:style-name="ce108" office:value-type="float" office:value="13913899">
            <text:p>13,913,899</text:p>
          </table:table-cell>
          <table:table-cell table:style-name="ce143" table:formula="of:=([.AA84]-[.AA83])/[.AA83]" office:value-type="percentage" office:value="0.136089001959715">
            <text:p>13.61%</text:p>
          </table:table-cell>
          <table:table-cell table:style-name="ce144" table:formula="of:=[.AA84]-[.AA83]" office:value-type="float" office:value="1666708">
            <text:p>1,666,708</text:p>
          </table:table-cell>
          <table:table-cell table:style-name="ce144" table:formula="of:=[.AA84]+[.AD83]" office:value-type="float" office:value="227666724">
            <text:p>227,666,724</text:p>
          </table:table-cell>
          <table:table-cell table:style-name="ce145" table:formula="of:=[.AA83]" office:value-type="float" office:value="12247191">
            <text:p>12,247,191 </text:p>
          </table:table-cell>
          <table:table-cell table:style-name="ce145" table:formula="of:=[.AE84]+[.AF83]" office:value-type="float" office:value="213752825">
            <text:p>213,752,825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4">
            <text:p>84</text:p>
          </table:table-cell>
          <table:table-cell table:style-name="ce108" office:value-type="float" office:value="13913899">
            <text:p>13,913,899</text:p>
          </table:table-cell>
          <table:table-cell table:style-name="ce143" table:formula="of:=([.AA85]-[.AA84])/[.AA84]" office:value-type="percentage" office:value="0">
            <text:p>0.00%</text:p>
          </table:table-cell>
          <table:table-cell table:style-name="ce144" table:formula="of:=[.AA85]-[.AA84]" office:value-type="float" office:value="0">
            <text:p>0</text:p>
          </table:table-cell>
          <table:table-cell table:style-name="ce144" table:formula="of:=[.AA85]+[.AD84]" office:value-type="float" office:value="241580623">
            <text:p>241,580,623</text:p>
          </table:table-cell>
          <table:table-cell table:style-name="ce145" table:formula="of:=[.AA84]" office:value-type="float" office:value="13913899">
            <text:p>13,913,899 </text:p>
          </table:table-cell>
          <table:table-cell table:style-name="ce145" table:formula="of:=[.AE85]+[.AF84]" office:value-type="float" office:value="227666724">
            <text:p>227,666,724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5">
            <text:p>85</text:p>
          </table:table-cell>
          <table:table-cell table:style-name="ce108" office:value-type="float" office:value="13913899">
            <text:p>13,913,899</text:p>
          </table:table-cell>
          <table:table-cell table:style-name="ce143" table:formula="of:=([.AA86]-[.AA85])/[.AA85]" office:value-type="percentage" office:value="0">
            <text:p>0.00%</text:p>
          </table:table-cell>
          <table:table-cell table:style-name="ce144" table:formula="of:=[.AA86]-[.AA85]" office:value-type="float" office:value="0">
            <text:p>0</text:p>
          </table:table-cell>
          <table:table-cell table:style-name="ce144" table:formula="of:=[.AA86]+[.AD85]" office:value-type="float" office:value="255494522">
            <text:p>255,494,522</text:p>
          </table:table-cell>
          <table:table-cell table:style-name="ce145" table:formula="of:=[.AA85]" office:value-type="float" office:value="13913899">
            <text:p>13,913,899 </text:p>
          </table:table-cell>
          <table:table-cell table:style-name="ce145" table:formula="of:=[.AE86]+[.AF85]" office:value-type="float" office:value="241580623">
            <text:p>241,580,62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6">
            <text:p>86</text:p>
          </table:table-cell>
          <table:table-cell table:style-name="ce108" office:value-type="float" office:value="15580607">
            <text:p>15,580,607</text:p>
          </table:table-cell>
          <table:table-cell table:style-name="ce143" table:formula="of:=([.AA87]-[.AA86])/[.AA86]" office:value-type="percentage" office:value="0.119787271705796">
            <text:p>11.98%</text:p>
          </table:table-cell>
          <table:table-cell table:style-name="ce144" table:formula="of:=[.AA87]-[.AA86]" office:value-type="float" office:value="1666708">
            <text:p>1,666,708</text:p>
          </table:table-cell>
          <table:table-cell table:style-name="ce144" table:formula="of:=[.AA87]+[.AD86]" office:value-type="float" office:value="271075129">
            <text:p>271,075,129</text:p>
          </table:table-cell>
          <table:table-cell table:style-name="ce145" table:formula="of:=[.AA86]" office:value-type="float" office:value="13913899">
            <text:p>13,913,899 </text:p>
          </table:table-cell>
          <table:table-cell table:style-name="ce145" table:formula="of:=[.AE87]+[.AF86]" office:value-type="float" office:value="255494522">
            <text:p>255,494,522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7">
            <text:p>87</text:p>
          </table:table-cell>
          <table:table-cell table:style-name="ce108" office:value-type="float" office:value="15580607">
            <text:p>15,580,607</text:p>
          </table:table-cell>
          <table:table-cell table:style-name="ce143" table:formula="of:=([.AA88]-[.AA87])/[.AA87]" office:value-type="percentage" office:value="0">
            <text:p>0.00%</text:p>
          </table:table-cell>
          <table:table-cell table:style-name="ce144" table:formula="of:=[.AA88]-[.AA87]" office:value-type="float" office:value="0">
            <text:p>0</text:p>
          </table:table-cell>
          <table:table-cell table:style-name="ce144" table:formula="of:=[.AA88]+[.AD87]" office:value-type="float" office:value="286655736">
            <text:p>286,655,736</text:p>
          </table:table-cell>
          <table:table-cell table:style-name="ce145" table:formula="of:=[.AA87]" office:value-type="float" office:value="15580607">
            <text:p>15,580,607 </text:p>
          </table:table-cell>
          <table:table-cell table:style-name="ce145" table:formula="of:=[.AE88]+[.AF87]" office:value-type="float" office:value="271075129">
            <text:p>271,075,12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8">
            <text:p>88</text:p>
          </table:table-cell>
          <table:table-cell table:style-name="ce108" office:value-type="float" office:value="15580607">
            <text:p>15,580,607</text:p>
          </table:table-cell>
          <table:table-cell table:style-name="ce143" table:formula="of:=([.AA89]-[.AA88])/[.AA88]" office:value-type="percentage" office:value="0">
            <text:p>0.00%</text:p>
          </table:table-cell>
          <table:table-cell table:style-name="ce144" table:formula="of:=[.AA89]-[.AA88]" office:value-type="float" office:value="0">
            <text:p>0</text:p>
          </table:table-cell>
          <table:table-cell table:style-name="ce144" table:formula="of:=[.AA89]+[.AD88]" office:value-type="float" office:value="302236343">
            <text:p>302,236,343</text:p>
          </table:table-cell>
          <table:table-cell table:style-name="ce145" table:formula="of:=[.AA88]" office:value-type="float" office:value="15580607">
            <text:p>15,580,607 </text:p>
          </table:table-cell>
          <table:table-cell table:style-name="ce145" table:formula="of:=[.AE89]+[.AF88]" office:value-type="float" office:value="286655736">
            <text:p>286,655,736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89">
            <text:p>89</text:p>
          </table:table-cell>
          <table:table-cell table:style-name="ce108" office:value-type="float" office:value="17247315">
            <text:p>17,247,315</text:p>
          </table:table-cell>
          <table:table-cell table:style-name="ce143" table:formula="of:=([.AA90]-[.AA89])/[.AA89]" office:value-type="percentage" office:value="0.106973239232592">
            <text:p>10.70%</text:p>
          </table:table-cell>
          <table:table-cell table:style-name="ce144" table:formula="of:=[.AA90]-[.AA89]" office:value-type="float" office:value="1666708">
            <text:p>1,666,708</text:p>
          </table:table-cell>
          <table:table-cell table:style-name="ce144" table:formula="of:=[.AA90]+[.AD89]" office:value-type="float" office:value="319483658">
            <text:p>319,483,658</text:p>
          </table:table-cell>
          <table:table-cell table:style-name="ce145" table:formula="of:=[.AA89]" office:value-type="float" office:value="15580607">
            <text:p>15,580,607 </text:p>
          </table:table-cell>
          <table:table-cell table:style-name="ce145" table:formula="of:=[.AE90]+[.AF89]" office:value-type="float" office:value="302236343">
            <text:p>302,236,34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0">
            <text:p>90</text:p>
          </table:table-cell>
          <table:table-cell table:style-name="ce108" office:value-type="float" office:value="17247315">
            <text:p>17,247,315</text:p>
          </table:table-cell>
          <table:table-cell table:style-name="ce143" table:formula="of:=([.AA91]-[.AA90])/[.AA90]" office:value-type="percentage" office:value="0">
            <text:p>0.00%</text:p>
          </table:table-cell>
          <table:table-cell table:style-name="ce144" table:formula="of:=[.AA91]-[.AA90]" office:value-type="float" office:value="0">
            <text:p>0</text:p>
          </table:table-cell>
          <table:table-cell table:style-name="ce144" table:formula="of:=[.AA91]+[.AD90]" office:value-type="float" office:value="336730973">
            <text:p>336,730,973</text:p>
          </table:table-cell>
          <table:table-cell table:style-name="ce145" table:formula="of:=[.AA90]" office:value-type="float" office:value="17247315">
            <text:p>17,247,315 </text:p>
          </table:table-cell>
          <table:table-cell table:style-name="ce145" table:formula="of:=[.AE91]+[.AF90]" office:value-type="float" office:value="319483658">
            <text:p>319,483,65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1">
            <text:p>91</text:p>
          </table:table-cell>
          <table:table-cell table:style-name="ce108" office:value-type="float" office:value="17247315">
            <text:p>17,247,315</text:p>
          </table:table-cell>
          <table:table-cell table:style-name="ce143" table:formula="of:=([.AA92]-[.AA91])/[.AA91]" office:value-type="percentage" office:value="0">
            <text:p>0.00%</text:p>
          </table:table-cell>
          <table:table-cell table:style-name="ce144" table:formula="of:=[.AA92]-[.AA91]" office:value-type="float" office:value="0">
            <text:p>0</text:p>
          </table:table-cell>
          <table:table-cell table:style-name="ce144" table:formula="of:=[.AA92]+[.AD91]" office:value-type="float" office:value="353978288">
            <text:p>353,978,288</text:p>
          </table:table-cell>
          <table:table-cell table:style-name="ce145" table:formula="of:=[.AA91]" office:value-type="float" office:value="17247315">
            <text:p>17,247,315 </text:p>
          </table:table-cell>
          <table:table-cell table:style-name="ce145" table:formula="of:=[.AE92]+[.AF91]" office:value-type="float" office:value="336730973">
            <text:p>336,730,973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2">
            <text:p>92</text:p>
          </table:table-cell>
          <table:table-cell table:style-name="ce108" office:value-type="float" office:value="18914023">
            <text:p>18,914,023</text:p>
          </table:table-cell>
          <table:table-cell table:style-name="ce143" table:formula="of:=([.AA93]-[.AA92])/[.AA92]" office:value-type="percentage" office:value="0.0966357951947883">
            <text:p>9.66%</text:p>
          </table:table-cell>
          <table:table-cell table:style-name="ce144" table:formula="of:=[.AA93]-[.AA92]" office:value-type="float" office:value="1666708">
            <text:p>1,666,708</text:p>
          </table:table-cell>
          <table:table-cell table:style-name="ce144" table:formula="of:=[.AA93]+[.AD92]" office:value-type="float" office:value="372892311">
            <text:p>372,892,311</text:p>
          </table:table-cell>
          <table:table-cell table:style-name="ce145" table:formula="of:=[.AA92]" office:value-type="float" office:value="17247315">
            <text:p>17,247,315 </text:p>
          </table:table-cell>
          <table:table-cell table:style-name="ce145" table:formula="of:=[.AE93]+[.AF92]" office:value-type="float" office:value="353978288">
            <text:p>353,978,28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3">
            <text:p>93</text:p>
          </table:table-cell>
          <table:table-cell table:style-name="ce108" office:value-type="float" office:value="18914023">
            <text:p>18,914,023</text:p>
          </table:table-cell>
          <table:table-cell table:style-name="ce143" table:formula="of:=([.AA94]-[.AA93])/[.AA93]" office:value-type="percentage" office:value="0">
            <text:p>0.00%</text:p>
          </table:table-cell>
          <table:table-cell table:style-name="ce144" table:formula="of:=[.AA94]-[.AA93]" office:value-type="float" office:value="0">
            <text:p>0</text:p>
          </table:table-cell>
          <table:table-cell table:style-name="ce144" table:formula="of:=[.AA94]+[.AD93]" office:value-type="float" office:value="391806334">
            <text:p>391,806,334</text:p>
          </table:table-cell>
          <table:table-cell table:style-name="ce145" table:formula="of:=[.AA93]" office:value-type="float" office:value="18914023">
            <text:p>18,914,023 </text:p>
          </table:table-cell>
          <table:table-cell table:style-name="ce145" table:formula="of:=[.AE94]+[.AF93]" office:value-type="float" office:value="372892311">
            <text:p>372,892,311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4">
            <text:p>94</text:p>
          </table:table-cell>
          <table:table-cell table:style-name="ce108" office:value-type="float" office:value="18914023">
            <text:p>18,914,023</text:p>
          </table:table-cell>
          <table:table-cell table:style-name="ce143" table:formula="of:=([.AA95]-[.AA94])/[.AA94]" office:value-type="percentage" office:value="0">
            <text:p>0.00%</text:p>
          </table:table-cell>
          <table:table-cell table:style-name="ce144" table:formula="of:=[.AA95]-[.AA94]" office:value-type="float" office:value="0">
            <text:p>0</text:p>
          </table:table-cell>
          <table:table-cell table:style-name="ce144" table:formula="of:=[.AA95]+[.AD94]" office:value-type="float" office:value="410720357">
            <text:p>410,720,357</text:p>
          </table:table-cell>
          <table:table-cell table:style-name="ce145" table:formula="of:=[.AA94]" office:value-type="float" office:value="18914023">
            <text:p>18,914,023 </text:p>
          </table:table-cell>
          <table:table-cell table:style-name="ce145" table:formula="of:=[.AE95]+[.AF94]" office:value-type="float" office:value="391806334">
            <text:p>391,806,334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5">
            <text:p>95</text:p>
          </table:table-cell>
          <table:table-cell table:style-name="ce108" office:value-type="float" office:value="20580731">
            <text:p>20,580,731</text:p>
          </table:table-cell>
          <table:table-cell table:style-name="ce143" table:formula="of:=([.AA96]-[.AA95])/[.AA95]" office:value-type="percentage" office:value="0.0881202269871407">
            <text:p>8.81%</text:p>
          </table:table-cell>
          <table:table-cell table:style-name="ce144" table:formula="of:=[.AA96]-[.AA95]" office:value-type="float" office:value="1666708">
            <text:p>1,666,708</text:p>
          </table:table-cell>
          <table:table-cell table:style-name="ce144" table:formula="of:=[.AA96]+[.AD95]" office:value-type="float" office:value="431301088">
            <text:p>431,301,088</text:p>
          </table:table-cell>
          <table:table-cell table:style-name="ce145" table:formula="of:=[.AA95]" office:value-type="float" office:value="18914023">
            <text:p>18,914,023 </text:p>
          </table:table-cell>
          <table:table-cell table:style-name="ce145" table:formula="of:=[.AE96]+[.AF95]" office:value-type="float" office:value="410720357">
            <text:p>410,720,357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6">
            <text:p>96</text:p>
          </table:table-cell>
          <table:table-cell table:style-name="ce108" office:value-type="float" office:value="20580731">
            <text:p>20,580,731</text:p>
          </table:table-cell>
          <table:table-cell table:style-name="ce143" table:formula="of:=([.AA97]-[.AA96])/[.AA96]" office:value-type="percentage" office:value="0">
            <text:p>0.00%</text:p>
          </table:table-cell>
          <table:table-cell table:style-name="ce144" table:formula="of:=[.AA97]-[.AA96]" office:value-type="float" office:value="0">
            <text:p>0</text:p>
          </table:table-cell>
          <table:table-cell table:style-name="ce144" table:formula="of:=[.AA97]+[.AD96]" office:value-type="float" office:value="451881819">
            <text:p>451,881,819</text:p>
          </table:table-cell>
          <table:table-cell table:style-name="ce145" table:formula="of:=[.AA96]" office:value-type="float" office:value="20580731">
            <text:p>20,580,731 </text:p>
          </table:table-cell>
          <table:table-cell table:style-name="ce145" table:formula="of:=[.AE97]+[.AF96]" office:value-type="float" office:value="431301088">
            <text:p>431,301,088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7">
            <text:p>97</text:p>
          </table:table-cell>
          <table:table-cell table:style-name="ce108" office:value-type="float" office:value="20580731">
            <text:p>20,580,731</text:p>
          </table:table-cell>
          <table:table-cell table:style-name="ce143" table:formula="of:=([.AA98]-[.AA97])/[.AA97]" office:value-type="percentage" office:value="0">
            <text:p>0.00%</text:p>
          </table:table-cell>
          <table:table-cell table:style-name="ce144" table:formula="of:=[.AA98]-[.AA97]" office:value-type="float" office:value="0">
            <text:p>0</text:p>
          </table:table-cell>
          <table:table-cell table:style-name="ce144" table:formula="of:=[.AA98]+[.AD97]" office:value-type="float" office:value="472462550">
            <text:p>472,462,550</text:p>
          </table:table-cell>
          <table:table-cell table:style-name="ce145" table:formula="of:=[.AA97]" office:value-type="float" office:value="20580731">
            <text:p>20,580,731 </text:p>
          </table:table-cell>
          <table:table-cell table:style-name="ce145" table:formula="of:=[.AE98]+[.AF97]" office:value-type="float" office:value="451881819">
            <text:p>451,881,81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8">
            <text:p>98</text:p>
          </table:table-cell>
          <table:table-cell table:style-name="ce108" office:value-type="float" office:value="22247439">
            <text:p>22,247,439</text:p>
          </table:table-cell>
          <table:table-cell table:style-name="ce143" table:formula="of:=([.AA99]-[.AA98])/[.AA98]" office:value-type="percentage" office:value="0.0809839067426711">
            <text:p>8.10%</text:p>
          </table:table-cell>
          <table:table-cell table:style-name="ce144" table:formula="of:=[.AA99]-[.AA98]" office:value-type="float" office:value="1666708">
            <text:p>1,666,708</text:p>
          </table:table-cell>
          <table:table-cell table:style-name="ce144" table:formula="of:=[.AA99]+[.AD98]" office:value-type="float" office:value="494709989">
            <text:p>494,709,989</text:p>
          </table:table-cell>
          <table:table-cell table:style-name="ce145" table:formula="of:=[.AA98]" office:value-type="float" office:value="20580731">
            <text:p>20,580,731 </text:p>
          </table:table-cell>
          <table:table-cell table:style-name="ce145" table:formula="of:=[.AE99]+[.AF98]" office:value-type="float" office:value="472462550">
            <text:p>472,462,550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99">
            <text:p>99</text:p>
          </table:table-cell>
          <table:table-cell table:style-name="ce108" office:value-type="float" office:value="22247439">
            <text:p>22,247,439</text:p>
          </table:table-cell>
          <table:table-cell table:style-name="ce143" table:formula="of:=([.AA100]-[.AA99])/[.AA99]" office:value-type="percentage" office:value="0">
            <text:p>0.00%</text:p>
          </table:table-cell>
          <table:table-cell table:style-name="ce144" table:formula="of:=[.AA100]-[.AA99]" office:value-type="float" office:value="0">
            <text:p>0</text:p>
          </table:table-cell>
          <table:table-cell table:style-name="ce144" table:formula="of:=[.AA100]+[.AD99]" office:value-type="float" office:value="516957428">
            <text:p>516,957,428</text:p>
          </table:table-cell>
          <table:table-cell table:style-name="ce145" table:formula="of:=[.AA99]" office:value-type="float" office:value="22247439">
            <text:p>22,247,439 </text:p>
          </table:table-cell>
          <table:table-cell table:style-name="ce145" table:formula="of:=[.AE100]+[.AF99]" office:value-type="float" office:value="494709989">
            <text:p>494,709,989 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141" office:value-type="float" office:value="100">
            <text:p>100</text:p>
          </table:table-cell>
          <table:table-cell table:style-name="ce108" office:value-type="float" office:value="25580772">
            <text:p>25,580,772</text:p>
          </table:table-cell>
          <table:table-cell table:style-name="ce143" table:formula="of:=([.AA101]-[.AA100])/[.AA100]" office:value-type="percentage" office:value="0.149829964698409">
            <text:p>14.98%</text:p>
          </table:table-cell>
          <table:table-cell table:style-name="ce144" table:formula="of:=[.AA101]-[.AA100]" office:value-type="float" office:value="3333333">
            <text:p>3,333,333</text:p>
          </table:table-cell>
          <table:table-cell table:style-name="ce144" table:formula="of:=[.AA101]+[.AD100]" office:value-type="float" office:value="542538200">
            <text:p>542,538,200</text:p>
          </table:table-cell>
          <table:table-cell table:style-name="ce145" table:formula="of:=[.AA100]" office:value-type="float" office:value="22247439">
            <text:p>22,247,439 </text:p>
          </table:table-cell>
          <table:table-cell table:style-name="ce145" table:formula="of:=[.AE101]+[.AF100]" office:value-type="float" office:value="516957428">
            <text:p>516,957,428 </text:p>
          </table:table-cell>
          <table:table-cell table:number-columns-repeated="992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motes" table:style-name="ta3">
        <office:forms form:automatic-focus="false" form:apply-design-mode="false"/>
        <table:table-column table:style-name="co85" table:default-cell-style-name="ce2"/>
        <table:table-column table:style-name="co86" table:default-cell-style-name="ce2"/>
        <table:table-column table:style-name="co87" table:default-cell-style-name="ce2"/>
        <table:table-column table:style-name="co56" table:number-columns-repeated="1007" table:default-cell-style-name="ce2"/>
        <table:table-column table:style-name="co56" table:number-columns-repeated="14" table:default-cell-style-name="Default"/>
        <table:table-row table:style-name="ro5">
          <table:table-cell office:value-type="string">
            <text:p>Saber</text:p>
          </table:table-cell>
          <table:table-cell table:number-columns-repeated="2"/>
          <table:table-cell office:value-type="string">
            <text:p>Mine</text:p>
          </table:table-cell>
          <table:table-cell table:number-columns-repeated="1020"/>
        </table:table-row>
        <table:table-row table:style-name="ro8">
          <table:table-cell office:value-type="string">
            <text:p>You miss</text:p>
          </table:table-cell>
          <table:table-cell table:number-columns-repeated="2"/>
          <table:table-cell office:value-type="string">
            <text:p>You miss with your &lt;wpn&gt;.</text:p>
          </table:table-cell>
          <table:table-cell table:number-columns-repeated="1020"/>
        </table:table-row>
        <table:table-row table:style-name="ro5">
          <table:table-cell office:value-type="string">
            <text:p>You bobble your swing</text:p>
          </table:table-cell>
          <table:table-cell table:number-columns-repeated="2"/>
          <table:table-cell office:value-type="string">
            <text:p>&lt;mob&gt; is unaffected by your attack.</text:p>
          </table:table-cell>
          <table:table-cell table:number-columns-repeated="1020"/>
        </table:table-row>
        <table:table-row table:style-name="ro8">
          <table:table-cell office:value-type="string">
            <text:p>Your strike was ineffective</text:p>
          </table:table-cell>
          <table:table-cell table:number-columns-repeated="2"/>
          <table:table-cell office:value-type="string">
            <text:p>You graze &lt;mob&gt; with your &lt;wpn&gt;.</text:p>
          </table:table-cell>
          <table:table-cell table:number-columns-repeated="1020"/>
        </table:table-row>
        <table:table-row table:style-name="ro8">
          <table:table-cell office:value-type="string">
            <text:p>You tickle</text:p>
          </table:table-cell>
          <table:table-cell table:number-columns-repeated="2"/>
          <table:table-cell office:value-type="string">
            <text:p>You tap &lt;mob&gt; with your &lt;wpn&gt;.</text:p>
          </table:table-cell>
          <table:table-cell table:number-columns-repeated="1020"/>
        </table:table-row>
        <table:table-row table:style-name="ro8">
          <table:table-cell office:value-type="string">
            <text:p>You graze</text:p>
          </table:table-cell>
          <table:table-cell table:number-columns-repeated="2"/>
          <table:table-cell office:value-type="string">
            <text:p>You hit &lt;mob&gt; with your &lt;wpn&gt;.</text:p>
          </table:table-cell>
          <table:table-cell table:number-columns-repeated="1020"/>
        </table:table-row>
        <table:table-row table:style-name="ro8">
          <table:table-cell office:value-type="string">
            <text:p>You hit</text:p>
          </table:table-cell>
          <table:table-cell table:number-columns-repeated="2"/>
          <table:table-cell office:value-type="string">
            <text:p>You land a solid blow with your &lt;wpn&gt;.</text:p>
          </table:table-cell>
          <table:table-cell table:number-columns-repeated="1020"/>
        </table:table-row>
        <table:table-row table:style-name="ro8">
          <table:table-cell office:value-type="string">
            <text:p>You hit hard</text:p>
          </table:table-cell>
          <table:table-cell table:number-columns-repeated="2"/>
          <table:table-cell office:value-type="string">
            <text:p>You burn &lt;mob&gt;'s flesh with your &lt;wpn&gt;.</text:p>
          </table:table-cell>
          <table:table-cell table:number-columns-repeated="1020"/>
        </table:table-row>
        <table:table-row table:style-name="ro5">
          <table:table-cell office:value-type="string">
            <text:p>You burn</text:p>
          </table:table-cell>
          <table:table-cell table:number-columns-repeated="2"/>
          <table:table-cell office:value-type="string">
            <text:p>You singe &lt;mob&gt; with a quick thrust.</text:p>
          </table:table-cell>
          <table:table-cell table:number-columns-repeated="1020"/>
        </table:table-row>
        <table:table-row table:style-name="ro8">
          <table:table-cell office:value-type="string">
            <text:p>You singe</text:p>
          </table:table-cell>
          <table:table-cell table:number-columns-repeated="2"/>
          <table:table-cell office:value-type="string">
            <text:p>With a spin you sear &lt;mob&gt; with your &lt;wpn&gt;</text:p>
          </table:table-cell>
          <table:table-cell table:number-columns-repeated="1020"/>
        </table:table-row>
        <table:table-row table:style-name="ro8">
          <table:table-cell office:value-type="string">
            <text:p>Mighty blow</text:p>
          </table:table-cell>
          <table:table-cell table:number-columns-repeated="2"/>
          <table:table-cell office:value-type="string">
            <text:p>Sparks fly as you strike &lt;mob&gt; with your &lt;wpn&gt;.</text:p>
          </table:table-cell>
          <table:table-cell table:number-columns-repeated="1020"/>
        </table:table-row>
        <table:table-row table:style-name="ro8">
          <table:table-cell office:value-type="string">
            <text:p>Smash</text:p>
          </table:table-cell>
          <table:table-cell table:number-columns-repeated="2"/>
          <table:table-cell office:value-type="string">
            <text:p>&lt;mob&gt; howls in pain as you strike them with your &lt;wpn&gt;</text:p>
          </table:table-cell>
          <table:table-cell table:number-columns-repeated="1020"/>
        </table:table-row>
        <table:table-row table:style-name="ro8">
          <table:table-cell office:value-type="string">
            <text:p>Sparks fly</text:p>
          </table:table-cell>
          <table:table-cell table:number-columns-repeated="2"/>
          <table:table-cell office:value-type="string">
            <text:p>You feint right and then strike with &lt;clr&gt; death.</text:p>
          </table:table-cell>
          <table:table-cell table:number-columns-repeated="1020"/>
        </table:table-row>
        <table:table-row table:style-name="ro8">
          <table:table-cell office:value-type="string">
            <text:p>&lt;mob&gt; howls in pain</text:p>
          </table:table-cell>
          <table:table-cell table:number-columns-repeated="2"/>
          <table:table-cell office:value-type="string">
            <text:p>Your &lt;wpn&gt; crackles as it lands a deadly blow.</text:p>
          </table:table-cell>
          <table:table-cell table:number-columns-repeated="1020"/>
        </table:table-row>
        <table:table-row table:style-name="ro5">
          <table:table-cell office:value-type="string">
            <text:p>pulverize</text:p>
          </table:table-cell>
          <table:table-cell table:number-columns-repeated="2"/>
          <table:table-cell office:value-type="string">
            <text:p>The force guides your swing, melting through &lt;mob&gt;.</text:p>
          </table:table-cell>
          <table:table-cell table:number-columns-repeated="1020"/>
        </table:table-row>
        <table:table-row table:style-name="ro8">
          <table:table-cell office:value-type="string">
            <text:p>pummel</text:p>
          </table:table-cell>
          <table:table-cell table:number-columns-repeated="2"/>
          <table:table-cell office:value-type="string">
            <text:p>You swing diagonaly and rip open your opponent!</text:p>
          </table:table-cell>
          <table:table-cell table:number-columns-repeated="1020"/>
        </table:table-row>
        <table:table-row table:style-name="ro8">
          <table:table-cell office:value-type="string">
            <text:p>massacre</text:p>
          </table:table-cell>
          <table:table-cell table:number-columns-repeated="2"/>
          <table:table-cell office:value-type="string">
            <text:p>With a &lt;clr&gt; blur you CRIPPLE your foe!!</text:p>
          </table:table-cell>
          <table:table-cell table:number-columns-repeated="1020"/>
        </table:table-row>
        <table:table-row table:style-name="ro8">
          <table:table-cell office:value-type="string">
            <text:p>feint to the side</text:p>
          </table:table-cell>
          <table:table-cell table:number-columns-repeated="2"/>
          <table:table-cell office:value-type="string">
            <text:p>You OBLITERATED &lt;mob&gt; with your &lt;wpn&gt;!!!</text:p>
          </table:table-cell>
          <table:table-cell table:number-columns-repeated="1020"/>
        </table:table-row>
        <table:table-row table:style-name="ro5">
          <table:table-cell office:value-type="string">
            <text:p>sears through</text:p>
          </table:table-cell>
          <table:table-cell table:number-columns-repeated="2"/>
          <table:table-cell office:value-type="string">
            <text:p>&lt;mob&gt; DISINTEGRATES under your onslaught!!!!</text:p>
          </table:table-cell>
          <table:table-cell table:number-columns-repeated="1020"/>
        </table:table-row>
        <table:table-row table:style-name="ro8">
          <table:table-cell office:value-type="string">
            <text:p>utterly ahnhilates</text:p>
          </table:table-cell>
          <table:table-cell table:number-columns-repeated="2"/>
          <table:table-cell office:value-type="string">
            <text:p>&lt;mob&gt; is completely ATOMIZED by your &lt;wpn&gt;!!!!!</text:p>
          </table:table-cell>
          <table:table-cell table:number-columns-repeated="1020"/>
        </table:table-row>
        <table:table-row table:style-name="ro5">
          <table:table-cell office:value-type="string">
            <text:p>strikes with deadly precision</text:p>
          </table:table-cell>
          <table:table-cell table:number-columns-repeated="1023"/>
        </table:table-row>
        <table:table-row table:style-name="ro5">
          <table:table-cell table:style-name="Default" office:value-type="string">
            <text:p>completely devastates</text:p>
          </table:table-cell>
          <table:table-cell table:number-columns-repeated="1023"/>
        </table:table-row>
        <table:table-row table:style-name="ro5">
          <table:table-cell office:value-type="string">
            <text:p>destroys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1" office:value-type="string">
            <text:p>Inspire</text:p>
          </table:table-cell>
          <table:table-cell office:value-type="string">
            <text:p>Ins. Eff.</text:p>
          </table:table-cell>
          <table:table-cell office:value-type="string">
            <text:p>Med. Eff.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5">
          <table:table-cell office:value-type="float" office:value="1">
            <text:p>1</text:p>
          </table:table-cell>
          <table:table-cell table:number-columns-repeated="1023"/>
        </table:table-row>
        <table:table-row table:style-name="ro5">
          <table:table-cell office:value-type="float" office:value="2">
            <text:p>2</text:p>
          </table:table-cell>
          <table:table-cell table:number-columns-repeated="1023"/>
        </table:table-row>
        <table:table-row table:style-name="ro5">
          <table:table-cell office:value-type="float" office:value="3">
            <text:p>3</text:p>
          </table:table-cell>
          <table:table-cell table:number-columns-repeated="1023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1 hp regen</text:p>
          </table:table-cell>
          <table:table-cell office:value-type="string">
            <text:p>1 sp regen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number-columns-repeated="1023"/>
        </table:table-row>
        <table:table-row table:style-name="ro5">
          <table:table-cell office:value-type="float" office:value="6">
            <text:p>6</text:p>
          </table:table-cell>
          <table:table-cell table:number-columns-repeated="1023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2 hp regen</text:p>
          </table:table-cell>
          <table:table-cell office:value-type="string">
            <text:p>2 sp regen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table:number-columns-repeated="1023"/>
        </table:table-row>
        <table:table-row table:style-name="ro5">
          <table:table-cell office:value-type="float" office:value="9">
            <text:p>9</text:p>
          </table:table-cell>
          <table:table-cell table:number-columns-repeated="1023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3 hp regen</text:p>
          </table:table-cell>
          <table:table-cell office:value-type="string">
            <text:p>3 sp regen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ight side inspire boosts defense &amp; dodg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>
          <table:table-cell office:value-type="string">
            <text:p>dark side inspire boosts wc &amp; penetratio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duration goes up 2 min per inspire, 1.5 min per med</text:p>
          </table:table-cell>
          <table:table-cell table:number-columns-repeated="1023"/>
        </table:table-row>
        <table:table-row table:style-name="ro5">
          <table:table-cell office:value-type="string">
            <text:p>boosts incoming healing by small % (but noticeable)</text:p>
          </table:table-cell>
          <table:table-cell table:number-columns-repeated="1023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careers.A2:careers.B67" table:display-filter-buttons="true"/>
        <table:database-range table:name="__Anonymous_Sheet_DB__2" table:target-range-address="'second child'.B1:'second child'.B1048576" table:display-filter-buttons="true"/>
        <table:database-range table:target-range-address="powers.A1:powers.E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3">
      <number:number number:decimal-places="1" number:min-integer-digits="1"/>
    </number:number-style>
    <number:number-style style:name="N124">
      <number:number number:decimal-places="0" number:min-integer-digits="1"/>
      <number:text> </number:text>
    </number:number-style>
    <number:number-style style:name="N125">
      <number:text> (</number:text>
      <number:number number:decimal-places="0" number:min-integer-digits="1"/>
      <number:text>)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P1" style:volatile="true">
      <number:text> (</number:text>
      <number:number number:decimal-places="0" number:min-integer-digits="1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6" number:min-integer-digits="1" number:grouping="true"/>
      <number:text> </number:text>
    </number:number-style>
    <number:number-style style:name="N128">
      <number:text> (</number:text>
      <number:number number:decimal-places="6" number:min-integer-digits="1" number:grouping="true"/>
      <number:text>)</number:text>
    </number:number-style>
    <number:number-style style:name="N129P0" style:volatile="true">
      <number:number number:decimal-places="6" number:min-integer-digits="1" number:grouping="true"/>
      <number:text> </number:text>
    </number:number-style>
    <number:number-style style:name="N129P1" style:volatile="true">
      <number:text> (</number:text>
      <number:number number:decimal-places="6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text> -</number:text>
      <number:number number:decimal-places="0" number:min-integer-digits="6"/>
      <number:text> </number:text>
    </number:number-style>
    <number:number-style style:name="N131P0" style:volatile="true">
      <number:number number:decimal-places="6" number:min-integer-digits="1" number:grouping="true"/>
      <number:text> </number:text>
    </number:number-style>
    <number:number-style style:name="N131P1" style:volatile="true">
      <number:text> (</number:text>
      <number:number number:decimal-places="6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6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8" number:min-integer-digits="1" number:grouping="true"/>
      <number:text> </number:text>
    </number:number-style>
    <number:number-style style:name="N133">
      <number:text> (</number:text>
      <number:number number:decimal-places="8" number:min-integer-digits="1" number:grouping="true"/>
      <number:text>)</number:text>
    </number:number-style>
    <number:number-style style:name="N134P0" style:volatile="true">
      <number:number number:decimal-places="8" number:min-integer-digits="1" number:grouping="true"/>
      <number:text> </number:text>
    </number:number-style>
    <number:number-style style:name="N134P1" style:volatile="true">
      <number:text> (</number:text>
      <number:number number:decimal-places="8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text>-</number:text>
      <number:number number:decimal-places="0" number:min-integer-digits="1"/>
      <style:map style:condition="value()&gt;=0" style:apply-style-name="N136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3" number:min-exponent-digits="1"/>
    </number:number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number number:decimal-places="0" number:min-integer-digits="1" number:grouping="true"/>
    </number:number-style>
    <number:number-style style:name="N164">
      <style:text-properties fo:color="#ff0000"/>
      <number:number number:decimal-places="0" number:min-integer-digits="1" number:grouping="true"/>
      <style:map style:condition="value()&gt;=0" style:apply-style-name="N164P0"/>
    </number:number-style>
    <number:number-style style:name="N167P0" style:volatile="true">
      <number:number number: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8" number:min-integer-digits="1"/>
    </number:number-style>
    <number:number-style style:name="N169">
      <number:number number:decimal-places="3" number:min-integer-digits="1" number:grouping="true"/>
    </number:number-style>
    <number:number-style style:name="N170">
      <number:number number:decimal-places="4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cf1" style:family="table-cell" style:parent-style-name="Default">
      <style:table-cell-properties fo:background-color="#ccffcc"/>
    </style:style>
    <style:style style:name="cf2" style:family="table-cell" style:parent-style-name="Default">
      <style:table-cell-properties fo:background-color="#ff0000"/>
    </style:style>
    <style:style style:name="cf3" style:family="table-cell" style:parent-style-name="Default"/>
    <style:style style:name="cf4" style:family="table-cell" style:parent-style-name="Default">
      <style:text-properties fo:color="#ff0000"/>
    </style:style>
    <style:style style:name="cf5" style:family="table-cell" style:parent-style-name="Default">
      <style:table-cell-properties fo:background-color="#ff99cc"/>
    </style:style>
    <style:style style:name="cf6" style:family="table-cell" style:parent-style-name="Default">
      <style:table-cell-properties fo:background-color="#99ccff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33cc66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able-cell-properties fo:background-color="#aecf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transparent"/>
    </style:style>
    <style:style style:name="Excel_5f_BuiltIn_5f_Comma" style:display-name="Excel_BuiltIn_Comma" style:family="table-cell" style:parent-style-name="Default" style:data-style-name="N122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2/19/2015</text:date>, <text:time>10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Advo Associate</meta:initial-creator>
    <meta:creation-date>2007-01-30T20:53:05Z</meta:creation-date>
    <dc:date>2015-02-19T10:18:12</dc:date>
    <meta:editing-duration>P2DT22H38M13S</meta:editing-duration>
    <meta:editing-cycles>254</meta:editing-cycles>
    <meta:document-statistic meta:table-count="9" meta:cell-count="9895" meta:object-count="0"/>
  </office:meta>
</office:document-meta>
</file>